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8.16pt"/>
    </style:style>
    <style:style style:name="co3" style:family="table-column">
      <style:table-column-properties fo:break-before="auto" style:column-width="54.45pt"/>
    </style:style>
    <style:style style:name="co4" style:family="table-column">
      <style:table-column-properties fo:break-before="auto" style:column-width="56.61pt"/>
    </style:style>
    <style:style style:name="co5" style:family="table-column">
      <style:table-column-properties fo:break-before="auto" style:column-width="405.61pt"/>
    </style:style>
    <style:style style:name="ro1" style:family="table-row">
      <style:table-row-properties style:row-height="13.8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ta2" style:family="table" style:master-page-name="PageStyle_5f_Trial_20_Profile_20_1">
      <style:table-properties table:display="true" style:writing-mode="lr-tb"/>
    </style:style>
    <number:boolean-style style:name="N99">
      <number:boolean/>
    </number:boolean-style>
    <style:style style:name="ce1" style:family="table-cell" style:parent-style-name="Default">
      <style:table-cell-properties style:rotation-align="none"/>
    </style:style>
    <style:style style:name="ce2" style:family="table-cell" style:parent-style-name="Default" style:data-style-name="N99">
      <style:table-cell-properties style:rotation-align="none"/>
    </style:style>
    <style:style style:name="P1" style:family="paragraph">
      <style:paragraph-properties fo:text-align="cente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nfiguration" table:style-name="ta1">
        <office:forms form:automatic-focus="false" form:apply-design-mode="false"/>
        <table:table-column table:style-name="co1" table:number-columns-repeated="2" table:default-cell-style-name="Default"/>
        <table:table-row table:style-name="ro1">
          <table:table-cell office:value-type="string" calcext:value-type="string">
            <text:p>Path</text:p>
          </table:table-cell>
          <table:table-cell office:value-type="string" calcext:value-type="string">
            <text:p><text:a xlink:href="../../../../Profiles" xlink:type="simple">C:\Profiles</text:a></text:p>
          </table:table-cell>
        </table:table-row>
        <table:table-row table:style-name="ro1">
          <table:table-cell office:value-type="string" calcext:value-type="string">
            <text:p>COM Port</text:p>
          </table:table-cell>
          <table:table-cell office:value-type="float" office:value="11" calcext:value-type="float">
            <text:p>11</text:p>
          </table:table-cell>
        </table:table-row>
        <table:table-row table:style-name="ro1" table:number-rows-repeated="4">
          <table:table-cell table:number-columns-repeated="2"/>
        </table:table-row>
        <table:table-row table:style-name="ro1">
          <table:table-cell table:number-columns-repeated="2"/>
        </table:table-row>
      </table:table>
      <table:table table:name="00" table:style-name="ta2">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Write to File" form:control-implementation="ooo:com.sun.star.form.component.CommandButton" xml:id="control1" form:id="control1" form:label="Write to File" form:printable="false" office:target-frame=""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WriteToFile?language=Basic&amp;location=document" xlink:type="simple"/>
              </office:event-listeners>
            </form:button>
          </form:form>
        </office:forms>
        <table:shapes>
          <draw:control draw:z-index="0" draw:text-style-name="P1" svg:width="104.83pt" svg:height="26.84pt" svg:x="1122.12pt" svg:y="15.34pt" draw:control="control1"/>
        </table:shapes>
        <table:table-column table:style-name="co2" table:number-columns-repeated="4" table:default-cell-style-name="ce1"/>
        <table:table-column table:style-name="co3" table:default-cell-style-name="ce1"/>
        <table:table-column table:style-name="co4" table:default-cell-style-name="ce1"/>
        <table:table-column table:style-name="co2" table:number-columns-repeated="17" table:default-cell-style-name="ce1"/>
        <table:table-column table:style-name="co5" table:default-cell-style-name="ce1"/>
        <table:table-column table:style-name="co2" table:number-columns-repeated="1000" table:default-cell-style-name="ce1"/>
        <table:table-row table:style-name="ro1">
          <table:table-cell office:value-type="string" calcext:value-type="string">
            <text:p>sample</text:p>
          </table:table-cell>
          <table:table-cell office:value-type="string" calcext:value-type="string">
            <text:p>time</text:p>
          </table:table-cell>
          <table:table-cell office:value-type="string" calcext:value-type="string">
            <text:p>L strobe</text:p>
          </table:table-cell>
          <table:table-cell office:value-type="string" calcext:value-type="string">
            <text:p>R strobe</text:p>
          </table:table-cell>
          <table:table-cell office:value-type="string" calcext:value-type="string">
            <text:p>L degrees</text:p>
          </table:table-cell>
          <table:table-cell office:value-type="string" calcext:value-type="string">
            <text:p>R degrees</text:p>
          </table:table-cell>
          <table:table-cell office:value-type="string" calcext:value-type="string">
            <text:p>DAC1</text:p>
          </table:table-cell>
          <table:table-cell office:value-type="string" calcext:value-type="string">
            <text:p>DAC2</text:p>
          </table:table-cell>
          <table:table-cell office:value-type="string" calcext:value-type="string">
            <text:p>DAC3</text:p>
          </table:table-cell>
          <table:table-cell office:value-type="string" calcext:value-type="string">
            <text:p>DAC4</text:p>
          </table:table-cell>
          <table:table-cell office:value-type="string" calcext:value-type="string">
            <text:p>DAC5</text:p>
          </table:table-cell>
          <table:table-cell office:value-type="string" calcext:value-type="string">
            <text:p>DAC6</text:p>
          </table:table-cell>
          <table:table-cell office:value-type="string" calcext:value-type="string">
            <text:p>DAC7</text:p>
          </table:table-cell>
          <table:table-cell office:value-type="string" calcext:value-type="string">
            <text:p>DAC8</text:p>
          </table:table-cell>
          <table:table-cell office:value-type="string" calcext:value-type="string">
            <text:p>DAC9</text:p>
          </table:table-cell>
          <table:table-cell office:value-type="string" calcext:value-type="string">
            <text:p>DAC10</text:p>
          </table:table-cell>
          <table:table-cell office:value-type="string" calcext:value-type="string">
            <text:p>DAC11</text:p>
          </table:table-cell>
          <table:table-cell office:value-type="string" calcext:value-type="string">
            <text:p>DAC12</text:p>
          </table:table-cell>
          <table:table-cell office:value-type="string" calcext:value-type="string">
            <text:p>DAC13</text:p>
          </table:table-cell>
          <table:table-cell office:value-type="string" calcext:value-type="string">
            <text:p>DAC14</text:p>
          </table:table-cell>
          <table:table-cell office:value-type="string" calcext:value-type="string">
            <text:p>DAC15</text:p>
          </table:table-cell>
          <table:table-cell office:value-type="string" calcext:value-type="string">
            <text:p>DAC16</text:p>
          </table:table-cell>
          <table:table-cell/>
          <table:table-cell office:value-type="string" calcext:value-type="string">
            <text:p>ProfileRow profile[] = {</text:p>
          </table:table-cell>
          <table:table-cell table:number-columns-repeated="1000"/>
        </table:table-row>
        <table:table-row table:style-name="ro1">
          <table:table-cell office:value-type="float" office:value="1" calcext:value-type="float">
            <text:p>1</text:p>
          </table:table-cell>
          <table:table-cell office:value-type="float" office:value="0" calcext:value-type="float">
            <text:p>0</text:p>
          </table:table-cell>
          <table:table-cell table:style-name="ce2" table:formula="of:=MOD([.E2];360)&lt;1" office:value-type="boolean" office:boolean-value="false" calcext:value-type="boolean">
            <text:p>FALSE</text:p>
          </table:table-cell>
          <table:table-cell table:style-name="ce2" table:formula="of:=MOD([.F2];360)&lt;1" office:value-type="boolean" office:boolean-value="true" calcext:value-type="boolean">
            <text:p>TRUE</text:p>
          </table:table-cell>
          <table:table-cell office:value-type="float" office:value="300" calcext:value-type="float">
            <text:p>300</text:p>
          </table:table-cell>
          <table:table-cell office:value-type="float" office:value="0" calcext:value-type="float">
            <text:p>0</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2];[.AA2];[.AB2];[.AC2];[.AD2];[.AE2];[.AF2];[.AG2];[.AH2];[.AI2];[.AJ2];[.AK2];[.AL2];[.AM2];[.AN2];[.AO2];[.AP2];[.AQ2])" office:value-type="string" office:string-value="  {21362, 49152, 25, 35, 45, 55, 65, 75, 85, 95, 105, 115, 125, 135, 145, 155, 165, 175}," calcext:value-type="string">
            <text:p><text:s text:c="2"/>{21362, 49152, 25, 35, 45, 55, 65, 75, 85, 95, 105, 115, 125, 135, 145, 155, 165, 175},</text:p>
          </table:table-cell>
          <table:table-cell/>
          <table:table-cell table:formula="of:=&quot;  {&quot;&amp;INT(MOD([.E2];360)/360*5974)+IF([.C2];32768;0)+16384&amp;&quot;, &quot;" office:value-type="string" office:string-value="  {21362, " calcext:value-type="string">
            <text:p><text:s text:c="2"/>{21362, </text:p>
          </table:table-cell>
          <table:table-cell table:formula="of:=INT(MOD([.F2];360)/360*5974)+IF([.D2];32768;0)+16384&amp;&quot;, &quot;" office:value-type="string" office:string-value="49152, " calcext:value-type="string">
            <text:p>49152, </text:p>
          </table:table-cell>
          <table:table-cell table:formula="of:=[.G2]&amp;&quot;, &quot;" office:value-type="string" office:string-value="25, " calcext:value-type="string">
            <text:p>25, </text:p>
          </table:table-cell>
          <table:table-cell table:formula="of:=[.H2]&amp;&quot;, &quot;" office:value-type="string" office:string-value="35, " calcext:value-type="string">
            <text:p>35, </text:p>
          </table:table-cell>
          <table:table-cell table:formula="of:=[.I2]&amp;&quot;, &quot;" office:value-type="string" office:string-value="45, " calcext:value-type="string">
            <text:p>45, </text:p>
          </table:table-cell>
          <table:table-cell table:formula="of:=[.J2]&amp;&quot;, &quot;" office:value-type="string" office:string-value="55, " calcext:value-type="string">
            <text:p>55, </text:p>
          </table:table-cell>
          <table:table-cell table:formula="of:=[.K2]&amp;&quot;, &quot;" office:value-type="string" office:string-value="65, " calcext:value-type="string">
            <text:p>65, </text:p>
          </table:table-cell>
          <table:table-cell table:formula="of:=[.L2]&amp;&quot;, &quot;" office:value-type="string" office:string-value="75, " calcext:value-type="string">
            <text:p>75, </text:p>
          </table:table-cell>
          <table:table-cell table:formula="of:=[.M2]&amp;&quot;, &quot;" office:value-type="string" office:string-value="85, " calcext:value-type="string">
            <text:p>85, </text:p>
          </table:table-cell>
          <table:table-cell table:formula="of:=[.N2]&amp;&quot;, &quot;" office:value-type="string" office:string-value="95, " calcext:value-type="string">
            <text:p>95, </text:p>
          </table:table-cell>
          <table:table-cell table:formula="of:=[.O2]&amp;&quot;, &quot;" office:value-type="string" office:string-value="105, " calcext:value-type="string">
            <text:p>105, </text:p>
          </table:table-cell>
          <table:table-cell table:formula="of:=[.P2]&amp;&quot;, &quot;" office:value-type="string" office:string-value="115, " calcext:value-type="string">
            <text:p>115, </text:p>
          </table:table-cell>
          <table:table-cell table:formula="of:=[.Q2]&amp;&quot;, &quot;" office:value-type="string" office:string-value="125, " calcext:value-type="string">
            <text:p>125, </text:p>
          </table:table-cell>
          <table:table-cell table:formula="of:=[.R2]&amp;&quot;, &quot;" office:value-type="string" office:string-value="135, " calcext:value-type="string">
            <text:p>135, </text:p>
          </table:table-cell>
          <table:table-cell table:formula="of:=[.S2]&amp;&quot;, &quot;" office:value-type="string" office:string-value="145, " calcext:value-type="string">
            <text:p>145, </text:p>
          </table:table-cell>
          <table:table-cell table:formula="of:=[.T2]&amp;&quot;, &quot;" office:value-type="string" office:string-value="155, " calcext:value-type="string">
            <text:p>155, </text:p>
          </table:table-cell>
          <table:table-cell table:formula="of:=[.U2]&amp;&quot;, &quot;" office:value-type="string" office:string-value="165, " calcext:value-type="string">
            <text:p>165, </text:p>
          </table:table-cell>
          <table:table-cell table:formula="of:=[.V2]&amp;&quot;},&quot;" office:value-type="string" office:string-value="175}," calcext:value-type="string">
            <text:p>175},</text:p>
          </table:table-cell>
          <table:table-cell table:number-columns-repeated="981"/>
        </table:table-row>
        <table:table-row table:style-name="ro1">
          <table:table-cell office:value-type="float" office:value="2" calcext:value-type="float">
            <text:p>2</text:p>
          </table:table-cell>
          <table:table-cell office:value-type="float" office:value="0.01" calcext:value-type="float">
            <text:p>0.01</text:p>
          </table:table-cell>
          <table:table-cell table:style-name="ce2" table:formula="of:=MOD([.E3];360)&lt;1" office:value-type="boolean" office:boolean-value="false" calcext:value-type="boolean">
            <text:p>FALSE</text:p>
          </table:table-cell>
          <table:table-cell table:style-name="ce2" table:formula="of:=MOD([.F3];360)&lt;1" office:value-type="boolean" office:boolean-value="true" calcext:value-type="boolean">
            <text:p>TRUE</text:p>
          </table:table-cell>
          <table:table-cell table:formula="of:=[.E2]+0.8" office:value-type="float" office:value="300.8" calcext:value-type="float">
            <text:p>300.8</text:p>
          </table:table-cell>
          <table:table-cell table:formula="of:=0.8+[.F2]" office:value-type="float" office:value="0.8" calcext:value-type="float">
            <text:p>0.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3];[.AA3];[.AB3];[.AC3];[.AD3];[.AE3];[.AF3];[.AG3];[.AH3];[.AI3];[.AJ3];[.AK3];[.AL3];[.AM3];[.AN3];[.AO3];[.AP3];[.AQ3])" office:value-type="string" office:string-value="  {21375, 49165, 25, 35, 45, 55, 65, 75, 85, 95, 105, 115, 125, 135, 145, 155, 165, 175}," calcext:value-type="string">
            <text:p><text:s text:c="2"/>{21375, 49165, 25, 35, 45, 55, 65, 75, 85, 95, 105, 115, 125, 135, 145, 155, 165, 175},</text:p>
          </table:table-cell>
          <table:table-cell/>
          <table:table-cell table:formula="of:=&quot;  {&quot;&amp;INT(MOD([.E3];360)/360*5974)+IF([.C3];32768;0)+16384&amp;&quot;, &quot;" office:value-type="string" office:string-value="  {21375, " calcext:value-type="string">
            <text:p><text:s text:c="2"/>{21375, </text:p>
          </table:table-cell>
          <table:table-cell table:formula="of:=INT(MOD([.F3];360)/360*5974)+IF([.D3];32768;0)+16384&amp;&quot;, &quot;" office:value-type="string" office:string-value="49165, " calcext:value-type="string">
            <text:p>49165, </text:p>
          </table:table-cell>
          <table:table-cell table:formula="of:=[.G3]&amp;&quot;, &quot;" office:value-type="string" office:string-value="25, " calcext:value-type="string">
            <text:p>25, </text:p>
          </table:table-cell>
          <table:table-cell table:formula="of:=[.H3]&amp;&quot;, &quot;" office:value-type="string" office:string-value="35, " calcext:value-type="string">
            <text:p>35, </text:p>
          </table:table-cell>
          <table:table-cell table:formula="of:=[.I3]&amp;&quot;, &quot;" office:value-type="string" office:string-value="45, " calcext:value-type="string">
            <text:p>45, </text:p>
          </table:table-cell>
          <table:table-cell table:formula="of:=[.J3]&amp;&quot;, &quot;" office:value-type="string" office:string-value="55, " calcext:value-type="string">
            <text:p>55, </text:p>
          </table:table-cell>
          <table:table-cell table:formula="of:=[.K3]&amp;&quot;, &quot;" office:value-type="string" office:string-value="65, " calcext:value-type="string">
            <text:p>65, </text:p>
          </table:table-cell>
          <table:table-cell table:formula="of:=[.L3]&amp;&quot;, &quot;" office:value-type="string" office:string-value="75, " calcext:value-type="string">
            <text:p>75, </text:p>
          </table:table-cell>
          <table:table-cell table:formula="of:=[.M3]&amp;&quot;, &quot;" office:value-type="string" office:string-value="85, " calcext:value-type="string">
            <text:p>85, </text:p>
          </table:table-cell>
          <table:table-cell table:formula="of:=[.N3]&amp;&quot;, &quot;" office:value-type="string" office:string-value="95, " calcext:value-type="string">
            <text:p>95, </text:p>
          </table:table-cell>
          <table:table-cell table:formula="of:=[.O3]&amp;&quot;, &quot;" office:value-type="string" office:string-value="105, " calcext:value-type="string">
            <text:p>105, </text:p>
          </table:table-cell>
          <table:table-cell table:formula="of:=[.P3]&amp;&quot;, &quot;" office:value-type="string" office:string-value="115, " calcext:value-type="string">
            <text:p>115, </text:p>
          </table:table-cell>
          <table:table-cell table:formula="of:=[.Q3]&amp;&quot;, &quot;" office:value-type="string" office:string-value="125, " calcext:value-type="string">
            <text:p>125, </text:p>
          </table:table-cell>
          <table:table-cell table:formula="of:=[.R3]&amp;&quot;, &quot;" office:value-type="string" office:string-value="135, " calcext:value-type="string">
            <text:p>135, </text:p>
          </table:table-cell>
          <table:table-cell table:formula="of:=[.S3]&amp;&quot;, &quot;" office:value-type="string" office:string-value="145, " calcext:value-type="string">
            <text:p>145, </text:p>
          </table:table-cell>
          <table:table-cell table:formula="of:=[.T3]&amp;&quot;, &quot;" office:value-type="string" office:string-value="155, " calcext:value-type="string">
            <text:p>155, </text:p>
          </table:table-cell>
          <table:table-cell table:formula="of:=[.U3]&amp;&quot;, &quot;" office:value-type="string" office:string-value="165, " calcext:value-type="string">
            <text:p>165, </text:p>
          </table:table-cell>
          <table:table-cell table:formula="of:=[.V3]&amp;&quot;},&quot;" office:value-type="string" office:string-value="175}," calcext:value-type="string">
            <text:p>175},</text:p>
          </table:table-cell>
          <table:table-cell table:number-columns-repeated="981"/>
        </table:table-row>
        <table:table-row table:style-name="ro1">
          <table:table-cell office:value-type="float" office:value="3" calcext:value-type="float">
            <text:p>3</text:p>
          </table:table-cell>
          <table:table-cell office:value-type="float" office:value="0.02" calcext:value-type="float">
            <text:p>0.02</text:p>
          </table:table-cell>
          <table:table-cell table:style-name="ce2" table:formula="of:=MOD([.E4];360)&lt;1" office:value-type="boolean" office:boolean-value="false" calcext:value-type="boolean">
            <text:p>FALSE</text:p>
          </table:table-cell>
          <table:table-cell table:style-name="ce2" table:formula="of:=MOD([.F4];360)&lt;1" office:value-type="boolean" office:boolean-value="false" calcext:value-type="boolean">
            <text:p>FALSE</text:p>
          </table:table-cell>
          <table:table-cell table:formula="of:=[.E3]+0.8" office:value-type="float" office:value="301.6" calcext:value-type="float">
            <text:p>301.6</text:p>
          </table:table-cell>
          <table:table-cell table:formula="of:=0.8+[.F3]" office:value-type="float" office:value="1.6" calcext:value-type="float">
            <text:p>1.6</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4];[.AA4];[.AB4];[.AC4];[.AD4];[.AE4];[.AF4];[.AG4];[.AH4];[.AI4];[.AJ4];[.AK4];[.AL4];[.AM4];[.AN4];[.AO4];[.AP4];[.AQ4])" office:value-type="string" office:string-value="  {21388, 16410, 25, 35, 45, 55, 65, 75, 85, 95, 105, 115, 125, 135, 145, 155, 165, 175}," calcext:value-type="string">
            <text:p><text:s text:c="2"/>{21388, 16410, 25, 35, 45, 55, 65, 75, 85, 95, 105, 115, 125, 135, 145, 155, 165, 175},</text:p>
          </table:table-cell>
          <table:table-cell/>
          <table:table-cell table:formula="of:=&quot;  {&quot;&amp;INT(MOD([.E4];360)/360*5974)+IF([.C4];32768;0)+16384&amp;&quot;, &quot;" office:value-type="string" office:string-value="  {21388, " calcext:value-type="string">
            <text:p><text:s text:c="2"/>{21388, </text:p>
          </table:table-cell>
          <table:table-cell table:formula="of:=INT(MOD([.F4];360)/360*5974)+IF([.D4];32768;0)+16384&amp;&quot;, &quot;" office:value-type="string" office:string-value="16410, " calcext:value-type="string">
            <text:p>16410, </text:p>
          </table:table-cell>
          <table:table-cell table:formula="of:=[.G4]&amp;&quot;, &quot;" office:value-type="string" office:string-value="25, " calcext:value-type="string">
            <text:p>25, </text:p>
          </table:table-cell>
          <table:table-cell table:formula="of:=[.H4]&amp;&quot;, &quot;" office:value-type="string" office:string-value="35, " calcext:value-type="string">
            <text:p>35, </text:p>
          </table:table-cell>
          <table:table-cell table:formula="of:=[.I4]&amp;&quot;, &quot;" office:value-type="string" office:string-value="45, " calcext:value-type="string">
            <text:p>45, </text:p>
          </table:table-cell>
          <table:table-cell table:formula="of:=[.J4]&amp;&quot;, &quot;" office:value-type="string" office:string-value="55, " calcext:value-type="string">
            <text:p>55, </text:p>
          </table:table-cell>
          <table:table-cell table:formula="of:=[.K4]&amp;&quot;, &quot;" office:value-type="string" office:string-value="65, " calcext:value-type="string">
            <text:p>65, </text:p>
          </table:table-cell>
          <table:table-cell table:formula="of:=[.L4]&amp;&quot;, &quot;" office:value-type="string" office:string-value="75, " calcext:value-type="string">
            <text:p>75, </text:p>
          </table:table-cell>
          <table:table-cell table:formula="of:=[.M4]&amp;&quot;, &quot;" office:value-type="string" office:string-value="85, " calcext:value-type="string">
            <text:p>85, </text:p>
          </table:table-cell>
          <table:table-cell table:formula="of:=[.N4]&amp;&quot;, &quot;" office:value-type="string" office:string-value="95, " calcext:value-type="string">
            <text:p>95, </text:p>
          </table:table-cell>
          <table:table-cell table:formula="of:=[.O4]&amp;&quot;, &quot;" office:value-type="string" office:string-value="105, " calcext:value-type="string">
            <text:p>105, </text:p>
          </table:table-cell>
          <table:table-cell table:formula="of:=[.P4]&amp;&quot;, &quot;" office:value-type="string" office:string-value="115, " calcext:value-type="string">
            <text:p>115, </text:p>
          </table:table-cell>
          <table:table-cell table:formula="of:=[.Q4]&amp;&quot;, &quot;" office:value-type="string" office:string-value="125, " calcext:value-type="string">
            <text:p>125, </text:p>
          </table:table-cell>
          <table:table-cell table:formula="of:=[.R4]&amp;&quot;, &quot;" office:value-type="string" office:string-value="135, " calcext:value-type="string">
            <text:p>135, </text:p>
          </table:table-cell>
          <table:table-cell table:formula="of:=[.S4]&amp;&quot;, &quot;" office:value-type="string" office:string-value="145, " calcext:value-type="string">
            <text:p>145, </text:p>
          </table:table-cell>
          <table:table-cell table:formula="of:=[.T4]&amp;&quot;, &quot;" office:value-type="string" office:string-value="155, " calcext:value-type="string">
            <text:p>155, </text:p>
          </table:table-cell>
          <table:table-cell table:formula="of:=[.U4]&amp;&quot;, &quot;" office:value-type="string" office:string-value="165, " calcext:value-type="string">
            <text:p>165, </text:p>
          </table:table-cell>
          <table:table-cell table:formula="of:=[.V4]&amp;&quot;},&quot;" office:value-type="string" office:string-value="175}," calcext:value-type="string">
            <text:p>175},</text:p>
          </table:table-cell>
          <table:table-cell table:number-columns-repeated="981"/>
        </table:table-row>
        <table:table-row table:style-name="ro1">
          <table:table-cell office:value-type="float" office:value="4" calcext:value-type="float">
            <text:p>4</text:p>
          </table:table-cell>
          <table:table-cell office:value-type="float" office:value="0.03" calcext:value-type="float">
            <text:p>0.03</text:p>
          </table:table-cell>
          <table:table-cell table:style-name="ce2" table:formula="of:=MOD([.E5];360)&lt;1" office:value-type="boolean" office:boolean-value="false" calcext:value-type="boolean">
            <text:p>FALSE</text:p>
          </table:table-cell>
          <table:table-cell table:style-name="ce2" table:formula="of:=MOD([.F5];360)&lt;1" office:value-type="boolean" office:boolean-value="false" calcext:value-type="boolean">
            <text:p>FALSE</text:p>
          </table:table-cell>
          <table:table-cell table:formula="of:=[.E4]+0.8" office:value-type="float" office:value="302.4" calcext:value-type="float">
            <text:p>302.4</text:p>
          </table:table-cell>
          <table:table-cell table:formula="of:=0.8+[.F4]" office:value-type="float" office:value="2.4" calcext:value-type="float">
            <text:p>2.4</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5];[.AA5];[.AB5];[.AC5];[.AD5];[.AE5];[.AF5];[.AG5];[.AH5];[.AI5];[.AJ5];[.AK5];[.AL5];[.AM5];[.AN5];[.AO5];[.AP5];[.AQ5])" office:value-type="string" office:string-value="  {21402, 16423, 25, 35, 45, 55, 65, 75, 85, 95, 105, 115, 125, 135, 145, 155, 165, 175}," calcext:value-type="string">
            <text:p><text:s text:c="2"/>{21402, 16423, 25, 35, 45, 55, 65, 75, 85, 95, 105, 115, 125, 135, 145, 155, 165, 175},</text:p>
          </table:table-cell>
          <table:table-cell/>
          <table:table-cell table:formula="of:=&quot;  {&quot;&amp;INT(MOD([.E5];360)/360*5974)+IF([.C5];32768;0)+16384&amp;&quot;, &quot;" office:value-type="string" office:string-value="  {21402, " calcext:value-type="string">
            <text:p><text:s text:c="2"/>{21402, </text:p>
          </table:table-cell>
          <table:table-cell table:formula="of:=INT(MOD([.F5];360)/360*5974)+IF([.D5];32768;0)+16384&amp;&quot;, &quot;" office:value-type="string" office:string-value="16423, " calcext:value-type="string">
            <text:p>16423, </text:p>
          </table:table-cell>
          <table:table-cell table:formula="of:=[.G5]&amp;&quot;, &quot;" office:value-type="string" office:string-value="25, " calcext:value-type="string">
            <text:p>25, </text:p>
          </table:table-cell>
          <table:table-cell table:formula="of:=[.H5]&amp;&quot;, &quot;" office:value-type="string" office:string-value="35, " calcext:value-type="string">
            <text:p>35, </text:p>
          </table:table-cell>
          <table:table-cell table:formula="of:=[.I5]&amp;&quot;, &quot;" office:value-type="string" office:string-value="45, " calcext:value-type="string">
            <text:p>45, </text:p>
          </table:table-cell>
          <table:table-cell table:formula="of:=[.J5]&amp;&quot;, &quot;" office:value-type="string" office:string-value="55, " calcext:value-type="string">
            <text:p>55, </text:p>
          </table:table-cell>
          <table:table-cell table:formula="of:=[.K5]&amp;&quot;, &quot;" office:value-type="string" office:string-value="65, " calcext:value-type="string">
            <text:p>65, </text:p>
          </table:table-cell>
          <table:table-cell table:formula="of:=[.L5]&amp;&quot;, &quot;" office:value-type="string" office:string-value="75, " calcext:value-type="string">
            <text:p>75, </text:p>
          </table:table-cell>
          <table:table-cell table:formula="of:=[.M5]&amp;&quot;, &quot;" office:value-type="string" office:string-value="85, " calcext:value-type="string">
            <text:p>85, </text:p>
          </table:table-cell>
          <table:table-cell table:formula="of:=[.N5]&amp;&quot;, &quot;" office:value-type="string" office:string-value="95, " calcext:value-type="string">
            <text:p>95, </text:p>
          </table:table-cell>
          <table:table-cell table:formula="of:=[.O5]&amp;&quot;, &quot;" office:value-type="string" office:string-value="105, " calcext:value-type="string">
            <text:p>105, </text:p>
          </table:table-cell>
          <table:table-cell table:formula="of:=[.P5]&amp;&quot;, &quot;" office:value-type="string" office:string-value="115, " calcext:value-type="string">
            <text:p>115, </text:p>
          </table:table-cell>
          <table:table-cell table:formula="of:=[.Q5]&amp;&quot;, &quot;" office:value-type="string" office:string-value="125, " calcext:value-type="string">
            <text:p>125, </text:p>
          </table:table-cell>
          <table:table-cell table:formula="of:=[.R5]&amp;&quot;, &quot;" office:value-type="string" office:string-value="135, " calcext:value-type="string">
            <text:p>135, </text:p>
          </table:table-cell>
          <table:table-cell table:formula="of:=[.S5]&amp;&quot;, &quot;" office:value-type="string" office:string-value="145, " calcext:value-type="string">
            <text:p>145, </text:p>
          </table:table-cell>
          <table:table-cell table:formula="of:=[.T5]&amp;&quot;, &quot;" office:value-type="string" office:string-value="155, " calcext:value-type="string">
            <text:p>155, </text:p>
          </table:table-cell>
          <table:table-cell table:formula="of:=[.U5]&amp;&quot;, &quot;" office:value-type="string" office:string-value="165, " calcext:value-type="string">
            <text:p>165, </text:p>
          </table:table-cell>
          <table:table-cell table:formula="of:=[.V5]&amp;&quot;},&quot;" office:value-type="string" office:string-value="175}," calcext:value-type="string">
            <text:p>175},</text:p>
          </table:table-cell>
          <table:table-cell table:number-columns-repeated="981"/>
        </table:table-row>
        <table:table-row table:style-name="ro1">
          <table:table-cell office:value-type="float" office:value="5" calcext:value-type="float">
            <text:p>5</text:p>
          </table:table-cell>
          <table:table-cell office:value-type="float" office:value="0.04" calcext:value-type="float">
            <text:p>0.04</text:p>
          </table:table-cell>
          <table:table-cell table:style-name="ce2" table:formula="of:=MOD([.E6];360)&lt;1" office:value-type="boolean" office:boolean-value="false" calcext:value-type="boolean">
            <text:p>FALSE</text:p>
          </table:table-cell>
          <table:table-cell table:style-name="ce2" table:formula="of:=MOD([.F6];360)&lt;1" office:value-type="boolean" office:boolean-value="false" calcext:value-type="boolean">
            <text:p>FALSE</text:p>
          </table:table-cell>
          <table:table-cell table:formula="of:=[.E5]+0.8" office:value-type="float" office:value="303.2" calcext:value-type="float">
            <text:p>303.2</text:p>
          </table:table-cell>
          <table:table-cell table:formula="of:=0.8+[.F5]" office:value-type="float" office:value="3.2" calcext:value-type="float">
            <text:p>3.2</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6];[.AA6];[.AB6];[.AC6];[.AD6];[.AE6];[.AF6];[.AG6];[.AH6];[.AI6];[.AJ6];[.AK6];[.AL6];[.AM6];[.AN6];[.AO6];[.AP6];[.AQ6])" office:value-type="string" office:string-value="  {21415, 16437, 25, 35, 45, 55, 65, 75, 85, 95, 105, 115, 125, 135, 145, 155, 165, 175}," calcext:value-type="string">
            <text:p><text:s text:c="2"/>{21415, 16437, 25, 35, 45, 55, 65, 75, 85, 95, 105, 115, 125, 135, 145, 155, 165, 175},</text:p>
          </table:table-cell>
          <table:table-cell/>
          <table:table-cell table:formula="of:=&quot;  {&quot;&amp;INT(MOD([.E6];360)/360*5974)+IF([.C6];32768;0)+16384&amp;&quot;, &quot;" office:value-type="string" office:string-value="  {21415, " calcext:value-type="string">
            <text:p><text:s text:c="2"/>{21415, </text:p>
          </table:table-cell>
          <table:table-cell table:formula="of:=INT(MOD([.F6];360)/360*5974)+IF([.D6];32768;0)+16384&amp;&quot;, &quot;" office:value-type="string" office:string-value="16437, " calcext:value-type="string">
            <text:p>16437, </text:p>
          </table:table-cell>
          <table:table-cell table:formula="of:=[.G6]&amp;&quot;, &quot;" office:value-type="string" office:string-value="25, " calcext:value-type="string">
            <text:p>25, </text:p>
          </table:table-cell>
          <table:table-cell table:formula="of:=[.H6]&amp;&quot;, &quot;" office:value-type="string" office:string-value="35, " calcext:value-type="string">
            <text:p>35, </text:p>
          </table:table-cell>
          <table:table-cell table:formula="of:=[.I6]&amp;&quot;, &quot;" office:value-type="string" office:string-value="45, " calcext:value-type="string">
            <text:p>45, </text:p>
          </table:table-cell>
          <table:table-cell table:formula="of:=[.J6]&amp;&quot;, &quot;" office:value-type="string" office:string-value="55, " calcext:value-type="string">
            <text:p>55, </text:p>
          </table:table-cell>
          <table:table-cell table:formula="of:=[.K6]&amp;&quot;, &quot;" office:value-type="string" office:string-value="65, " calcext:value-type="string">
            <text:p>65, </text:p>
          </table:table-cell>
          <table:table-cell table:formula="of:=[.L6]&amp;&quot;, &quot;" office:value-type="string" office:string-value="75, " calcext:value-type="string">
            <text:p>75, </text:p>
          </table:table-cell>
          <table:table-cell table:formula="of:=[.M6]&amp;&quot;, &quot;" office:value-type="string" office:string-value="85, " calcext:value-type="string">
            <text:p>85, </text:p>
          </table:table-cell>
          <table:table-cell table:formula="of:=[.N6]&amp;&quot;, &quot;" office:value-type="string" office:string-value="95, " calcext:value-type="string">
            <text:p>95, </text:p>
          </table:table-cell>
          <table:table-cell table:formula="of:=[.O6]&amp;&quot;, &quot;" office:value-type="string" office:string-value="105, " calcext:value-type="string">
            <text:p>105, </text:p>
          </table:table-cell>
          <table:table-cell table:formula="of:=[.P6]&amp;&quot;, &quot;" office:value-type="string" office:string-value="115, " calcext:value-type="string">
            <text:p>115, </text:p>
          </table:table-cell>
          <table:table-cell table:formula="of:=[.Q6]&amp;&quot;, &quot;" office:value-type="string" office:string-value="125, " calcext:value-type="string">
            <text:p>125, </text:p>
          </table:table-cell>
          <table:table-cell table:formula="of:=[.R6]&amp;&quot;, &quot;" office:value-type="string" office:string-value="135, " calcext:value-type="string">
            <text:p>135, </text:p>
          </table:table-cell>
          <table:table-cell table:formula="of:=[.S6]&amp;&quot;, &quot;" office:value-type="string" office:string-value="145, " calcext:value-type="string">
            <text:p>145, </text:p>
          </table:table-cell>
          <table:table-cell table:formula="of:=[.T6]&amp;&quot;, &quot;" office:value-type="string" office:string-value="155, " calcext:value-type="string">
            <text:p>155, </text:p>
          </table:table-cell>
          <table:table-cell table:formula="of:=[.U6]&amp;&quot;, &quot;" office:value-type="string" office:string-value="165, " calcext:value-type="string">
            <text:p>165, </text:p>
          </table:table-cell>
          <table:table-cell table:formula="of:=[.V6]&amp;&quot;},&quot;" office:value-type="string" office:string-value="175}," calcext:value-type="string">
            <text:p>175},</text:p>
          </table:table-cell>
          <table:table-cell table:number-columns-repeated="981"/>
        </table:table-row>
        <table:table-row table:style-name="ro1">
          <table:table-cell office:value-type="float" office:value="6" calcext:value-type="float">
            <text:p>6</text:p>
          </table:table-cell>
          <table:table-cell office:value-type="float" office:value="0.05" calcext:value-type="float">
            <text:p>0.05</text:p>
          </table:table-cell>
          <table:table-cell table:style-name="ce2" table:formula="of:=MOD([.E7];360)&lt;1" office:value-type="boolean" office:boolean-value="false" calcext:value-type="boolean">
            <text:p>FALSE</text:p>
          </table:table-cell>
          <table:table-cell table:style-name="ce2" table:formula="of:=MOD([.F7];360)&lt;1" office:value-type="boolean" office:boolean-value="false" calcext:value-type="boolean">
            <text:p>FALSE</text:p>
          </table:table-cell>
          <table:table-cell table:formula="of:=[.E6]+0.8" office:value-type="float" office:value="304" calcext:value-type="float">
            <text:p>304</text:p>
          </table:table-cell>
          <table:table-cell table:formula="of:=0.8+[.F6]" office:value-type="float" office:value="4" calcext:value-type="float">
            <text:p>4</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7];[.AA7];[.AB7];[.AC7];[.AD7];[.AE7];[.AF7];[.AG7];[.AH7];[.AI7];[.AJ7];[.AK7];[.AL7];[.AM7];[.AN7];[.AO7];[.AP7];[.AQ7])" office:value-type="string" office:string-value="  {21428, 16450, 25, 35, 45, 55, 65, 75, 85, 95, 105, 115, 125, 135, 145, 155, 165, 175}," calcext:value-type="string">
            <text:p><text:s text:c="2"/>{21428, 16450, 25, 35, 45, 55, 65, 75, 85, 95, 105, 115, 125, 135, 145, 155, 165, 175},</text:p>
          </table:table-cell>
          <table:table-cell/>
          <table:table-cell table:formula="of:=&quot;  {&quot;&amp;INT(MOD([.E7];360)/360*5974)+IF([.C7];32768;0)+16384&amp;&quot;, &quot;" office:value-type="string" office:string-value="  {21428, " calcext:value-type="string">
            <text:p><text:s text:c="2"/>{21428, </text:p>
          </table:table-cell>
          <table:table-cell table:formula="of:=INT(MOD([.F7];360)/360*5974)+IF([.D7];32768;0)+16384&amp;&quot;, &quot;" office:value-type="string" office:string-value="16450, " calcext:value-type="string">
            <text:p>16450, </text:p>
          </table:table-cell>
          <table:table-cell table:formula="of:=[.G7]&amp;&quot;, &quot;" office:value-type="string" office:string-value="25, " calcext:value-type="string">
            <text:p>25, </text:p>
          </table:table-cell>
          <table:table-cell table:formula="of:=[.H7]&amp;&quot;, &quot;" office:value-type="string" office:string-value="35, " calcext:value-type="string">
            <text:p>35, </text:p>
          </table:table-cell>
          <table:table-cell table:formula="of:=[.I7]&amp;&quot;, &quot;" office:value-type="string" office:string-value="45, " calcext:value-type="string">
            <text:p>45, </text:p>
          </table:table-cell>
          <table:table-cell table:formula="of:=[.J7]&amp;&quot;, &quot;" office:value-type="string" office:string-value="55, " calcext:value-type="string">
            <text:p>55, </text:p>
          </table:table-cell>
          <table:table-cell table:formula="of:=[.K7]&amp;&quot;, &quot;" office:value-type="string" office:string-value="65, " calcext:value-type="string">
            <text:p>65, </text:p>
          </table:table-cell>
          <table:table-cell table:formula="of:=[.L7]&amp;&quot;, &quot;" office:value-type="string" office:string-value="75, " calcext:value-type="string">
            <text:p>75, </text:p>
          </table:table-cell>
          <table:table-cell table:formula="of:=[.M7]&amp;&quot;, &quot;" office:value-type="string" office:string-value="85, " calcext:value-type="string">
            <text:p>85, </text:p>
          </table:table-cell>
          <table:table-cell table:formula="of:=[.N7]&amp;&quot;, &quot;" office:value-type="string" office:string-value="95, " calcext:value-type="string">
            <text:p>95, </text:p>
          </table:table-cell>
          <table:table-cell table:formula="of:=[.O7]&amp;&quot;, &quot;" office:value-type="string" office:string-value="105, " calcext:value-type="string">
            <text:p>105, </text:p>
          </table:table-cell>
          <table:table-cell table:formula="of:=[.P7]&amp;&quot;, &quot;" office:value-type="string" office:string-value="115, " calcext:value-type="string">
            <text:p>115, </text:p>
          </table:table-cell>
          <table:table-cell table:formula="of:=[.Q7]&amp;&quot;, &quot;" office:value-type="string" office:string-value="125, " calcext:value-type="string">
            <text:p>125, </text:p>
          </table:table-cell>
          <table:table-cell table:formula="of:=[.R7]&amp;&quot;, &quot;" office:value-type="string" office:string-value="135, " calcext:value-type="string">
            <text:p>135, </text:p>
          </table:table-cell>
          <table:table-cell table:formula="of:=[.S7]&amp;&quot;, &quot;" office:value-type="string" office:string-value="145, " calcext:value-type="string">
            <text:p>145, </text:p>
          </table:table-cell>
          <table:table-cell table:formula="of:=[.T7]&amp;&quot;, &quot;" office:value-type="string" office:string-value="155, " calcext:value-type="string">
            <text:p>155, </text:p>
          </table:table-cell>
          <table:table-cell table:formula="of:=[.U7]&amp;&quot;, &quot;" office:value-type="string" office:string-value="165, " calcext:value-type="string">
            <text:p>165, </text:p>
          </table:table-cell>
          <table:table-cell table:formula="of:=[.V7]&amp;&quot;},&quot;" office:value-type="string" office:string-value="175}," calcext:value-type="string">
            <text:p>175},</text:p>
          </table:table-cell>
          <table:table-cell table:number-columns-repeated="981"/>
        </table:table-row>
        <table:table-row table:style-name="ro1">
          <table:table-cell office:value-type="float" office:value="7" calcext:value-type="float">
            <text:p>7</text:p>
          </table:table-cell>
          <table:table-cell office:value-type="float" office:value="0.06" calcext:value-type="float">
            <text:p>0.06</text:p>
          </table:table-cell>
          <table:table-cell table:style-name="ce2" table:formula="of:=MOD([.E8];360)&lt;1" office:value-type="boolean" office:boolean-value="false" calcext:value-type="boolean">
            <text:p>FALSE</text:p>
          </table:table-cell>
          <table:table-cell table:style-name="ce2" table:formula="of:=MOD([.F8];360)&lt;1" office:value-type="boolean" office:boolean-value="false" calcext:value-type="boolean">
            <text:p>FALSE</text:p>
          </table:table-cell>
          <table:table-cell table:formula="of:=[.E7]+0.8" office:value-type="float" office:value="304.8" calcext:value-type="float">
            <text:p>304.8</text:p>
          </table:table-cell>
          <table:table-cell table:formula="of:=0.8+[.F7]" office:value-type="float" office:value="4.8" calcext:value-type="float">
            <text:p>4.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8];[.AA8];[.AB8];[.AC8];[.AD8];[.AE8];[.AF8];[.AG8];[.AH8];[.AI8];[.AJ8];[.AK8];[.AL8];[.AM8];[.AN8];[.AO8];[.AP8];[.AQ8])" office:value-type="string" office:string-value="  {21441, 16463, 25, 35, 45, 55, 65, 75, 85, 95, 105, 115, 125, 135, 145, 155, 165, 175}," calcext:value-type="string">
            <text:p><text:s text:c="2"/>{21441, 16463, 25, 35, 45, 55, 65, 75, 85, 95, 105, 115, 125, 135, 145, 155, 165, 175},</text:p>
          </table:table-cell>
          <table:table-cell/>
          <table:table-cell table:formula="of:=&quot;  {&quot;&amp;INT(MOD([.E8];360)/360*5974)+IF([.C8];32768;0)+16384&amp;&quot;, &quot;" office:value-type="string" office:string-value="  {21441, " calcext:value-type="string">
            <text:p><text:s text:c="2"/>{21441, </text:p>
          </table:table-cell>
          <table:table-cell table:formula="of:=INT(MOD([.F8];360)/360*5974)+IF([.D8];32768;0)+16384&amp;&quot;, &quot;" office:value-type="string" office:string-value="16463, " calcext:value-type="string">
            <text:p>16463, </text:p>
          </table:table-cell>
          <table:table-cell table:formula="of:=[.G8]&amp;&quot;, &quot;" office:value-type="string" office:string-value="25, " calcext:value-type="string">
            <text:p>25, </text:p>
          </table:table-cell>
          <table:table-cell table:formula="of:=[.H8]&amp;&quot;, &quot;" office:value-type="string" office:string-value="35, " calcext:value-type="string">
            <text:p>35, </text:p>
          </table:table-cell>
          <table:table-cell table:formula="of:=[.I8]&amp;&quot;, &quot;" office:value-type="string" office:string-value="45, " calcext:value-type="string">
            <text:p>45, </text:p>
          </table:table-cell>
          <table:table-cell table:formula="of:=[.J8]&amp;&quot;, &quot;" office:value-type="string" office:string-value="55, " calcext:value-type="string">
            <text:p>55, </text:p>
          </table:table-cell>
          <table:table-cell table:formula="of:=[.K8]&amp;&quot;, &quot;" office:value-type="string" office:string-value="65, " calcext:value-type="string">
            <text:p>65, </text:p>
          </table:table-cell>
          <table:table-cell table:formula="of:=[.L8]&amp;&quot;, &quot;" office:value-type="string" office:string-value="75, " calcext:value-type="string">
            <text:p>75, </text:p>
          </table:table-cell>
          <table:table-cell table:formula="of:=[.M8]&amp;&quot;, &quot;" office:value-type="string" office:string-value="85, " calcext:value-type="string">
            <text:p>85, </text:p>
          </table:table-cell>
          <table:table-cell table:formula="of:=[.N8]&amp;&quot;, &quot;" office:value-type="string" office:string-value="95, " calcext:value-type="string">
            <text:p>95, </text:p>
          </table:table-cell>
          <table:table-cell table:formula="of:=[.O8]&amp;&quot;, &quot;" office:value-type="string" office:string-value="105, " calcext:value-type="string">
            <text:p>105, </text:p>
          </table:table-cell>
          <table:table-cell table:formula="of:=[.P8]&amp;&quot;, &quot;" office:value-type="string" office:string-value="115, " calcext:value-type="string">
            <text:p>115, </text:p>
          </table:table-cell>
          <table:table-cell table:formula="of:=[.Q8]&amp;&quot;, &quot;" office:value-type="string" office:string-value="125, " calcext:value-type="string">
            <text:p>125, </text:p>
          </table:table-cell>
          <table:table-cell table:formula="of:=[.R8]&amp;&quot;, &quot;" office:value-type="string" office:string-value="135, " calcext:value-type="string">
            <text:p>135, </text:p>
          </table:table-cell>
          <table:table-cell table:formula="of:=[.S8]&amp;&quot;, &quot;" office:value-type="string" office:string-value="145, " calcext:value-type="string">
            <text:p>145, </text:p>
          </table:table-cell>
          <table:table-cell table:formula="of:=[.T8]&amp;&quot;, &quot;" office:value-type="string" office:string-value="155, " calcext:value-type="string">
            <text:p>155, </text:p>
          </table:table-cell>
          <table:table-cell table:formula="of:=[.U8]&amp;&quot;, &quot;" office:value-type="string" office:string-value="165, " calcext:value-type="string">
            <text:p>165, </text:p>
          </table:table-cell>
          <table:table-cell table:formula="of:=[.V8]&amp;&quot;},&quot;" office:value-type="string" office:string-value="175}," calcext:value-type="string">
            <text:p>175},</text:p>
          </table:table-cell>
          <table:table-cell table:number-columns-repeated="981"/>
        </table:table-row>
        <table:table-row table:style-name="ro1">
          <table:table-cell office:value-type="float" office:value="8" calcext:value-type="float">
            <text:p>8</text:p>
          </table:table-cell>
          <table:table-cell office:value-type="float" office:value="0.07" calcext:value-type="float">
            <text:p>0.07</text:p>
          </table:table-cell>
          <table:table-cell table:style-name="ce2" table:formula="of:=MOD([.E9];360)&lt;1" office:value-type="boolean" office:boolean-value="false" calcext:value-type="boolean">
            <text:p>FALSE</text:p>
          </table:table-cell>
          <table:table-cell table:style-name="ce2" table:formula="of:=MOD([.F9];360)&lt;1" office:value-type="boolean" office:boolean-value="false" calcext:value-type="boolean">
            <text:p>FALSE</text:p>
          </table:table-cell>
          <table:table-cell table:formula="of:=[.E8]+0.8" office:value-type="float" office:value="305.6" calcext:value-type="float">
            <text:p>305.6</text:p>
          </table:table-cell>
          <table:table-cell table:formula="of:=0.8+[.F8]" office:value-type="float" office:value="5.6" calcext:value-type="float">
            <text:p>5.6</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9];[.AA9];[.AB9];[.AC9];[.AD9];[.AE9];[.AF9];[.AG9];[.AH9];[.AI9];[.AJ9];[.AK9];[.AL9];[.AM9];[.AN9];[.AO9];[.AP9];[.AQ9])" office:value-type="string" office:string-value="  {21455, 16476, 25, 35, 45, 55, 65, 75, 85, 95, 105, 115, 125, 135, 145, 155, 165, 175}," calcext:value-type="string">
            <text:p><text:s text:c="2"/>{21455, 16476, 25, 35, 45, 55, 65, 75, 85, 95, 105, 115, 125, 135, 145, 155, 165, 175},</text:p>
          </table:table-cell>
          <table:table-cell/>
          <table:table-cell table:formula="of:=&quot;  {&quot;&amp;INT(MOD([.E9];360)/360*5974)+IF([.C9];32768;0)+16384&amp;&quot;, &quot;" office:value-type="string" office:string-value="  {21455, " calcext:value-type="string">
            <text:p><text:s text:c="2"/>{21455, </text:p>
          </table:table-cell>
          <table:table-cell table:formula="of:=INT(MOD([.F9];360)/360*5974)+IF([.D9];32768;0)+16384&amp;&quot;, &quot;" office:value-type="string" office:string-value="16476, " calcext:value-type="string">
            <text:p>16476, </text:p>
          </table:table-cell>
          <table:table-cell table:formula="of:=[.G9]&amp;&quot;, &quot;" office:value-type="string" office:string-value="25, " calcext:value-type="string">
            <text:p>25, </text:p>
          </table:table-cell>
          <table:table-cell table:formula="of:=[.H9]&amp;&quot;, &quot;" office:value-type="string" office:string-value="35, " calcext:value-type="string">
            <text:p>35, </text:p>
          </table:table-cell>
          <table:table-cell table:formula="of:=[.I9]&amp;&quot;, &quot;" office:value-type="string" office:string-value="45, " calcext:value-type="string">
            <text:p>45, </text:p>
          </table:table-cell>
          <table:table-cell table:formula="of:=[.J9]&amp;&quot;, &quot;" office:value-type="string" office:string-value="55, " calcext:value-type="string">
            <text:p>55, </text:p>
          </table:table-cell>
          <table:table-cell table:formula="of:=[.K9]&amp;&quot;, &quot;" office:value-type="string" office:string-value="65, " calcext:value-type="string">
            <text:p>65, </text:p>
          </table:table-cell>
          <table:table-cell table:formula="of:=[.L9]&amp;&quot;, &quot;" office:value-type="string" office:string-value="75, " calcext:value-type="string">
            <text:p>75, </text:p>
          </table:table-cell>
          <table:table-cell table:formula="of:=[.M9]&amp;&quot;, &quot;" office:value-type="string" office:string-value="85, " calcext:value-type="string">
            <text:p>85, </text:p>
          </table:table-cell>
          <table:table-cell table:formula="of:=[.N9]&amp;&quot;, &quot;" office:value-type="string" office:string-value="95, " calcext:value-type="string">
            <text:p>95, </text:p>
          </table:table-cell>
          <table:table-cell table:formula="of:=[.O9]&amp;&quot;, &quot;" office:value-type="string" office:string-value="105, " calcext:value-type="string">
            <text:p>105, </text:p>
          </table:table-cell>
          <table:table-cell table:formula="of:=[.P9]&amp;&quot;, &quot;" office:value-type="string" office:string-value="115, " calcext:value-type="string">
            <text:p>115, </text:p>
          </table:table-cell>
          <table:table-cell table:formula="of:=[.Q9]&amp;&quot;, &quot;" office:value-type="string" office:string-value="125, " calcext:value-type="string">
            <text:p>125, </text:p>
          </table:table-cell>
          <table:table-cell table:formula="of:=[.R9]&amp;&quot;, &quot;" office:value-type="string" office:string-value="135, " calcext:value-type="string">
            <text:p>135, </text:p>
          </table:table-cell>
          <table:table-cell table:formula="of:=[.S9]&amp;&quot;, &quot;" office:value-type="string" office:string-value="145, " calcext:value-type="string">
            <text:p>145, </text:p>
          </table:table-cell>
          <table:table-cell table:formula="of:=[.T9]&amp;&quot;, &quot;" office:value-type="string" office:string-value="155, " calcext:value-type="string">
            <text:p>155, </text:p>
          </table:table-cell>
          <table:table-cell table:formula="of:=[.U9]&amp;&quot;, &quot;" office:value-type="string" office:string-value="165, " calcext:value-type="string">
            <text:p>165, </text:p>
          </table:table-cell>
          <table:table-cell table:formula="of:=[.V9]&amp;&quot;},&quot;" office:value-type="string" office:string-value="175}," calcext:value-type="string">
            <text:p>175},</text:p>
          </table:table-cell>
          <table:table-cell table:number-columns-repeated="981"/>
        </table:table-row>
        <table:table-row table:style-name="ro1">
          <table:table-cell office:value-type="float" office:value="9" calcext:value-type="float">
            <text:p>9</text:p>
          </table:table-cell>
          <table:table-cell office:value-type="float" office:value="0.08" calcext:value-type="float">
            <text:p>0.08</text:p>
          </table:table-cell>
          <table:table-cell table:style-name="ce2" table:formula="of:=MOD([.E10];360)&lt;1" office:value-type="boolean" office:boolean-value="false" calcext:value-type="boolean">
            <text:p>FALSE</text:p>
          </table:table-cell>
          <table:table-cell table:style-name="ce2" table:formula="of:=MOD([.F10];360)&lt;1" office:value-type="boolean" office:boolean-value="false" calcext:value-type="boolean">
            <text:p>FALSE</text:p>
          </table:table-cell>
          <table:table-cell table:formula="of:=[.E9]+0.8" office:value-type="float" office:value="306.4" calcext:value-type="float">
            <text:p>306.4</text:p>
          </table:table-cell>
          <table:table-cell table:formula="of:=0.8+[.F9]" office:value-type="float" office:value="6.4" calcext:value-type="float">
            <text:p>6.4</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0];[.AA10];[.AB10];[.AC10];[.AD10];[.AE10];[.AF10];[.AG10];[.AH10];[.AI10];[.AJ10];[.AK10];[.AL10];[.AM10];[.AN10];[.AO10];[.AP10];[.AQ10])" office:value-type="string" office:string-value="  {21468, 16490, 25, 35, 45, 55, 65, 75, 85, 95, 105, 115, 125, 135, 145, 155, 165, 175}," calcext:value-type="string">
            <text:p><text:s text:c="2"/>{21468, 16490, 25, 35, 45, 55, 65, 75, 85, 95, 105, 115, 125, 135, 145, 155, 165, 175},</text:p>
          </table:table-cell>
          <table:table-cell/>
          <table:table-cell table:formula="of:=&quot;  {&quot;&amp;INT(MOD([.E10];360)/360*5974)+IF([.C10];32768;0)+16384&amp;&quot;, &quot;" office:value-type="string" office:string-value="  {21468, " calcext:value-type="string">
            <text:p><text:s text:c="2"/>{21468, </text:p>
          </table:table-cell>
          <table:table-cell table:formula="of:=INT(MOD([.F10];360)/360*5974)+IF([.D10];32768;0)+16384&amp;&quot;, &quot;" office:value-type="string" office:string-value="16490, " calcext:value-type="string">
            <text:p>16490, </text:p>
          </table:table-cell>
          <table:table-cell table:formula="of:=[.G10]&amp;&quot;, &quot;" office:value-type="string" office:string-value="25, " calcext:value-type="string">
            <text:p>25, </text:p>
          </table:table-cell>
          <table:table-cell table:formula="of:=[.H10]&amp;&quot;, &quot;" office:value-type="string" office:string-value="35, " calcext:value-type="string">
            <text:p>35, </text:p>
          </table:table-cell>
          <table:table-cell table:formula="of:=[.I10]&amp;&quot;, &quot;" office:value-type="string" office:string-value="45, " calcext:value-type="string">
            <text:p>45, </text:p>
          </table:table-cell>
          <table:table-cell table:formula="of:=[.J10]&amp;&quot;, &quot;" office:value-type="string" office:string-value="55, " calcext:value-type="string">
            <text:p>55, </text:p>
          </table:table-cell>
          <table:table-cell table:formula="of:=[.K10]&amp;&quot;, &quot;" office:value-type="string" office:string-value="65, " calcext:value-type="string">
            <text:p>65, </text:p>
          </table:table-cell>
          <table:table-cell table:formula="of:=[.L10]&amp;&quot;, &quot;" office:value-type="string" office:string-value="75, " calcext:value-type="string">
            <text:p>75, </text:p>
          </table:table-cell>
          <table:table-cell table:formula="of:=[.M10]&amp;&quot;, &quot;" office:value-type="string" office:string-value="85, " calcext:value-type="string">
            <text:p>85, </text:p>
          </table:table-cell>
          <table:table-cell table:formula="of:=[.N10]&amp;&quot;, &quot;" office:value-type="string" office:string-value="95, " calcext:value-type="string">
            <text:p>95, </text:p>
          </table:table-cell>
          <table:table-cell table:formula="of:=[.O10]&amp;&quot;, &quot;" office:value-type="string" office:string-value="105, " calcext:value-type="string">
            <text:p>105, </text:p>
          </table:table-cell>
          <table:table-cell table:formula="of:=[.P10]&amp;&quot;, &quot;" office:value-type="string" office:string-value="115, " calcext:value-type="string">
            <text:p>115, </text:p>
          </table:table-cell>
          <table:table-cell table:formula="of:=[.Q10]&amp;&quot;, &quot;" office:value-type="string" office:string-value="125, " calcext:value-type="string">
            <text:p>125, </text:p>
          </table:table-cell>
          <table:table-cell table:formula="of:=[.R10]&amp;&quot;, &quot;" office:value-type="string" office:string-value="135, " calcext:value-type="string">
            <text:p>135, </text:p>
          </table:table-cell>
          <table:table-cell table:formula="of:=[.S10]&amp;&quot;, &quot;" office:value-type="string" office:string-value="145, " calcext:value-type="string">
            <text:p>145, </text:p>
          </table:table-cell>
          <table:table-cell table:formula="of:=[.T10]&amp;&quot;, &quot;" office:value-type="string" office:string-value="155, " calcext:value-type="string">
            <text:p>155, </text:p>
          </table:table-cell>
          <table:table-cell table:formula="of:=[.U10]&amp;&quot;, &quot;" office:value-type="string" office:string-value="165, " calcext:value-type="string">
            <text:p>165, </text:p>
          </table:table-cell>
          <table:table-cell table:formula="of:=[.V10]&amp;&quot;},&quot;" office:value-type="string" office:string-value="175}," calcext:value-type="string">
            <text:p>175},</text:p>
          </table:table-cell>
          <table:table-cell table:number-columns-repeated="981"/>
        </table:table-row>
        <table:table-row table:style-name="ro1">
          <table:table-cell office:value-type="float" office:value="10" calcext:value-type="float">
            <text:p>10</text:p>
          </table:table-cell>
          <table:table-cell office:value-type="float" office:value="0.09" calcext:value-type="float">
            <text:p>0.09</text:p>
          </table:table-cell>
          <table:table-cell table:style-name="ce2" table:formula="of:=MOD([.E11];360)&lt;1" office:value-type="boolean" office:boolean-value="false" calcext:value-type="boolean">
            <text:p>FALSE</text:p>
          </table:table-cell>
          <table:table-cell table:style-name="ce2" table:formula="of:=MOD([.F11];360)&lt;1" office:value-type="boolean" office:boolean-value="false" calcext:value-type="boolean">
            <text:p>FALSE</text:p>
          </table:table-cell>
          <table:table-cell table:formula="of:=[.E10]+0.8" office:value-type="float" office:value="307.2" calcext:value-type="float">
            <text:p>307.2</text:p>
          </table:table-cell>
          <table:table-cell table:formula="of:=0.8+[.F10]" office:value-type="float" office:value="7.2" calcext:value-type="float">
            <text:p>7.2</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1];[.AA11];[.AB11];[.AC11];[.AD11];[.AE11];[.AF11];[.AG11];[.AH11];[.AI11];[.AJ11];[.AK11];[.AL11];[.AM11];[.AN11];[.AO11];[.AP11];[.AQ11])" office:value-type="string" office:string-value="  {21481, 16503, 25, 35, 45, 55, 65, 75, 85, 95, 105, 115, 125, 135, 145, 155, 165, 175}," calcext:value-type="string">
            <text:p><text:s text:c="2"/>{21481, 16503, 25, 35, 45, 55, 65, 75, 85, 95, 105, 115, 125, 135, 145, 155, 165, 175},</text:p>
          </table:table-cell>
          <table:table-cell/>
          <table:table-cell table:formula="of:=&quot;  {&quot;&amp;INT(MOD([.E11];360)/360*5974)+IF([.C11];32768;0)+16384&amp;&quot;, &quot;" office:value-type="string" office:string-value="  {21481, " calcext:value-type="string">
            <text:p><text:s text:c="2"/>{21481, </text:p>
          </table:table-cell>
          <table:table-cell table:formula="of:=INT(MOD([.F11];360)/360*5974)+IF([.D11];32768;0)+16384&amp;&quot;, &quot;" office:value-type="string" office:string-value="16503, " calcext:value-type="string">
            <text:p>16503, </text:p>
          </table:table-cell>
          <table:table-cell table:formula="of:=[.G11]&amp;&quot;, &quot;" office:value-type="string" office:string-value="25, " calcext:value-type="string">
            <text:p>25, </text:p>
          </table:table-cell>
          <table:table-cell table:formula="of:=[.H11]&amp;&quot;, &quot;" office:value-type="string" office:string-value="35, " calcext:value-type="string">
            <text:p>35, </text:p>
          </table:table-cell>
          <table:table-cell table:formula="of:=[.I11]&amp;&quot;, &quot;" office:value-type="string" office:string-value="45, " calcext:value-type="string">
            <text:p>45, </text:p>
          </table:table-cell>
          <table:table-cell table:formula="of:=[.J11]&amp;&quot;, &quot;" office:value-type="string" office:string-value="55, " calcext:value-type="string">
            <text:p>55, </text:p>
          </table:table-cell>
          <table:table-cell table:formula="of:=[.K11]&amp;&quot;, &quot;" office:value-type="string" office:string-value="65, " calcext:value-type="string">
            <text:p>65, </text:p>
          </table:table-cell>
          <table:table-cell table:formula="of:=[.L11]&amp;&quot;, &quot;" office:value-type="string" office:string-value="75, " calcext:value-type="string">
            <text:p>75, </text:p>
          </table:table-cell>
          <table:table-cell table:formula="of:=[.M11]&amp;&quot;, &quot;" office:value-type="string" office:string-value="85, " calcext:value-type="string">
            <text:p>85, </text:p>
          </table:table-cell>
          <table:table-cell table:formula="of:=[.N11]&amp;&quot;, &quot;" office:value-type="string" office:string-value="95, " calcext:value-type="string">
            <text:p>95, </text:p>
          </table:table-cell>
          <table:table-cell table:formula="of:=[.O11]&amp;&quot;, &quot;" office:value-type="string" office:string-value="105, " calcext:value-type="string">
            <text:p>105, </text:p>
          </table:table-cell>
          <table:table-cell table:formula="of:=[.P11]&amp;&quot;, &quot;" office:value-type="string" office:string-value="115, " calcext:value-type="string">
            <text:p>115, </text:p>
          </table:table-cell>
          <table:table-cell table:formula="of:=[.Q11]&amp;&quot;, &quot;" office:value-type="string" office:string-value="125, " calcext:value-type="string">
            <text:p>125, </text:p>
          </table:table-cell>
          <table:table-cell table:formula="of:=[.R11]&amp;&quot;, &quot;" office:value-type="string" office:string-value="135, " calcext:value-type="string">
            <text:p>135, </text:p>
          </table:table-cell>
          <table:table-cell table:formula="of:=[.S11]&amp;&quot;, &quot;" office:value-type="string" office:string-value="145, " calcext:value-type="string">
            <text:p>145, </text:p>
          </table:table-cell>
          <table:table-cell table:formula="of:=[.T11]&amp;&quot;, &quot;" office:value-type="string" office:string-value="155, " calcext:value-type="string">
            <text:p>155, </text:p>
          </table:table-cell>
          <table:table-cell table:formula="of:=[.U11]&amp;&quot;, &quot;" office:value-type="string" office:string-value="165, " calcext:value-type="string">
            <text:p>165, </text:p>
          </table:table-cell>
          <table:table-cell table:formula="of:=[.V11]&amp;&quot;},&quot;" office:value-type="string" office:string-value="175}," calcext:value-type="string">
            <text:p>175},</text:p>
          </table:table-cell>
          <table:table-cell table:number-columns-repeated="981"/>
        </table:table-row>
        <table:table-row table:style-name="ro1">
          <table:table-cell office:value-type="float" office:value="11" calcext:value-type="float">
            <text:p>11</text:p>
          </table:table-cell>
          <table:table-cell office:value-type="float" office:value="0.1" calcext:value-type="float">
            <text:p>0.1</text:p>
          </table:table-cell>
          <table:table-cell table:style-name="ce2" table:formula="of:=MOD([.E12];360)&lt;1" office:value-type="boolean" office:boolean-value="false" calcext:value-type="boolean">
            <text:p>FALSE</text:p>
          </table:table-cell>
          <table:table-cell table:style-name="ce2" table:formula="of:=MOD([.F12];360)&lt;1" office:value-type="boolean" office:boolean-value="false" calcext:value-type="boolean">
            <text:p>FALSE</text:p>
          </table:table-cell>
          <table:table-cell table:formula="of:=[.E11]+0.8" office:value-type="float" office:value="308" calcext:value-type="float">
            <text:p>308</text:p>
          </table:table-cell>
          <table:table-cell table:formula="of:=0.8+[.F11]" office:value-type="float" office:value="8" calcext:value-type="float">
            <text:p>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2];[.AA12];[.AB12];[.AC12];[.AD12];[.AE12];[.AF12];[.AG12];[.AH12];[.AI12];[.AJ12];[.AK12];[.AL12];[.AM12];[.AN12];[.AO12];[.AP12];[.AQ12])" office:value-type="string" office:string-value="  {21495, 16516, 25, 35, 45, 55, 65, 75, 85, 95, 105, 115, 125, 135, 145, 155, 165, 175}," calcext:value-type="string">
            <text:p><text:s text:c="2"/>{21495, 16516, 25, 35, 45, 55, 65, 75, 85, 95, 105, 115, 125, 135, 145, 155, 165, 175},</text:p>
          </table:table-cell>
          <table:table-cell/>
          <table:table-cell table:formula="of:=&quot;  {&quot;&amp;INT(MOD([.E12];360)/360*5974)+IF([.C12];32768;0)+16384&amp;&quot;, &quot;" office:value-type="string" office:string-value="  {21495, " calcext:value-type="string">
            <text:p><text:s text:c="2"/>{21495, </text:p>
          </table:table-cell>
          <table:table-cell table:formula="of:=INT(MOD([.F12];360)/360*5974)+IF([.D12];32768;0)+16384&amp;&quot;, &quot;" office:value-type="string" office:string-value="16516, " calcext:value-type="string">
            <text:p>16516, </text:p>
          </table:table-cell>
          <table:table-cell table:formula="of:=[.G12]&amp;&quot;, &quot;" office:value-type="string" office:string-value="25, " calcext:value-type="string">
            <text:p>25, </text:p>
          </table:table-cell>
          <table:table-cell table:formula="of:=[.H12]&amp;&quot;, &quot;" office:value-type="string" office:string-value="35, " calcext:value-type="string">
            <text:p>35, </text:p>
          </table:table-cell>
          <table:table-cell table:formula="of:=[.I12]&amp;&quot;, &quot;" office:value-type="string" office:string-value="45, " calcext:value-type="string">
            <text:p>45, </text:p>
          </table:table-cell>
          <table:table-cell table:formula="of:=[.J12]&amp;&quot;, &quot;" office:value-type="string" office:string-value="55, " calcext:value-type="string">
            <text:p>55, </text:p>
          </table:table-cell>
          <table:table-cell table:formula="of:=[.K12]&amp;&quot;, &quot;" office:value-type="string" office:string-value="65, " calcext:value-type="string">
            <text:p>65, </text:p>
          </table:table-cell>
          <table:table-cell table:formula="of:=[.L12]&amp;&quot;, &quot;" office:value-type="string" office:string-value="75, " calcext:value-type="string">
            <text:p>75, </text:p>
          </table:table-cell>
          <table:table-cell table:formula="of:=[.M12]&amp;&quot;, &quot;" office:value-type="string" office:string-value="85, " calcext:value-type="string">
            <text:p>85, </text:p>
          </table:table-cell>
          <table:table-cell table:formula="of:=[.N12]&amp;&quot;, &quot;" office:value-type="string" office:string-value="95, " calcext:value-type="string">
            <text:p>95, </text:p>
          </table:table-cell>
          <table:table-cell table:formula="of:=[.O12]&amp;&quot;, &quot;" office:value-type="string" office:string-value="105, " calcext:value-type="string">
            <text:p>105, </text:p>
          </table:table-cell>
          <table:table-cell table:formula="of:=[.P12]&amp;&quot;, &quot;" office:value-type="string" office:string-value="115, " calcext:value-type="string">
            <text:p>115, </text:p>
          </table:table-cell>
          <table:table-cell table:formula="of:=[.Q12]&amp;&quot;, &quot;" office:value-type="string" office:string-value="125, " calcext:value-type="string">
            <text:p>125, </text:p>
          </table:table-cell>
          <table:table-cell table:formula="of:=[.R12]&amp;&quot;, &quot;" office:value-type="string" office:string-value="135, " calcext:value-type="string">
            <text:p>135, </text:p>
          </table:table-cell>
          <table:table-cell table:formula="of:=[.S12]&amp;&quot;, &quot;" office:value-type="string" office:string-value="145, " calcext:value-type="string">
            <text:p>145, </text:p>
          </table:table-cell>
          <table:table-cell table:formula="of:=[.T12]&amp;&quot;, &quot;" office:value-type="string" office:string-value="155, " calcext:value-type="string">
            <text:p>155, </text:p>
          </table:table-cell>
          <table:table-cell table:formula="of:=[.U12]&amp;&quot;, &quot;" office:value-type="string" office:string-value="165, " calcext:value-type="string">
            <text:p>165, </text:p>
          </table:table-cell>
          <table:table-cell table:formula="of:=[.V12]&amp;&quot;},&quot;" office:value-type="string" office:string-value="175}," calcext:value-type="string">
            <text:p>175},</text:p>
          </table:table-cell>
          <table:table-cell table:number-columns-repeated="981"/>
        </table:table-row>
        <table:table-row table:style-name="ro1">
          <table:table-cell office:value-type="float" office:value="12" calcext:value-type="float">
            <text:p>12</text:p>
          </table:table-cell>
          <table:table-cell office:value-type="float" office:value="0.11" calcext:value-type="float">
            <text:p>0.11</text:p>
          </table:table-cell>
          <table:table-cell table:style-name="ce2" table:formula="of:=MOD([.E13];360)&lt;1" office:value-type="boolean" office:boolean-value="false" calcext:value-type="boolean">
            <text:p>FALSE</text:p>
          </table:table-cell>
          <table:table-cell table:style-name="ce2" table:formula="of:=MOD([.F13];360)&lt;1" office:value-type="boolean" office:boolean-value="false" calcext:value-type="boolean">
            <text:p>FALSE</text:p>
          </table:table-cell>
          <table:table-cell table:formula="of:=[.E12]+0.8" office:value-type="float" office:value="308.8" calcext:value-type="float">
            <text:p>308.8</text:p>
          </table:table-cell>
          <table:table-cell table:formula="of:=0.8+[.F12]" office:value-type="float" office:value="8.8" calcext:value-type="float">
            <text:p>8.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3];[.AA13];[.AB13];[.AC13];[.AD13];[.AE13];[.AF13];[.AG13];[.AH13];[.AI13];[.AJ13];[.AK13];[.AL13];[.AM13];[.AN13];[.AO13];[.AP13];[.AQ13])" office:value-type="string" office:string-value="  {21508, 16530, 25, 35, 45, 55, 65, 75, 85, 95, 105, 115, 125, 135, 145, 155, 165, 175}," calcext:value-type="string">
            <text:p><text:s text:c="2"/>{21508, 16530, 25, 35, 45, 55, 65, 75, 85, 95, 105, 115, 125, 135, 145, 155, 165, 175},</text:p>
          </table:table-cell>
          <table:table-cell/>
          <table:table-cell table:formula="of:=&quot;  {&quot;&amp;INT(MOD([.E13];360)/360*5974)+IF([.C13];32768;0)+16384&amp;&quot;, &quot;" office:value-type="string" office:string-value="  {21508, " calcext:value-type="string">
            <text:p><text:s text:c="2"/>{21508, </text:p>
          </table:table-cell>
          <table:table-cell table:formula="of:=INT(MOD([.F13];360)/360*5974)+IF([.D13];32768;0)+16384&amp;&quot;, &quot;" office:value-type="string" office:string-value="16530, " calcext:value-type="string">
            <text:p>16530, </text:p>
          </table:table-cell>
          <table:table-cell table:formula="of:=[.G13]&amp;&quot;, &quot;" office:value-type="string" office:string-value="25, " calcext:value-type="string">
            <text:p>25, </text:p>
          </table:table-cell>
          <table:table-cell table:formula="of:=[.H13]&amp;&quot;, &quot;" office:value-type="string" office:string-value="35, " calcext:value-type="string">
            <text:p>35, </text:p>
          </table:table-cell>
          <table:table-cell table:formula="of:=[.I13]&amp;&quot;, &quot;" office:value-type="string" office:string-value="45, " calcext:value-type="string">
            <text:p>45, </text:p>
          </table:table-cell>
          <table:table-cell table:formula="of:=[.J13]&amp;&quot;, &quot;" office:value-type="string" office:string-value="55, " calcext:value-type="string">
            <text:p>55, </text:p>
          </table:table-cell>
          <table:table-cell table:formula="of:=[.K13]&amp;&quot;, &quot;" office:value-type="string" office:string-value="65, " calcext:value-type="string">
            <text:p>65, </text:p>
          </table:table-cell>
          <table:table-cell table:formula="of:=[.L13]&amp;&quot;, &quot;" office:value-type="string" office:string-value="75, " calcext:value-type="string">
            <text:p>75, </text:p>
          </table:table-cell>
          <table:table-cell table:formula="of:=[.M13]&amp;&quot;, &quot;" office:value-type="string" office:string-value="85, " calcext:value-type="string">
            <text:p>85, </text:p>
          </table:table-cell>
          <table:table-cell table:formula="of:=[.N13]&amp;&quot;, &quot;" office:value-type="string" office:string-value="95, " calcext:value-type="string">
            <text:p>95, </text:p>
          </table:table-cell>
          <table:table-cell table:formula="of:=[.O13]&amp;&quot;, &quot;" office:value-type="string" office:string-value="105, " calcext:value-type="string">
            <text:p>105, </text:p>
          </table:table-cell>
          <table:table-cell table:formula="of:=[.P13]&amp;&quot;, &quot;" office:value-type="string" office:string-value="115, " calcext:value-type="string">
            <text:p>115, </text:p>
          </table:table-cell>
          <table:table-cell table:formula="of:=[.Q13]&amp;&quot;, &quot;" office:value-type="string" office:string-value="125, " calcext:value-type="string">
            <text:p>125, </text:p>
          </table:table-cell>
          <table:table-cell table:formula="of:=[.R13]&amp;&quot;, &quot;" office:value-type="string" office:string-value="135, " calcext:value-type="string">
            <text:p>135, </text:p>
          </table:table-cell>
          <table:table-cell table:formula="of:=[.S13]&amp;&quot;, &quot;" office:value-type="string" office:string-value="145, " calcext:value-type="string">
            <text:p>145, </text:p>
          </table:table-cell>
          <table:table-cell table:formula="of:=[.T13]&amp;&quot;, &quot;" office:value-type="string" office:string-value="155, " calcext:value-type="string">
            <text:p>155, </text:p>
          </table:table-cell>
          <table:table-cell table:formula="of:=[.U13]&amp;&quot;, &quot;" office:value-type="string" office:string-value="165, " calcext:value-type="string">
            <text:p>165, </text:p>
          </table:table-cell>
          <table:table-cell table:formula="of:=[.V13]&amp;&quot;},&quot;" office:value-type="string" office:string-value="175}," calcext:value-type="string">
            <text:p>175},</text:p>
          </table:table-cell>
          <table:table-cell table:number-columns-repeated="981"/>
        </table:table-row>
        <table:table-row table:style-name="ro1">
          <table:table-cell office:value-type="float" office:value="13" calcext:value-type="float">
            <text:p>13</text:p>
          </table:table-cell>
          <table:table-cell office:value-type="float" office:value="0.12" calcext:value-type="float">
            <text:p>0.12</text:p>
          </table:table-cell>
          <table:table-cell table:style-name="ce2" table:formula="of:=MOD([.E14];360)&lt;1" office:value-type="boolean" office:boolean-value="false" calcext:value-type="boolean">
            <text:p>FALSE</text:p>
          </table:table-cell>
          <table:table-cell table:style-name="ce2" table:formula="of:=MOD([.F14];360)&lt;1" office:value-type="boolean" office:boolean-value="false" calcext:value-type="boolean">
            <text:p>FALSE</text:p>
          </table:table-cell>
          <table:table-cell table:formula="of:=[.E13]+0.8" office:value-type="float" office:value="309.6" calcext:value-type="float">
            <text:p>309.6</text:p>
          </table:table-cell>
          <table:table-cell table:formula="of:=0.8+[.F13]" office:value-type="float" office:value="9.6" calcext:value-type="float">
            <text:p>9.6</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4];[.AA14];[.AB14];[.AC14];[.AD14];[.AE14];[.AF14];[.AG14];[.AH14];[.AI14];[.AJ14];[.AK14];[.AL14];[.AM14];[.AN14];[.AO14];[.AP14];[.AQ14])" office:value-type="string" office:string-value="  {21521, 16543, 25, 35, 45, 55, 65, 75, 85, 95, 105, 115, 125, 135, 145, 155, 165, 175}," calcext:value-type="string">
            <text:p><text:s text:c="2"/>{21521, 16543, 25, 35, 45, 55, 65, 75, 85, 95, 105, 115, 125, 135, 145, 155, 165, 175},</text:p>
          </table:table-cell>
          <table:table-cell/>
          <table:table-cell table:formula="of:=&quot;  {&quot;&amp;INT(MOD([.E14];360)/360*5974)+IF([.C14];32768;0)+16384&amp;&quot;, &quot;" office:value-type="string" office:string-value="  {21521, " calcext:value-type="string">
            <text:p><text:s text:c="2"/>{21521, </text:p>
          </table:table-cell>
          <table:table-cell table:formula="of:=INT(MOD([.F14];360)/360*5974)+IF([.D14];32768;0)+16384&amp;&quot;, &quot;" office:value-type="string" office:string-value="16543, " calcext:value-type="string">
            <text:p>16543, </text:p>
          </table:table-cell>
          <table:table-cell table:formula="of:=[.G14]&amp;&quot;, &quot;" office:value-type="string" office:string-value="25, " calcext:value-type="string">
            <text:p>25, </text:p>
          </table:table-cell>
          <table:table-cell table:formula="of:=[.H14]&amp;&quot;, &quot;" office:value-type="string" office:string-value="35, " calcext:value-type="string">
            <text:p>35, </text:p>
          </table:table-cell>
          <table:table-cell table:formula="of:=[.I14]&amp;&quot;, &quot;" office:value-type="string" office:string-value="45, " calcext:value-type="string">
            <text:p>45, </text:p>
          </table:table-cell>
          <table:table-cell table:formula="of:=[.J14]&amp;&quot;, &quot;" office:value-type="string" office:string-value="55, " calcext:value-type="string">
            <text:p>55, </text:p>
          </table:table-cell>
          <table:table-cell table:formula="of:=[.K14]&amp;&quot;, &quot;" office:value-type="string" office:string-value="65, " calcext:value-type="string">
            <text:p>65, </text:p>
          </table:table-cell>
          <table:table-cell table:formula="of:=[.L14]&amp;&quot;, &quot;" office:value-type="string" office:string-value="75, " calcext:value-type="string">
            <text:p>75, </text:p>
          </table:table-cell>
          <table:table-cell table:formula="of:=[.M14]&amp;&quot;, &quot;" office:value-type="string" office:string-value="85, " calcext:value-type="string">
            <text:p>85, </text:p>
          </table:table-cell>
          <table:table-cell table:formula="of:=[.N14]&amp;&quot;, &quot;" office:value-type="string" office:string-value="95, " calcext:value-type="string">
            <text:p>95, </text:p>
          </table:table-cell>
          <table:table-cell table:formula="of:=[.O14]&amp;&quot;, &quot;" office:value-type="string" office:string-value="105, " calcext:value-type="string">
            <text:p>105, </text:p>
          </table:table-cell>
          <table:table-cell table:formula="of:=[.P14]&amp;&quot;, &quot;" office:value-type="string" office:string-value="115, " calcext:value-type="string">
            <text:p>115, </text:p>
          </table:table-cell>
          <table:table-cell table:formula="of:=[.Q14]&amp;&quot;, &quot;" office:value-type="string" office:string-value="125, " calcext:value-type="string">
            <text:p>125, </text:p>
          </table:table-cell>
          <table:table-cell table:formula="of:=[.R14]&amp;&quot;, &quot;" office:value-type="string" office:string-value="135, " calcext:value-type="string">
            <text:p>135, </text:p>
          </table:table-cell>
          <table:table-cell table:formula="of:=[.S14]&amp;&quot;, &quot;" office:value-type="string" office:string-value="145, " calcext:value-type="string">
            <text:p>145, </text:p>
          </table:table-cell>
          <table:table-cell table:formula="of:=[.T14]&amp;&quot;, &quot;" office:value-type="string" office:string-value="155, " calcext:value-type="string">
            <text:p>155, </text:p>
          </table:table-cell>
          <table:table-cell table:formula="of:=[.U14]&amp;&quot;, &quot;" office:value-type="string" office:string-value="165, " calcext:value-type="string">
            <text:p>165, </text:p>
          </table:table-cell>
          <table:table-cell table:formula="of:=[.V14]&amp;&quot;},&quot;" office:value-type="string" office:string-value="175}," calcext:value-type="string">
            <text:p>175},</text:p>
          </table:table-cell>
          <table:table-cell table:number-columns-repeated="981"/>
        </table:table-row>
        <table:table-row table:style-name="ro1">
          <table:table-cell office:value-type="float" office:value="14" calcext:value-type="float">
            <text:p>14</text:p>
          </table:table-cell>
          <table:table-cell office:value-type="float" office:value="0.13" calcext:value-type="float">
            <text:p>0.13</text:p>
          </table:table-cell>
          <table:table-cell table:style-name="ce2" table:formula="of:=MOD([.E15];360)&lt;1" office:value-type="boolean" office:boolean-value="false" calcext:value-type="boolean">
            <text:p>FALSE</text:p>
          </table:table-cell>
          <table:table-cell table:style-name="ce2" table:formula="of:=MOD([.F15];360)&lt;1" office:value-type="boolean" office:boolean-value="false" calcext:value-type="boolean">
            <text:p>FALSE</text:p>
          </table:table-cell>
          <table:table-cell table:formula="of:=[.E14]+0.8" office:value-type="float" office:value="310.4" calcext:value-type="float">
            <text:p>310.4</text:p>
          </table:table-cell>
          <table:table-cell table:formula="of:=0.8+[.F14]" office:value-type="float" office:value="10.4" calcext:value-type="float">
            <text:p>10.4</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5];[.AA15];[.AB15];[.AC15];[.AD15];[.AE15];[.AF15];[.AG15];[.AH15];[.AI15];[.AJ15];[.AK15];[.AL15];[.AM15];[.AN15];[.AO15];[.AP15];[.AQ15])" office:value-type="string" office:string-value="  {21534, 16556, 25, 35, 45, 55, 65, 75, 85, 95, 105, 115, 125, 135, 145, 155, 165, 175}," calcext:value-type="string">
            <text:p><text:s text:c="2"/>{21534, 16556, 25, 35, 45, 55, 65, 75, 85, 95, 105, 115, 125, 135, 145, 155, 165, 175},</text:p>
          </table:table-cell>
          <table:table-cell/>
          <table:table-cell table:formula="of:=&quot;  {&quot;&amp;INT(MOD([.E15];360)/360*5974)+IF([.C15];32768;0)+16384&amp;&quot;, &quot;" office:value-type="string" office:string-value="  {21534, " calcext:value-type="string">
            <text:p><text:s text:c="2"/>{21534, </text:p>
          </table:table-cell>
          <table:table-cell table:formula="of:=INT(MOD([.F15];360)/360*5974)+IF([.D15];32768;0)+16384&amp;&quot;, &quot;" office:value-type="string" office:string-value="16556, " calcext:value-type="string">
            <text:p>16556, </text:p>
          </table:table-cell>
          <table:table-cell table:formula="of:=[.G15]&amp;&quot;, &quot;" office:value-type="string" office:string-value="25, " calcext:value-type="string">
            <text:p>25, </text:p>
          </table:table-cell>
          <table:table-cell table:formula="of:=[.H15]&amp;&quot;, &quot;" office:value-type="string" office:string-value="35, " calcext:value-type="string">
            <text:p>35, </text:p>
          </table:table-cell>
          <table:table-cell table:formula="of:=[.I15]&amp;&quot;, &quot;" office:value-type="string" office:string-value="45, " calcext:value-type="string">
            <text:p>45, </text:p>
          </table:table-cell>
          <table:table-cell table:formula="of:=[.J15]&amp;&quot;, &quot;" office:value-type="string" office:string-value="55, " calcext:value-type="string">
            <text:p>55, </text:p>
          </table:table-cell>
          <table:table-cell table:formula="of:=[.K15]&amp;&quot;, &quot;" office:value-type="string" office:string-value="65, " calcext:value-type="string">
            <text:p>65, </text:p>
          </table:table-cell>
          <table:table-cell table:formula="of:=[.L15]&amp;&quot;, &quot;" office:value-type="string" office:string-value="75, " calcext:value-type="string">
            <text:p>75, </text:p>
          </table:table-cell>
          <table:table-cell table:formula="of:=[.M15]&amp;&quot;, &quot;" office:value-type="string" office:string-value="85, " calcext:value-type="string">
            <text:p>85, </text:p>
          </table:table-cell>
          <table:table-cell table:formula="of:=[.N15]&amp;&quot;, &quot;" office:value-type="string" office:string-value="95, " calcext:value-type="string">
            <text:p>95, </text:p>
          </table:table-cell>
          <table:table-cell table:formula="of:=[.O15]&amp;&quot;, &quot;" office:value-type="string" office:string-value="105, " calcext:value-type="string">
            <text:p>105, </text:p>
          </table:table-cell>
          <table:table-cell table:formula="of:=[.P15]&amp;&quot;, &quot;" office:value-type="string" office:string-value="115, " calcext:value-type="string">
            <text:p>115, </text:p>
          </table:table-cell>
          <table:table-cell table:formula="of:=[.Q15]&amp;&quot;, &quot;" office:value-type="string" office:string-value="125, " calcext:value-type="string">
            <text:p>125, </text:p>
          </table:table-cell>
          <table:table-cell table:formula="of:=[.R15]&amp;&quot;, &quot;" office:value-type="string" office:string-value="135, " calcext:value-type="string">
            <text:p>135, </text:p>
          </table:table-cell>
          <table:table-cell table:formula="of:=[.S15]&amp;&quot;, &quot;" office:value-type="string" office:string-value="145, " calcext:value-type="string">
            <text:p>145, </text:p>
          </table:table-cell>
          <table:table-cell table:formula="of:=[.T15]&amp;&quot;, &quot;" office:value-type="string" office:string-value="155, " calcext:value-type="string">
            <text:p>155, </text:p>
          </table:table-cell>
          <table:table-cell table:formula="of:=[.U15]&amp;&quot;, &quot;" office:value-type="string" office:string-value="165, " calcext:value-type="string">
            <text:p>165, </text:p>
          </table:table-cell>
          <table:table-cell table:formula="of:=[.V15]&amp;&quot;},&quot;" office:value-type="string" office:string-value="175}," calcext:value-type="string">
            <text:p>175},</text:p>
          </table:table-cell>
          <table:table-cell table:number-columns-repeated="981"/>
        </table:table-row>
        <table:table-row table:style-name="ro1">
          <table:table-cell office:value-type="float" office:value="15" calcext:value-type="float">
            <text:p>15</text:p>
          </table:table-cell>
          <table:table-cell office:value-type="float" office:value="0.14" calcext:value-type="float">
            <text:p>0.14</text:p>
          </table:table-cell>
          <table:table-cell table:style-name="ce2" table:formula="of:=MOD([.E16];360)&lt;1" office:value-type="boolean" office:boolean-value="false" calcext:value-type="boolean">
            <text:p>FALSE</text:p>
          </table:table-cell>
          <table:table-cell table:style-name="ce2" table:formula="of:=MOD([.F16];360)&lt;1" office:value-type="boolean" office:boolean-value="false" calcext:value-type="boolean">
            <text:p>FALSE</text:p>
          </table:table-cell>
          <table:table-cell table:formula="of:=[.E15]+0.8" office:value-type="float" office:value="311.2" calcext:value-type="float">
            <text:p>311.2</text:p>
          </table:table-cell>
          <table:table-cell table:formula="of:=0.8+[.F15]" office:value-type="float" office:value="11.2" calcext:value-type="float">
            <text:p>11.2</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6];[.AA16];[.AB16];[.AC16];[.AD16];[.AE16];[.AF16];[.AG16];[.AH16];[.AI16];[.AJ16];[.AK16];[.AL16];[.AM16];[.AN16];[.AO16];[.AP16];[.AQ16])" office:value-type="string" office:string-value="  {21548, 16569, 25, 35, 45, 55, 65, 75, 85, 95, 105, 115, 125, 135, 145, 155, 165, 175}," calcext:value-type="string">
            <text:p><text:s text:c="2"/>{21548, 16569, 25, 35, 45, 55, 65, 75, 85, 95, 105, 115, 125, 135, 145, 155, 165, 175},</text:p>
          </table:table-cell>
          <table:table-cell/>
          <table:table-cell table:formula="of:=&quot;  {&quot;&amp;INT(MOD([.E16];360)/360*5974)+IF([.C16];32768;0)+16384&amp;&quot;, &quot;" office:value-type="string" office:string-value="  {21548, " calcext:value-type="string">
            <text:p><text:s text:c="2"/>{21548, </text:p>
          </table:table-cell>
          <table:table-cell table:formula="of:=INT(MOD([.F16];360)/360*5974)+IF([.D16];32768;0)+16384&amp;&quot;, &quot;" office:value-type="string" office:string-value="16569, " calcext:value-type="string">
            <text:p>16569, </text:p>
          </table:table-cell>
          <table:table-cell table:formula="of:=[.G16]&amp;&quot;, &quot;" office:value-type="string" office:string-value="25, " calcext:value-type="string">
            <text:p>25, </text:p>
          </table:table-cell>
          <table:table-cell table:formula="of:=[.H16]&amp;&quot;, &quot;" office:value-type="string" office:string-value="35, " calcext:value-type="string">
            <text:p>35, </text:p>
          </table:table-cell>
          <table:table-cell table:formula="of:=[.I16]&amp;&quot;, &quot;" office:value-type="string" office:string-value="45, " calcext:value-type="string">
            <text:p>45, </text:p>
          </table:table-cell>
          <table:table-cell table:formula="of:=[.J16]&amp;&quot;, &quot;" office:value-type="string" office:string-value="55, " calcext:value-type="string">
            <text:p>55, </text:p>
          </table:table-cell>
          <table:table-cell table:formula="of:=[.K16]&amp;&quot;, &quot;" office:value-type="string" office:string-value="65, " calcext:value-type="string">
            <text:p>65, </text:p>
          </table:table-cell>
          <table:table-cell table:formula="of:=[.L16]&amp;&quot;, &quot;" office:value-type="string" office:string-value="75, " calcext:value-type="string">
            <text:p>75, </text:p>
          </table:table-cell>
          <table:table-cell table:formula="of:=[.M16]&amp;&quot;, &quot;" office:value-type="string" office:string-value="85, " calcext:value-type="string">
            <text:p>85, </text:p>
          </table:table-cell>
          <table:table-cell table:formula="of:=[.N16]&amp;&quot;, &quot;" office:value-type="string" office:string-value="95, " calcext:value-type="string">
            <text:p>95, </text:p>
          </table:table-cell>
          <table:table-cell table:formula="of:=[.O16]&amp;&quot;, &quot;" office:value-type="string" office:string-value="105, " calcext:value-type="string">
            <text:p>105, </text:p>
          </table:table-cell>
          <table:table-cell table:formula="of:=[.P16]&amp;&quot;, &quot;" office:value-type="string" office:string-value="115, " calcext:value-type="string">
            <text:p>115, </text:p>
          </table:table-cell>
          <table:table-cell table:formula="of:=[.Q16]&amp;&quot;, &quot;" office:value-type="string" office:string-value="125, " calcext:value-type="string">
            <text:p>125, </text:p>
          </table:table-cell>
          <table:table-cell table:formula="of:=[.R16]&amp;&quot;, &quot;" office:value-type="string" office:string-value="135, " calcext:value-type="string">
            <text:p>135, </text:p>
          </table:table-cell>
          <table:table-cell table:formula="of:=[.S16]&amp;&quot;, &quot;" office:value-type="string" office:string-value="145, " calcext:value-type="string">
            <text:p>145, </text:p>
          </table:table-cell>
          <table:table-cell table:formula="of:=[.T16]&amp;&quot;, &quot;" office:value-type="string" office:string-value="155, " calcext:value-type="string">
            <text:p>155, </text:p>
          </table:table-cell>
          <table:table-cell table:formula="of:=[.U16]&amp;&quot;, &quot;" office:value-type="string" office:string-value="165, " calcext:value-type="string">
            <text:p>165, </text:p>
          </table:table-cell>
          <table:table-cell table:formula="of:=[.V16]&amp;&quot;},&quot;" office:value-type="string" office:string-value="175}," calcext:value-type="string">
            <text:p>175},</text:p>
          </table:table-cell>
          <table:table-cell table:number-columns-repeated="981"/>
        </table:table-row>
        <table:table-row table:style-name="ro1">
          <table:table-cell office:value-type="float" office:value="16" calcext:value-type="float">
            <text:p>16</text:p>
          </table:table-cell>
          <table:table-cell office:value-type="float" office:value="0.15" calcext:value-type="float">
            <text:p>0.15</text:p>
          </table:table-cell>
          <table:table-cell table:style-name="ce2" table:formula="of:=MOD([.E17];360)&lt;1" office:value-type="boolean" office:boolean-value="false" calcext:value-type="boolean">
            <text:p>FALSE</text:p>
          </table:table-cell>
          <table:table-cell table:style-name="ce2" table:formula="of:=MOD([.F17];360)&lt;1" office:value-type="boolean" office:boolean-value="false" calcext:value-type="boolean">
            <text:p>FALSE</text:p>
          </table:table-cell>
          <table:table-cell table:formula="of:=[.E16]+0.8" office:value-type="float" office:value="312" calcext:value-type="float">
            <text:p>312</text:p>
          </table:table-cell>
          <table:table-cell table:formula="of:=0.8+[.F16]" office:value-type="float" office:value="12" calcext:value-type="float">
            <text:p>12</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7];[.AA17];[.AB17];[.AC17];[.AD17];[.AE17];[.AF17];[.AG17];[.AH17];[.AI17];[.AJ17];[.AK17];[.AL17];[.AM17];[.AN17];[.AO17];[.AP17];[.AQ17])" office:value-type="string" office:string-value="  {21561, 16583, 25, 35, 45, 55, 65, 75, 85, 95, 105, 115, 125, 135, 145, 155, 165, 175}," calcext:value-type="string">
            <text:p><text:s text:c="2"/>{21561, 16583, 25, 35, 45, 55, 65, 75, 85, 95, 105, 115, 125, 135, 145, 155, 165, 175},</text:p>
          </table:table-cell>
          <table:table-cell/>
          <table:table-cell table:formula="of:=&quot;  {&quot;&amp;INT(MOD([.E17];360)/360*5974)+IF([.C17];32768;0)+16384&amp;&quot;, &quot;" office:value-type="string" office:string-value="  {21561, " calcext:value-type="string">
            <text:p><text:s text:c="2"/>{21561, </text:p>
          </table:table-cell>
          <table:table-cell table:formula="of:=INT(MOD([.F17];360)/360*5974)+IF([.D17];32768;0)+16384&amp;&quot;, &quot;" office:value-type="string" office:string-value="16583, " calcext:value-type="string">
            <text:p>16583, </text:p>
          </table:table-cell>
          <table:table-cell table:formula="of:=[.G17]&amp;&quot;, &quot;" office:value-type="string" office:string-value="25, " calcext:value-type="string">
            <text:p>25, </text:p>
          </table:table-cell>
          <table:table-cell table:formula="of:=[.H17]&amp;&quot;, &quot;" office:value-type="string" office:string-value="35, " calcext:value-type="string">
            <text:p>35, </text:p>
          </table:table-cell>
          <table:table-cell table:formula="of:=[.I17]&amp;&quot;, &quot;" office:value-type="string" office:string-value="45, " calcext:value-type="string">
            <text:p>45, </text:p>
          </table:table-cell>
          <table:table-cell table:formula="of:=[.J17]&amp;&quot;, &quot;" office:value-type="string" office:string-value="55, " calcext:value-type="string">
            <text:p>55, </text:p>
          </table:table-cell>
          <table:table-cell table:formula="of:=[.K17]&amp;&quot;, &quot;" office:value-type="string" office:string-value="65, " calcext:value-type="string">
            <text:p>65, </text:p>
          </table:table-cell>
          <table:table-cell table:formula="of:=[.L17]&amp;&quot;, &quot;" office:value-type="string" office:string-value="75, " calcext:value-type="string">
            <text:p>75, </text:p>
          </table:table-cell>
          <table:table-cell table:formula="of:=[.M17]&amp;&quot;, &quot;" office:value-type="string" office:string-value="85, " calcext:value-type="string">
            <text:p>85, </text:p>
          </table:table-cell>
          <table:table-cell table:formula="of:=[.N17]&amp;&quot;, &quot;" office:value-type="string" office:string-value="95, " calcext:value-type="string">
            <text:p>95, </text:p>
          </table:table-cell>
          <table:table-cell table:formula="of:=[.O17]&amp;&quot;, &quot;" office:value-type="string" office:string-value="105, " calcext:value-type="string">
            <text:p>105, </text:p>
          </table:table-cell>
          <table:table-cell table:formula="of:=[.P17]&amp;&quot;, &quot;" office:value-type="string" office:string-value="115, " calcext:value-type="string">
            <text:p>115, </text:p>
          </table:table-cell>
          <table:table-cell table:formula="of:=[.Q17]&amp;&quot;, &quot;" office:value-type="string" office:string-value="125, " calcext:value-type="string">
            <text:p>125, </text:p>
          </table:table-cell>
          <table:table-cell table:formula="of:=[.R17]&amp;&quot;, &quot;" office:value-type="string" office:string-value="135, " calcext:value-type="string">
            <text:p>135, </text:p>
          </table:table-cell>
          <table:table-cell table:formula="of:=[.S17]&amp;&quot;, &quot;" office:value-type="string" office:string-value="145, " calcext:value-type="string">
            <text:p>145, </text:p>
          </table:table-cell>
          <table:table-cell table:formula="of:=[.T17]&amp;&quot;, &quot;" office:value-type="string" office:string-value="155, " calcext:value-type="string">
            <text:p>155, </text:p>
          </table:table-cell>
          <table:table-cell table:formula="of:=[.U17]&amp;&quot;, &quot;" office:value-type="string" office:string-value="165, " calcext:value-type="string">
            <text:p>165, </text:p>
          </table:table-cell>
          <table:table-cell table:formula="of:=[.V17]&amp;&quot;},&quot;" office:value-type="string" office:string-value="175}," calcext:value-type="string">
            <text:p>175},</text:p>
          </table:table-cell>
          <table:table-cell table:number-columns-repeated="981"/>
        </table:table-row>
        <table:table-row table:style-name="ro1">
          <table:table-cell office:value-type="float" office:value="17" calcext:value-type="float">
            <text:p>17</text:p>
          </table:table-cell>
          <table:table-cell office:value-type="float" office:value="0.16" calcext:value-type="float">
            <text:p>0.16</text:p>
          </table:table-cell>
          <table:table-cell table:style-name="ce2" table:formula="of:=MOD([.E18];360)&lt;1" office:value-type="boolean" office:boolean-value="false" calcext:value-type="boolean">
            <text:p>FALSE</text:p>
          </table:table-cell>
          <table:table-cell table:style-name="ce2" table:formula="of:=MOD([.F18];360)&lt;1" office:value-type="boolean" office:boolean-value="false" calcext:value-type="boolean">
            <text:p>FALSE</text:p>
          </table:table-cell>
          <table:table-cell table:formula="of:=[.E17]+0.8" office:value-type="float" office:value="312.8" calcext:value-type="float">
            <text:p>312.8</text:p>
          </table:table-cell>
          <table:table-cell table:formula="of:=0.8+[.F17]" office:value-type="float" office:value="12.8" calcext:value-type="float">
            <text:p>12.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8];[.AA18];[.AB18];[.AC18];[.AD18];[.AE18];[.AF18];[.AG18];[.AH18];[.AI18];[.AJ18];[.AK18];[.AL18];[.AM18];[.AN18];[.AO18];[.AP18];[.AQ18])" office:value-type="string" office:string-value="  {21574, 16596, 25, 35, 45, 55, 65, 75, 85, 95, 105, 115, 125, 135, 145, 155, 165, 175}," calcext:value-type="string">
            <text:p><text:s text:c="2"/>{21574, 16596, 25, 35, 45, 55, 65, 75, 85, 95, 105, 115, 125, 135, 145, 155, 165, 175},</text:p>
          </table:table-cell>
          <table:table-cell/>
          <table:table-cell table:formula="of:=&quot;  {&quot;&amp;INT(MOD([.E18];360)/360*5974)+IF([.C18];32768;0)+16384&amp;&quot;, &quot;" office:value-type="string" office:string-value="  {21574, " calcext:value-type="string">
            <text:p><text:s text:c="2"/>{21574, </text:p>
          </table:table-cell>
          <table:table-cell table:formula="of:=INT(MOD([.F18];360)/360*5974)+IF([.D18];32768;0)+16384&amp;&quot;, &quot;" office:value-type="string" office:string-value="16596, " calcext:value-type="string">
            <text:p>16596, </text:p>
          </table:table-cell>
          <table:table-cell table:formula="of:=[.G18]&amp;&quot;, &quot;" office:value-type="string" office:string-value="25, " calcext:value-type="string">
            <text:p>25, </text:p>
          </table:table-cell>
          <table:table-cell table:formula="of:=[.H18]&amp;&quot;, &quot;" office:value-type="string" office:string-value="35, " calcext:value-type="string">
            <text:p>35, </text:p>
          </table:table-cell>
          <table:table-cell table:formula="of:=[.I18]&amp;&quot;, &quot;" office:value-type="string" office:string-value="45, " calcext:value-type="string">
            <text:p>45, </text:p>
          </table:table-cell>
          <table:table-cell table:formula="of:=[.J18]&amp;&quot;, &quot;" office:value-type="string" office:string-value="55, " calcext:value-type="string">
            <text:p>55, </text:p>
          </table:table-cell>
          <table:table-cell table:formula="of:=[.K18]&amp;&quot;, &quot;" office:value-type="string" office:string-value="65, " calcext:value-type="string">
            <text:p>65, </text:p>
          </table:table-cell>
          <table:table-cell table:formula="of:=[.L18]&amp;&quot;, &quot;" office:value-type="string" office:string-value="75, " calcext:value-type="string">
            <text:p>75, </text:p>
          </table:table-cell>
          <table:table-cell table:formula="of:=[.M18]&amp;&quot;, &quot;" office:value-type="string" office:string-value="85, " calcext:value-type="string">
            <text:p>85, </text:p>
          </table:table-cell>
          <table:table-cell table:formula="of:=[.N18]&amp;&quot;, &quot;" office:value-type="string" office:string-value="95, " calcext:value-type="string">
            <text:p>95, </text:p>
          </table:table-cell>
          <table:table-cell table:formula="of:=[.O18]&amp;&quot;, &quot;" office:value-type="string" office:string-value="105, " calcext:value-type="string">
            <text:p>105, </text:p>
          </table:table-cell>
          <table:table-cell table:formula="of:=[.P18]&amp;&quot;, &quot;" office:value-type="string" office:string-value="115, " calcext:value-type="string">
            <text:p>115, </text:p>
          </table:table-cell>
          <table:table-cell table:formula="of:=[.Q18]&amp;&quot;, &quot;" office:value-type="string" office:string-value="125, " calcext:value-type="string">
            <text:p>125, </text:p>
          </table:table-cell>
          <table:table-cell table:formula="of:=[.R18]&amp;&quot;, &quot;" office:value-type="string" office:string-value="135, " calcext:value-type="string">
            <text:p>135, </text:p>
          </table:table-cell>
          <table:table-cell table:formula="of:=[.S18]&amp;&quot;, &quot;" office:value-type="string" office:string-value="145, " calcext:value-type="string">
            <text:p>145, </text:p>
          </table:table-cell>
          <table:table-cell table:formula="of:=[.T18]&amp;&quot;, &quot;" office:value-type="string" office:string-value="155, " calcext:value-type="string">
            <text:p>155, </text:p>
          </table:table-cell>
          <table:table-cell table:formula="of:=[.U18]&amp;&quot;, &quot;" office:value-type="string" office:string-value="165, " calcext:value-type="string">
            <text:p>165, </text:p>
          </table:table-cell>
          <table:table-cell table:formula="of:=[.V18]&amp;&quot;},&quot;" office:value-type="string" office:string-value="175}," calcext:value-type="string">
            <text:p>175},</text:p>
          </table:table-cell>
          <table:table-cell table:number-columns-repeated="981"/>
        </table:table-row>
        <table:table-row table:style-name="ro1">
          <table:table-cell office:value-type="float" office:value="18" calcext:value-type="float">
            <text:p>18</text:p>
          </table:table-cell>
          <table:table-cell office:value-type="float" office:value="0.17" calcext:value-type="float">
            <text:p>0.17</text:p>
          </table:table-cell>
          <table:table-cell table:style-name="ce2" table:formula="of:=MOD([.E19];360)&lt;1" office:value-type="boolean" office:boolean-value="false" calcext:value-type="boolean">
            <text:p>FALSE</text:p>
          </table:table-cell>
          <table:table-cell table:style-name="ce2" table:formula="of:=MOD([.F19];360)&lt;1" office:value-type="boolean" office:boolean-value="false" calcext:value-type="boolean">
            <text:p>FALSE</text:p>
          </table:table-cell>
          <table:table-cell table:formula="of:=[.E18]+0.8" office:value-type="float" office:value="313.6" calcext:value-type="float">
            <text:p>313.6</text:p>
          </table:table-cell>
          <table:table-cell table:formula="of:=0.8+[.F18]" office:value-type="float" office:value="13.6" calcext:value-type="float">
            <text:p>13.6</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9];[.AA19];[.AB19];[.AC19];[.AD19];[.AE19];[.AF19];[.AG19];[.AH19];[.AI19];[.AJ19];[.AK19];[.AL19];[.AM19];[.AN19];[.AO19];[.AP19];[.AQ19])" office:value-type="string" office:string-value="  {21588, 16609, 25, 35, 45, 55, 65, 75, 85, 95, 105, 115, 125, 135, 145, 155, 165, 175}," calcext:value-type="string">
            <text:p><text:s text:c="2"/>{21588, 16609, 25, 35, 45, 55, 65, 75, 85, 95, 105, 115, 125, 135, 145, 155, 165, 175},</text:p>
          </table:table-cell>
          <table:table-cell/>
          <table:table-cell table:formula="of:=&quot;  {&quot;&amp;INT(MOD([.E19];360)/360*5974)+IF([.C19];32768;0)+16384&amp;&quot;, &quot;" office:value-type="string" office:string-value="  {21588, " calcext:value-type="string">
            <text:p><text:s text:c="2"/>{21588, </text:p>
          </table:table-cell>
          <table:table-cell table:formula="of:=INT(MOD([.F19];360)/360*5974)+IF([.D19];32768;0)+16384&amp;&quot;, &quot;" office:value-type="string" office:string-value="16609, " calcext:value-type="string">
            <text:p>16609, </text:p>
          </table:table-cell>
          <table:table-cell table:formula="of:=[.G19]&amp;&quot;, &quot;" office:value-type="string" office:string-value="25, " calcext:value-type="string">
            <text:p>25, </text:p>
          </table:table-cell>
          <table:table-cell table:formula="of:=[.H19]&amp;&quot;, &quot;" office:value-type="string" office:string-value="35, " calcext:value-type="string">
            <text:p>35, </text:p>
          </table:table-cell>
          <table:table-cell table:formula="of:=[.I19]&amp;&quot;, &quot;" office:value-type="string" office:string-value="45, " calcext:value-type="string">
            <text:p>45, </text:p>
          </table:table-cell>
          <table:table-cell table:formula="of:=[.J19]&amp;&quot;, &quot;" office:value-type="string" office:string-value="55, " calcext:value-type="string">
            <text:p>55, </text:p>
          </table:table-cell>
          <table:table-cell table:formula="of:=[.K19]&amp;&quot;, &quot;" office:value-type="string" office:string-value="65, " calcext:value-type="string">
            <text:p>65, </text:p>
          </table:table-cell>
          <table:table-cell table:formula="of:=[.L19]&amp;&quot;, &quot;" office:value-type="string" office:string-value="75, " calcext:value-type="string">
            <text:p>75, </text:p>
          </table:table-cell>
          <table:table-cell table:formula="of:=[.M19]&amp;&quot;, &quot;" office:value-type="string" office:string-value="85, " calcext:value-type="string">
            <text:p>85, </text:p>
          </table:table-cell>
          <table:table-cell table:formula="of:=[.N19]&amp;&quot;, &quot;" office:value-type="string" office:string-value="95, " calcext:value-type="string">
            <text:p>95, </text:p>
          </table:table-cell>
          <table:table-cell table:formula="of:=[.O19]&amp;&quot;, &quot;" office:value-type="string" office:string-value="105, " calcext:value-type="string">
            <text:p>105, </text:p>
          </table:table-cell>
          <table:table-cell table:formula="of:=[.P19]&amp;&quot;, &quot;" office:value-type="string" office:string-value="115, " calcext:value-type="string">
            <text:p>115, </text:p>
          </table:table-cell>
          <table:table-cell table:formula="of:=[.Q19]&amp;&quot;, &quot;" office:value-type="string" office:string-value="125, " calcext:value-type="string">
            <text:p>125, </text:p>
          </table:table-cell>
          <table:table-cell table:formula="of:=[.R19]&amp;&quot;, &quot;" office:value-type="string" office:string-value="135, " calcext:value-type="string">
            <text:p>135, </text:p>
          </table:table-cell>
          <table:table-cell table:formula="of:=[.S19]&amp;&quot;, &quot;" office:value-type="string" office:string-value="145, " calcext:value-type="string">
            <text:p>145, </text:p>
          </table:table-cell>
          <table:table-cell table:formula="of:=[.T19]&amp;&quot;, &quot;" office:value-type="string" office:string-value="155, " calcext:value-type="string">
            <text:p>155, </text:p>
          </table:table-cell>
          <table:table-cell table:formula="of:=[.U19]&amp;&quot;, &quot;" office:value-type="string" office:string-value="165, " calcext:value-type="string">
            <text:p>165, </text:p>
          </table:table-cell>
          <table:table-cell table:formula="of:=[.V19]&amp;&quot;},&quot;" office:value-type="string" office:string-value="175}," calcext:value-type="string">
            <text:p>175},</text:p>
          </table:table-cell>
          <table:table-cell table:number-columns-repeated="981"/>
        </table:table-row>
        <table:table-row table:style-name="ro1">
          <table:table-cell office:value-type="float" office:value="19" calcext:value-type="float">
            <text:p>19</text:p>
          </table:table-cell>
          <table:table-cell office:value-type="float" office:value="0.18" calcext:value-type="float">
            <text:p>0.18</text:p>
          </table:table-cell>
          <table:table-cell table:style-name="ce2" table:formula="of:=MOD([.E20];360)&lt;1" office:value-type="boolean" office:boolean-value="false" calcext:value-type="boolean">
            <text:p>FALSE</text:p>
          </table:table-cell>
          <table:table-cell table:style-name="ce2" table:formula="of:=MOD([.F20];360)&lt;1" office:value-type="boolean" office:boolean-value="false" calcext:value-type="boolean">
            <text:p>FALSE</text:p>
          </table:table-cell>
          <table:table-cell table:formula="of:=[.E19]+0.8" office:value-type="float" office:value="314.4" calcext:value-type="float">
            <text:p>314.4</text:p>
          </table:table-cell>
          <table:table-cell table:formula="of:=0.8+[.F19]" office:value-type="float" office:value="14.4" calcext:value-type="float">
            <text:p>14.4</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20];[.AA20];[.AB20];[.AC20];[.AD20];[.AE20];[.AF20];[.AG20];[.AH20];[.AI20];[.AJ20];[.AK20];[.AL20];[.AM20];[.AN20];[.AO20];[.AP20];[.AQ20])" office:value-type="string" office:string-value="  {21601, 16622, 25, 35, 45, 55, 65, 75, 85, 95, 105, 115, 125, 135, 145, 155, 165, 175}," calcext:value-type="string">
            <text:p><text:s text:c="2"/>{21601, 16622, 25, 35, 45, 55, 65, 75, 85, 95, 105, 115, 125, 135, 145, 155, 165, 175},</text:p>
          </table:table-cell>
          <table:table-cell/>
          <table:table-cell table:formula="of:=&quot;  {&quot;&amp;INT(MOD([.E20];360)/360*5974)+IF([.C20];32768;0)+16384&amp;&quot;, &quot;" office:value-type="string" office:string-value="  {21601, " calcext:value-type="string">
            <text:p><text:s text:c="2"/>{21601, </text:p>
          </table:table-cell>
          <table:table-cell table:formula="of:=INT(MOD([.F20];360)/360*5974)+IF([.D20];32768;0)+16384&amp;&quot;, &quot;" office:value-type="string" office:string-value="16622, " calcext:value-type="string">
            <text:p>16622, </text:p>
          </table:table-cell>
          <table:table-cell table:formula="of:=[.G20]&amp;&quot;, &quot;" office:value-type="string" office:string-value="25, " calcext:value-type="string">
            <text:p>25, </text:p>
          </table:table-cell>
          <table:table-cell table:formula="of:=[.H20]&amp;&quot;, &quot;" office:value-type="string" office:string-value="35, " calcext:value-type="string">
            <text:p>35, </text:p>
          </table:table-cell>
          <table:table-cell table:formula="of:=[.I20]&amp;&quot;, &quot;" office:value-type="string" office:string-value="45, " calcext:value-type="string">
            <text:p>45, </text:p>
          </table:table-cell>
          <table:table-cell table:formula="of:=[.J20]&amp;&quot;, &quot;" office:value-type="string" office:string-value="55, " calcext:value-type="string">
            <text:p>55, </text:p>
          </table:table-cell>
          <table:table-cell table:formula="of:=[.K20]&amp;&quot;, &quot;" office:value-type="string" office:string-value="65, " calcext:value-type="string">
            <text:p>65, </text:p>
          </table:table-cell>
          <table:table-cell table:formula="of:=[.L20]&amp;&quot;, &quot;" office:value-type="string" office:string-value="75, " calcext:value-type="string">
            <text:p>75, </text:p>
          </table:table-cell>
          <table:table-cell table:formula="of:=[.M20]&amp;&quot;, &quot;" office:value-type="string" office:string-value="85, " calcext:value-type="string">
            <text:p>85, </text:p>
          </table:table-cell>
          <table:table-cell table:formula="of:=[.N20]&amp;&quot;, &quot;" office:value-type="string" office:string-value="95, " calcext:value-type="string">
            <text:p>95, </text:p>
          </table:table-cell>
          <table:table-cell table:formula="of:=[.O20]&amp;&quot;, &quot;" office:value-type="string" office:string-value="105, " calcext:value-type="string">
            <text:p>105, </text:p>
          </table:table-cell>
          <table:table-cell table:formula="of:=[.P20]&amp;&quot;, &quot;" office:value-type="string" office:string-value="115, " calcext:value-type="string">
            <text:p>115, </text:p>
          </table:table-cell>
          <table:table-cell table:formula="of:=[.Q20]&amp;&quot;, &quot;" office:value-type="string" office:string-value="125, " calcext:value-type="string">
            <text:p>125, </text:p>
          </table:table-cell>
          <table:table-cell table:formula="of:=[.R20]&amp;&quot;, &quot;" office:value-type="string" office:string-value="135, " calcext:value-type="string">
            <text:p>135, </text:p>
          </table:table-cell>
          <table:table-cell table:formula="of:=[.S20]&amp;&quot;, &quot;" office:value-type="string" office:string-value="145, " calcext:value-type="string">
            <text:p>145, </text:p>
          </table:table-cell>
          <table:table-cell table:formula="of:=[.T20]&amp;&quot;, &quot;" office:value-type="string" office:string-value="155, " calcext:value-type="string">
            <text:p>155, </text:p>
          </table:table-cell>
          <table:table-cell table:formula="of:=[.U20]&amp;&quot;, &quot;" office:value-type="string" office:string-value="165, " calcext:value-type="string">
            <text:p>165, </text:p>
          </table:table-cell>
          <table:table-cell table:formula="of:=[.V20]&amp;&quot;},&quot;" office:value-type="string" office:string-value="175}," calcext:value-type="string">
            <text:p>175},</text:p>
          </table:table-cell>
          <table:table-cell table:number-columns-repeated="981"/>
        </table:table-row>
        <table:table-row table:style-name="ro1">
          <table:table-cell office:value-type="float" office:value="20" calcext:value-type="float">
            <text:p>20</text:p>
          </table:table-cell>
          <table:table-cell office:value-type="float" office:value="0.19" calcext:value-type="float">
            <text:p>0.19</text:p>
          </table:table-cell>
          <table:table-cell table:style-name="ce2" table:formula="of:=MOD([.E21];360)&lt;1" office:value-type="boolean" office:boolean-value="false" calcext:value-type="boolean">
            <text:p>FALSE</text:p>
          </table:table-cell>
          <table:table-cell table:style-name="ce2" table:formula="of:=MOD([.F21];360)&lt;1" office:value-type="boolean" office:boolean-value="false" calcext:value-type="boolean">
            <text:p>FALSE</text:p>
          </table:table-cell>
          <table:table-cell table:formula="of:=[.E20]+0.8" office:value-type="float" office:value="315.2" calcext:value-type="float">
            <text:p>315.2</text:p>
          </table:table-cell>
          <table:table-cell table:formula="of:=0.8+[.F20]" office:value-type="float" office:value="15.2" calcext:value-type="float">
            <text:p>15.2</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21];[.AA21];[.AB21];[.AC21];[.AD21];[.AE21];[.AF21];[.AG21];[.AH21];[.AI21];[.AJ21];[.AK21];[.AL21];[.AM21];[.AN21];[.AO21];[.AP21];[.AQ21])" office:value-type="string" office:string-value="  {21614, 16636, 25, 35, 45, 55, 65, 75, 85, 95, 105, 115, 125, 135, 145, 155, 165, 175}," calcext:value-type="string">
            <text:p><text:s text:c="2"/>{21614, 16636, 25, 35, 45, 55, 65, 75, 85, 95, 105, 115, 125, 135, 145, 155, 165, 175},</text:p>
          </table:table-cell>
          <table:table-cell/>
          <table:table-cell table:formula="of:=&quot;  {&quot;&amp;INT(MOD([.E21];360)/360*5974)+IF([.C21];32768;0)+16384&amp;&quot;, &quot;" office:value-type="string" office:string-value="  {21614, " calcext:value-type="string">
            <text:p><text:s text:c="2"/>{21614, </text:p>
          </table:table-cell>
          <table:table-cell table:formula="of:=INT(MOD([.F21];360)/360*5974)+IF([.D21];32768;0)+16384&amp;&quot;, &quot;" office:value-type="string" office:string-value="16636, " calcext:value-type="string">
            <text:p>16636, </text:p>
          </table:table-cell>
          <table:table-cell table:formula="of:=[.G21]&amp;&quot;, &quot;" office:value-type="string" office:string-value="25, " calcext:value-type="string">
            <text:p>25, </text:p>
          </table:table-cell>
          <table:table-cell table:formula="of:=[.H21]&amp;&quot;, &quot;" office:value-type="string" office:string-value="35, " calcext:value-type="string">
            <text:p>35, </text:p>
          </table:table-cell>
          <table:table-cell table:formula="of:=[.I21]&amp;&quot;, &quot;" office:value-type="string" office:string-value="45, " calcext:value-type="string">
            <text:p>45, </text:p>
          </table:table-cell>
          <table:table-cell table:formula="of:=[.J21]&amp;&quot;, &quot;" office:value-type="string" office:string-value="55, " calcext:value-type="string">
            <text:p>55, </text:p>
          </table:table-cell>
          <table:table-cell table:formula="of:=[.K21]&amp;&quot;, &quot;" office:value-type="string" office:string-value="65, " calcext:value-type="string">
            <text:p>65, </text:p>
          </table:table-cell>
          <table:table-cell table:formula="of:=[.L21]&amp;&quot;, &quot;" office:value-type="string" office:string-value="75, " calcext:value-type="string">
            <text:p>75, </text:p>
          </table:table-cell>
          <table:table-cell table:formula="of:=[.M21]&amp;&quot;, &quot;" office:value-type="string" office:string-value="85, " calcext:value-type="string">
            <text:p>85, </text:p>
          </table:table-cell>
          <table:table-cell table:formula="of:=[.N21]&amp;&quot;, &quot;" office:value-type="string" office:string-value="95, " calcext:value-type="string">
            <text:p>95, </text:p>
          </table:table-cell>
          <table:table-cell table:formula="of:=[.O21]&amp;&quot;, &quot;" office:value-type="string" office:string-value="105, " calcext:value-type="string">
            <text:p>105, </text:p>
          </table:table-cell>
          <table:table-cell table:formula="of:=[.P21]&amp;&quot;, &quot;" office:value-type="string" office:string-value="115, " calcext:value-type="string">
            <text:p>115, </text:p>
          </table:table-cell>
          <table:table-cell table:formula="of:=[.Q21]&amp;&quot;, &quot;" office:value-type="string" office:string-value="125, " calcext:value-type="string">
            <text:p>125, </text:p>
          </table:table-cell>
          <table:table-cell table:formula="of:=[.R21]&amp;&quot;, &quot;" office:value-type="string" office:string-value="135, " calcext:value-type="string">
            <text:p>135, </text:p>
          </table:table-cell>
          <table:table-cell table:formula="of:=[.S21]&amp;&quot;, &quot;" office:value-type="string" office:string-value="145, " calcext:value-type="string">
            <text:p>145, </text:p>
          </table:table-cell>
          <table:table-cell table:formula="of:=[.T21]&amp;&quot;, &quot;" office:value-type="string" office:string-value="155, " calcext:value-type="string">
            <text:p>155, </text:p>
          </table:table-cell>
          <table:table-cell table:formula="of:=[.U21]&amp;&quot;, &quot;" office:value-type="string" office:string-value="165, " calcext:value-type="string">
            <text:p>165, </text:p>
          </table:table-cell>
          <table:table-cell table:formula="of:=[.V21]&amp;&quot;},&quot;" office:value-type="string" office:string-value="175}," calcext:value-type="string">
            <text:p>175},</text:p>
          </table:table-cell>
          <table:table-cell table:number-columns-repeated="981"/>
        </table:table-row>
        <table:table-row table:style-name="ro1">
          <table:table-cell office:value-type="float" office:value="21" calcext:value-type="float">
            <text:p>21</text:p>
          </table:table-cell>
          <table:table-cell office:value-type="float" office:value="0.2" calcext:value-type="float">
            <text:p>0.2</text:p>
          </table:table-cell>
          <table:table-cell table:style-name="ce2" table:formula="of:=MOD([.E22];360)&lt;1" office:value-type="boolean" office:boolean-value="false" calcext:value-type="boolean">
            <text:p>FALSE</text:p>
          </table:table-cell>
          <table:table-cell table:style-name="ce2" table:formula="of:=MOD([.F22];360)&lt;1" office:value-type="boolean" office:boolean-value="false" calcext:value-type="boolean">
            <text:p>FALSE</text:p>
          </table:table-cell>
          <table:table-cell table:formula="of:=[.E21]+0.8" office:value-type="float" office:value="316" calcext:value-type="float">
            <text:p>316</text:p>
          </table:table-cell>
          <table:table-cell table:formula="of:=0.8+[.F21]" office:value-type="float" office:value="16" calcext:value-type="float">
            <text:p>16</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22];[.AA22];[.AB22];[.AC22];[.AD22];[.AE22];[.AF22];[.AG22];[.AH22];[.AI22];[.AJ22];[.AK22];[.AL22];[.AM22];[.AN22];[.AO22];[.AP22];[.AQ22])" office:value-type="string" office:string-value="  {21627, 16649, 25, 35, 45, 55, 65, 75, 85, 95, 105, 115, 125, 135, 145, 155, 165, 175}," calcext:value-type="string">
            <text:p><text:s text:c="2"/>{21627, 16649, 25, 35, 45, 55, 65, 75, 85, 95, 105, 115, 125, 135, 145, 155, 165, 175},</text:p>
          </table:table-cell>
          <table:table-cell/>
          <table:table-cell table:formula="of:=&quot;  {&quot;&amp;INT(MOD([.E22];360)/360*5974)+IF([.C22];32768;0)+16384&amp;&quot;, &quot;" office:value-type="string" office:string-value="  {21627, " calcext:value-type="string">
            <text:p><text:s text:c="2"/>{21627, </text:p>
          </table:table-cell>
          <table:table-cell table:formula="of:=INT(MOD([.F22];360)/360*5974)+IF([.D22];32768;0)+16384&amp;&quot;, &quot;" office:value-type="string" office:string-value="16649, " calcext:value-type="string">
            <text:p>16649, </text:p>
          </table:table-cell>
          <table:table-cell table:formula="of:=[.G22]&amp;&quot;, &quot;" office:value-type="string" office:string-value="25, " calcext:value-type="string">
            <text:p>25, </text:p>
          </table:table-cell>
          <table:table-cell table:formula="of:=[.H22]&amp;&quot;, &quot;" office:value-type="string" office:string-value="35, " calcext:value-type="string">
            <text:p>35, </text:p>
          </table:table-cell>
          <table:table-cell table:formula="of:=[.I22]&amp;&quot;, &quot;" office:value-type="string" office:string-value="45, " calcext:value-type="string">
            <text:p>45, </text:p>
          </table:table-cell>
          <table:table-cell table:formula="of:=[.J22]&amp;&quot;, &quot;" office:value-type="string" office:string-value="55, " calcext:value-type="string">
            <text:p>55, </text:p>
          </table:table-cell>
          <table:table-cell table:formula="of:=[.K22]&amp;&quot;, &quot;" office:value-type="string" office:string-value="65, " calcext:value-type="string">
            <text:p>65, </text:p>
          </table:table-cell>
          <table:table-cell table:formula="of:=[.L22]&amp;&quot;, &quot;" office:value-type="string" office:string-value="75, " calcext:value-type="string">
            <text:p>75, </text:p>
          </table:table-cell>
          <table:table-cell table:formula="of:=[.M22]&amp;&quot;, &quot;" office:value-type="string" office:string-value="85, " calcext:value-type="string">
            <text:p>85, </text:p>
          </table:table-cell>
          <table:table-cell table:formula="of:=[.N22]&amp;&quot;, &quot;" office:value-type="string" office:string-value="95, " calcext:value-type="string">
            <text:p>95, </text:p>
          </table:table-cell>
          <table:table-cell table:formula="of:=[.O22]&amp;&quot;, &quot;" office:value-type="string" office:string-value="105, " calcext:value-type="string">
            <text:p>105, </text:p>
          </table:table-cell>
          <table:table-cell table:formula="of:=[.P22]&amp;&quot;, &quot;" office:value-type="string" office:string-value="115, " calcext:value-type="string">
            <text:p>115, </text:p>
          </table:table-cell>
          <table:table-cell table:formula="of:=[.Q22]&amp;&quot;, &quot;" office:value-type="string" office:string-value="125, " calcext:value-type="string">
            <text:p>125, </text:p>
          </table:table-cell>
          <table:table-cell table:formula="of:=[.R22]&amp;&quot;, &quot;" office:value-type="string" office:string-value="135, " calcext:value-type="string">
            <text:p>135, </text:p>
          </table:table-cell>
          <table:table-cell table:formula="of:=[.S22]&amp;&quot;, &quot;" office:value-type="string" office:string-value="145, " calcext:value-type="string">
            <text:p>145, </text:p>
          </table:table-cell>
          <table:table-cell table:formula="of:=[.T22]&amp;&quot;, &quot;" office:value-type="string" office:string-value="155, " calcext:value-type="string">
            <text:p>155, </text:p>
          </table:table-cell>
          <table:table-cell table:formula="of:=[.U22]&amp;&quot;, &quot;" office:value-type="string" office:string-value="165, " calcext:value-type="string">
            <text:p>165, </text:p>
          </table:table-cell>
          <table:table-cell table:formula="of:=[.V22]&amp;&quot;},&quot;" office:value-type="string" office:string-value="175}," calcext:value-type="string">
            <text:p>175},</text:p>
          </table:table-cell>
          <table:table-cell table:number-columns-repeated="981"/>
        </table:table-row>
        <table:table-row table:style-name="ro1">
          <table:table-cell office:value-type="float" office:value="22" calcext:value-type="float">
            <text:p>22</text:p>
          </table:table-cell>
          <table:table-cell office:value-type="float" office:value="0.21" calcext:value-type="float">
            <text:p>0.21</text:p>
          </table:table-cell>
          <table:table-cell table:style-name="ce2" table:formula="of:=MOD([.E23];360)&lt;1" office:value-type="boolean" office:boolean-value="false" calcext:value-type="boolean">
            <text:p>FALSE</text:p>
          </table:table-cell>
          <table:table-cell table:style-name="ce2" table:formula="of:=MOD([.F23];360)&lt;1" office:value-type="boolean" office:boolean-value="false" calcext:value-type="boolean">
            <text:p>FALSE</text:p>
          </table:table-cell>
          <table:table-cell table:formula="of:=[.E22]+0.8" office:value-type="float" office:value="316.8" calcext:value-type="float">
            <text:p>316.8</text:p>
          </table:table-cell>
          <table:table-cell table:formula="of:=0.8+[.F22]" office:value-type="float" office:value="16.8" calcext:value-type="float">
            <text:p>16.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23];[.AA23];[.AB23];[.AC23];[.AD23];[.AE23];[.AF23];[.AG23];[.AH23];[.AI23];[.AJ23];[.AK23];[.AL23];[.AM23];[.AN23];[.AO23];[.AP23];[.AQ23])" office:value-type="string" office:string-value="  {21641, 16662, 25, 35, 45, 55, 65, 75, 85, 95, 105, 115, 125, 135, 145, 155, 165, 175}," calcext:value-type="string">
            <text:p><text:s text:c="2"/>{21641, 16662, 25, 35, 45, 55, 65, 75, 85, 95, 105, 115, 125, 135, 145, 155, 165, 175},</text:p>
          </table:table-cell>
          <table:table-cell/>
          <table:table-cell table:formula="of:=&quot;  {&quot;&amp;INT(MOD([.E23];360)/360*5974)+IF([.C23];32768;0)+16384&amp;&quot;, &quot;" office:value-type="string" office:string-value="  {21641, " calcext:value-type="string">
            <text:p><text:s text:c="2"/>{21641, </text:p>
          </table:table-cell>
          <table:table-cell table:formula="of:=INT(MOD([.F23];360)/360*5974)+IF([.D23];32768;0)+16384&amp;&quot;, &quot;" office:value-type="string" office:string-value="16662, " calcext:value-type="string">
            <text:p>16662, </text:p>
          </table:table-cell>
          <table:table-cell table:formula="of:=[.G23]&amp;&quot;, &quot;" office:value-type="string" office:string-value="25, " calcext:value-type="string">
            <text:p>25, </text:p>
          </table:table-cell>
          <table:table-cell table:formula="of:=[.H23]&amp;&quot;, &quot;" office:value-type="string" office:string-value="35, " calcext:value-type="string">
            <text:p>35, </text:p>
          </table:table-cell>
          <table:table-cell table:formula="of:=[.I23]&amp;&quot;, &quot;" office:value-type="string" office:string-value="45, " calcext:value-type="string">
            <text:p>45, </text:p>
          </table:table-cell>
          <table:table-cell table:formula="of:=[.J23]&amp;&quot;, &quot;" office:value-type="string" office:string-value="55, " calcext:value-type="string">
            <text:p>55, </text:p>
          </table:table-cell>
          <table:table-cell table:formula="of:=[.K23]&amp;&quot;, &quot;" office:value-type="string" office:string-value="65, " calcext:value-type="string">
            <text:p>65, </text:p>
          </table:table-cell>
          <table:table-cell table:formula="of:=[.L23]&amp;&quot;, &quot;" office:value-type="string" office:string-value="75, " calcext:value-type="string">
            <text:p>75, </text:p>
          </table:table-cell>
          <table:table-cell table:formula="of:=[.M23]&amp;&quot;, &quot;" office:value-type="string" office:string-value="85, " calcext:value-type="string">
            <text:p>85, </text:p>
          </table:table-cell>
          <table:table-cell table:formula="of:=[.N23]&amp;&quot;, &quot;" office:value-type="string" office:string-value="95, " calcext:value-type="string">
            <text:p>95, </text:p>
          </table:table-cell>
          <table:table-cell table:formula="of:=[.O23]&amp;&quot;, &quot;" office:value-type="string" office:string-value="105, " calcext:value-type="string">
            <text:p>105, </text:p>
          </table:table-cell>
          <table:table-cell table:formula="of:=[.P23]&amp;&quot;, &quot;" office:value-type="string" office:string-value="115, " calcext:value-type="string">
            <text:p>115, </text:p>
          </table:table-cell>
          <table:table-cell table:formula="of:=[.Q23]&amp;&quot;, &quot;" office:value-type="string" office:string-value="125, " calcext:value-type="string">
            <text:p>125, </text:p>
          </table:table-cell>
          <table:table-cell table:formula="of:=[.R23]&amp;&quot;, &quot;" office:value-type="string" office:string-value="135, " calcext:value-type="string">
            <text:p>135, </text:p>
          </table:table-cell>
          <table:table-cell table:formula="of:=[.S23]&amp;&quot;, &quot;" office:value-type="string" office:string-value="145, " calcext:value-type="string">
            <text:p>145, </text:p>
          </table:table-cell>
          <table:table-cell table:formula="of:=[.T23]&amp;&quot;, &quot;" office:value-type="string" office:string-value="155, " calcext:value-type="string">
            <text:p>155, </text:p>
          </table:table-cell>
          <table:table-cell table:formula="of:=[.U23]&amp;&quot;, &quot;" office:value-type="string" office:string-value="165, " calcext:value-type="string">
            <text:p>165, </text:p>
          </table:table-cell>
          <table:table-cell table:formula="of:=[.V23]&amp;&quot;},&quot;" office:value-type="string" office:string-value="175}," calcext:value-type="string">
            <text:p>175},</text:p>
          </table:table-cell>
          <table:table-cell table:number-columns-repeated="981"/>
        </table:table-row>
        <table:table-row table:style-name="ro1">
          <table:table-cell office:value-type="float" office:value="23" calcext:value-type="float">
            <text:p>23</text:p>
          </table:table-cell>
          <table:table-cell office:value-type="float" office:value="0.22" calcext:value-type="float">
            <text:p>0.22</text:p>
          </table:table-cell>
          <table:table-cell table:style-name="ce2" table:formula="of:=MOD([.E24];360)&lt;1" office:value-type="boolean" office:boolean-value="false" calcext:value-type="boolean">
            <text:p>FALSE</text:p>
          </table:table-cell>
          <table:table-cell table:style-name="ce2" table:formula="of:=MOD([.F24];360)&lt;1" office:value-type="boolean" office:boolean-value="false" calcext:value-type="boolean">
            <text:p>FALSE</text:p>
          </table:table-cell>
          <table:table-cell table:formula="of:=[.E23]+0.8" office:value-type="float" office:value="317.6" calcext:value-type="float">
            <text:p>317.6</text:p>
          </table:table-cell>
          <table:table-cell table:formula="of:=0.8+[.F23]" office:value-type="float" office:value="17.6" calcext:value-type="float">
            <text:p>17.6</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24];[.AA24];[.AB24];[.AC24];[.AD24];[.AE24];[.AF24];[.AG24];[.AH24];[.AI24];[.AJ24];[.AK24];[.AL24];[.AM24];[.AN24];[.AO24];[.AP24];[.AQ24])" office:value-type="string" office:string-value="  {21654, 16676, 25, 35, 45, 55, 65, 75, 85, 95, 105, 115, 125, 135, 145, 155, 165, 175}," calcext:value-type="string">
            <text:p><text:s text:c="2"/>{21654, 16676, 25, 35, 45, 55, 65, 75, 85, 95, 105, 115, 125, 135, 145, 155, 165, 175},</text:p>
          </table:table-cell>
          <table:table-cell/>
          <table:table-cell table:formula="of:=&quot;  {&quot;&amp;INT(MOD([.E24];360)/360*5974)+IF([.C24];32768;0)+16384&amp;&quot;, &quot;" office:value-type="string" office:string-value="  {21654, " calcext:value-type="string">
            <text:p><text:s text:c="2"/>{21654, </text:p>
          </table:table-cell>
          <table:table-cell table:formula="of:=INT(MOD([.F24];360)/360*5974)+IF([.D24];32768;0)+16384&amp;&quot;, &quot;" office:value-type="string" office:string-value="16676, " calcext:value-type="string">
            <text:p>16676, </text:p>
          </table:table-cell>
          <table:table-cell table:formula="of:=[.G24]&amp;&quot;, &quot;" office:value-type="string" office:string-value="25, " calcext:value-type="string">
            <text:p>25, </text:p>
          </table:table-cell>
          <table:table-cell table:formula="of:=[.H24]&amp;&quot;, &quot;" office:value-type="string" office:string-value="35, " calcext:value-type="string">
            <text:p>35, </text:p>
          </table:table-cell>
          <table:table-cell table:formula="of:=[.I24]&amp;&quot;, &quot;" office:value-type="string" office:string-value="45, " calcext:value-type="string">
            <text:p>45, </text:p>
          </table:table-cell>
          <table:table-cell table:formula="of:=[.J24]&amp;&quot;, &quot;" office:value-type="string" office:string-value="55, " calcext:value-type="string">
            <text:p>55, </text:p>
          </table:table-cell>
          <table:table-cell table:formula="of:=[.K24]&amp;&quot;, &quot;" office:value-type="string" office:string-value="65, " calcext:value-type="string">
            <text:p>65, </text:p>
          </table:table-cell>
          <table:table-cell table:formula="of:=[.L24]&amp;&quot;, &quot;" office:value-type="string" office:string-value="75, " calcext:value-type="string">
            <text:p>75, </text:p>
          </table:table-cell>
          <table:table-cell table:formula="of:=[.M24]&amp;&quot;, &quot;" office:value-type="string" office:string-value="85, " calcext:value-type="string">
            <text:p>85, </text:p>
          </table:table-cell>
          <table:table-cell table:formula="of:=[.N24]&amp;&quot;, &quot;" office:value-type="string" office:string-value="95, " calcext:value-type="string">
            <text:p>95, </text:p>
          </table:table-cell>
          <table:table-cell table:formula="of:=[.O24]&amp;&quot;, &quot;" office:value-type="string" office:string-value="105, " calcext:value-type="string">
            <text:p>105, </text:p>
          </table:table-cell>
          <table:table-cell table:formula="of:=[.P24]&amp;&quot;, &quot;" office:value-type="string" office:string-value="115, " calcext:value-type="string">
            <text:p>115, </text:p>
          </table:table-cell>
          <table:table-cell table:formula="of:=[.Q24]&amp;&quot;, &quot;" office:value-type="string" office:string-value="125, " calcext:value-type="string">
            <text:p>125, </text:p>
          </table:table-cell>
          <table:table-cell table:formula="of:=[.R24]&amp;&quot;, &quot;" office:value-type="string" office:string-value="135, " calcext:value-type="string">
            <text:p>135, </text:p>
          </table:table-cell>
          <table:table-cell table:formula="of:=[.S24]&amp;&quot;, &quot;" office:value-type="string" office:string-value="145, " calcext:value-type="string">
            <text:p>145, </text:p>
          </table:table-cell>
          <table:table-cell table:formula="of:=[.T24]&amp;&quot;, &quot;" office:value-type="string" office:string-value="155, " calcext:value-type="string">
            <text:p>155, </text:p>
          </table:table-cell>
          <table:table-cell table:formula="of:=[.U24]&amp;&quot;, &quot;" office:value-type="string" office:string-value="165, " calcext:value-type="string">
            <text:p>165, </text:p>
          </table:table-cell>
          <table:table-cell table:formula="of:=[.V24]&amp;&quot;},&quot;" office:value-type="string" office:string-value="175}," calcext:value-type="string">
            <text:p>175},</text:p>
          </table:table-cell>
          <table:table-cell table:number-columns-repeated="981"/>
        </table:table-row>
        <table:table-row table:style-name="ro1">
          <table:table-cell office:value-type="float" office:value="24" calcext:value-type="float">
            <text:p>24</text:p>
          </table:table-cell>
          <table:table-cell office:value-type="float" office:value="0.23" calcext:value-type="float">
            <text:p>0.23</text:p>
          </table:table-cell>
          <table:table-cell table:style-name="ce2" table:formula="of:=MOD([.E25];360)&lt;1" office:value-type="boolean" office:boolean-value="false" calcext:value-type="boolean">
            <text:p>FALSE</text:p>
          </table:table-cell>
          <table:table-cell table:style-name="ce2" table:formula="of:=MOD([.F25];360)&lt;1" office:value-type="boolean" office:boolean-value="false" calcext:value-type="boolean">
            <text:p>FALSE</text:p>
          </table:table-cell>
          <table:table-cell table:formula="of:=[.E24]+0.8" office:value-type="float" office:value="318.4" calcext:value-type="float">
            <text:p>318.4</text:p>
          </table:table-cell>
          <table:table-cell table:formula="of:=0.8+[.F24]" office:value-type="float" office:value="18.4" calcext:value-type="float">
            <text:p>18.4</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25];[.AA25];[.AB25];[.AC25];[.AD25];[.AE25];[.AF25];[.AG25];[.AH25];[.AI25];[.AJ25];[.AK25];[.AL25];[.AM25];[.AN25];[.AO25];[.AP25];[.AQ25])" office:value-type="string" office:string-value="  {21667, 16689, 25, 35, 45, 55, 65, 75, 85, 95, 105, 115, 125, 135, 145, 155, 165, 175}," calcext:value-type="string">
            <text:p><text:s text:c="2"/>{21667, 16689, 25, 35, 45, 55, 65, 75, 85, 95, 105, 115, 125, 135, 145, 155, 165, 175},</text:p>
          </table:table-cell>
          <table:table-cell/>
          <table:table-cell table:formula="of:=&quot;  {&quot;&amp;INT(MOD([.E25];360)/360*5974)+IF([.C25];32768;0)+16384&amp;&quot;, &quot;" office:value-type="string" office:string-value="  {21667, " calcext:value-type="string">
            <text:p><text:s text:c="2"/>{21667, </text:p>
          </table:table-cell>
          <table:table-cell table:formula="of:=INT(MOD([.F25];360)/360*5974)+IF([.D25];32768;0)+16384&amp;&quot;, &quot;" office:value-type="string" office:string-value="16689, " calcext:value-type="string">
            <text:p>16689, </text:p>
          </table:table-cell>
          <table:table-cell table:formula="of:=[.G25]&amp;&quot;, &quot;" office:value-type="string" office:string-value="25, " calcext:value-type="string">
            <text:p>25, </text:p>
          </table:table-cell>
          <table:table-cell table:formula="of:=[.H25]&amp;&quot;, &quot;" office:value-type="string" office:string-value="35, " calcext:value-type="string">
            <text:p>35, </text:p>
          </table:table-cell>
          <table:table-cell table:formula="of:=[.I25]&amp;&quot;, &quot;" office:value-type="string" office:string-value="45, " calcext:value-type="string">
            <text:p>45, </text:p>
          </table:table-cell>
          <table:table-cell table:formula="of:=[.J25]&amp;&quot;, &quot;" office:value-type="string" office:string-value="55, " calcext:value-type="string">
            <text:p>55, </text:p>
          </table:table-cell>
          <table:table-cell table:formula="of:=[.K25]&amp;&quot;, &quot;" office:value-type="string" office:string-value="65, " calcext:value-type="string">
            <text:p>65, </text:p>
          </table:table-cell>
          <table:table-cell table:formula="of:=[.L25]&amp;&quot;, &quot;" office:value-type="string" office:string-value="75, " calcext:value-type="string">
            <text:p>75, </text:p>
          </table:table-cell>
          <table:table-cell table:formula="of:=[.M25]&amp;&quot;, &quot;" office:value-type="string" office:string-value="85, " calcext:value-type="string">
            <text:p>85, </text:p>
          </table:table-cell>
          <table:table-cell table:formula="of:=[.N25]&amp;&quot;, &quot;" office:value-type="string" office:string-value="95, " calcext:value-type="string">
            <text:p>95, </text:p>
          </table:table-cell>
          <table:table-cell table:formula="of:=[.O25]&amp;&quot;, &quot;" office:value-type="string" office:string-value="105, " calcext:value-type="string">
            <text:p>105, </text:p>
          </table:table-cell>
          <table:table-cell table:formula="of:=[.P25]&amp;&quot;, &quot;" office:value-type="string" office:string-value="115, " calcext:value-type="string">
            <text:p>115, </text:p>
          </table:table-cell>
          <table:table-cell table:formula="of:=[.Q25]&amp;&quot;, &quot;" office:value-type="string" office:string-value="125, " calcext:value-type="string">
            <text:p>125, </text:p>
          </table:table-cell>
          <table:table-cell table:formula="of:=[.R25]&amp;&quot;, &quot;" office:value-type="string" office:string-value="135, " calcext:value-type="string">
            <text:p>135, </text:p>
          </table:table-cell>
          <table:table-cell table:formula="of:=[.S25]&amp;&quot;, &quot;" office:value-type="string" office:string-value="145, " calcext:value-type="string">
            <text:p>145, </text:p>
          </table:table-cell>
          <table:table-cell table:formula="of:=[.T25]&amp;&quot;, &quot;" office:value-type="string" office:string-value="155, " calcext:value-type="string">
            <text:p>155, </text:p>
          </table:table-cell>
          <table:table-cell table:formula="of:=[.U25]&amp;&quot;, &quot;" office:value-type="string" office:string-value="165, " calcext:value-type="string">
            <text:p>165, </text:p>
          </table:table-cell>
          <table:table-cell table:formula="of:=[.V25]&amp;&quot;},&quot;" office:value-type="string" office:string-value="175}," calcext:value-type="string">
            <text:p>175},</text:p>
          </table:table-cell>
          <table:table-cell table:number-columns-repeated="981"/>
        </table:table-row>
        <table:table-row table:style-name="ro1">
          <table:table-cell office:value-type="float" office:value="25" calcext:value-type="float">
            <text:p>25</text:p>
          </table:table-cell>
          <table:table-cell office:value-type="float" office:value="0.24" calcext:value-type="float">
            <text:p>0.24</text:p>
          </table:table-cell>
          <table:table-cell table:style-name="ce2" table:formula="of:=MOD([.E26];360)&lt;1" office:value-type="boolean" office:boolean-value="false" calcext:value-type="boolean">
            <text:p>FALSE</text:p>
          </table:table-cell>
          <table:table-cell table:style-name="ce2" table:formula="of:=MOD([.F26];360)&lt;1" office:value-type="boolean" office:boolean-value="false" calcext:value-type="boolean">
            <text:p>FALSE</text:p>
          </table:table-cell>
          <table:table-cell table:formula="of:=[.E25]+0.8" office:value-type="float" office:value="319.2" calcext:value-type="float">
            <text:p>319.2</text:p>
          </table:table-cell>
          <table:table-cell table:formula="of:=0.8+[.F25]" office:value-type="float" office:value="19.2" calcext:value-type="float">
            <text:p>19.2</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26];[.AA26];[.AB26];[.AC26];[.AD26];[.AE26];[.AF26];[.AG26];[.AH26];[.AI26];[.AJ26];[.AK26];[.AL26];[.AM26];[.AN26];[.AO26];[.AP26];[.AQ26])" office:value-type="string" office:string-value="  {21680, 16702, 25, 35, 45, 55, 65, 75, 85, 95, 105, 115, 125, 135, 145, 155, 165, 175}," calcext:value-type="string">
            <text:p><text:s text:c="2"/>{21680, 16702, 25, 35, 45, 55, 65, 75, 85, 95, 105, 115, 125, 135, 145, 155, 165, 175},</text:p>
          </table:table-cell>
          <table:table-cell/>
          <table:table-cell table:formula="of:=&quot;  {&quot;&amp;INT(MOD([.E26];360)/360*5974)+IF([.C26];32768;0)+16384&amp;&quot;, &quot;" office:value-type="string" office:string-value="  {21680, " calcext:value-type="string">
            <text:p><text:s text:c="2"/>{21680, </text:p>
          </table:table-cell>
          <table:table-cell table:formula="of:=INT(MOD([.F26];360)/360*5974)+IF([.D26];32768;0)+16384&amp;&quot;, &quot;" office:value-type="string" office:string-value="16702, " calcext:value-type="string">
            <text:p>16702, </text:p>
          </table:table-cell>
          <table:table-cell table:formula="of:=[.G26]&amp;&quot;, &quot;" office:value-type="string" office:string-value="25, " calcext:value-type="string">
            <text:p>25, </text:p>
          </table:table-cell>
          <table:table-cell table:formula="of:=[.H26]&amp;&quot;, &quot;" office:value-type="string" office:string-value="35, " calcext:value-type="string">
            <text:p>35, </text:p>
          </table:table-cell>
          <table:table-cell table:formula="of:=[.I26]&amp;&quot;, &quot;" office:value-type="string" office:string-value="45, " calcext:value-type="string">
            <text:p>45, </text:p>
          </table:table-cell>
          <table:table-cell table:formula="of:=[.J26]&amp;&quot;, &quot;" office:value-type="string" office:string-value="55, " calcext:value-type="string">
            <text:p>55, </text:p>
          </table:table-cell>
          <table:table-cell table:formula="of:=[.K26]&amp;&quot;, &quot;" office:value-type="string" office:string-value="65, " calcext:value-type="string">
            <text:p>65, </text:p>
          </table:table-cell>
          <table:table-cell table:formula="of:=[.L26]&amp;&quot;, &quot;" office:value-type="string" office:string-value="75, " calcext:value-type="string">
            <text:p>75, </text:p>
          </table:table-cell>
          <table:table-cell table:formula="of:=[.M26]&amp;&quot;, &quot;" office:value-type="string" office:string-value="85, " calcext:value-type="string">
            <text:p>85, </text:p>
          </table:table-cell>
          <table:table-cell table:formula="of:=[.N26]&amp;&quot;, &quot;" office:value-type="string" office:string-value="95, " calcext:value-type="string">
            <text:p>95, </text:p>
          </table:table-cell>
          <table:table-cell table:formula="of:=[.O26]&amp;&quot;, &quot;" office:value-type="string" office:string-value="105, " calcext:value-type="string">
            <text:p>105, </text:p>
          </table:table-cell>
          <table:table-cell table:formula="of:=[.P26]&amp;&quot;, &quot;" office:value-type="string" office:string-value="115, " calcext:value-type="string">
            <text:p>115, </text:p>
          </table:table-cell>
          <table:table-cell table:formula="of:=[.Q26]&amp;&quot;, &quot;" office:value-type="string" office:string-value="125, " calcext:value-type="string">
            <text:p>125, </text:p>
          </table:table-cell>
          <table:table-cell table:formula="of:=[.R26]&amp;&quot;, &quot;" office:value-type="string" office:string-value="135, " calcext:value-type="string">
            <text:p>135, </text:p>
          </table:table-cell>
          <table:table-cell table:formula="of:=[.S26]&amp;&quot;, &quot;" office:value-type="string" office:string-value="145, " calcext:value-type="string">
            <text:p>145, </text:p>
          </table:table-cell>
          <table:table-cell table:formula="of:=[.T26]&amp;&quot;, &quot;" office:value-type="string" office:string-value="155, " calcext:value-type="string">
            <text:p>155, </text:p>
          </table:table-cell>
          <table:table-cell table:formula="of:=[.U26]&amp;&quot;, &quot;" office:value-type="string" office:string-value="165, " calcext:value-type="string">
            <text:p>165, </text:p>
          </table:table-cell>
          <table:table-cell table:formula="of:=[.V26]&amp;&quot;},&quot;" office:value-type="string" office:string-value="175}," calcext:value-type="string">
            <text:p>175},</text:p>
          </table:table-cell>
          <table:table-cell table:number-columns-repeated="981"/>
        </table:table-row>
        <table:table-row table:style-name="ro1">
          <table:table-cell office:value-type="float" office:value="26" calcext:value-type="float">
            <text:p>26</text:p>
          </table:table-cell>
          <table:table-cell office:value-type="float" office:value="0.25" calcext:value-type="float">
            <text:p>0.25</text:p>
          </table:table-cell>
          <table:table-cell table:style-name="ce2" table:formula="of:=MOD([.E27];360)&lt;1" office:value-type="boolean" office:boolean-value="false" calcext:value-type="boolean">
            <text:p>FALSE</text:p>
          </table:table-cell>
          <table:table-cell table:style-name="ce2" table:formula="of:=MOD([.F27];360)&lt;1" office:value-type="boolean" office:boolean-value="false" calcext:value-type="boolean">
            <text:p>FALSE</text:p>
          </table:table-cell>
          <table:table-cell table:formula="of:=[.E26]+0.8" office:value-type="float" office:value="320" calcext:value-type="float">
            <text:p>320</text:p>
          </table:table-cell>
          <table:table-cell table:formula="of:=0.8+[.F26]" office:value-type="float" office:value="20" calcext:value-type="float">
            <text:p>20</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27];[.AA27];[.AB27];[.AC27];[.AD27];[.AE27];[.AF27];[.AG27];[.AH27];[.AI27];[.AJ27];[.AK27];[.AL27];[.AM27];[.AN27];[.AO27];[.AP27];[.AQ27])" office:value-type="string" office:string-value="  {21694, 16715, 25, 35, 45, 55, 65, 75, 85, 95, 105, 115, 125, 135, 145, 155, 165, 175}," calcext:value-type="string">
            <text:p><text:s text:c="2"/>{21694, 16715, 25, 35, 45, 55, 65, 75, 85, 95, 105, 115, 125, 135, 145, 155, 165, 175},</text:p>
          </table:table-cell>
          <table:table-cell/>
          <table:table-cell table:formula="of:=&quot;  {&quot;&amp;INT(MOD([.E27];360)/360*5974)+IF([.C27];32768;0)+16384&amp;&quot;, &quot;" office:value-type="string" office:string-value="  {21694, " calcext:value-type="string">
            <text:p><text:s text:c="2"/>{21694, </text:p>
          </table:table-cell>
          <table:table-cell table:formula="of:=INT(MOD([.F27];360)/360*5974)+IF([.D27];32768;0)+16384&amp;&quot;, &quot;" office:value-type="string" office:string-value="16715, " calcext:value-type="string">
            <text:p>16715, </text:p>
          </table:table-cell>
          <table:table-cell table:formula="of:=[.G27]&amp;&quot;, &quot;" office:value-type="string" office:string-value="25, " calcext:value-type="string">
            <text:p>25, </text:p>
          </table:table-cell>
          <table:table-cell table:formula="of:=[.H27]&amp;&quot;, &quot;" office:value-type="string" office:string-value="35, " calcext:value-type="string">
            <text:p>35, </text:p>
          </table:table-cell>
          <table:table-cell table:formula="of:=[.I27]&amp;&quot;, &quot;" office:value-type="string" office:string-value="45, " calcext:value-type="string">
            <text:p>45, </text:p>
          </table:table-cell>
          <table:table-cell table:formula="of:=[.J27]&amp;&quot;, &quot;" office:value-type="string" office:string-value="55, " calcext:value-type="string">
            <text:p>55, </text:p>
          </table:table-cell>
          <table:table-cell table:formula="of:=[.K27]&amp;&quot;, &quot;" office:value-type="string" office:string-value="65, " calcext:value-type="string">
            <text:p>65, </text:p>
          </table:table-cell>
          <table:table-cell table:formula="of:=[.L27]&amp;&quot;, &quot;" office:value-type="string" office:string-value="75, " calcext:value-type="string">
            <text:p>75, </text:p>
          </table:table-cell>
          <table:table-cell table:formula="of:=[.M27]&amp;&quot;, &quot;" office:value-type="string" office:string-value="85, " calcext:value-type="string">
            <text:p>85, </text:p>
          </table:table-cell>
          <table:table-cell table:formula="of:=[.N27]&amp;&quot;, &quot;" office:value-type="string" office:string-value="95, " calcext:value-type="string">
            <text:p>95, </text:p>
          </table:table-cell>
          <table:table-cell table:formula="of:=[.O27]&amp;&quot;, &quot;" office:value-type="string" office:string-value="105, " calcext:value-type="string">
            <text:p>105, </text:p>
          </table:table-cell>
          <table:table-cell table:formula="of:=[.P27]&amp;&quot;, &quot;" office:value-type="string" office:string-value="115, " calcext:value-type="string">
            <text:p>115, </text:p>
          </table:table-cell>
          <table:table-cell table:formula="of:=[.Q27]&amp;&quot;, &quot;" office:value-type="string" office:string-value="125, " calcext:value-type="string">
            <text:p>125, </text:p>
          </table:table-cell>
          <table:table-cell table:formula="of:=[.R27]&amp;&quot;, &quot;" office:value-type="string" office:string-value="135, " calcext:value-type="string">
            <text:p>135, </text:p>
          </table:table-cell>
          <table:table-cell table:formula="of:=[.S27]&amp;&quot;, &quot;" office:value-type="string" office:string-value="145, " calcext:value-type="string">
            <text:p>145, </text:p>
          </table:table-cell>
          <table:table-cell table:formula="of:=[.T27]&amp;&quot;, &quot;" office:value-type="string" office:string-value="155, " calcext:value-type="string">
            <text:p>155, </text:p>
          </table:table-cell>
          <table:table-cell table:formula="of:=[.U27]&amp;&quot;, &quot;" office:value-type="string" office:string-value="165, " calcext:value-type="string">
            <text:p>165, </text:p>
          </table:table-cell>
          <table:table-cell table:formula="of:=[.V27]&amp;&quot;},&quot;" office:value-type="string" office:string-value="175}," calcext:value-type="string">
            <text:p>175},</text:p>
          </table:table-cell>
          <table:table-cell table:number-columns-repeated="981"/>
        </table:table-row>
        <table:table-row table:style-name="ro1">
          <table:table-cell office:value-type="float" office:value="27" calcext:value-type="float">
            <text:p>27</text:p>
          </table:table-cell>
          <table:table-cell office:value-type="float" office:value="0.26" calcext:value-type="float">
            <text:p>0.26</text:p>
          </table:table-cell>
          <table:table-cell table:style-name="ce2" table:formula="of:=MOD([.E28];360)&lt;1" office:value-type="boolean" office:boolean-value="false" calcext:value-type="boolean">
            <text:p>FALSE</text:p>
          </table:table-cell>
          <table:table-cell table:style-name="ce2" table:formula="of:=MOD([.F28];360)&lt;1" office:value-type="boolean" office:boolean-value="false" calcext:value-type="boolean">
            <text:p>FALSE</text:p>
          </table:table-cell>
          <table:table-cell table:formula="of:=[.E27]+0.8" office:value-type="float" office:value="320.8" calcext:value-type="float">
            <text:p>320.8</text:p>
          </table:table-cell>
          <table:table-cell table:formula="of:=0.8+[.F27]" office:value-type="float" office:value="20.8" calcext:value-type="float">
            <text:p>20.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28];[.AA28];[.AB28];[.AC28];[.AD28];[.AE28];[.AF28];[.AG28];[.AH28];[.AI28];[.AJ28];[.AK28];[.AL28];[.AM28];[.AN28];[.AO28];[.AP28];[.AQ28])" office:value-type="string" office:string-value="  {21707, 16729, 25, 35, 45, 55, 65, 75, 85, 95, 105, 115, 125, 135, 145, 155, 165, 175}," calcext:value-type="string">
            <text:p><text:s text:c="2"/>{21707, 16729, 25, 35, 45, 55, 65, 75, 85, 95, 105, 115, 125, 135, 145, 155, 165, 175},</text:p>
          </table:table-cell>
          <table:table-cell/>
          <table:table-cell table:formula="of:=&quot;  {&quot;&amp;INT(MOD([.E28];360)/360*5974)+IF([.C28];32768;0)+16384&amp;&quot;, &quot;" office:value-type="string" office:string-value="  {21707, " calcext:value-type="string">
            <text:p><text:s text:c="2"/>{21707, </text:p>
          </table:table-cell>
          <table:table-cell table:formula="of:=INT(MOD([.F28];360)/360*5974)+IF([.D28];32768;0)+16384&amp;&quot;, &quot;" office:value-type="string" office:string-value="16729, " calcext:value-type="string">
            <text:p>16729, </text:p>
          </table:table-cell>
          <table:table-cell table:formula="of:=[.G28]&amp;&quot;, &quot;" office:value-type="string" office:string-value="25, " calcext:value-type="string">
            <text:p>25, </text:p>
          </table:table-cell>
          <table:table-cell table:formula="of:=[.H28]&amp;&quot;, &quot;" office:value-type="string" office:string-value="35, " calcext:value-type="string">
            <text:p>35, </text:p>
          </table:table-cell>
          <table:table-cell table:formula="of:=[.I28]&amp;&quot;, &quot;" office:value-type="string" office:string-value="45, " calcext:value-type="string">
            <text:p>45, </text:p>
          </table:table-cell>
          <table:table-cell table:formula="of:=[.J28]&amp;&quot;, &quot;" office:value-type="string" office:string-value="55, " calcext:value-type="string">
            <text:p>55, </text:p>
          </table:table-cell>
          <table:table-cell table:formula="of:=[.K28]&amp;&quot;, &quot;" office:value-type="string" office:string-value="65, " calcext:value-type="string">
            <text:p>65, </text:p>
          </table:table-cell>
          <table:table-cell table:formula="of:=[.L28]&amp;&quot;, &quot;" office:value-type="string" office:string-value="75, " calcext:value-type="string">
            <text:p>75, </text:p>
          </table:table-cell>
          <table:table-cell table:formula="of:=[.M28]&amp;&quot;, &quot;" office:value-type="string" office:string-value="85, " calcext:value-type="string">
            <text:p>85, </text:p>
          </table:table-cell>
          <table:table-cell table:formula="of:=[.N28]&amp;&quot;, &quot;" office:value-type="string" office:string-value="95, " calcext:value-type="string">
            <text:p>95, </text:p>
          </table:table-cell>
          <table:table-cell table:formula="of:=[.O28]&amp;&quot;, &quot;" office:value-type="string" office:string-value="105, " calcext:value-type="string">
            <text:p>105, </text:p>
          </table:table-cell>
          <table:table-cell table:formula="of:=[.P28]&amp;&quot;, &quot;" office:value-type="string" office:string-value="115, " calcext:value-type="string">
            <text:p>115, </text:p>
          </table:table-cell>
          <table:table-cell table:formula="of:=[.Q28]&amp;&quot;, &quot;" office:value-type="string" office:string-value="125, " calcext:value-type="string">
            <text:p>125, </text:p>
          </table:table-cell>
          <table:table-cell table:formula="of:=[.R28]&amp;&quot;, &quot;" office:value-type="string" office:string-value="135, " calcext:value-type="string">
            <text:p>135, </text:p>
          </table:table-cell>
          <table:table-cell table:formula="of:=[.S28]&amp;&quot;, &quot;" office:value-type="string" office:string-value="145, " calcext:value-type="string">
            <text:p>145, </text:p>
          </table:table-cell>
          <table:table-cell table:formula="of:=[.T28]&amp;&quot;, &quot;" office:value-type="string" office:string-value="155, " calcext:value-type="string">
            <text:p>155, </text:p>
          </table:table-cell>
          <table:table-cell table:formula="of:=[.U28]&amp;&quot;, &quot;" office:value-type="string" office:string-value="165, " calcext:value-type="string">
            <text:p>165, </text:p>
          </table:table-cell>
          <table:table-cell table:formula="of:=[.V28]&amp;&quot;},&quot;" office:value-type="string" office:string-value="175}," calcext:value-type="string">
            <text:p>175},</text:p>
          </table:table-cell>
          <table:table-cell table:number-columns-repeated="981"/>
        </table:table-row>
        <table:table-row table:style-name="ro1">
          <table:table-cell office:value-type="float" office:value="28" calcext:value-type="float">
            <text:p>28</text:p>
          </table:table-cell>
          <table:table-cell office:value-type="float" office:value="0.27" calcext:value-type="float">
            <text:p>0.27</text:p>
          </table:table-cell>
          <table:table-cell table:style-name="ce2" table:formula="of:=MOD([.E29];360)&lt;1" office:value-type="boolean" office:boolean-value="false" calcext:value-type="boolean">
            <text:p>FALSE</text:p>
          </table:table-cell>
          <table:table-cell table:style-name="ce2" table:formula="of:=MOD([.F29];360)&lt;1" office:value-type="boolean" office:boolean-value="false" calcext:value-type="boolean">
            <text:p>FALSE</text:p>
          </table:table-cell>
          <table:table-cell table:formula="of:=[.E28]+0.8" office:value-type="float" office:value="321.6" calcext:value-type="float">
            <text:p>321.6</text:p>
          </table:table-cell>
          <table:table-cell table:formula="of:=0.8+[.F28]" office:value-type="float" office:value="21.6" calcext:value-type="float">
            <text:p>21.6</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29];[.AA29];[.AB29];[.AC29];[.AD29];[.AE29];[.AF29];[.AG29];[.AH29];[.AI29];[.AJ29];[.AK29];[.AL29];[.AM29];[.AN29];[.AO29];[.AP29];[.AQ29])" office:value-type="string" office:string-value="  {21720, 16742, 25, 35, 45, 55, 65, 75, 85, 95, 105, 115, 125, 135, 145, 155, 165, 175}," calcext:value-type="string">
            <text:p><text:s text:c="2"/>{21720, 16742, 25, 35, 45, 55, 65, 75, 85, 95, 105, 115, 125, 135, 145, 155, 165, 175},</text:p>
          </table:table-cell>
          <table:table-cell/>
          <table:table-cell table:formula="of:=&quot;  {&quot;&amp;INT(MOD([.E29];360)/360*5974)+IF([.C29];32768;0)+16384&amp;&quot;, &quot;" office:value-type="string" office:string-value="  {21720, " calcext:value-type="string">
            <text:p><text:s text:c="2"/>{21720, </text:p>
          </table:table-cell>
          <table:table-cell table:formula="of:=INT(MOD([.F29];360)/360*5974)+IF([.D29];32768;0)+16384&amp;&quot;, &quot;" office:value-type="string" office:string-value="16742, " calcext:value-type="string">
            <text:p>16742, </text:p>
          </table:table-cell>
          <table:table-cell table:formula="of:=[.G29]&amp;&quot;, &quot;" office:value-type="string" office:string-value="25, " calcext:value-type="string">
            <text:p>25, </text:p>
          </table:table-cell>
          <table:table-cell table:formula="of:=[.H29]&amp;&quot;, &quot;" office:value-type="string" office:string-value="35, " calcext:value-type="string">
            <text:p>35, </text:p>
          </table:table-cell>
          <table:table-cell table:formula="of:=[.I29]&amp;&quot;, &quot;" office:value-type="string" office:string-value="45, " calcext:value-type="string">
            <text:p>45, </text:p>
          </table:table-cell>
          <table:table-cell table:formula="of:=[.J29]&amp;&quot;, &quot;" office:value-type="string" office:string-value="55, " calcext:value-type="string">
            <text:p>55, </text:p>
          </table:table-cell>
          <table:table-cell table:formula="of:=[.K29]&amp;&quot;, &quot;" office:value-type="string" office:string-value="65, " calcext:value-type="string">
            <text:p>65, </text:p>
          </table:table-cell>
          <table:table-cell table:formula="of:=[.L29]&amp;&quot;, &quot;" office:value-type="string" office:string-value="75, " calcext:value-type="string">
            <text:p>75, </text:p>
          </table:table-cell>
          <table:table-cell table:formula="of:=[.M29]&amp;&quot;, &quot;" office:value-type="string" office:string-value="85, " calcext:value-type="string">
            <text:p>85, </text:p>
          </table:table-cell>
          <table:table-cell table:formula="of:=[.N29]&amp;&quot;, &quot;" office:value-type="string" office:string-value="95, " calcext:value-type="string">
            <text:p>95, </text:p>
          </table:table-cell>
          <table:table-cell table:formula="of:=[.O29]&amp;&quot;, &quot;" office:value-type="string" office:string-value="105, " calcext:value-type="string">
            <text:p>105, </text:p>
          </table:table-cell>
          <table:table-cell table:formula="of:=[.P29]&amp;&quot;, &quot;" office:value-type="string" office:string-value="115, " calcext:value-type="string">
            <text:p>115, </text:p>
          </table:table-cell>
          <table:table-cell table:formula="of:=[.Q29]&amp;&quot;, &quot;" office:value-type="string" office:string-value="125, " calcext:value-type="string">
            <text:p>125, </text:p>
          </table:table-cell>
          <table:table-cell table:formula="of:=[.R29]&amp;&quot;, &quot;" office:value-type="string" office:string-value="135, " calcext:value-type="string">
            <text:p>135, </text:p>
          </table:table-cell>
          <table:table-cell table:formula="of:=[.S29]&amp;&quot;, &quot;" office:value-type="string" office:string-value="145, " calcext:value-type="string">
            <text:p>145, </text:p>
          </table:table-cell>
          <table:table-cell table:formula="of:=[.T29]&amp;&quot;, &quot;" office:value-type="string" office:string-value="155, " calcext:value-type="string">
            <text:p>155, </text:p>
          </table:table-cell>
          <table:table-cell table:formula="of:=[.U29]&amp;&quot;, &quot;" office:value-type="string" office:string-value="165, " calcext:value-type="string">
            <text:p>165, </text:p>
          </table:table-cell>
          <table:table-cell table:formula="of:=[.V29]&amp;&quot;},&quot;" office:value-type="string" office:string-value="175}," calcext:value-type="string">
            <text:p>175},</text:p>
          </table:table-cell>
          <table:table-cell table:number-columns-repeated="981"/>
        </table:table-row>
        <table:table-row table:style-name="ro1">
          <table:table-cell office:value-type="float" office:value="29" calcext:value-type="float">
            <text:p>29</text:p>
          </table:table-cell>
          <table:table-cell office:value-type="float" office:value="0.28" calcext:value-type="float">
            <text:p>0.28</text:p>
          </table:table-cell>
          <table:table-cell table:style-name="ce2" table:formula="of:=MOD([.E30];360)&lt;1" office:value-type="boolean" office:boolean-value="false" calcext:value-type="boolean">
            <text:p>FALSE</text:p>
          </table:table-cell>
          <table:table-cell table:style-name="ce2" table:formula="of:=MOD([.F30];360)&lt;1" office:value-type="boolean" office:boolean-value="false" calcext:value-type="boolean">
            <text:p>FALSE</text:p>
          </table:table-cell>
          <table:table-cell table:formula="of:=[.E29]+0.8" office:value-type="float" office:value="322.4" calcext:value-type="float">
            <text:p>322.4</text:p>
          </table:table-cell>
          <table:table-cell table:formula="of:=0.8+[.F29]" office:value-type="float" office:value="22.4" calcext:value-type="float">
            <text:p>22.4</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30];[.AA30];[.AB30];[.AC30];[.AD30];[.AE30];[.AF30];[.AG30];[.AH30];[.AI30];[.AJ30];[.AK30];[.AL30];[.AM30];[.AN30];[.AO30];[.AP30];[.AQ30])" office:value-type="string" office:string-value="  {21734, 16755, 25, 35, 45, 55, 65, 75, 85, 95, 105, 115, 125, 135, 145, 155, 165, 175}," calcext:value-type="string">
            <text:p><text:s text:c="2"/>{21734, 16755, 25, 35, 45, 55, 65, 75, 85, 95, 105, 115, 125, 135, 145, 155, 165, 175},</text:p>
          </table:table-cell>
          <table:table-cell/>
          <table:table-cell table:formula="of:=&quot;  {&quot;&amp;INT(MOD([.E30];360)/360*5974)+IF([.C30];32768;0)+16384&amp;&quot;, &quot;" office:value-type="string" office:string-value="  {21734, " calcext:value-type="string">
            <text:p><text:s text:c="2"/>{21734, </text:p>
          </table:table-cell>
          <table:table-cell table:formula="of:=INT(MOD([.F30];360)/360*5974)+IF([.D30];32768;0)+16384&amp;&quot;, &quot;" office:value-type="string" office:string-value="16755, " calcext:value-type="string">
            <text:p>16755, </text:p>
          </table:table-cell>
          <table:table-cell table:formula="of:=[.G30]&amp;&quot;, &quot;" office:value-type="string" office:string-value="25, " calcext:value-type="string">
            <text:p>25, </text:p>
          </table:table-cell>
          <table:table-cell table:formula="of:=[.H30]&amp;&quot;, &quot;" office:value-type="string" office:string-value="35, " calcext:value-type="string">
            <text:p>35, </text:p>
          </table:table-cell>
          <table:table-cell table:formula="of:=[.I30]&amp;&quot;, &quot;" office:value-type="string" office:string-value="45, " calcext:value-type="string">
            <text:p>45, </text:p>
          </table:table-cell>
          <table:table-cell table:formula="of:=[.J30]&amp;&quot;, &quot;" office:value-type="string" office:string-value="55, " calcext:value-type="string">
            <text:p>55, </text:p>
          </table:table-cell>
          <table:table-cell table:formula="of:=[.K30]&amp;&quot;, &quot;" office:value-type="string" office:string-value="65, " calcext:value-type="string">
            <text:p>65, </text:p>
          </table:table-cell>
          <table:table-cell table:formula="of:=[.L30]&amp;&quot;, &quot;" office:value-type="string" office:string-value="75, " calcext:value-type="string">
            <text:p>75, </text:p>
          </table:table-cell>
          <table:table-cell table:formula="of:=[.M30]&amp;&quot;, &quot;" office:value-type="string" office:string-value="85, " calcext:value-type="string">
            <text:p>85, </text:p>
          </table:table-cell>
          <table:table-cell table:formula="of:=[.N30]&amp;&quot;, &quot;" office:value-type="string" office:string-value="95, " calcext:value-type="string">
            <text:p>95, </text:p>
          </table:table-cell>
          <table:table-cell table:formula="of:=[.O30]&amp;&quot;, &quot;" office:value-type="string" office:string-value="105, " calcext:value-type="string">
            <text:p>105, </text:p>
          </table:table-cell>
          <table:table-cell table:formula="of:=[.P30]&amp;&quot;, &quot;" office:value-type="string" office:string-value="115, " calcext:value-type="string">
            <text:p>115, </text:p>
          </table:table-cell>
          <table:table-cell table:formula="of:=[.Q30]&amp;&quot;, &quot;" office:value-type="string" office:string-value="125, " calcext:value-type="string">
            <text:p>125, </text:p>
          </table:table-cell>
          <table:table-cell table:formula="of:=[.R30]&amp;&quot;, &quot;" office:value-type="string" office:string-value="135, " calcext:value-type="string">
            <text:p>135, </text:p>
          </table:table-cell>
          <table:table-cell table:formula="of:=[.S30]&amp;&quot;, &quot;" office:value-type="string" office:string-value="145, " calcext:value-type="string">
            <text:p>145, </text:p>
          </table:table-cell>
          <table:table-cell table:formula="of:=[.T30]&amp;&quot;, &quot;" office:value-type="string" office:string-value="155, " calcext:value-type="string">
            <text:p>155, </text:p>
          </table:table-cell>
          <table:table-cell table:formula="of:=[.U30]&amp;&quot;, &quot;" office:value-type="string" office:string-value="165, " calcext:value-type="string">
            <text:p>165, </text:p>
          </table:table-cell>
          <table:table-cell table:formula="of:=[.V30]&amp;&quot;},&quot;" office:value-type="string" office:string-value="175}," calcext:value-type="string">
            <text:p>175},</text:p>
          </table:table-cell>
          <table:table-cell table:number-columns-repeated="981"/>
        </table:table-row>
        <table:table-row table:style-name="ro1">
          <table:table-cell office:value-type="float" office:value="30" calcext:value-type="float">
            <text:p>30</text:p>
          </table:table-cell>
          <table:table-cell office:value-type="float" office:value="0.29" calcext:value-type="float">
            <text:p>0.29</text:p>
          </table:table-cell>
          <table:table-cell table:style-name="ce2" table:formula="of:=MOD([.E31];360)&lt;1" office:value-type="boolean" office:boolean-value="false" calcext:value-type="boolean">
            <text:p>FALSE</text:p>
          </table:table-cell>
          <table:table-cell table:style-name="ce2" table:formula="of:=MOD([.F31];360)&lt;1" office:value-type="boolean" office:boolean-value="false" calcext:value-type="boolean">
            <text:p>FALSE</text:p>
          </table:table-cell>
          <table:table-cell table:formula="of:=[.E30]+0.8" office:value-type="float" office:value="323.2" calcext:value-type="float">
            <text:p>323.2</text:p>
          </table:table-cell>
          <table:table-cell table:formula="of:=0.8+[.F30]" office:value-type="float" office:value="23.2" calcext:value-type="float">
            <text:p>23.2</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31];[.AA31];[.AB31];[.AC31];[.AD31];[.AE31];[.AF31];[.AG31];[.AH31];[.AI31];[.AJ31];[.AK31];[.AL31];[.AM31];[.AN31];[.AO31];[.AP31];[.AQ31])" office:value-type="string" office:string-value="  {21747, 16768, 25, 35, 45, 55, 65, 75, 85, 95, 105, 115, 125, 135, 145, 155, 165, 175}," calcext:value-type="string">
            <text:p><text:s text:c="2"/>{21747, 16768, 25, 35, 45, 55, 65, 75, 85, 95, 105, 115, 125, 135, 145, 155, 165, 175},</text:p>
          </table:table-cell>
          <table:table-cell/>
          <table:table-cell table:formula="of:=&quot;  {&quot;&amp;INT(MOD([.E31];360)/360*5974)+IF([.C31];32768;0)+16384&amp;&quot;, &quot;" office:value-type="string" office:string-value="  {21747, " calcext:value-type="string">
            <text:p><text:s text:c="2"/>{21747, </text:p>
          </table:table-cell>
          <table:table-cell table:formula="of:=INT(MOD([.F31];360)/360*5974)+IF([.D31];32768;0)+16384&amp;&quot;, &quot;" office:value-type="string" office:string-value="16768, " calcext:value-type="string">
            <text:p>16768, </text:p>
          </table:table-cell>
          <table:table-cell table:formula="of:=[.G31]&amp;&quot;, &quot;" office:value-type="string" office:string-value="25, " calcext:value-type="string">
            <text:p>25, </text:p>
          </table:table-cell>
          <table:table-cell table:formula="of:=[.H31]&amp;&quot;, &quot;" office:value-type="string" office:string-value="35, " calcext:value-type="string">
            <text:p>35, </text:p>
          </table:table-cell>
          <table:table-cell table:formula="of:=[.I31]&amp;&quot;, &quot;" office:value-type="string" office:string-value="45, " calcext:value-type="string">
            <text:p>45, </text:p>
          </table:table-cell>
          <table:table-cell table:formula="of:=[.J31]&amp;&quot;, &quot;" office:value-type="string" office:string-value="55, " calcext:value-type="string">
            <text:p>55, </text:p>
          </table:table-cell>
          <table:table-cell table:formula="of:=[.K31]&amp;&quot;, &quot;" office:value-type="string" office:string-value="65, " calcext:value-type="string">
            <text:p>65, </text:p>
          </table:table-cell>
          <table:table-cell table:formula="of:=[.L31]&amp;&quot;, &quot;" office:value-type="string" office:string-value="75, " calcext:value-type="string">
            <text:p>75, </text:p>
          </table:table-cell>
          <table:table-cell table:formula="of:=[.M31]&amp;&quot;, &quot;" office:value-type="string" office:string-value="85, " calcext:value-type="string">
            <text:p>85, </text:p>
          </table:table-cell>
          <table:table-cell table:formula="of:=[.N31]&amp;&quot;, &quot;" office:value-type="string" office:string-value="95, " calcext:value-type="string">
            <text:p>95, </text:p>
          </table:table-cell>
          <table:table-cell table:formula="of:=[.O31]&amp;&quot;, &quot;" office:value-type="string" office:string-value="105, " calcext:value-type="string">
            <text:p>105, </text:p>
          </table:table-cell>
          <table:table-cell table:formula="of:=[.P31]&amp;&quot;, &quot;" office:value-type="string" office:string-value="115, " calcext:value-type="string">
            <text:p>115, </text:p>
          </table:table-cell>
          <table:table-cell table:formula="of:=[.Q31]&amp;&quot;, &quot;" office:value-type="string" office:string-value="125, " calcext:value-type="string">
            <text:p>125, </text:p>
          </table:table-cell>
          <table:table-cell table:formula="of:=[.R31]&amp;&quot;, &quot;" office:value-type="string" office:string-value="135, " calcext:value-type="string">
            <text:p>135, </text:p>
          </table:table-cell>
          <table:table-cell table:formula="of:=[.S31]&amp;&quot;, &quot;" office:value-type="string" office:string-value="145, " calcext:value-type="string">
            <text:p>145, </text:p>
          </table:table-cell>
          <table:table-cell table:formula="of:=[.T31]&amp;&quot;, &quot;" office:value-type="string" office:string-value="155, " calcext:value-type="string">
            <text:p>155, </text:p>
          </table:table-cell>
          <table:table-cell table:formula="of:=[.U31]&amp;&quot;, &quot;" office:value-type="string" office:string-value="165, " calcext:value-type="string">
            <text:p>165, </text:p>
          </table:table-cell>
          <table:table-cell table:formula="of:=[.V31]&amp;&quot;},&quot;" office:value-type="string" office:string-value="175}," calcext:value-type="string">
            <text:p>175},</text:p>
          </table:table-cell>
          <table:table-cell table:number-columns-repeated="981"/>
        </table:table-row>
        <table:table-row table:style-name="ro1">
          <table:table-cell office:value-type="float" office:value="31" calcext:value-type="float">
            <text:p>31</text:p>
          </table:table-cell>
          <table:table-cell office:value-type="float" office:value="0.3" calcext:value-type="float">
            <text:p>0.3</text:p>
          </table:table-cell>
          <table:table-cell table:style-name="ce2" table:formula="of:=MOD([.E32];360)&lt;1" office:value-type="boolean" office:boolean-value="false" calcext:value-type="boolean">
            <text:p>FALSE</text:p>
          </table:table-cell>
          <table:table-cell table:style-name="ce2" table:formula="of:=MOD([.F32];360)&lt;1" office:value-type="boolean" office:boolean-value="false" calcext:value-type="boolean">
            <text:p>FALSE</text:p>
          </table:table-cell>
          <table:table-cell table:formula="of:=[.E31]+0.8" office:value-type="float" office:value="324" calcext:value-type="float">
            <text:p>324</text:p>
          </table:table-cell>
          <table:table-cell table:formula="of:=0.8+[.F31]" office:value-type="float" office:value="24" calcext:value-type="float">
            <text:p>24</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32];[.AA32];[.AB32];[.AC32];[.AD32];[.AE32];[.AF32];[.AG32];[.AH32];[.AI32];[.AJ32];[.AK32];[.AL32];[.AM32];[.AN32];[.AO32];[.AP32];[.AQ32])" office:value-type="string" office:string-value="  {21760, 16782, 25, 35, 45, 55, 65, 75, 85, 95, 105, 115, 125, 135, 145, 155, 165, 175}," calcext:value-type="string">
            <text:p><text:s text:c="2"/>{21760, 16782, 25, 35, 45, 55, 65, 75, 85, 95, 105, 115, 125, 135, 145, 155, 165, 175},</text:p>
          </table:table-cell>
          <table:table-cell/>
          <table:table-cell table:formula="of:=&quot;  {&quot;&amp;INT(MOD([.E32];360)/360*5974)+IF([.C32];32768;0)+16384&amp;&quot;, &quot;" office:value-type="string" office:string-value="  {21760, " calcext:value-type="string">
            <text:p><text:s text:c="2"/>{21760, </text:p>
          </table:table-cell>
          <table:table-cell table:formula="of:=INT(MOD([.F32];360)/360*5974)+IF([.D32];32768;0)+16384&amp;&quot;, &quot;" office:value-type="string" office:string-value="16782, " calcext:value-type="string">
            <text:p>16782, </text:p>
          </table:table-cell>
          <table:table-cell table:formula="of:=[.G32]&amp;&quot;, &quot;" office:value-type="string" office:string-value="25, " calcext:value-type="string">
            <text:p>25, </text:p>
          </table:table-cell>
          <table:table-cell table:formula="of:=[.H32]&amp;&quot;, &quot;" office:value-type="string" office:string-value="35, " calcext:value-type="string">
            <text:p>35, </text:p>
          </table:table-cell>
          <table:table-cell table:formula="of:=[.I32]&amp;&quot;, &quot;" office:value-type="string" office:string-value="45, " calcext:value-type="string">
            <text:p>45, </text:p>
          </table:table-cell>
          <table:table-cell table:formula="of:=[.J32]&amp;&quot;, &quot;" office:value-type="string" office:string-value="55, " calcext:value-type="string">
            <text:p>55, </text:p>
          </table:table-cell>
          <table:table-cell table:formula="of:=[.K32]&amp;&quot;, &quot;" office:value-type="string" office:string-value="65, " calcext:value-type="string">
            <text:p>65, </text:p>
          </table:table-cell>
          <table:table-cell table:formula="of:=[.L32]&amp;&quot;, &quot;" office:value-type="string" office:string-value="75, " calcext:value-type="string">
            <text:p>75, </text:p>
          </table:table-cell>
          <table:table-cell table:formula="of:=[.M32]&amp;&quot;, &quot;" office:value-type="string" office:string-value="85, " calcext:value-type="string">
            <text:p>85, </text:p>
          </table:table-cell>
          <table:table-cell table:formula="of:=[.N32]&amp;&quot;, &quot;" office:value-type="string" office:string-value="95, " calcext:value-type="string">
            <text:p>95, </text:p>
          </table:table-cell>
          <table:table-cell table:formula="of:=[.O32]&amp;&quot;, &quot;" office:value-type="string" office:string-value="105, " calcext:value-type="string">
            <text:p>105, </text:p>
          </table:table-cell>
          <table:table-cell table:formula="of:=[.P32]&amp;&quot;, &quot;" office:value-type="string" office:string-value="115, " calcext:value-type="string">
            <text:p>115, </text:p>
          </table:table-cell>
          <table:table-cell table:formula="of:=[.Q32]&amp;&quot;, &quot;" office:value-type="string" office:string-value="125, " calcext:value-type="string">
            <text:p>125, </text:p>
          </table:table-cell>
          <table:table-cell table:formula="of:=[.R32]&amp;&quot;, &quot;" office:value-type="string" office:string-value="135, " calcext:value-type="string">
            <text:p>135, </text:p>
          </table:table-cell>
          <table:table-cell table:formula="of:=[.S32]&amp;&quot;, &quot;" office:value-type="string" office:string-value="145, " calcext:value-type="string">
            <text:p>145, </text:p>
          </table:table-cell>
          <table:table-cell table:formula="of:=[.T32]&amp;&quot;, &quot;" office:value-type="string" office:string-value="155, " calcext:value-type="string">
            <text:p>155, </text:p>
          </table:table-cell>
          <table:table-cell table:formula="of:=[.U32]&amp;&quot;, &quot;" office:value-type="string" office:string-value="165, " calcext:value-type="string">
            <text:p>165, </text:p>
          </table:table-cell>
          <table:table-cell table:formula="of:=[.V32]&amp;&quot;},&quot;" office:value-type="string" office:string-value="175}," calcext:value-type="string">
            <text:p>175},</text:p>
          </table:table-cell>
          <table:table-cell table:number-columns-repeated="981"/>
        </table:table-row>
        <table:table-row table:style-name="ro1">
          <table:table-cell office:value-type="float" office:value="32" calcext:value-type="float">
            <text:p>32</text:p>
          </table:table-cell>
          <table:table-cell office:value-type="float" office:value="0.31" calcext:value-type="float">
            <text:p>0.31</text:p>
          </table:table-cell>
          <table:table-cell table:style-name="ce2" table:formula="of:=MOD([.E33];360)&lt;1" office:value-type="boolean" office:boolean-value="false" calcext:value-type="boolean">
            <text:p>FALSE</text:p>
          </table:table-cell>
          <table:table-cell table:style-name="ce2" table:formula="of:=MOD([.F33];360)&lt;1" office:value-type="boolean" office:boolean-value="false" calcext:value-type="boolean">
            <text:p>FALSE</text:p>
          </table:table-cell>
          <table:table-cell table:formula="of:=[.E32]+0.8" office:value-type="float" office:value="324.8" calcext:value-type="float">
            <text:p>324.8</text:p>
          </table:table-cell>
          <table:table-cell table:formula="of:=0.8+[.F32]" office:value-type="float" office:value="24.8" calcext:value-type="float">
            <text:p>24.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33];[.AA33];[.AB33];[.AC33];[.AD33];[.AE33];[.AF33];[.AG33];[.AH33];[.AI33];[.AJ33];[.AK33];[.AL33];[.AM33];[.AN33];[.AO33];[.AP33];[.AQ33])" office:value-type="string" office:string-value="  {21773, 16795, 25, 35, 45, 55, 65, 75, 85, 95, 105, 115, 125, 135, 145, 155, 165, 175}," calcext:value-type="string">
            <text:p><text:s text:c="2"/>{21773, 16795, 25, 35, 45, 55, 65, 75, 85, 95, 105, 115, 125, 135, 145, 155, 165, 175},</text:p>
          </table:table-cell>
          <table:table-cell/>
          <table:table-cell table:formula="of:=&quot;  {&quot;&amp;INT(MOD([.E33];360)/360*5974)+IF([.C33];32768;0)+16384&amp;&quot;, &quot;" office:value-type="string" office:string-value="  {21773, " calcext:value-type="string">
            <text:p><text:s text:c="2"/>{21773, </text:p>
          </table:table-cell>
          <table:table-cell table:formula="of:=INT(MOD([.F33];360)/360*5974)+IF([.D33];32768;0)+16384&amp;&quot;, &quot;" office:value-type="string" office:string-value="16795, " calcext:value-type="string">
            <text:p>16795, </text:p>
          </table:table-cell>
          <table:table-cell table:formula="of:=[.G33]&amp;&quot;, &quot;" office:value-type="string" office:string-value="25, " calcext:value-type="string">
            <text:p>25, </text:p>
          </table:table-cell>
          <table:table-cell table:formula="of:=[.H33]&amp;&quot;, &quot;" office:value-type="string" office:string-value="35, " calcext:value-type="string">
            <text:p>35, </text:p>
          </table:table-cell>
          <table:table-cell table:formula="of:=[.I33]&amp;&quot;, &quot;" office:value-type="string" office:string-value="45, " calcext:value-type="string">
            <text:p>45, </text:p>
          </table:table-cell>
          <table:table-cell table:formula="of:=[.J33]&amp;&quot;, &quot;" office:value-type="string" office:string-value="55, " calcext:value-type="string">
            <text:p>55, </text:p>
          </table:table-cell>
          <table:table-cell table:formula="of:=[.K33]&amp;&quot;, &quot;" office:value-type="string" office:string-value="65, " calcext:value-type="string">
            <text:p>65, </text:p>
          </table:table-cell>
          <table:table-cell table:formula="of:=[.L33]&amp;&quot;, &quot;" office:value-type="string" office:string-value="75, " calcext:value-type="string">
            <text:p>75, </text:p>
          </table:table-cell>
          <table:table-cell table:formula="of:=[.M33]&amp;&quot;, &quot;" office:value-type="string" office:string-value="85, " calcext:value-type="string">
            <text:p>85, </text:p>
          </table:table-cell>
          <table:table-cell table:formula="of:=[.N33]&amp;&quot;, &quot;" office:value-type="string" office:string-value="95, " calcext:value-type="string">
            <text:p>95, </text:p>
          </table:table-cell>
          <table:table-cell table:formula="of:=[.O33]&amp;&quot;, &quot;" office:value-type="string" office:string-value="105, " calcext:value-type="string">
            <text:p>105, </text:p>
          </table:table-cell>
          <table:table-cell table:formula="of:=[.P33]&amp;&quot;, &quot;" office:value-type="string" office:string-value="115, " calcext:value-type="string">
            <text:p>115, </text:p>
          </table:table-cell>
          <table:table-cell table:formula="of:=[.Q33]&amp;&quot;, &quot;" office:value-type="string" office:string-value="125, " calcext:value-type="string">
            <text:p>125, </text:p>
          </table:table-cell>
          <table:table-cell table:formula="of:=[.R33]&amp;&quot;, &quot;" office:value-type="string" office:string-value="135, " calcext:value-type="string">
            <text:p>135, </text:p>
          </table:table-cell>
          <table:table-cell table:formula="of:=[.S33]&amp;&quot;, &quot;" office:value-type="string" office:string-value="145, " calcext:value-type="string">
            <text:p>145, </text:p>
          </table:table-cell>
          <table:table-cell table:formula="of:=[.T33]&amp;&quot;, &quot;" office:value-type="string" office:string-value="155, " calcext:value-type="string">
            <text:p>155, </text:p>
          </table:table-cell>
          <table:table-cell table:formula="of:=[.U33]&amp;&quot;, &quot;" office:value-type="string" office:string-value="165, " calcext:value-type="string">
            <text:p>165, </text:p>
          </table:table-cell>
          <table:table-cell table:formula="of:=[.V33]&amp;&quot;},&quot;" office:value-type="string" office:string-value="175}," calcext:value-type="string">
            <text:p>175},</text:p>
          </table:table-cell>
          <table:table-cell table:number-columns-repeated="981"/>
        </table:table-row>
        <table:table-row table:style-name="ro1">
          <table:table-cell office:value-type="float" office:value="33" calcext:value-type="float">
            <text:p>33</text:p>
          </table:table-cell>
          <table:table-cell office:value-type="float" office:value="0.32" calcext:value-type="float">
            <text:p>0.32</text:p>
          </table:table-cell>
          <table:table-cell table:style-name="ce2" table:formula="of:=MOD([.E34];360)&lt;1" office:value-type="boolean" office:boolean-value="false" calcext:value-type="boolean">
            <text:p>FALSE</text:p>
          </table:table-cell>
          <table:table-cell table:style-name="ce2" table:formula="of:=MOD([.F34];360)&lt;1" office:value-type="boolean" office:boolean-value="false" calcext:value-type="boolean">
            <text:p>FALSE</text:p>
          </table:table-cell>
          <table:table-cell table:formula="of:=[.E33]+0.8" office:value-type="float" office:value="325.6" calcext:value-type="float">
            <text:p>325.6</text:p>
          </table:table-cell>
          <table:table-cell table:formula="of:=0.8+[.F33]" office:value-type="float" office:value="25.6" calcext:value-type="float">
            <text:p>25.6</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34];[.AA34];[.AB34];[.AC34];[.AD34];[.AE34];[.AF34];[.AG34];[.AH34];[.AI34];[.AJ34];[.AK34];[.AL34];[.AM34];[.AN34];[.AO34];[.AP34];[.AQ34])" office:value-type="string" office:string-value="  {21787, 16808, 25, 35, 45, 55, 65, 75, 85, 95, 105, 115, 125, 135, 145, 155, 165, 175}," calcext:value-type="string">
            <text:p><text:s text:c="2"/>{21787, 16808, 25, 35, 45, 55, 65, 75, 85, 95, 105, 115, 125, 135, 145, 155, 165, 175},</text:p>
          </table:table-cell>
          <table:table-cell/>
          <table:table-cell table:formula="of:=&quot;  {&quot;&amp;INT(MOD([.E34];360)/360*5974)+IF([.C34];32768;0)+16384&amp;&quot;, &quot;" office:value-type="string" office:string-value="  {21787, " calcext:value-type="string">
            <text:p><text:s text:c="2"/>{21787, </text:p>
          </table:table-cell>
          <table:table-cell table:formula="of:=INT(MOD([.F34];360)/360*5974)+IF([.D34];32768;0)+16384&amp;&quot;, &quot;" office:value-type="string" office:string-value="16808, " calcext:value-type="string">
            <text:p>16808, </text:p>
          </table:table-cell>
          <table:table-cell table:formula="of:=[.G34]&amp;&quot;, &quot;" office:value-type="string" office:string-value="25, " calcext:value-type="string">
            <text:p>25, </text:p>
          </table:table-cell>
          <table:table-cell table:formula="of:=[.H34]&amp;&quot;, &quot;" office:value-type="string" office:string-value="35, " calcext:value-type="string">
            <text:p>35, </text:p>
          </table:table-cell>
          <table:table-cell table:formula="of:=[.I34]&amp;&quot;, &quot;" office:value-type="string" office:string-value="45, " calcext:value-type="string">
            <text:p>45, </text:p>
          </table:table-cell>
          <table:table-cell table:formula="of:=[.J34]&amp;&quot;, &quot;" office:value-type="string" office:string-value="55, " calcext:value-type="string">
            <text:p>55, </text:p>
          </table:table-cell>
          <table:table-cell table:formula="of:=[.K34]&amp;&quot;, &quot;" office:value-type="string" office:string-value="65, " calcext:value-type="string">
            <text:p>65, </text:p>
          </table:table-cell>
          <table:table-cell table:formula="of:=[.L34]&amp;&quot;, &quot;" office:value-type="string" office:string-value="75, " calcext:value-type="string">
            <text:p>75, </text:p>
          </table:table-cell>
          <table:table-cell table:formula="of:=[.M34]&amp;&quot;, &quot;" office:value-type="string" office:string-value="85, " calcext:value-type="string">
            <text:p>85, </text:p>
          </table:table-cell>
          <table:table-cell table:formula="of:=[.N34]&amp;&quot;, &quot;" office:value-type="string" office:string-value="95, " calcext:value-type="string">
            <text:p>95, </text:p>
          </table:table-cell>
          <table:table-cell table:formula="of:=[.O34]&amp;&quot;, &quot;" office:value-type="string" office:string-value="105, " calcext:value-type="string">
            <text:p>105, </text:p>
          </table:table-cell>
          <table:table-cell table:formula="of:=[.P34]&amp;&quot;, &quot;" office:value-type="string" office:string-value="115, " calcext:value-type="string">
            <text:p>115, </text:p>
          </table:table-cell>
          <table:table-cell table:formula="of:=[.Q34]&amp;&quot;, &quot;" office:value-type="string" office:string-value="125, " calcext:value-type="string">
            <text:p>125, </text:p>
          </table:table-cell>
          <table:table-cell table:formula="of:=[.R34]&amp;&quot;, &quot;" office:value-type="string" office:string-value="135, " calcext:value-type="string">
            <text:p>135, </text:p>
          </table:table-cell>
          <table:table-cell table:formula="of:=[.S34]&amp;&quot;, &quot;" office:value-type="string" office:string-value="145, " calcext:value-type="string">
            <text:p>145, </text:p>
          </table:table-cell>
          <table:table-cell table:formula="of:=[.T34]&amp;&quot;, &quot;" office:value-type="string" office:string-value="155, " calcext:value-type="string">
            <text:p>155, </text:p>
          </table:table-cell>
          <table:table-cell table:formula="of:=[.U34]&amp;&quot;, &quot;" office:value-type="string" office:string-value="165, " calcext:value-type="string">
            <text:p>165, </text:p>
          </table:table-cell>
          <table:table-cell table:formula="of:=[.V34]&amp;&quot;},&quot;" office:value-type="string" office:string-value="175}," calcext:value-type="string">
            <text:p>175},</text:p>
          </table:table-cell>
          <table:table-cell table:number-columns-repeated="981"/>
        </table:table-row>
        <table:table-row table:style-name="ro1">
          <table:table-cell office:value-type="float" office:value="34" calcext:value-type="float">
            <text:p>34</text:p>
          </table:table-cell>
          <table:table-cell office:value-type="float" office:value="0.33" calcext:value-type="float">
            <text:p>0.33</text:p>
          </table:table-cell>
          <table:table-cell table:style-name="ce2" table:formula="of:=MOD([.E35];360)&lt;1" office:value-type="boolean" office:boolean-value="false" calcext:value-type="boolean">
            <text:p>FALSE</text:p>
          </table:table-cell>
          <table:table-cell table:style-name="ce2" table:formula="of:=MOD([.F35];360)&lt;1" office:value-type="boolean" office:boolean-value="false" calcext:value-type="boolean">
            <text:p>FALSE</text:p>
          </table:table-cell>
          <table:table-cell table:formula="of:=[.E34]+0.8" office:value-type="float" office:value="326.4" calcext:value-type="float">
            <text:p>326.4</text:p>
          </table:table-cell>
          <table:table-cell table:formula="of:=0.8+[.F34]" office:value-type="float" office:value="26.4" calcext:value-type="float">
            <text:p>26.4</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35];[.AA35];[.AB35];[.AC35];[.AD35];[.AE35];[.AF35];[.AG35];[.AH35];[.AI35];[.AJ35];[.AK35];[.AL35];[.AM35];[.AN35];[.AO35];[.AP35];[.AQ35])" office:value-type="string" office:string-value="  {21800, 16822, 25, 35, 45, 55, 65, 75, 85, 95, 105, 115, 125, 135, 145, 155, 165, 175}," calcext:value-type="string">
            <text:p><text:s text:c="2"/>{21800, 16822, 25, 35, 45, 55, 65, 75, 85, 95, 105, 115, 125, 135, 145, 155, 165, 175},</text:p>
          </table:table-cell>
          <table:table-cell/>
          <table:table-cell table:formula="of:=&quot;  {&quot;&amp;INT(MOD([.E35];360)/360*5974)+IF([.C35];32768;0)+16384&amp;&quot;, &quot;" office:value-type="string" office:string-value="  {21800, " calcext:value-type="string">
            <text:p><text:s text:c="2"/>{21800, </text:p>
          </table:table-cell>
          <table:table-cell table:formula="of:=INT(MOD([.F35];360)/360*5974)+IF([.D35];32768;0)+16384&amp;&quot;, &quot;" office:value-type="string" office:string-value="16822, " calcext:value-type="string">
            <text:p>16822, </text:p>
          </table:table-cell>
          <table:table-cell table:formula="of:=[.G35]&amp;&quot;, &quot;" office:value-type="string" office:string-value="25, " calcext:value-type="string">
            <text:p>25, </text:p>
          </table:table-cell>
          <table:table-cell table:formula="of:=[.H35]&amp;&quot;, &quot;" office:value-type="string" office:string-value="35, " calcext:value-type="string">
            <text:p>35, </text:p>
          </table:table-cell>
          <table:table-cell table:formula="of:=[.I35]&amp;&quot;, &quot;" office:value-type="string" office:string-value="45, " calcext:value-type="string">
            <text:p>45, </text:p>
          </table:table-cell>
          <table:table-cell table:formula="of:=[.J35]&amp;&quot;, &quot;" office:value-type="string" office:string-value="55, " calcext:value-type="string">
            <text:p>55, </text:p>
          </table:table-cell>
          <table:table-cell table:formula="of:=[.K35]&amp;&quot;, &quot;" office:value-type="string" office:string-value="65, " calcext:value-type="string">
            <text:p>65, </text:p>
          </table:table-cell>
          <table:table-cell table:formula="of:=[.L35]&amp;&quot;, &quot;" office:value-type="string" office:string-value="75, " calcext:value-type="string">
            <text:p>75, </text:p>
          </table:table-cell>
          <table:table-cell table:formula="of:=[.M35]&amp;&quot;, &quot;" office:value-type="string" office:string-value="85, " calcext:value-type="string">
            <text:p>85, </text:p>
          </table:table-cell>
          <table:table-cell table:formula="of:=[.N35]&amp;&quot;, &quot;" office:value-type="string" office:string-value="95, " calcext:value-type="string">
            <text:p>95, </text:p>
          </table:table-cell>
          <table:table-cell table:formula="of:=[.O35]&amp;&quot;, &quot;" office:value-type="string" office:string-value="105, " calcext:value-type="string">
            <text:p>105, </text:p>
          </table:table-cell>
          <table:table-cell table:formula="of:=[.P35]&amp;&quot;, &quot;" office:value-type="string" office:string-value="115, " calcext:value-type="string">
            <text:p>115, </text:p>
          </table:table-cell>
          <table:table-cell table:formula="of:=[.Q35]&amp;&quot;, &quot;" office:value-type="string" office:string-value="125, " calcext:value-type="string">
            <text:p>125, </text:p>
          </table:table-cell>
          <table:table-cell table:formula="of:=[.R35]&amp;&quot;, &quot;" office:value-type="string" office:string-value="135, " calcext:value-type="string">
            <text:p>135, </text:p>
          </table:table-cell>
          <table:table-cell table:formula="of:=[.S35]&amp;&quot;, &quot;" office:value-type="string" office:string-value="145, " calcext:value-type="string">
            <text:p>145, </text:p>
          </table:table-cell>
          <table:table-cell table:formula="of:=[.T35]&amp;&quot;, &quot;" office:value-type="string" office:string-value="155, " calcext:value-type="string">
            <text:p>155, </text:p>
          </table:table-cell>
          <table:table-cell table:formula="of:=[.U35]&amp;&quot;, &quot;" office:value-type="string" office:string-value="165, " calcext:value-type="string">
            <text:p>165, </text:p>
          </table:table-cell>
          <table:table-cell table:formula="of:=[.V35]&amp;&quot;},&quot;" office:value-type="string" office:string-value="175}," calcext:value-type="string">
            <text:p>175},</text:p>
          </table:table-cell>
          <table:table-cell table:number-columns-repeated="981"/>
        </table:table-row>
        <table:table-row table:style-name="ro1">
          <table:table-cell office:value-type="float" office:value="35" calcext:value-type="float">
            <text:p>35</text:p>
          </table:table-cell>
          <table:table-cell office:value-type="float" office:value="0.34" calcext:value-type="float">
            <text:p>0.34</text:p>
          </table:table-cell>
          <table:table-cell table:style-name="ce2" table:formula="of:=MOD([.E36];360)&lt;1" office:value-type="boolean" office:boolean-value="false" calcext:value-type="boolean">
            <text:p>FALSE</text:p>
          </table:table-cell>
          <table:table-cell table:style-name="ce2" table:formula="of:=MOD([.F36];360)&lt;1" office:value-type="boolean" office:boolean-value="false" calcext:value-type="boolean">
            <text:p>FALSE</text:p>
          </table:table-cell>
          <table:table-cell table:formula="of:=[.E35]+0.8" office:value-type="float" office:value="327.2" calcext:value-type="float">
            <text:p>327.2</text:p>
          </table:table-cell>
          <table:table-cell table:formula="of:=0.8+[.F35]" office:value-type="float" office:value="27.2" calcext:value-type="float">
            <text:p>27.2</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36];[.AA36];[.AB36];[.AC36];[.AD36];[.AE36];[.AF36];[.AG36];[.AH36];[.AI36];[.AJ36];[.AK36];[.AL36];[.AM36];[.AN36];[.AO36];[.AP36];[.AQ36])" office:value-type="string" office:string-value="  {21813, 16835, 25, 35, 45, 55, 65, 75, 85, 95, 105, 115, 125, 135, 145, 155, 165, 175}," calcext:value-type="string">
            <text:p><text:s text:c="2"/>{21813, 16835, 25, 35, 45, 55, 65, 75, 85, 95, 105, 115, 125, 135, 145, 155, 165, 175},</text:p>
          </table:table-cell>
          <table:table-cell/>
          <table:table-cell table:formula="of:=&quot;  {&quot;&amp;INT(MOD([.E36];360)/360*5974)+IF([.C36];32768;0)+16384&amp;&quot;, &quot;" office:value-type="string" office:string-value="  {21813, " calcext:value-type="string">
            <text:p><text:s text:c="2"/>{21813, </text:p>
          </table:table-cell>
          <table:table-cell table:formula="of:=INT(MOD([.F36];360)/360*5974)+IF([.D36];32768;0)+16384&amp;&quot;, &quot;" office:value-type="string" office:string-value="16835, " calcext:value-type="string">
            <text:p>16835, </text:p>
          </table:table-cell>
          <table:table-cell table:formula="of:=[.G36]&amp;&quot;, &quot;" office:value-type="string" office:string-value="25, " calcext:value-type="string">
            <text:p>25, </text:p>
          </table:table-cell>
          <table:table-cell table:formula="of:=[.H36]&amp;&quot;, &quot;" office:value-type="string" office:string-value="35, " calcext:value-type="string">
            <text:p>35, </text:p>
          </table:table-cell>
          <table:table-cell table:formula="of:=[.I36]&amp;&quot;, &quot;" office:value-type="string" office:string-value="45, " calcext:value-type="string">
            <text:p>45, </text:p>
          </table:table-cell>
          <table:table-cell table:formula="of:=[.J36]&amp;&quot;, &quot;" office:value-type="string" office:string-value="55, " calcext:value-type="string">
            <text:p>55, </text:p>
          </table:table-cell>
          <table:table-cell table:formula="of:=[.K36]&amp;&quot;, &quot;" office:value-type="string" office:string-value="65, " calcext:value-type="string">
            <text:p>65, </text:p>
          </table:table-cell>
          <table:table-cell table:formula="of:=[.L36]&amp;&quot;, &quot;" office:value-type="string" office:string-value="75, " calcext:value-type="string">
            <text:p>75, </text:p>
          </table:table-cell>
          <table:table-cell table:formula="of:=[.M36]&amp;&quot;, &quot;" office:value-type="string" office:string-value="85, " calcext:value-type="string">
            <text:p>85, </text:p>
          </table:table-cell>
          <table:table-cell table:formula="of:=[.N36]&amp;&quot;, &quot;" office:value-type="string" office:string-value="95, " calcext:value-type="string">
            <text:p>95, </text:p>
          </table:table-cell>
          <table:table-cell table:formula="of:=[.O36]&amp;&quot;, &quot;" office:value-type="string" office:string-value="105, " calcext:value-type="string">
            <text:p>105, </text:p>
          </table:table-cell>
          <table:table-cell table:formula="of:=[.P36]&amp;&quot;, &quot;" office:value-type="string" office:string-value="115, " calcext:value-type="string">
            <text:p>115, </text:p>
          </table:table-cell>
          <table:table-cell table:formula="of:=[.Q36]&amp;&quot;, &quot;" office:value-type="string" office:string-value="125, " calcext:value-type="string">
            <text:p>125, </text:p>
          </table:table-cell>
          <table:table-cell table:formula="of:=[.R36]&amp;&quot;, &quot;" office:value-type="string" office:string-value="135, " calcext:value-type="string">
            <text:p>135, </text:p>
          </table:table-cell>
          <table:table-cell table:formula="of:=[.S36]&amp;&quot;, &quot;" office:value-type="string" office:string-value="145, " calcext:value-type="string">
            <text:p>145, </text:p>
          </table:table-cell>
          <table:table-cell table:formula="of:=[.T36]&amp;&quot;, &quot;" office:value-type="string" office:string-value="155, " calcext:value-type="string">
            <text:p>155, </text:p>
          </table:table-cell>
          <table:table-cell table:formula="of:=[.U36]&amp;&quot;, &quot;" office:value-type="string" office:string-value="165, " calcext:value-type="string">
            <text:p>165, </text:p>
          </table:table-cell>
          <table:table-cell table:formula="of:=[.V36]&amp;&quot;},&quot;" office:value-type="string" office:string-value="175}," calcext:value-type="string">
            <text:p>175},</text:p>
          </table:table-cell>
          <table:table-cell table:number-columns-repeated="981"/>
        </table:table-row>
        <table:table-row table:style-name="ro1">
          <table:table-cell office:value-type="float" office:value="36" calcext:value-type="float">
            <text:p>36</text:p>
          </table:table-cell>
          <table:table-cell office:value-type="float" office:value="0.35" calcext:value-type="float">
            <text:p>0.35</text:p>
          </table:table-cell>
          <table:table-cell table:style-name="ce2" table:formula="of:=MOD([.E37];360)&lt;1" office:value-type="boolean" office:boolean-value="false" calcext:value-type="boolean">
            <text:p>FALSE</text:p>
          </table:table-cell>
          <table:table-cell table:style-name="ce2" table:formula="of:=MOD([.F37];360)&lt;1" office:value-type="boolean" office:boolean-value="false" calcext:value-type="boolean">
            <text:p>FALSE</text:p>
          </table:table-cell>
          <table:table-cell table:formula="of:=[.E36]+0.8" office:value-type="float" office:value="328" calcext:value-type="float">
            <text:p>328</text:p>
          </table:table-cell>
          <table:table-cell table:formula="of:=0.8+[.F36]" office:value-type="float" office:value="28" calcext:value-type="float">
            <text:p>2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37];[.AA37];[.AB37];[.AC37];[.AD37];[.AE37];[.AF37];[.AG37];[.AH37];[.AI37];[.AJ37];[.AK37];[.AL37];[.AM37];[.AN37];[.AO37];[.AP37];[.AQ37])" office:value-type="string" office:string-value="  {21826, 16848, 25, 35, 45, 55, 65, 75, 85, 95, 105, 115, 125, 135, 145, 155, 165, 175}," calcext:value-type="string">
            <text:p><text:s text:c="2"/>{21826, 16848, 25, 35, 45, 55, 65, 75, 85, 95, 105, 115, 125, 135, 145, 155, 165, 175},</text:p>
          </table:table-cell>
          <table:table-cell/>
          <table:table-cell table:formula="of:=&quot;  {&quot;&amp;INT(MOD([.E37];360)/360*5974)+IF([.C37];32768;0)+16384&amp;&quot;, &quot;" office:value-type="string" office:string-value="  {21826, " calcext:value-type="string">
            <text:p><text:s text:c="2"/>{21826, </text:p>
          </table:table-cell>
          <table:table-cell table:formula="of:=INT(MOD([.F37];360)/360*5974)+IF([.D37];32768;0)+16384&amp;&quot;, &quot;" office:value-type="string" office:string-value="16848, " calcext:value-type="string">
            <text:p>16848, </text:p>
          </table:table-cell>
          <table:table-cell table:formula="of:=[.G37]&amp;&quot;, &quot;" office:value-type="string" office:string-value="25, " calcext:value-type="string">
            <text:p>25, </text:p>
          </table:table-cell>
          <table:table-cell table:formula="of:=[.H37]&amp;&quot;, &quot;" office:value-type="string" office:string-value="35, " calcext:value-type="string">
            <text:p>35, </text:p>
          </table:table-cell>
          <table:table-cell table:formula="of:=[.I37]&amp;&quot;, &quot;" office:value-type="string" office:string-value="45, " calcext:value-type="string">
            <text:p>45, </text:p>
          </table:table-cell>
          <table:table-cell table:formula="of:=[.J37]&amp;&quot;, &quot;" office:value-type="string" office:string-value="55, " calcext:value-type="string">
            <text:p>55, </text:p>
          </table:table-cell>
          <table:table-cell table:formula="of:=[.K37]&amp;&quot;, &quot;" office:value-type="string" office:string-value="65, " calcext:value-type="string">
            <text:p>65, </text:p>
          </table:table-cell>
          <table:table-cell table:formula="of:=[.L37]&amp;&quot;, &quot;" office:value-type="string" office:string-value="75, " calcext:value-type="string">
            <text:p>75, </text:p>
          </table:table-cell>
          <table:table-cell table:formula="of:=[.M37]&amp;&quot;, &quot;" office:value-type="string" office:string-value="85, " calcext:value-type="string">
            <text:p>85, </text:p>
          </table:table-cell>
          <table:table-cell table:formula="of:=[.N37]&amp;&quot;, &quot;" office:value-type="string" office:string-value="95, " calcext:value-type="string">
            <text:p>95, </text:p>
          </table:table-cell>
          <table:table-cell table:formula="of:=[.O37]&amp;&quot;, &quot;" office:value-type="string" office:string-value="105, " calcext:value-type="string">
            <text:p>105, </text:p>
          </table:table-cell>
          <table:table-cell table:formula="of:=[.P37]&amp;&quot;, &quot;" office:value-type="string" office:string-value="115, " calcext:value-type="string">
            <text:p>115, </text:p>
          </table:table-cell>
          <table:table-cell table:formula="of:=[.Q37]&amp;&quot;, &quot;" office:value-type="string" office:string-value="125, " calcext:value-type="string">
            <text:p>125, </text:p>
          </table:table-cell>
          <table:table-cell table:formula="of:=[.R37]&amp;&quot;, &quot;" office:value-type="string" office:string-value="135, " calcext:value-type="string">
            <text:p>135, </text:p>
          </table:table-cell>
          <table:table-cell table:formula="of:=[.S37]&amp;&quot;, &quot;" office:value-type="string" office:string-value="145, " calcext:value-type="string">
            <text:p>145, </text:p>
          </table:table-cell>
          <table:table-cell table:formula="of:=[.T37]&amp;&quot;, &quot;" office:value-type="string" office:string-value="155, " calcext:value-type="string">
            <text:p>155, </text:p>
          </table:table-cell>
          <table:table-cell table:formula="of:=[.U37]&amp;&quot;, &quot;" office:value-type="string" office:string-value="165, " calcext:value-type="string">
            <text:p>165, </text:p>
          </table:table-cell>
          <table:table-cell table:formula="of:=[.V37]&amp;&quot;},&quot;" office:value-type="string" office:string-value="175}," calcext:value-type="string">
            <text:p>175},</text:p>
          </table:table-cell>
          <table:table-cell table:number-columns-repeated="981"/>
        </table:table-row>
        <table:table-row table:style-name="ro1">
          <table:table-cell office:value-type="float" office:value="37" calcext:value-type="float">
            <text:p>37</text:p>
          </table:table-cell>
          <table:table-cell office:value-type="float" office:value="0.36" calcext:value-type="float">
            <text:p>0.36</text:p>
          </table:table-cell>
          <table:table-cell table:style-name="ce2" table:formula="of:=MOD([.E38];360)&lt;1" office:value-type="boolean" office:boolean-value="false" calcext:value-type="boolean">
            <text:p>FALSE</text:p>
          </table:table-cell>
          <table:table-cell table:style-name="ce2" table:formula="of:=MOD([.F38];360)&lt;1" office:value-type="boolean" office:boolean-value="false" calcext:value-type="boolean">
            <text:p>FALSE</text:p>
          </table:table-cell>
          <table:table-cell table:formula="of:=[.E37]+0.8" office:value-type="float" office:value="328.8" calcext:value-type="float">
            <text:p>328.8</text:p>
          </table:table-cell>
          <table:table-cell table:formula="of:=0.8+[.F37]" office:value-type="float" office:value="28.8" calcext:value-type="float">
            <text:p>28.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38];[.AA38];[.AB38];[.AC38];[.AD38];[.AE38];[.AF38];[.AG38];[.AH38];[.AI38];[.AJ38];[.AK38];[.AL38];[.AM38];[.AN38];[.AO38];[.AP38];[.AQ38])" office:value-type="string" office:string-value="  {21840, 16861, 25, 35, 45, 55, 65, 75, 85, 95, 105, 115, 125, 135, 145, 155, 165, 175}," calcext:value-type="string">
            <text:p><text:s text:c="2"/>{21840, 16861, 25, 35, 45, 55, 65, 75, 85, 95, 105, 115, 125, 135, 145, 155, 165, 175},</text:p>
          </table:table-cell>
          <table:table-cell/>
          <table:table-cell table:formula="of:=&quot;  {&quot;&amp;INT(MOD([.E38];360)/360*5974)+IF([.C38];32768;0)+16384&amp;&quot;, &quot;" office:value-type="string" office:string-value="  {21840, " calcext:value-type="string">
            <text:p><text:s text:c="2"/>{21840, </text:p>
          </table:table-cell>
          <table:table-cell table:formula="of:=INT(MOD([.F38];360)/360*5974)+IF([.D38];32768;0)+16384&amp;&quot;, &quot;" office:value-type="string" office:string-value="16861, " calcext:value-type="string">
            <text:p>16861, </text:p>
          </table:table-cell>
          <table:table-cell table:formula="of:=[.G38]&amp;&quot;, &quot;" office:value-type="string" office:string-value="25, " calcext:value-type="string">
            <text:p>25, </text:p>
          </table:table-cell>
          <table:table-cell table:formula="of:=[.H38]&amp;&quot;, &quot;" office:value-type="string" office:string-value="35, " calcext:value-type="string">
            <text:p>35, </text:p>
          </table:table-cell>
          <table:table-cell table:formula="of:=[.I38]&amp;&quot;, &quot;" office:value-type="string" office:string-value="45, " calcext:value-type="string">
            <text:p>45, </text:p>
          </table:table-cell>
          <table:table-cell table:formula="of:=[.J38]&amp;&quot;, &quot;" office:value-type="string" office:string-value="55, " calcext:value-type="string">
            <text:p>55, </text:p>
          </table:table-cell>
          <table:table-cell table:formula="of:=[.K38]&amp;&quot;, &quot;" office:value-type="string" office:string-value="65, " calcext:value-type="string">
            <text:p>65, </text:p>
          </table:table-cell>
          <table:table-cell table:formula="of:=[.L38]&amp;&quot;, &quot;" office:value-type="string" office:string-value="75, " calcext:value-type="string">
            <text:p>75, </text:p>
          </table:table-cell>
          <table:table-cell table:formula="of:=[.M38]&amp;&quot;, &quot;" office:value-type="string" office:string-value="85, " calcext:value-type="string">
            <text:p>85, </text:p>
          </table:table-cell>
          <table:table-cell table:formula="of:=[.N38]&amp;&quot;, &quot;" office:value-type="string" office:string-value="95, " calcext:value-type="string">
            <text:p>95, </text:p>
          </table:table-cell>
          <table:table-cell table:formula="of:=[.O38]&amp;&quot;, &quot;" office:value-type="string" office:string-value="105, " calcext:value-type="string">
            <text:p>105, </text:p>
          </table:table-cell>
          <table:table-cell table:formula="of:=[.P38]&amp;&quot;, &quot;" office:value-type="string" office:string-value="115, " calcext:value-type="string">
            <text:p>115, </text:p>
          </table:table-cell>
          <table:table-cell table:formula="of:=[.Q38]&amp;&quot;, &quot;" office:value-type="string" office:string-value="125, " calcext:value-type="string">
            <text:p>125, </text:p>
          </table:table-cell>
          <table:table-cell table:formula="of:=[.R38]&amp;&quot;, &quot;" office:value-type="string" office:string-value="135, " calcext:value-type="string">
            <text:p>135, </text:p>
          </table:table-cell>
          <table:table-cell table:formula="of:=[.S38]&amp;&quot;, &quot;" office:value-type="string" office:string-value="145, " calcext:value-type="string">
            <text:p>145, </text:p>
          </table:table-cell>
          <table:table-cell table:formula="of:=[.T38]&amp;&quot;, &quot;" office:value-type="string" office:string-value="155, " calcext:value-type="string">
            <text:p>155, </text:p>
          </table:table-cell>
          <table:table-cell table:formula="of:=[.U38]&amp;&quot;, &quot;" office:value-type="string" office:string-value="165, " calcext:value-type="string">
            <text:p>165, </text:p>
          </table:table-cell>
          <table:table-cell table:formula="of:=[.V38]&amp;&quot;},&quot;" office:value-type="string" office:string-value="175}," calcext:value-type="string">
            <text:p>175},</text:p>
          </table:table-cell>
          <table:table-cell table:number-columns-repeated="981"/>
        </table:table-row>
        <table:table-row table:style-name="ro1">
          <table:table-cell office:value-type="float" office:value="38" calcext:value-type="float">
            <text:p>38</text:p>
          </table:table-cell>
          <table:table-cell office:value-type="float" office:value="0.37" calcext:value-type="float">
            <text:p>0.37</text:p>
          </table:table-cell>
          <table:table-cell table:style-name="ce2" table:formula="of:=MOD([.E39];360)&lt;1" office:value-type="boolean" office:boolean-value="false" calcext:value-type="boolean">
            <text:p>FALSE</text:p>
          </table:table-cell>
          <table:table-cell table:style-name="ce2" table:formula="of:=MOD([.F39];360)&lt;1" office:value-type="boolean" office:boolean-value="false" calcext:value-type="boolean">
            <text:p>FALSE</text:p>
          </table:table-cell>
          <table:table-cell table:formula="of:=[.E38]+0.8" office:value-type="float" office:value="329.6" calcext:value-type="float">
            <text:p>329.6</text:p>
          </table:table-cell>
          <table:table-cell table:formula="of:=0.8+[.F38]" office:value-type="float" office:value="29.6" calcext:value-type="float">
            <text:p>29.6</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39];[.AA39];[.AB39];[.AC39];[.AD39];[.AE39];[.AF39];[.AG39];[.AH39];[.AI39];[.AJ39];[.AK39];[.AL39];[.AM39];[.AN39];[.AO39];[.AP39];[.AQ39])" office:value-type="string" office:string-value="  {21853, 16875, 25, 35, 45, 55, 65, 75, 85, 95, 105, 115, 125, 135, 145, 155, 165, 175}," calcext:value-type="string">
            <text:p><text:s text:c="2"/>{21853, 16875, 25, 35, 45, 55, 65, 75, 85, 95, 105, 115, 125, 135, 145, 155, 165, 175},</text:p>
          </table:table-cell>
          <table:table-cell/>
          <table:table-cell table:formula="of:=&quot;  {&quot;&amp;INT(MOD([.E39];360)/360*5974)+IF([.C39];32768;0)+16384&amp;&quot;, &quot;" office:value-type="string" office:string-value="  {21853, " calcext:value-type="string">
            <text:p><text:s text:c="2"/>{21853, </text:p>
          </table:table-cell>
          <table:table-cell table:formula="of:=INT(MOD([.F39];360)/360*5974)+IF([.D39];32768;0)+16384&amp;&quot;, &quot;" office:value-type="string" office:string-value="16875, " calcext:value-type="string">
            <text:p>16875, </text:p>
          </table:table-cell>
          <table:table-cell table:formula="of:=[.G39]&amp;&quot;, &quot;" office:value-type="string" office:string-value="25, " calcext:value-type="string">
            <text:p>25, </text:p>
          </table:table-cell>
          <table:table-cell table:formula="of:=[.H39]&amp;&quot;, &quot;" office:value-type="string" office:string-value="35, " calcext:value-type="string">
            <text:p>35, </text:p>
          </table:table-cell>
          <table:table-cell table:formula="of:=[.I39]&amp;&quot;, &quot;" office:value-type="string" office:string-value="45, " calcext:value-type="string">
            <text:p>45, </text:p>
          </table:table-cell>
          <table:table-cell table:formula="of:=[.J39]&amp;&quot;, &quot;" office:value-type="string" office:string-value="55, " calcext:value-type="string">
            <text:p>55, </text:p>
          </table:table-cell>
          <table:table-cell table:formula="of:=[.K39]&amp;&quot;, &quot;" office:value-type="string" office:string-value="65, " calcext:value-type="string">
            <text:p>65, </text:p>
          </table:table-cell>
          <table:table-cell table:formula="of:=[.L39]&amp;&quot;, &quot;" office:value-type="string" office:string-value="75, " calcext:value-type="string">
            <text:p>75, </text:p>
          </table:table-cell>
          <table:table-cell table:formula="of:=[.M39]&amp;&quot;, &quot;" office:value-type="string" office:string-value="85, " calcext:value-type="string">
            <text:p>85, </text:p>
          </table:table-cell>
          <table:table-cell table:formula="of:=[.N39]&amp;&quot;, &quot;" office:value-type="string" office:string-value="95, " calcext:value-type="string">
            <text:p>95, </text:p>
          </table:table-cell>
          <table:table-cell table:formula="of:=[.O39]&amp;&quot;, &quot;" office:value-type="string" office:string-value="105, " calcext:value-type="string">
            <text:p>105, </text:p>
          </table:table-cell>
          <table:table-cell table:formula="of:=[.P39]&amp;&quot;, &quot;" office:value-type="string" office:string-value="115, " calcext:value-type="string">
            <text:p>115, </text:p>
          </table:table-cell>
          <table:table-cell table:formula="of:=[.Q39]&amp;&quot;, &quot;" office:value-type="string" office:string-value="125, " calcext:value-type="string">
            <text:p>125, </text:p>
          </table:table-cell>
          <table:table-cell table:formula="of:=[.R39]&amp;&quot;, &quot;" office:value-type="string" office:string-value="135, " calcext:value-type="string">
            <text:p>135, </text:p>
          </table:table-cell>
          <table:table-cell table:formula="of:=[.S39]&amp;&quot;, &quot;" office:value-type="string" office:string-value="145, " calcext:value-type="string">
            <text:p>145, </text:p>
          </table:table-cell>
          <table:table-cell table:formula="of:=[.T39]&amp;&quot;, &quot;" office:value-type="string" office:string-value="155, " calcext:value-type="string">
            <text:p>155, </text:p>
          </table:table-cell>
          <table:table-cell table:formula="of:=[.U39]&amp;&quot;, &quot;" office:value-type="string" office:string-value="165, " calcext:value-type="string">
            <text:p>165, </text:p>
          </table:table-cell>
          <table:table-cell table:formula="of:=[.V39]&amp;&quot;},&quot;" office:value-type="string" office:string-value="175}," calcext:value-type="string">
            <text:p>175},</text:p>
          </table:table-cell>
          <table:table-cell table:number-columns-repeated="981"/>
        </table:table-row>
        <table:table-row table:style-name="ro1">
          <table:table-cell office:value-type="float" office:value="39" calcext:value-type="float">
            <text:p>39</text:p>
          </table:table-cell>
          <table:table-cell office:value-type="float" office:value="0.38" calcext:value-type="float">
            <text:p>0.38</text:p>
          </table:table-cell>
          <table:table-cell table:style-name="ce2" table:formula="of:=MOD([.E40];360)&lt;1" office:value-type="boolean" office:boolean-value="false" calcext:value-type="boolean">
            <text:p>FALSE</text:p>
          </table:table-cell>
          <table:table-cell table:style-name="ce2" table:formula="of:=MOD([.F40];360)&lt;1" office:value-type="boolean" office:boolean-value="false" calcext:value-type="boolean">
            <text:p>FALSE</text:p>
          </table:table-cell>
          <table:table-cell table:formula="of:=[.E39]+0.8" office:value-type="float" office:value="330.4" calcext:value-type="float">
            <text:p>330.4</text:p>
          </table:table-cell>
          <table:table-cell table:formula="of:=0.8+[.F39]" office:value-type="float" office:value="30.4" calcext:value-type="float">
            <text:p>30.4</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40];[.AA40];[.AB40];[.AC40];[.AD40];[.AE40];[.AF40];[.AG40];[.AH40];[.AI40];[.AJ40];[.AK40];[.AL40];[.AM40];[.AN40];[.AO40];[.AP40];[.AQ40])" office:value-type="string" office:string-value="  {21866, 16888, 25, 35, 45, 55, 65, 75, 85, 95, 105, 115, 125, 135, 145, 155, 165, 175}," calcext:value-type="string">
            <text:p><text:s text:c="2"/>{21866, 16888, 25, 35, 45, 55, 65, 75, 85, 95, 105, 115, 125, 135, 145, 155, 165, 175},</text:p>
          </table:table-cell>
          <table:table-cell/>
          <table:table-cell table:formula="of:=&quot;  {&quot;&amp;INT(MOD([.E40];360)/360*5974)+IF([.C40];32768;0)+16384&amp;&quot;, &quot;" office:value-type="string" office:string-value="  {21866, " calcext:value-type="string">
            <text:p><text:s text:c="2"/>{21866, </text:p>
          </table:table-cell>
          <table:table-cell table:formula="of:=INT(MOD([.F40];360)/360*5974)+IF([.D40];32768;0)+16384&amp;&quot;, &quot;" office:value-type="string" office:string-value="16888, " calcext:value-type="string">
            <text:p>16888, </text:p>
          </table:table-cell>
          <table:table-cell table:formula="of:=[.G40]&amp;&quot;, &quot;" office:value-type="string" office:string-value="25, " calcext:value-type="string">
            <text:p>25, </text:p>
          </table:table-cell>
          <table:table-cell table:formula="of:=[.H40]&amp;&quot;, &quot;" office:value-type="string" office:string-value="35, " calcext:value-type="string">
            <text:p>35, </text:p>
          </table:table-cell>
          <table:table-cell table:formula="of:=[.I40]&amp;&quot;, &quot;" office:value-type="string" office:string-value="45, " calcext:value-type="string">
            <text:p>45, </text:p>
          </table:table-cell>
          <table:table-cell table:formula="of:=[.J40]&amp;&quot;, &quot;" office:value-type="string" office:string-value="55, " calcext:value-type="string">
            <text:p>55, </text:p>
          </table:table-cell>
          <table:table-cell table:formula="of:=[.K40]&amp;&quot;, &quot;" office:value-type="string" office:string-value="65, " calcext:value-type="string">
            <text:p>65, </text:p>
          </table:table-cell>
          <table:table-cell table:formula="of:=[.L40]&amp;&quot;, &quot;" office:value-type="string" office:string-value="75, " calcext:value-type="string">
            <text:p>75, </text:p>
          </table:table-cell>
          <table:table-cell table:formula="of:=[.M40]&amp;&quot;, &quot;" office:value-type="string" office:string-value="85, " calcext:value-type="string">
            <text:p>85, </text:p>
          </table:table-cell>
          <table:table-cell table:formula="of:=[.N40]&amp;&quot;, &quot;" office:value-type="string" office:string-value="95, " calcext:value-type="string">
            <text:p>95, </text:p>
          </table:table-cell>
          <table:table-cell table:formula="of:=[.O40]&amp;&quot;, &quot;" office:value-type="string" office:string-value="105, " calcext:value-type="string">
            <text:p>105, </text:p>
          </table:table-cell>
          <table:table-cell table:formula="of:=[.P40]&amp;&quot;, &quot;" office:value-type="string" office:string-value="115, " calcext:value-type="string">
            <text:p>115, </text:p>
          </table:table-cell>
          <table:table-cell table:formula="of:=[.Q40]&amp;&quot;, &quot;" office:value-type="string" office:string-value="125, " calcext:value-type="string">
            <text:p>125, </text:p>
          </table:table-cell>
          <table:table-cell table:formula="of:=[.R40]&amp;&quot;, &quot;" office:value-type="string" office:string-value="135, " calcext:value-type="string">
            <text:p>135, </text:p>
          </table:table-cell>
          <table:table-cell table:formula="of:=[.S40]&amp;&quot;, &quot;" office:value-type="string" office:string-value="145, " calcext:value-type="string">
            <text:p>145, </text:p>
          </table:table-cell>
          <table:table-cell table:formula="of:=[.T40]&amp;&quot;, &quot;" office:value-type="string" office:string-value="155, " calcext:value-type="string">
            <text:p>155, </text:p>
          </table:table-cell>
          <table:table-cell table:formula="of:=[.U40]&amp;&quot;, &quot;" office:value-type="string" office:string-value="165, " calcext:value-type="string">
            <text:p>165, </text:p>
          </table:table-cell>
          <table:table-cell table:formula="of:=[.V40]&amp;&quot;},&quot;" office:value-type="string" office:string-value="175}," calcext:value-type="string">
            <text:p>175},</text:p>
          </table:table-cell>
          <table:table-cell table:number-columns-repeated="981"/>
        </table:table-row>
        <table:table-row table:style-name="ro1">
          <table:table-cell office:value-type="float" office:value="40" calcext:value-type="float">
            <text:p>40</text:p>
          </table:table-cell>
          <table:table-cell office:value-type="float" office:value="0.39" calcext:value-type="float">
            <text:p>0.39</text:p>
          </table:table-cell>
          <table:table-cell table:style-name="ce2" table:formula="of:=MOD([.E41];360)&lt;1" office:value-type="boolean" office:boolean-value="false" calcext:value-type="boolean">
            <text:p>FALSE</text:p>
          </table:table-cell>
          <table:table-cell table:style-name="ce2" table:formula="of:=MOD([.F41];360)&lt;1" office:value-type="boolean" office:boolean-value="false" calcext:value-type="boolean">
            <text:p>FALSE</text:p>
          </table:table-cell>
          <table:table-cell table:formula="of:=[.E40]+0.8" office:value-type="float" office:value="331.2" calcext:value-type="float">
            <text:p>331.2</text:p>
          </table:table-cell>
          <table:table-cell table:formula="of:=0.8+[.F40]" office:value-type="float" office:value="31.2" calcext:value-type="float">
            <text:p>31.2</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41];[.AA41];[.AB41];[.AC41];[.AD41];[.AE41];[.AF41];[.AG41];[.AH41];[.AI41];[.AJ41];[.AK41];[.AL41];[.AM41];[.AN41];[.AO41];[.AP41];[.AQ41])" office:value-type="string" office:string-value="  {21880, 16901, 25, 35, 45, 55, 65, 75, 85, 95, 105, 115, 125, 135, 145, 155, 165, 175}," calcext:value-type="string">
            <text:p><text:s text:c="2"/>{21880, 16901, 25, 35, 45, 55, 65, 75, 85, 95, 105, 115, 125, 135, 145, 155, 165, 175},</text:p>
          </table:table-cell>
          <table:table-cell/>
          <table:table-cell table:formula="of:=&quot;  {&quot;&amp;INT(MOD([.E41];360)/360*5974)+IF([.C41];32768;0)+16384&amp;&quot;, &quot;" office:value-type="string" office:string-value="  {21880, " calcext:value-type="string">
            <text:p><text:s text:c="2"/>{21880, </text:p>
          </table:table-cell>
          <table:table-cell table:formula="of:=INT(MOD([.F41];360)/360*5974)+IF([.D41];32768;0)+16384&amp;&quot;, &quot;" office:value-type="string" office:string-value="16901, " calcext:value-type="string">
            <text:p>16901, </text:p>
          </table:table-cell>
          <table:table-cell table:formula="of:=[.G41]&amp;&quot;, &quot;" office:value-type="string" office:string-value="25, " calcext:value-type="string">
            <text:p>25, </text:p>
          </table:table-cell>
          <table:table-cell table:formula="of:=[.H41]&amp;&quot;, &quot;" office:value-type="string" office:string-value="35, " calcext:value-type="string">
            <text:p>35, </text:p>
          </table:table-cell>
          <table:table-cell table:formula="of:=[.I41]&amp;&quot;, &quot;" office:value-type="string" office:string-value="45, " calcext:value-type="string">
            <text:p>45, </text:p>
          </table:table-cell>
          <table:table-cell table:formula="of:=[.J41]&amp;&quot;, &quot;" office:value-type="string" office:string-value="55, " calcext:value-type="string">
            <text:p>55, </text:p>
          </table:table-cell>
          <table:table-cell table:formula="of:=[.K41]&amp;&quot;, &quot;" office:value-type="string" office:string-value="65, " calcext:value-type="string">
            <text:p>65, </text:p>
          </table:table-cell>
          <table:table-cell table:formula="of:=[.L41]&amp;&quot;, &quot;" office:value-type="string" office:string-value="75, " calcext:value-type="string">
            <text:p>75, </text:p>
          </table:table-cell>
          <table:table-cell table:formula="of:=[.M41]&amp;&quot;, &quot;" office:value-type="string" office:string-value="85, " calcext:value-type="string">
            <text:p>85, </text:p>
          </table:table-cell>
          <table:table-cell table:formula="of:=[.N41]&amp;&quot;, &quot;" office:value-type="string" office:string-value="95, " calcext:value-type="string">
            <text:p>95, </text:p>
          </table:table-cell>
          <table:table-cell table:formula="of:=[.O41]&amp;&quot;, &quot;" office:value-type="string" office:string-value="105, " calcext:value-type="string">
            <text:p>105, </text:p>
          </table:table-cell>
          <table:table-cell table:formula="of:=[.P41]&amp;&quot;, &quot;" office:value-type="string" office:string-value="115, " calcext:value-type="string">
            <text:p>115, </text:p>
          </table:table-cell>
          <table:table-cell table:formula="of:=[.Q41]&amp;&quot;, &quot;" office:value-type="string" office:string-value="125, " calcext:value-type="string">
            <text:p>125, </text:p>
          </table:table-cell>
          <table:table-cell table:formula="of:=[.R41]&amp;&quot;, &quot;" office:value-type="string" office:string-value="135, " calcext:value-type="string">
            <text:p>135, </text:p>
          </table:table-cell>
          <table:table-cell table:formula="of:=[.S41]&amp;&quot;, &quot;" office:value-type="string" office:string-value="145, " calcext:value-type="string">
            <text:p>145, </text:p>
          </table:table-cell>
          <table:table-cell table:formula="of:=[.T41]&amp;&quot;, &quot;" office:value-type="string" office:string-value="155, " calcext:value-type="string">
            <text:p>155, </text:p>
          </table:table-cell>
          <table:table-cell table:formula="of:=[.U41]&amp;&quot;, &quot;" office:value-type="string" office:string-value="165, " calcext:value-type="string">
            <text:p>165, </text:p>
          </table:table-cell>
          <table:table-cell table:formula="of:=[.V41]&amp;&quot;},&quot;" office:value-type="string" office:string-value="175}," calcext:value-type="string">
            <text:p>175},</text:p>
          </table:table-cell>
          <table:table-cell table:number-columns-repeated="981"/>
        </table:table-row>
        <table:table-row table:style-name="ro1">
          <table:table-cell office:value-type="float" office:value="41" calcext:value-type="float">
            <text:p>41</text:p>
          </table:table-cell>
          <table:table-cell office:value-type="float" office:value="0.4" calcext:value-type="float">
            <text:p>0.4</text:p>
          </table:table-cell>
          <table:table-cell table:style-name="ce2" table:formula="of:=MOD([.E42];360)&lt;1" office:value-type="boolean" office:boolean-value="false" calcext:value-type="boolean">
            <text:p>FALSE</text:p>
          </table:table-cell>
          <table:table-cell table:style-name="ce2" table:formula="of:=MOD([.F42];360)&lt;1" office:value-type="boolean" office:boolean-value="false" calcext:value-type="boolean">
            <text:p>FALSE</text:p>
          </table:table-cell>
          <table:table-cell table:formula="of:=[.E41]+0.8" office:value-type="float" office:value="332" calcext:value-type="float">
            <text:p>332</text:p>
          </table:table-cell>
          <table:table-cell table:formula="of:=0.8+[.F41]" office:value-type="float" office:value="32" calcext:value-type="float">
            <text:p>32</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42];[.AA42];[.AB42];[.AC42];[.AD42];[.AE42];[.AF42];[.AG42];[.AH42];[.AI42];[.AJ42];[.AK42];[.AL42];[.AM42];[.AN42];[.AO42];[.AP42];[.AQ42])" office:value-type="string" office:string-value="  {21893, 16915, 25, 35, 45, 55, 65, 75, 85, 95, 105, 115, 125, 135, 145, 155, 165, 175}," calcext:value-type="string">
            <text:p><text:s text:c="2"/>{21893, 16915, 25, 35, 45, 55, 65, 75, 85, 95, 105, 115, 125, 135, 145, 155, 165, 175},</text:p>
          </table:table-cell>
          <table:table-cell/>
          <table:table-cell table:formula="of:=&quot;  {&quot;&amp;INT(MOD([.E42];360)/360*5974)+IF([.C42];32768;0)+16384&amp;&quot;, &quot;" office:value-type="string" office:string-value="  {21893, " calcext:value-type="string">
            <text:p><text:s text:c="2"/>{21893, </text:p>
          </table:table-cell>
          <table:table-cell table:formula="of:=INT(MOD([.F42];360)/360*5974)+IF([.D42];32768;0)+16384&amp;&quot;, &quot;" office:value-type="string" office:string-value="16915, " calcext:value-type="string">
            <text:p>16915, </text:p>
          </table:table-cell>
          <table:table-cell table:formula="of:=[.G42]&amp;&quot;, &quot;" office:value-type="string" office:string-value="25, " calcext:value-type="string">
            <text:p>25, </text:p>
          </table:table-cell>
          <table:table-cell table:formula="of:=[.H42]&amp;&quot;, &quot;" office:value-type="string" office:string-value="35, " calcext:value-type="string">
            <text:p>35, </text:p>
          </table:table-cell>
          <table:table-cell table:formula="of:=[.I42]&amp;&quot;, &quot;" office:value-type="string" office:string-value="45, " calcext:value-type="string">
            <text:p>45, </text:p>
          </table:table-cell>
          <table:table-cell table:formula="of:=[.J42]&amp;&quot;, &quot;" office:value-type="string" office:string-value="55, " calcext:value-type="string">
            <text:p>55, </text:p>
          </table:table-cell>
          <table:table-cell table:formula="of:=[.K42]&amp;&quot;, &quot;" office:value-type="string" office:string-value="65, " calcext:value-type="string">
            <text:p>65, </text:p>
          </table:table-cell>
          <table:table-cell table:formula="of:=[.L42]&amp;&quot;, &quot;" office:value-type="string" office:string-value="75, " calcext:value-type="string">
            <text:p>75, </text:p>
          </table:table-cell>
          <table:table-cell table:formula="of:=[.M42]&amp;&quot;, &quot;" office:value-type="string" office:string-value="85, " calcext:value-type="string">
            <text:p>85, </text:p>
          </table:table-cell>
          <table:table-cell table:formula="of:=[.N42]&amp;&quot;, &quot;" office:value-type="string" office:string-value="95, " calcext:value-type="string">
            <text:p>95, </text:p>
          </table:table-cell>
          <table:table-cell table:formula="of:=[.O42]&amp;&quot;, &quot;" office:value-type="string" office:string-value="105, " calcext:value-type="string">
            <text:p>105, </text:p>
          </table:table-cell>
          <table:table-cell table:formula="of:=[.P42]&amp;&quot;, &quot;" office:value-type="string" office:string-value="115, " calcext:value-type="string">
            <text:p>115, </text:p>
          </table:table-cell>
          <table:table-cell table:formula="of:=[.Q42]&amp;&quot;, &quot;" office:value-type="string" office:string-value="125, " calcext:value-type="string">
            <text:p>125, </text:p>
          </table:table-cell>
          <table:table-cell table:formula="of:=[.R42]&amp;&quot;, &quot;" office:value-type="string" office:string-value="135, " calcext:value-type="string">
            <text:p>135, </text:p>
          </table:table-cell>
          <table:table-cell table:formula="of:=[.S42]&amp;&quot;, &quot;" office:value-type="string" office:string-value="145, " calcext:value-type="string">
            <text:p>145, </text:p>
          </table:table-cell>
          <table:table-cell table:formula="of:=[.T42]&amp;&quot;, &quot;" office:value-type="string" office:string-value="155, " calcext:value-type="string">
            <text:p>155, </text:p>
          </table:table-cell>
          <table:table-cell table:formula="of:=[.U42]&amp;&quot;, &quot;" office:value-type="string" office:string-value="165, " calcext:value-type="string">
            <text:p>165, </text:p>
          </table:table-cell>
          <table:table-cell table:formula="of:=[.V42]&amp;&quot;},&quot;" office:value-type="string" office:string-value="175}," calcext:value-type="string">
            <text:p>175},</text:p>
          </table:table-cell>
          <table:table-cell table:number-columns-repeated="981"/>
        </table:table-row>
        <table:table-row table:style-name="ro1">
          <table:table-cell office:value-type="float" office:value="42" calcext:value-type="float">
            <text:p>42</text:p>
          </table:table-cell>
          <table:table-cell office:value-type="float" office:value="0.41" calcext:value-type="float">
            <text:p>0.41</text:p>
          </table:table-cell>
          <table:table-cell table:style-name="ce2" table:formula="of:=MOD([.E43];360)&lt;1" office:value-type="boolean" office:boolean-value="false" calcext:value-type="boolean">
            <text:p>FALSE</text:p>
          </table:table-cell>
          <table:table-cell table:style-name="ce2" table:formula="of:=MOD([.F43];360)&lt;1" office:value-type="boolean" office:boolean-value="false" calcext:value-type="boolean">
            <text:p>FALSE</text:p>
          </table:table-cell>
          <table:table-cell table:formula="of:=[.E42]+0.8" office:value-type="float" office:value="332.8" calcext:value-type="float">
            <text:p>332.8</text:p>
          </table:table-cell>
          <table:table-cell table:formula="of:=0.8+[.F42]" office:value-type="float" office:value="32.8" calcext:value-type="float">
            <text:p>32.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43];[.AA43];[.AB43];[.AC43];[.AD43];[.AE43];[.AF43];[.AG43];[.AH43];[.AI43];[.AJ43];[.AK43];[.AL43];[.AM43];[.AN43];[.AO43];[.AP43];[.AQ43])" office:value-type="string" office:string-value="  {21906, 16928, 25, 35, 45, 55, 65, 75, 85, 95, 105, 115, 125, 135, 145, 155, 165, 175}," calcext:value-type="string">
            <text:p><text:s text:c="2"/>{21906, 16928, 25, 35, 45, 55, 65, 75, 85, 95, 105, 115, 125, 135, 145, 155, 165, 175},</text:p>
          </table:table-cell>
          <table:table-cell/>
          <table:table-cell table:formula="of:=&quot;  {&quot;&amp;INT(MOD([.E43];360)/360*5974)+IF([.C43];32768;0)+16384&amp;&quot;, &quot;" office:value-type="string" office:string-value="  {21906, " calcext:value-type="string">
            <text:p><text:s text:c="2"/>{21906, </text:p>
          </table:table-cell>
          <table:table-cell table:formula="of:=INT(MOD([.F43];360)/360*5974)+IF([.D43];32768;0)+16384&amp;&quot;, &quot;" office:value-type="string" office:string-value="16928, " calcext:value-type="string">
            <text:p>16928, </text:p>
          </table:table-cell>
          <table:table-cell table:formula="of:=[.G43]&amp;&quot;, &quot;" office:value-type="string" office:string-value="25, " calcext:value-type="string">
            <text:p>25, </text:p>
          </table:table-cell>
          <table:table-cell table:formula="of:=[.H43]&amp;&quot;, &quot;" office:value-type="string" office:string-value="35, " calcext:value-type="string">
            <text:p>35, </text:p>
          </table:table-cell>
          <table:table-cell table:formula="of:=[.I43]&amp;&quot;, &quot;" office:value-type="string" office:string-value="45, " calcext:value-type="string">
            <text:p>45, </text:p>
          </table:table-cell>
          <table:table-cell table:formula="of:=[.J43]&amp;&quot;, &quot;" office:value-type="string" office:string-value="55, " calcext:value-type="string">
            <text:p>55, </text:p>
          </table:table-cell>
          <table:table-cell table:formula="of:=[.K43]&amp;&quot;, &quot;" office:value-type="string" office:string-value="65, " calcext:value-type="string">
            <text:p>65, </text:p>
          </table:table-cell>
          <table:table-cell table:formula="of:=[.L43]&amp;&quot;, &quot;" office:value-type="string" office:string-value="75, " calcext:value-type="string">
            <text:p>75, </text:p>
          </table:table-cell>
          <table:table-cell table:formula="of:=[.M43]&amp;&quot;, &quot;" office:value-type="string" office:string-value="85, " calcext:value-type="string">
            <text:p>85, </text:p>
          </table:table-cell>
          <table:table-cell table:formula="of:=[.N43]&amp;&quot;, &quot;" office:value-type="string" office:string-value="95, " calcext:value-type="string">
            <text:p>95, </text:p>
          </table:table-cell>
          <table:table-cell table:formula="of:=[.O43]&amp;&quot;, &quot;" office:value-type="string" office:string-value="105, " calcext:value-type="string">
            <text:p>105, </text:p>
          </table:table-cell>
          <table:table-cell table:formula="of:=[.P43]&amp;&quot;, &quot;" office:value-type="string" office:string-value="115, " calcext:value-type="string">
            <text:p>115, </text:p>
          </table:table-cell>
          <table:table-cell table:formula="of:=[.Q43]&amp;&quot;, &quot;" office:value-type="string" office:string-value="125, " calcext:value-type="string">
            <text:p>125, </text:p>
          </table:table-cell>
          <table:table-cell table:formula="of:=[.R43]&amp;&quot;, &quot;" office:value-type="string" office:string-value="135, " calcext:value-type="string">
            <text:p>135, </text:p>
          </table:table-cell>
          <table:table-cell table:formula="of:=[.S43]&amp;&quot;, &quot;" office:value-type="string" office:string-value="145, " calcext:value-type="string">
            <text:p>145, </text:p>
          </table:table-cell>
          <table:table-cell table:formula="of:=[.T43]&amp;&quot;, &quot;" office:value-type="string" office:string-value="155, " calcext:value-type="string">
            <text:p>155, </text:p>
          </table:table-cell>
          <table:table-cell table:formula="of:=[.U43]&amp;&quot;, &quot;" office:value-type="string" office:string-value="165, " calcext:value-type="string">
            <text:p>165, </text:p>
          </table:table-cell>
          <table:table-cell table:formula="of:=[.V43]&amp;&quot;},&quot;" office:value-type="string" office:string-value="175}," calcext:value-type="string">
            <text:p>175},</text:p>
          </table:table-cell>
          <table:table-cell table:number-columns-repeated="981"/>
        </table:table-row>
        <table:table-row table:style-name="ro1">
          <table:table-cell office:value-type="float" office:value="43" calcext:value-type="float">
            <text:p>43</text:p>
          </table:table-cell>
          <table:table-cell office:value-type="float" office:value="0.42" calcext:value-type="float">
            <text:p>0.42</text:p>
          </table:table-cell>
          <table:table-cell table:style-name="ce2" table:formula="of:=MOD([.E44];360)&lt;1" office:value-type="boolean" office:boolean-value="false" calcext:value-type="boolean">
            <text:p>FALSE</text:p>
          </table:table-cell>
          <table:table-cell table:style-name="ce2" table:formula="of:=MOD([.F44];360)&lt;1" office:value-type="boolean" office:boolean-value="false" calcext:value-type="boolean">
            <text:p>FALSE</text:p>
          </table:table-cell>
          <table:table-cell table:formula="of:=[.E43]+0.8" office:value-type="float" office:value="333.6" calcext:value-type="float">
            <text:p>333.6</text:p>
          </table:table-cell>
          <table:table-cell table:formula="of:=0.8+[.F43]" office:value-type="float" office:value="33.6" calcext:value-type="float">
            <text:p>33.6</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44];[.AA44];[.AB44];[.AC44];[.AD44];[.AE44];[.AF44];[.AG44];[.AH44];[.AI44];[.AJ44];[.AK44];[.AL44];[.AM44];[.AN44];[.AO44];[.AP44];[.AQ44])" office:value-type="string" office:string-value="  {21919, 16941, 25, 35, 45, 55, 65, 75, 85, 95, 105, 115, 125, 135, 145, 155, 165, 175}," calcext:value-type="string">
            <text:p><text:s text:c="2"/>{21919, 16941, 25, 35, 45, 55, 65, 75, 85, 95, 105, 115, 125, 135, 145, 155, 165, 175},</text:p>
          </table:table-cell>
          <table:table-cell/>
          <table:table-cell table:formula="of:=&quot;  {&quot;&amp;INT(MOD([.E44];360)/360*5974)+IF([.C44];32768;0)+16384&amp;&quot;, &quot;" office:value-type="string" office:string-value="  {21919, " calcext:value-type="string">
            <text:p><text:s text:c="2"/>{21919, </text:p>
          </table:table-cell>
          <table:table-cell table:formula="of:=INT(MOD([.F44];360)/360*5974)+IF([.D44];32768;0)+16384&amp;&quot;, &quot;" office:value-type="string" office:string-value="16941, " calcext:value-type="string">
            <text:p>16941, </text:p>
          </table:table-cell>
          <table:table-cell table:formula="of:=[.G44]&amp;&quot;, &quot;" office:value-type="string" office:string-value="25, " calcext:value-type="string">
            <text:p>25, </text:p>
          </table:table-cell>
          <table:table-cell table:formula="of:=[.H44]&amp;&quot;, &quot;" office:value-type="string" office:string-value="35, " calcext:value-type="string">
            <text:p>35, </text:p>
          </table:table-cell>
          <table:table-cell table:formula="of:=[.I44]&amp;&quot;, &quot;" office:value-type="string" office:string-value="45, " calcext:value-type="string">
            <text:p>45, </text:p>
          </table:table-cell>
          <table:table-cell table:formula="of:=[.J44]&amp;&quot;, &quot;" office:value-type="string" office:string-value="55, " calcext:value-type="string">
            <text:p>55, </text:p>
          </table:table-cell>
          <table:table-cell table:formula="of:=[.K44]&amp;&quot;, &quot;" office:value-type="string" office:string-value="65, " calcext:value-type="string">
            <text:p>65, </text:p>
          </table:table-cell>
          <table:table-cell table:formula="of:=[.L44]&amp;&quot;, &quot;" office:value-type="string" office:string-value="75, " calcext:value-type="string">
            <text:p>75, </text:p>
          </table:table-cell>
          <table:table-cell table:formula="of:=[.M44]&amp;&quot;, &quot;" office:value-type="string" office:string-value="85, " calcext:value-type="string">
            <text:p>85, </text:p>
          </table:table-cell>
          <table:table-cell table:formula="of:=[.N44]&amp;&quot;, &quot;" office:value-type="string" office:string-value="95, " calcext:value-type="string">
            <text:p>95, </text:p>
          </table:table-cell>
          <table:table-cell table:formula="of:=[.O44]&amp;&quot;, &quot;" office:value-type="string" office:string-value="105, " calcext:value-type="string">
            <text:p>105, </text:p>
          </table:table-cell>
          <table:table-cell table:formula="of:=[.P44]&amp;&quot;, &quot;" office:value-type="string" office:string-value="115, " calcext:value-type="string">
            <text:p>115, </text:p>
          </table:table-cell>
          <table:table-cell table:formula="of:=[.Q44]&amp;&quot;, &quot;" office:value-type="string" office:string-value="125, " calcext:value-type="string">
            <text:p>125, </text:p>
          </table:table-cell>
          <table:table-cell table:formula="of:=[.R44]&amp;&quot;, &quot;" office:value-type="string" office:string-value="135, " calcext:value-type="string">
            <text:p>135, </text:p>
          </table:table-cell>
          <table:table-cell table:formula="of:=[.S44]&amp;&quot;, &quot;" office:value-type="string" office:string-value="145, " calcext:value-type="string">
            <text:p>145, </text:p>
          </table:table-cell>
          <table:table-cell table:formula="of:=[.T44]&amp;&quot;, &quot;" office:value-type="string" office:string-value="155, " calcext:value-type="string">
            <text:p>155, </text:p>
          </table:table-cell>
          <table:table-cell table:formula="of:=[.U44]&amp;&quot;, &quot;" office:value-type="string" office:string-value="165, " calcext:value-type="string">
            <text:p>165, </text:p>
          </table:table-cell>
          <table:table-cell table:formula="of:=[.V44]&amp;&quot;},&quot;" office:value-type="string" office:string-value="175}," calcext:value-type="string">
            <text:p>175},</text:p>
          </table:table-cell>
          <table:table-cell table:number-columns-repeated="981"/>
        </table:table-row>
        <table:table-row table:style-name="ro1">
          <table:table-cell office:value-type="float" office:value="44" calcext:value-type="float">
            <text:p>44</text:p>
          </table:table-cell>
          <table:table-cell office:value-type="float" office:value="0.43" calcext:value-type="float">
            <text:p>0.43</text:p>
          </table:table-cell>
          <table:table-cell table:style-name="ce2" table:formula="of:=MOD([.E45];360)&lt;1" office:value-type="boolean" office:boolean-value="false" calcext:value-type="boolean">
            <text:p>FALSE</text:p>
          </table:table-cell>
          <table:table-cell table:style-name="ce2" table:formula="of:=MOD([.F45];360)&lt;1" office:value-type="boolean" office:boolean-value="false" calcext:value-type="boolean">
            <text:p>FALSE</text:p>
          </table:table-cell>
          <table:table-cell table:formula="of:=[.E44]+0.8" office:value-type="float" office:value="334.4" calcext:value-type="float">
            <text:p>334.4</text:p>
          </table:table-cell>
          <table:table-cell table:formula="of:=0.8+[.F44]" office:value-type="float" office:value="34.4" calcext:value-type="float">
            <text:p>34.4</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45];[.AA45];[.AB45];[.AC45];[.AD45];[.AE45];[.AF45];[.AG45];[.AH45];[.AI45];[.AJ45];[.AK45];[.AL45];[.AM45];[.AN45];[.AO45];[.AP45];[.AQ45])" office:value-type="string" office:string-value="  {21933, 16954, 25, 35, 45, 55, 65, 75, 85, 95, 105, 115, 125, 135, 145, 155, 165, 175}," calcext:value-type="string">
            <text:p><text:s text:c="2"/>{21933, 16954, 25, 35, 45, 55, 65, 75, 85, 95, 105, 115, 125, 135, 145, 155, 165, 175},</text:p>
          </table:table-cell>
          <table:table-cell/>
          <table:table-cell table:formula="of:=&quot;  {&quot;&amp;INT(MOD([.E45];360)/360*5974)+IF([.C45];32768;0)+16384&amp;&quot;, &quot;" office:value-type="string" office:string-value="  {21933, " calcext:value-type="string">
            <text:p><text:s text:c="2"/>{21933, </text:p>
          </table:table-cell>
          <table:table-cell table:formula="of:=INT(MOD([.F45];360)/360*5974)+IF([.D45];32768;0)+16384&amp;&quot;, &quot;" office:value-type="string" office:string-value="16954, " calcext:value-type="string">
            <text:p>16954, </text:p>
          </table:table-cell>
          <table:table-cell table:formula="of:=[.G45]&amp;&quot;, &quot;" office:value-type="string" office:string-value="25, " calcext:value-type="string">
            <text:p>25, </text:p>
          </table:table-cell>
          <table:table-cell table:formula="of:=[.H45]&amp;&quot;, &quot;" office:value-type="string" office:string-value="35, " calcext:value-type="string">
            <text:p>35, </text:p>
          </table:table-cell>
          <table:table-cell table:formula="of:=[.I45]&amp;&quot;, &quot;" office:value-type="string" office:string-value="45, " calcext:value-type="string">
            <text:p>45, </text:p>
          </table:table-cell>
          <table:table-cell table:formula="of:=[.J45]&amp;&quot;, &quot;" office:value-type="string" office:string-value="55, " calcext:value-type="string">
            <text:p>55, </text:p>
          </table:table-cell>
          <table:table-cell table:formula="of:=[.K45]&amp;&quot;, &quot;" office:value-type="string" office:string-value="65, " calcext:value-type="string">
            <text:p>65, </text:p>
          </table:table-cell>
          <table:table-cell table:formula="of:=[.L45]&amp;&quot;, &quot;" office:value-type="string" office:string-value="75, " calcext:value-type="string">
            <text:p>75, </text:p>
          </table:table-cell>
          <table:table-cell table:formula="of:=[.M45]&amp;&quot;, &quot;" office:value-type="string" office:string-value="85, " calcext:value-type="string">
            <text:p>85, </text:p>
          </table:table-cell>
          <table:table-cell table:formula="of:=[.N45]&amp;&quot;, &quot;" office:value-type="string" office:string-value="95, " calcext:value-type="string">
            <text:p>95, </text:p>
          </table:table-cell>
          <table:table-cell table:formula="of:=[.O45]&amp;&quot;, &quot;" office:value-type="string" office:string-value="105, " calcext:value-type="string">
            <text:p>105, </text:p>
          </table:table-cell>
          <table:table-cell table:formula="of:=[.P45]&amp;&quot;, &quot;" office:value-type="string" office:string-value="115, " calcext:value-type="string">
            <text:p>115, </text:p>
          </table:table-cell>
          <table:table-cell table:formula="of:=[.Q45]&amp;&quot;, &quot;" office:value-type="string" office:string-value="125, " calcext:value-type="string">
            <text:p>125, </text:p>
          </table:table-cell>
          <table:table-cell table:formula="of:=[.R45]&amp;&quot;, &quot;" office:value-type="string" office:string-value="135, " calcext:value-type="string">
            <text:p>135, </text:p>
          </table:table-cell>
          <table:table-cell table:formula="of:=[.S45]&amp;&quot;, &quot;" office:value-type="string" office:string-value="145, " calcext:value-type="string">
            <text:p>145, </text:p>
          </table:table-cell>
          <table:table-cell table:formula="of:=[.T45]&amp;&quot;, &quot;" office:value-type="string" office:string-value="155, " calcext:value-type="string">
            <text:p>155, </text:p>
          </table:table-cell>
          <table:table-cell table:formula="of:=[.U45]&amp;&quot;, &quot;" office:value-type="string" office:string-value="165, " calcext:value-type="string">
            <text:p>165, </text:p>
          </table:table-cell>
          <table:table-cell table:formula="of:=[.V45]&amp;&quot;},&quot;" office:value-type="string" office:string-value="175}," calcext:value-type="string">
            <text:p>175},</text:p>
          </table:table-cell>
          <table:table-cell table:number-columns-repeated="981"/>
        </table:table-row>
        <table:table-row table:style-name="ro1">
          <table:table-cell office:value-type="float" office:value="45" calcext:value-type="float">
            <text:p>45</text:p>
          </table:table-cell>
          <table:table-cell office:value-type="float" office:value="0.44" calcext:value-type="float">
            <text:p>0.44</text:p>
          </table:table-cell>
          <table:table-cell table:style-name="ce2" table:formula="of:=MOD([.E46];360)&lt;1" office:value-type="boolean" office:boolean-value="false" calcext:value-type="boolean">
            <text:p>FALSE</text:p>
          </table:table-cell>
          <table:table-cell table:style-name="ce2" table:formula="of:=MOD([.F46];360)&lt;1" office:value-type="boolean" office:boolean-value="false" calcext:value-type="boolean">
            <text:p>FALSE</text:p>
          </table:table-cell>
          <table:table-cell table:formula="of:=[.E45]+0.8" office:value-type="float" office:value="335.200000000001" calcext:value-type="float">
            <text:p>335.200000000001</text:p>
          </table:table-cell>
          <table:table-cell table:formula="of:=0.8+[.F45]" office:value-type="float" office:value="35.2" calcext:value-type="float">
            <text:p>35.2</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46];[.AA46];[.AB46];[.AC46];[.AD46];[.AE46];[.AF46];[.AG46];[.AH46];[.AI46];[.AJ46];[.AK46];[.AL46];[.AM46];[.AN46];[.AO46];[.AP46];[.AQ46])" office:value-type="string" office:string-value="  {21946, 16968, 25, 35, 45, 55, 65, 75, 85, 95, 105, 115, 125, 135, 145, 155, 165, 175}," calcext:value-type="string">
            <text:p><text:s text:c="2"/>{21946, 16968, 25, 35, 45, 55, 65, 75, 85, 95, 105, 115, 125, 135, 145, 155, 165, 175},</text:p>
          </table:table-cell>
          <table:table-cell/>
          <table:table-cell table:formula="of:=&quot;  {&quot;&amp;INT(MOD([.E46];360)/360*5974)+IF([.C46];32768;0)+16384&amp;&quot;, &quot;" office:value-type="string" office:string-value="  {21946, " calcext:value-type="string">
            <text:p><text:s text:c="2"/>{21946, </text:p>
          </table:table-cell>
          <table:table-cell table:formula="of:=INT(MOD([.F46];360)/360*5974)+IF([.D46];32768;0)+16384&amp;&quot;, &quot;" office:value-type="string" office:string-value="16968, " calcext:value-type="string">
            <text:p>16968, </text:p>
          </table:table-cell>
          <table:table-cell table:formula="of:=[.G46]&amp;&quot;, &quot;" office:value-type="string" office:string-value="25, " calcext:value-type="string">
            <text:p>25, </text:p>
          </table:table-cell>
          <table:table-cell table:formula="of:=[.H46]&amp;&quot;, &quot;" office:value-type="string" office:string-value="35, " calcext:value-type="string">
            <text:p>35, </text:p>
          </table:table-cell>
          <table:table-cell table:formula="of:=[.I46]&amp;&quot;, &quot;" office:value-type="string" office:string-value="45, " calcext:value-type="string">
            <text:p>45, </text:p>
          </table:table-cell>
          <table:table-cell table:formula="of:=[.J46]&amp;&quot;, &quot;" office:value-type="string" office:string-value="55, " calcext:value-type="string">
            <text:p>55, </text:p>
          </table:table-cell>
          <table:table-cell table:formula="of:=[.K46]&amp;&quot;, &quot;" office:value-type="string" office:string-value="65, " calcext:value-type="string">
            <text:p>65, </text:p>
          </table:table-cell>
          <table:table-cell table:formula="of:=[.L46]&amp;&quot;, &quot;" office:value-type="string" office:string-value="75, " calcext:value-type="string">
            <text:p>75, </text:p>
          </table:table-cell>
          <table:table-cell table:formula="of:=[.M46]&amp;&quot;, &quot;" office:value-type="string" office:string-value="85, " calcext:value-type="string">
            <text:p>85, </text:p>
          </table:table-cell>
          <table:table-cell table:formula="of:=[.N46]&amp;&quot;, &quot;" office:value-type="string" office:string-value="95, " calcext:value-type="string">
            <text:p>95, </text:p>
          </table:table-cell>
          <table:table-cell table:formula="of:=[.O46]&amp;&quot;, &quot;" office:value-type="string" office:string-value="105, " calcext:value-type="string">
            <text:p>105, </text:p>
          </table:table-cell>
          <table:table-cell table:formula="of:=[.P46]&amp;&quot;, &quot;" office:value-type="string" office:string-value="115, " calcext:value-type="string">
            <text:p>115, </text:p>
          </table:table-cell>
          <table:table-cell table:formula="of:=[.Q46]&amp;&quot;, &quot;" office:value-type="string" office:string-value="125, " calcext:value-type="string">
            <text:p>125, </text:p>
          </table:table-cell>
          <table:table-cell table:formula="of:=[.R46]&amp;&quot;, &quot;" office:value-type="string" office:string-value="135, " calcext:value-type="string">
            <text:p>135, </text:p>
          </table:table-cell>
          <table:table-cell table:formula="of:=[.S46]&amp;&quot;, &quot;" office:value-type="string" office:string-value="145, " calcext:value-type="string">
            <text:p>145, </text:p>
          </table:table-cell>
          <table:table-cell table:formula="of:=[.T46]&amp;&quot;, &quot;" office:value-type="string" office:string-value="155, " calcext:value-type="string">
            <text:p>155, </text:p>
          </table:table-cell>
          <table:table-cell table:formula="of:=[.U46]&amp;&quot;, &quot;" office:value-type="string" office:string-value="165, " calcext:value-type="string">
            <text:p>165, </text:p>
          </table:table-cell>
          <table:table-cell table:formula="of:=[.V46]&amp;&quot;},&quot;" office:value-type="string" office:string-value="175}," calcext:value-type="string">
            <text:p>175},</text:p>
          </table:table-cell>
          <table:table-cell table:number-columns-repeated="981"/>
        </table:table-row>
        <table:table-row table:style-name="ro1">
          <table:table-cell office:value-type="float" office:value="46" calcext:value-type="float">
            <text:p>46</text:p>
          </table:table-cell>
          <table:table-cell office:value-type="float" office:value="0.45" calcext:value-type="float">
            <text:p>0.45</text:p>
          </table:table-cell>
          <table:table-cell table:style-name="ce2" table:formula="of:=MOD([.E47];360)&lt;1" office:value-type="boolean" office:boolean-value="false" calcext:value-type="boolean">
            <text:p>FALSE</text:p>
          </table:table-cell>
          <table:table-cell table:style-name="ce2" table:formula="of:=MOD([.F47];360)&lt;1" office:value-type="boolean" office:boolean-value="false" calcext:value-type="boolean">
            <text:p>FALSE</text:p>
          </table:table-cell>
          <table:table-cell table:formula="of:=[.E46]+0.8" office:value-type="float" office:value="336.000000000001" calcext:value-type="float">
            <text:p>336.000000000001</text:p>
          </table:table-cell>
          <table:table-cell table:formula="of:=0.8+[.F46]" office:value-type="float" office:value="36" calcext:value-type="float">
            <text:p>36</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47];[.AA47];[.AB47];[.AC47];[.AD47];[.AE47];[.AF47];[.AG47];[.AH47];[.AI47];[.AJ47];[.AK47];[.AL47];[.AM47];[.AN47];[.AO47];[.AP47];[.AQ47])" office:value-type="string" office:string-value="  {21959, 16981, 25, 35, 45, 55, 65, 75, 85, 95, 105, 115, 125, 135, 145, 155, 165, 175}," calcext:value-type="string">
            <text:p><text:s text:c="2"/>{21959, 16981, 25, 35, 45, 55, 65, 75, 85, 95, 105, 115, 125, 135, 145, 155, 165, 175},</text:p>
          </table:table-cell>
          <table:table-cell/>
          <table:table-cell table:formula="of:=&quot;  {&quot;&amp;INT(MOD([.E47];360)/360*5974)+IF([.C47];32768;0)+16384&amp;&quot;, &quot;" office:value-type="string" office:string-value="  {21959, " calcext:value-type="string">
            <text:p><text:s text:c="2"/>{21959, </text:p>
          </table:table-cell>
          <table:table-cell table:formula="of:=INT(MOD([.F47];360)/360*5974)+IF([.D47];32768;0)+16384&amp;&quot;, &quot;" office:value-type="string" office:string-value="16981, " calcext:value-type="string">
            <text:p>16981, </text:p>
          </table:table-cell>
          <table:table-cell table:formula="of:=[.G47]&amp;&quot;, &quot;" office:value-type="string" office:string-value="25, " calcext:value-type="string">
            <text:p>25, </text:p>
          </table:table-cell>
          <table:table-cell table:formula="of:=[.H47]&amp;&quot;, &quot;" office:value-type="string" office:string-value="35, " calcext:value-type="string">
            <text:p>35, </text:p>
          </table:table-cell>
          <table:table-cell table:formula="of:=[.I47]&amp;&quot;, &quot;" office:value-type="string" office:string-value="45, " calcext:value-type="string">
            <text:p>45, </text:p>
          </table:table-cell>
          <table:table-cell table:formula="of:=[.J47]&amp;&quot;, &quot;" office:value-type="string" office:string-value="55, " calcext:value-type="string">
            <text:p>55, </text:p>
          </table:table-cell>
          <table:table-cell table:formula="of:=[.K47]&amp;&quot;, &quot;" office:value-type="string" office:string-value="65, " calcext:value-type="string">
            <text:p>65, </text:p>
          </table:table-cell>
          <table:table-cell table:formula="of:=[.L47]&amp;&quot;, &quot;" office:value-type="string" office:string-value="75, " calcext:value-type="string">
            <text:p>75, </text:p>
          </table:table-cell>
          <table:table-cell table:formula="of:=[.M47]&amp;&quot;, &quot;" office:value-type="string" office:string-value="85, " calcext:value-type="string">
            <text:p>85, </text:p>
          </table:table-cell>
          <table:table-cell table:formula="of:=[.N47]&amp;&quot;, &quot;" office:value-type="string" office:string-value="95, " calcext:value-type="string">
            <text:p>95, </text:p>
          </table:table-cell>
          <table:table-cell table:formula="of:=[.O47]&amp;&quot;, &quot;" office:value-type="string" office:string-value="105, " calcext:value-type="string">
            <text:p>105, </text:p>
          </table:table-cell>
          <table:table-cell table:formula="of:=[.P47]&amp;&quot;, &quot;" office:value-type="string" office:string-value="115, " calcext:value-type="string">
            <text:p>115, </text:p>
          </table:table-cell>
          <table:table-cell table:formula="of:=[.Q47]&amp;&quot;, &quot;" office:value-type="string" office:string-value="125, " calcext:value-type="string">
            <text:p>125, </text:p>
          </table:table-cell>
          <table:table-cell table:formula="of:=[.R47]&amp;&quot;, &quot;" office:value-type="string" office:string-value="135, " calcext:value-type="string">
            <text:p>135, </text:p>
          </table:table-cell>
          <table:table-cell table:formula="of:=[.S47]&amp;&quot;, &quot;" office:value-type="string" office:string-value="145, " calcext:value-type="string">
            <text:p>145, </text:p>
          </table:table-cell>
          <table:table-cell table:formula="of:=[.T47]&amp;&quot;, &quot;" office:value-type="string" office:string-value="155, " calcext:value-type="string">
            <text:p>155, </text:p>
          </table:table-cell>
          <table:table-cell table:formula="of:=[.U47]&amp;&quot;, &quot;" office:value-type="string" office:string-value="165, " calcext:value-type="string">
            <text:p>165, </text:p>
          </table:table-cell>
          <table:table-cell table:formula="of:=[.V47]&amp;&quot;},&quot;" office:value-type="string" office:string-value="175}," calcext:value-type="string">
            <text:p>175},</text:p>
          </table:table-cell>
          <table:table-cell table:number-columns-repeated="981"/>
        </table:table-row>
        <table:table-row table:style-name="ro1">
          <table:table-cell office:value-type="float" office:value="47" calcext:value-type="float">
            <text:p>47</text:p>
          </table:table-cell>
          <table:table-cell office:value-type="float" office:value="0.46" calcext:value-type="float">
            <text:p>0.46</text:p>
          </table:table-cell>
          <table:table-cell table:style-name="ce2" table:formula="of:=MOD([.E48];360)&lt;1" office:value-type="boolean" office:boolean-value="false" calcext:value-type="boolean">
            <text:p>FALSE</text:p>
          </table:table-cell>
          <table:table-cell table:style-name="ce2" table:formula="of:=MOD([.F48];360)&lt;1" office:value-type="boolean" office:boolean-value="false" calcext:value-type="boolean">
            <text:p>FALSE</text:p>
          </table:table-cell>
          <table:table-cell table:formula="of:=[.E47]+0.8" office:value-type="float" office:value="336.800000000001" calcext:value-type="float">
            <text:p>336.800000000001</text:p>
          </table:table-cell>
          <table:table-cell table:formula="of:=0.8+[.F47]" office:value-type="float" office:value="36.8" calcext:value-type="float">
            <text:p>36.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48];[.AA48];[.AB48];[.AC48];[.AD48];[.AE48];[.AF48];[.AG48];[.AH48];[.AI48];[.AJ48];[.AK48];[.AL48];[.AM48];[.AN48];[.AO48];[.AP48];[.AQ48])" office:value-type="string" office:string-value="  {21973, 16994, 25, 35, 45, 55, 65, 75, 85, 95, 105, 115, 125, 135, 145, 155, 165, 175}," calcext:value-type="string">
            <text:p><text:s text:c="2"/>{21973, 16994, 25, 35, 45, 55, 65, 75, 85, 95, 105, 115, 125, 135, 145, 155, 165, 175},</text:p>
          </table:table-cell>
          <table:table-cell/>
          <table:table-cell table:formula="of:=&quot;  {&quot;&amp;INT(MOD([.E48];360)/360*5974)+IF([.C48];32768;0)+16384&amp;&quot;, &quot;" office:value-type="string" office:string-value="  {21973, " calcext:value-type="string">
            <text:p><text:s text:c="2"/>{21973, </text:p>
          </table:table-cell>
          <table:table-cell table:formula="of:=INT(MOD([.F48];360)/360*5974)+IF([.D48];32768;0)+16384&amp;&quot;, &quot;" office:value-type="string" office:string-value="16994, " calcext:value-type="string">
            <text:p>16994, </text:p>
          </table:table-cell>
          <table:table-cell table:formula="of:=[.G48]&amp;&quot;, &quot;" office:value-type="string" office:string-value="25, " calcext:value-type="string">
            <text:p>25, </text:p>
          </table:table-cell>
          <table:table-cell table:formula="of:=[.H48]&amp;&quot;, &quot;" office:value-type="string" office:string-value="35, " calcext:value-type="string">
            <text:p>35, </text:p>
          </table:table-cell>
          <table:table-cell table:formula="of:=[.I48]&amp;&quot;, &quot;" office:value-type="string" office:string-value="45, " calcext:value-type="string">
            <text:p>45, </text:p>
          </table:table-cell>
          <table:table-cell table:formula="of:=[.J48]&amp;&quot;, &quot;" office:value-type="string" office:string-value="55, " calcext:value-type="string">
            <text:p>55, </text:p>
          </table:table-cell>
          <table:table-cell table:formula="of:=[.K48]&amp;&quot;, &quot;" office:value-type="string" office:string-value="65, " calcext:value-type="string">
            <text:p>65, </text:p>
          </table:table-cell>
          <table:table-cell table:formula="of:=[.L48]&amp;&quot;, &quot;" office:value-type="string" office:string-value="75, " calcext:value-type="string">
            <text:p>75, </text:p>
          </table:table-cell>
          <table:table-cell table:formula="of:=[.M48]&amp;&quot;, &quot;" office:value-type="string" office:string-value="85, " calcext:value-type="string">
            <text:p>85, </text:p>
          </table:table-cell>
          <table:table-cell table:formula="of:=[.N48]&amp;&quot;, &quot;" office:value-type="string" office:string-value="95, " calcext:value-type="string">
            <text:p>95, </text:p>
          </table:table-cell>
          <table:table-cell table:formula="of:=[.O48]&amp;&quot;, &quot;" office:value-type="string" office:string-value="105, " calcext:value-type="string">
            <text:p>105, </text:p>
          </table:table-cell>
          <table:table-cell table:formula="of:=[.P48]&amp;&quot;, &quot;" office:value-type="string" office:string-value="115, " calcext:value-type="string">
            <text:p>115, </text:p>
          </table:table-cell>
          <table:table-cell table:formula="of:=[.Q48]&amp;&quot;, &quot;" office:value-type="string" office:string-value="125, " calcext:value-type="string">
            <text:p>125, </text:p>
          </table:table-cell>
          <table:table-cell table:formula="of:=[.R48]&amp;&quot;, &quot;" office:value-type="string" office:string-value="135, " calcext:value-type="string">
            <text:p>135, </text:p>
          </table:table-cell>
          <table:table-cell table:formula="of:=[.S48]&amp;&quot;, &quot;" office:value-type="string" office:string-value="145, " calcext:value-type="string">
            <text:p>145, </text:p>
          </table:table-cell>
          <table:table-cell table:formula="of:=[.T48]&amp;&quot;, &quot;" office:value-type="string" office:string-value="155, " calcext:value-type="string">
            <text:p>155, </text:p>
          </table:table-cell>
          <table:table-cell table:formula="of:=[.U48]&amp;&quot;, &quot;" office:value-type="string" office:string-value="165, " calcext:value-type="string">
            <text:p>165, </text:p>
          </table:table-cell>
          <table:table-cell table:formula="of:=[.V48]&amp;&quot;},&quot;" office:value-type="string" office:string-value="175}," calcext:value-type="string">
            <text:p>175},</text:p>
          </table:table-cell>
          <table:table-cell table:number-columns-repeated="981"/>
        </table:table-row>
        <table:table-row table:style-name="ro1">
          <table:table-cell office:value-type="float" office:value="48" calcext:value-type="float">
            <text:p>48</text:p>
          </table:table-cell>
          <table:table-cell office:value-type="float" office:value="0.47" calcext:value-type="float">
            <text:p>0.47</text:p>
          </table:table-cell>
          <table:table-cell table:style-name="ce2" table:formula="of:=MOD([.E49];360)&lt;1" office:value-type="boolean" office:boolean-value="false" calcext:value-type="boolean">
            <text:p>FALSE</text:p>
          </table:table-cell>
          <table:table-cell table:style-name="ce2" table:formula="of:=MOD([.F49];360)&lt;1" office:value-type="boolean" office:boolean-value="false" calcext:value-type="boolean">
            <text:p>FALSE</text:p>
          </table:table-cell>
          <table:table-cell table:formula="of:=[.E48]+0.8" office:value-type="float" office:value="337.600000000001" calcext:value-type="float">
            <text:p>337.600000000001</text:p>
          </table:table-cell>
          <table:table-cell table:formula="of:=0.8+[.F48]" office:value-type="float" office:value="37.6" calcext:value-type="float">
            <text:p>37.6</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49];[.AA49];[.AB49];[.AC49];[.AD49];[.AE49];[.AF49];[.AG49];[.AH49];[.AI49];[.AJ49];[.AK49];[.AL49];[.AM49];[.AN49];[.AO49];[.AP49];[.AQ49])" office:value-type="string" office:string-value="  {21986, 17007, 25, 35, 45, 55, 65, 75, 85, 95, 105, 115, 125, 135, 145, 155, 165, 175}," calcext:value-type="string">
            <text:p><text:s text:c="2"/>{21986, 17007, 25, 35, 45, 55, 65, 75, 85, 95, 105, 115, 125, 135, 145, 155, 165, 175},</text:p>
          </table:table-cell>
          <table:table-cell/>
          <table:table-cell table:formula="of:=&quot;  {&quot;&amp;INT(MOD([.E49];360)/360*5974)+IF([.C49];32768;0)+16384&amp;&quot;, &quot;" office:value-type="string" office:string-value="  {21986, " calcext:value-type="string">
            <text:p><text:s text:c="2"/>{21986, </text:p>
          </table:table-cell>
          <table:table-cell table:formula="of:=INT(MOD([.F49];360)/360*5974)+IF([.D49];32768;0)+16384&amp;&quot;, &quot;" office:value-type="string" office:string-value="17007, " calcext:value-type="string">
            <text:p>17007, </text:p>
          </table:table-cell>
          <table:table-cell table:formula="of:=[.G49]&amp;&quot;, &quot;" office:value-type="string" office:string-value="25, " calcext:value-type="string">
            <text:p>25, </text:p>
          </table:table-cell>
          <table:table-cell table:formula="of:=[.H49]&amp;&quot;, &quot;" office:value-type="string" office:string-value="35, " calcext:value-type="string">
            <text:p>35, </text:p>
          </table:table-cell>
          <table:table-cell table:formula="of:=[.I49]&amp;&quot;, &quot;" office:value-type="string" office:string-value="45, " calcext:value-type="string">
            <text:p>45, </text:p>
          </table:table-cell>
          <table:table-cell table:formula="of:=[.J49]&amp;&quot;, &quot;" office:value-type="string" office:string-value="55, " calcext:value-type="string">
            <text:p>55, </text:p>
          </table:table-cell>
          <table:table-cell table:formula="of:=[.K49]&amp;&quot;, &quot;" office:value-type="string" office:string-value="65, " calcext:value-type="string">
            <text:p>65, </text:p>
          </table:table-cell>
          <table:table-cell table:formula="of:=[.L49]&amp;&quot;, &quot;" office:value-type="string" office:string-value="75, " calcext:value-type="string">
            <text:p>75, </text:p>
          </table:table-cell>
          <table:table-cell table:formula="of:=[.M49]&amp;&quot;, &quot;" office:value-type="string" office:string-value="85, " calcext:value-type="string">
            <text:p>85, </text:p>
          </table:table-cell>
          <table:table-cell table:formula="of:=[.N49]&amp;&quot;, &quot;" office:value-type="string" office:string-value="95, " calcext:value-type="string">
            <text:p>95, </text:p>
          </table:table-cell>
          <table:table-cell table:formula="of:=[.O49]&amp;&quot;, &quot;" office:value-type="string" office:string-value="105, " calcext:value-type="string">
            <text:p>105, </text:p>
          </table:table-cell>
          <table:table-cell table:formula="of:=[.P49]&amp;&quot;, &quot;" office:value-type="string" office:string-value="115, " calcext:value-type="string">
            <text:p>115, </text:p>
          </table:table-cell>
          <table:table-cell table:formula="of:=[.Q49]&amp;&quot;, &quot;" office:value-type="string" office:string-value="125, " calcext:value-type="string">
            <text:p>125, </text:p>
          </table:table-cell>
          <table:table-cell table:formula="of:=[.R49]&amp;&quot;, &quot;" office:value-type="string" office:string-value="135, " calcext:value-type="string">
            <text:p>135, </text:p>
          </table:table-cell>
          <table:table-cell table:formula="of:=[.S49]&amp;&quot;, &quot;" office:value-type="string" office:string-value="145, " calcext:value-type="string">
            <text:p>145, </text:p>
          </table:table-cell>
          <table:table-cell table:formula="of:=[.T49]&amp;&quot;, &quot;" office:value-type="string" office:string-value="155, " calcext:value-type="string">
            <text:p>155, </text:p>
          </table:table-cell>
          <table:table-cell table:formula="of:=[.U49]&amp;&quot;, &quot;" office:value-type="string" office:string-value="165, " calcext:value-type="string">
            <text:p>165, </text:p>
          </table:table-cell>
          <table:table-cell table:formula="of:=[.V49]&amp;&quot;},&quot;" office:value-type="string" office:string-value="175}," calcext:value-type="string">
            <text:p>175},</text:p>
          </table:table-cell>
          <table:table-cell table:number-columns-repeated="981"/>
        </table:table-row>
        <table:table-row table:style-name="ro1">
          <table:table-cell office:value-type="float" office:value="49" calcext:value-type="float">
            <text:p>49</text:p>
          </table:table-cell>
          <table:table-cell office:value-type="float" office:value="0.48" calcext:value-type="float">
            <text:p>0.48</text:p>
          </table:table-cell>
          <table:table-cell table:style-name="ce2" table:formula="of:=MOD([.E50];360)&lt;1" office:value-type="boolean" office:boolean-value="false" calcext:value-type="boolean">
            <text:p>FALSE</text:p>
          </table:table-cell>
          <table:table-cell table:style-name="ce2" table:formula="of:=MOD([.F50];360)&lt;1" office:value-type="boolean" office:boolean-value="false" calcext:value-type="boolean">
            <text:p>FALSE</text:p>
          </table:table-cell>
          <table:table-cell table:formula="of:=[.E49]+0.8" office:value-type="float" office:value="338.400000000001" calcext:value-type="float">
            <text:p>338.400000000001</text:p>
          </table:table-cell>
          <table:table-cell table:formula="of:=0.8+[.F49]" office:value-type="float" office:value="38.4" calcext:value-type="float">
            <text:p>38.4</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50];[.AA50];[.AB50];[.AC50];[.AD50];[.AE50];[.AF50];[.AG50];[.AH50];[.AI50];[.AJ50];[.AK50];[.AL50];[.AM50];[.AN50];[.AO50];[.AP50];[.AQ50])" office:value-type="string" office:string-value="  {21999, 17021, 25, 35, 45, 55, 65, 75, 85, 95, 105, 115, 125, 135, 145, 155, 165, 175}," calcext:value-type="string">
            <text:p><text:s text:c="2"/>{21999, 17021, 25, 35, 45, 55, 65, 75, 85, 95, 105, 115, 125, 135, 145, 155, 165, 175},</text:p>
          </table:table-cell>
          <table:table-cell/>
          <table:table-cell table:formula="of:=&quot;  {&quot;&amp;INT(MOD([.E50];360)/360*5974)+IF([.C50];32768;0)+16384&amp;&quot;, &quot;" office:value-type="string" office:string-value="  {21999, " calcext:value-type="string">
            <text:p><text:s text:c="2"/>{21999, </text:p>
          </table:table-cell>
          <table:table-cell table:formula="of:=INT(MOD([.F50];360)/360*5974)+IF([.D50];32768;0)+16384&amp;&quot;, &quot;" office:value-type="string" office:string-value="17021, " calcext:value-type="string">
            <text:p>17021, </text:p>
          </table:table-cell>
          <table:table-cell table:formula="of:=[.G50]&amp;&quot;, &quot;" office:value-type="string" office:string-value="25, " calcext:value-type="string">
            <text:p>25, </text:p>
          </table:table-cell>
          <table:table-cell table:formula="of:=[.H50]&amp;&quot;, &quot;" office:value-type="string" office:string-value="35, " calcext:value-type="string">
            <text:p>35, </text:p>
          </table:table-cell>
          <table:table-cell table:formula="of:=[.I50]&amp;&quot;, &quot;" office:value-type="string" office:string-value="45, " calcext:value-type="string">
            <text:p>45, </text:p>
          </table:table-cell>
          <table:table-cell table:formula="of:=[.J50]&amp;&quot;, &quot;" office:value-type="string" office:string-value="55, " calcext:value-type="string">
            <text:p>55, </text:p>
          </table:table-cell>
          <table:table-cell table:formula="of:=[.K50]&amp;&quot;, &quot;" office:value-type="string" office:string-value="65, " calcext:value-type="string">
            <text:p>65, </text:p>
          </table:table-cell>
          <table:table-cell table:formula="of:=[.L50]&amp;&quot;, &quot;" office:value-type="string" office:string-value="75, " calcext:value-type="string">
            <text:p>75, </text:p>
          </table:table-cell>
          <table:table-cell table:formula="of:=[.M50]&amp;&quot;, &quot;" office:value-type="string" office:string-value="85, " calcext:value-type="string">
            <text:p>85, </text:p>
          </table:table-cell>
          <table:table-cell table:formula="of:=[.N50]&amp;&quot;, &quot;" office:value-type="string" office:string-value="95, " calcext:value-type="string">
            <text:p>95, </text:p>
          </table:table-cell>
          <table:table-cell table:formula="of:=[.O50]&amp;&quot;, &quot;" office:value-type="string" office:string-value="105, " calcext:value-type="string">
            <text:p>105, </text:p>
          </table:table-cell>
          <table:table-cell table:formula="of:=[.P50]&amp;&quot;, &quot;" office:value-type="string" office:string-value="115, " calcext:value-type="string">
            <text:p>115, </text:p>
          </table:table-cell>
          <table:table-cell table:formula="of:=[.Q50]&amp;&quot;, &quot;" office:value-type="string" office:string-value="125, " calcext:value-type="string">
            <text:p>125, </text:p>
          </table:table-cell>
          <table:table-cell table:formula="of:=[.R50]&amp;&quot;, &quot;" office:value-type="string" office:string-value="135, " calcext:value-type="string">
            <text:p>135, </text:p>
          </table:table-cell>
          <table:table-cell table:formula="of:=[.S50]&amp;&quot;, &quot;" office:value-type="string" office:string-value="145, " calcext:value-type="string">
            <text:p>145, </text:p>
          </table:table-cell>
          <table:table-cell table:formula="of:=[.T50]&amp;&quot;, &quot;" office:value-type="string" office:string-value="155, " calcext:value-type="string">
            <text:p>155, </text:p>
          </table:table-cell>
          <table:table-cell table:formula="of:=[.U50]&amp;&quot;, &quot;" office:value-type="string" office:string-value="165, " calcext:value-type="string">
            <text:p>165, </text:p>
          </table:table-cell>
          <table:table-cell table:formula="of:=[.V50]&amp;&quot;},&quot;" office:value-type="string" office:string-value="175}," calcext:value-type="string">
            <text:p>175},</text:p>
          </table:table-cell>
          <table:table-cell table:number-columns-repeated="981"/>
        </table:table-row>
        <table:table-row table:style-name="ro1">
          <table:table-cell office:value-type="float" office:value="50" calcext:value-type="float">
            <text:p>50</text:p>
          </table:table-cell>
          <table:table-cell office:value-type="float" office:value="0.49" calcext:value-type="float">
            <text:p>0.49</text:p>
          </table:table-cell>
          <table:table-cell table:style-name="ce2" table:formula="of:=MOD([.E51];360)&lt;1" office:value-type="boolean" office:boolean-value="false" calcext:value-type="boolean">
            <text:p>FALSE</text:p>
          </table:table-cell>
          <table:table-cell table:style-name="ce2" table:formula="of:=MOD([.F51];360)&lt;1" office:value-type="boolean" office:boolean-value="false" calcext:value-type="boolean">
            <text:p>FALSE</text:p>
          </table:table-cell>
          <table:table-cell table:formula="of:=[.E50]+0.8" office:value-type="float" office:value="339.200000000001" calcext:value-type="float">
            <text:p>339.200000000001</text:p>
          </table:table-cell>
          <table:table-cell table:formula="of:=0.8+[.F50]" office:value-type="float" office:value="39.2" calcext:value-type="float">
            <text:p>39.2</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51];[.AA51];[.AB51];[.AC51];[.AD51];[.AE51];[.AF51];[.AG51];[.AH51];[.AI51];[.AJ51];[.AK51];[.AL51];[.AM51];[.AN51];[.AO51];[.AP51];[.AQ51])" office:value-type="string" office:string-value="  {22012, 17034, 25, 35, 45, 55, 65, 75, 85, 95, 105, 115, 125, 135, 145, 155, 165, 175}," calcext:value-type="string">
            <text:p><text:s text:c="2"/>{22012, 17034, 25, 35, 45, 55, 65, 75, 85, 95, 105, 115, 125, 135, 145, 155, 165, 175},</text:p>
          </table:table-cell>
          <table:table-cell/>
          <table:table-cell table:formula="of:=&quot;  {&quot;&amp;INT(MOD([.E51];360)/360*5974)+IF([.C51];32768;0)+16384&amp;&quot;, &quot;" office:value-type="string" office:string-value="  {22012, " calcext:value-type="string">
            <text:p><text:s text:c="2"/>{22012, </text:p>
          </table:table-cell>
          <table:table-cell table:formula="of:=INT(MOD([.F51];360)/360*5974)+IF([.D51];32768;0)+16384&amp;&quot;, &quot;" office:value-type="string" office:string-value="17034, " calcext:value-type="string">
            <text:p>17034, </text:p>
          </table:table-cell>
          <table:table-cell table:formula="of:=[.G51]&amp;&quot;, &quot;" office:value-type="string" office:string-value="25, " calcext:value-type="string">
            <text:p>25, </text:p>
          </table:table-cell>
          <table:table-cell table:formula="of:=[.H51]&amp;&quot;, &quot;" office:value-type="string" office:string-value="35, " calcext:value-type="string">
            <text:p>35, </text:p>
          </table:table-cell>
          <table:table-cell table:formula="of:=[.I51]&amp;&quot;, &quot;" office:value-type="string" office:string-value="45, " calcext:value-type="string">
            <text:p>45, </text:p>
          </table:table-cell>
          <table:table-cell table:formula="of:=[.J51]&amp;&quot;, &quot;" office:value-type="string" office:string-value="55, " calcext:value-type="string">
            <text:p>55, </text:p>
          </table:table-cell>
          <table:table-cell table:formula="of:=[.K51]&amp;&quot;, &quot;" office:value-type="string" office:string-value="65, " calcext:value-type="string">
            <text:p>65, </text:p>
          </table:table-cell>
          <table:table-cell table:formula="of:=[.L51]&amp;&quot;, &quot;" office:value-type="string" office:string-value="75, " calcext:value-type="string">
            <text:p>75, </text:p>
          </table:table-cell>
          <table:table-cell table:formula="of:=[.M51]&amp;&quot;, &quot;" office:value-type="string" office:string-value="85, " calcext:value-type="string">
            <text:p>85, </text:p>
          </table:table-cell>
          <table:table-cell table:formula="of:=[.N51]&amp;&quot;, &quot;" office:value-type="string" office:string-value="95, " calcext:value-type="string">
            <text:p>95, </text:p>
          </table:table-cell>
          <table:table-cell table:formula="of:=[.O51]&amp;&quot;, &quot;" office:value-type="string" office:string-value="105, " calcext:value-type="string">
            <text:p>105, </text:p>
          </table:table-cell>
          <table:table-cell table:formula="of:=[.P51]&amp;&quot;, &quot;" office:value-type="string" office:string-value="115, " calcext:value-type="string">
            <text:p>115, </text:p>
          </table:table-cell>
          <table:table-cell table:formula="of:=[.Q51]&amp;&quot;, &quot;" office:value-type="string" office:string-value="125, " calcext:value-type="string">
            <text:p>125, </text:p>
          </table:table-cell>
          <table:table-cell table:formula="of:=[.R51]&amp;&quot;, &quot;" office:value-type="string" office:string-value="135, " calcext:value-type="string">
            <text:p>135, </text:p>
          </table:table-cell>
          <table:table-cell table:formula="of:=[.S51]&amp;&quot;, &quot;" office:value-type="string" office:string-value="145, " calcext:value-type="string">
            <text:p>145, </text:p>
          </table:table-cell>
          <table:table-cell table:formula="of:=[.T51]&amp;&quot;, &quot;" office:value-type="string" office:string-value="155, " calcext:value-type="string">
            <text:p>155, </text:p>
          </table:table-cell>
          <table:table-cell table:formula="of:=[.U51]&amp;&quot;, &quot;" office:value-type="string" office:string-value="165, " calcext:value-type="string">
            <text:p>165, </text:p>
          </table:table-cell>
          <table:table-cell table:formula="of:=[.V51]&amp;&quot;},&quot;" office:value-type="string" office:string-value="175}," calcext:value-type="string">
            <text:p>175},</text:p>
          </table:table-cell>
          <table:table-cell table:number-columns-repeated="981"/>
        </table:table-row>
        <table:table-row table:style-name="ro1">
          <table:table-cell office:value-type="float" office:value="51" calcext:value-type="float">
            <text:p>51</text:p>
          </table:table-cell>
          <table:table-cell office:value-type="float" office:value="0.5" calcext:value-type="float">
            <text:p>0.5</text:p>
          </table:table-cell>
          <table:table-cell table:style-name="ce2" table:formula="of:=MOD([.E52];360)&lt;1" office:value-type="boolean" office:boolean-value="false" calcext:value-type="boolean">
            <text:p>FALSE</text:p>
          </table:table-cell>
          <table:table-cell table:style-name="ce2" table:formula="of:=MOD([.F52];360)&lt;1" office:value-type="boolean" office:boolean-value="false" calcext:value-type="boolean">
            <text:p>FALSE</text:p>
          </table:table-cell>
          <table:table-cell table:formula="of:=[.E51]+0.8" office:value-type="float" office:value="340.000000000001" calcext:value-type="float">
            <text:p>340.000000000001</text:p>
          </table:table-cell>
          <table:table-cell table:formula="of:=0.8+[.F51]" office:value-type="float" office:value="40" calcext:value-type="float">
            <text:p>40</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52];[.AA52];[.AB52];[.AC52];[.AD52];[.AE52];[.AF52];[.AG52];[.AH52];[.AI52];[.AJ52];[.AK52];[.AL52];[.AM52];[.AN52];[.AO52];[.AP52];[.AQ52])" office:value-type="string" office:string-value="  {22026, 17047, 25, 35, 45, 55, 65, 75, 85, 95, 105, 115, 125, 135, 145, 155, 165, 175}," calcext:value-type="string">
            <text:p><text:s text:c="2"/>{22026, 17047, 25, 35, 45, 55, 65, 75, 85, 95, 105, 115, 125, 135, 145, 155, 165, 175},</text:p>
          </table:table-cell>
          <table:table-cell/>
          <table:table-cell table:formula="of:=&quot;  {&quot;&amp;INT(MOD([.E52];360)/360*5974)+IF([.C52];32768;0)+16384&amp;&quot;, &quot;" office:value-type="string" office:string-value="  {22026, " calcext:value-type="string">
            <text:p><text:s text:c="2"/>{22026, </text:p>
          </table:table-cell>
          <table:table-cell table:formula="of:=INT(MOD([.F52];360)/360*5974)+IF([.D52];32768;0)+16384&amp;&quot;, &quot;" office:value-type="string" office:string-value="17047, " calcext:value-type="string">
            <text:p>17047, </text:p>
          </table:table-cell>
          <table:table-cell table:formula="of:=[.G52]&amp;&quot;, &quot;" office:value-type="string" office:string-value="25, " calcext:value-type="string">
            <text:p>25, </text:p>
          </table:table-cell>
          <table:table-cell table:formula="of:=[.H52]&amp;&quot;, &quot;" office:value-type="string" office:string-value="35, " calcext:value-type="string">
            <text:p>35, </text:p>
          </table:table-cell>
          <table:table-cell table:formula="of:=[.I52]&amp;&quot;, &quot;" office:value-type="string" office:string-value="45, " calcext:value-type="string">
            <text:p>45, </text:p>
          </table:table-cell>
          <table:table-cell table:formula="of:=[.J52]&amp;&quot;, &quot;" office:value-type="string" office:string-value="55, " calcext:value-type="string">
            <text:p>55, </text:p>
          </table:table-cell>
          <table:table-cell table:formula="of:=[.K52]&amp;&quot;, &quot;" office:value-type="string" office:string-value="65, " calcext:value-type="string">
            <text:p>65, </text:p>
          </table:table-cell>
          <table:table-cell table:formula="of:=[.L52]&amp;&quot;, &quot;" office:value-type="string" office:string-value="75, " calcext:value-type="string">
            <text:p>75, </text:p>
          </table:table-cell>
          <table:table-cell table:formula="of:=[.M52]&amp;&quot;, &quot;" office:value-type="string" office:string-value="85, " calcext:value-type="string">
            <text:p>85, </text:p>
          </table:table-cell>
          <table:table-cell table:formula="of:=[.N52]&amp;&quot;, &quot;" office:value-type="string" office:string-value="95, " calcext:value-type="string">
            <text:p>95, </text:p>
          </table:table-cell>
          <table:table-cell table:formula="of:=[.O52]&amp;&quot;, &quot;" office:value-type="string" office:string-value="105, " calcext:value-type="string">
            <text:p>105, </text:p>
          </table:table-cell>
          <table:table-cell table:formula="of:=[.P52]&amp;&quot;, &quot;" office:value-type="string" office:string-value="115, " calcext:value-type="string">
            <text:p>115, </text:p>
          </table:table-cell>
          <table:table-cell table:formula="of:=[.Q52]&amp;&quot;, &quot;" office:value-type="string" office:string-value="125, " calcext:value-type="string">
            <text:p>125, </text:p>
          </table:table-cell>
          <table:table-cell table:formula="of:=[.R52]&amp;&quot;, &quot;" office:value-type="string" office:string-value="135, " calcext:value-type="string">
            <text:p>135, </text:p>
          </table:table-cell>
          <table:table-cell table:formula="of:=[.S52]&amp;&quot;, &quot;" office:value-type="string" office:string-value="145, " calcext:value-type="string">
            <text:p>145, </text:p>
          </table:table-cell>
          <table:table-cell table:formula="of:=[.T52]&amp;&quot;, &quot;" office:value-type="string" office:string-value="155, " calcext:value-type="string">
            <text:p>155, </text:p>
          </table:table-cell>
          <table:table-cell table:formula="of:=[.U52]&amp;&quot;, &quot;" office:value-type="string" office:string-value="165, " calcext:value-type="string">
            <text:p>165, </text:p>
          </table:table-cell>
          <table:table-cell table:formula="of:=[.V52]&amp;&quot;},&quot;" office:value-type="string" office:string-value="175}," calcext:value-type="string">
            <text:p>175},</text:p>
          </table:table-cell>
          <table:table-cell table:number-columns-repeated="981"/>
        </table:table-row>
        <table:table-row table:style-name="ro1">
          <table:table-cell office:value-type="float" office:value="52" calcext:value-type="float">
            <text:p>52</text:p>
          </table:table-cell>
          <table:table-cell office:value-type="float" office:value="0.51" calcext:value-type="float">
            <text:p>0.51</text:p>
          </table:table-cell>
          <table:table-cell table:style-name="ce2" table:formula="of:=MOD([.E53];360)&lt;1" office:value-type="boolean" office:boolean-value="false" calcext:value-type="boolean">
            <text:p>FALSE</text:p>
          </table:table-cell>
          <table:table-cell table:style-name="ce2" table:formula="of:=MOD([.F53];360)&lt;1" office:value-type="boolean" office:boolean-value="false" calcext:value-type="boolean">
            <text:p>FALSE</text:p>
          </table:table-cell>
          <table:table-cell table:formula="of:=[.E52]+0.8" office:value-type="float" office:value="340.800000000001" calcext:value-type="float">
            <text:p>340.800000000001</text:p>
          </table:table-cell>
          <table:table-cell table:formula="of:=0.8+[.F52]" office:value-type="float" office:value="40.8" calcext:value-type="float">
            <text:p>40.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53];[.AA53];[.AB53];[.AC53];[.AD53];[.AE53];[.AF53];[.AG53];[.AH53];[.AI53];[.AJ53];[.AK53];[.AL53];[.AM53];[.AN53];[.AO53];[.AP53];[.AQ53])" office:value-type="string" office:string-value="  {22039, 17061, 25, 35, 45, 55, 65, 75, 85, 95, 105, 115, 125, 135, 145, 155, 165, 175}," calcext:value-type="string">
            <text:p><text:s text:c="2"/>{22039, 17061, 25, 35, 45, 55, 65, 75, 85, 95, 105, 115, 125, 135, 145, 155, 165, 175},</text:p>
          </table:table-cell>
          <table:table-cell/>
          <table:table-cell table:formula="of:=&quot;  {&quot;&amp;INT(MOD([.E53];360)/360*5974)+IF([.C53];32768;0)+16384&amp;&quot;, &quot;" office:value-type="string" office:string-value="  {22039, " calcext:value-type="string">
            <text:p><text:s text:c="2"/>{22039, </text:p>
          </table:table-cell>
          <table:table-cell table:formula="of:=INT(MOD([.F53];360)/360*5974)+IF([.D53];32768;0)+16384&amp;&quot;, &quot;" office:value-type="string" office:string-value="17061, " calcext:value-type="string">
            <text:p>17061, </text:p>
          </table:table-cell>
          <table:table-cell table:formula="of:=[.G53]&amp;&quot;, &quot;" office:value-type="string" office:string-value="25, " calcext:value-type="string">
            <text:p>25, </text:p>
          </table:table-cell>
          <table:table-cell table:formula="of:=[.H53]&amp;&quot;, &quot;" office:value-type="string" office:string-value="35, " calcext:value-type="string">
            <text:p>35, </text:p>
          </table:table-cell>
          <table:table-cell table:formula="of:=[.I53]&amp;&quot;, &quot;" office:value-type="string" office:string-value="45, " calcext:value-type="string">
            <text:p>45, </text:p>
          </table:table-cell>
          <table:table-cell table:formula="of:=[.J53]&amp;&quot;, &quot;" office:value-type="string" office:string-value="55, " calcext:value-type="string">
            <text:p>55, </text:p>
          </table:table-cell>
          <table:table-cell table:formula="of:=[.K53]&amp;&quot;, &quot;" office:value-type="string" office:string-value="65, " calcext:value-type="string">
            <text:p>65, </text:p>
          </table:table-cell>
          <table:table-cell table:formula="of:=[.L53]&amp;&quot;, &quot;" office:value-type="string" office:string-value="75, " calcext:value-type="string">
            <text:p>75, </text:p>
          </table:table-cell>
          <table:table-cell table:formula="of:=[.M53]&amp;&quot;, &quot;" office:value-type="string" office:string-value="85, " calcext:value-type="string">
            <text:p>85, </text:p>
          </table:table-cell>
          <table:table-cell table:formula="of:=[.N53]&amp;&quot;, &quot;" office:value-type="string" office:string-value="95, " calcext:value-type="string">
            <text:p>95, </text:p>
          </table:table-cell>
          <table:table-cell table:formula="of:=[.O53]&amp;&quot;, &quot;" office:value-type="string" office:string-value="105, " calcext:value-type="string">
            <text:p>105, </text:p>
          </table:table-cell>
          <table:table-cell table:formula="of:=[.P53]&amp;&quot;, &quot;" office:value-type="string" office:string-value="115, " calcext:value-type="string">
            <text:p>115, </text:p>
          </table:table-cell>
          <table:table-cell table:formula="of:=[.Q53]&amp;&quot;, &quot;" office:value-type="string" office:string-value="125, " calcext:value-type="string">
            <text:p>125, </text:p>
          </table:table-cell>
          <table:table-cell table:formula="of:=[.R53]&amp;&quot;, &quot;" office:value-type="string" office:string-value="135, " calcext:value-type="string">
            <text:p>135, </text:p>
          </table:table-cell>
          <table:table-cell table:formula="of:=[.S53]&amp;&quot;, &quot;" office:value-type="string" office:string-value="145, " calcext:value-type="string">
            <text:p>145, </text:p>
          </table:table-cell>
          <table:table-cell table:formula="of:=[.T53]&amp;&quot;, &quot;" office:value-type="string" office:string-value="155, " calcext:value-type="string">
            <text:p>155, </text:p>
          </table:table-cell>
          <table:table-cell table:formula="of:=[.U53]&amp;&quot;, &quot;" office:value-type="string" office:string-value="165, " calcext:value-type="string">
            <text:p>165, </text:p>
          </table:table-cell>
          <table:table-cell table:formula="of:=[.V53]&amp;&quot;},&quot;" office:value-type="string" office:string-value="175}," calcext:value-type="string">
            <text:p>175},</text:p>
          </table:table-cell>
          <table:table-cell table:number-columns-repeated="981"/>
        </table:table-row>
        <table:table-row table:style-name="ro1">
          <table:table-cell office:value-type="float" office:value="53" calcext:value-type="float">
            <text:p>53</text:p>
          </table:table-cell>
          <table:table-cell office:value-type="float" office:value="0.52" calcext:value-type="float">
            <text:p>0.52</text:p>
          </table:table-cell>
          <table:table-cell table:style-name="ce2" table:formula="of:=MOD([.E54];360)&lt;1" office:value-type="boolean" office:boolean-value="false" calcext:value-type="boolean">
            <text:p>FALSE</text:p>
          </table:table-cell>
          <table:table-cell table:style-name="ce2" table:formula="of:=MOD([.F54];360)&lt;1" office:value-type="boolean" office:boolean-value="false" calcext:value-type="boolean">
            <text:p>FALSE</text:p>
          </table:table-cell>
          <table:table-cell table:formula="of:=[.E53]+0.8" office:value-type="float" office:value="341.600000000001" calcext:value-type="float">
            <text:p>341.600000000001</text:p>
          </table:table-cell>
          <table:table-cell table:formula="of:=0.8+[.F53]" office:value-type="float" office:value="41.6" calcext:value-type="float">
            <text:p>41.6</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54];[.AA54];[.AB54];[.AC54];[.AD54];[.AE54];[.AF54];[.AG54];[.AH54];[.AI54];[.AJ54];[.AK54];[.AL54];[.AM54];[.AN54];[.AO54];[.AP54];[.AQ54])" office:value-type="string" office:string-value="  {22052, 17074, 25, 35, 45, 55, 65, 75, 85, 95, 105, 115, 125, 135, 145, 155, 165, 175}," calcext:value-type="string">
            <text:p><text:s text:c="2"/>{22052, 17074, 25, 35, 45, 55, 65, 75, 85, 95, 105, 115, 125, 135, 145, 155, 165, 175},</text:p>
          </table:table-cell>
          <table:table-cell/>
          <table:table-cell table:formula="of:=&quot;  {&quot;&amp;INT(MOD([.E54];360)/360*5974)+IF([.C54];32768;0)+16384&amp;&quot;, &quot;" office:value-type="string" office:string-value="  {22052, " calcext:value-type="string">
            <text:p><text:s text:c="2"/>{22052, </text:p>
          </table:table-cell>
          <table:table-cell table:formula="of:=INT(MOD([.F54];360)/360*5974)+IF([.D54];32768;0)+16384&amp;&quot;, &quot;" office:value-type="string" office:string-value="17074, " calcext:value-type="string">
            <text:p>17074, </text:p>
          </table:table-cell>
          <table:table-cell table:formula="of:=[.G54]&amp;&quot;, &quot;" office:value-type="string" office:string-value="25, " calcext:value-type="string">
            <text:p>25, </text:p>
          </table:table-cell>
          <table:table-cell table:formula="of:=[.H54]&amp;&quot;, &quot;" office:value-type="string" office:string-value="35, " calcext:value-type="string">
            <text:p>35, </text:p>
          </table:table-cell>
          <table:table-cell table:formula="of:=[.I54]&amp;&quot;, &quot;" office:value-type="string" office:string-value="45, " calcext:value-type="string">
            <text:p>45, </text:p>
          </table:table-cell>
          <table:table-cell table:formula="of:=[.J54]&amp;&quot;, &quot;" office:value-type="string" office:string-value="55, " calcext:value-type="string">
            <text:p>55, </text:p>
          </table:table-cell>
          <table:table-cell table:formula="of:=[.K54]&amp;&quot;, &quot;" office:value-type="string" office:string-value="65, " calcext:value-type="string">
            <text:p>65, </text:p>
          </table:table-cell>
          <table:table-cell table:formula="of:=[.L54]&amp;&quot;, &quot;" office:value-type="string" office:string-value="75, " calcext:value-type="string">
            <text:p>75, </text:p>
          </table:table-cell>
          <table:table-cell table:formula="of:=[.M54]&amp;&quot;, &quot;" office:value-type="string" office:string-value="85, " calcext:value-type="string">
            <text:p>85, </text:p>
          </table:table-cell>
          <table:table-cell table:formula="of:=[.N54]&amp;&quot;, &quot;" office:value-type="string" office:string-value="95, " calcext:value-type="string">
            <text:p>95, </text:p>
          </table:table-cell>
          <table:table-cell table:formula="of:=[.O54]&amp;&quot;, &quot;" office:value-type="string" office:string-value="105, " calcext:value-type="string">
            <text:p>105, </text:p>
          </table:table-cell>
          <table:table-cell table:formula="of:=[.P54]&amp;&quot;, &quot;" office:value-type="string" office:string-value="115, " calcext:value-type="string">
            <text:p>115, </text:p>
          </table:table-cell>
          <table:table-cell table:formula="of:=[.Q54]&amp;&quot;, &quot;" office:value-type="string" office:string-value="125, " calcext:value-type="string">
            <text:p>125, </text:p>
          </table:table-cell>
          <table:table-cell table:formula="of:=[.R54]&amp;&quot;, &quot;" office:value-type="string" office:string-value="135, " calcext:value-type="string">
            <text:p>135, </text:p>
          </table:table-cell>
          <table:table-cell table:formula="of:=[.S54]&amp;&quot;, &quot;" office:value-type="string" office:string-value="145, " calcext:value-type="string">
            <text:p>145, </text:p>
          </table:table-cell>
          <table:table-cell table:formula="of:=[.T54]&amp;&quot;, &quot;" office:value-type="string" office:string-value="155, " calcext:value-type="string">
            <text:p>155, </text:p>
          </table:table-cell>
          <table:table-cell table:formula="of:=[.U54]&amp;&quot;, &quot;" office:value-type="string" office:string-value="165, " calcext:value-type="string">
            <text:p>165, </text:p>
          </table:table-cell>
          <table:table-cell table:formula="of:=[.V54]&amp;&quot;},&quot;" office:value-type="string" office:string-value="175}," calcext:value-type="string">
            <text:p>175},</text:p>
          </table:table-cell>
          <table:table-cell table:number-columns-repeated="981"/>
        </table:table-row>
        <table:table-row table:style-name="ro1">
          <table:table-cell office:value-type="float" office:value="54" calcext:value-type="float">
            <text:p>54</text:p>
          </table:table-cell>
          <table:table-cell office:value-type="float" office:value="0.53" calcext:value-type="float">
            <text:p>0.53</text:p>
          </table:table-cell>
          <table:table-cell table:style-name="ce2" table:formula="of:=MOD([.E55];360)&lt;1" office:value-type="boolean" office:boolean-value="false" calcext:value-type="boolean">
            <text:p>FALSE</text:p>
          </table:table-cell>
          <table:table-cell table:style-name="ce2" table:formula="of:=MOD([.F55];360)&lt;1" office:value-type="boolean" office:boolean-value="false" calcext:value-type="boolean">
            <text:p>FALSE</text:p>
          </table:table-cell>
          <table:table-cell table:formula="of:=[.E54]+0.8" office:value-type="float" office:value="342.400000000001" calcext:value-type="float">
            <text:p>342.400000000001</text:p>
          </table:table-cell>
          <table:table-cell table:formula="of:=0.8+[.F54]" office:value-type="float" office:value="42.4" calcext:value-type="float">
            <text:p>42.4</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55];[.AA55];[.AB55];[.AC55];[.AD55];[.AE55];[.AF55];[.AG55];[.AH55];[.AI55];[.AJ55];[.AK55];[.AL55];[.AM55];[.AN55];[.AO55];[.AP55];[.AQ55])" office:value-type="string" office:string-value="  {22065, 17087, 25, 35, 45, 55, 65, 75, 85, 95, 105, 115, 125, 135, 145, 155, 165, 175}," calcext:value-type="string">
            <text:p><text:s text:c="2"/>{22065, 17087, 25, 35, 45, 55, 65, 75, 85, 95, 105, 115, 125, 135, 145, 155, 165, 175},</text:p>
          </table:table-cell>
          <table:table-cell/>
          <table:table-cell table:formula="of:=&quot;  {&quot;&amp;INT(MOD([.E55];360)/360*5974)+IF([.C55];32768;0)+16384&amp;&quot;, &quot;" office:value-type="string" office:string-value="  {22065, " calcext:value-type="string">
            <text:p><text:s text:c="2"/>{22065, </text:p>
          </table:table-cell>
          <table:table-cell table:formula="of:=INT(MOD([.F55];360)/360*5974)+IF([.D55];32768;0)+16384&amp;&quot;, &quot;" office:value-type="string" office:string-value="17087, " calcext:value-type="string">
            <text:p>17087, </text:p>
          </table:table-cell>
          <table:table-cell table:formula="of:=[.G55]&amp;&quot;, &quot;" office:value-type="string" office:string-value="25, " calcext:value-type="string">
            <text:p>25, </text:p>
          </table:table-cell>
          <table:table-cell table:formula="of:=[.H55]&amp;&quot;, &quot;" office:value-type="string" office:string-value="35, " calcext:value-type="string">
            <text:p>35, </text:p>
          </table:table-cell>
          <table:table-cell table:formula="of:=[.I55]&amp;&quot;, &quot;" office:value-type="string" office:string-value="45, " calcext:value-type="string">
            <text:p>45, </text:p>
          </table:table-cell>
          <table:table-cell table:formula="of:=[.J55]&amp;&quot;, &quot;" office:value-type="string" office:string-value="55, " calcext:value-type="string">
            <text:p>55, </text:p>
          </table:table-cell>
          <table:table-cell table:formula="of:=[.K55]&amp;&quot;, &quot;" office:value-type="string" office:string-value="65, " calcext:value-type="string">
            <text:p>65, </text:p>
          </table:table-cell>
          <table:table-cell table:formula="of:=[.L55]&amp;&quot;, &quot;" office:value-type="string" office:string-value="75, " calcext:value-type="string">
            <text:p>75, </text:p>
          </table:table-cell>
          <table:table-cell table:formula="of:=[.M55]&amp;&quot;, &quot;" office:value-type="string" office:string-value="85, " calcext:value-type="string">
            <text:p>85, </text:p>
          </table:table-cell>
          <table:table-cell table:formula="of:=[.N55]&amp;&quot;, &quot;" office:value-type="string" office:string-value="95, " calcext:value-type="string">
            <text:p>95, </text:p>
          </table:table-cell>
          <table:table-cell table:formula="of:=[.O55]&amp;&quot;, &quot;" office:value-type="string" office:string-value="105, " calcext:value-type="string">
            <text:p>105, </text:p>
          </table:table-cell>
          <table:table-cell table:formula="of:=[.P55]&amp;&quot;, &quot;" office:value-type="string" office:string-value="115, " calcext:value-type="string">
            <text:p>115, </text:p>
          </table:table-cell>
          <table:table-cell table:formula="of:=[.Q55]&amp;&quot;, &quot;" office:value-type="string" office:string-value="125, " calcext:value-type="string">
            <text:p>125, </text:p>
          </table:table-cell>
          <table:table-cell table:formula="of:=[.R55]&amp;&quot;, &quot;" office:value-type="string" office:string-value="135, " calcext:value-type="string">
            <text:p>135, </text:p>
          </table:table-cell>
          <table:table-cell table:formula="of:=[.S55]&amp;&quot;, &quot;" office:value-type="string" office:string-value="145, " calcext:value-type="string">
            <text:p>145, </text:p>
          </table:table-cell>
          <table:table-cell table:formula="of:=[.T55]&amp;&quot;, &quot;" office:value-type="string" office:string-value="155, " calcext:value-type="string">
            <text:p>155, </text:p>
          </table:table-cell>
          <table:table-cell table:formula="of:=[.U55]&amp;&quot;, &quot;" office:value-type="string" office:string-value="165, " calcext:value-type="string">
            <text:p>165, </text:p>
          </table:table-cell>
          <table:table-cell table:formula="of:=[.V55]&amp;&quot;},&quot;" office:value-type="string" office:string-value="175}," calcext:value-type="string">
            <text:p>175},</text:p>
          </table:table-cell>
          <table:table-cell table:number-columns-repeated="981"/>
        </table:table-row>
        <table:table-row table:style-name="ro1">
          <table:table-cell office:value-type="float" office:value="55" calcext:value-type="float">
            <text:p>55</text:p>
          </table:table-cell>
          <table:table-cell office:value-type="float" office:value="0.54" calcext:value-type="float">
            <text:p>0.54</text:p>
          </table:table-cell>
          <table:table-cell table:style-name="ce2" table:formula="of:=MOD([.E56];360)&lt;1" office:value-type="boolean" office:boolean-value="false" calcext:value-type="boolean">
            <text:p>FALSE</text:p>
          </table:table-cell>
          <table:table-cell table:style-name="ce2" table:formula="of:=MOD([.F56];360)&lt;1" office:value-type="boolean" office:boolean-value="false" calcext:value-type="boolean">
            <text:p>FALSE</text:p>
          </table:table-cell>
          <table:table-cell table:formula="of:=[.E55]+0.8" office:value-type="float" office:value="343.200000000001" calcext:value-type="float">
            <text:p>343.200000000001</text:p>
          </table:table-cell>
          <table:table-cell table:formula="of:=0.8+[.F55]" office:value-type="float" office:value="43.2" calcext:value-type="float">
            <text:p>43.2</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56];[.AA56];[.AB56];[.AC56];[.AD56];[.AE56];[.AF56];[.AG56];[.AH56];[.AI56];[.AJ56];[.AK56];[.AL56];[.AM56];[.AN56];[.AO56];[.AP56];[.AQ56])" office:value-type="string" office:string-value="  {22079, 17100, 25, 35, 45, 55, 65, 75, 85, 95, 105, 115, 125, 135, 145, 155, 165, 175}," calcext:value-type="string">
            <text:p><text:s text:c="2"/>{22079, 17100, 25, 35, 45, 55, 65, 75, 85, 95, 105, 115, 125, 135, 145, 155, 165, 175},</text:p>
          </table:table-cell>
          <table:table-cell/>
          <table:table-cell table:formula="of:=&quot;  {&quot;&amp;INT(MOD([.E56];360)/360*5974)+IF([.C56];32768;0)+16384&amp;&quot;, &quot;" office:value-type="string" office:string-value="  {22079, " calcext:value-type="string">
            <text:p><text:s text:c="2"/>{22079, </text:p>
          </table:table-cell>
          <table:table-cell table:formula="of:=INT(MOD([.F56];360)/360*5974)+IF([.D56];32768;0)+16384&amp;&quot;, &quot;" office:value-type="string" office:string-value="17100, " calcext:value-type="string">
            <text:p>17100, </text:p>
          </table:table-cell>
          <table:table-cell table:formula="of:=[.G56]&amp;&quot;, &quot;" office:value-type="string" office:string-value="25, " calcext:value-type="string">
            <text:p>25, </text:p>
          </table:table-cell>
          <table:table-cell table:formula="of:=[.H56]&amp;&quot;, &quot;" office:value-type="string" office:string-value="35, " calcext:value-type="string">
            <text:p>35, </text:p>
          </table:table-cell>
          <table:table-cell table:formula="of:=[.I56]&amp;&quot;, &quot;" office:value-type="string" office:string-value="45, " calcext:value-type="string">
            <text:p>45, </text:p>
          </table:table-cell>
          <table:table-cell table:formula="of:=[.J56]&amp;&quot;, &quot;" office:value-type="string" office:string-value="55, " calcext:value-type="string">
            <text:p>55, </text:p>
          </table:table-cell>
          <table:table-cell table:formula="of:=[.K56]&amp;&quot;, &quot;" office:value-type="string" office:string-value="65, " calcext:value-type="string">
            <text:p>65, </text:p>
          </table:table-cell>
          <table:table-cell table:formula="of:=[.L56]&amp;&quot;, &quot;" office:value-type="string" office:string-value="75, " calcext:value-type="string">
            <text:p>75, </text:p>
          </table:table-cell>
          <table:table-cell table:formula="of:=[.M56]&amp;&quot;, &quot;" office:value-type="string" office:string-value="85, " calcext:value-type="string">
            <text:p>85, </text:p>
          </table:table-cell>
          <table:table-cell table:formula="of:=[.N56]&amp;&quot;, &quot;" office:value-type="string" office:string-value="95, " calcext:value-type="string">
            <text:p>95, </text:p>
          </table:table-cell>
          <table:table-cell table:formula="of:=[.O56]&amp;&quot;, &quot;" office:value-type="string" office:string-value="105, " calcext:value-type="string">
            <text:p>105, </text:p>
          </table:table-cell>
          <table:table-cell table:formula="of:=[.P56]&amp;&quot;, &quot;" office:value-type="string" office:string-value="115, " calcext:value-type="string">
            <text:p>115, </text:p>
          </table:table-cell>
          <table:table-cell table:formula="of:=[.Q56]&amp;&quot;, &quot;" office:value-type="string" office:string-value="125, " calcext:value-type="string">
            <text:p>125, </text:p>
          </table:table-cell>
          <table:table-cell table:formula="of:=[.R56]&amp;&quot;, &quot;" office:value-type="string" office:string-value="135, " calcext:value-type="string">
            <text:p>135, </text:p>
          </table:table-cell>
          <table:table-cell table:formula="of:=[.S56]&amp;&quot;, &quot;" office:value-type="string" office:string-value="145, " calcext:value-type="string">
            <text:p>145, </text:p>
          </table:table-cell>
          <table:table-cell table:formula="of:=[.T56]&amp;&quot;, &quot;" office:value-type="string" office:string-value="155, " calcext:value-type="string">
            <text:p>155, </text:p>
          </table:table-cell>
          <table:table-cell table:formula="of:=[.U56]&amp;&quot;, &quot;" office:value-type="string" office:string-value="165, " calcext:value-type="string">
            <text:p>165, </text:p>
          </table:table-cell>
          <table:table-cell table:formula="of:=[.V56]&amp;&quot;},&quot;" office:value-type="string" office:string-value="175}," calcext:value-type="string">
            <text:p>175},</text:p>
          </table:table-cell>
          <table:table-cell table:number-columns-repeated="981"/>
        </table:table-row>
        <table:table-row table:style-name="ro1">
          <table:table-cell office:value-type="float" office:value="56" calcext:value-type="float">
            <text:p>56</text:p>
          </table:table-cell>
          <table:table-cell office:value-type="float" office:value="0.55" calcext:value-type="float">
            <text:p>0.55</text:p>
          </table:table-cell>
          <table:table-cell table:style-name="ce2" table:formula="of:=MOD([.E57];360)&lt;1" office:value-type="boolean" office:boolean-value="false" calcext:value-type="boolean">
            <text:p>FALSE</text:p>
          </table:table-cell>
          <table:table-cell table:style-name="ce2" table:formula="of:=MOD([.F57];360)&lt;1" office:value-type="boolean" office:boolean-value="false" calcext:value-type="boolean">
            <text:p>FALSE</text:p>
          </table:table-cell>
          <table:table-cell table:formula="of:=[.E56]+0.8" office:value-type="float" office:value="344.000000000001" calcext:value-type="float">
            <text:p>344.000000000001</text:p>
          </table:table-cell>
          <table:table-cell table:formula="of:=0.8+[.F56]" office:value-type="float" office:value="44" calcext:value-type="float">
            <text:p>44</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57];[.AA57];[.AB57];[.AC57];[.AD57];[.AE57];[.AF57];[.AG57];[.AH57];[.AI57];[.AJ57];[.AK57];[.AL57];[.AM57];[.AN57];[.AO57];[.AP57];[.AQ57])" office:value-type="string" office:string-value="  {22092, 17114, 25, 35, 45, 55, 65, 75, 85, 95, 105, 115, 125, 135, 145, 155, 165, 175}," calcext:value-type="string">
            <text:p><text:s text:c="2"/>{22092, 17114, 25, 35, 45, 55, 65, 75, 85, 95, 105, 115, 125, 135, 145, 155, 165, 175},</text:p>
          </table:table-cell>
          <table:table-cell/>
          <table:table-cell table:formula="of:=&quot;  {&quot;&amp;INT(MOD([.E57];360)/360*5974)+IF([.C57];32768;0)+16384&amp;&quot;, &quot;" office:value-type="string" office:string-value="  {22092, " calcext:value-type="string">
            <text:p><text:s text:c="2"/>{22092, </text:p>
          </table:table-cell>
          <table:table-cell table:formula="of:=INT(MOD([.F57];360)/360*5974)+IF([.D57];32768;0)+16384&amp;&quot;, &quot;" office:value-type="string" office:string-value="17114, " calcext:value-type="string">
            <text:p>17114, </text:p>
          </table:table-cell>
          <table:table-cell table:formula="of:=[.G57]&amp;&quot;, &quot;" office:value-type="string" office:string-value="25, " calcext:value-type="string">
            <text:p>25, </text:p>
          </table:table-cell>
          <table:table-cell table:formula="of:=[.H57]&amp;&quot;, &quot;" office:value-type="string" office:string-value="35, " calcext:value-type="string">
            <text:p>35, </text:p>
          </table:table-cell>
          <table:table-cell table:formula="of:=[.I57]&amp;&quot;, &quot;" office:value-type="string" office:string-value="45, " calcext:value-type="string">
            <text:p>45, </text:p>
          </table:table-cell>
          <table:table-cell table:formula="of:=[.J57]&amp;&quot;, &quot;" office:value-type="string" office:string-value="55, " calcext:value-type="string">
            <text:p>55, </text:p>
          </table:table-cell>
          <table:table-cell table:formula="of:=[.K57]&amp;&quot;, &quot;" office:value-type="string" office:string-value="65, " calcext:value-type="string">
            <text:p>65, </text:p>
          </table:table-cell>
          <table:table-cell table:formula="of:=[.L57]&amp;&quot;, &quot;" office:value-type="string" office:string-value="75, " calcext:value-type="string">
            <text:p>75, </text:p>
          </table:table-cell>
          <table:table-cell table:formula="of:=[.M57]&amp;&quot;, &quot;" office:value-type="string" office:string-value="85, " calcext:value-type="string">
            <text:p>85, </text:p>
          </table:table-cell>
          <table:table-cell table:formula="of:=[.N57]&amp;&quot;, &quot;" office:value-type="string" office:string-value="95, " calcext:value-type="string">
            <text:p>95, </text:p>
          </table:table-cell>
          <table:table-cell table:formula="of:=[.O57]&amp;&quot;, &quot;" office:value-type="string" office:string-value="105, " calcext:value-type="string">
            <text:p>105, </text:p>
          </table:table-cell>
          <table:table-cell table:formula="of:=[.P57]&amp;&quot;, &quot;" office:value-type="string" office:string-value="115, " calcext:value-type="string">
            <text:p>115, </text:p>
          </table:table-cell>
          <table:table-cell table:formula="of:=[.Q57]&amp;&quot;, &quot;" office:value-type="string" office:string-value="125, " calcext:value-type="string">
            <text:p>125, </text:p>
          </table:table-cell>
          <table:table-cell table:formula="of:=[.R57]&amp;&quot;, &quot;" office:value-type="string" office:string-value="135, " calcext:value-type="string">
            <text:p>135, </text:p>
          </table:table-cell>
          <table:table-cell table:formula="of:=[.S57]&amp;&quot;, &quot;" office:value-type="string" office:string-value="145, " calcext:value-type="string">
            <text:p>145, </text:p>
          </table:table-cell>
          <table:table-cell table:formula="of:=[.T57]&amp;&quot;, &quot;" office:value-type="string" office:string-value="155, " calcext:value-type="string">
            <text:p>155, </text:p>
          </table:table-cell>
          <table:table-cell table:formula="of:=[.U57]&amp;&quot;, &quot;" office:value-type="string" office:string-value="165, " calcext:value-type="string">
            <text:p>165, </text:p>
          </table:table-cell>
          <table:table-cell table:formula="of:=[.V57]&amp;&quot;},&quot;" office:value-type="string" office:string-value="175}," calcext:value-type="string">
            <text:p>175},</text:p>
          </table:table-cell>
          <table:table-cell table:number-columns-repeated="981"/>
        </table:table-row>
        <table:table-row table:style-name="ro1">
          <table:table-cell office:value-type="float" office:value="57" calcext:value-type="float">
            <text:p>57</text:p>
          </table:table-cell>
          <table:table-cell office:value-type="float" office:value="0.56" calcext:value-type="float">
            <text:p>0.56</text:p>
          </table:table-cell>
          <table:table-cell table:style-name="ce2" table:formula="of:=MOD([.E58];360)&lt;1" office:value-type="boolean" office:boolean-value="false" calcext:value-type="boolean">
            <text:p>FALSE</text:p>
          </table:table-cell>
          <table:table-cell table:style-name="ce2" table:formula="of:=MOD([.F58];360)&lt;1" office:value-type="boolean" office:boolean-value="false" calcext:value-type="boolean">
            <text:p>FALSE</text:p>
          </table:table-cell>
          <table:table-cell table:formula="of:=[.E57]+0.8" office:value-type="float" office:value="344.800000000001" calcext:value-type="float">
            <text:p>344.800000000001</text:p>
          </table:table-cell>
          <table:table-cell table:formula="of:=0.8+[.F57]" office:value-type="float" office:value="44.8" calcext:value-type="float">
            <text:p>44.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58];[.AA58];[.AB58];[.AC58];[.AD58];[.AE58];[.AF58];[.AG58];[.AH58];[.AI58];[.AJ58];[.AK58];[.AL58];[.AM58];[.AN58];[.AO58];[.AP58];[.AQ58])" office:value-type="string" office:string-value="  {22105, 17127, 25, 35, 45, 55, 65, 75, 85, 95, 105, 115, 125, 135, 145, 155, 165, 175}," calcext:value-type="string">
            <text:p><text:s text:c="2"/>{22105, 17127, 25, 35, 45, 55, 65, 75, 85, 95, 105, 115, 125, 135, 145, 155, 165, 175},</text:p>
          </table:table-cell>
          <table:table-cell/>
          <table:table-cell table:formula="of:=&quot;  {&quot;&amp;INT(MOD([.E58];360)/360*5974)+IF([.C58];32768;0)+16384&amp;&quot;, &quot;" office:value-type="string" office:string-value="  {22105, " calcext:value-type="string">
            <text:p><text:s text:c="2"/>{22105, </text:p>
          </table:table-cell>
          <table:table-cell table:formula="of:=INT(MOD([.F58];360)/360*5974)+IF([.D58];32768;0)+16384&amp;&quot;, &quot;" office:value-type="string" office:string-value="17127, " calcext:value-type="string">
            <text:p>17127, </text:p>
          </table:table-cell>
          <table:table-cell table:formula="of:=[.G58]&amp;&quot;, &quot;" office:value-type="string" office:string-value="25, " calcext:value-type="string">
            <text:p>25, </text:p>
          </table:table-cell>
          <table:table-cell table:formula="of:=[.H58]&amp;&quot;, &quot;" office:value-type="string" office:string-value="35, " calcext:value-type="string">
            <text:p>35, </text:p>
          </table:table-cell>
          <table:table-cell table:formula="of:=[.I58]&amp;&quot;, &quot;" office:value-type="string" office:string-value="45, " calcext:value-type="string">
            <text:p>45, </text:p>
          </table:table-cell>
          <table:table-cell table:formula="of:=[.J58]&amp;&quot;, &quot;" office:value-type="string" office:string-value="55, " calcext:value-type="string">
            <text:p>55, </text:p>
          </table:table-cell>
          <table:table-cell table:formula="of:=[.K58]&amp;&quot;, &quot;" office:value-type="string" office:string-value="65, " calcext:value-type="string">
            <text:p>65, </text:p>
          </table:table-cell>
          <table:table-cell table:formula="of:=[.L58]&amp;&quot;, &quot;" office:value-type="string" office:string-value="75, " calcext:value-type="string">
            <text:p>75, </text:p>
          </table:table-cell>
          <table:table-cell table:formula="of:=[.M58]&amp;&quot;, &quot;" office:value-type="string" office:string-value="85, " calcext:value-type="string">
            <text:p>85, </text:p>
          </table:table-cell>
          <table:table-cell table:formula="of:=[.N58]&amp;&quot;, &quot;" office:value-type="string" office:string-value="95, " calcext:value-type="string">
            <text:p>95, </text:p>
          </table:table-cell>
          <table:table-cell table:formula="of:=[.O58]&amp;&quot;, &quot;" office:value-type="string" office:string-value="105, " calcext:value-type="string">
            <text:p>105, </text:p>
          </table:table-cell>
          <table:table-cell table:formula="of:=[.P58]&amp;&quot;, &quot;" office:value-type="string" office:string-value="115, " calcext:value-type="string">
            <text:p>115, </text:p>
          </table:table-cell>
          <table:table-cell table:formula="of:=[.Q58]&amp;&quot;, &quot;" office:value-type="string" office:string-value="125, " calcext:value-type="string">
            <text:p>125, </text:p>
          </table:table-cell>
          <table:table-cell table:formula="of:=[.R58]&amp;&quot;, &quot;" office:value-type="string" office:string-value="135, " calcext:value-type="string">
            <text:p>135, </text:p>
          </table:table-cell>
          <table:table-cell table:formula="of:=[.S58]&amp;&quot;, &quot;" office:value-type="string" office:string-value="145, " calcext:value-type="string">
            <text:p>145, </text:p>
          </table:table-cell>
          <table:table-cell table:formula="of:=[.T58]&amp;&quot;, &quot;" office:value-type="string" office:string-value="155, " calcext:value-type="string">
            <text:p>155, </text:p>
          </table:table-cell>
          <table:table-cell table:formula="of:=[.U58]&amp;&quot;, &quot;" office:value-type="string" office:string-value="165, " calcext:value-type="string">
            <text:p>165, </text:p>
          </table:table-cell>
          <table:table-cell table:formula="of:=[.V58]&amp;&quot;},&quot;" office:value-type="string" office:string-value="175}," calcext:value-type="string">
            <text:p>175},</text:p>
          </table:table-cell>
          <table:table-cell table:number-columns-repeated="981"/>
        </table:table-row>
        <table:table-row table:style-name="ro1">
          <table:table-cell office:value-type="float" office:value="58" calcext:value-type="float">
            <text:p>58</text:p>
          </table:table-cell>
          <table:table-cell office:value-type="float" office:value="0.57" calcext:value-type="float">
            <text:p>0.57</text:p>
          </table:table-cell>
          <table:table-cell table:style-name="ce2" table:formula="of:=MOD([.E59];360)&lt;1" office:value-type="boolean" office:boolean-value="false" calcext:value-type="boolean">
            <text:p>FALSE</text:p>
          </table:table-cell>
          <table:table-cell table:style-name="ce2" table:formula="of:=MOD([.F59];360)&lt;1" office:value-type="boolean" office:boolean-value="false" calcext:value-type="boolean">
            <text:p>FALSE</text:p>
          </table:table-cell>
          <table:table-cell table:formula="of:=[.E58]+0.8" office:value-type="float" office:value="345.600000000001" calcext:value-type="float">
            <text:p>345.600000000001</text:p>
          </table:table-cell>
          <table:table-cell table:formula="of:=0.8+[.F58]" office:value-type="float" office:value="45.6" calcext:value-type="float">
            <text:p>45.6</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59];[.AA59];[.AB59];[.AC59];[.AD59];[.AE59];[.AF59];[.AG59];[.AH59];[.AI59];[.AJ59];[.AK59];[.AL59];[.AM59];[.AN59];[.AO59];[.AP59];[.AQ59])" office:value-type="string" office:string-value="  {22119, 17140, 25, 35, 45, 55, 65, 75, 85, 95, 105, 115, 125, 135, 145, 155, 165, 175}," calcext:value-type="string">
            <text:p><text:s text:c="2"/>{22119, 17140, 25, 35, 45, 55, 65, 75, 85, 95, 105, 115, 125, 135, 145, 155, 165, 175},</text:p>
          </table:table-cell>
          <table:table-cell/>
          <table:table-cell table:formula="of:=&quot;  {&quot;&amp;INT(MOD([.E59];360)/360*5974)+IF([.C59];32768;0)+16384&amp;&quot;, &quot;" office:value-type="string" office:string-value="  {22119, " calcext:value-type="string">
            <text:p><text:s text:c="2"/>{22119, </text:p>
          </table:table-cell>
          <table:table-cell table:formula="of:=INT(MOD([.F59];360)/360*5974)+IF([.D59];32768;0)+16384&amp;&quot;, &quot;" office:value-type="string" office:string-value="17140, " calcext:value-type="string">
            <text:p>17140, </text:p>
          </table:table-cell>
          <table:table-cell table:formula="of:=[.G59]&amp;&quot;, &quot;" office:value-type="string" office:string-value="25, " calcext:value-type="string">
            <text:p>25, </text:p>
          </table:table-cell>
          <table:table-cell table:formula="of:=[.H59]&amp;&quot;, &quot;" office:value-type="string" office:string-value="35, " calcext:value-type="string">
            <text:p>35, </text:p>
          </table:table-cell>
          <table:table-cell table:formula="of:=[.I59]&amp;&quot;, &quot;" office:value-type="string" office:string-value="45, " calcext:value-type="string">
            <text:p>45, </text:p>
          </table:table-cell>
          <table:table-cell table:formula="of:=[.J59]&amp;&quot;, &quot;" office:value-type="string" office:string-value="55, " calcext:value-type="string">
            <text:p>55, </text:p>
          </table:table-cell>
          <table:table-cell table:formula="of:=[.K59]&amp;&quot;, &quot;" office:value-type="string" office:string-value="65, " calcext:value-type="string">
            <text:p>65, </text:p>
          </table:table-cell>
          <table:table-cell table:formula="of:=[.L59]&amp;&quot;, &quot;" office:value-type="string" office:string-value="75, " calcext:value-type="string">
            <text:p>75, </text:p>
          </table:table-cell>
          <table:table-cell table:formula="of:=[.M59]&amp;&quot;, &quot;" office:value-type="string" office:string-value="85, " calcext:value-type="string">
            <text:p>85, </text:p>
          </table:table-cell>
          <table:table-cell table:formula="of:=[.N59]&amp;&quot;, &quot;" office:value-type="string" office:string-value="95, " calcext:value-type="string">
            <text:p>95, </text:p>
          </table:table-cell>
          <table:table-cell table:formula="of:=[.O59]&amp;&quot;, &quot;" office:value-type="string" office:string-value="105, " calcext:value-type="string">
            <text:p>105, </text:p>
          </table:table-cell>
          <table:table-cell table:formula="of:=[.P59]&amp;&quot;, &quot;" office:value-type="string" office:string-value="115, " calcext:value-type="string">
            <text:p>115, </text:p>
          </table:table-cell>
          <table:table-cell table:formula="of:=[.Q59]&amp;&quot;, &quot;" office:value-type="string" office:string-value="125, " calcext:value-type="string">
            <text:p>125, </text:p>
          </table:table-cell>
          <table:table-cell table:formula="of:=[.R59]&amp;&quot;, &quot;" office:value-type="string" office:string-value="135, " calcext:value-type="string">
            <text:p>135, </text:p>
          </table:table-cell>
          <table:table-cell table:formula="of:=[.S59]&amp;&quot;, &quot;" office:value-type="string" office:string-value="145, " calcext:value-type="string">
            <text:p>145, </text:p>
          </table:table-cell>
          <table:table-cell table:formula="of:=[.T59]&amp;&quot;, &quot;" office:value-type="string" office:string-value="155, " calcext:value-type="string">
            <text:p>155, </text:p>
          </table:table-cell>
          <table:table-cell table:formula="of:=[.U59]&amp;&quot;, &quot;" office:value-type="string" office:string-value="165, " calcext:value-type="string">
            <text:p>165, </text:p>
          </table:table-cell>
          <table:table-cell table:formula="of:=[.V59]&amp;&quot;},&quot;" office:value-type="string" office:string-value="175}," calcext:value-type="string">
            <text:p>175},</text:p>
          </table:table-cell>
          <table:table-cell table:number-columns-repeated="981"/>
        </table:table-row>
        <table:table-row table:style-name="ro1">
          <table:table-cell office:value-type="float" office:value="59" calcext:value-type="float">
            <text:p>59</text:p>
          </table:table-cell>
          <table:table-cell office:value-type="float" office:value="0.58" calcext:value-type="float">
            <text:p>0.58</text:p>
          </table:table-cell>
          <table:table-cell table:style-name="ce2" table:formula="of:=MOD([.E60];360)&lt;1" office:value-type="boolean" office:boolean-value="false" calcext:value-type="boolean">
            <text:p>FALSE</text:p>
          </table:table-cell>
          <table:table-cell table:style-name="ce2" table:formula="of:=MOD([.F60];360)&lt;1" office:value-type="boolean" office:boolean-value="false" calcext:value-type="boolean">
            <text:p>FALSE</text:p>
          </table:table-cell>
          <table:table-cell table:formula="of:=[.E59]+0.8" office:value-type="float" office:value="346.400000000001" calcext:value-type="float">
            <text:p>346.400000000001</text:p>
          </table:table-cell>
          <table:table-cell table:formula="of:=0.8+[.F59]" office:value-type="float" office:value="46.4" calcext:value-type="float">
            <text:p>46.4</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60];[.AA60];[.AB60];[.AC60];[.AD60];[.AE60];[.AF60];[.AG60];[.AH60];[.AI60];[.AJ60];[.AK60];[.AL60];[.AM60];[.AN60];[.AO60];[.AP60];[.AQ60])" office:value-type="string" office:string-value="  {22132, 17153, 25, 35, 45, 55, 65, 75, 85, 95, 105, 115, 125, 135, 145, 155, 165, 175}," calcext:value-type="string">
            <text:p><text:s text:c="2"/>{22132, 17153, 25, 35, 45, 55, 65, 75, 85, 95, 105, 115, 125, 135, 145, 155, 165, 175},</text:p>
          </table:table-cell>
          <table:table-cell/>
          <table:table-cell table:formula="of:=&quot;  {&quot;&amp;INT(MOD([.E60];360)/360*5974)+IF([.C60];32768;0)+16384&amp;&quot;, &quot;" office:value-type="string" office:string-value="  {22132, " calcext:value-type="string">
            <text:p><text:s text:c="2"/>{22132, </text:p>
          </table:table-cell>
          <table:table-cell table:formula="of:=INT(MOD([.F60];360)/360*5974)+IF([.D60];32768;0)+16384&amp;&quot;, &quot;" office:value-type="string" office:string-value="17153, " calcext:value-type="string">
            <text:p>17153, </text:p>
          </table:table-cell>
          <table:table-cell table:formula="of:=[.G60]&amp;&quot;, &quot;" office:value-type="string" office:string-value="25, " calcext:value-type="string">
            <text:p>25, </text:p>
          </table:table-cell>
          <table:table-cell table:formula="of:=[.H60]&amp;&quot;, &quot;" office:value-type="string" office:string-value="35, " calcext:value-type="string">
            <text:p>35, </text:p>
          </table:table-cell>
          <table:table-cell table:formula="of:=[.I60]&amp;&quot;, &quot;" office:value-type="string" office:string-value="45, " calcext:value-type="string">
            <text:p>45, </text:p>
          </table:table-cell>
          <table:table-cell table:formula="of:=[.J60]&amp;&quot;, &quot;" office:value-type="string" office:string-value="55, " calcext:value-type="string">
            <text:p>55, </text:p>
          </table:table-cell>
          <table:table-cell table:formula="of:=[.K60]&amp;&quot;, &quot;" office:value-type="string" office:string-value="65, " calcext:value-type="string">
            <text:p>65, </text:p>
          </table:table-cell>
          <table:table-cell table:formula="of:=[.L60]&amp;&quot;, &quot;" office:value-type="string" office:string-value="75, " calcext:value-type="string">
            <text:p>75, </text:p>
          </table:table-cell>
          <table:table-cell table:formula="of:=[.M60]&amp;&quot;, &quot;" office:value-type="string" office:string-value="85, " calcext:value-type="string">
            <text:p>85, </text:p>
          </table:table-cell>
          <table:table-cell table:formula="of:=[.N60]&amp;&quot;, &quot;" office:value-type="string" office:string-value="95, " calcext:value-type="string">
            <text:p>95, </text:p>
          </table:table-cell>
          <table:table-cell table:formula="of:=[.O60]&amp;&quot;, &quot;" office:value-type="string" office:string-value="105, " calcext:value-type="string">
            <text:p>105, </text:p>
          </table:table-cell>
          <table:table-cell table:formula="of:=[.P60]&amp;&quot;, &quot;" office:value-type="string" office:string-value="115, " calcext:value-type="string">
            <text:p>115, </text:p>
          </table:table-cell>
          <table:table-cell table:formula="of:=[.Q60]&amp;&quot;, &quot;" office:value-type="string" office:string-value="125, " calcext:value-type="string">
            <text:p>125, </text:p>
          </table:table-cell>
          <table:table-cell table:formula="of:=[.R60]&amp;&quot;, &quot;" office:value-type="string" office:string-value="135, " calcext:value-type="string">
            <text:p>135, </text:p>
          </table:table-cell>
          <table:table-cell table:formula="of:=[.S60]&amp;&quot;, &quot;" office:value-type="string" office:string-value="145, " calcext:value-type="string">
            <text:p>145, </text:p>
          </table:table-cell>
          <table:table-cell table:formula="of:=[.T60]&amp;&quot;, &quot;" office:value-type="string" office:string-value="155, " calcext:value-type="string">
            <text:p>155, </text:p>
          </table:table-cell>
          <table:table-cell table:formula="of:=[.U60]&amp;&quot;, &quot;" office:value-type="string" office:string-value="165, " calcext:value-type="string">
            <text:p>165, </text:p>
          </table:table-cell>
          <table:table-cell table:formula="of:=[.V60]&amp;&quot;},&quot;" office:value-type="string" office:string-value="175}," calcext:value-type="string">
            <text:p>175},</text:p>
          </table:table-cell>
          <table:table-cell table:number-columns-repeated="981"/>
        </table:table-row>
        <table:table-row table:style-name="ro1">
          <table:table-cell office:value-type="float" office:value="60" calcext:value-type="float">
            <text:p>60</text:p>
          </table:table-cell>
          <table:table-cell office:value-type="float" office:value="0.59" calcext:value-type="float">
            <text:p>0.59</text:p>
          </table:table-cell>
          <table:table-cell table:style-name="ce2" table:formula="of:=MOD([.E61];360)&lt;1" office:value-type="boolean" office:boolean-value="false" calcext:value-type="boolean">
            <text:p>FALSE</text:p>
          </table:table-cell>
          <table:table-cell table:style-name="ce2" table:formula="of:=MOD([.F61];360)&lt;1" office:value-type="boolean" office:boolean-value="false" calcext:value-type="boolean">
            <text:p>FALSE</text:p>
          </table:table-cell>
          <table:table-cell table:formula="of:=[.E60]+0.8" office:value-type="float" office:value="347.200000000001" calcext:value-type="float">
            <text:p>347.200000000001</text:p>
          </table:table-cell>
          <table:table-cell table:formula="of:=0.8+[.F60]" office:value-type="float" office:value="47.2" calcext:value-type="float">
            <text:p>47.2</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61];[.AA61];[.AB61];[.AC61];[.AD61];[.AE61];[.AF61];[.AG61];[.AH61];[.AI61];[.AJ61];[.AK61];[.AL61];[.AM61];[.AN61];[.AO61];[.AP61];[.AQ61])" office:value-type="string" office:string-value="  {22145, 17167, 25, 35, 45, 55, 65, 75, 85, 95, 105, 115, 125, 135, 145, 155, 165, 175}," calcext:value-type="string">
            <text:p><text:s text:c="2"/>{22145, 17167, 25, 35, 45, 55, 65, 75, 85, 95, 105, 115, 125, 135, 145, 155, 165, 175},</text:p>
          </table:table-cell>
          <table:table-cell/>
          <table:table-cell table:formula="of:=&quot;  {&quot;&amp;INT(MOD([.E61];360)/360*5974)+IF([.C61];32768;0)+16384&amp;&quot;, &quot;" office:value-type="string" office:string-value="  {22145, " calcext:value-type="string">
            <text:p><text:s text:c="2"/>{22145, </text:p>
          </table:table-cell>
          <table:table-cell table:formula="of:=INT(MOD([.F61];360)/360*5974)+IF([.D61];32768;0)+16384&amp;&quot;, &quot;" office:value-type="string" office:string-value="17167, " calcext:value-type="string">
            <text:p>17167, </text:p>
          </table:table-cell>
          <table:table-cell table:formula="of:=[.G61]&amp;&quot;, &quot;" office:value-type="string" office:string-value="25, " calcext:value-type="string">
            <text:p>25, </text:p>
          </table:table-cell>
          <table:table-cell table:formula="of:=[.H61]&amp;&quot;, &quot;" office:value-type="string" office:string-value="35, " calcext:value-type="string">
            <text:p>35, </text:p>
          </table:table-cell>
          <table:table-cell table:formula="of:=[.I61]&amp;&quot;, &quot;" office:value-type="string" office:string-value="45, " calcext:value-type="string">
            <text:p>45, </text:p>
          </table:table-cell>
          <table:table-cell table:formula="of:=[.J61]&amp;&quot;, &quot;" office:value-type="string" office:string-value="55, " calcext:value-type="string">
            <text:p>55, </text:p>
          </table:table-cell>
          <table:table-cell table:formula="of:=[.K61]&amp;&quot;, &quot;" office:value-type="string" office:string-value="65, " calcext:value-type="string">
            <text:p>65, </text:p>
          </table:table-cell>
          <table:table-cell table:formula="of:=[.L61]&amp;&quot;, &quot;" office:value-type="string" office:string-value="75, " calcext:value-type="string">
            <text:p>75, </text:p>
          </table:table-cell>
          <table:table-cell table:formula="of:=[.M61]&amp;&quot;, &quot;" office:value-type="string" office:string-value="85, " calcext:value-type="string">
            <text:p>85, </text:p>
          </table:table-cell>
          <table:table-cell table:formula="of:=[.N61]&amp;&quot;, &quot;" office:value-type="string" office:string-value="95, " calcext:value-type="string">
            <text:p>95, </text:p>
          </table:table-cell>
          <table:table-cell table:formula="of:=[.O61]&amp;&quot;, &quot;" office:value-type="string" office:string-value="105, " calcext:value-type="string">
            <text:p>105, </text:p>
          </table:table-cell>
          <table:table-cell table:formula="of:=[.P61]&amp;&quot;, &quot;" office:value-type="string" office:string-value="115, " calcext:value-type="string">
            <text:p>115, </text:p>
          </table:table-cell>
          <table:table-cell table:formula="of:=[.Q61]&amp;&quot;, &quot;" office:value-type="string" office:string-value="125, " calcext:value-type="string">
            <text:p>125, </text:p>
          </table:table-cell>
          <table:table-cell table:formula="of:=[.R61]&amp;&quot;, &quot;" office:value-type="string" office:string-value="135, " calcext:value-type="string">
            <text:p>135, </text:p>
          </table:table-cell>
          <table:table-cell table:formula="of:=[.S61]&amp;&quot;, &quot;" office:value-type="string" office:string-value="145, " calcext:value-type="string">
            <text:p>145, </text:p>
          </table:table-cell>
          <table:table-cell table:formula="of:=[.T61]&amp;&quot;, &quot;" office:value-type="string" office:string-value="155, " calcext:value-type="string">
            <text:p>155, </text:p>
          </table:table-cell>
          <table:table-cell table:formula="of:=[.U61]&amp;&quot;, &quot;" office:value-type="string" office:string-value="165, " calcext:value-type="string">
            <text:p>165, </text:p>
          </table:table-cell>
          <table:table-cell table:formula="of:=[.V61]&amp;&quot;},&quot;" office:value-type="string" office:string-value="175}," calcext:value-type="string">
            <text:p>175},</text:p>
          </table:table-cell>
          <table:table-cell table:number-columns-repeated="981"/>
        </table:table-row>
        <table:table-row table:style-name="ro1">
          <table:table-cell office:value-type="float" office:value="61" calcext:value-type="float">
            <text:p>61</text:p>
          </table:table-cell>
          <table:table-cell office:value-type="float" office:value="0.6" calcext:value-type="float">
            <text:p>0.6</text:p>
          </table:table-cell>
          <table:table-cell table:style-name="ce2" table:formula="of:=MOD([.E62];360)&lt;1" office:value-type="boolean" office:boolean-value="false" calcext:value-type="boolean">
            <text:p>FALSE</text:p>
          </table:table-cell>
          <table:table-cell table:style-name="ce2" table:formula="of:=MOD([.F62];360)&lt;1" office:value-type="boolean" office:boolean-value="false" calcext:value-type="boolean">
            <text:p>FALSE</text:p>
          </table:table-cell>
          <table:table-cell table:formula="of:=[.E61]+0.8" office:value-type="float" office:value="348.000000000001" calcext:value-type="float">
            <text:p>348.000000000001</text:p>
          </table:table-cell>
          <table:table-cell table:formula="of:=0.8+[.F61]" office:value-type="float" office:value="48" calcext:value-type="float">
            <text:p>4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62];[.AA62];[.AB62];[.AC62];[.AD62];[.AE62];[.AF62];[.AG62];[.AH62];[.AI62];[.AJ62];[.AK62];[.AL62];[.AM62];[.AN62];[.AO62];[.AP62];[.AQ62])" office:value-type="string" office:string-value="  {22158, 17180, 25, 35, 45, 55, 65, 75, 85, 95, 105, 115, 125, 135, 145, 155, 165, 175}," calcext:value-type="string">
            <text:p><text:s text:c="2"/>{22158, 17180, 25, 35, 45, 55, 65, 75, 85, 95, 105, 115, 125, 135, 145, 155, 165, 175},</text:p>
          </table:table-cell>
          <table:table-cell/>
          <table:table-cell table:formula="of:=&quot;  {&quot;&amp;INT(MOD([.E62];360)/360*5974)+IF([.C62];32768;0)+16384&amp;&quot;, &quot;" office:value-type="string" office:string-value="  {22158, " calcext:value-type="string">
            <text:p><text:s text:c="2"/>{22158, </text:p>
          </table:table-cell>
          <table:table-cell table:formula="of:=INT(MOD([.F62];360)/360*5974)+IF([.D62];32768;0)+16384&amp;&quot;, &quot;" office:value-type="string" office:string-value="17180, " calcext:value-type="string">
            <text:p>17180, </text:p>
          </table:table-cell>
          <table:table-cell table:formula="of:=[.G62]&amp;&quot;, &quot;" office:value-type="string" office:string-value="25, " calcext:value-type="string">
            <text:p>25, </text:p>
          </table:table-cell>
          <table:table-cell table:formula="of:=[.H62]&amp;&quot;, &quot;" office:value-type="string" office:string-value="35, " calcext:value-type="string">
            <text:p>35, </text:p>
          </table:table-cell>
          <table:table-cell table:formula="of:=[.I62]&amp;&quot;, &quot;" office:value-type="string" office:string-value="45, " calcext:value-type="string">
            <text:p>45, </text:p>
          </table:table-cell>
          <table:table-cell table:formula="of:=[.J62]&amp;&quot;, &quot;" office:value-type="string" office:string-value="55, " calcext:value-type="string">
            <text:p>55, </text:p>
          </table:table-cell>
          <table:table-cell table:formula="of:=[.K62]&amp;&quot;, &quot;" office:value-type="string" office:string-value="65, " calcext:value-type="string">
            <text:p>65, </text:p>
          </table:table-cell>
          <table:table-cell table:formula="of:=[.L62]&amp;&quot;, &quot;" office:value-type="string" office:string-value="75, " calcext:value-type="string">
            <text:p>75, </text:p>
          </table:table-cell>
          <table:table-cell table:formula="of:=[.M62]&amp;&quot;, &quot;" office:value-type="string" office:string-value="85, " calcext:value-type="string">
            <text:p>85, </text:p>
          </table:table-cell>
          <table:table-cell table:formula="of:=[.N62]&amp;&quot;, &quot;" office:value-type="string" office:string-value="95, " calcext:value-type="string">
            <text:p>95, </text:p>
          </table:table-cell>
          <table:table-cell table:formula="of:=[.O62]&amp;&quot;, &quot;" office:value-type="string" office:string-value="105, " calcext:value-type="string">
            <text:p>105, </text:p>
          </table:table-cell>
          <table:table-cell table:formula="of:=[.P62]&amp;&quot;, &quot;" office:value-type="string" office:string-value="115, " calcext:value-type="string">
            <text:p>115, </text:p>
          </table:table-cell>
          <table:table-cell table:formula="of:=[.Q62]&amp;&quot;, &quot;" office:value-type="string" office:string-value="125, " calcext:value-type="string">
            <text:p>125, </text:p>
          </table:table-cell>
          <table:table-cell table:formula="of:=[.R62]&amp;&quot;, &quot;" office:value-type="string" office:string-value="135, " calcext:value-type="string">
            <text:p>135, </text:p>
          </table:table-cell>
          <table:table-cell table:formula="of:=[.S62]&amp;&quot;, &quot;" office:value-type="string" office:string-value="145, " calcext:value-type="string">
            <text:p>145, </text:p>
          </table:table-cell>
          <table:table-cell table:formula="of:=[.T62]&amp;&quot;, &quot;" office:value-type="string" office:string-value="155, " calcext:value-type="string">
            <text:p>155, </text:p>
          </table:table-cell>
          <table:table-cell table:formula="of:=[.U62]&amp;&quot;, &quot;" office:value-type="string" office:string-value="165, " calcext:value-type="string">
            <text:p>165, </text:p>
          </table:table-cell>
          <table:table-cell table:formula="of:=[.V62]&amp;&quot;},&quot;" office:value-type="string" office:string-value="175}," calcext:value-type="string">
            <text:p>175},</text:p>
          </table:table-cell>
          <table:table-cell table:number-columns-repeated="981"/>
        </table:table-row>
        <table:table-row table:style-name="ro1">
          <table:table-cell office:value-type="float" office:value="62" calcext:value-type="float">
            <text:p>62</text:p>
          </table:table-cell>
          <table:table-cell office:value-type="float" office:value="0.61" calcext:value-type="float">
            <text:p>0.61</text:p>
          </table:table-cell>
          <table:table-cell table:style-name="ce2" table:formula="of:=MOD([.E63];360)&lt;1" office:value-type="boolean" office:boolean-value="false" calcext:value-type="boolean">
            <text:p>FALSE</text:p>
          </table:table-cell>
          <table:table-cell table:style-name="ce2" table:formula="of:=MOD([.F63];360)&lt;1" office:value-type="boolean" office:boolean-value="false" calcext:value-type="boolean">
            <text:p>FALSE</text:p>
          </table:table-cell>
          <table:table-cell table:formula="of:=[.E62]+0.8" office:value-type="float" office:value="348.800000000001" calcext:value-type="float">
            <text:p>348.800000000001</text:p>
          </table:table-cell>
          <table:table-cell table:formula="of:=0.8+[.F62]" office:value-type="float" office:value="48.8" calcext:value-type="float">
            <text:p>48.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63];[.AA63];[.AB63];[.AC63];[.AD63];[.AE63];[.AF63];[.AG63];[.AH63];[.AI63];[.AJ63];[.AK63];[.AL63];[.AM63];[.AN63];[.AO63];[.AP63];[.AQ63])" office:value-type="string" office:string-value="  {22172, 17193, 25, 35, 45, 55, 65, 75, 85, 95, 105, 115, 125, 135, 145, 155, 165, 175}," calcext:value-type="string">
            <text:p><text:s text:c="2"/>{22172, 17193, 25, 35, 45, 55, 65, 75, 85, 95, 105, 115, 125, 135, 145, 155, 165, 175},</text:p>
          </table:table-cell>
          <table:table-cell/>
          <table:table-cell table:formula="of:=&quot;  {&quot;&amp;INT(MOD([.E63];360)/360*5974)+IF([.C63];32768;0)+16384&amp;&quot;, &quot;" office:value-type="string" office:string-value="  {22172, " calcext:value-type="string">
            <text:p><text:s text:c="2"/>{22172, </text:p>
          </table:table-cell>
          <table:table-cell table:formula="of:=INT(MOD([.F63];360)/360*5974)+IF([.D63];32768;0)+16384&amp;&quot;, &quot;" office:value-type="string" office:string-value="17193, " calcext:value-type="string">
            <text:p>17193, </text:p>
          </table:table-cell>
          <table:table-cell table:formula="of:=[.G63]&amp;&quot;, &quot;" office:value-type="string" office:string-value="25, " calcext:value-type="string">
            <text:p>25, </text:p>
          </table:table-cell>
          <table:table-cell table:formula="of:=[.H63]&amp;&quot;, &quot;" office:value-type="string" office:string-value="35, " calcext:value-type="string">
            <text:p>35, </text:p>
          </table:table-cell>
          <table:table-cell table:formula="of:=[.I63]&amp;&quot;, &quot;" office:value-type="string" office:string-value="45, " calcext:value-type="string">
            <text:p>45, </text:p>
          </table:table-cell>
          <table:table-cell table:formula="of:=[.J63]&amp;&quot;, &quot;" office:value-type="string" office:string-value="55, " calcext:value-type="string">
            <text:p>55, </text:p>
          </table:table-cell>
          <table:table-cell table:formula="of:=[.K63]&amp;&quot;, &quot;" office:value-type="string" office:string-value="65, " calcext:value-type="string">
            <text:p>65, </text:p>
          </table:table-cell>
          <table:table-cell table:formula="of:=[.L63]&amp;&quot;, &quot;" office:value-type="string" office:string-value="75, " calcext:value-type="string">
            <text:p>75, </text:p>
          </table:table-cell>
          <table:table-cell table:formula="of:=[.M63]&amp;&quot;, &quot;" office:value-type="string" office:string-value="85, " calcext:value-type="string">
            <text:p>85, </text:p>
          </table:table-cell>
          <table:table-cell table:formula="of:=[.N63]&amp;&quot;, &quot;" office:value-type="string" office:string-value="95, " calcext:value-type="string">
            <text:p>95, </text:p>
          </table:table-cell>
          <table:table-cell table:formula="of:=[.O63]&amp;&quot;, &quot;" office:value-type="string" office:string-value="105, " calcext:value-type="string">
            <text:p>105, </text:p>
          </table:table-cell>
          <table:table-cell table:formula="of:=[.P63]&amp;&quot;, &quot;" office:value-type="string" office:string-value="115, " calcext:value-type="string">
            <text:p>115, </text:p>
          </table:table-cell>
          <table:table-cell table:formula="of:=[.Q63]&amp;&quot;, &quot;" office:value-type="string" office:string-value="125, " calcext:value-type="string">
            <text:p>125, </text:p>
          </table:table-cell>
          <table:table-cell table:formula="of:=[.R63]&amp;&quot;, &quot;" office:value-type="string" office:string-value="135, " calcext:value-type="string">
            <text:p>135, </text:p>
          </table:table-cell>
          <table:table-cell table:formula="of:=[.S63]&amp;&quot;, &quot;" office:value-type="string" office:string-value="145, " calcext:value-type="string">
            <text:p>145, </text:p>
          </table:table-cell>
          <table:table-cell table:formula="of:=[.T63]&amp;&quot;, &quot;" office:value-type="string" office:string-value="155, " calcext:value-type="string">
            <text:p>155, </text:p>
          </table:table-cell>
          <table:table-cell table:formula="of:=[.U63]&amp;&quot;, &quot;" office:value-type="string" office:string-value="165, " calcext:value-type="string">
            <text:p>165, </text:p>
          </table:table-cell>
          <table:table-cell table:formula="of:=[.V63]&amp;&quot;},&quot;" office:value-type="string" office:string-value="175}," calcext:value-type="string">
            <text:p>175},</text:p>
          </table:table-cell>
          <table:table-cell table:number-columns-repeated="981"/>
        </table:table-row>
        <table:table-row table:style-name="ro1">
          <table:table-cell office:value-type="float" office:value="63" calcext:value-type="float">
            <text:p>63</text:p>
          </table:table-cell>
          <table:table-cell office:value-type="float" office:value="0.62" calcext:value-type="float">
            <text:p>0.62</text:p>
          </table:table-cell>
          <table:table-cell table:style-name="ce2" table:formula="of:=MOD([.E64];360)&lt;1" office:value-type="boolean" office:boolean-value="false" calcext:value-type="boolean">
            <text:p>FALSE</text:p>
          </table:table-cell>
          <table:table-cell table:style-name="ce2" table:formula="of:=MOD([.F64];360)&lt;1" office:value-type="boolean" office:boolean-value="false" calcext:value-type="boolean">
            <text:p>FALSE</text:p>
          </table:table-cell>
          <table:table-cell table:formula="of:=[.E63]+0.8" office:value-type="float" office:value="349.600000000001" calcext:value-type="float">
            <text:p>349.600000000001</text:p>
          </table:table-cell>
          <table:table-cell table:formula="of:=0.8+[.F63]" office:value-type="float" office:value="49.6" calcext:value-type="float">
            <text:p>49.6</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64];[.AA64];[.AB64];[.AC64];[.AD64];[.AE64];[.AF64];[.AG64];[.AH64];[.AI64];[.AJ64];[.AK64];[.AL64];[.AM64];[.AN64];[.AO64];[.AP64];[.AQ64])" office:value-type="string" office:string-value="  {22185, 17207, 25, 35, 45, 55, 65, 75, 85, 95, 105, 115, 125, 135, 145, 155, 165, 175}," calcext:value-type="string">
            <text:p><text:s text:c="2"/>{22185, 17207, 25, 35, 45, 55, 65, 75, 85, 95, 105, 115, 125, 135, 145, 155, 165, 175},</text:p>
          </table:table-cell>
          <table:table-cell/>
          <table:table-cell table:formula="of:=&quot;  {&quot;&amp;INT(MOD([.E64];360)/360*5974)+IF([.C64];32768;0)+16384&amp;&quot;, &quot;" office:value-type="string" office:string-value="  {22185, " calcext:value-type="string">
            <text:p><text:s text:c="2"/>{22185, </text:p>
          </table:table-cell>
          <table:table-cell table:formula="of:=INT(MOD([.F64];360)/360*5974)+IF([.D64];32768;0)+16384&amp;&quot;, &quot;" office:value-type="string" office:string-value="17207, " calcext:value-type="string">
            <text:p>17207, </text:p>
          </table:table-cell>
          <table:table-cell table:formula="of:=[.G64]&amp;&quot;, &quot;" office:value-type="string" office:string-value="25, " calcext:value-type="string">
            <text:p>25, </text:p>
          </table:table-cell>
          <table:table-cell table:formula="of:=[.H64]&amp;&quot;, &quot;" office:value-type="string" office:string-value="35, " calcext:value-type="string">
            <text:p>35, </text:p>
          </table:table-cell>
          <table:table-cell table:formula="of:=[.I64]&amp;&quot;, &quot;" office:value-type="string" office:string-value="45, " calcext:value-type="string">
            <text:p>45, </text:p>
          </table:table-cell>
          <table:table-cell table:formula="of:=[.J64]&amp;&quot;, &quot;" office:value-type="string" office:string-value="55, " calcext:value-type="string">
            <text:p>55, </text:p>
          </table:table-cell>
          <table:table-cell table:formula="of:=[.K64]&amp;&quot;, &quot;" office:value-type="string" office:string-value="65, " calcext:value-type="string">
            <text:p>65, </text:p>
          </table:table-cell>
          <table:table-cell table:formula="of:=[.L64]&amp;&quot;, &quot;" office:value-type="string" office:string-value="75, " calcext:value-type="string">
            <text:p>75, </text:p>
          </table:table-cell>
          <table:table-cell table:formula="of:=[.M64]&amp;&quot;, &quot;" office:value-type="string" office:string-value="85, " calcext:value-type="string">
            <text:p>85, </text:p>
          </table:table-cell>
          <table:table-cell table:formula="of:=[.N64]&amp;&quot;, &quot;" office:value-type="string" office:string-value="95, " calcext:value-type="string">
            <text:p>95, </text:p>
          </table:table-cell>
          <table:table-cell table:formula="of:=[.O64]&amp;&quot;, &quot;" office:value-type="string" office:string-value="105, " calcext:value-type="string">
            <text:p>105, </text:p>
          </table:table-cell>
          <table:table-cell table:formula="of:=[.P64]&amp;&quot;, &quot;" office:value-type="string" office:string-value="115, " calcext:value-type="string">
            <text:p>115, </text:p>
          </table:table-cell>
          <table:table-cell table:formula="of:=[.Q64]&amp;&quot;, &quot;" office:value-type="string" office:string-value="125, " calcext:value-type="string">
            <text:p>125, </text:p>
          </table:table-cell>
          <table:table-cell table:formula="of:=[.R64]&amp;&quot;, &quot;" office:value-type="string" office:string-value="135, " calcext:value-type="string">
            <text:p>135, </text:p>
          </table:table-cell>
          <table:table-cell table:formula="of:=[.S64]&amp;&quot;, &quot;" office:value-type="string" office:string-value="145, " calcext:value-type="string">
            <text:p>145, </text:p>
          </table:table-cell>
          <table:table-cell table:formula="of:=[.T64]&amp;&quot;, &quot;" office:value-type="string" office:string-value="155, " calcext:value-type="string">
            <text:p>155, </text:p>
          </table:table-cell>
          <table:table-cell table:formula="of:=[.U64]&amp;&quot;, &quot;" office:value-type="string" office:string-value="165, " calcext:value-type="string">
            <text:p>165, </text:p>
          </table:table-cell>
          <table:table-cell table:formula="of:=[.V64]&amp;&quot;},&quot;" office:value-type="string" office:string-value="175}," calcext:value-type="string">
            <text:p>175},</text:p>
          </table:table-cell>
          <table:table-cell table:number-columns-repeated="981"/>
        </table:table-row>
        <table:table-row table:style-name="ro1">
          <table:table-cell office:value-type="float" office:value="64" calcext:value-type="float">
            <text:p>64</text:p>
          </table:table-cell>
          <table:table-cell office:value-type="float" office:value="0.63" calcext:value-type="float">
            <text:p>0.63</text:p>
          </table:table-cell>
          <table:table-cell table:style-name="ce2" table:formula="of:=MOD([.E65];360)&lt;1" office:value-type="boolean" office:boolean-value="false" calcext:value-type="boolean">
            <text:p>FALSE</text:p>
          </table:table-cell>
          <table:table-cell table:style-name="ce2" table:formula="of:=MOD([.F65];360)&lt;1" office:value-type="boolean" office:boolean-value="false" calcext:value-type="boolean">
            <text:p>FALSE</text:p>
          </table:table-cell>
          <table:table-cell table:formula="of:=[.E64]+0.8" office:value-type="float" office:value="350.400000000001" calcext:value-type="float">
            <text:p>350.400000000001</text:p>
          </table:table-cell>
          <table:table-cell table:formula="of:=0.8+[.F64]" office:value-type="float" office:value="50.4" calcext:value-type="float">
            <text:p>50.4</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65];[.AA65];[.AB65];[.AC65];[.AD65];[.AE65];[.AF65];[.AG65];[.AH65];[.AI65];[.AJ65];[.AK65];[.AL65];[.AM65];[.AN65];[.AO65];[.AP65];[.AQ65])" office:value-type="string" office:string-value="  {22198, 17220, 25, 35, 45, 55, 65, 75, 85, 95, 105, 115, 125, 135, 145, 155, 165, 175}," calcext:value-type="string">
            <text:p><text:s text:c="2"/>{22198, 17220, 25, 35, 45, 55, 65, 75, 85, 95, 105, 115, 125, 135, 145, 155, 165, 175},</text:p>
          </table:table-cell>
          <table:table-cell/>
          <table:table-cell table:formula="of:=&quot;  {&quot;&amp;INT(MOD([.E65];360)/360*5974)+IF([.C65];32768;0)+16384&amp;&quot;, &quot;" office:value-type="string" office:string-value="  {22198, " calcext:value-type="string">
            <text:p><text:s text:c="2"/>{22198, </text:p>
          </table:table-cell>
          <table:table-cell table:formula="of:=INT(MOD([.F65];360)/360*5974)+IF([.D65];32768;0)+16384&amp;&quot;, &quot;" office:value-type="string" office:string-value="17220, " calcext:value-type="string">
            <text:p>17220, </text:p>
          </table:table-cell>
          <table:table-cell table:formula="of:=[.G65]&amp;&quot;, &quot;" office:value-type="string" office:string-value="25, " calcext:value-type="string">
            <text:p>25, </text:p>
          </table:table-cell>
          <table:table-cell table:formula="of:=[.H65]&amp;&quot;, &quot;" office:value-type="string" office:string-value="35, " calcext:value-type="string">
            <text:p>35, </text:p>
          </table:table-cell>
          <table:table-cell table:formula="of:=[.I65]&amp;&quot;, &quot;" office:value-type="string" office:string-value="45, " calcext:value-type="string">
            <text:p>45, </text:p>
          </table:table-cell>
          <table:table-cell table:formula="of:=[.J65]&amp;&quot;, &quot;" office:value-type="string" office:string-value="55, " calcext:value-type="string">
            <text:p>55, </text:p>
          </table:table-cell>
          <table:table-cell table:formula="of:=[.K65]&amp;&quot;, &quot;" office:value-type="string" office:string-value="65, " calcext:value-type="string">
            <text:p>65, </text:p>
          </table:table-cell>
          <table:table-cell table:formula="of:=[.L65]&amp;&quot;, &quot;" office:value-type="string" office:string-value="75, " calcext:value-type="string">
            <text:p>75, </text:p>
          </table:table-cell>
          <table:table-cell table:formula="of:=[.M65]&amp;&quot;, &quot;" office:value-type="string" office:string-value="85, " calcext:value-type="string">
            <text:p>85, </text:p>
          </table:table-cell>
          <table:table-cell table:formula="of:=[.N65]&amp;&quot;, &quot;" office:value-type="string" office:string-value="95, " calcext:value-type="string">
            <text:p>95, </text:p>
          </table:table-cell>
          <table:table-cell table:formula="of:=[.O65]&amp;&quot;, &quot;" office:value-type="string" office:string-value="105, " calcext:value-type="string">
            <text:p>105, </text:p>
          </table:table-cell>
          <table:table-cell table:formula="of:=[.P65]&amp;&quot;, &quot;" office:value-type="string" office:string-value="115, " calcext:value-type="string">
            <text:p>115, </text:p>
          </table:table-cell>
          <table:table-cell table:formula="of:=[.Q65]&amp;&quot;, &quot;" office:value-type="string" office:string-value="125, " calcext:value-type="string">
            <text:p>125, </text:p>
          </table:table-cell>
          <table:table-cell table:formula="of:=[.R65]&amp;&quot;, &quot;" office:value-type="string" office:string-value="135, " calcext:value-type="string">
            <text:p>135, </text:p>
          </table:table-cell>
          <table:table-cell table:formula="of:=[.S65]&amp;&quot;, &quot;" office:value-type="string" office:string-value="145, " calcext:value-type="string">
            <text:p>145, </text:p>
          </table:table-cell>
          <table:table-cell table:formula="of:=[.T65]&amp;&quot;, &quot;" office:value-type="string" office:string-value="155, " calcext:value-type="string">
            <text:p>155, </text:p>
          </table:table-cell>
          <table:table-cell table:formula="of:=[.U65]&amp;&quot;, &quot;" office:value-type="string" office:string-value="165, " calcext:value-type="string">
            <text:p>165, </text:p>
          </table:table-cell>
          <table:table-cell table:formula="of:=[.V65]&amp;&quot;},&quot;" office:value-type="string" office:string-value="175}," calcext:value-type="string">
            <text:p>175},</text:p>
          </table:table-cell>
          <table:table-cell table:number-columns-repeated="981"/>
        </table:table-row>
        <table:table-row table:style-name="ro1">
          <table:table-cell office:value-type="float" office:value="65" calcext:value-type="float">
            <text:p>65</text:p>
          </table:table-cell>
          <table:table-cell office:value-type="float" office:value="0.64" calcext:value-type="float">
            <text:p>0.64</text:p>
          </table:table-cell>
          <table:table-cell table:style-name="ce2" table:formula="of:=MOD([.E66];360)&lt;1" office:value-type="boolean" office:boolean-value="false" calcext:value-type="boolean">
            <text:p>FALSE</text:p>
          </table:table-cell>
          <table:table-cell table:style-name="ce2" table:formula="of:=MOD([.F66];360)&lt;1" office:value-type="boolean" office:boolean-value="false" calcext:value-type="boolean">
            <text:p>FALSE</text:p>
          </table:table-cell>
          <table:table-cell table:formula="of:=[.E65]+0.8" office:value-type="float" office:value="351.200000000001" calcext:value-type="float">
            <text:p>351.200000000001</text:p>
          </table:table-cell>
          <table:table-cell table:formula="of:=0.8+[.F65]" office:value-type="float" office:value="51.2" calcext:value-type="float">
            <text:p>51.2</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66];[.AA66];[.AB66];[.AC66];[.AD66];[.AE66];[.AF66];[.AG66];[.AH66];[.AI66];[.AJ66];[.AK66];[.AL66];[.AM66];[.AN66];[.AO66];[.AP66];[.AQ66])" office:value-type="string" office:string-value="  {22211, 17233, 25, 35, 45, 55, 65, 75, 85, 95, 105, 115, 125, 135, 145, 155, 165, 175}," calcext:value-type="string">
            <text:p><text:s text:c="2"/>{22211, 17233, 25, 35, 45, 55, 65, 75, 85, 95, 105, 115, 125, 135, 145, 155, 165, 175},</text:p>
          </table:table-cell>
          <table:table-cell/>
          <table:table-cell table:formula="of:=&quot;  {&quot;&amp;INT(MOD([.E66];360)/360*5974)+IF([.C66];32768;0)+16384&amp;&quot;, &quot;" office:value-type="string" office:string-value="  {22211, " calcext:value-type="string">
            <text:p><text:s text:c="2"/>{22211, </text:p>
          </table:table-cell>
          <table:table-cell table:formula="of:=INT(MOD([.F66];360)/360*5974)+IF([.D66];32768;0)+16384&amp;&quot;, &quot;" office:value-type="string" office:string-value="17233, " calcext:value-type="string">
            <text:p>17233, </text:p>
          </table:table-cell>
          <table:table-cell table:formula="of:=[.G66]&amp;&quot;, &quot;" office:value-type="string" office:string-value="25, " calcext:value-type="string">
            <text:p>25, </text:p>
          </table:table-cell>
          <table:table-cell table:formula="of:=[.H66]&amp;&quot;, &quot;" office:value-type="string" office:string-value="35, " calcext:value-type="string">
            <text:p>35, </text:p>
          </table:table-cell>
          <table:table-cell table:formula="of:=[.I66]&amp;&quot;, &quot;" office:value-type="string" office:string-value="45, " calcext:value-type="string">
            <text:p>45, </text:p>
          </table:table-cell>
          <table:table-cell table:formula="of:=[.J66]&amp;&quot;, &quot;" office:value-type="string" office:string-value="55, " calcext:value-type="string">
            <text:p>55, </text:p>
          </table:table-cell>
          <table:table-cell table:formula="of:=[.K66]&amp;&quot;, &quot;" office:value-type="string" office:string-value="65, " calcext:value-type="string">
            <text:p>65, </text:p>
          </table:table-cell>
          <table:table-cell table:formula="of:=[.L66]&amp;&quot;, &quot;" office:value-type="string" office:string-value="75, " calcext:value-type="string">
            <text:p>75, </text:p>
          </table:table-cell>
          <table:table-cell table:formula="of:=[.M66]&amp;&quot;, &quot;" office:value-type="string" office:string-value="85, " calcext:value-type="string">
            <text:p>85, </text:p>
          </table:table-cell>
          <table:table-cell table:formula="of:=[.N66]&amp;&quot;, &quot;" office:value-type="string" office:string-value="95, " calcext:value-type="string">
            <text:p>95, </text:p>
          </table:table-cell>
          <table:table-cell table:formula="of:=[.O66]&amp;&quot;, &quot;" office:value-type="string" office:string-value="105, " calcext:value-type="string">
            <text:p>105, </text:p>
          </table:table-cell>
          <table:table-cell table:formula="of:=[.P66]&amp;&quot;, &quot;" office:value-type="string" office:string-value="115, " calcext:value-type="string">
            <text:p>115, </text:p>
          </table:table-cell>
          <table:table-cell table:formula="of:=[.Q66]&amp;&quot;, &quot;" office:value-type="string" office:string-value="125, " calcext:value-type="string">
            <text:p>125, </text:p>
          </table:table-cell>
          <table:table-cell table:formula="of:=[.R66]&amp;&quot;, &quot;" office:value-type="string" office:string-value="135, " calcext:value-type="string">
            <text:p>135, </text:p>
          </table:table-cell>
          <table:table-cell table:formula="of:=[.S66]&amp;&quot;, &quot;" office:value-type="string" office:string-value="145, " calcext:value-type="string">
            <text:p>145, </text:p>
          </table:table-cell>
          <table:table-cell table:formula="of:=[.T66]&amp;&quot;, &quot;" office:value-type="string" office:string-value="155, " calcext:value-type="string">
            <text:p>155, </text:p>
          </table:table-cell>
          <table:table-cell table:formula="of:=[.U66]&amp;&quot;, &quot;" office:value-type="string" office:string-value="165, " calcext:value-type="string">
            <text:p>165, </text:p>
          </table:table-cell>
          <table:table-cell table:formula="of:=[.V66]&amp;&quot;},&quot;" office:value-type="string" office:string-value="175}," calcext:value-type="string">
            <text:p>175},</text:p>
          </table:table-cell>
          <table:table-cell table:number-columns-repeated="981"/>
        </table:table-row>
        <table:table-row table:style-name="ro1">
          <table:table-cell office:value-type="float" office:value="66" calcext:value-type="float">
            <text:p>66</text:p>
          </table:table-cell>
          <table:table-cell office:value-type="float" office:value="0.65" calcext:value-type="float">
            <text:p>0.65</text:p>
          </table:table-cell>
          <table:table-cell table:style-name="ce2" table:formula="of:=MOD([.E67];360)&lt;1" office:value-type="boolean" office:boolean-value="false" calcext:value-type="boolean">
            <text:p>FALSE</text:p>
          </table:table-cell>
          <table:table-cell table:style-name="ce2" table:formula="of:=MOD([.F67];360)&lt;1" office:value-type="boolean" office:boolean-value="false" calcext:value-type="boolean">
            <text:p>FALSE</text:p>
          </table:table-cell>
          <table:table-cell table:formula="of:=[.E66]+0.8" office:value-type="float" office:value="352.000000000001" calcext:value-type="float">
            <text:p>352.000000000001</text:p>
          </table:table-cell>
          <table:table-cell table:formula="of:=0.8+[.F66]" office:value-type="float" office:value="51.9999999999999" calcext:value-type="float">
            <text:p>51.9999999999999</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67];[.AA67];[.AB67];[.AC67];[.AD67];[.AE67];[.AF67];[.AG67];[.AH67];[.AI67];[.AJ67];[.AK67];[.AL67];[.AM67];[.AN67];[.AO67];[.AP67];[.AQ67])" office:value-type="string" office:string-value="  {22225, 17246, 25, 35, 45, 55, 65, 75, 85, 95, 105, 115, 125, 135, 145, 155, 165, 175}," calcext:value-type="string">
            <text:p><text:s text:c="2"/>{22225, 17246, 25, 35, 45, 55, 65, 75, 85, 95, 105, 115, 125, 135, 145, 155, 165, 175},</text:p>
          </table:table-cell>
          <table:table-cell/>
          <table:table-cell table:formula="of:=&quot;  {&quot;&amp;INT(MOD([.E67];360)/360*5974)+IF([.C67];32768;0)+16384&amp;&quot;, &quot;" office:value-type="string" office:string-value="  {22225, " calcext:value-type="string">
            <text:p><text:s text:c="2"/>{22225, </text:p>
          </table:table-cell>
          <table:table-cell table:formula="of:=INT(MOD([.F67];360)/360*5974)+IF([.D67];32768;0)+16384&amp;&quot;, &quot;" office:value-type="string" office:string-value="17246, " calcext:value-type="string">
            <text:p>17246, </text:p>
          </table:table-cell>
          <table:table-cell table:formula="of:=[.G67]&amp;&quot;, &quot;" office:value-type="string" office:string-value="25, " calcext:value-type="string">
            <text:p>25, </text:p>
          </table:table-cell>
          <table:table-cell table:formula="of:=[.H67]&amp;&quot;, &quot;" office:value-type="string" office:string-value="35, " calcext:value-type="string">
            <text:p>35, </text:p>
          </table:table-cell>
          <table:table-cell table:formula="of:=[.I67]&amp;&quot;, &quot;" office:value-type="string" office:string-value="45, " calcext:value-type="string">
            <text:p>45, </text:p>
          </table:table-cell>
          <table:table-cell table:formula="of:=[.J67]&amp;&quot;, &quot;" office:value-type="string" office:string-value="55, " calcext:value-type="string">
            <text:p>55, </text:p>
          </table:table-cell>
          <table:table-cell table:formula="of:=[.K67]&amp;&quot;, &quot;" office:value-type="string" office:string-value="65, " calcext:value-type="string">
            <text:p>65, </text:p>
          </table:table-cell>
          <table:table-cell table:formula="of:=[.L67]&amp;&quot;, &quot;" office:value-type="string" office:string-value="75, " calcext:value-type="string">
            <text:p>75, </text:p>
          </table:table-cell>
          <table:table-cell table:formula="of:=[.M67]&amp;&quot;, &quot;" office:value-type="string" office:string-value="85, " calcext:value-type="string">
            <text:p>85, </text:p>
          </table:table-cell>
          <table:table-cell table:formula="of:=[.N67]&amp;&quot;, &quot;" office:value-type="string" office:string-value="95, " calcext:value-type="string">
            <text:p>95, </text:p>
          </table:table-cell>
          <table:table-cell table:formula="of:=[.O67]&amp;&quot;, &quot;" office:value-type="string" office:string-value="105, " calcext:value-type="string">
            <text:p>105, </text:p>
          </table:table-cell>
          <table:table-cell table:formula="of:=[.P67]&amp;&quot;, &quot;" office:value-type="string" office:string-value="115, " calcext:value-type="string">
            <text:p>115, </text:p>
          </table:table-cell>
          <table:table-cell table:formula="of:=[.Q67]&amp;&quot;, &quot;" office:value-type="string" office:string-value="125, " calcext:value-type="string">
            <text:p>125, </text:p>
          </table:table-cell>
          <table:table-cell table:formula="of:=[.R67]&amp;&quot;, &quot;" office:value-type="string" office:string-value="135, " calcext:value-type="string">
            <text:p>135, </text:p>
          </table:table-cell>
          <table:table-cell table:formula="of:=[.S67]&amp;&quot;, &quot;" office:value-type="string" office:string-value="145, " calcext:value-type="string">
            <text:p>145, </text:p>
          </table:table-cell>
          <table:table-cell table:formula="of:=[.T67]&amp;&quot;, &quot;" office:value-type="string" office:string-value="155, " calcext:value-type="string">
            <text:p>155, </text:p>
          </table:table-cell>
          <table:table-cell table:formula="of:=[.U67]&amp;&quot;, &quot;" office:value-type="string" office:string-value="165, " calcext:value-type="string">
            <text:p>165, </text:p>
          </table:table-cell>
          <table:table-cell table:formula="of:=[.V67]&amp;&quot;},&quot;" office:value-type="string" office:string-value="175}," calcext:value-type="string">
            <text:p>175},</text:p>
          </table:table-cell>
          <table:table-cell table:number-columns-repeated="981"/>
        </table:table-row>
        <table:table-row table:style-name="ro1">
          <table:table-cell office:value-type="float" office:value="67" calcext:value-type="float">
            <text:p>67</text:p>
          </table:table-cell>
          <table:table-cell office:value-type="float" office:value="0.66" calcext:value-type="float">
            <text:p>0.66</text:p>
          </table:table-cell>
          <table:table-cell table:style-name="ce2" table:formula="of:=MOD([.E68];360)&lt;1" office:value-type="boolean" office:boolean-value="false" calcext:value-type="boolean">
            <text:p>FALSE</text:p>
          </table:table-cell>
          <table:table-cell table:style-name="ce2" table:formula="of:=MOD([.F68];360)&lt;1" office:value-type="boolean" office:boolean-value="false" calcext:value-type="boolean">
            <text:p>FALSE</text:p>
          </table:table-cell>
          <table:table-cell table:formula="of:=[.E67]+0.8" office:value-type="float" office:value="352.800000000001" calcext:value-type="float">
            <text:p>352.800000000001</text:p>
          </table:table-cell>
          <table:table-cell table:formula="of:=0.8+[.F67]" office:value-type="float" office:value="52.7999999999999" calcext:value-type="float">
            <text:p>52.7999999999999</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68];[.AA68];[.AB68];[.AC68];[.AD68];[.AE68];[.AF68];[.AG68];[.AH68];[.AI68];[.AJ68];[.AK68];[.AL68];[.AM68];[.AN68];[.AO68];[.AP68];[.AQ68])" office:value-type="string" office:string-value="  {22238, 17260, 25, 35, 45, 55, 65, 75, 85, 95, 105, 115, 125, 135, 145, 155, 165, 175}," calcext:value-type="string">
            <text:p><text:s text:c="2"/>{22238, 17260, 25, 35, 45, 55, 65, 75, 85, 95, 105, 115, 125, 135, 145, 155, 165, 175},</text:p>
          </table:table-cell>
          <table:table-cell/>
          <table:table-cell table:formula="of:=&quot;  {&quot;&amp;INT(MOD([.E68];360)/360*5974)+IF([.C68];32768;0)+16384&amp;&quot;, &quot;" office:value-type="string" office:string-value="  {22238, " calcext:value-type="string">
            <text:p><text:s text:c="2"/>{22238, </text:p>
          </table:table-cell>
          <table:table-cell table:formula="of:=INT(MOD([.F68];360)/360*5974)+IF([.D68];32768;0)+16384&amp;&quot;, &quot;" office:value-type="string" office:string-value="17260, " calcext:value-type="string">
            <text:p>17260, </text:p>
          </table:table-cell>
          <table:table-cell table:formula="of:=[.G68]&amp;&quot;, &quot;" office:value-type="string" office:string-value="25, " calcext:value-type="string">
            <text:p>25, </text:p>
          </table:table-cell>
          <table:table-cell table:formula="of:=[.H68]&amp;&quot;, &quot;" office:value-type="string" office:string-value="35, " calcext:value-type="string">
            <text:p>35, </text:p>
          </table:table-cell>
          <table:table-cell table:formula="of:=[.I68]&amp;&quot;, &quot;" office:value-type="string" office:string-value="45, " calcext:value-type="string">
            <text:p>45, </text:p>
          </table:table-cell>
          <table:table-cell table:formula="of:=[.J68]&amp;&quot;, &quot;" office:value-type="string" office:string-value="55, " calcext:value-type="string">
            <text:p>55, </text:p>
          </table:table-cell>
          <table:table-cell table:formula="of:=[.K68]&amp;&quot;, &quot;" office:value-type="string" office:string-value="65, " calcext:value-type="string">
            <text:p>65, </text:p>
          </table:table-cell>
          <table:table-cell table:formula="of:=[.L68]&amp;&quot;, &quot;" office:value-type="string" office:string-value="75, " calcext:value-type="string">
            <text:p>75, </text:p>
          </table:table-cell>
          <table:table-cell table:formula="of:=[.M68]&amp;&quot;, &quot;" office:value-type="string" office:string-value="85, " calcext:value-type="string">
            <text:p>85, </text:p>
          </table:table-cell>
          <table:table-cell table:formula="of:=[.N68]&amp;&quot;, &quot;" office:value-type="string" office:string-value="95, " calcext:value-type="string">
            <text:p>95, </text:p>
          </table:table-cell>
          <table:table-cell table:formula="of:=[.O68]&amp;&quot;, &quot;" office:value-type="string" office:string-value="105, " calcext:value-type="string">
            <text:p>105, </text:p>
          </table:table-cell>
          <table:table-cell table:formula="of:=[.P68]&amp;&quot;, &quot;" office:value-type="string" office:string-value="115, " calcext:value-type="string">
            <text:p>115, </text:p>
          </table:table-cell>
          <table:table-cell table:formula="of:=[.Q68]&amp;&quot;, &quot;" office:value-type="string" office:string-value="125, " calcext:value-type="string">
            <text:p>125, </text:p>
          </table:table-cell>
          <table:table-cell table:formula="of:=[.R68]&amp;&quot;, &quot;" office:value-type="string" office:string-value="135, " calcext:value-type="string">
            <text:p>135, </text:p>
          </table:table-cell>
          <table:table-cell table:formula="of:=[.S68]&amp;&quot;, &quot;" office:value-type="string" office:string-value="145, " calcext:value-type="string">
            <text:p>145, </text:p>
          </table:table-cell>
          <table:table-cell table:formula="of:=[.T68]&amp;&quot;, &quot;" office:value-type="string" office:string-value="155, " calcext:value-type="string">
            <text:p>155, </text:p>
          </table:table-cell>
          <table:table-cell table:formula="of:=[.U68]&amp;&quot;, &quot;" office:value-type="string" office:string-value="165, " calcext:value-type="string">
            <text:p>165, </text:p>
          </table:table-cell>
          <table:table-cell table:formula="of:=[.V68]&amp;&quot;},&quot;" office:value-type="string" office:string-value="175}," calcext:value-type="string">
            <text:p>175},</text:p>
          </table:table-cell>
          <table:table-cell table:number-columns-repeated="981"/>
        </table:table-row>
        <table:table-row table:style-name="ro1">
          <table:table-cell office:value-type="float" office:value="68" calcext:value-type="float">
            <text:p>68</text:p>
          </table:table-cell>
          <table:table-cell office:value-type="float" office:value="0.67" calcext:value-type="float">
            <text:p>0.67</text:p>
          </table:table-cell>
          <table:table-cell table:style-name="ce2" table:formula="of:=MOD([.E69];360)&lt;1" office:value-type="boolean" office:boolean-value="false" calcext:value-type="boolean">
            <text:p>FALSE</text:p>
          </table:table-cell>
          <table:table-cell table:style-name="ce2" table:formula="of:=MOD([.F69];360)&lt;1" office:value-type="boolean" office:boolean-value="false" calcext:value-type="boolean">
            <text:p>FALSE</text:p>
          </table:table-cell>
          <table:table-cell table:formula="of:=[.E68]+0.8" office:value-type="float" office:value="353.600000000001" calcext:value-type="float">
            <text:p>353.600000000001</text:p>
          </table:table-cell>
          <table:table-cell table:formula="of:=0.8+[.F68]" office:value-type="float" office:value="53.5999999999999" calcext:value-type="float">
            <text:p>53.5999999999999</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69];[.AA69];[.AB69];[.AC69];[.AD69];[.AE69];[.AF69];[.AG69];[.AH69];[.AI69];[.AJ69];[.AK69];[.AL69];[.AM69];[.AN69];[.AO69];[.AP69];[.AQ69])" office:value-type="string" office:string-value="  {22251, 17273, 25, 35, 45, 55, 65, 75, 85, 95, 105, 115, 125, 135, 145, 155, 165, 175}," calcext:value-type="string">
            <text:p><text:s text:c="2"/>{22251, 17273, 25, 35, 45, 55, 65, 75, 85, 95, 105, 115, 125, 135, 145, 155, 165, 175},</text:p>
          </table:table-cell>
          <table:table-cell/>
          <table:table-cell table:formula="of:=&quot;  {&quot;&amp;INT(MOD([.E69];360)/360*5974)+IF([.C69];32768;0)+16384&amp;&quot;, &quot;" office:value-type="string" office:string-value="  {22251, " calcext:value-type="string">
            <text:p><text:s text:c="2"/>{22251, </text:p>
          </table:table-cell>
          <table:table-cell table:formula="of:=INT(MOD([.F69];360)/360*5974)+IF([.D69];32768;0)+16384&amp;&quot;, &quot;" office:value-type="string" office:string-value="17273, " calcext:value-type="string">
            <text:p>17273, </text:p>
          </table:table-cell>
          <table:table-cell table:formula="of:=[.G69]&amp;&quot;, &quot;" office:value-type="string" office:string-value="25, " calcext:value-type="string">
            <text:p>25, </text:p>
          </table:table-cell>
          <table:table-cell table:formula="of:=[.H69]&amp;&quot;, &quot;" office:value-type="string" office:string-value="35, " calcext:value-type="string">
            <text:p>35, </text:p>
          </table:table-cell>
          <table:table-cell table:formula="of:=[.I69]&amp;&quot;, &quot;" office:value-type="string" office:string-value="45, " calcext:value-type="string">
            <text:p>45, </text:p>
          </table:table-cell>
          <table:table-cell table:formula="of:=[.J69]&amp;&quot;, &quot;" office:value-type="string" office:string-value="55, " calcext:value-type="string">
            <text:p>55, </text:p>
          </table:table-cell>
          <table:table-cell table:formula="of:=[.K69]&amp;&quot;, &quot;" office:value-type="string" office:string-value="65, " calcext:value-type="string">
            <text:p>65, </text:p>
          </table:table-cell>
          <table:table-cell table:formula="of:=[.L69]&amp;&quot;, &quot;" office:value-type="string" office:string-value="75, " calcext:value-type="string">
            <text:p>75, </text:p>
          </table:table-cell>
          <table:table-cell table:formula="of:=[.M69]&amp;&quot;, &quot;" office:value-type="string" office:string-value="85, " calcext:value-type="string">
            <text:p>85, </text:p>
          </table:table-cell>
          <table:table-cell table:formula="of:=[.N69]&amp;&quot;, &quot;" office:value-type="string" office:string-value="95, " calcext:value-type="string">
            <text:p>95, </text:p>
          </table:table-cell>
          <table:table-cell table:formula="of:=[.O69]&amp;&quot;, &quot;" office:value-type="string" office:string-value="105, " calcext:value-type="string">
            <text:p>105, </text:p>
          </table:table-cell>
          <table:table-cell table:formula="of:=[.P69]&amp;&quot;, &quot;" office:value-type="string" office:string-value="115, " calcext:value-type="string">
            <text:p>115, </text:p>
          </table:table-cell>
          <table:table-cell table:formula="of:=[.Q69]&amp;&quot;, &quot;" office:value-type="string" office:string-value="125, " calcext:value-type="string">
            <text:p>125, </text:p>
          </table:table-cell>
          <table:table-cell table:formula="of:=[.R69]&amp;&quot;, &quot;" office:value-type="string" office:string-value="135, " calcext:value-type="string">
            <text:p>135, </text:p>
          </table:table-cell>
          <table:table-cell table:formula="of:=[.S69]&amp;&quot;, &quot;" office:value-type="string" office:string-value="145, " calcext:value-type="string">
            <text:p>145, </text:p>
          </table:table-cell>
          <table:table-cell table:formula="of:=[.T69]&amp;&quot;, &quot;" office:value-type="string" office:string-value="155, " calcext:value-type="string">
            <text:p>155, </text:p>
          </table:table-cell>
          <table:table-cell table:formula="of:=[.U69]&amp;&quot;, &quot;" office:value-type="string" office:string-value="165, " calcext:value-type="string">
            <text:p>165, </text:p>
          </table:table-cell>
          <table:table-cell table:formula="of:=[.V69]&amp;&quot;},&quot;" office:value-type="string" office:string-value="175}," calcext:value-type="string">
            <text:p>175},</text:p>
          </table:table-cell>
          <table:table-cell table:number-columns-repeated="981"/>
        </table:table-row>
        <table:table-row table:style-name="ro1">
          <table:table-cell office:value-type="float" office:value="69" calcext:value-type="float">
            <text:p>69</text:p>
          </table:table-cell>
          <table:table-cell office:value-type="float" office:value="0.68" calcext:value-type="float">
            <text:p>0.68</text:p>
          </table:table-cell>
          <table:table-cell table:style-name="ce2" table:formula="of:=MOD([.E70];360)&lt;1" office:value-type="boolean" office:boolean-value="false" calcext:value-type="boolean">
            <text:p>FALSE</text:p>
          </table:table-cell>
          <table:table-cell table:style-name="ce2" table:formula="of:=MOD([.F70];360)&lt;1" office:value-type="boolean" office:boolean-value="false" calcext:value-type="boolean">
            <text:p>FALSE</text:p>
          </table:table-cell>
          <table:table-cell table:formula="of:=[.E69]+0.8" office:value-type="float" office:value="354.400000000001" calcext:value-type="float">
            <text:p>354.400000000001</text:p>
          </table:table-cell>
          <table:table-cell table:formula="of:=0.8+[.F69]" office:value-type="float" office:value="54.3999999999999" calcext:value-type="float">
            <text:p>54.3999999999999</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70];[.AA70];[.AB70];[.AC70];[.AD70];[.AE70];[.AF70];[.AG70];[.AH70];[.AI70];[.AJ70];[.AK70];[.AL70];[.AM70];[.AN70];[.AO70];[.AP70];[.AQ70])" office:value-type="string" office:string-value="  {22265, 17286, 25, 35, 45, 55, 65, 75, 85, 95, 105, 115, 125, 135, 145, 155, 165, 175}," calcext:value-type="string">
            <text:p><text:s text:c="2"/>{22265, 17286, 25, 35, 45, 55, 65, 75, 85, 95, 105, 115, 125, 135, 145, 155, 165, 175},</text:p>
          </table:table-cell>
          <table:table-cell/>
          <table:table-cell table:formula="of:=&quot;  {&quot;&amp;INT(MOD([.E70];360)/360*5974)+IF([.C70];32768;0)+16384&amp;&quot;, &quot;" office:value-type="string" office:string-value="  {22265, " calcext:value-type="string">
            <text:p><text:s text:c="2"/>{22265, </text:p>
          </table:table-cell>
          <table:table-cell table:formula="of:=INT(MOD([.F70];360)/360*5974)+IF([.D70];32768;0)+16384&amp;&quot;, &quot;" office:value-type="string" office:string-value="17286, " calcext:value-type="string">
            <text:p>17286, </text:p>
          </table:table-cell>
          <table:table-cell table:formula="of:=[.G70]&amp;&quot;, &quot;" office:value-type="string" office:string-value="25, " calcext:value-type="string">
            <text:p>25, </text:p>
          </table:table-cell>
          <table:table-cell table:formula="of:=[.H70]&amp;&quot;, &quot;" office:value-type="string" office:string-value="35, " calcext:value-type="string">
            <text:p>35, </text:p>
          </table:table-cell>
          <table:table-cell table:formula="of:=[.I70]&amp;&quot;, &quot;" office:value-type="string" office:string-value="45, " calcext:value-type="string">
            <text:p>45, </text:p>
          </table:table-cell>
          <table:table-cell table:formula="of:=[.J70]&amp;&quot;, &quot;" office:value-type="string" office:string-value="55, " calcext:value-type="string">
            <text:p>55, </text:p>
          </table:table-cell>
          <table:table-cell table:formula="of:=[.K70]&amp;&quot;, &quot;" office:value-type="string" office:string-value="65, " calcext:value-type="string">
            <text:p>65, </text:p>
          </table:table-cell>
          <table:table-cell table:formula="of:=[.L70]&amp;&quot;, &quot;" office:value-type="string" office:string-value="75, " calcext:value-type="string">
            <text:p>75, </text:p>
          </table:table-cell>
          <table:table-cell table:formula="of:=[.M70]&amp;&quot;, &quot;" office:value-type="string" office:string-value="85, " calcext:value-type="string">
            <text:p>85, </text:p>
          </table:table-cell>
          <table:table-cell table:formula="of:=[.N70]&amp;&quot;, &quot;" office:value-type="string" office:string-value="95, " calcext:value-type="string">
            <text:p>95, </text:p>
          </table:table-cell>
          <table:table-cell table:formula="of:=[.O70]&amp;&quot;, &quot;" office:value-type="string" office:string-value="105, " calcext:value-type="string">
            <text:p>105, </text:p>
          </table:table-cell>
          <table:table-cell table:formula="of:=[.P70]&amp;&quot;, &quot;" office:value-type="string" office:string-value="115, " calcext:value-type="string">
            <text:p>115, </text:p>
          </table:table-cell>
          <table:table-cell table:formula="of:=[.Q70]&amp;&quot;, &quot;" office:value-type="string" office:string-value="125, " calcext:value-type="string">
            <text:p>125, </text:p>
          </table:table-cell>
          <table:table-cell table:formula="of:=[.R70]&amp;&quot;, &quot;" office:value-type="string" office:string-value="135, " calcext:value-type="string">
            <text:p>135, </text:p>
          </table:table-cell>
          <table:table-cell table:formula="of:=[.S70]&amp;&quot;, &quot;" office:value-type="string" office:string-value="145, " calcext:value-type="string">
            <text:p>145, </text:p>
          </table:table-cell>
          <table:table-cell table:formula="of:=[.T70]&amp;&quot;, &quot;" office:value-type="string" office:string-value="155, " calcext:value-type="string">
            <text:p>155, </text:p>
          </table:table-cell>
          <table:table-cell table:formula="of:=[.U70]&amp;&quot;, &quot;" office:value-type="string" office:string-value="165, " calcext:value-type="string">
            <text:p>165, </text:p>
          </table:table-cell>
          <table:table-cell table:formula="of:=[.V70]&amp;&quot;},&quot;" office:value-type="string" office:string-value="175}," calcext:value-type="string">
            <text:p>175},</text:p>
          </table:table-cell>
          <table:table-cell table:number-columns-repeated="981"/>
        </table:table-row>
        <table:table-row table:style-name="ro1">
          <table:table-cell office:value-type="float" office:value="70" calcext:value-type="float">
            <text:p>70</text:p>
          </table:table-cell>
          <table:table-cell office:value-type="float" office:value="0.69" calcext:value-type="float">
            <text:p>0.69</text:p>
          </table:table-cell>
          <table:table-cell table:style-name="ce2" table:formula="of:=MOD([.E71];360)&lt;1" office:value-type="boolean" office:boolean-value="false" calcext:value-type="boolean">
            <text:p>FALSE</text:p>
          </table:table-cell>
          <table:table-cell table:style-name="ce2" table:formula="of:=MOD([.F71];360)&lt;1" office:value-type="boolean" office:boolean-value="false" calcext:value-type="boolean">
            <text:p>FALSE</text:p>
          </table:table-cell>
          <table:table-cell table:formula="of:=[.E70]+0.8" office:value-type="float" office:value="355.200000000001" calcext:value-type="float">
            <text:p>355.200000000001</text:p>
          </table:table-cell>
          <table:table-cell table:formula="of:=0.8+[.F70]" office:value-type="float" office:value="55.1999999999999" calcext:value-type="float">
            <text:p>55.1999999999999</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71];[.AA71];[.AB71];[.AC71];[.AD71];[.AE71];[.AF71];[.AG71];[.AH71];[.AI71];[.AJ71];[.AK71];[.AL71];[.AM71];[.AN71];[.AO71];[.AP71];[.AQ71])" office:value-type="string" office:string-value="  {22278, 17300, 25, 35, 45, 55, 65, 75, 85, 95, 105, 115, 125, 135, 145, 155, 165, 175}," calcext:value-type="string">
            <text:p><text:s text:c="2"/>{22278, 17300, 25, 35, 45, 55, 65, 75, 85, 95, 105, 115, 125, 135, 145, 155, 165, 175},</text:p>
          </table:table-cell>
          <table:table-cell/>
          <table:table-cell table:formula="of:=&quot;  {&quot;&amp;INT(MOD([.E71];360)/360*5974)+IF([.C71];32768;0)+16384&amp;&quot;, &quot;" office:value-type="string" office:string-value="  {22278, " calcext:value-type="string">
            <text:p><text:s text:c="2"/>{22278, </text:p>
          </table:table-cell>
          <table:table-cell table:formula="of:=INT(MOD([.F71];360)/360*5974)+IF([.D71];32768;0)+16384&amp;&quot;, &quot;" office:value-type="string" office:string-value="17300, " calcext:value-type="string">
            <text:p>17300, </text:p>
          </table:table-cell>
          <table:table-cell table:formula="of:=[.G71]&amp;&quot;, &quot;" office:value-type="string" office:string-value="25, " calcext:value-type="string">
            <text:p>25, </text:p>
          </table:table-cell>
          <table:table-cell table:formula="of:=[.H71]&amp;&quot;, &quot;" office:value-type="string" office:string-value="35, " calcext:value-type="string">
            <text:p>35, </text:p>
          </table:table-cell>
          <table:table-cell table:formula="of:=[.I71]&amp;&quot;, &quot;" office:value-type="string" office:string-value="45, " calcext:value-type="string">
            <text:p>45, </text:p>
          </table:table-cell>
          <table:table-cell table:formula="of:=[.J71]&amp;&quot;, &quot;" office:value-type="string" office:string-value="55, " calcext:value-type="string">
            <text:p>55, </text:p>
          </table:table-cell>
          <table:table-cell table:formula="of:=[.K71]&amp;&quot;, &quot;" office:value-type="string" office:string-value="65, " calcext:value-type="string">
            <text:p>65, </text:p>
          </table:table-cell>
          <table:table-cell table:formula="of:=[.L71]&amp;&quot;, &quot;" office:value-type="string" office:string-value="75, " calcext:value-type="string">
            <text:p>75, </text:p>
          </table:table-cell>
          <table:table-cell table:formula="of:=[.M71]&amp;&quot;, &quot;" office:value-type="string" office:string-value="85, " calcext:value-type="string">
            <text:p>85, </text:p>
          </table:table-cell>
          <table:table-cell table:formula="of:=[.N71]&amp;&quot;, &quot;" office:value-type="string" office:string-value="95, " calcext:value-type="string">
            <text:p>95, </text:p>
          </table:table-cell>
          <table:table-cell table:formula="of:=[.O71]&amp;&quot;, &quot;" office:value-type="string" office:string-value="105, " calcext:value-type="string">
            <text:p>105, </text:p>
          </table:table-cell>
          <table:table-cell table:formula="of:=[.P71]&amp;&quot;, &quot;" office:value-type="string" office:string-value="115, " calcext:value-type="string">
            <text:p>115, </text:p>
          </table:table-cell>
          <table:table-cell table:formula="of:=[.Q71]&amp;&quot;, &quot;" office:value-type="string" office:string-value="125, " calcext:value-type="string">
            <text:p>125, </text:p>
          </table:table-cell>
          <table:table-cell table:formula="of:=[.R71]&amp;&quot;, &quot;" office:value-type="string" office:string-value="135, " calcext:value-type="string">
            <text:p>135, </text:p>
          </table:table-cell>
          <table:table-cell table:formula="of:=[.S71]&amp;&quot;, &quot;" office:value-type="string" office:string-value="145, " calcext:value-type="string">
            <text:p>145, </text:p>
          </table:table-cell>
          <table:table-cell table:formula="of:=[.T71]&amp;&quot;, &quot;" office:value-type="string" office:string-value="155, " calcext:value-type="string">
            <text:p>155, </text:p>
          </table:table-cell>
          <table:table-cell table:formula="of:=[.U71]&amp;&quot;, &quot;" office:value-type="string" office:string-value="165, " calcext:value-type="string">
            <text:p>165, </text:p>
          </table:table-cell>
          <table:table-cell table:formula="of:=[.V71]&amp;&quot;},&quot;" office:value-type="string" office:string-value="175}," calcext:value-type="string">
            <text:p>175},</text:p>
          </table:table-cell>
          <table:table-cell table:number-columns-repeated="981"/>
        </table:table-row>
        <table:table-row table:style-name="ro1">
          <table:table-cell office:value-type="float" office:value="71" calcext:value-type="float">
            <text:p>71</text:p>
          </table:table-cell>
          <table:table-cell office:value-type="float" office:value="0.7" calcext:value-type="float">
            <text:p>0.7</text:p>
          </table:table-cell>
          <table:table-cell table:style-name="ce2" table:formula="of:=MOD([.E72];360)&lt;1" office:value-type="boolean" office:boolean-value="false" calcext:value-type="boolean">
            <text:p>FALSE</text:p>
          </table:table-cell>
          <table:table-cell table:style-name="ce2" table:formula="of:=MOD([.F72];360)&lt;1" office:value-type="boolean" office:boolean-value="false" calcext:value-type="boolean">
            <text:p>FALSE</text:p>
          </table:table-cell>
          <table:table-cell table:formula="of:=[.E71]+0.8" office:value-type="float" office:value="356.000000000001" calcext:value-type="float">
            <text:p>356.000000000001</text:p>
          </table:table-cell>
          <table:table-cell table:formula="of:=0.8+[.F71]" office:value-type="float" office:value="55.9999999999999" calcext:value-type="float">
            <text:p>55.9999999999999</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72];[.AA72];[.AB72];[.AC72];[.AD72];[.AE72];[.AF72];[.AG72];[.AH72];[.AI72];[.AJ72];[.AK72];[.AL72];[.AM72];[.AN72];[.AO72];[.AP72];[.AQ72])" office:value-type="string" office:string-value="  {22291, 17313, 25, 35, 45, 55, 65, 75, 85, 95, 105, 115, 125, 135, 145, 155, 165, 175}," calcext:value-type="string">
            <text:p><text:s text:c="2"/>{22291, 17313, 25, 35, 45, 55, 65, 75, 85, 95, 105, 115, 125, 135, 145, 155, 165, 175},</text:p>
          </table:table-cell>
          <table:table-cell/>
          <table:table-cell table:formula="of:=&quot;  {&quot;&amp;INT(MOD([.E72];360)/360*5974)+IF([.C72];32768;0)+16384&amp;&quot;, &quot;" office:value-type="string" office:string-value="  {22291, " calcext:value-type="string">
            <text:p><text:s text:c="2"/>{22291, </text:p>
          </table:table-cell>
          <table:table-cell table:formula="of:=INT(MOD([.F72];360)/360*5974)+IF([.D72];32768;0)+16384&amp;&quot;, &quot;" office:value-type="string" office:string-value="17313, " calcext:value-type="string">
            <text:p>17313, </text:p>
          </table:table-cell>
          <table:table-cell table:formula="of:=[.G72]&amp;&quot;, &quot;" office:value-type="string" office:string-value="25, " calcext:value-type="string">
            <text:p>25, </text:p>
          </table:table-cell>
          <table:table-cell table:formula="of:=[.H72]&amp;&quot;, &quot;" office:value-type="string" office:string-value="35, " calcext:value-type="string">
            <text:p>35, </text:p>
          </table:table-cell>
          <table:table-cell table:formula="of:=[.I72]&amp;&quot;, &quot;" office:value-type="string" office:string-value="45, " calcext:value-type="string">
            <text:p>45, </text:p>
          </table:table-cell>
          <table:table-cell table:formula="of:=[.J72]&amp;&quot;, &quot;" office:value-type="string" office:string-value="55, " calcext:value-type="string">
            <text:p>55, </text:p>
          </table:table-cell>
          <table:table-cell table:formula="of:=[.K72]&amp;&quot;, &quot;" office:value-type="string" office:string-value="65, " calcext:value-type="string">
            <text:p>65, </text:p>
          </table:table-cell>
          <table:table-cell table:formula="of:=[.L72]&amp;&quot;, &quot;" office:value-type="string" office:string-value="75, " calcext:value-type="string">
            <text:p>75, </text:p>
          </table:table-cell>
          <table:table-cell table:formula="of:=[.M72]&amp;&quot;, &quot;" office:value-type="string" office:string-value="85, " calcext:value-type="string">
            <text:p>85, </text:p>
          </table:table-cell>
          <table:table-cell table:formula="of:=[.N72]&amp;&quot;, &quot;" office:value-type="string" office:string-value="95, " calcext:value-type="string">
            <text:p>95, </text:p>
          </table:table-cell>
          <table:table-cell table:formula="of:=[.O72]&amp;&quot;, &quot;" office:value-type="string" office:string-value="105, " calcext:value-type="string">
            <text:p>105, </text:p>
          </table:table-cell>
          <table:table-cell table:formula="of:=[.P72]&amp;&quot;, &quot;" office:value-type="string" office:string-value="115, " calcext:value-type="string">
            <text:p>115, </text:p>
          </table:table-cell>
          <table:table-cell table:formula="of:=[.Q72]&amp;&quot;, &quot;" office:value-type="string" office:string-value="125, " calcext:value-type="string">
            <text:p>125, </text:p>
          </table:table-cell>
          <table:table-cell table:formula="of:=[.R72]&amp;&quot;, &quot;" office:value-type="string" office:string-value="135, " calcext:value-type="string">
            <text:p>135, </text:p>
          </table:table-cell>
          <table:table-cell table:formula="of:=[.S72]&amp;&quot;, &quot;" office:value-type="string" office:string-value="145, " calcext:value-type="string">
            <text:p>145, </text:p>
          </table:table-cell>
          <table:table-cell table:formula="of:=[.T72]&amp;&quot;, &quot;" office:value-type="string" office:string-value="155, " calcext:value-type="string">
            <text:p>155, </text:p>
          </table:table-cell>
          <table:table-cell table:formula="of:=[.U72]&amp;&quot;, &quot;" office:value-type="string" office:string-value="165, " calcext:value-type="string">
            <text:p>165, </text:p>
          </table:table-cell>
          <table:table-cell table:formula="of:=[.V72]&amp;&quot;},&quot;" office:value-type="string" office:string-value="175}," calcext:value-type="string">
            <text:p>175},</text:p>
          </table:table-cell>
          <table:table-cell table:number-columns-repeated="981"/>
        </table:table-row>
        <table:table-row table:style-name="ro1">
          <table:table-cell office:value-type="float" office:value="72" calcext:value-type="float">
            <text:p>72</text:p>
          </table:table-cell>
          <table:table-cell office:value-type="float" office:value="0.71" calcext:value-type="float">
            <text:p>0.71</text:p>
          </table:table-cell>
          <table:table-cell table:style-name="ce2" table:formula="of:=MOD([.E73];360)&lt;1" office:value-type="boolean" office:boolean-value="false" calcext:value-type="boolean">
            <text:p>FALSE</text:p>
          </table:table-cell>
          <table:table-cell table:style-name="ce2" table:formula="of:=MOD([.F73];360)&lt;1" office:value-type="boolean" office:boolean-value="false" calcext:value-type="boolean">
            <text:p>FALSE</text:p>
          </table:table-cell>
          <table:table-cell table:formula="of:=[.E72]+0.8" office:value-type="float" office:value="356.800000000001" calcext:value-type="float">
            <text:p>356.800000000001</text:p>
          </table:table-cell>
          <table:table-cell table:formula="of:=0.8+[.F72]" office:value-type="float" office:value="56.7999999999999" calcext:value-type="float">
            <text:p>56.7999999999999</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73];[.AA73];[.AB73];[.AC73];[.AD73];[.AE73];[.AF73];[.AG73];[.AH73];[.AI73];[.AJ73];[.AK73];[.AL73];[.AM73];[.AN73];[.AO73];[.AP73];[.AQ73])" office:value-type="string" office:string-value="  {22304, 17326, 25, 35, 45, 55, 65, 75, 85, 95, 105, 115, 125, 135, 145, 155, 165, 175}," calcext:value-type="string">
            <text:p><text:s text:c="2"/>{22304, 17326, 25, 35, 45, 55, 65, 75, 85, 95, 105, 115, 125, 135, 145, 155, 165, 175},</text:p>
          </table:table-cell>
          <table:table-cell/>
          <table:table-cell table:formula="of:=&quot;  {&quot;&amp;INT(MOD([.E73];360)/360*5974)+IF([.C73];32768;0)+16384&amp;&quot;, &quot;" office:value-type="string" office:string-value="  {22304, " calcext:value-type="string">
            <text:p><text:s text:c="2"/>{22304, </text:p>
          </table:table-cell>
          <table:table-cell table:formula="of:=INT(MOD([.F73];360)/360*5974)+IF([.D73];32768;0)+16384&amp;&quot;, &quot;" office:value-type="string" office:string-value="17326, " calcext:value-type="string">
            <text:p>17326, </text:p>
          </table:table-cell>
          <table:table-cell table:formula="of:=[.G73]&amp;&quot;, &quot;" office:value-type="string" office:string-value="25, " calcext:value-type="string">
            <text:p>25, </text:p>
          </table:table-cell>
          <table:table-cell table:formula="of:=[.H73]&amp;&quot;, &quot;" office:value-type="string" office:string-value="35, " calcext:value-type="string">
            <text:p>35, </text:p>
          </table:table-cell>
          <table:table-cell table:formula="of:=[.I73]&amp;&quot;, &quot;" office:value-type="string" office:string-value="45, " calcext:value-type="string">
            <text:p>45, </text:p>
          </table:table-cell>
          <table:table-cell table:formula="of:=[.J73]&amp;&quot;, &quot;" office:value-type="string" office:string-value="55, " calcext:value-type="string">
            <text:p>55, </text:p>
          </table:table-cell>
          <table:table-cell table:formula="of:=[.K73]&amp;&quot;, &quot;" office:value-type="string" office:string-value="65, " calcext:value-type="string">
            <text:p>65, </text:p>
          </table:table-cell>
          <table:table-cell table:formula="of:=[.L73]&amp;&quot;, &quot;" office:value-type="string" office:string-value="75, " calcext:value-type="string">
            <text:p>75, </text:p>
          </table:table-cell>
          <table:table-cell table:formula="of:=[.M73]&amp;&quot;, &quot;" office:value-type="string" office:string-value="85, " calcext:value-type="string">
            <text:p>85, </text:p>
          </table:table-cell>
          <table:table-cell table:formula="of:=[.N73]&amp;&quot;, &quot;" office:value-type="string" office:string-value="95, " calcext:value-type="string">
            <text:p>95, </text:p>
          </table:table-cell>
          <table:table-cell table:formula="of:=[.O73]&amp;&quot;, &quot;" office:value-type="string" office:string-value="105, " calcext:value-type="string">
            <text:p>105, </text:p>
          </table:table-cell>
          <table:table-cell table:formula="of:=[.P73]&amp;&quot;, &quot;" office:value-type="string" office:string-value="115, " calcext:value-type="string">
            <text:p>115, </text:p>
          </table:table-cell>
          <table:table-cell table:formula="of:=[.Q73]&amp;&quot;, &quot;" office:value-type="string" office:string-value="125, " calcext:value-type="string">
            <text:p>125, </text:p>
          </table:table-cell>
          <table:table-cell table:formula="of:=[.R73]&amp;&quot;, &quot;" office:value-type="string" office:string-value="135, " calcext:value-type="string">
            <text:p>135, </text:p>
          </table:table-cell>
          <table:table-cell table:formula="of:=[.S73]&amp;&quot;, &quot;" office:value-type="string" office:string-value="145, " calcext:value-type="string">
            <text:p>145, </text:p>
          </table:table-cell>
          <table:table-cell table:formula="of:=[.T73]&amp;&quot;, &quot;" office:value-type="string" office:string-value="155, " calcext:value-type="string">
            <text:p>155, </text:p>
          </table:table-cell>
          <table:table-cell table:formula="of:=[.U73]&amp;&quot;, &quot;" office:value-type="string" office:string-value="165, " calcext:value-type="string">
            <text:p>165, </text:p>
          </table:table-cell>
          <table:table-cell table:formula="of:=[.V73]&amp;&quot;},&quot;" office:value-type="string" office:string-value="175}," calcext:value-type="string">
            <text:p>175},</text:p>
          </table:table-cell>
          <table:table-cell table:number-columns-repeated="981"/>
        </table:table-row>
        <table:table-row table:style-name="ro1">
          <table:table-cell office:value-type="float" office:value="73" calcext:value-type="float">
            <text:p>73</text:p>
          </table:table-cell>
          <table:table-cell office:value-type="float" office:value="0.72" calcext:value-type="float">
            <text:p>0.72</text:p>
          </table:table-cell>
          <table:table-cell table:style-name="ce2" table:formula="of:=MOD([.E74];360)&lt;1" office:value-type="boolean" office:boolean-value="false" calcext:value-type="boolean">
            <text:p>FALSE</text:p>
          </table:table-cell>
          <table:table-cell table:style-name="ce2" table:formula="of:=MOD([.F74];360)&lt;1" office:value-type="boolean" office:boolean-value="false" calcext:value-type="boolean">
            <text:p>FALSE</text:p>
          </table:table-cell>
          <table:table-cell table:formula="of:=[.E73]+0.8" office:value-type="float" office:value="357.600000000001" calcext:value-type="float">
            <text:p>357.600000000001</text:p>
          </table:table-cell>
          <table:table-cell table:formula="of:=0.8+[.F73]" office:value-type="float" office:value="57.5999999999999" calcext:value-type="float">
            <text:p>57.5999999999999</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74];[.AA74];[.AB74];[.AC74];[.AD74];[.AE74];[.AF74];[.AG74];[.AH74];[.AI74];[.AJ74];[.AK74];[.AL74];[.AM74];[.AN74];[.AO74];[.AP74];[.AQ74])" office:value-type="string" office:string-value="  {22318, 17339, 25, 35, 45, 55, 65, 75, 85, 95, 105, 115, 125, 135, 145, 155, 165, 175}," calcext:value-type="string">
            <text:p><text:s text:c="2"/>{22318, 17339, 25, 35, 45, 55, 65, 75, 85, 95, 105, 115, 125, 135, 145, 155, 165, 175},</text:p>
          </table:table-cell>
          <table:table-cell/>
          <table:table-cell table:formula="of:=&quot;  {&quot;&amp;INT(MOD([.E74];360)/360*5974)+IF([.C74];32768;0)+16384&amp;&quot;, &quot;" office:value-type="string" office:string-value="  {22318, " calcext:value-type="string">
            <text:p><text:s text:c="2"/>{22318, </text:p>
          </table:table-cell>
          <table:table-cell table:formula="of:=INT(MOD([.F74];360)/360*5974)+IF([.D74];32768;0)+16384&amp;&quot;, &quot;" office:value-type="string" office:string-value="17339, " calcext:value-type="string">
            <text:p>17339, </text:p>
          </table:table-cell>
          <table:table-cell table:formula="of:=[.G74]&amp;&quot;, &quot;" office:value-type="string" office:string-value="25, " calcext:value-type="string">
            <text:p>25, </text:p>
          </table:table-cell>
          <table:table-cell table:formula="of:=[.H74]&amp;&quot;, &quot;" office:value-type="string" office:string-value="35, " calcext:value-type="string">
            <text:p>35, </text:p>
          </table:table-cell>
          <table:table-cell table:formula="of:=[.I74]&amp;&quot;, &quot;" office:value-type="string" office:string-value="45, " calcext:value-type="string">
            <text:p>45, </text:p>
          </table:table-cell>
          <table:table-cell table:formula="of:=[.J74]&amp;&quot;, &quot;" office:value-type="string" office:string-value="55, " calcext:value-type="string">
            <text:p>55, </text:p>
          </table:table-cell>
          <table:table-cell table:formula="of:=[.K74]&amp;&quot;, &quot;" office:value-type="string" office:string-value="65, " calcext:value-type="string">
            <text:p>65, </text:p>
          </table:table-cell>
          <table:table-cell table:formula="of:=[.L74]&amp;&quot;, &quot;" office:value-type="string" office:string-value="75, " calcext:value-type="string">
            <text:p>75, </text:p>
          </table:table-cell>
          <table:table-cell table:formula="of:=[.M74]&amp;&quot;, &quot;" office:value-type="string" office:string-value="85, " calcext:value-type="string">
            <text:p>85, </text:p>
          </table:table-cell>
          <table:table-cell table:formula="of:=[.N74]&amp;&quot;, &quot;" office:value-type="string" office:string-value="95, " calcext:value-type="string">
            <text:p>95, </text:p>
          </table:table-cell>
          <table:table-cell table:formula="of:=[.O74]&amp;&quot;, &quot;" office:value-type="string" office:string-value="105, " calcext:value-type="string">
            <text:p>105, </text:p>
          </table:table-cell>
          <table:table-cell table:formula="of:=[.P74]&amp;&quot;, &quot;" office:value-type="string" office:string-value="115, " calcext:value-type="string">
            <text:p>115, </text:p>
          </table:table-cell>
          <table:table-cell table:formula="of:=[.Q74]&amp;&quot;, &quot;" office:value-type="string" office:string-value="125, " calcext:value-type="string">
            <text:p>125, </text:p>
          </table:table-cell>
          <table:table-cell table:formula="of:=[.R74]&amp;&quot;, &quot;" office:value-type="string" office:string-value="135, " calcext:value-type="string">
            <text:p>135, </text:p>
          </table:table-cell>
          <table:table-cell table:formula="of:=[.S74]&amp;&quot;, &quot;" office:value-type="string" office:string-value="145, " calcext:value-type="string">
            <text:p>145, </text:p>
          </table:table-cell>
          <table:table-cell table:formula="of:=[.T74]&amp;&quot;, &quot;" office:value-type="string" office:string-value="155, " calcext:value-type="string">
            <text:p>155, </text:p>
          </table:table-cell>
          <table:table-cell table:formula="of:=[.U74]&amp;&quot;, &quot;" office:value-type="string" office:string-value="165, " calcext:value-type="string">
            <text:p>165, </text:p>
          </table:table-cell>
          <table:table-cell table:formula="of:=[.V74]&amp;&quot;},&quot;" office:value-type="string" office:string-value="175}," calcext:value-type="string">
            <text:p>175},</text:p>
          </table:table-cell>
          <table:table-cell table:number-columns-repeated="981"/>
        </table:table-row>
        <table:table-row table:style-name="ro1">
          <table:table-cell office:value-type="float" office:value="74" calcext:value-type="float">
            <text:p>74</text:p>
          </table:table-cell>
          <table:table-cell office:value-type="float" office:value="0.73" calcext:value-type="float">
            <text:p>0.73</text:p>
          </table:table-cell>
          <table:table-cell table:style-name="ce2" table:formula="of:=MOD([.E75];360)&lt;1" office:value-type="boolean" office:boolean-value="false" calcext:value-type="boolean">
            <text:p>FALSE</text:p>
          </table:table-cell>
          <table:table-cell table:style-name="ce2" table:formula="of:=MOD([.F75];360)&lt;1" office:value-type="boolean" office:boolean-value="false" calcext:value-type="boolean">
            <text:p>FALSE</text:p>
          </table:table-cell>
          <table:table-cell table:formula="of:=[.E74]+0.8" office:value-type="float" office:value="358.400000000001" calcext:value-type="float">
            <text:p>358.400000000001</text:p>
          </table:table-cell>
          <table:table-cell table:formula="of:=0.8+[.F74]" office:value-type="float" office:value="58.3999999999999" calcext:value-type="float">
            <text:p>58.3999999999999</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75];[.AA75];[.AB75];[.AC75];[.AD75];[.AE75];[.AF75];[.AG75];[.AH75];[.AI75];[.AJ75];[.AK75];[.AL75];[.AM75];[.AN75];[.AO75];[.AP75];[.AQ75])" office:value-type="string" office:string-value="  {22331, 17353, 25, 35, 45, 55, 65, 75, 85, 95, 105, 115, 125, 135, 145, 155, 165, 175}," calcext:value-type="string">
            <text:p><text:s text:c="2"/>{22331, 17353, 25, 35, 45, 55, 65, 75, 85, 95, 105, 115, 125, 135, 145, 155, 165, 175},</text:p>
          </table:table-cell>
          <table:table-cell/>
          <table:table-cell table:formula="of:=&quot;  {&quot;&amp;INT(MOD([.E75];360)/360*5974)+IF([.C75];32768;0)+16384&amp;&quot;, &quot;" office:value-type="string" office:string-value="  {22331, " calcext:value-type="string">
            <text:p><text:s text:c="2"/>{22331, </text:p>
          </table:table-cell>
          <table:table-cell table:formula="of:=INT(MOD([.F75];360)/360*5974)+IF([.D75];32768;0)+16384&amp;&quot;, &quot;" office:value-type="string" office:string-value="17353, " calcext:value-type="string">
            <text:p>17353, </text:p>
          </table:table-cell>
          <table:table-cell table:formula="of:=[.G75]&amp;&quot;, &quot;" office:value-type="string" office:string-value="25, " calcext:value-type="string">
            <text:p>25, </text:p>
          </table:table-cell>
          <table:table-cell table:formula="of:=[.H75]&amp;&quot;, &quot;" office:value-type="string" office:string-value="35, " calcext:value-type="string">
            <text:p>35, </text:p>
          </table:table-cell>
          <table:table-cell table:formula="of:=[.I75]&amp;&quot;, &quot;" office:value-type="string" office:string-value="45, " calcext:value-type="string">
            <text:p>45, </text:p>
          </table:table-cell>
          <table:table-cell table:formula="of:=[.J75]&amp;&quot;, &quot;" office:value-type="string" office:string-value="55, " calcext:value-type="string">
            <text:p>55, </text:p>
          </table:table-cell>
          <table:table-cell table:formula="of:=[.K75]&amp;&quot;, &quot;" office:value-type="string" office:string-value="65, " calcext:value-type="string">
            <text:p>65, </text:p>
          </table:table-cell>
          <table:table-cell table:formula="of:=[.L75]&amp;&quot;, &quot;" office:value-type="string" office:string-value="75, " calcext:value-type="string">
            <text:p>75, </text:p>
          </table:table-cell>
          <table:table-cell table:formula="of:=[.M75]&amp;&quot;, &quot;" office:value-type="string" office:string-value="85, " calcext:value-type="string">
            <text:p>85, </text:p>
          </table:table-cell>
          <table:table-cell table:formula="of:=[.N75]&amp;&quot;, &quot;" office:value-type="string" office:string-value="95, " calcext:value-type="string">
            <text:p>95, </text:p>
          </table:table-cell>
          <table:table-cell table:formula="of:=[.O75]&amp;&quot;, &quot;" office:value-type="string" office:string-value="105, " calcext:value-type="string">
            <text:p>105, </text:p>
          </table:table-cell>
          <table:table-cell table:formula="of:=[.P75]&amp;&quot;, &quot;" office:value-type="string" office:string-value="115, " calcext:value-type="string">
            <text:p>115, </text:p>
          </table:table-cell>
          <table:table-cell table:formula="of:=[.Q75]&amp;&quot;, &quot;" office:value-type="string" office:string-value="125, " calcext:value-type="string">
            <text:p>125, </text:p>
          </table:table-cell>
          <table:table-cell table:formula="of:=[.R75]&amp;&quot;, &quot;" office:value-type="string" office:string-value="135, " calcext:value-type="string">
            <text:p>135, </text:p>
          </table:table-cell>
          <table:table-cell table:formula="of:=[.S75]&amp;&quot;, &quot;" office:value-type="string" office:string-value="145, " calcext:value-type="string">
            <text:p>145, </text:p>
          </table:table-cell>
          <table:table-cell table:formula="of:=[.T75]&amp;&quot;, &quot;" office:value-type="string" office:string-value="155, " calcext:value-type="string">
            <text:p>155, </text:p>
          </table:table-cell>
          <table:table-cell table:formula="of:=[.U75]&amp;&quot;, &quot;" office:value-type="string" office:string-value="165, " calcext:value-type="string">
            <text:p>165, </text:p>
          </table:table-cell>
          <table:table-cell table:formula="of:=[.V75]&amp;&quot;},&quot;" office:value-type="string" office:string-value="175}," calcext:value-type="string">
            <text:p>175},</text:p>
          </table:table-cell>
          <table:table-cell table:number-columns-repeated="981"/>
        </table:table-row>
        <table:table-row table:style-name="ro1">
          <table:table-cell office:value-type="float" office:value="75" calcext:value-type="float">
            <text:p>75</text:p>
          </table:table-cell>
          <table:table-cell office:value-type="float" office:value="0.74" calcext:value-type="float">
            <text:p>0.74</text:p>
          </table:table-cell>
          <table:table-cell table:style-name="ce2" table:formula="of:=MOD([.E76];360)&lt;1" office:value-type="boolean" office:boolean-value="false" calcext:value-type="boolean">
            <text:p>FALSE</text:p>
          </table:table-cell>
          <table:table-cell table:style-name="ce2" table:formula="of:=MOD([.F76];360)&lt;1" office:value-type="boolean" office:boolean-value="false" calcext:value-type="boolean">
            <text:p>FALSE</text:p>
          </table:table-cell>
          <table:table-cell table:formula="of:=[.E75]+0.8" office:value-type="float" office:value="359.200000000001" calcext:value-type="float">
            <text:p>359.200000000001</text:p>
          </table:table-cell>
          <table:table-cell table:formula="of:=0.8+[.F75]" office:value-type="float" office:value="59.1999999999999" calcext:value-type="float">
            <text:p>59.1999999999999</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76];[.AA76];[.AB76];[.AC76];[.AD76];[.AE76];[.AF76];[.AG76];[.AH76];[.AI76];[.AJ76];[.AK76];[.AL76];[.AM76];[.AN76];[.AO76];[.AP76];[.AQ76])" office:value-type="string" office:string-value="  {22344, 17366, 25, 35, 45, 55, 65, 75, 85, 95, 105, 115, 125, 135, 145, 155, 165, 175}," calcext:value-type="string">
            <text:p><text:s text:c="2"/>{22344, 17366, 25, 35, 45, 55, 65, 75, 85, 95, 105, 115, 125, 135, 145, 155, 165, 175},</text:p>
          </table:table-cell>
          <table:table-cell/>
          <table:table-cell table:formula="of:=&quot;  {&quot;&amp;INT(MOD([.E76];360)/360*5974)+IF([.C76];32768;0)+16384&amp;&quot;, &quot;" office:value-type="string" office:string-value="  {22344, " calcext:value-type="string">
            <text:p><text:s text:c="2"/>{22344, </text:p>
          </table:table-cell>
          <table:table-cell table:formula="of:=INT(MOD([.F76];360)/360*5974)+IF([.D76];32768;0)+16384&amp;&quot;, &quot;" office:value-type="string" office:string-value="17366, " calcext:value-type="string">
            <text:p>17366, </text:p>
          </table:table-cell>
          <table:table-cell table:formula="of:=[.G76]&amp;&quot;, &quot;" office:value-type="string" office:string-value="25, " calcext:value-type="string">
            <text:p>25, </text:p>
          </table:table-cell>
          <table:table-cell table:formula="of:=[.H76]&amp;&quot;, &quot;" office:value-type="string" office:string-value="35, " calcext:value-type="string">
            <text:p>35, </text:p>
          </table:table-cell>
          <table:table-cell table:formula="of:=[.I76]&amp;&quot;, &quot;" office:value-type="string" office:string-value="45, " calcext:value-type="string">
            <text:p>45, </text:p>
          </table:table-cell>
          <table:table-cell table:formula="of:=[.J76]&amp;&quot;, &quot;" office:value-type="string" office:string-value="55, " calcext:value-type="string">
            <text:p>55, </text:p>
          </table:table-cell>
          <table:table-cell table:formula="of:=[.K76]&amp;&quot;, &quot;" office:value-type="string" office:string-value="65, " calcext:value-type="string">
            <text:p>65, </text:p>
          </table:table-cell>
          <table:table-cell table:formula="of:=[.L76]&amp;&quot;, &quot;" office:value-type="string" office:string-value="75, " calcext:value-type="string">
            <text:p>75, </text:p>
          </table:table-cell>
          <table:table-cell table:formula="of:=[.M76]&amp;&quot;, &quot;" office:value-type="string" office:string-value="85, " calcext:value-type="string">
            <text:p>85, </text:p>
          </table:table-cell>
          <table:table-cell table:formula="of:=[.N76]&amp;&quot;, &quot;" office:value-type="string" office:string-value="95, " calcext:value-type="string">
            <text:p>95, </text:p>
          </table:table-cell>
          <table:table-cell table:formula="of:=[.O76]&amp;&quot;, &quot;" office:value-type="string" office:string-value="105, " calcext:value-type="string">
            <text:p>105, </text:p>
          </table:table-cell>
          <table:table-cell table:formula="of:=[.P76]&amp;&quot;, &quot;" office:value-type="string" office:string-value="115, " calcext:value-type="string">
            <text:p>115, </text:p>
          </table:table-cell>
          <table:table-cell table:formula="of:=[.Q76]&amp;&quot;, &quot;" office:value-type="string" office:string-value="125, " calcext:value-type="string">
            <text:p>125, </text:p>
          </table:table-cell>
          <table:table-cell table:formula="of:=[.R76]&amp;&quot;, &quot;" office:value-type="string" office:string-value="135, " calcext:value-type="string">
            <text:p>135, </text:p>
          </table:table-cell>
          <table:table-cell table:formula="of:=[.S76]&amp;&quot;, &quot;" office:value-type="string" office:string-value="145, " calcext:value-type="string">
            <text:p>145, </text:p>
          </table:table-cell>
          <table:table-cell table:formula="of:=[.T76]&amp;&quot;, &quot;" office:value-type="string" office:string-value="155, " calcext:value-type="string">
            <text:p>155, </text:p>
          </table:table-cell>
          <table:table-cell table:formula="of:=[.U76]&amp;&quot;, &quot;" office:value-type="string" office:string-value="165, " calcext:value-type="string">
            <text:p>165, </text:p>
          </table:table-cell>
          <table:table-cell table:formula="of:=[.V76]&amp;&quot;},&quot;" office:value-type="string" office:string-value="175}," calcext:value-type="string">
            <text:p>175},</text:p>
          </table:table-cell>
          <table:table-cell table:number-columns-repeated="981"/>
        </table:table-row>
        <table:table-row table:style-name="ro1">
          <table:table-cell office:value-type="float" office:value="76" calcext:value-type="float">
            <text:p>76</text:p>
          </table:table-cell>
          <table:table-cell office:value-type="float" office:value="0.75" calcext:value-type="float">
            <text:p>0.75</text:p>
          </table:table-cell>
          <table:table-cell table:style-name="ce2" table:formula="of:=MOD([.E77];360)&lt;1" office:value-type="boolean" office:boolean-value="true" calcext:value-type="boolean">
            <text:p>TRUE</text:p>
          </table:table-cell>
          <table:table-cell table:style-name="ce2" table:formula="of:=MOD([.F77];360)&lt;1" office:value-type="boolean" office:boolean-value="false" calcext:value-type="boolean">
            <text:p>FALSE</text:p>
          </table:table-cell>
          <table:table-cell office:value-type="float" office:value="360" calcext:value-type="float">
            <text:p>360</text:p>
          </table:table-cell>
          <table:table-cell table:formula="of:=0.8+[.F76]" office:value-type="float" office:value="59.9999999999999" calcext:value-type="float">
            <text:p>59.9999999999999</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77];[.AA77];[.AB77];[.AC77];[.AD77];[.AE77];[.AF77];[.AG77];[.AH77];[.AI77];[.AJ77];[.AK77];[.AL77];[.AM77];[.AN77];[.AO77];[.AP77];[.AQ77])" office:value-type="string" office:string-value="  {49152, 17379, 25, 35, 45, 55, 65, 75, 85, 95, 105, 115, 125, 135, 145, 155, 165, 175}," calcext:value-type="string">
            <text:p><text:s text:c="2"/>{49152, 17379, 25, 35, 45, 55, 65, 75, 85, 95, 105, 115, 125, 135, 145, 155, 165, 175},</text:p>
          </table:table-cell>
          <table:table-cell/>
          <table:table-cell table:formula="of:=&quot;  {&quot;&amp;INT(MOD([.E77];360)/360*5974)+IF([.C77];32768;0)+16384&amp;&quot;, &quot;" office:value-type="string" office:string-value="  {49152, " calcext:value-type="string">
            <text:p><text:s text:c="2"/>{49152, </text:p>
          </table:table-cell>
          <table:table-cell table:formula="of:=INT(MOD([.F77];360)/360*5974)+IF([.D77];32768;0)+16384&amp;&quot;, &quot;" office:value-type="string" office:string-value="17379, " calcext:value-type="string">
            <text:p>17379, </text:p>
          </table:table-cell>
          <table:table-cell table:formula="of:=[.G77]&amp;&quot;, &quot;" office:value-type="string" office:string-value="25, " calcext:value-type="string">
            <text:p>25, </text:p>
          </table:table-cell>
          <table:table-cell table:formula="of:=[.H77]&amp;&quot;, &quot;" office:value-type="string" office:string-value="35, " calcext:value-type="string">
            <text:p>35, </text:p>
          </table:table-cell>
          <table:table-cell table:formula="of:=[.I77]&amp;&quot;, &quot;" office:value-type="string" office:string-value="45, " calcext:value-type="string">
            <text:p>45, </text:p>
          </table:table-cell>
          <table:table-cell table:formula="of:=[.J77]&amp;&quot;, &quot;" office:value-type="string" office:string-value="55, " calcext:value-type="string">
            <text:p>55, </text:p>
          </table:table-cell>
          <table:table-cell table:formula="of:=[.K77]&amp;&quot;, &quot;" office:value-type="string" office:string-value="65, " calcext:value-type="string">
            <text:p>65, </text:p>
          </table:table-cell>
          <table:table-cell table:formula="of:=[.L77]&amp;&quot;, &quot;" office:value-type="string" office:string-value="75, " calcext:value-type="string">
            <text:p>75, </text:p>
          </table:table-cell>
          <table:table-cell table:formula="of:=[.M77]&amp;&quot;, &quot;" office:value-type="string" office:string-value="85, " calcext:value-type="string">
            <text:p>85, </text:p>
          </table:table-cell>
          <table:table-cell table:formula="of:=[.N77]&amp;&quot;, &quot;" office:value-type="string" office:string-value="95, " calcext:value-type="string">
            <text:p>95, </text:p>
          </table:table-cell>
          <table:table-cell table:formula="of:=[.O77]&amp;&quot;, &quot;" office:value-type="string" office:string-value="105, " calcext:value-type="string">
            <text:p>105, </text:p>
          </table:table-cell>
          <table:table-cell table:formula="of:=[.P77]&amp;&quot;, &quot;" office:value-type="string" office:string-value="115, " calcext:value-type="string">
            <text:p>115, </text:p>
          </table:table-cell>
          <table:table-cell table:formula="of:=[.Q77]&amp;&quot;, &quot;" office:value-type="string" office:string-value="125, " calcext:value-type="string">
            <text:p>125, </text:p>
          </table:table-cell>
          <table:table-cell table:formula="of:=[.R77]&amp;&quot;, &quot;" office:value-type="string" office:string-value="135, " calcext:value-type="string">
            <text:p>135, </text:p>
          </table:table-cell>
          <table:table-cell table:formula="of:=[.S77]&amp;&quot;, &quot;" office:value-type="string" office:string-value="145, " calcext:value-type="string">
            <text:p>145, </text:p>
          </table:table-cell>
          <table:table-cell table:formula="of:=[.T77]&amp;&quot;, &quot;" office:value-type="string" office:string-value="155, " calcext:value-type="string">
            <text:p>155, </text:p>
          </table:table-cell>
          <table:table-cell table:formula="of:=[.U77]&amp;&quot;, &quot;" office:value-type="string" office:string-value="165, " calcext:value-type="string">
            <text:p>165, </text:p>
          </table:table-cell>
          <table:table-cell table:formula="of:=[.V77]&amp;&quot;},&quot;" office:value-type="string" office:string-value="175}," calcext:value-type="string">
            <text:p>175},</text:p>
          </table:table-cell>
          <table:table-cell table:number-columns-repeated="981"/>
        </table:table-row>
        <table:table-row table:style-name="ro1">
          <table:table-cell office:value-type="float" office:value="77" calcext:value-type="float">
            <text:p>77</text:p>
          </table:table-cell>
          <table:table-cell office:value-type="float" office:value="0.76" calcext:value-type="float">
            <text:p>0.76</text:p>
          </table:table-cell>
          <table:table-cell table:style-name="ce2" table:formula="of:=MOD([.E78];360)&lt;1" office:value-type="boolean" office:boolean-value="true" calcext:value-type="boolean">
            <text:p>TRUE</text:p>
          </table:table-cell>
          <table:table-cell table:style-name="ce2" table:formula="of:=MOD([.F78];360)&lt;1" office:value-type="boolean" office:boolean-value="false" calcext:value-type="boolean">
            <text:p>FALSE</text:p>
          </table:table-cell>
          <table:table-cell table:formula="of:=[.E77]+0.8" office:value-type="float" office:value="360.8" calcext:value-type="float">
            <text:p>360.8</text:p>
          </table:table-cell>
          <table:table-cell table:formula="of:=0.8+[.F77]" office:value-type="float" office:value="60.7999999999999" calcext:value-type="float">
            <text:p>60.7999999999999</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78];[.AA78];[.AB78];[.AC78];[.AD78];[.AE78];[.AF78];[.AG78];[.AH78];[.AI78];[.AJ78];[.AK78];[.AL78];[.AM78];[.AN78];[.AO78];[.AP78];[.AQ78])" office:value-type="string" office:string-value="  {49165, 17392, 25, 35, 45, 55, 65, 75, 85, 95, 105, 115, 125, 135, 145, 155, 165, 175}," calcext:value-type="string">
            <text:p><text:s text:c="2"/>{49165, 17392, 25, 35, 45, 55, 65, 75, 85, 95, 105, 115, 125, 135, 145, 155, 165, 175},</text:p>
          </table:table-cell>
          <table:table-cell/>
          <table:table-cell table:formula="of:=&quot;  {&quot;&amp;INT(MOD([.E78];360)/360*5974)+IF([.C78];32768;0)+16384&amp;&quot;, &quot;" office:value-type="string" office:string-value="  {49165, " calcext:value-type="string">
            <text:p><text:s text:c="2"/>{49165, </text:p>
          </table:table-cell>
          <table:table-cell table:formula="of:=INT(MOD([.F78];360)/360*5974)+IF([.D78];32768;0)+16384&amp;&quot;, &quot;" office:value-type="string" office:string-value="17392, " calcext:value-type="string">
            <text:p>17392, </text:p>
          </table:table-cell>
          <table:table-cell table:formula="of:=[.G78]&amp;&quot;, &quot;" office:value-type="string" office:string-value="25, " calcext:value-type="string">
            <text:p>25, </text:p>
          </table:table-cell>
          <table:table-cell table:formula="of:=[.H78]&amp;&quot;, &quot;" office:value-type="string" office:string-value="35, " calcext:value-type="string">
            <text:p>35, </text:p>
          </table:table-cell>
          <table:table-cell table:formula="of:=[.I78]&amp;&quot;, &quot;" office:value-type="string" office:string-value="45, " calcext:value-type="string">
            <text:p>45, </text:p>
          </table:table-cell>
          <table:table-cell table:formula="of:=[.J78]&amp;&quot;, &quot;" office:value-type="string" office:string-value="55, " calcext:value-type="string">
            <text:p>55, </text:p>
          </table:table-cell>
          <table:table-cell table:formula="of:=[.K78]&amp;&quot;, &quot;" office:value-type="string" office:string-value="65, " calcext:value-type="string">
            <text:p>65, </text:p>
          </table:table-cell>
          <table:table-cell table:formula="of:=[.L78]&amp;&quot;, &quot;" office:value-type="string" office:string-value="75, " calcext:value-type="string">
            <text:p>75, </text:p>
          </table:table-cell>
          <table:table-cell table:formula="of:=[.M78]&amp;&quot;, &quot;" office:value-type="string" office:string-value="85, " calcext:value-type="string">
            <text:p>85, </text:p>
          </table:table-cell>
          <table:table-cell table:formula="of:=[.N78]&amp;&quot;, &quot;" office:value-type="string" office:string-value="95, " calcext:value-type="string">
            <text:p>95, </text:p>
          </table:table-cell>
          <table:table-cell table:formula="of:=[.O78]&amp;&quot;, &quot;" office:value-type="string" office:string-value="105, " calcext:value-type="string">
            <text:p>105, </text:p>
          </table:table-cell>
          <table:table-cell table:formula="of:=[.P78]&amp;&quot;, &quot;" office:value-type="string" office:string-value="115, " calcext:value-type="string">
            <text:p>115, </text:p>
          </table:table-cell>
          <table:table-cell table:formula="of:=[.Q78]&amp;&quot;, &quot;" office:value-type="string" office:string-value="125, " calcext:value-type="string">
            <text:p>125, </text:p>
          </table:table-cell>
          <table:table-cell table:formula="of:=[.R78]&amp;&quot;, &quot;" office:value-type="string" office:string-value="135, " calcext:value-type="string">
            <text:p>135, </text:p>
          </table:table-cell>
          <table:table-cell table:formula="of:=[.S78]&amp;&quot;, &quot;" office:value-type="string" office:string-value="145, " calcext:value-type="string">
            <text:p>145, </text:p>
          </table:table-cell>
          <table:table-cell table:formula="of:=[.T78]&amp;&quot;, &quot;" office:value-type="string" office:string-value="155, " calcext:value-type="string">
            <text:p>155, </text:p>
          </table:table-cell>
          <table:table-cell table:formula="of:=[.U78]&amp;&quot;, &quot;" office:value-type="string" office:string-value="165, " calcext:value-type="string">
            <text:p>165, </text:p>
          </table:table-cell>
          <table:table-cell table:formula="of:=[.V78]&amp;&quot;},&quot;" office:value-type="string" office:string-value="175}," calcext:value-type="string">
            <text:p>175},</text:p>
          </table:table-cell>
          <table:table-cell table:number-columns-repeated="981"/>
        </table:table-row>
        <table:table-row table:style-name="ro1">
          <table:table-cell office:value-type="float" office:value="78" calcext:value-type="float">
            <text:p>78</text:p>
          </table:table-cell>
          <table:table-cell office:value-type="float" office:value="0.77" calcext:value-type="float">
            <text:p>0.77</text:p>
          </table:table-cell>
          <table:table-cell table:style-name="ce2" table:formula="of:=MOD([.E79];360)&lt;1" office:value-type="boolean" office:boolean-value="false" calcext:value-type="boolean">
            <text:p>FALSE</text:p>
          </table:table-cell>
          <table:table-cell table:style-name="ce2" table:formula="of:=MOD([.F79];360)&lt;1" office:value-type="boolean" office:boolean-value="false" calcext:value-type="boolean">
            <text:p>FALSE</text:p>
          </table:table-cell>
          <table:table-cell table:formula="of:=[.E78]+0.8" office:value-type="float" office:value="361.6" calcext:value-type="float">
            <text:p>361.6</text:p>
          </table:table-cell>
          <table:table-cell table:formula="of:=0.8+[.F78]" office:value-type="float" office:value="61.5999999999999" calcext:value-type="float">
            <text:p>61.5999999999999</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79];[.AA79];[.AB79];[.AC79];[.AD79];[.AE79];[.AF79];[.AG79];[.AH79];[.AI79];[.AJ79];[.AK79];[.AL79];[.AM79];[.AN79];[.AO79];[.AP79];[.AQ79])" office:value-type="string" office:string-value="  {16410, 17406, 25, 35, 45, 55, 65, 75, 85, 95, 105, 115, 125, 135, 145, 155, 165, 175}," calcext:value-type="string">
            <text:p><text:s text:c="2"/>{16410, 17406, 25, 35, 45, 55, 65, 75, 85, 95, 105, 115, 125, 135, 145, 155, 165, 175},</text:p>
          </table:table-cell>
          <table:table-cell/>
          <table:table-cell table:formula="of:=&quot;  {&quot;&amp;INT(MOD([.E79];360)/360*5974)+IF([.C79];32768;0)+16384&amp;&quot;, &quot;" office:value-type="string" office:string-value="  {16410, " calcext:value-type="string">
            <text:p><text:s text:c="2"/>{16410, </text:p>
          </table:table-cell>
          <table:table-cell table:formula="of:=INT(MOD([.F79];360)/360*5974)+IF([.D79];32768;0)+16384&amp;&quot;, &quot;" office:value-type="string" office:string-value="17406, " calcext:value-type="string">
            <text:p>17406, </text:p>
          </table:table-cell>
          <table:table-cell table:formula="of:=[.G79]&amp;&quot;, &quot;" office:value-type="string" office:string-value="25, " calcext:value-type="string">
            <text:p>25, </text:p>
          </table:table-cell>
          <table:table-cell table:formula="of:=[.H79]&amp;&quot;, &quot;" office:value-type="string" office:string-value="35, " calcext:value-type="string">
            <text:p>35, </text:p>
          </table:table-cell>
          <table:table-cell table:formula="of:=[.I79]&amp;&quot;, &quot;" office:value-type="string" office:string-value="45, " calcext:value-type="string">
            <text:p>45, </text:p>
          </table:table-cell>
          <table:table-cell table:formula="of:=[.J79]&amp;&quot;, &quot;" office:value-type="string" office:string-value="55, " calcext:value-type="string">
            <text:p>55, </text:p>
          </table:table-cell>
          <table:table-cell table:formula="of:=[.K79]&amp;&quot;, &quot;" office:value-type="string" office:string-value="65, " calcext:value-type="string">
            <text:p>65, </text:p>
          </table:table-cell>
          <table:table-cell table:formula="of:=[.L79]&amp;&quot;, &quot;" office:value-type="string" office:string-value="75, " calcext:value-type="string">
            <text:p>75, </text:p>
          </table:table-cell>
          <table:table-cell table:formula="of:=[.M79]&amp;&quot;, &quot;" office:value-type="string" office:string-value="85, " calcext:value-type="string">
            <text:p>85, </text:p>
          </table:table-cell>
          <table:table-cell table:formula="of:=[.N79]&amp;&quot;, &quot;" office:value-type="string" office:string-value="95, " calcext:value-type="string">
            <text:p>95, </text:p>
          </table:table-cell>
          <table:table-cell table:formula="of:=[.O79]&amp;&quot;, &quot;" office:value-type="string" office:string-value="105, " calcext:value-type="string">
            <text:p>105, </text:p>
          </table:table-cell>
          <table:table-cell table:formula="of:=[.P79]&amp;&quot;, &quot;" office:value-type="string" office:string-value="115, " calcext:value-type="string">
            <text:p>115, </text:p>
          </table:table-cell>
          <table:table-cell table:formula="of:=[.Q79]&amp;&quot;, &quot;" office:value-type="string" office:string-value="125, " calcext:value-type="string">
            <text:p>125, </text:p>
          </table:table-cell>
          <table:table-cell table:formula="of:=[.R79]&amp;&quot;, &quot;" office:value-type="string" office:string-value="135, " calcext:value-type="string">
            <text:p>135, </text:p>
          </table:table-cell>
          <table:table-cell table:formula="of:=[.S79]&amp;&quot;, &quot;" office:value-type="string" office:string-value="145, " calcext:value-type="string">
            <text:p>145, </text:p>
          </table:table-cell>
          <table:table-cell table:formula="of:=[.T79]&amp;&quot;, &quot;" office:value-type="string" office:string-value="155, " calcext:value-type="string">
            <text:p>155, </text:p>
          </table:table-cell>
          <table:table-cell table:formula="of:=[.U79]&amp;&quot;, &quot;" office:value-type="string" office:string-value="165, " calcext:value-type="string">
            <text:p>165, </text:p>
          </table:table-cell>
          <table:table-cell table:formula="of:=[.V79]&amp;&quot;},&quot;" office:value-type="string" office:string-value="175}," calcext:value-type="string">
            <text:p>175},</text:p>
          </table:table-cell>
          <table:table-cell table:number-columns-repeated="981"/>
        </table:table-row>
        <table:table-row table:style-name="ro1">
          <table:table-cell office:value-type="float" office:value="79" calcext:value-type="float">
            <text:p>79</text:p>
          </table:table-cell>
          <table:table-cell office:value-type="float" office:value="0.78" calcext:value-type="float">
            <text:p>0.78</text:p>
          </table:table-cell>
          <table:table-cell table:style-name="ce2" table:formula="of:=MOD([.E80];360)&lt;1" office:value-type="boolean" office:boolean-value="false" calcext:value-type="boolean">
            <text:p>FALSE</text:p>
          </table:table-cell>
          <table:table-cell table:style-name="ce2" table:formula="of:=MOD([.F80];360)&lt;1" office:value-type="boolean" office:boolean-value="false" calcext:value-type="boolean">
            <text:p>FALSE</text:p>
          </table:table-cell>
          <table:table-cell table:formula="of:=[.E79]+0.8" office:value-type="float" office:value="362.4" calcext:value-type="float">
            <text:p>362.4</text:p>
          </table:table-cell>
          <table:table-cell table:formula="of:=0.8+[.F79]" office:value-type="float" office:value="62.3999999999999" calcext:value-type="float">
            <text:p>62.3999999999999</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80];[.AA80];[.AB80];[.AC80];[.AD80];[.AE80];[.AF80];[.AG80];[.AH80];[.AI80];[.AJ80];[.AK80];[.AL80];[.AM80];[.AN80];[.AO80];[.AP80];[.AQ80])" office:value-type="string" office:string-value="  {16423, 17419, 25, 35, 45, 55, 65, 75, 85, 95, 105, 115, 125, 135, 145, 155, 165, 175}," calcext:value-type="string">
            <text:p><text:s text:c="2"/>{16423, 17419, 25, 35, 45, 55, 65, 75, 85, 95, 105, 115, 125, 135, 145, 155, 165, 175},</text:p>
          </table:table-cell>
          <table:table-cell/>
          <table:table-cell table:formula="of:=&quot;  {&quot;&amp;INT(MOD([.E80];360)/360*5974)+IF([.C80];32768;0)+16384&amp;&quot;, &quot;" office:value-type="string" office:string-value="  {16423, " calcext:value-type="string">
            <text:p><text:s text:c="2"/>{16423, </text:p>
          </table:table-cell>
          <table:table-cell table:formula="of:=INT(MOD([.F80];360)/360*5974)+IF([.D80];32768;0)+16384&amp;&quot;, &quot;" office:value-type="string" office:string-value="17419, " calcext:value-type="string">
            <text:p>17419, </text:p>
          </table:table-cell>
          <table:table-cell table:formula="of:=[.G80]&amp;&quot;, &quot;" office:value-type="string" office:string-value="25, " calcext:value-type="string">
            <text:p>25, </text:p>
          </table:table-cell>
          <table:table-cell table:formula="of:=[.H80]&amp;&quot;, &quot;" office:value-type="string" office:string-value="35, " calcext:value-type="string">
            <text:p>35, </text:p>
          </table:table-cell>
          <table:table-cell table:formula="of:=[.I80]&amp;&quot;, &quot;" office:value-type="string" office:string-value="45, " calcext:value-type="string">
            <text:p>45, </text:p>
          </table:table-cell>
          <table:table-cell table:formula="of:=[.J80]&amp;&quot;, &quot;" office:value-type="string" office:string-value="55, " calcext:value-type="string">
            <text:p>55, </text:p>
          </table:table-cell>
          <table:table-cell table:formula="of:=[.K80]&amp;&quot;, &quot;" office:value-type="string" office:string-value="65, " calcext:value-type="string">
            <text:p>65, </text:p>
          </table:table-cell>
          <table:table-cell table:formula="of:=[.L80]&amp;&quot;, &quot;" office:value-type="string" office:string-value="75, " calcext:value-type="string">
            <text:p>75, </text:p>
          </table:table-cell>
          <table:table-cell table:formula="of:=[.M80]&amp;&quot;, &quot;" office:value-type="string" office:string-value="85, " calcext:value-type="string">
            <text:p>85, </text:p>
          </table:table-cell>
          <table:table-cell table:formula="of:=[.N80]&amp;&quot;, &quot;" office:value-type="string" office:string-value="95, " calcext:value-type="string">
            <text:p>95, </text:p>
          </table:table-cell>
          <table:table-cell table:formula="of:=[.O80]&amp;&quot;, &quot;" office:value-type="string" office:string-value="105, " calcext:value-type="string">
            <text:p>105, </text:p>
          </table:table-cell>
          <table:table-cell table:formula="of:=[.P80]&amp;&quot;, &quot;" office:value-type="string" office:string-value="115, " calcext:value-type="string">
            <text:p>115, </text:p>
          </table:table-cell>
          <table:table-cell table:formula="of:=[.Q80]&amp;&quot;, &quot;" office:value-type="string" office:string-value="125, " calcext:value-type="string">
            <text:p>125, </text:p>
          </table:table-cell>
          <table:table-cell table:formula="of:=[.R80]&amp;&quot;, &quot;" office:value-type="string" office:string-value="135, " calcext:value-type="string">
            <text:p>135, </text:p>
          </table:table-cell>
          <table:table-cell table:formula="of:=[.S80]&amp;&quot;, &quot;" office:value-type="string" office:string-value="145, " calcext:value-type="string">
            <text:p>145, </text:p>
          </table:table-cell>
          <table:table-cell table:formula="of:=[.T80]&amp;&quot;, &quot;" office:value-type="string" office:string-value="155, " calcext:value-type="string">
            <text:p>155, </text:p>
          </table:table-cell>
          <table:table-cell table:formula="of:=[.U80]&amp;&quot;, &quot;" office:value-type="string" office:string-value="165, " calcext:value-type="string">
            <text:p>165, </text:p>
          </table:table-cell>
          <table:table-cell table:formula="of:=[.V80]&amp;&quot;},&quot;" office:value-type="string" office:string-value="175}," calcext:value-type="string">
            <text:p>175},</text:p>
          </table:table-cell>
          <table:table-cell table:number-columns-repeated="981"/>
        </table:table-row>
        <table:table-row table:style-name="ro1">
          <table:table-cell office:value-type="float" office:value="80" calcext:value-type="float">
            <text:p>80</text:p>
          </table:table-cell>
          <table:table-cell office:value-type="float" office:value="0.79" calcext:value-type="float">
            <text:p>0.79</text:p>
          </table:table-cell>
          <table:table-cell table:style-name="ce2" table:formula="of:=MOD([.E81];360)&lt;1" office:value-type="boolean" office:boolean-value="false" calcext:value-type="boolean">
            <text:p>FALSE</text:p>
          </table:table-cell>
          <table:table-cell table:style-name="ce2" table:formula="of:=MOD([.F81];360)&lt;1" office:value-type="boolean" office:boolean-value="false" calcext:value-type="boolean">
            <text:p>FALSE</text:p>
          </table:table-cell>
          <table:table-cell table:formula="of:=[.E80]+0.8" office:value-type="float" office:value="363.2" calcext:value-type="float">
            <text:p>363.2</text:p>
          </table:table-cell>
          <table:table-cell table:formula="of:=0.8+[.F80]" office:value-type="float" office:value="63.1999999999999" calcext:value-type="float">
            <text:p>63.1999999999999</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81];[.AA81];[.AB81];[.AC81];[.AD81];[.AE81];[.AF81];[.AG81];[.AH81];[.AI81];[.AJ81];[.AK81];[.AL81];[.AM81];[.AN81];[.AO81];[.AP81];[.AQ81])" office:value-type="string" office:string-value="  {16437, 17432, 25, 35, 45, 55, 65, 75, 85, 95, 105, 115, 125, 135, 145, 155, 165, 175}," calcext:value-type="string">
            <text:p><text:s text:c="2"/>{16437, 17432, 25, 35, 45, 55, 65, 75, 85, 95, 105, 115, 125, 135, 145, 155, 165, 175},</text:p>
          </table:table-cell>
          <table:table-cell/>
          <table:table-cell table:formula="of:=&quot;  {&quot;&amp;INT(MOD([.E81];360)/360*5974)+IF([.C81];32768;0)+16384&amp;&quot;, &quot;" office:value-type="string" office:string-value="  {16437, " calcext:value-type="string">
            <text:p><text:s text:c="2"/>{16437, </text:p>
          </table:table-cell>
          <table:table-cell table:formula="of:=INT(MOD([.F81];360)/360*5974)+IF([.D81];32768;0)+16384&amp;&quot;, &quot;" office:value-type="string" office:string-value="17432, " calcext:value-type="string">
            <text:p>17432, </text:p>
          </table:table-cell>
          <table:table-cell table:formula="of:=[.G81]&amp;&quot;, &quot;" office:value-type="string" office:string-value="25, " calcext:value-type="string">
            <text:p>25, </text:p>
          </table:table-cell>
          <table:table-cell table:formula="of:=[.H81]&amp;&quot;, &quot;" office:value-type="string" office:string-value="35, " calcext:value-type="string">
            <text:p>35, </text:p>
          </table:table-cell>
          <table:table-cell table:formula="of:=[.I81]&amp;&quot;, &quot;" office:value-type="string" office:string-value="45, " calcext:value-type="string">
            <text:p>45, </text:p>
          </table:table-cell>
          <table:table-cell table:formula="of:=[.J81]&amp;&quot;, &quot;" office:value-type="string" office:string-value="55, " calcext:value-type="string">
            <text:p>55, </text:p>
          </table:table-cell>
          <table:table-cell table:formula="of:=[.K81]&amp;&quot;, &quot;" office:value-type="string" office:string-value="65, " calcext:value-type="string">
            <text:p>65, </text:p>
          </table:table-cell>
          <table:table-cell table:formula="of:=[.L81]&amp;&quot;, &quot;" office:value-type="string" office:string-value="75, " calcext:value-type="string">
            <text:p>75, </text:p>
          </table:table-cell>
          <table:table-cell table:formula="of:=[.M81]&amp;&quot;, &quot;" office:value-type="string" office:string-value="85, " calcext:value-type="string">
            <text:p>85, </text:p>
          </table:table-cell>
          <table:table-cell table:formula="of:=[.N81]&amp;&quot;, &quot;" office:value-type="string" office:string-value="95, " calcext:value-type="string">
            <text:p>95, </text:p>
          </table:table-cell>
          <table:table-cell table:formula="of:=[.O81]&amp;&quot;, &quot;" office:value-type="string" office:string-value="105, " calcext:value-type="string">
            <text:p>105, </text:p>
          </table:table-cell>
          <table:table-cell table:formula="of:=[.P81]&amp;&quot;, &quot;" office:value-type="string" office:string-value="115, " calcext:value-type="string">
            <text:p>115, </text:p>
          </table:table-cell>
          <table:table-cell table:formula="of:=[.Q81]&amp;&quot;, &quot;" office:value-type="string" office:string-value="125, " calcext:value-type="string">
            <text:p>125, </text:p>
          </table:table-cell>
          <table:table-cell table:formula="of:=[.R81]&amp;&quot;, &quot;" office:value-type="string" office:string-value="135, " calcext:value-type="string">
            <text:p>135, </text:p>
          </table:table-cell>
          <table:table-cell table:formula="of:=[.S81]&amp;&quot;, &quot;" office:value-type="string" office:string-value="145, " calcext:value-type="string">
            <text:p>145, </text:p>
          </table:table-cell>
          <table:table-cell table:formula="of:=[.T81]&amp;&quot;, &quot;" office:value-type="string" office:string-value="155, " calcext:value-type="string">
            <text:p>155, </text:p>
          </table:table-cell>
          <table:table-cell table:formula="of:=[.U81]&amp;&quot;, &quot;" office:value-type="string" office:string-value="165, " calcext:value-type="string">
            <text:p>165, </text:p>
          </table:table-cell>
          <table:table-cell table:formula="of:=[.V81]&amp;&quot;},&quot;" office:value-type="string" office:string-value="175}," calcext:value-type="string">
            <text:p>175},</text:p>
          </table:table-cell>
          <table:table-cell table:number-columns-repeated="981"/>
        </table:table-row>
        <table:table-row table:style-name="ro1">
          <table:table-cell office:value-type="float" office:value="81" calcext:value-type="float">
            <text:p>81</text:p>
          </table:table-cell>
          <table:table-cell office:value-type="float" office:value="0.8" calcext:value-type="float">
            <text:p>0.8</text:p>
          </table:table-cell>
          <table:table-cell table:style-name="ce2" table:formula="of:=MOD([.E82];360)&lt;1" office:value-type="boolean" office:boolean-value="false" calcext:value-type="boolean">
            <text:p>FALSE</text:p>
          </table:table-cell>
          <table:table-cell table:style-name="ce2" table:formula="of:=MOD([.F82];360)&lt;1" office:value-type="boolean" office:boolean-value="false" calcext:value-type="boolean">
            <text:p>FALSE</text:p>
          </table:table-cell>
          <table:table-cell table:formula="of:=[.E81]+0.8" office:value-type="float" office:value="364" calcext:value-type="float">
            <text:p>364</text:p>
          </table:table-cell>
          <table:table-cell table:formula="of:=0.8+[.F81]" office:value-type="float" office:value="63.9999999999999" calcext:value-type="float">
            <text:p>63.9999999999999</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82];[.AA82];[.AB82];[.AC82];[.AD82];[.AE82];[.AF82];[.AG82];[.AH82];[.AI82];[.AJ82];[.AK82];[.AL82];[.AM82];[.AN82];[.AO82];[.AP82];[.AQ82])" office:value-type="string" office:string-value="  {16450, 17446, 25, 35, 45, 55, 65, 75, 85, 95, 105, 115, 125, 135, 145, 155, 165, 175}," calcext:value-type="string">
            <text:p><text:s text:c="2"/>{16450, 17446, 25, 35, 45, 55, 65, 75, 85, 95, 105, 115, 125, 135, 145, 155, 165, 175},</text:p>
          </table:table-cell>
          <table:table-cell/>
          <table:table-cell table:formula="of:=&quot;  {&quot;&amp;INT(MOD([.E82];360)/360*5974)+IF([.C82];32768;0)+16384&amp;&quot;, &quot;" office:value-type="string" office:string-value="  {16450, " calcext:value-type="string">
            <text:p><text:s text:c="2"/>{16450, </text:p>
          </table:table-cell>
          <table:table-cell table:formula="of:=INT(MOD([.F82];360)/360*5974)+IF([.D82];32768;0)+16384&amp;&quot;, &quot;" office:value-type="string" office:string-value="17446, " calcext:value-type="string">
            <text:p>17446, </text:p>
          </table:table-cell>
          <table:table-cell table:formula="of:=[.G82]&amp;&quot;, &quot;" office:value-type="string" office:string-value="25, " calcext:value-type="string">
            <text:p>25, </text:p>
          </table:table-cell>
          <table:table-cell table:formula="of:=[.H82]&amp;&quot;, &quot;" office:value-type="string" office:string-value="35, " calcext:value-type="string">
            <text:p>35, </text:p>
          </table:table-cell>
          <table:table-cell table:formula="of:=[.I82]&amp;&quot;, &quot;" office:value-type="string" office:string-value="45, " calcext:value-type="string">
            <text:p>45, </text:p>
          </table:table-cell>
          <table:table-cell table:formula="of:=[.J82]&amp;&quot;, &quot;" office:value-type="string" office:string-value="55, " calcext:value-type="string">
            <text:p>55, </text:p>
          </table:table-cell>
          <table:table-cell table:formula="of:=[.K82]&amp;&quot;, &quot;" office:value-type="string" office:string-value="65, " calcext:value-type="string">
            <text:p>65, </text:p>
          </table:table-cell>
          <table:table-cell table:formula="of:=[.L82]&amp;&quot;, &quot;" office:value-type="string" office:string-value="75, " calcext:value-type="string">
            <text:p>75, </text:p>
          </table:table-cell>
          <table:table-cell table:formula="of:=[.M82]&amp;&quot;, &quot;" office:value-type="string" office:string-value="85, " calcext:value-type="string">
            <text:p>85, </text:p>
          </table:table-cell>
          <table:table-cell table:formula="of:=[.N82]&amp;&quot;, &quot;" office:value-type="string" office:string-value="95, " calcext:value-type="string">
            <text:p>95, </text:p>
          </table:table-cell>
          <table:table-cell table:formula="of:=[.O82]&amp;&quot;, &quot;" office:value-type="string" office:string-value="105, " calcext:value-type="string">
            <text:p>105, </text:p>
          </table:table-cell>
          <table:table-cell table:formula="of:=[.P82]&amp;&quot;, &quot;" office:value-type="string" office:string-value="115, " calcext:value-type="string">
            <text:p>115, </text:p>
          </table:table-cell>
          <table:table-cell table:formula="of:=[.Q82]&amp;&quot;, &quot;" office:value-type="string" office:string-value="125, " calcext:value-type="string">
            <text:p>125, </text:p>
          </table:table-cell>
          <table:table-cell table:formula="of:=[.R82]&amp;&quot;, &quot;" office:value-type="string" office:string-value="135, " calcext:value-type="string">
            <text:p>135, </text:p>
          </table:table-cell>
          <table:table-cell table:formula="of:=[.S82]&amp;&quot;, &quot;" office:value-type="string" office:string-value="145, " calcext:value-type="string">
            <text:p>145, </text:p>
          </table:table-cell>
          <table:table-cell table:formula="of:=[.T82]&amp;&quot;, &quot;" office:value-type="string" office:string-value="155, " calcext:value-type="string">
            <text:p>155, </text:p>
          </table:table-cell>
          <table:table-cell table:formula="of:=[.U82]&amp;&quot;, &quot;" office:value-type="string" office:string-value="165, " calcext:value-type="string">
            <text:p>165, </text:p>
          </table:table-cell>
          <table:table-cell table:formula="of:=[.V82]&amp;&quot;},&quot;" office:value-type="string" office:string-value="175}," calcext:value-type="string">
            <text:p>175},</text:p>
          </table:table-cell>
          <table:table-cell table:number-columns-repeated="981"/>
        </table:table-row>
        <table:table-row table:style-name="ro1">
          <table:table-cell office:value-type="float" office:value="82" calcext:value-type="float">
            <text:p>82</text:p>
          </table:table-cell>
          <table:table-cell office:value-type="float" office:value="0.81" calcext:value-type="float">
            <text:p>0.81</text:p>
          </table:table-cell>
          <table:table-cell table:style-name="ce2" table:formula="of:=MOD([.E83];360)&lt;1" office:value-type="boolean" office:boolean-value="false" calcext:value-type="boolean">
            <text:p>FALSE</text:p>
          </table:table-cell>
          <table:table-cell table:style-name="ce2" table:formula="of:=MOD([.F83];360)&lt;1" office:value-type="boolean" office:boolean-value="false" calcext:value-type="boolean">
            <text:p>FALSE</text:p>
          </table:table-cell>
          <table:table-cell table:formula="of:=[.E82]+0.8" office:value-type="float" office:value="364.8" calcext:value-type="float">
            <text:p>364.8</text:p>
          </table:table-cell>
          <table:table-cell table:formula="of:=0.8+[.F82]" office:value-type="float" office:value="64.7999999999999" calcext:value-type="float">
            <text:p>64.7999999999999</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83];[.AA83];[.AB83];[.AC83];[.AD83];[.AE83];[.AF83];[.AG83];[.AH83];[.AI83];[.AJ83];[.AK83];[.AL83];[.AM83];[.AN83];[.AO83];[.AP83];[.AQ83])" office:value-type="string" office:string-value="  {16463, 17459, 25, 35, 45, 55, 65, 75, 85, 95, 105, 115, 125, 135, 145, 155, 165, 175}," calcext:value-type="string">
            <text:p><text:s text:c="2"/>{16463, 17459, 25, 35, 45, 55, 65, 75, 85, 95, 105, 115, 125, 135, 145, 155, 165, 175},</text:p>
          </table:table-cell>
          <table:table-cell/>
          <table:table-cell table:formula="of:=&quot;  {&quot;&amp;INT(MOD([.E83];360)/360*5974)+IF([.C83];32768;0)+16384&amp;&quot;, &quot;" office:value-type="string" office:string-value="  {16463, " calcext:value-type="string">
            <text:p><text:s text:c="2"/>{16463, </text:p>
          </table:table-cell>
          <table:table-cell table:formula="of:=INT(MOD([.F83];360)/360*5974)+IF([.D83];32768;0)+16384&amp;&quot;, &quot;" office:value-type="string" office:string-value="17459, " calcext:value-type="string">
            <text:p>17459, </text:p>
          </table:table-cell>
          <table:table-cell table:formula="of:=[.G83]&amp;&quot;, &quot;" office:value-type="string" office:string-value="25, " calcext:value-type="string">
            <text:p>25, </text:p>
          </table:table-cell>
          <table:table-cell table:formula="of:=[.H83]&amp;&quot;, &quot;" office:value-type="string" office:string-value="35, " calcext:value-type="string">
            <text:p>35, </text:p>
          </table:table-cell>
          <table:table-cell table:formula="of:=[.I83]&amp;&quot;, &quot;" office:value-type="string" office:string-value="45, " calcext:value-type="string">
            <text:p>45, </text:p>
          </table:table-cell>
          <table:table-cell table:formula="of:=[.J83]&amp;&quot;, &quot;" office:value-type="string" office:string-value="55, " calcext:value-type="string">
            <text:p>55, </text:p>
          </table:table-cell>
          <table:table-cell table:formula="of:=[.K83]&amp;&quot;, &quot;" office:value-type="string" office:string-value="65, " calcext:value-type="string">
            <text:p>65, </text:p>
          </table:table-cell>
          <table:table-cell table:formula="of:=[.L83]&amp;&quot;, &quot;" office:value-type="string" office:string-value="75, " calcext:value-type="string">
            <text:p>75, </text:p>
          </table:table-cell>
          <table:table-cell table:formula="of:=[.M83]&amp;&quot;, &quot;" office:value-type="string" office:string-value="85, " calcext:value-type="string">
            <text:p>85, </text:p>
          </table:table-cell>
          <table:table-cell table:formula="of:=[.N83]&amp;&quot;, &quot;" office:value-type="string" office:string-value="95, " calcext:value-type="string">
            <text:p>95, </text:p>
          </table:table-cell>
          <table:table-cell table:formula="of:=[.O83]&amp;&quot;, &quot;" office:value-type="string" office:string-value="105, " calcext:value-type="string">
            <text:p>105, </text:p>
          </table:table-cell>
          <table:table-cell table:formula="of:=[.P83]&amp;&quot;, &quot;" office:value-type="string" office:string-value="115, " calcext:value-type="string">
            <text:p>115, </text:p>
          </table:table-cell>
          <table:table-cell table:formula="of:=[.Q83]&amp;&quot;, &quot;" office:value-type="string" office:string-value="125, " calcext:value-type="string">
            <text:p>125, </text:p>
          </table:table-cell>
          <table:table-cell table:formula="of:=[.R83]&amp;&quot;, &quot;" office:value-type="string" office:string-value="135, " calcext:value-type="string">
            <text:p>135, </text:p>
          </table:table-cell>
          <table:table-cell table:formula="of:=[.S83]&amp;&quot;, &quot;" office:value-type="string" office:string-value="145, " calcext:value-type="string">
            <text:p>145, </text:p>
          </table:table-cell>
          <table:table-cell table:formula="of:=[.T83]&amp;&quot;, &quot;" office:value-type="string" office:string-value="155, " calcext:value-type="string">
            <text:p>155, </text:p>
          </table:table-cell>
          <table:table-cell table:formula="of:=[.U83]&amp;&quot;, &quot;" office:value-type="string" office:string-value="165, " calcext:value-type="string">
            <text:p>165, </text:p>
          </table:table-cell>
          <table:table-cell table:formula="of:=[.V83]&amp;&quot;},&quot;" office:value-type="string" office:string-value="175}," calcext:value-type="string">
            <text:p>175},</text:p>
          </table:table-cell>
          <table:table-cell table:number-columns-repeated="981"/>
        </table:table-row>
        <table:table-row table:style-name="ro1">
          <table:table-cell office:value-type="float" office:value="83" calcext:value-type="float">
            <text:p>83</text:p>
          </table:table-cell>
          <table:table-cell office:value-type="float" office:value="0.82" calcext:value-type="float">
            <text:p>0.82</text:p>
          </table:table-cell>
          <table:table-cell table:style-name="ce2" table:formula="of:=MOD([.E84];360)&lt;1" office:value-type="boolean" office:boolean-value="false" calcext:value-type="boolean">
            <text:p>FALSE</text:p>
          </table:table-cell>
          <table:table-cell table:style-name="ce2" table:formula="of:=MOD([.F84];360)&lt;1" office:value-type="boolean" office:boolean-value="false" calcext:value-type="boolean">
            <text:p>FALSE</text:p>
          </table:table-cell>
          <table:table-cell table:formula="of:=[.E83]+0.8" office:value-type="float" office:value="365.6" calcext:value-type="float">
            <text:p>365.6</text:p>
          </table:table-cell>
          <table:table-cell table:formula="of:=0.8+[.F83]" office:value-type="float" office:value="65.5999999999999" calcext:value-type="float">
            <text:p>65.5999999999999</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84];[.AA84];[.AB84];[.AC84];[.AD84];[.AE84];[.AF84];[.AG84];[.AH84];[.AI84];[.AJ84];[.AK84];[.AL84];[.AM84];[.AN84];[.AO84];[.AP84];[.AQ84])" office:value-type="string" office:string-value="  {16476, 17472, 25, 35, 45, 55, 65, 75, 85, 95, 105, 115, 125, 135, 145, 155, 165, 175}," calcext:value-type="string">
            <text:p><text:s text:c="2"/>{16476, 17472, 25, 35, 45, 55, 65, 75, 85, 95, 105, 115, 125, 135, 145, 155, 165, 175},</text:p>
          </table:table-cell>
          <table:table-cell/>
          <table:table-cell table:formula="of:=&quot;  {&quot;&amp;INT(MOD([.E84];360)/360*5974)+IF([.C84];32768;0)+16384&amp;&quot;, &quot;" office:value-type="string" office:string-value="  {16476, " calcext:value-type="string">
            <text:p><text:s text:c="2"/>{16476, </text:p>
          </table:table-cell>
          <table:table-cell table:formula="of:=INT(MOD([.F84];360)/360*5974)+IF([.D84];32768;0)+16384&amp;&quot;, &quot;" office:value-type="string" office:string-value="17472, " calcext:value-type="string">
            <text:p>17472, </text:p>
          </table:table-cell>
          <table:table-cell table:formula="of:=[.G84]&amp;&quot;, &quot;" office:value-type="string" office:string-value="25, " calcext:value-type="string">
            <text:p>25, </text:p>
          </table:table-cell>
          <table:table-cell table:formula="of:=[.H84]&amp;&quot;, &quot;" office:value-type="string" office:string-value="35, " calcext:value-type="string">
            <text:p>35, </text:p>
          </table:table-cell>
          <table:table-cell table:formula="of:=[.I84]&amp;&quot;, &quot;" office:value-type="string" office:string-value="45, " calcext:value-type="string">
            <text:p>45, </text:p>
          </table:table-cell>
          <table:table-cell table:formula="of:=[.J84]&amp;&quot;, &quot;" office:value-type="string" office:string-value="55, " calcext:value-type="string">
            <text:p>55, </text:p>
          </table:table-cell>
          <table:table-cell table:formula="of:=[.K84]&amp;&quot;, &quot;" office:value-type="string" office:string-value="65, " calcext:value-type="string">
            <text:p>65, </text:p>
          </table:table-cell>
          <table:table-cell table:formula="of:=[.L84]&amp;&quot;, &quot;" office:value-type="string" office:string-value="75, " calcext:value-type="string">
            <text:p>75, </text:p>
          </table:table-cell>
          <table:table-cell table:formula="of:=[.M84]&amp;&quot;, &quot;" office:value-type="string" office:string-value="85, " calcext:value-type="string">
            <text:p>85, </text:p>
          </table:table-cell>
          <table:table-cell table:formula="of:=[.N84]&amp;&quot;, &quot;" office:value-type="string" office:string-value="95, " calcext:value-type="string">
            <text:p>95, </text:p>
          </table:table-cell>
          <table:table-cell table:formula="of:=[.O84]&amp;&quot;, &quot;" office:value-type="string" office:string-value="105, " calcext:value-type="string">
            <text:p>105, </text:p>
          </table:table-cell>
          <table:table-cell table:formula="of:=[.P84]&amp;&quot;, &quot;" office:value-type="string" office:string-value="115, " calcext:value-type="string">
            <text:p>115, </text:p>
          </table:table-cell>
          <table:table-cell table:formula="of:=[.Q84]&amp;&quot;, &quot;" office:value-type="string" office:string-value="125, " calcext:value-type="string">
            <text:p>125, </text:p>
          </table:table-cell>
          <table:table-cell table:formula="of:=[.R84]&amp;&quot;, &quot;" office:value-type="string" office:string-value="135, " calcext:value-type="string">
            <text:p>135, </text:p>
          </table:table-cell>
          <table:table-cell table:formula="of:=[.S84]&amp;&quot;, &quot;" office:value-type="string" office:string-value="145, " calcext:value-type="string">
            <text:p>145, </text:p>
          </table:table-cell>
          <table:table-cell table:formula="of:=[.T84]&amp;&quot;, &quot;" office:value-type="string" office:string-value="155, " calcext:value-type="string">
            <text:p>155, </text:p>
          </table:table-cell>
          <table:table-cell table:formula="of:=[.U84]&amp;&quot;, &quot;" office:value-type="string" office:string-value="165, " calcext:value-type="string">
            <text:p>165, </text:p>
          </table:table-cell>
          <table:table-cell table:formula="of:=[.V84]&amp;&quot;},&quot;" office:value-type="string" office:string-value="175}," calcext:value-type="string">
            <text:p>175},</text:p>
          </table:table-cell>
          <table:table-cell table:number-columns-repeated="981"/>
        </table:table-row>
        <table:table-row table:style-name="ro1">
          <table:table-cell office:value-type="float" office:value="84" calcext:value-type="float">
            <text:p>84</text:p>
          </table:table-cell>
          <table:table-cell office:value-type="float" office:value="0.83" calcext:value-type="float">
            <text:p>0.83</text:p>
          </table:table-cell>
          <table:table-cell table:style-name="ce2" table:formula="of:=MOD([.E85];360)&lt;1" office:value-type="boolean" office:boolean-value="false" calcext:value-type="boolean">
            <text:p>FALSE</text:p>
          </table:table-cell>
          <table:table-cell table:style-name="ce2" table:formula="of:=MOD([.F85];360)&lt;1" office:value-type="boolean" office:boolean-value="false" calcext:value-type="boolean">
            <text:p>FALSE</text:p>
          </table:table-cell>
          <table:table-cell table:formula="of:=[.E84]+0.8" office:value-type="float" office:value="366.4" calcext:value-type="float">
            <text:p>366.4</text:p>
          </table:table-cell>
          <table:table-cell table:formula="of:=0.8+[.F84]" office:value-type="float" office:value="66.3999999999999" calcext:value-type="float">
            <text:p>66.3999999999999</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85];[.AA85];[.AB85];[.AC85];[.AD85];[.AE85];[.AF85];[.AG85];[.AH85];[.AI85];[.AJ85];[.AK85];[.AL85];[.AM85];[.AN85];[.AO85];[.AP85];[.AQ85])" office:value-type="string" office:string-value="  {16490, 17485, 25, 35, 45, 55, 65, 75, 85, 95, 105, 115, 125, 135, 145, 155, 165, 175}," calcext:value-type="string">
            <text:p><text:s text:c="2"/>{16490, 17485, 25, 35, 45, 55, 65, 75, 85, 95, 105, 115, 125, 135, 145, 155, 165, 175},</text:p>
          </table:table-cell>
          <table:table-cell/>
          <table:table-cell table:formula="of:=&quot;  {&quot;&amp;INT(MOD([.E85];360)/360*5974)+IF([.C85];32768;0)+16384&amp;&quot;, &quot;" office:value-type="string" office:string-value="  {16490, " calcext:value-type="string">
            <text:p><text:s text:c="2"/>{16490, </text:p>
          </table:table-cell>
          <table:table-cell table:formula="of:=INT(MOD([.F85];360)/360*5974)+IF([.D85];32768;0)+16384&amp;&quot;, &quot;" office:value-type="string" office:string-value="17485, " calcext:value-type="string">
            <text:p>17485, </text:p>
          </table:table-cell>
          <table:table-cell table:formula="of:=[.G85]&amp;&quot;, &quot;" office:value-type="string" office:string-value="25, " calcext:value-type="string">
            <text:p>25, </text:p>
          </table:table-cell>
          <table:table-cell table:formula="of:=[.H85]&amp;&quot;, &quot;" office:value-type="string" office:string-value="35, " calcext:value-type="string">
            <text:p>35, </text:p>
          </table:table-cell>
          <table:table-cell table:formula="of:=[.I85]&amp;&quot;, &quot;" office:value-type="string" office:string-value="45, " calcext:value-type="string">
            <text:p>45, </text:p>
          </table:table-cell>
          <table:table-cell table:formula="of:=[.J85]&amp;&quot;, &quot;" office:value-type="string" office:string-value="55, " calcext:value-type="string">
            <text:p>55, </text:p>
          </table:table-cell>
          <table:table-cell table:formula="of:=[.K85]&amp;&quot;, &quot;" office:value-type="string" office:string-value="65, " calcext:value-type="string">
            <text:p>65, </text:p>
          </table:table-cell>
          <table:table-cell table:formula="of:=[.L85]&amp;&quot;, &quot;" office:value-type="string" office:string-value="75, " calcext:value-type="string">
            <text:p>75, </text:p>
          </table:table-cell>
          <table:table-cell table:formula="of:=[.M85]&amp;&quot;, &quot;" office:value-type="string" office:string-value="85, " calcext:value-type="string">
            <text:p>85, </text:p>
          </table:table-cell>
          <table:table-cell table:formula="of:=[.N85]&amp;&quot;, &quot;" office:value-type="string" office:string-value="95, " calcext:value-type="string">
            <text:p>95, </text:p>
          </table:table-cell>
          <table:table-cell table:formula="of:=[.O85]&amp;&quot;, &quot;" office:value-type="string" office:string-value="105, " calcext:value-type="string">
            <text:p>105, </text:p>
          </table:table-cell>
          <table:table-cell table:formula="of:=[.P85]&amp;&quot;, &quot;" office:value-type="string" office:string-value="115, " calcext:value-type="string">
            <text:p>115, </text:p>
          </table:table-cell>
          <table:table-cell table:formula="of:=[.Q85]&amp;&quot;, &quot;" office:value-type="string" office:string-value="125, " calcext:value-type="string">
            <text:p>125, </text:p>
          </table:table-cell>
          <table:table-cell table:formula="of:=[.R85]&amp;&quot;, &quot;" office:value-type="string" office:string-value="135, " calcext:value-type="string">
            <text:p>135, </text:p>
          </table:table-cell>
          <table:table-cell table:formula="of:=[.S85]&amp;&quot;, &quot;" office:value-type="string" office:string-value="145, " calcext:value-type="string">
            <text:p>145, </text:p>
          </table:table-cell>
          <table:table-cell table:formula="of:=[.T85]&amp;&quot;, &quot;" office:value-type="string" office:string-value="155, " calcext:value-type="string">
            <text:p>155, </text:p>
          </table:table-cell>
          <table:table-cell table:formula="of:=[.U85]&amp;&quot;, &quot;" office:value-type="string" office:string-value="165, " calcext:value-type="string">
            <text:p>165, </text:p>
          </table:table-cell>
          <table:table-cell table:formula="of:=[.V85]&amp;&quot;},&quot;" office:value-type="string" office:string-value="175}," calcext:value-type="string">
            <text:p>175},</text:p>
          </table:table-cell>
          <table:table-cell table:number-columns-repeated="981"/>
        </table:table-row>
        <table:table-row table:style-name="ro1">
          <table:table-cell office:value-type="float" office:value="85" calcext:value-type="float">
            <text:p>85</text:p>
          </table:table-cell>
          <table:table-cell office:value-type="float" office:value="0.84" calcext:value-type="float">
            <text:p>0.84</text:p>
          </table:table-cell>
          <table:table-cell table:style-name="ce2" table:formula="of:=MOD([.E86];360)&lt;1" office:value-type="boolean" office:boolean-value="false" calcext:value-type="boolean">
            <text:p>FALSE</text:p>
          </table:table-cell>
          <table:table-cell table:style-name="ce2" table:formula="of:=MOD([.F86];360)&lt;1" office:value-type="boolean" office:boolean-value="false" calcext:value-type="boolean">
            <text:p>FALSE</text:p>
          </table:table-cell>
          <table:table-cell table:formula="of:=[.E85]+0.8" office:value-type="float" office:value="367.2" calcext:value-type="float">
            <text:p>367.2</text:p>
          </table:table-cell>
          <table:table-cell table:formula="of:=0.8+[.F85]" office:value-type="float" office:value="67.1999999999999" calcext:value-type="float">
            <text:p>67.1999999999999</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86];[.AA86];[.AB86];[.AC86];[.AD86];[.AE86];[.AF86];[.AG86];[.AH86];[.AI86];[.AJ86];[.AK86];[.AL86];[.AM86];[.AN86];[.AO86];[.AP86];[.AQ86])" office:value-type="string" office:string-value="  {16503, 17499, 25, 35, 45, 55, 65, 75, 85, 95, 105, 115, 125, 135, 145, 155, 165, 175}," calcext:value-type="string">
            <text:p><text:s text:c="2"/>{16503, 17499, 25, 35, 45, 55, 65, 75, 85, 95, 105, 115, 125, 135, 145, 155, 165, 175},</text:p>
          </table:table-cell>
          <table:table-cell/>
          <table:table-cell table:formula="of:=&quot;  {&quot;&amp;INT(MOD([.E86];360)/360*5974)+IF([.C86];32768;0)+16384&amp;&quot;, &quot;" office:value-type="string" office:string-value="  {16503, " calcext:value-type="string">
            <text:p><text:s text:c="2"/>{16503, </text:p>
          </table:table-cell>
          <table:table-cell table:formula="of:=INT(MOD([.F86];360)/360*5974)+IF([.D86];32768;0)+16384&amp;&quot;, &quot;" office:value-type="string" office:string-value="17499, " calcext:value-type="string">
            <text:p>17499, </text:p>
          </table:table-cell>
          <table:table-cell table:formula="of:=[.G86]&amp;&quot;, &quot;" office:value-type="string" office:string-value="25, " calcext:value-type="string">
            <text:p>25, </text:p>
          </table:table-cell>
          <table:table-cell table:formula="of:=[.H86]&amp;&quot;, &quot;" office:value-type="string" office:string-value="35, " calcext:value-type="string">
            <text:p>35, </text:p>
          </table:table-cell>
          <table:table-cell table:formula="of:=[.I86]&amp;&quot;, &quot;" office:value-type="string" office:string-value="45, " calcext:value-type="string">
            <text:p>45, </text:p>
          </table:table-cell>
          <table:table-cell table:formula="of:=[.J86]&amp;&quot;, &quot;" office:value-type="string" office:string-value="55, " calcext:value-type="string">
            <text:p>55, </text:p>
          </table:table-cell>
          <table:table-cell table:formula="of:=[.K86]&amp;&quot;, &quot;" office:value-type="string" office:string-value="65, " calcext:value-type="string">
            <text:p>65, </text:p>
          </table:table-cell>
          <table:table-cell table:formula="of:=[.L86]&amp;&quot;, &quot;" office:value-type="string" office:string-value="75, " calcext:value-type="string">
            <text:p>75, </text:p>
          </table:table-cell>
          <table:table-cell table:formula="of:=[.M86]&amp;&quot;, &quot;" office:value-type="string" office:string-value="85, " calcext:value-type="string">
            <text:p>85, </text:p>
          </table:table-cell>
          <table:table-cell table:formula="of:=[.N86]&amp;&quot;, &quot;" office:value-type="string" office:string-value="95, " calcext:value-type="string">
            <text:p>95, </text:p>
          </table:table-cell>
          <table:table-cell table:formula="of:=[.O86]&amp;&quot;, &quot;" office:value-type="string" office:string-value="105, " calcext:value-type="string">
            <text:p>105, </text:p>
          </table:table-cell>
          <table:table-cell table:formula="of:=[.P86]&amp;&quot;, &quot;" office:value-type="string" office:string-value="115, " calcext:value-type="string">
            <text:p>115, </text:p>
          </table:table-cell>
          <table:table-cell table:formula="of:=[.Q86]&amp;&quot;, &quot;" office:value-type="string" office:string-value="125, " calcext:value-type="string">
            <text:p>125, </text:p>
          </table:table-cell>
          <table:table-cell table:formula="of:=[.R86]&amp;&quot;, &quot;" office:value-type="string" office:string-value="135, " calcext:value-type="string">
            <text:p>135, </text:p>
          </table:table-cell>
          <table:table-cell table:formula="of:=[.S86]&amp;&quot;, &quot;" office:value-type="string" office:string-value="145, " calcext:value-type="string">
            <text:p>145, </text:p>
          </table:table-cell>
          <table:table-cell table:formula="of:=[.T86]&amp;&quot;, &quot;" office:value-type="string" office:string-value="155, " calcext:value-type="string">
            <text:p>155, </text:p>
          </table:table-cell>
          <table:table-cell table:formula="of:=[.U86]&amp;&quot;, &quot;" office:value-type="string" office:string-value="165, " calcext:value-type="string">
            <text:p>165, </text:p>
          </table:table-cell>
          <table:table-cell table:formula="of:=[.V86]&amp;&quot;},&quot;" office:value-type="string" office:string-value="175}," calcext:value-type="string">
            <text:p>175},</text:p>
          </table:table-cell>
          <table:table-cell table:number-columns-repeated="981"/>
        </table:table-row>
        <table:table-row table:style-name="ro1">
          <table:table-cell office:value-type="float" office:value="86" calcext:value-type="float">
            <text:p>86</text:p>
          </table:table-cell>
          <table:table-cell office:value-type="float" office:value="0.85" calcext:value-type="float">
            <text:p>0.85</text:p>
          </table:table-cell>
          <table:table-cell table:style-name="ce2" table:formula="of:=MOD([.E87];360)&lt;1" office:value-type="boolean" office:boolean-value="false" calcext:value-type="boolean">
            <text:p>FALSE</text:p>
          </table:table-cell>
          <table:table-cell table:style-name="ce2" table:formula="of:=MOD([.F87];360)&lt;1" office:value-type="boolean" office:boolean-value="false" calcext:value-type="boolean">
            <text:p>FALSE</text:p>
          </table:table-cell>
          <table:table-cell table:formula="of:=[.E86]+0.8" office:value-type="float" office:value="368" calcext:value-type="float">
            <text:p>368</text:p>
          </table:table-cell>
          <table:table-cell table:formula="of:=0.8+[.F86]" office:value-type="float" office:value="67.9999999999999" calcext:value-type="float">
            <text:p>67.9999999999999</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87];[.AA87];[.AB87];[.AC87];[.AD87];[.AE87];[.AF87];[.AG87];[.AH87];[.AI87];[.AJ87];[.AK87];[.AL87];[.AM87];[.AN87];[.AO87];[.AP87];[.AQ87])" office:value-type="string" office:string-value="  {16516, 17512, 25, 35, 45, 55, 65, 75, 85, 95, 105, 115, 125, 135, 145, 155, 165, 175}," calcext:value-type="string">
            <text:p><text:s text:c="2"/>{16516, 17512, 25, 35, 45, 55, 65, 75, 85, 95, 105, 115, 125, 135, 145, 155, 165, 175},</text:p>
          </table:table-cell>
          <table:table-cell/>
          <table:table-cell table:formula="of:=&quot;  {&quot;&amp;INT(MOD([.E87];360)/360*5974)+IF([.C87];32768;0)+16384&amp;&quot;, &quot;" office:value-type="string" office:string-value="  {16516, " calcext:value-type="string">
            <text:p><text:s text:c="2"/>{16516, </text:p>
          </table:table-cell>
          <table:table-cell table:formula="of:=INT(MOD([.F87];360)/360*5974)+IF([.D87];32768;0)+16384&amp;&quot;, &quot;" office:value-type="string" office:string-value="17512, " calcext:value-type="string">
            <text:p>17512, </text:p>
          </table:table-cell>
          <table:table-cell table:formula="of:=[.G87]&amp;&quot;, &quot;" office:value-type="string" office:string-value="25, " calcext:value-type="string">
            <text:p>25, </text:p>
          </table:table-cell>
          <table:table-cell table:formula="of:=[.H87]&amp;&quot;, &quot;" office:value-type="string" office:string-value="35, " calcext:value-type="string">
            <text:p>35, </text:p>
          </table:table-cell>
          <table:table-cell table:formula="of:=[.I87]&amp;&quot;, &quot;" office:value-type="string" office:string-value="45, " calcext:value-type="string">
            <text:p>45, </text:p>
          </table:table-cell>
          <table:table-cell table:formula="of:=[.J87]&amp;&quot;, &quot;" office:value-type="string" office:string-value="55, " calcext:value-type="string">
            <text:p>55, </text:p>
          </table:table-cell>
          <table:table-cell table:formula="of:=[.K87]&amp;&quot;, &quot;" office:value-type="string" office:string-value="65, " calcext:value-type="string">
            <text:p>65, </text:p>
          </table:table-cell>
          <table:table-cell table:formula="of:=[.L87]&amp;&quot;, &quot;" office:value-type="string" office:string-value="75, " calcext:value-type="string">
            <text:p>75, </text:p>
          </table:table-cell>
          <table:table-cell table:formula="of:=[.M87]&amp;&quot;, &quot;" office:value-type="string" office:string-value="85, " calcext:value-type="string">
            <text:p>85, </text:p>
          </table:table-cell>
          <table:table-cell table:formula="of:=[.N87]&amp;&quot;, &quot;" office:value-type="string" office:string-value="95, " calcext:value-type="string">
            <text:p>95, </text:p>
          </table:table-cell>
          <table:table-cell table:formula="of:=[.O87]&amp;&quot;, &quot;" office:value-type="string" office:string-value="105, " calcext:value-type="string">
            <text:p>105, </text:p>
          </table:table-cell>
          <table:table-cell table:formula="of:=[.P87]&amp;&quot;, &quot;" office:value-type="string" office:string-value="115, " calcext:value-type="string">
            <text:p>115, </text:p>
          </table:table-cell>
          <table:table-cell table:formula="of:=[.Q87]&amp;&quot;, &quot;" office:value-type="string" office:string-value="125, " calcext:value-type="string">
            <text:p>125, </text:p>
          </table:table-cell>
          <table:table-cell table:formula="of:=[.R87]&amp;&quot;, &quot;" office:value-type="string" office:string-value="135, " calcext:value-type="string">
            <text:p>135, </text:p>
          </table:table-cell>
          <table:table-cell table:formula="of:=[.S87]&amp;&quot;, &quot;" office:value-type="string" office:string-value="145, " calcext:value-type="string">
            <text:p>145, </text:p>
          </table:table-cell>
          <table:table-cell table:formula="of:=[.T87]&amp;&quot;, &quot;" office:value-type="string" office:string-value="155, " calcext:value-type="string">
            <text:p>155, </text:p>
          </table:table-cell>
          <table:table-cell table:formula="of:=[.U87]&amp;&quot;, &quot;" office:value-type="string" office:string-value="165, " calcext:value-type="string">
            <text:p>165, </text:p>
          </table:table-cell>
          <table:table-cell table:formula="of:=[.V87]&amp;&quot;},&quot;" office:value-type="string" office:string-value="175}," calcext:value-type="string">
            <text:p>175},</text:p>
          </table:table-cell>
          <table:table-cell table:number-columns-repeated="981"/>
        </table:table-row>
        <table:table-row table:style-name="ro1">
          <table:table-cell office:value-type="float" office:value="87" calcext:value-type="float">
            <text:p>87</text:p>
          </table:table-cell>
          <table:table-cell office:value-type="float" office:value="0.86" calcext:value-type="float">
            <text:p>0.86</text:p>
          </table:table-cell>
          <table:table-cell table:style-name="ce2" table:formula="of:=MOD([.E88];360)&lt;1" office:value-type="boolean" office:boolean-value="false" calcext:value-type="boolean">
            <text:p>FALSE</text:p>
          </table:table-cell>
          <table:table-cell table:style-name="ce2" table:formula="of:=MOD([.F88];360)&lt;1" office:value-type="boolean" office:boolean-value="false" calcext:value-type="boolean">
            <text:p>FALSE</text:p>
          </table:table-cell>
          <table:table-cell table:formula="of:=[.E87]+0.8" office:value-type="float" office:value="368.8" calcext:value-type="float">
            <text:p>368.8</text:p>
          </table:table-cell>
          <table:table-cell table:formula="of:=0.8+[.F87]" office:value-type="float" office:value="68.7999999999999" calcext:value-type="float">
            <text:p>68.7999999999999</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88];[.AA88];[.AB88];[.AC88];[.AD88];[.AE88];[.AF88];[.AG88];[.AH88];[.AI88];[.AJ88];[.AK88];[.AL88];[.AM88];[.AN88];[.AO88];[.AP88];[.AQ88])" office:value-type="string" office:string-value="  {16530, 17525, 25, 35, 45, 55, 65, 75, 85, 95, 105, 115, 125, 135, 145, 155, 165, 175}," calcext:value-type="string">
            <text:p><text:s text:c="2"/>{16530, 17525, 25, 35, 45, 55, 65, 75, 85, 95, 105, 115, 125, 135, 145, 155, 165, 175},</text:p>
          </table:table-cell>
          <table:table-cell/>
          <table:table-cell table:formula="of:=&quot;  {&quot;&amp;INT(MOD([.E88];360)/360*5974)+IF([.C88];32768;0)+16384&amp;&quot;, &quot;" office:value-type="string" office:string-value="  {16530, " calcext:value-type="string">
            <text:p><text:s text:c="2"/>{16530, </text:p>
          </table:table-cell>
          <table:table-cell table:formula="of:=INT(MOD([.F88];360)/360*5974)+IF([.D88];32768;0)+16384&amp;&quot;, &quot;" office:value-type="string" office:string-value="17525, " calcext:value-type="string">
            <text:p>17525, </text:p>
          </table:table-cell>
          <table:table-cell table:formula="of:=[.G88]&amp;&quot;, &quot;" office:value-type="string" office:string-value="25, " calcext:value-type="string">
            <text:p>25, </text:p>
          </table:table-cell>
          <table:table-cell table:formula="of:=[.H88]&amp;&quot;, &quot;" office:value-type="string" office:string-value="35, " calcext:value-type="string">
            <text:p>35, </text:p>
          </table:table-cell>
          <table:table-cell table:formula="of:=[.I88]&amp;&quot;, &quot;" office:value-type="string" office:string-value="45, " calcext:value-type="string">
            <text:p>45, </text:p>
          </table:table-cell>
          <table:table-cell table:formula="of:=[.J88]&amp;&quot;, &quot;" office:value-type="string" office:string-value="55, " calcext:value-type="string">
            <text:p>55, </text:p>
          </table:table-cell>
          <table:table-cell table:formula="of:=[.K88]&amp;&quot;, &quot;" office:value-type="string" office:string-value="65, " calcext:value-type="string">
            <text:p>65, </text:p>
          </table:table-cell>
          <table:table-cell table:formula="of:=[.L88]&amp;&quot;, &quot;" office:value-type="string" office:string-value="75, " calcext:value-type="string">
            <text:p>75, </text:p>
          </table:table-cell>
          <table:table-cell table:formula="of:=[.M88]&amp;&quot;, &quot;" office:value-type="string" office:string-value="85, " calcext:value-type="string">
            <text:p>85, </text:p>
          </table:table-cell>
          <table:table-cell table:formula="of:=[.N88]&amp;&quot;, &quot;" office:value-type="string" office:string-value="95, " calcext:value-type="string">
            <text:p>95, </text:p>
          </table:table-cell>
          <table:table-cell table:formula="of:=[.O88]&amp;&quot;, &quot;" office:value-type="string" office:string-value="105, " calcext:value-type="string">
            <text:p>105, </text:p>
          </table:table-cell>
          <table:table-cell table:formula="of:=[.P88]&amp;&quot;, &quot;" office:value-type="string" office:string-value="115, " calcext:value-type="string">
            <text:p>115, </text:p>
          </table:table-cell>
          <table:table-cell table:formula="of:=[.Q88]&amp;&quot;, &quot;" office:value-type="string" office:string-value="125, " calcext:value-type="string">
            <text:p>125, </text:p>
          </table:table-cell>
          <table:table-cell table:formula="of:=[.R88]&amp;&quot;, &quot;" office:value-type="string" office:string-value="135, " calcext:value-type="string">
            <text:p>135, </text:p>
          </table:table-cell>
          <table:table-cell table:formula="of:=[.S88]&amp;&quot;, &quot;" office:value-type="string" office:string-value="145, " calcext:value-type="string">
            <text:p>145, </text:p>
          </table:table-cell>
          <table:table-cell table:formula="of:=[.T88]&amp;&quot;, &quot;" office:value-type="string" office:string-value="155, " calcext:value-type="string">
            <text:p>155, </text:p>
          </table:table-cell>
          <table:table-cell table:formula="of:=[.U88]&amp;&quot;, &quot;" office:value-type="string" office:string-value="165, " calcext:value-type="string">
            <text:p>165, </text:p>
          </table:table-cell>
          <table:table-cell table:formula="of:=[.V88]&amp;&quot;},&quot;" office:value-type="string" office:string-value="175}," calcext:value-type="string">
            <text:p>175},</text:p>
          </table:table-cell>
          <table:table-cell table:number-columns-repeated="981"/>
        </table:table-row>
        <table:table-row table:style-name="ro1">
          <table:table-cell office:value-type="float" office:value="88" calcext:value-type="float">
            <text:p>88</text:p>
          </table:table-cell>
          <table:table-cell office:value-type="float" office:value="0.87" calcext:value-type="float">
            <text:p>0.87</text:p>
          </table:table-cell>
          <table:table-cell table:style-name="ce2" table:formula="of:=MOD([.E89];360)&lt;1" office:value-type="boolean" office:boolean-value="false" calcext:value-type="boolean">
            <text:p>FALSE</text:p>
          </table:table-cell>
          <table:table-cell table:style-name="ce2" table:formula="of:=MOD([.F89];360)&lt;1" office:value-type="boolean" office:boolean-value="false" calcext:value-type="boolean">
            <text:p>FALSE</text:p>
          </table:table-cell>
          <table:table-cell table:formula="of:=[.E88]+0.8" office:value-type="float" office:value="369.6" calcext:value-type="float">
            <text:p>369.6</text:p>
          </table:table-cell>
          <table:table-cell table:formula="of:=0.8+[.F88]" office:value-type="float" office:value="69.5999999999999" calcext:value-type="float">
            <text:p>69.5999999999999</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89];[.AA89];[.AB89];[.AC89];[.AD89];[.AE89];[.AF89];[.AG89];[.AH89];[.AI89];[.AJ89];[.AK89];[.AL89];[.AM89];[.AN89];[.AO89];[.AP89];[.AQ89])" office:value-type="string" office:string-value="  {16543, 17538, 25, 35, 45, 55, 65, 75, 85, 95, 105, 115, 125, 135, 145, 155, 165, 175}," calcext:value-type="string">
            <text:p><text:s text:c="2"/>{16543, 17538, 25, 35, 45, 55, 65, 75, 85, 95, 105, 115, 125, 135, 145, 155, 165, 175},</text:p>
          </table:table-cell>
          <table:table-cell/>
          <table:table-cell table:formula="of:=&quot;  {&quot;&amp;INT(MOD([.E89];360)/360*5974)+IF([.C89];32768;0)+16384&amp;&quot;, &quot;" office:value-type="string" office:string-value="  {16543, " calcext:value-type="string">
            <text:p><text:s text:c="2"/>{16543, </text:p>
          </table:table-cell>
          <table:table-cell table:formula="of:=INT(MOD([.F89];360)/360*5974)+IF([.D89];32768;0)+16384&amp;&quot;, &quot;" office:value-type="string" office:string-value="17538, " calcext:value-type="string">
            <text:p>17538, </text:p>
          </table:table-cell>
          <table:table-cell table:formula="of:=[.G89]&amp;&quot;, &quot;" office:value-type="string" office:string-value="25, " calcext:value-type="string">
            <text:p>25, </text:p>
          </table:table-cell>
          <table:table-cell table:formula="of:=[.H89]&amp;&quot;, &quot;" office:value-type="string" office:string-value="35, " calcext:value-type="string">
            <text:p>35, </text:p>
          </table:table-cell>
          <table:table-cell table:formula="of:=[.I89]&amp;&quot;, &quot;" office:value-type="string" office:string-value="45, " calcext:value-type="string">
            <text:p>45, </text:p>
          </table:table-cell>
          <table:table-cell table:formula="of:=[.J89]&amp;&quot;, &quot;" office:value-type="string" office:string-value="55, " calcext:value-type="string">
            <text:p>55, </text:p>
          </table:table-cell>
          <table:table-cell table:formula="of:=[.K89]&amp;&quot;, &quot;" office:value-type="string" office:string-value="65, " calcext:value-type="string">
            <text:p>65, </text:p>
          </table:table-cell>
          <table:table-cell table:formula="of:=[.L89]&amp;&quot;, &quot;" office:value-type="string" office:string-value="75, " calcext:value-type="string">
            <text:p>75, </text:p>
          </table:table-cell>
          <table:table-cell table:formula="of:=[.M89]&amp;&quot;, &quot;" office:value-type="string" office:string-value="85, " calcext:value-type="string">
            <text:p>85, </text:p>
          </table:table-cell>
          <table:table-cell table:formula="of:=[.N89]&amp;&quot;, &quot;" office:value-type="string" office:string-value="95, " calcext:value-type="string">
            <text:p>95, </text:p>
          </table:table-cell>
          <table:table-cell table:formula="of:=[.O89]&amp;&quot;, &quot;" office:value-type="string" office:string-value="105, " calcext:value-type="string">
            <text:p>105, </text:p>
          </table:table-cell>
          <table:table-cell table:formula="of:=[.P89]&amp;&quot;, &quot;" office:value-type="string" office:string-value="115, " calcext:value-type="string">
            <text:p>115, </text:p>
          </table:table-cell>
          <table:table-cell table:formula="of:=[.Q89]&amp;&quot;, &quot;" office:value-type="string" office:string-value="125, " calcext:value-type="string">
            <text:p>125, </text:p>
          </table:table-cell>
          <table:table-cell table:formula="of:=[.R89]&amp;&quot;, &quot;" office:value-type="string" office:string-value="135, " calcext:value-type="string">
            <text:p>135, </text:p>
          </table:table-cell>
          <table:table-cell table:formula="of:=[.S89]&amp;&quot;, &quot;" office:value-type="string" office:string-value="145, " calcext:value-type="string">
            <text:p>145, </text:p>
          </table:table-cell>
          <table:table-cell table:formula="of:=[.T89]&amp;&quot;, &quot;" office:value-type="string" office:string-value="155, " calcext:value-type="string">
            <text:p>155, </text:p>
          </table:table-cell>
          <table:table-cell table:formula="of:=[.U89]&amp;&quot;, &quot;" office:value-type="string" office:string-value="165, " calcext:value-type="string">
            <text:p>165, </text:p>
          </table:table-cell>
          <table:table-cell table:formula="of:=[.V89]&amp;&quot;},&quot;" office:value-type="string" office:string-value="175}," calcext:value-type="string">
            <text:p>175},</text:p>
          </table:table-cell>
          <table:table-cell table:number-columns-repeated="981"/>
        </table:table-row>
        <table:table-row table:style-name="ro1">
          <table:table-cell office:value-type="float" office:value="89" calcext:value-type="float">
            <text:p>89</text:p>
          </table:table-cell>
          <table:table-cell office:value-type="float" office:value="0.88" calcext:value-type="float">
            <text:p>0.88</text:p>
          </table:table-cell>
          <table:table-cell table:style-name="ce2" table:formula="of:=MOD([.E90];360)&lt;1" office:value-type="boolean" office:boolean-value="false" calcext:value-type="boolean">
            <text:p>FALSE</text:p>
          </table:table-cell>
          <table:table-cell table:style-name="ce2" table:formula="of:=MOD([.F90];360)&lt;1" office:value-type="boolean" office:boolean-value="false" calcext:value-type="boolean">
            <text:p>FALSE</text:p>
          </table:table-cell>
          <table:table-cell table:formula="of:=[.E89]+0.8" office:value-type="float" office:value="370.4" calcext:value-type="float">
            <text:p>370.4</text:p>
          </table:table-cell>
          <table:table-cell table:formula="of:=0.8+[.F89]" office:value-type="float" office:value="70.3999999999999" calcext:value-type="float">
            <text:p>70.3999999999999</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90];[.AA90];[.AB90];[.AC90];[.AD90];[.AE90];[.AF90];[.AG90];[.AH90];[.AI90];[.AJ90];[.AK90];[.AL90];[.AM90];[.AN90];[.AO90];[.AP90];[.AQ90])" office:value-type="string" office:string-value="  {16556, 17552, 25, 35, 45, 55, 65, 75, 85, 95, 105, 115, 125, 135, 145, 155, 165, 175}," calcext:value-type="string">
            <text:p><text:s text:c="2"/>{16556, 17552, 25, 35, 45, 55, 65, 75, 85, 95, 105, 115, 125, 135, 145, 155, 165, 175},</text:p>
          </table:table-cell>
          <table:table-cell/>
          <table:table-cell table:formula="of:=&quot;  {&quot;&amp;INT(MOD([.E90];360)/360*5974)+IF([.C90];32768;0)+16384&amp;&quot;, &quot;" office:value-type="string" office:string-value="  {16556, " calcext:value-type="string">
            <text:p><text:s text:c="2"/>{16556, </text:p>
          </table:table-cell>
          <table:table-cell table:formula="of:=INT(MOD([.F90];360)/360*5974)+IF([.D90];32768;0)+16384&amp;&quot;, &quot;" office:value-type="string" office:string-value="17552, " calcext:value-type="string">
            <text:p>17552, </text:p>
          </table:table-cell>
          <table:table-cell table:formula="of:=[.G90]&amp;&quot;, &quot;" office:value-type="string" office:string-value="25, " calcext:value-type="string">
            <text:p>25, </text:p>
          </table:table-cell>
          <table:table-cell table:formula="of:=[.H90]&amp;&quot;, &quot;" office:value-type="string" office:string-value="35, " calcext:value-type="string">
            <text:p>35, </text:p>
          </table:table-cell>
          <table:table-cell table:formula="of:=[.I90]&amp;&quot;, &quot;" office:value-type="string" office:string-value="45, " calcext:value-type="string">
            <text:p>45, </text:p>
          </table:table-cell>
          <table:table-cell table:formula="of:=[.J90]&amp;&quot;, &quot;" office:value-type="string" office:string-value="55, " calcext:value-type="string">
            <text:p>55, </text:p>
          </table:table-cell>
          <table:table-cell table:formula="of:=[.K90]&amp;&quot;, &quot;" office:value-type="string" office:string-value="65, " calcext:value-type="string">
            <text:p>65, </text:p>
          </table:table-cell>
          <table:table-cell table:formula="of:=[.L90]&amp;&quot;, &quot;" office:value-type="string" office:string-value="75, " calcext:value-type="string">
            <text:p>75, </text:p>
          </table:table-cell>
          <table:table-cell table:formula="of:=[.M90]&amp;&quot;, &quot;" office:value-type="string" office:string-value="85, " calcext:value-type="string">
            <text:p>85, </text:p>
          </table:table-cell>
          <table:table-cell table:formula="of:=[.N90]&amp;&quot;, &quot;" office:value-type="string" office:string-value="95, " calcext:value-type="string">
            <text:p>95, </text:p>
          </table:table-cell>
          <table:table-cell table:formula="of:=[.O90]&amp;&quot;, &quot;" office:value-type="string" office:string-value="105, " calcext:value-type="string">
            <text:p>105, </text:p>
          </table:table-cell>
          <table:table-cell table:formula="of:=[.P90]&amp;&quot;, &quot;" office:value-type="string" office:string-value="115, " calcext:value-type="string">
            <text:p>115, </text:p>
          </table:table-cell>
          <table:table-cell table:formula="of:=[.Q90]&amp;&quot;, &quot;" office:value-type="string" office:string-value="125, " calcext:value-type="string">
            <text:p>125, </text:p>
          </table:table-cell>
          <table:table-cell table:formula="of:=[.R90]&amp;&quot;, &quot;" office:value-type="string" office:string-value="135, " calcext:value-type="string">
            <text:p>135, </text:p>
          </table:table-cell>
          <table:table-cell table:formula="of:=[.S90]&amp;&quot;, &quot;" office:value-type="string" office:string-value="145, " calcext:value-type="string">
            <text:p>145, </text:p>
          </table:table-cell>
          <table:table-cell table:formula="of:=[.T90]&amp;&quot;, &quot;" office:value-type="string" office:string-value="155, " calcext:value-type="string">
            <text:p>155, </text:p>
          </table:table-cell>
          <table:table-cell table:formula="of:=[.U90]&amp;&quot;, &quot;" office:value-type="string" office:string-value="165, " calcext:value-type="string">
            <text:p>165, </text:p>
          </table:table-cell>
          <table:table-cell table:formula="of:=[.V90]&amp;&quot;},&quot;" office:value-type="string" office:string-value="175}," calcext:value-type="string">
            <text:p>175},</text:p>
          </table:table-cell>
          <table:table-cell table:number-columns-repeated="981"/>
        </table:table-row>
        <table:table-row table:style-name="ro1">
          <table:table-cell office:value-type="float" office:value="90" calcext:value-type="float">
            <text:p>90</text:p>
          </table:table-cell>
          <table:table-cell office:value-type="float" office:value="0.89" calcext:value-type="float">
            <text:p>0.89</text:p>
          </table:table-cell>
          <table:table-cell table:style-name="ce2" table:formula="of:=MOD([.E91];360)&lt;1" office:value-type="boolean" office:boolean-value="false" calcext:value-type="boolean">
            <text:p>FALSE</text:p>
          </table:table-cell>
          <table:table-cell table:style-name="ce2" table:formula="of:=MOD([.F91];360)&lt;1" office:value-type="boolean" office:boolean-value="false" calcext:value-type="boolean">
            <text:p>FALSE</text:p>
          </table:table-cell>
          <table:table-cell table:formula="of:=[.E90]+0.8" office:value-type="float" office:value="371.2" calcext:value-type="float">
            <text:p>371.2</text:p>
          </table:table-cell>
          <table:table-cell table:formula="of:=0.8+[.F90]" office:value-type="float" office:value="71.1999999999999" calcext:value-type="float">
            <text:p>71.1999999999999</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91];[.AA91];[.AB91];[.AC91];[.AD91];[.AE91];[.AF91];[.AG91];[.AH91];[.AI91];[.AJ91];[.AK91];[.AL91];[.AM91];[.AN91];[.AO91];[.AP91];[.AQ91])" office:value-type="string" office:string-value="  {16569, 17565, 25, 35, 45, 55, 65, 75, 85, 95, 105, 115, 125, 135, 145, 155, 165, 175}," calcext:value-type="string">
            <text:p><text:s text:c="2"/>{16569, 17565, 25, 35, 45, 55, 65, 75, 85, 95, 105, 115, 125, 135, 145, 155, 165, 175},</text:p>
          </table:table-cell>
          <table:table-cell/>
          <table:table-cell table:formula="of:=&quot;  {&quot;&amp;INT(MOD([.E91];360)/360*5974)+IF([.C91];32768;0)+16384&amp;&quot;, &quot;" office:value-type="string" office:string-value="  {16569, " calcext:value-type="string">
            <text:p><text:s text:c="2"/>{16569, </text:p>
          </table:table-cell>
          <table:table-cell table:formula="of:=INT(MOD([.F91];360)/360*5974)+IF([.D91];32768;0)+16384&amp;&quot;, &quot;" office:value-type="string" office:string-value="17565, " calcext:value-type="string">
            <text:p>17565, </text:p>
          </table:table-cell>
          <table:table-cell table:formula="of:=[.G91]&amp;&quot;, &quot;" office:value-type="string" office:string-value="25, " calcext:value-type="string">
            <text:p>25, </text:p>
          </table:table-cell>
          <table:table-cell table:formula="of:=[.H91]&amp;&quot;, &quot;" office:value-type="string" office:string-value="35, " calcext:value-type="string">
            <text:p>35, </text:p>
          </table:table-cell>
          <table:table-cell table:formula="of:=[.I91]&amp;&quot;, &quot;" office:value-type="string" office:string-value="45, " calcext:value-type="string">
            <text:p>45, </text:p>
          </table:table-cell>
          <table:table-cell table:formula="of:=[.J91]&amp;&quot;, &quot;" office:value-type="string" office:string-value="55, " calcext:value-type="string">
            <text:p>55, </text:p>
          </table:table-cell>
          <table:table-cell table:formula="of:=[.K91]&amp;&quot;, &quot;" office:value-type="string" office:string-value="65, " calcext:value-type="string">
            <text:p>65, </text:p>
          </table:table-cell>
          <table:table-cell table:formula="of:=[.L91]&amp;&quot;, &quot;" office:value-type="string" office:string-value="75, " calcext:value-type="string">
            <text:p>75, </text:p>
          </table:table-cell>
          <table:table-cell table:formula="of:=[.M91]&amp;&quot;, &quot;" office:value-type="string" office:string-value="85, " calcext:value-type="string">
            <text:p>85, </text:p>
          </table:table-cell>
          <table:table-cell table:formula="of:=[.N91]&amp;&quot;, &quot;" office:value-type="string" office:string-value="95, " calcext:value-type="string">
            <text:p>95, </text:p>
          </table:table-cell>
          <table:table-cell table:formula="of:=[.O91]&amp;&quot;, &quot;" office:value-type="string" office:string-value="105, " calcext:value-type="string">
            <text:p>105, </text:p>
          </table:table-cell>
          <table:table-cell table:formula="of:=[.P91]&amp;&quot;, &quot;" office:value-type="string" office:string-value="115, " calcext:value-type="string">
            <text:p>115, </text:p>
          </table:table-cell>
          <table:table-cell table:formula="of:=[.Q91]&amp;&quot;, &quot;" office:value-type="string" office:string-value="125, " calcext:value-type="string">
            <text:p>125, </text:p>
          </table:table-cell>
          <table:table-cell table:formula="of:=[.R91]&amp;&quot;, &quot;" office:value-type="string" office:string-value="135, " calcext:value-type="string">
            <text:p>135, </text:p>
          </table:table-cell>
          <table:table-cell table:formula="of:=[.S91]&amp;&quot;, &quot;" office:value-type="string" office:string-value="145, " calcext:value-type="string">
            <text:p>145, </text:p>
          </table:table-cell>
          <table:table-cell table:formula="of:=[.T91]&amp;&quot;, &quot;" office:value-type="string" office:string-value="155, " calcext:value-type="string">
            <text:p>155, </text:p>
          </table:table-cell>
          <table:table-cell table:formula="of:=[.U91]&amp;&quot;, &quot;" office:value-type="string" office:string-value="165, " calcext:value-type="string">
            <text:p>165, </text:p>
          </table:table-cell>
          <table:table-cell table:formula="of:=[.V91]&amp;&quot;},&quot;" office:value-type="string" office:string-value="175}," calcext:value-type="string">
            <text:p>175},</text:p>
          </table:table-cell>
          <table:table-cell table:number-columns-repeated="981"/>
        </table:table-row>
        <table:table-row table:style-name="ro1">
          <table:table-cell office:value-type="float" office:value="91" calcext:value-type="float">
            <text:p>91</text:p>
          </table:table-cell>
          <table:table-cell office:value-type="float" office:value="0.9" calcext:value-type="float">
            <text:p>0.9</text:p>
          </table:table-cell>
          <table:table-cell table:style-name="ce2" table:formula="of:=MOD([.E92];360)&lt;1" office:value-type="boolean" office:boolean-value="false" calcext:value-type="boolean">
            <text:p>FALSE</text:p>
          </table:table-cell>
          <table:table-cell table:style-name="ce2" table:formula="of:=MOD([.F92];360)&lt;1" office:value-type="boolean" office:boolean-value="false" calcext:value-type="boolean">
            <text:p>FALSE</text:p>
          </table:table-cell>
          <table:table-cell table:formula="of:=[.E91]+0.8" office:value-type="float" office:value="372" calcext:value-type="float">
            <text:p>372</text:p>
          </table:table-cell>
          <table:table-cell table:formula="of:=0.8+[.F91]" office:value-type="float" office:value="71.9999999999999" calcext:value-type="float">
            <text:p>71.9999999999999</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92];[.AA92];[.AB92];[.AC92];[.AD92];[.AE92];[.AF92];[.AG92];[.AH92];[.AI92];[.AJ92];[.AK92];[.AL92];[.AM92];[.AN92];[.AO92];[.AP92];[.AQ92])" office:value-type="string" office:string-value="  {16583, 17578, 25, 35, 45, 55, 65, 75, 85, 95, 105, 115, 125, 135, 145, 155, 165, 175}," calcext:value-type="string">
            <text:p><text:s text:c="2"/>{16583, 17578, 25, 35, 45, 55, 65, 75, 85, 95, 105, 115, 125, 135, 145, 155, 165, 175},</text:p>
          </table:table-cell>
          <table:table-cell/>
          <table:table-cell table:formula="of:=&quot;  {&quot;&amp;INT(MOD([.E92];360)/360*5974)+IF([.C92];32768;0)+16384&amp;&quot;, &quot;" office:value-type="string" office:string-value="  {16583, " calcext:value-type="string">
            <text:p><text:s text:c="2"/>{16583, </text:p>
          </table:table-cell>
          <table:table-cell table:formula="of:=INT(MOD([.F92];360)/360*5974)+IF([.D92];32768;0)+16384&amp;&quot;, &quot;" office:value-type="string" office:string-value="17578, " calcext:value-type="string">
            <text:p>17578, </text:p>
          </table:table-cell>
          <table:table-cell table:formula="of:=[.G92]&amp;&quot;, &quot;" office:value-type="string" office:string-value="25, " calcext:value-type="string">
            <text:p>25, </text:p>
          </table:table-cell>
          <table:table-cell table:formula="of:=[.H92]&amp;&quot;, &quot;" office:value-type="string" office:string-value="35, " calcext:value-type="string">
            <text:p>35, </text:p>
          </table:table-cell>
          <table:table-cell table:formula="of:=[.I92]&amp;&quot;, &quot;" office:value-type="string" office:string-value="45, " calcext:value-type="string">
            <text:p>45, </text:p>
          </table:table-cell>
          <table:table-cell table:formula="of:=[.J92]&amp;&quot;, &quot;" office:value-type="string" office:string-value="55, " calcext:value-type="string">
            <text:p>55, </text:p>
          </table:table-cell>
          <table:table-cell table:formula="of:=[.K92]&amp;&quot;, &quot;" office:value-type="string" office:string-value="65, " calcext:value-type="string">
            <text:p>65, </text:p>
          </table:table-cell>
          <table:table-cell table:formula="of:=[.L92]&amp;&quot;, &quot;" office:value-type="string" office:string-value="75, " calcext:value-type="string">
            <text:p>75, </text:p>
          </table:table-cell>
          <table:table-cell table:formula="of:=[.M92]&amp;&quot;, &quot;" office:value-type="string" office:string-value="85, " calcext:value-type="string">
            <text:p>85, </text:p>
          </table:table-cell>
          <table:table-cell table:formula="of:=[.N92]&amp;&quot;, &quot;" office:value-type="string" office:string-value="95, " calcext:value-type="string">
            <text:p>95, </text:p>
          </table:table-cell>
          <table:table-cell table:formula="of:=[.O92]&amp;&quot;, &quot;" office:value-type="string" office:string-value="105, " calcext:value-type="string">
            <text:p>105, </text:p>
          </table:table-cell>
          <table:table-cell table:formula="of:=[.P92]&amp;&quot;, &quot;" office:value-type="string" office:string-value="115, " calcext:value-type="string">
            <text:p>115, </text:p>
          </table:table-cell>
          <table:table-cell table:formula="of:=[.Q92]&amp;&quot;, &quot;" office:value-type="string" office:string-value="125, " calcext:value-type="string">
            <text:p>125, </text:p>
          </table:table-cell>
          <table:table-cell table:formula="of:=[.R92]&amp;&quot;, &quot;" office:value-type="string" office:string-value="135, " calcext:value-type="string">
            <text:p>135, </text:p>
          </table:table-cell>
          <table:table-cell table:formula="of:=[.S92]&amp;&quot;, &quot;" office:value-type="string" office:string-value="145, " calcext:value-type="string">
            <text:p>145, </text:p>
          </table:table-cell>
          <table:table-cell table:formula="of:=[.T92]&amp;&quot;, &quot;" office:value-type="string" office:string-value="155, " calcext:value-type="string">
            <text:p>155, </text:p>
          </table:table-cell>
          <table:table-cell table:formula="of:=[.U92]&amp;&quot;, &quot;" office:value-type="string" office:string-value="165, " calcext:value-type="string">
            <text:p>165, </text:p>
          </table:table-cell>
          <table:table-cell table:formula="of:=[.V92]&amp;&quot;},&quot;" office:value-type="string" office:string-value="175}," calcext:value-type="string">
            <text:p>175},</text:p>
          </table:table-cell>
          <table:table-cell table:number-columns-repeated="981"/>
        </table:table-row>
        <table:table-row table:style-name="ro1">
          <table:table-cell office:value-type="float" office:value="92" calcext:value-type="float">
            <text:p>92</text:p>
          </table:table-cell>
          <table:table-cell office:value-type="float" office:value="0.91" calcext:value-type="float">
            <text:p>0.91</text:p>
          </table:table-cell>
          <table:table-cell table:style-name="ce2" table:formula="of:=MOD([.E93];360)&lt;1" office:value-type="boolean" office:boolean-value="false" calcext:value-type="boolean">
            <text:p>FALSE</text:p>
          </table:table-cell>
          <table:table-cell table:style-name="ce2" table:formula="of:=MOD([.F93];360)&lt;1" office:value-type="boolean" office:boolean-value="false" calcext:value-type="boolean">
            <text:p>FALSE</text:p>
          </table:table-cell>
          <table:table-cell table:formula="of:=[.E92]+0.8" office:value-type="float" office:value="372.8" calcext:value-type="float">
            <text:p>372.8</text:p>
          </table:table-cell>
          <table:table-cell table:formula="of:=0.8+[.F92]" office:value-type="float" office:value="72.7999999999999" calcext:value-type="float">
            <text:p>72.7999999999999</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93];[.AA93];[.AB93];[.AC93];[.AD93];[.AE93];[.AF93];[.AG93];[.AH93];[.AI93];[.AJ93];[.AK93];[.AL93];[.AM93];[.AN93];[.AO93];[.AP93];[.AQ93])" office:value-type="string" office:string-value="  {16596, 17592, 25, 35, 45, 55, 65, 75, 85, 95, 105, 115, 125, 135, 145, 155, 165, 175}," calcext:value-type="string">
            <text:p><text:s text:c="2"/>{16596, 17592, 25, 35, 45, 55, 65, 75, 85, 95, 105, 115, 125, 135, 145, 155, 165, 175},</text:p>
          </table:table-cell>
          <table:table-cell/>
          <table:table-cell table:formula="of:=&quot;  {&quot;&amp;INT(MOD([.E93];360)/360*5974)+IF([.C93];32768;0)+16384&amp;&quot;, &quot;" office:value-type="string" office:string-value="  {16596, " calcext:value-type="string">
            <text:p><text:s text:c="2"/>{16596, </text:p>
          </table:table-cell>
          <table:table-cell table:formula="of:=INT(MOD([.F93];360)/360*5974)+IF([.D93];32768;0)+16384&amp;&quot;, &quot;" office:value-type="string" office:string-value="17592, " calcext:value-type="string">
            <text:p>17592, </text:p>
          </table:table-cell>
          <table:table-cell table:formula="of:=[.G93]&amp;&quot;, &quot;" office:value-type="string" office:string-value="25, " calcext:value-type="string">
            <text:p>25, </text:p>
          </table:table-cell>
          <table:table-cell table:formula="of:=[.H93]&amp;&quot;, &quot;" office:value-type="string" office:string-value="35, " calcext:value-type="string">
            <text:p>35, </text:p>
          </table:table-cell>
          <table:table-cell table:formula="of:=[.I93]&amp;&quot;, &quot;" office:value-type="string" office:string-value="45, " calcext:value-type="string">
            <text:p>45, </text:p>
          </table:table-cell>
          <table:table-cell table:formula="of:=[.J93]&amp;&quot;, &quot;" office:value-type="string" office:string-value="55, " calcext:value-type="string">
            <text:p>55, </text:p>
          </table:table-cell>
          <table:table-cell table:formula="of:=[.K93]&amp;&quot;, &quot;" office:value-type="string" office:string-value="65, " calcext:value-type="string">
            <text:p>65, </text:p>
          </table:table-cell>
          <table:table-cell table:formula="of:=[.L93]&amp;&quot;, &quot;" office:value-type="string" office:string-value="75, " calcext:value-type="string">
            <text:p>75, </text:p>
          </table:table-cell>
          <table:table-cell table:formula="of:=[.M93]&amp;&quot;, &quot;" office:value-type="string" office:string-value="85, " calcext:value-type="string">
            <text:p>85, </text:p>
          </table:table-cell>
          <table:table-cell table:formula="of:=[.N93]&amp;&quot;, &quot;" office:value-type="string" office:string-value="95, " calcext:value-type="string">
            <text:p>95, </text:p>
          </table:table-cell>
          <table:table-cell table:formula="of:=[.O93]&amp;&quot;, &quot;" office:value-type="string" office:string-value="105, " calcext:value-type="string">
            <text:p>105, </text:p>
          </table:table-cell>
          <table:table-cell table:formula="of:=[.P93]&amp;&quot;, &quot;" office:value-type="string" office:string-value="115, " calcext:value-type="string">
            <text:p>115, </text:p>
          </table:table-cell>
          <table:table-cell table:formula="of:=[.Q93]&amp;&quot;, &quot;" office:value-type="string" office:string-value="125, " calcext:value-type="string">
            <text:p>125, </text:p>
          </table:table-cell>
          <table:table-cell table:formula="of:=[.R93]&amp;&quot;, &quot;" office:value-type="string" office:string-value="135, " calcext:value-type="string">
            <text:p>135, </text:p>
          </table:table-cell>
          <table:table-cell table:formula="of:=[.S93]&amp;&quot;, &quot;" office:value-type="string" office:string-value="145, " calcext:value-type="string">
            <text:p>145, </text:p>
          </table:table-cell>
          <table:table-cell table:formula="of:=[.T93]&amp;&quot;, &quot;" office:value-type="string" office:string-value="155, " calcext:value-type="string">
            <text:p>155, </text:p>
          </table:table-cell>
          <table:table-cell table:formula="of:=[.U93]&amp;&quot;, &quot;" office:value-type="string" office:string-value="165, " calcext:value-type="string">
            <text:p>165, </text:p>
          </table:table-cell>
          <table:table-cell table:formula="of:=[.V93]&amp;&quot;},&quot;" office:value-type="string" office:string-value="175}," calcext:value-type="string">
            <text:p>175},</text:p>
          </table:table-cell>
          <table:table-cell table:number-columns-repeated="981"/>
        </table:table-row>
        <table:table-row table:style-name="ro1">
          <table:table-cell office:value-type="float" office:value="93" calcext:value-type="float">
            <text:p>93</text:p>
          </table:table-cell>
          <table:table-cell office:value-type="float" office:value="0.92" calcext:value-type="float">
            <text:p>0.92</text:p>
          </table:table-cell>
          <table:table-cell table:style-name="ce2" table:formula="of:=MOD([.E94];360)&lt;1" office:value-type="boolean" office:boolean-value="false" calcext:value-type="boolean">
            <text:p>FALSE</text:p>
          </table:table-cell>
          <table:table-cell table:style-name="ce2" table:formula="of:=MOD([.F94];360)&lt;1" office:value-type="boolean" office:boolean-value="false" calcext:value-type="boolean">
            <text:p>FALSE</text:p>
          </table:table-cell>
          <table:table-cell table:formula="of:=[.E93]+0.8" office:value-type="float" office:value="373.6" calcext:value-type="float">
            <text:p>373.6</text:p>
          </table:table-cell>
          <table:table-cell table:formula="of:=0.8+[.F93]" office:value-type="float" office:value="73.5999999999999" calcext:value-type="float">
            <text:p>73.5999999999999</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94];[.AA94];[.AB94];[.AC94];[.AD94];[.AE94];[.AF94];[.AG94];[.AH94];[.AI94];[.AJ94];[.AK94];[.AL94];[.AM94];[.AN94];[.AO94];[.AP94];[.AQ94])" office:value-type="string" office:string-value="  {16609, 17605, 25, 35, 45, 55, 65, 75, 85, 95, 105, 115, 125, 135, 145, 155, 165, 175}," calcext:value-type="string">
            <text:p><text:s text:c="2"/>{16609, 17605, 25, 35, 45, 55, 65, 75, 85, 95, 105, 115, 125, 135, 145, 155, 165, 175},</text:p>
          </table:table-cell>
          <table:table-cell/>
          <table:table-cell table:formula="of:=&quot;  {&quot;&amp;INT(MOD([.E94];360)/360*5974)+IF([.C94];32768;0)+16384&amp;&quot;, &quot;" office:value-type="string" office:string-value="  {16609, " calcext:value-type="string">
            <text:p><text:s text:c="2"/>{16609, </text:p>
          </table:table-cell>
          <table:table-cell table:formula="of:=INT(MOD([.F94];360)/360*5974)+IF([.D94];32768;0)+16384&amp;&quot;, &quot;" office:value-type="string" office:string-value="17605, " calcext:value-type="string">
            <text:p>17605, </text:p>
          </table:table-cell>
          <table:table-cell table:formula="of:=[.G94]&amp;&quot;, &quot;" office:value-type="string" office:string-value="25, " calcext:value-type="string">
            <text:p>25, </text:p>
          </table:table-cell>
          <table:table-cell table:formula="of:=[.H94]&amp;&quot;, &quot;" office:value-type="string" office:string-value="35, " calcext:value-type="string">
            <text:p>35, </text:p>
          </table:table-cell>
          <table:table-cell table:formula="of:=[.I94]&amp;&quot;, &quot;" office:value-type="string" office:string-value="45, " calcext:value-type="string">
            <text:p>45, </text:p>
          </table:table-cell>
          <table:table-cell table:formula="of:=[.J94]&amp;&quot;, &quot;" office:value-type="string" office:string-value="55, " calcext:value-type="string">
            <text:p>55, </text:p>
          </table:table-cell>
          <table:table-cell table:formula="of:=[.K94]&amp;&quot;, &quot;" office:value-type="string" office:string-value="65, " calcext:value-type="string">
            <text:p>65, </text:p>
          </table:table-cell>
          <table:table-cell table:formula="of:=[.L94]&amp;&quot;, &quot;" office:value-type="string" office:string-value="75, " calcext:value-type="string">
            <text:p>75, </text:p>
          </table:table-cell>
          <table:table-cell table:formula="of:=[.M94]&amp;&quot;, &quot;" office:value-type="string" office:string-value="85, " calcext:value-type="string">
            <text:p>85, </text:p>
          </table:table-cell>
          <table:table-cell table:formula="of:=[.N94]&amp;&quot;, &quot;" office:value-type="string" office:string-value="95, " calcext:value-type="string">
            <text:p>95, </text:p>
          </table:table-cell>
          <table:table-cell table:formula="of:=[.O94]&amp;&quot;, &quot;" office:value-type="string" office:string-value="105, " calcext:value-type="string">
            <text:p>105, </text:p>
          </table:table-cell>
          <table:table-cell table:formula="of:=[.P94]&amp;&quot;, &quot;" office:value-type="string" office:string-value="115, " calcext:value-type="string">
            <text:p>115, </text:p>
          </table:table-cell>
          <table:table-cell table:formula="of:=[.Q94]&amp;&quot;, &quot;" office:value-type="string" office:string-value="125, " calcext:value-type="string">
            <text:p>125, </text:p>
          </table:table-cell>
          <table:table-cell table:formula="of:=[.R94]&amp;&quot;, &quot;" office:value-type="string" office:string-value="135, " calcext:value-type="string">
            <text:p>135, </text:p>
          </table:table-cell>
          <table:table-cell table:formula="of:=[.S94]&amp;&quot;, &quot;" office:value-type="string" office:string-value="145, " calcext:value-type="string">
            <text:p>145, </text:p>
          </table:table-cell>
          <table:table-cell table:formula="of:=[.T94]&amp;&quot;, &quot;" office:value-type="string" office:string-value="155, " calcext:value-type="string">
            <text:p>155, </text:p>
          </table:table-cell>
          <table:table-cell table:formula="of:=[.U94]&amp;&quot;, &quot;" office:value-type="string" office:string-value="165, " calcext:value-type="string">
            <text:p>165, </text:p>
          </table:table-cell>
          <table:table-cell table:formula="of:=[.V94]&amp;&quot;},&quot;" office:value-type="string" office:string-value="175}," calcext:value-type="string">
            <text:p>175},</text:p>
          </table:table-cell>
          <table:table-cell table:number-columns-repeated="981"/>
        </table:table-row>
        <table:table-row table:style-name="ro1">
          <table:table-cell office:value-type="float" office:value="94" calcext:value-type="float">
            <text:p>94</text:p>
          </table:table-cell>
          <table:table-cell office:value-type="float" office:value="0.93" calcext:value-type="float">
            <text:p>0.93</text:p>
          </table:table-cell>
          <table:table-cell table:style-name="ce2" table:formula="of:=MOD([.E95];360)&lt;1" office:value-type="boolean" office:boolean-value="false" calcext:value-type="boolean">
            <text:p>FALSE</text:p>
          </table:table-cell>
          <table:table-cell table:style-name="ce2" table:formula="of:=MOD([.F95];360)&lt;1" office:value-type="boolean" office:boolean-value="false" calcext:value-type="boolean">
            <text:p>FALSE</text:p>
          </table:table-cell>
          <table:table-cell table:formula="of:=[.E94]+0.8" office:value-type="float" office:value="374.4" calcext:value-type="float">
            <text:p>374.4</text:p>
          </table:table-cell>
          <table:table-cell table:formula="of:=0.8+[.F94]" office:value-type="float" office:value="74.3999999999999" calcext:value-type="float">
            <text:p>74.3999999999999</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95];[.AA95];[.AB95];[.AC95];[.AD95];[.AE95];[.AF95];[.AG95];[.AH95];[.AI95];[.AJ95];[.AK95];[.AL95];[.AM95];[.AN95];[.AO95];[.AP95];[.AQ95])" office:value-type="string" office:string-value="  {16622, 17618, 25, 35, 45, 55, 65, 75, 85, 95, 105, 115, 125, 135, 145, 155, 165, 175}," calcext:value-type="string">
            <text:p><text:s text:c="2"/>{16622, 17618, 25, 35, 45, 55, 65, 75, 85, 95, 105, 115, 125, 135, 145, 155, 165, 175},</text:p>
          </table:table-cell>
          <table:table-cell/>
          <table:table-cell table:formula="of:=&quot;  {&quot;&amp;INT(MOD([.E95];360)/360*5974)+IF([.C95];32768;0)+16384&amp;&quot;, &quot;" office:value-type="string" office:string-value="  {16622, " calcext:value-type="string">
            <text:p><text:s text:c="2"/>{16622, </text:p>
          </table:table-cell>
          <table:table-cell table:formula="of:=INT(MOD([.F95];360)/360*5974)+IF([.D95];32768;0)+16384&amp;&quot;, &quot;" office:value-type="string" office:string-value="17618, " calcext:value-type="string">
            <text:p>17618, </text:p>
          </table:table-cell>
          <table:table-cell table:formula="of:=[.G95]&amp;&quot;, &quot;" office:value-type="string" office:string-value="25, " calcext:value-type="string">
            <text:p>25, </text:p>
          </table:table-cell>
          <table:table-cell table:formula="of:=[.H95]&amp;&quot;, &quot;" office:value-type="string" office:string-value="35, " calcext:value-type="string">
            <text:p>35, </text:p>
          </table:table-cell>
          <table:table-cell table:formula="of:=[.I95]&amp;&quot;, &quot;" office:value-type="string" office:string-value="45, " calcext:value-type="string">
            <text:p>45, </text:p>
          </table:table-cell>
          <table:table-cell table:formula="of:=[.J95]&amp;&quot;, &quot;" office:value-type="string" office:string-value="55, " calcext:value-type="string">
            <text:p>55, </text:p>
          </table:table-cell>
          <table:table-cell table:formula="of:=[.K95]&amp;&quot;, &quot;" office:value-type="string" office:string-value="65, " calcext:value-type="string">
            <text:p>65, </text:p>
          </table:table-cell>
          <table:table-cell table:formula="of:=[.L95]&amp;&quot;, &quot;" office:value-type="string" office:string-value="75, " calcext:value-type="string">
            <text:p>75, </text:p>
          </table:table-cell>
          <table:table-cell table:formula="of:=[.M95]&amp;&quot;, &quot;" office:value-type="string" office:string-value="85, " calcext:value-type="string">
            <text:p>85, </text:p>
          </table:table-cell>
          <table:table-cell table:formula="of:=[.N95]&amp;&quot;, &quot;" office:value-type="string" office:string-value="95, " calcext:value-type="string">
            <text:p>95, </text:p>
          </table:table-cell>
          <table:table-cell table:formula="of:=[.O95]&amp;&quot;, &quot;" office:value-type="string" office:string-value="105, " calcext:value-type="string">
            <text:p>105, </text:p>
          </table:table-cell>
          <table:table-cell table:formula="of:=[.P95]&amp;&quot;, &quot;" office:value-type="string" office:string-value="115, " calcext:value-type="string">
            <text:p>115, </text:p>
          </table:table-cell>
          <table:table-cell table:formula="of:=[.Q95]&amp;&quot;, &quot;" office:value-type="string" office:string-value="125, " calcext:value-type="string">
            <text:p>125, </text:p>
          </table:table-cell>
          <table:table-cell table:formula="of:=[.R95]&amp;&quot;, &quot;" office:value-type="string" office:string-value="135, " calcext:value-type="string">
            <text:p>135, </text:p>
          </table:table-cell>
          <table:table-cell table:formula="of:=[.S95]&amp;&quot;, &quot;" office:value-type="string" office:string-value="145, " calcext:value-type="string">
            <text:p>145, </text:p>
          </table:table-cell>
          <table:table-cell table:formula="of:=[.T95]&amp;&quot;, &quot;" office:value-type="string" office:string-value="155, " calcext:value-type="string">
            <text:p>155, </text:p>
          </table:table-cell>
          <table:table-cell table:formula="of:=[.U95]&amp;&quot;, &quot;" office:value-type="string" office:string-value="165, " calcext:value-type="string">
            <text:p>165, </text:p>
          </table:table-cell>
          <table:table-cell table:formula="of:=[.V95]&amp;&quot;},&quot;" office:value-type="string" office:string-value="175}," calcext:value-type="string">
            <text:p>175},</text:p>
          </table:table-cell>
          <table:table-cell table:number-columns-repeated="981"/>
        </table:table-row>
        <table:table-row table:style-name="ro1">
          <table:table-cell office:value-type="float" office:value="95" calcext:value-type="float">
            <text:p>95</text:p>
          </table:table-cell>
          <table:table-cell office:value-type="float" office:value="0.94" calcext:value-type="float">
            <text:p>0.94</text:p>
          </table:table-cell>
          <table:table-cell table:style-name="ce2" table:formula="of:=MOD([.E96];360)&lt;1" office:value-type="boolean" office:boolean-value="false" calcext:value-type="boolean">
            <text:p>FALSE</text:p>
          </table:table-cell>
          <table:table-cell table:style-name="ce2" table:formula="of:=MOD([.F96];360)&lt;1" office:value-type="boolean" office:boolean-value="false" calcext:value-type="boolean">
            <text:p>FALSE</text:p>
          </table:table-cell>
          <table:table-cell table:formula="of:=[.E95]+0.8" office:value-type="float" office:value="375.2" calcext:value-type="float">
            <text:p>375.2</text:p>
          </table:table-cell>
          <table:table-cell table:formula="of:=0.8+[.F95]" office:value-type="float" office:value="75.1999999999999" calcext:value-type="float">
            <text:p>75.1999999999999</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96];[.AA96];[.AB96];[.AC96];[.AD96];[.AE96];[.AF96];[.AG96];[.AH96];[.AI96];[.AJ96];[.AK96];[.AL96];[.AM96];[.AN96];[.AO96];[.AP96];[.AQ96])" office:value-type="string" office:string-value="  {16636, 17631, 25, 35, 45, 55, 65, 75, 85, 95, 105, 115, 125, 135, 145, 155, 165, 175}," calcext:value-type="string">
            <text:p><text:s text:c="2"/>{16636, 17631, 25, 35, 45, 55, 65, 75, 85, 95, 105, 115, 125, 135, 145, 155, 165, 175},</text:p>
          </table:table-cell>
          <table:table-cell/>
          <table:table-cell table:formula="of:=&quot;  {&quot;&amp;INT(MOD([.E96];360)/360*5974)+IF([.C96];32768;0)+16384&amp;&quot;, &quot;" office:value-type="string" office:string-value="  {16636, " calcext:value-type="string">
            <text:p><text:s text:c="2"/>{16636, </text:p>
          </table:table-cell>
          <table:table-cell table:formula="of:=INT(MOD([.F96];360)/360*5974)+IF([.D96];32768;0)+16384&amp;&quot;, &quot;" office:value-type="string" office:string-value="17631, " calcext:value-type="string">
            <text:p>17631, </text:p>
          </table:table-cell>
          <table:table-cell table:formula="of:=[.G96]&amp;&quot;, &quot;" office:value-type="string" office:string-value="25, " calcext:value-type="string">
            <text:p>25, </text:p>
          </table:table-cell>
          <table:table-cell table:formula="of:=[.H96]&amp;&quot;, &quot;" office:value-type="string" office:string-value="35, " calcext:value-type="string">
            <text:p>35, </text:p>
          </table:table-cell>
          <table:table-cell table:formula="of:=[.I96]&amp;&quot;, &quot;" office:value-type="string" office:string-value="45, " calcext:value-type="string">
            <text:p>45, </text:p>
          </table:table-cell>
          <table:table-cell table:formula="of:=[.J96]&amp;&quot;, &quot;" office:value-type="string" office:string-value="55, " calcext:value-type="string">
            <text:p>55, </text:p>
          </table:table-cell>
          <table:table-cell table:formula="of:=[.K96]&amp;&quot;, &quot;" office:value-type="string" office:string-value="65, " calcext:value-type="string">
            <text:p>65, </text:p>
          </table:table-cell>
          <table:table-cell table:formula="of:=[.L96]&amp;&quot;, &quot;" office:value-type="string" office:string-value="75, " calcext:value-type="string">
            <text:p>75, </text:p>
          </table:table-cell>
          <table:table-cell table:formula="of:=[.M96]&amp;&quot;, &quot;" office:value-type="string" office:string-value="85, " calcext:value-type="string">
            <text:p>85, </text:p>
          </table:table-cell>
          <table:table-cell table:formula="of:=[.N96]&amp;&quot;, &quot;" office:value-type="string" office:string-value="95, " calcext:value-type="string">
            <text:p>95, </text:p>
          </table:table-cell>
          <table:table-cell table:formula="of:=[.O96]&amp;&quot;, &quot;" office:value-type="string" office:string-value="105, " calcext:value-type="string">
            <text:p>105, </text:p>
          </table:table-cell>
          <table:table-cell table:formula="of:=[.P96]&amp;&quot;, &quot;" office:value-type="string" office:string-value="115, " calcext:value-type="string">
            <text:p>115, </text:p>
          </table:table-cell>
          <table:table-cell table:formula="of:=[.Q96]&amp;&quot;, &quot;" office:value-type="string" office:string-value="125, " calcext:value-type="string">
            <text:p>125, </text:p>
          </table:table-cell>
          <table:table-cell table:formula="of:=[.R96]&amp;&quot;, &quot;" office:value-type="string" office:string-value="135, " calcext:value-type="string">
            <text:p>135, </text:p>
          </table:table-cell>
          <table:table-cell table:formula="of:=[.S96]&amp;&quot;, &quot;" office:value-type="string" office:string-value="145, " calcext:value-type="string">
            <text:p>145, </text:p>
          </table:table-cell>
          <table:table-cell table:formula="of:=[.T96]&amp;&quot;, &quot;" office:value-type="string" office:string-value="155, " calcext:value-type="string">
            <text:p>155, </text:p>
          </table:table-cell>
          <table:table-cell table:formula="of:=[.U96]&amp;&quot;, &quot;" office:value-type="string" office:string-value="165, " calcext:value-type="string">
            <text:p>165, </text:p>
          </table:table-cell>
          <table:table-cell table:formula="of:=[.V96]&amp;&quot;},&quot;" office:value-type="string" office:string-value="175}," calcext:value-type="string">
            <text:p>175},</text:p>
          </table:table-cell>
          <table:table-cell table:number-columns-repeated="981"/>
        </table:table-row>
        <table:table-row table:style-name="ro1">
          <table:table-cell office:value-type="float" office:value="96" calcext:value-type="float">
            <text:p>96</text:p>
          </table:table-cell>
          <table:table-cell office:value-type="float" office:value="0.95" calcext:value-type="float">
            <text:p>0.95</text:p>
          </table:table-cell>
          <table:table-cell table:style-name="ce2" table:formula="of:=MOD([.E97];360)&lt;1" office:value-type="boolean" office:boolean-value="false" calcext:value-type="boolean">
            <text:p>FALSE</text:p>
          </table:table-cell>
          <table:table-cell table:style-name="ce2" table:formula="of:=MOD([.F97];360)&lt;1" office:value-type="boolean" office:boolean-value="false" calcext:value-type="boolean">
            <text:p>FALSE</text:p>
          </table:table-cell>
          <table:table-cell table:formula="of:=[.E96]+0.8" office:value-type="float" office:value="376" calcext:value-type="float">
            <text:p>376</text:p>
          </table:table-cell>
          <table:table-cell table:formula="of:=0.8+[.F96]" office:value-type="float" office:value="75.9999999999999" calcext:value-type="float">
            <text:p>75.9999999999999</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97];[.AA97];[.AB97];[.AC97];[.AD97];[.AE97];[.AF97];[.AG97];[.AH97];[.AI97];[.AJ97];[.AK97];[.AL97];[.AM97];[.AN97];[.AO97];[.AP97];[.AQ97])" office:value-type="string" office:string-value="  {16649, 17645, 25, 35, 45, 55, 65, 75, 85, 95, 105, 115, 125, 135, 145, 155, 165, 175}," calcext:value-type="string">
            <text:p><text:s text:c="2"/>{16649, 17645, 25, 35, 45, 55, 65, 75, 85, 95, 105, 115, 125, 135, 145, 155, 165, 175},</text:p>
          </table:table-cell>
          <table:table-cell/>
          <table:table-cell table:formula="of:=&quot;  {&quot;&amp;INT(MOD([.E97];360)/360*5974)+IF([.C97];32768;0)+16384&amp;&quot;, &quot;" office:value-type="string" office:string-value="  {16649, " calcext:value-type="string">
            <text:p><text:s text:c="2"/>{16649, </text:p>
          </table:table-cell>
          <table:table-cell table:formula="of:=INT(MOD([.F97];360)/360*5974)+IF([.D97];32768;0)+16384&amp;&quot;, &quot;" office:value-type="string" office:string-value="17645, " calcext:value-type="string">
            <text:p>17645, </text:p>
          </table:table-cell>
          <table:table-cell table:formula="of:=[.G97]&amp;&quot;, &quot;" office:value-type="string" office:string-value="25, " calcext:value-type="string">
            <text:p>25, </text:p>
          </table:table-cell>
          <table:table-cell table:formula="of:=[.H97]&amp;&quot;, &quot;" office:value-type="string" office:string-value="35, " calcext:value-type="string">
            <text:p>35, </text:p>
          </table:table-cell>
          <table:table-cell table:formula="of:=[.I97]&amp;&quot;, &quot;" office:value-type="string" office:string-value="45, " calcext:value-type="string">
            <text:p>45, </text:p>
          </table:table-cell>
          <table:table-cell table:formula="of:=[.J97]&amp;&quot;, &quot;" office:value-type="string" office:string-value="55, " calcext:value-type="string">
            <text:p>55, </text:p>
          </table:table-cell>
          <table:table-cell table:formula="of:=[.K97]&amp;&quot;, &quot;" office:value-type="string" office:string-value="65, " calcext:value-type="string">
            <text:p>65, </text:p>
          </table:table-cell>
          <table:table-cell table:formula="of:=[.L97]&amp;&quot;, &quot;" office:value-type="string" office:string-value="75, " calcext:value-type="string">
            <text:p>75, </text:p>
          </table:table-cell>
          <table:table-cell table:formula="of:=[.M97]&amp;&quot;, &quot;" office:value-type="string" office:string-value="85, " calcext:value-type="string">
            <text:p>85, </text:p>
          </table:table-cell>
          <table:table-cell table:formula="of:=[.N97]&amp;&quot;, &quot;" office:value-type="string" office:string-value="95, " calcext:value-type="string">
            <text:p>95, </text:p>
          </table:table-cell>
          <table:table-cell table:formula="of:=[.O97]&amp;&quot;, &quot;" office:value-type="string" office:string-value="105, " calcext:value-type="string">
            <text:p>105, </text:p>
          </table:table-cell>
          <table:table-cell table:formula="of:=[.P97]&amp;&quot;, &quot;" office:value-type="string" office:string-value="115, " calcext:value-type="string">
            <text:p>115, </text:p>
          </table:table-cell>
          <table:table-cell table:formula="of:=[.Q97]&amp;&quot;, &quot;" office:value-type="string" office:string-value="125, " calcext:value-type="string">
            <text:p>125, </text:p>
          </table:table-cell>
          <table:table-cell table:formula="of:=[.R97]&amp;&quot;, &quot;" office:value-type="string" office:string-value="135, " calcext:value-type="string">
            <text:p>135, </text:p>
          </table:table-cell>
          <table:table-cell table:formula="of:=[.S97]&amp;&quot;, &quot;" office:value-type="string" office:string-value="145, " calcext:value-type="string">
            <text:p>145, </text:p>
          </table:table-cell>
          <table:table-cell table:formula="of:=[.T97]&amp;&quot;, &quot;" office:value-type="string" office:string-value="155, " calcext:value-type="string">
            <text:p>155, </text:p>
          </table:table-cell>
          <table:table-cell table:formula="of:=[.U97]&amp;&quot;, &quot;" office:value-type="string" office:string-value="165, " calcext:value-type="string">
            <text:p>165, </text:p>
          </table:table-cell>
          <table:table-cell table:formula="of:=[.V97]&amp;&quot;},&quot;" office:value-type="string" office:string-value="175}," calcext:value-type="string">
            <text:p>175},</text:p>
          </table:table-cell>
          <table:table-cell table:number-columns-repeated="981"/>
        </table:table-row>
        <table:table-row table:style-name="ro1">
          <table:table-cell office:value-type="float" office:value="97" calcext:value-type="float">
            <text:p>97</text:p>
          </table:table-cell>
          <table:table-cell office:value-type="float" office:value="0.96" calcext:value-type="float">
            <text:p>0.96</text:p>
          </table:table-cell>
          <table:table-cell table:style-name="ce2" table:formula="of:=MOD([.E98];360)&lt;1" office:value-type="boolean" office:boolean-value="false" calcext:value-type="boolean">
            <text:p>FALSE</text:p>
          </table:table-cell>
          <table:table-cell table:style-name="ce2" table:formula="of:=MOD([.F98];360)&lt;1" office:value-type="boolean" office:boolean-value="false" calcext:value-type="boolean">
            <text:p>FALSE</text:p>
          </table:table-cell>
          <table:table-cell table:formula="of:=[.E97]+0.8" office:value-type="float" office:value="376.8" calcext:value-type="float">
            <text:p>376.8</text:p>
          </table:table-cell>
          <table:table-cell table:formula="of:=0.8+[.F97]" office:value-type="float" office:value="76.7999999999999" calcext:value-type="float">
            <text:p>76.7999999999999</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98];[.AA98];[.AB98];[.AC98];[.AD98];[.AE98];[.AF98];[.AG98];[.AH98];[.AI98];[.AJ98];[.AK98];[.AL98];[.AM98];[.AN98];[.AO98];[.AP98];[.AQ98])" office:value-type="string" office:string-value="  {16662, 17658, 25, 35, 45, 55, 65, 75, 85, 95, 105, 115, 125, 135, 145, 155, 165, 175}," calcext:value-type="string">
            <text:p><text:s text:c="2"/>{16662, 17658, 25, 35, 45, 55, 65, 75, 85, 95, 105, 115, 125, 135, 145, 155, 165, 175},</text:p>
          </table:table-cell>
          <table:table-cell/>
          <table:table-cell table:formula="of:=&quot;  {&quot;&amp;INT(MOD([.E98];360)/360*5974)+IF([.C98];32768;0)+16384&amp;&quot;, &quot;" office:value-type="string" office:string-value="  {16662, " calcext:value-type="string">
            <text:p><text:s text:c="2"/>{16662, </text:p>
          </table:table-cell>
          <table:table-cell table:formula="of:=INT(MOD([.F98];360)/360*5974)+IF([.D98];32768;0)+16384&amp;&quot;, &quot;" office:value-type="string" office:string-value="17658, " calcext:value-type="string">
            <text:p>17658, </text:p>
          </table:table-cell>
          <table:table-cell table:formula="of:=[.G98]&amp;&quot;, &quot;" office:value-type="string" office:string-value="25, " calcext:value-type="string">
            <text:p>25, </text:p>
          </table:table-cell>
          <table:table-cell table:formula="of:=[.H98]&amp;&quot;, &quot;" office:value-type="string" office:string-value="35, " calcext:value-type="string">
            <text:p>35, </text:p>
          </table:table-cell>
          <table:table-cell table:formula="of:=[.I98]&amp;&quot;, &quot;" office:value-type="string" office:string-value="45, " calcext:value-type="string">
            <text:p>45, </text:p>
          </table:table-cell>
          <table:table-cell table:formula="of:=[.J98]&amp;&quot;, &quot;" office:value-type="string" office:string-value="55, " calcext:value-type="string">
            <text:p>55, </text:p>
          </table:table-cell>
          <table:table-cell table:formula="of:=[.K98]&amp;&quot;, &quot;" office:value-type="string" office:string-value="65, " calcext:value-type="string">
            <text:p>65, </text:p>
          </table:table-cell>
          <table:table-cell table:formula="of:=[.L98]&amp;&quot;, &quot;" office:value-type="string" office:string-value="75, " calcext:value-type="string">
            <text:p>75, </text:p>
          </table:table-cell>
          <table:table-cell table:formula="of:=[.M98]&amp;&quot;, &quot;" office:value-type="string" office:string-value="85, " calcext:value-type="string">
            <text:p>85, </text:p>
          </table:table-cell>
          <table:table-cell table:formula="of:=[.N98]&amp;&quot;, &quot;" office:value-type="string" office:string-value="95, " calcext:value-type="string">
            <text:p>95, </text:p>
          </table:table-cell>
          <table:table-cell table:formula="of:=[.O98]&amp;&quot;, &quot;" office:value-type="string" office:string-value="105, " calcext:value-type="string">
            <text:p>105, </text:p>
          </table:table-cell>
          <table:table-cell table:formula="of:=[.P98]&amp;&quot;, &quot;" office:value-type="string" office:string-value="115, " calcext:value-type="string">
            <text:p>115, </text:p>
          </table:table-cell>
          <table:table-cell table:formula="of:=[.Q98]&amp;&quot;, &quot;" office:value-type="string" office:string-value="125, " calcext:value-type="string">
            <text:p>125, </text:p>
          </table:table-cell>
          <table:table-cell table:formula="of:=[.R98]&amp;&quot;, &quot;" office:value-type="string" office:string-value="135, " calcext:value-type="string">
            <text:p>135, </text:p>
          </table:table-cell>
          <table:table-cell table:formula="of:=[.S98]&amp;&quot;, &quot;" office:value-type="string" office:string-value="145, " calcext:value-type="string">
            <text:p>145, </text:p>
          </table:table-cell>
          <table:table-cell table:formula="of:=[.T98]&amp;&quot;, &quot;" office:value-type="string" office:string-value="155, " calcext:value-type="string">
            <text:p>155, </text:p>
          </table:table-cell>
          <table:table-cell table:formula="of:=[.U98]&amp;&quot;, &quot;" office:value-type="string" office:string-value="165, " calcext:value-type="string">
            <text:p>165, </text:p>
          </table:table-cell>
          <table:table-cell table:formula="of:=[.V98]&amp;&quot;},&quot;" office:value-type="string" office:string-value="175}," calcext:value-type="string">
            <text:p>175},</text:p>
          </table:table-cell>
          <table:table-cell table:number-columns-repeated="981"/>
        </table:table-row>
        <table:table-row table:style-name="ro1">
          <table:table-cell office:value-type="float" office:value="98" calcext:value-type="float">
            <text:p>98</text:p>
          </table:table-cell>
          <table:table-cell office:value-type="float" office:value="0.97" calcext:value-type="float">
            <text:p>0.97</text:p>
          </table:table-cell>
          <table:table-cell table:style-name="ce2" table:formula="of:=MOD([.E99];360)&lt;1" office:value-type="boolean" office:boolean-value="false" calcext:value-type="boolean">
            <text:p>FALSE</text:p>
          </table:table-cell>
          <table:table-cell table:style-name="ce2" table:formula="of:=MOD([.F99];360)&lt;1" office:value-type="boolean" office:boolean-value="false" calcext:value-type="boolean">
            <text:p>FALSE</text:p>
          </table:table-cell>
          <table:table-cell table:formula="of:=[.E98]+0.8" office:value-type="float" office:value="377.6" calcext:value-type="float">
            <text:p>377.6</text:p>
          </table:table-cell>
          <table:table-cell table:formula="of:=0.8+[.F98]" office:value-type="float" office:value="77.5999999999999" calcext:value-type="float">
            <text:p>77.5999999999999</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99];[.AA99];[.AB99];[.AC99];[.AD99];[.AE99];[.AF99];[.AG99];[.AH99];[.AI99];[.AJ99];[.AK99];[.AL99];[.AM99];[.AN99];[.AO99];[.AP99];[.AQ99])" office:value-type="string" office:string-value="  {16676, 17671, 25, 35, 45, 55, 65, 75, 85, 95, 105, 115, 125, 135, 145, 155, 165, 175}," calcext:value-type="string">
            <text:p><text:s text:c="2"/>{16676, 17671, 25, 35, 45, 55, 65, 75, 85, 95, 105, 115, 125, 135, 145, 155, 165, 175},</text:p>
          </table:table-cell>
          <table:table-cell/>
          <table:table-cell table:formula="of:=&quot;  {&quot;&amp;INT(MOD([.E99];360)/360*5974)+IF([.C99];32768;0)+16384&amp;&quot;, &quot;" office:value-type="string" office:string-value="  {16676, " calcext:value-type="string">
            <text:p><text:s text:c="2"/>{16676, </text:p>
          </table:table-cell>
          <table:table-cell table:formula="of:=INT(MOD([.F99];360)/360*5974)+IF([.D99];32768;0)+16384&amp;&quot;, &quot;" office:value-type="string" office:string-value="17671, " calcext:value-type="string">
            <text:p>17671, </text:p>
          </table:table-cell>
          <table:table-cell table:formula="of:=[.G99]&amp;&quot;, &quot;" office:value-type="string" office:string-value="25, " calcext:value-type="string">
            <text:p>25, </text:p>
          </table:table-cell>
          <table:table-cell table:formula="of:=[.H99]&amp;&quot;, &quot;" office:value-type="string" office:string-value="35, " calcext:value-type="string">
            <text:p>35, </text:p>
          </table:table-cell>
          <table:table-cell table:formula="of:=[.I99]&amp;&quot;, &quot;" office:value-type="string" office:string-value="45, " calcext:value-type="string">
            <text:p>45, </text:p>
          </table:table-cell>
          <table:table-cell table:formula="of:=[.J99]&amp;&quot;, &quot;" office:value-type="string" office:string-value="55, " calcext:value-type="string">
            <text:p>55, </text:p>
          </table:table-cell>
          <table:table-cell table:formula="of:=[.K99]&amp;&quot;, &quot;" office:value-type="string" office:string-value="65, " calcext:value-type="string">
            <text:p>65, </text:p>
          </table:table-cell>
          <table:table-cell table:formula="of:=[.L99]&amp;&quot;, &quot;" office:value-type="string" office:string-value="75, " calcext:value-type="string">
            <text:p>75, </text:p>
          </table:table-cell>
          <table:table-cell table:formula="of:=[.M99]&amp;&quot;, &quot;" office:value-type="string" office:string-value="85, " calcext:value-type="string">
            <text:p>85, </text:p>
          </table:table-cell>
          <table:table-cell table:formula="of:=[.N99]&amp;&quot;, &quot;" office:value-type="string" office:string-value="95, " calcext:value-type="string">
            <text:p>95, </text:p>
          </table:table-cell>
          <table:table-cell table:formula="of:=[.O99]&amp;&quot;, &quot;" office:value-type="string" office:string-value="105, " calcext:value-type="string">
            <text:p>105, </text:p>
          </table:table-cell>
          <table:table-cell table:formula="of:=[.P99]&amp;&quot;, &quot;" office:value-type="string" office:string-value="115, " calcext:value-type="string">
            <text:p>115, </text:p>
          </table:table-cell>
          <table:table-cell table:formula="of:=[.Q99]&amp;&quot;, &quot;" office:value-type="string" office:string-value="125, " calcext:value-type="string">
            <text:p>125, </text:p>
          </table:table-cell>
          <table:table-cell table:formula="of:=[.R99]&amp;&quot;, &quot;" office:value-type="string" office:string-value="135, " calcext:value-type="string">
            <text:p>135, </text:p>
          </table:table-cell>
          <table:table-cell table:formula="of:=[.S99]&amp;&quot;, &quot;" office:value-type="string" office:string-value="145, " calcext:value-type="string">
            <text:p>145, </text:p>
          </table:table-cell>
          <table:table-cell table:formula="of:=[.T99]&amp;&quot;, &quot;" office:value-type="string" office:string-value="155, " calcext:value-type="string">
            <text:p>155, </text:p>
          </table:table-cell>
          <table:table-cell table:formula="of:=[.U99]&amp;&quot;, &quot;" office:value-type="string" office:string-value="165, " calcext:value-type="string">
            <text:p>165, </text:p>
          </table:table-cell>
          <table:table-cell table:formula="of:=[.V99]&amp;&quot;},&quot;" office:value-type="string" office:string-value="175}," calcext:value-type="string">
            <text:p>175},</text:p>
          </table:table-cell>
          <table:table-cell table:number-columns-repeated="981"/>
        </table:table-row>
        <table:table-row table:style-name="ro1">
          <table:table-cell office:value-type="float" office:value="99" calcext:value-type="float">
            <text:p>99</text:p>
          </table:table-cell>
          <table:table-cell office:value-type="float" office:value="0.98" calcext:value-type="float">
            <text:p>0.98</text:p>
          </table:table-cell>
          <table:table-cell table:style-name="ce2" table:formula="of:=MOD([.E100];360)&lt;1" office:value-type="boolean" office:boolean-value="false" calcext:value-type="boolean">
            <text:p>FALSE</text:p>
          </table:table-cell>
          <table:table-cell table:style-name="ce2" table:formula="of:=MOD([.F100];360)&lt;1" office:value-type="boolean" office:boolean-value="false" calcext:value-type="boolean">
            <text:p>FALSE</text:p>
          </table:table-cell>
          <table:table-cell table:formula="of:=[.E99]+0.8" office:value-type="float" office:value="378.4" calcext:value-type="float">
            <text:p>378.4</text:p>
          </table:table-cell>
          <table:table-cell table:formula="of:=0.8+[.F99]" office:value-type="float" office:value="78.3999999999999" calcext:value-type="float">
            <text:p>78.3999999999999</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00];[.AA100];[.AB100];[.AC100];[.AD100];[.AE100];[.AF100];[.AG100];[.AH100];[.AI100];[.AJ100];[.AK100];[.AL100];[.AM100];[.AN100];[.AO100];[.AP100];[.AQ100])" office:value-type="string" office:string-value="  {16689, 17685, 25, 35, 45, 55, 65, 75, 85, 95, 105, 115, 125, 135, 145, 155, 165, 175}," calcext:value-type="string">
            <text:p><text:s text:c="2"/>{16689, 17685, 25, 35, 45, 55, 65, 75, 85, 95, 105, 115, 125, 135, 145, 155, 165, 175},</text:p>
          </table:table-cell>
          <table:table-cell/>
          <table:table-cell table:formula="of:=&quot;  {&quot;&amp;INT(MOD([.E100];360)/360*5974)+IF([.C100];32768;0)+16384&amp;&quot;, &quot;" office:value-type="string" office:string-value="  {16689, " calcext:value-type="string">
            <text:p><text:s text:c="2"/>{16689, </text:p>
          </table:table-cell>
          <table:table-cell table:formula="of:=INT(MOD([.F100];360)/360*5974)+IF([.D100];32768;0)+16384&amp;&quot;, &quot;" office:value-type="string" office:string-value="17685, " calcext:value-type="string">
            <text:p>17685, </text:p>
          </table:table-cell>
          <table:table-cell table:formula="of:=[.G100]&amp;&quot;, &quot;" office:value-type="string" office:string-value="25, " calcext:value-type="string">
            <text:p>25, </text:p>
          </table:table-cell>
          <table:table-cell table:formula="of:=[.H100]&amp;&quot;, &quot;" office:value-type="string" office:string-value="35, " calcext:value-type="string">
            <text:p>35, </text:p>
          </table:table-cell>
          <table:table-cell table:formula="of:=[.I100]&amp;&quot;, &quot;" office:value-type="string" office:string-value="45, " calcext:value-type="string">
            <text:p>45, </text:p>
          </table:table-cell>
          <table:table-cell table:formula="of:=[.J100]&amp;&quot;, &quot;" office:value-type="string" office:string-value="55, " calcext:value-type="string">
            <text:p>55, </text:p>
          </table:table-cell>
          <table:table-cell table:formula="of:=[.K100]&amp;&quot;, &quot;" office:value-type="string" office:string-value="65, " calcext:value-type="string">
            <text:p>65, </text:p>
          </table:table-cell>
          <table:table-cell table:formula="of:=[.L100]&amp;&quot;, &quot;" office:value-type="string" office:string-value="75, " calcext:value-type="string">
            <text:p>75, </text:p>
          </table:table-cell>
          <table:table-cell table:formula="of:=[.M100]&amp;&quot;, &quot;" office:value-type="string" office:string-value="85, " calcext:value-type="string">
            <text:p>85, </text:p>
          </table:table-cell>
          <table:table-cell table:formula="of:=[.N100]&amp;&quot;, &quot;" office:value-type="string" office:string-value="95, " calcext:value-type="string">
            <text:p>95, </text:p>
          </table:table-cell>
          <table:table-cell table:formula="of:=[.O100]&amp;&quot;, &quot;" office:value-type="string" office:string-value="105, " calcext:value-type="string">
            <text:p>105, </text:p>
          </table:table-cell>
          <table:table-cell table:formula="of:=[.P100]&amp;&quot;, &quot;" office:value-type="string" office:string-value="115, " calcext:value-type="string">
            <text:p>115, </text:p>
          </table:table-cell>
          <table:table-cell table:formula="of:=[.Q100]&amp;&quot;, &quot;" office:value-type="string" office:string-value="125, " calcext:value-type="string">
            <text:p>125, </text:p>
          </table:table-cell>
          <table:table-cell table:formula="of:=[.R100]&amp;&quot;, &quot;" office:value-type="string" office:string-value="135, " calcext:value-type="string">
            <text:p>135, </text:p>
          </table:table-cell>
          <table:table-cell table:formula="of:=[.S100]&amp;&quot;, &quot;" office:value-type="string" office:string-value="145, " calcext:value-type="string">
            <text:p>145, </text:p>
          </table:table-cell>
          <table:table-cell table:formula="of:=[.T100]&amp;&quot;, &quot;" office:value-type="string" office:string-value="155, " calcext:value-type="string">
            <text:p>155, </text:p>
          </table:table-cell>
          <table:table-cell table:formula="of:=[.U100]&amp;&quot;, &quot;" office:value-type="string" office:string-value="165, " calcext:value-type="string">
            <text:p>165, </text:p>
          </table:table-cell>
          <table:table-cell table:formula="of:=[.V100]&amp;&quot;},&quot;" office:value-type="string" office:string-value="175}," calcext:value-type="string">
            <text:p>175},</text:p>
          </table:table-cell>
          <table:table-cell table:number-columns-repeated="981"/>
        </table:table-row>
        <table:table-row table:style-name="ro1">
          <table:table-cell office:value-type="float" office:value="100" calcext:value-type="float">
            <text:p>100</text:p>
          </table:table-cell>
          <table:table-cell office:value-type="float" office:value="0.99" calcext:value-type="float">
            <text:p>0.99</text:p>
          </table:table-cell>
          <table:table-cell table:style-name="ce2" table:formula="of:=MOD([.E101];360)&lt;1" office:value-type="boolean" office:boolean-value="false" calcext:value-type="boolean">
            <text:p>FALSE</text:p>
          </table:table-cell>
          <table:table-cell table:style-name="ce2" table:formula="of:=MOD([.F101];360)&lt;1" office:value-type="boolean" office:boolean-value="false" calcext:value-type="boolean">
            <text:p>FALSE</text:p>
          </table:table-cell>
          <table:table-cell table:formula="of:=[.E100]+0.8" office:value-type="float" office:value="379.2" calcext:value-type="float">
            <text:p>379.2</text:p>
          </table:table-cell>
          <table:table-cell table:formula="of:=0.8+[.F100]" office:value-type="float" office:value="79.1999999999999" calcext:value-type="float">
            <text:p>79.1999999999999</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01];[.AA101];[.AB101];[.AC101];[.AD101];[.AE101];[.AF101];[.AG101];[.AH101];[.AI101];[.AJ101];[.AK101];[.AL101];[.AM101];[.AN101];[.AO101];[.AP101];[.AQ101])" office:value-type="string" office:string-value="  {16702, 17698, 25, 35, 45, 55, 65, 75, 85, 95, 105, 115, 125, 135, 145, 155, 165, 175}," calcext:value-type="string">
            <text:p><text:s text:c="2"/>{16702, 17698, 25, 35, 45, 55, 65, 75, 85, 95, 105, 115, 125, 135, 145, 155, 165, 175},</text:p>
          </table:table-cell>
          <table:table-cell/>
          <table:table-cell table:formula="of:=&quot;  {&quot;&amp;INT(MOD([.E101];360)/360*5974)+IF([.C101];32768;0)+16384&amp;&quot;, &quot;" office:value-type="string" office:string-value="  {16702, " calcext:value-type="string">
            <text:p><text:s text:c="2"/>{16702, </text:p>
          </table:table-cell>
          <table:table-cell table:formula="of:=INT(MOD([.F101];360)/360*5974)+IF([.D101];32768;0)+16384&amp;&quot;, &quot;" office:value-type="string" office:string-value="17698, " calcext:value-type="string">
            <text:p>17698, </text:p>
          </table:table-cell>
          <table:table-cell table:formula="of:=[.G101]&amp;&quot;, &quot;" office:value-type="string" office:string-value="25, " calcext:value-type="string">
            <text:p>25, </text:p>
          </table:table-cell>
          <table:table-cell table:formula="of:=[.H101]&amp;&quot;, &quot;" office:value-type="string" office:string-value="35, " calcext:value-type="string">
            <text:p>35, </text:p>
          </table:table-cell>
          <table:table-cell table:formula="of:=[.I101]&amp;&quot;, &quot;" office:value-type="string" office:string-value="45, " calcext:value-type="string">
            <text:p>45, </text:p>
          </table:table-cell>
          <table:table-cell table:formula="of:=[.J101]&amp;&quot;, &quot;" office:value-type="string" office:string-value="55, " calcext:value-type="string">
            <text:p>55, </text:p>
          </table:table-cell>
          <table:table-cell table:formula="of:=[.K101]&amp;&quot;, &quot;" office:value-type="string" office:string-value="65, " calcext:value-type="string">
            <text:p>65, </text:p>
          </table:table-cell>
          <table:table-cell table:formula="of:=[.L101]&amp;&quot;, &quot;" office:value-type="string" office:string-value="75, " calcext:value-type="string">
            <text:p>75, </text:p>
          </table:table-cell>
          <table:table-cell table:formula="of:=[.M101]&amp;&quot;, &quot;" office:value-type="string" office:string-value="85, " calcext:value-type="string">
            <text:p>85, </text:p>
          </table:table-cell>
          <table:table-cell table:formula="of:=[.N101]&amp;&quot;, &quot;" office:value-type="string" office:string-value="95, " calcext:value-type="string">
            <text:p>95, </text:p>
          </table:table-cell>
          <table:table-cell table:formula="of:=[.O101]&amp;&quot;, &quot;" office:value-type="string" office:string-value="105, " calcext:value-type="string">
            <text:p>105, </text:p>
          </table:table-cell>
          <table:table-cell table:formula="of:=[.P101]&amp;&quot;, &quot;" office:value-type="string" office:string-value="115, " calcext:value-type="string">
            <text:p>115, </text:p>
          </table:table-cell>
          <table:table-cell table:formula="of:=[.Q101]&amp;&quot;, &quot;" office:value-type="string" office:string-value="125, " calcext:value-type="string">
            <text:p>125, </text:p>
          </table:table-cell>
          <table:table-cell table:formula="of:=[.R101]&amp;&quot;, &quot;" office:value-type="string" office:string-value="135, " calcext:value-type="string">
            <text:p>135, </text:p>
          </table:table-cell>
          <table:table-cell table:formula="of:=[.S101]&amp;&quot;, &quot;" office:value-type="string" office:string-value="145, " calcext:value-type="string">
            <text:p>145, </text:p>
          </table:table-cell>
          <table:table-cell table:formula="of:=[.T101]&amp;&quot;, &quot;" office:value-type="string" office:string-value="155, " calcext:value-type="string">
            <text:p>155, </text:p>
          </table:table-cell>
          <table:table-cell table:formula="of:=[.U101]&amp;&quot;, &quot;" office:value-type="string" office:string-value="165, " calcext:value-type="string">
            <text:p>165, </text:p>
          </table:table-cell>
          <table:table-cell table:formula="of:=[.V101]&amp;&quot;},&quot;" office:value-type="string" office:string-value="175}," calcext:value-type="string">
            <text:p>175},</text:p>
          </table:table-cell>
          <table:table-cell table:number-columns-repeated="981"/>
        </table:table-row>
        <table:table-row table:style-name="ro1">
          <table:table-cell office:value-type="float" office:value="101" calcext:value-type="float">
            <text:p>101</text:p>
          </table:table-cell>
          <table:table-cell office:value-type="float" office:value="1" calcext:value-type="float">
            <text:p>1</text:p>
          </table:table-cell>
          <table:table-cell table:style-name="ce2" table:formula="of:=MOD([.E102];360)&lt;1" office:value-type="boolean" office:boolean-value="false" calcext:value-type="boolean">
            <text:p>FALSE</text:p>
          </table:table-cell>
          <table:table-cell table:style-name="ce2" table:formula="of:=MOD([.F102];360)&lt;1" office:value-type="boolean" office:boolean-value="false" calcext:value-type="boolean">
            <text:p>FALSE</text:p>
          </table:table-cell>
          <table:table-cell table:formula="of:=[.E101]+0.8" office:value-type="float" office:value="380" calcext:value-type="float">
            <text:p>380</text:p>
          </table:table-cell>
          <table:table-cell table:formula="of:=0.8+[.F101]" office:value-type="float" office:value="79.9999999999998" calcext:value-type="float">
            <text:p>79.999999999999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02];[.AA102];[.AB102];[.AC102];[.AD102];[.AE102];[.AF102];[.AG102];[.AH102];[.AI102];[.AJ102];[.AK102];[.AL102];[.AM102];[.AN102];[.AO102];[.AP102];[.AQ102])" office:value-type="string" office:string-value="  {16715, 17711, 25, 35, 45, 55, 65, 75, 85, 95, 105, 115, 125, 135, 145, 155, 165, 175}," calcext:value-type="string">
            <text:p><text:s text:c="2"/>{16715, 17711, 25, 35, 45, 55, 65, 75, 85, 95, 105, 115, 125, 135, 145, 155, 165, 175},</text:p>
          </table:table-cell>
          <table:table-cell/>
          <table:table-cell table:formula="of:=&quot;  {&quot;&amp;INT(MOD([.E102];360)/360*5974)+IF([.C102];32768;0)+16384&amp;&quot;, &quot;" office:value-type="string" office:string-value="  {16715, " calcext:value-type="string">
            <text:p><text:s text:c="2"/>{16715, </text:p>
          </table:table-cell>
          <table:table-cell table:formula="of:=INT(MOD([.F102];360)/360*5974)+IF([.D102];32768;0)+16384&amp;&quot;, &quot;" office:value-type="string" office:string-value="17711, " calcext:value-type="string">
            <text:p>17711, </text:p>
          </table:table-cell>
          <table:table-cell table:formula="of:=[.G102]&amp;&quot;, &quot;" office:value-type="string" office:string-value="25, " calcext:value-type="string">
            <text:p>25, </text:p>
          </table:table-cell>
          <table:table-cell table:formula="of:=[.H102]&amp;&quot;, &quot;" office:value-type="string" office:string-value="35, " calcext:value-type="string">
            <text:p>35, </text:p>
          </table:table-cell>
          <table:table-cell table:formula="of:=[.I102]&amp;&quot;, &quot;" office:value-type="string" office:string-value="45, " calcext:value-type="string">
            <text:p>45, </text:p>
          </table:table-cell>
          <table:table-cell table:formula="of:=[.J102]&amp;&quot;, &quot;" office:value-type="string" office:string-value="55, " calcext:value-type="string">
            <text:p>55, </text:p>
          </table:table-cell>
          <table:table-cell table:formula="of:=[.K102]&amp;&quot;, &quot;" office:value-type="string" office:string-value="65, " calcext:value-type="string">
            <text:p>65, </text:p>
          </table:table-cell>
          <table:table-cell table:formula="of:=[.L102]&amp;&quot;, &quot;" office:value-type="string" office:string-value="75, " calcext:value-type="string">
            <text:p>75, </text:p>
          </table:table-cell>
          <table:table-cell table:formula="of:=[.M102]&amp;&quot;, &quot;" office:value-type="string" office:string-value="85, " calcext:value-type="string">
            <text:p>85, </text:p>
          </table:table-cell>
          <table:table-cell table:formula="of:=[.N102]&amp;&quot;, &quot;" office:value-type="string" office:string-value="95, " calcext:value-type="string">
            <text:p>95, </text:p>
          </table:table-cell>
          <table:table-cell table:formula="of:=[.O102]&amp;&quot;, &quot;" office:value-type="string" office:string-value="105, " calcext:value-type="string">
            <text:p>105, </text:p>
          </table:table-cell>
          <table:table-cell table:formula="of:=[.P102]&amp;&quot;, &quot;" office:value-type="string" office:string-value="115, " calcext:value-type="string">
            <text:p>115, </text:p>
          </table:table-cell>
          <table:table-cell table:formula="of:=[.Q102]&amp;&quot;, &quot;" office:value-type="string" office:string-value="125, " calcext:value-type="string">
            <text:p>125, </text:p>
          </table:table-cell>
          <table:table-cell table:formula="of:=[.R102]&amp;&quot;, &quot;" office:value-type="string" office:string-value="135, " calcext:value-type="string">
            <text:p>135, </text:p>
          </table:table-cell>
          <table:table-cell table:formula="of:=[.S102]&amp;&quot;, &quot;" office:value-type="string" office:string-value="145, " calcext:value-type="string">
            <text:p>145, </text:p>
          </table:table-cell>
          <table:table-cell table:formula="of:=[.T102]&amp;&quot;, &quot;" office:value-type="string" office:string-value="155, " calcext:value-type="string">
            <text:p>155, </text:p>
          </table:table-cell>
          <table:table-cell table:formula="of:=[.U102]&amp;&quot;, &quot;" office:value-type="string" office:string-value="165, " calcext:value-type="string">
            <text:p>165, </text:p>
          </table:table-cell>
          <table:table-cell table:formula="of:=[.V102]&amp;&quot;},&quot;" office:value-type="string" office:string-value="175}," calcext:value-type="string">
            <text:p>175},</text:p>
          </table:table-cell>
          <table:table-cell table:number-columns-repeated="981"/>
        </table:table-row>
        <table:table-row table:style-name="ro1">
          <table:table-cell office:value-type="float" office:value="102" calcext:value-type="float">
            <text:p>102</text:p>
          </table:table-cell>
          <table:table-cell office:value-type="float" office:value="1.01" calcext:value-type="float">
            <text:p>1.01</text:p>
          </table:table-cell>
          <table:table-cell table:style-name="ce2" table:formula="of:=MOD([.E103];360)&lt;1" office:value-type="boolean" office:boolean-value="false" calcext:value-type="boolean">
            <text:p>FALSE</text:p>
          </table:table-cell>
          <table:table-cell table:style-name="ce2" table:formula="of:=MOD([.F103];360)&lt;1" office:value-type="boolean" office:boolean-value="false" calcext:value-type="boolean">
            <text:p>FALSE</text:p>
          </table:table-cell>
          <table:table-cell table:formula="of:=[.E102]+0.8" office:value-type="float" office:value="380.8" calcext:value-type="float">
            <text:p>380.8</text:p>
          </table:table-cell>
          <table:table-cell table:formula="of:=0.8+[.F102]" office:value-type="float" office:value="80.7999999999998" calcext:value-type="float">
            <text:p>80.799999999999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03];[.AA103];[.AB103];[.AC103];[.AD103];[.AE103];[.AF103];[.AG103];[.AH103];[.AI103];[.AJ103];[.AK103];[.AL103];[.AM103];[.AN103];[.AO103];[.AP103];[.AQ103])" office:value-type="string" office:string-value="  {16729, 17724, 25, 35, 45, 55, 65, 75, 85, 95, 105, 115, 125, 135, 145, 155, 165, 175}," calcext:value-type="string">
            <text:p><text:s text:c="2"/>{16729, 17724, 25, 35, 45, 55, 65, 75, 85, 95, 105, 115, 125, 135, 145, 155, 165, 175},</text:p>
          </table:table-cell>
          <table:table-cell/>
          <table:table-cell table:formula="of:=&quot;  {&quot;&amp;INT(MOD([.E103];360)/360*5974)+IF([.C103];32768;0)+16384&amp;&quot;, &quot;" office:value-type="string" office:string-value="  {16729, " calcext:value-type="string">
            <text:p><text:s text:c="2"/>{16729, </text:p>
          </table:table-cell>
          <table:table-cell table:formula="of:=INT(MOD([.F103];360)/360*5974)+IF([.D103];32768;0)+16384&amp;&quot;, &quot;" office:value-type="string" office:string-value="17724, " calcext:value-type="string">
            <text:p>17724, </text:p>
          </table:table-cell>
          <table:table-cell table:formula="of:=[.G103]&amp;&quot;, &quot;" office:value-type="string" office:string-value="25, " calcext:value-type="string">
            <text:p>25, </text:p>
          </table:table-cell>
          <table:table-cell table:formula="of:=[.H103]&amp;&quot;, &quot;" office:value-type="string" office:string-value="35, " calcext:value-type="string">
            <text:p>35, </text:p>
          </table:table-cell>
          <table:table-cell table:formula="of:=[.I103]&amp;&quot;, &quot;" office:value-type="string" office:string-value="45, " calcext:value-type="string">
            <text:p>45, </text:p>
          </table:table-cell>
          <table:table-cell table:formula="of:=[.J103]&amp;&quot;, &quot;" office:value-type="string" office:string-value="55, " calcext:value-type="string">
            <text:p>55, </text:p>
          </table:table-cell>
          <table:table-cell table:formula="of:=[.K103]&amp;&quot;, &quot;" office:value-type="string" office:string-value="65, " calcext:value-type="string">
            <text:p>65, </text:p>
          </table:table-cell>
          <table:table-cell table:formula="of:=[.L103]&amp;&quot;, &quot;" office:value-type="string" office:string-value="75, " calcext:value-type="string">
            <text:p>75, </text:p>
          </table:table-cell>
          <table:table-cell table:formula="of:=[.M103]&amp;&quot;, &quot;" office:value-type="string" office:string-value="85, " calcext:value-type="string">
            <text:p>85, </text:p>
          </table:table-cell>
          <table:table-cell table:formula="of:=[.N103]&amp;&quot;, &quot;" office:value-type="string" office:string-value="95, " calcext:value-type="string">
            <text:p>95, </text:p>
          </table:table-cell>
          <table:table-cell table:formula="of:=[.O103]&amp;&quot;, &quot;" office:value-type="string" office:string-value="105, " calcext:value-type="string">
            <text:p>105, </text:p>
          </table:table-cell>
          <table:table-cell table:formula="of:=[.P103]&amp;&quot;, &quot;" office:value-type="string" office:string-value="115, " calcext:value-type="string">
            <text:p>115, </text:p>
          </table:table-cell>
          <table:table-cell table:formula="of:=[.Q103]&amp;&quot;, &quot;" office:value-type="string" office:string-value="125, " calcext:value-type="string">
            <text:p>125, </text:p>
          </table:table-cell>
          <table:table-cell table:formula="of:=[.R103]&amp;&quot;, &quot;" office:value-type="string" office:string-value="135, " calcext:value-type="string">
            <text:p>135, </text:p>
          </table:table-cell>
          <table:table-cell table:formula="of:=[.S103]&amp;&quot;, &quot;" office:value-type="string" office:string-value="145, " calcext:value-type="string">
            <text:p>145, </text:p>
          </table:table-cell>
          <table:table-cell table:formula="of:=[.T103]&amp;&quot;, &quot;" office:value-type="string" office:string-value="155, " calcext:value-type="string">
            <text:p>155, </text:p>
          </table:table-cell>
          <table:table-cell table:formula="of:=[.U103]&amp;&quot;, &quot;" office:value-type="string" office:string-value="165, " calcext:value-type="string">
            <text:p>165, </text:p>
          </table:table-cell>
          <table:table-cell table:formula="of:=[.V103]&amp;&quot;},&quot;" office:value-type="string" office:string-value="175}," calcext:value-type="string">
            <text:p>175},</text:p>
          </table:table-cell>
          <table:table-cell table:number-columns-repeated="981"/>
        </table:table-row>
        <table:table-row table:style-name="ro1">
          <table:table-cell office:value-type="float" office:value="103" calcext:value-type="float">
            <text:p>103</text:p>
          </table:table-cell>
          <table:table-cell office:value-type="float" office:value="1.02" calcext:value-type="float">
            <text:p>1.02</text:p>
          </table:table-cell>
          <table:table-cell table:style-name="ce2" table:formula="of:=MOD([.E104];360)&lt;1" office:value-type="boolean" office:boolean-value="false" calcext:value-type="boolean">
            <text:p>FALSE</text:p>
          </table:table-cell>
          <table:table-cell table:style-name="ce2" table:formula="of:=MOD([.F104];360)&lt;1" office:value-type="boolean" office:boolean-value="false" calcext:value-type="boolean">
            <text:p>FALSE</text:p>
          </table:table-cell>
          <table:table-cell table:formula="of:=[.E103]+0.8" office:value-type="float" office:value="381.6" calcext:value-type="float">
            <text:p>381.6</text:p>
          </table:table-cell>
          <table:table-cell table:formula="of:=0.8+[.F103]" office:value-type="float" office:value="81.5999999999998" calcext:value-type="float">
            <text:p>81.599999999999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04];[.AA104];[.AB104];[.AC104];[.AD104];[.AE104];[.AF104];[.AG104];[.AH104];[.AI104];[.AJ104];[.AK104];[.AL104];[.AM104];[.AN104];[.AO104];[.AP104];[.AQ104])" office:value-type="string" office:string-value="  {16742, 17738, 25, 35, 45, 55, 65, 75, 85, 95, 105, 115, 125, 135, 145, 155, 165, 175}," calcext:value-type="string">
            <text:p><text:s text:c="2"/>{16742, 17738, 25, 35, 45, 55, 65, 75, 85, 95, 105, 115, 125, 135, 145, 155, 165, 175},</text:p>
          </table:table-cell>
          <table:table-cell/>
          <table:table-cell table:formula="of:=&quot;  {&quot;&amp;INT(MOD([.E104];360)/360*5974)+IF([.C104];32768;0)+16384&amp;&quot;, &quot;" office:value-type="string" office:string-value="  {16742, " calcext:value-type="string">
            <text:p><text:s text:c="2"/>{16742, </text:p>
          </table:table-cell>
          <table:table-cell table:formula="of:=INT(MOD([.F104];360)/360*5974)+IF([.D104];32768;0)+16384&amp;&quot;, &quot;" office:value-type="string" office:string-value="17738, " calcext:value-type="string">
            <text:p>17738, </text:p>
          </table:table-cell>
          <table:table-cell table:formula="of:=[.G104]&amp;&quot;, &quot;" office:value-type="string" office:string-value="25, " calcext:value-type="string">
            <text:p>25, </text:p>
          </table:table-cell>
          <table:table-cell table:formula="of:=[.H104]&amp;&quot;, &quot;" office:value-type="string" office:string-value="35, " calcext:value-type="string">
            <text:p>35, </text:p>
          </table:table-cell>
          <table:table-cell table:formula="of:=[.I104]&amp;&quot;, &quot;" office:value-type="string" office:string-value="45, " calcext:value-type="string">
            <text:p>45, </text:p>
          </table:table-cell>
          <table:table-cell table:formula="of:=[.J104]&amp;&quot;, &quot;" office:value-type="string" office:string-value="55, " calcext:value-type="string">
            <text:p>55, </text:p>
          </table:table-cell>
          <table:table-cell table:formula="of:=[.K104]&amp;&quot;, &quot;" office:value-type="string" office:string-value="65, " calcext:value-type="string">
            <text:p>65, </text:p>
          </table:table-cell>
          <table:table-cell table:formula="of:=[.L104]&amp;&quot;, &quot;" office:value-type="string" office:string-value="75, " calcext:value-type="string">
            <text:p>75, </text:p>
          </table:table-cell>
          <table:table-cell table:formula="of:=[.M104]&amp;&quot;, &quot;" office:value-type="string" office:string-value="85, " calcext:value-type="string">
            <text:p>85, </text:p>
          </table:table-cell>
          <table:table-cell table:formula="of:=[.N104]&amp;&quot;, &quot;" office:value-type="string" office:string-value="95, " calcext:value-type="string">
            <text:p>95, </text:p>
          </table:table-cell>
          <table:table-cell table:formula="of:=[.O104]&amp;&quot;, &quot;" office:value-type="string" office:string-value="105, " calcext:value-type="string">
            <text:p>105, </text:p>
          </table:table-cell>
          <table:table-cell table:formula="of:=[.P104]&amp;&quot;, &quot;" office:value-type="string" office:string-value="115, " calcext:value-type="string">
            <text:p>115, </text:p>
          </table:table-cell>
          <table:table-cell table:formula="of:=[.Q104]&amp;&quot;, &quot;" office:value-type="string" office:string-value="125, " calcext:value-type="string">
            <text:p>125, </text:p>
          </table:table-cell>
          <table:table-cell table:formula="of:=[.R104]&amp;&quot;, &quot;" office:value-type="string" office:string-value="135, " calcext:value-type="string">
            <text:p>135, </text:p>
          </table:table-cell>
          <table:table-cell table:formula="of:=[.S104]&amp;&quot;, &quot;" office:value-type="string" office:string-value="145, " calcext:value-type="string">
            <text:p>145, </text:p>
          </table:table-cell>
          <table:table-cell table:formula="of:=[.T104]&amp;&quot;, &quot;" office:value-type="string" office:string-value="155, " calcext:value-type="string">
            <text:p>155, </text:p>
          </table:table-cell>
          <table:table-cell table:formula="of:=[.U104]&amp;&quot;, &quot;" office:value-type="string" office:string-value="165, " calcext:value-type="string">
            <text:p>165, </text:p>
          </table:table-cell>
          <table:table-cell table:formula="of:=[.V104]&amp;&quot;},&quot;" office:value-type="string" office:string-value="175}," calcext:value-type="string">
            <text:p>175},</text:p>
          </table:table-cell>
          <table:table-cell table:number-columns-repeated="981"/>
        </table:table-row>
        <table:table-row table:style-name="ro1">
          <table:table-cell office:value-type="float" office:value="104" calcext:value-type="float">
            <text:p>104</text:p>
          </table:table-cell>
          <table:table-cell office:value-type="float" office:value="1.03" calcext:value-type="float">
            <text:p>1.03</text:p>
          </table:table-cell>
          <table:table-cell table:style-name="ce2" table:formula="of:=MOD([.E105];360)&lt;1" office:value-type="boolean" office:boolean-value="false" calcext:value-type="boolean">
            <text:p>FALSE</text:p>
          </table:table-cell>
          <table:table-cell table:style-name="ce2" table:formula="of:=MOD([.F105];360)&lt;1" office:value-type="boolean" office:boolean-value="false" calcext:value-type="boolean">
            <text:p>FALSE</text:p>
          </table:table-cell>
          <table:table-cell table:formula="of:=[.E104]+0.8" office:value-type="float" office:value="382.4" calcext:value-type="float">
            <text:p>382.4</text:p>
          </table:table-cell>
          <table:table-cell table:formula="of:=0.8+[.F104]" office:value-type="float" office:value="82.3999999999998" calcext:value-type="float">
            <text:p>82.399999999999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05];[.AA105];[.AB105];[.AC105];[.AD105];[.AE105];[.AF105];[.AG105];[.AH105];[.AI105];[.AJ105];[.AK105];[.AL105];[.AM105];[.AN105];[.AO105];[.AP105];[.AQ105])" office:value-type="string" office:string-value="  {16755, 17751, 25, 35, 45, 55, 65, 75, 85, 95, 105, 115, 125, 135, 145, 155, 165, 175}," calcext:value-type="string">
            <text:p><text:s text:c="2"/>{16755, 17751, 25, 35, 45, 55, 65, 75, 85, 95, 105, 115, 125, 135, 145, 155, 165, 175},</text:p>
          </table:table-cell>
          <table:table-cell/>
          <table:table-cell table:formula="of:=&quot;  {&quot;&amp;INT(MOD([.E105];360)/360*5974)+IF([.C105];32768;0)+16384&amp;&quot;, &quot;" office:value-type="string" office:string-value="  {16755, " calcext:value-type="string">
            <text:p><text:s text:c="2"/>{16755, </text:p>
          </table:table-cell>
          <table:table-cell table:formula="of:=INT(MOD([.F105];360)/360*5974)+IF([.D105];32768;0)+16384&amp;&quot;, &quot;" office:value-type="string" office:string-value="17751, " calcext:value-type="string">
            <text:p>17751, </text:p>
          </table:table-cell>
          <table:table-cell table:formula="of:=[.G105]&amp;&quot;, &quot;" office:value-type="string" office:string-value="25, " calcext:value-type="string">
            <text:p>25, </text:p>
          </table:table-cell>
          <table:table-cell table:formula="of:=[.H105]&amp;&quot;, &quot;" office:value-type="string" office:string-value="35, " calcext:value-type="string">
            <text:p>35, </text:p>
          </table:table-cell>
          <table:table-cell table:formula="of:=[.I105]&amp;&quot;, &quot;" office:value-type="string" office:string-value="45, " calcext:value-type="string">
            <text:p>45, </text:p>
          </table:table-cell>
          <table:table-cell table:formula="of:=[.J105]&amp;&quot;, &quot;" office:value-type="string" office:string-value="55, " calcext:value-type="string">
            <text:p>55, </text:p>
          </table:table-cell>
          <table:table-cell table:formula="of:=[.K105]&amp;&quot;, &quot;" office:value-type="string" office:string-value="65, " calcext:value-type="string">
            <text:p>65, </text:p>
          </table:table-cell>
          <table:table-cell table:formula="of:=[.L105]&amp;&quot;, &quot;" office:value-type="string" office:string-value="75, " calcext:value-type="string">
            <text:p>75, </text:p>
          </table:table-cell>
          <table:table-cell table:formula="of:=[.M105]&amp;&quot;, &quot;" office:value-type="string" office:string-value="85, " calcext:value-type="string">
            <text:p>85, </text:p>
          </table:table-cell>
          <table:table-cell table:formula="of:=[.N105]&amp;&quot;, &quot;" office:value-type="string" office:string-value="95, " calcext:value-type="string">
            <text:p>95, </text:p>
          </table:table-cell>
          <table:table-cell table:formula="of:=[.O105]&amp;&quot;, &quot;" office:value-type="string" office:string-value="105, " calcext:value-type="string">
            <text:p>105, </text:p>
          </table:table-cell>
          <table:table-cell table:formula="of:=[.P105]&amp;&quot;, &quot;" office:value-type="string" office:string-value="115, " calcext:value-type="string">
            <text:p>115, </text:p>
          </table:table-cell>
          <table:table-cell table:formula="of:=[.Q105]&amp;&quot;, &quot;" office:value-type="string" office:string-value="125, " calcext:value-type="string">
            <text:p>125, </text:p>
          </table:table-cell>
          <table:table-cell table:formula="of:=[.R105]&amp;&quot;, &quot;" office:value-type="string" office:string-value="135, " calcext:value-type="string">
            <text:p>135, </text:p>
          </table:table-cell>
          <table:table-cell table:formula="of:=[.S105]&amp;&quot;, &quot;" office:value-type="string" office:string-value="145, " calcext:value-type="string">
            <text:p>145, </text:p>
          </table:table-cell>
          <table:table-cell table:formula="of:=[.T105]&amp;&quot;, &quot;" office:value-type="string" office:string-value="155, " calcext:value-type="string">
            <text:p>155, </text:p>
          </table:table-cell>
          <table:table-cell table:formula="of:=[.U105]&amp;&quot;, &quot;" office:value-type="string" office:string-value="165, " calcext:value-type="string">
            <text:p>165, </text:p>
          </table:table-cell>
          <table:table-cell table:formula="of:=[.V105]&amp;&quot;},&quot;" office:value-type="string" office:string-value="175}," calcext:value-type="string">
            <text:p>175},</text:p>
          </table:table-cell>
          <table:table-cell table:number-columns-repeated="981"/>
        </table:table-row>
        <table:table-row table:style-name="ro1">
          <table:table-cell office:value-type="float" office:value="105" calcext:value-type="float">
            <text:p>105</text:p>
          </table:table-cell>
          <table:table-cell office:value-type="float" office:value="1.04" calcext:value-type="float">
            <text:p>1.04</text:p>
          </table:table-cell>
          <table:table-cell table:style-name="ce2" table:formula="of:=MOD([.E106];360)&lt;1" office:value-type="boolean" office:boolean-value="false" calcext:value-type="boolean">
            <text:p>FALSE</text:p>
          </table:table-cell>
          <table:table-cell table:style-name="ce2" table:formula="of:=MOD([.F106];360)&lt;1" office:value-type="boolean" office:boolean-value="false" calcext:value-type="boolean">
            <text:p>FALSE</text:p>
          </table:table-cell>
          <table:table-cell table:formula="of:=[.E105]+0.8" office:value-type="float" office:value="383.2" calcext:value-type="float">
            <text:p>383.2</text:p>
          </table:table-cell>
          <table:table-cell table:formula="of:=0.8+[.F105]" office:value-type="float" office:value="83.1999999999998" calcext:value-type="float">
            <text:p>83.199999999999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06];[.AA106];[.AB106];[.AC106];[.AD106];[.AE106];[.AF106];[.AG106];[.AH106];[.AI106];[.AJ106];[.AK106];[.AL106];[.AM106];[.AN106];[.AO106];[.AP106];[.AQ106])" office:value-type="string" office:string-value="  {16768, 17764, 25, 35, 45, 55, 65, 75, 85, 95, 105, 115, 125, 135, 145, 155, 165, 175}," calcext:value-type="string">
            <text:p><text:s text:c="2"/>{16768, 17764, 25, 35, 45, 55, 65, 75, 85, 95, 105, 115, 125, 135, 145, 155, 165, 175},</text:p>
          </table:table-cell>
          <table:table-cell/>
          <table:table-cell table:formula="of:=&quot;  {&quot;&amp;INT(MOD([.E106];360)/360*5974)+IF([.C106];32768;0)+16384&amp;&quot;, &quot;" office:value-type="string" office:string-value="  {16768, " calcext:value-type="string">
            <text:p><text:s text:c="2"/>{16768, </text:p>
          </table:table-cell>
          <table:table-cell table:formula="of:=INT(MOD([.F106];360)/360*5974)+IF([.D106];32768;0)+16384&amp;&quot;, &quot;" office:value-type="string" office:string-value="17764, " calcext:value-type="string">
            <text:p>17764, </text:p>
          </table:table-cell>
          <table:table-cell table:formula="of:=[.G106]&amp;&quot;, &quot;" office:value-type="string" office:string-value="25, " calcext:value-type="string">
            <text:p>25, </text:p>
          </table:table-cell>
          <table:table-cell table:formula="of:=[.H106]&amp;&quot;, &quot;" office:value-type="string" office:string-value="35, " calcext:value-type="string">
            <text:p>35, </text:p>
          </table:table-cell>
          <table:table-cell table:formula="of:=[.I106]&amp;&quot;, &quot;" office:value-type="string" office:string-value="45, " calcext:value-type="string">
            <text:p>45, </text:p>
          </table:table-cell>
          <table:table-cell table:formula="of:=[.J106]&amp;&quot;, &quot;" office:value-type="string" office:string-value="55, " calcext:value-type="string">
            <text:p>55, </text:p>
          </table:table-cell>
          <table:table-cell table:formula="of:=[.K106]&amp;&quot;, &quot;" office:value-type="string" office:string-value="65, " calcext:value-type="string">
            <text:p>65, </text:p>
          </table:table-cell>
          <table:table-cell table:formula="of:=[.L106]&amp;&quot;, &quot;" office:value-type="string" office:string-value="75, " calcext:value-type="string">
            <text:p>75, </text:p>
          </table:table-cell>
          <table:table-cell table:formula="of:=[.M106]&amp;&quot;, &quot;" office:value-type="string" office:string-value="85, " calcext:value-type="string">
            <text:p>85, </text:p>
          </table:table-cell>
          <table:table-cell table:formula="of:=[.N106]&amp;&quot;, &quot;" office:value-type="string" office:string-value="95, " calcext:value-type="string">
            <text:p>95, </text:p>
          </table:table-cell>
          <table:table-cell table:formula="of:=[.O106]&amp;&quot;, &quot;" office:value-type="string" office:string-value="105, " calcext:value-type="string">
            <text:p>105, </text:p>
          </table:table-cell>
          <table:table-cell table:formula="of:=[.P106]&amp;&quot;, &quot;" office:value-type="string" office:string-value="115, " calcext:value-type="string">
            <text:p>115, </text:p>
          </table:table-cell>
          <table:table-cell table:formula="of:=[.Q106]&amp;&quot;, &quot;" office:value-type="string" office:string-value="125, " calcext:value-type="string">
            <text:p>125, </text:p>
          </table:table-cell>
          <table:table-cell table:formula="of:=[.R106]&amp;&quot;, &quot;" office:value-type="string" office:string-value="135, " calcext:value-type="string">
            <text:p>135, </text:p>
          </table:table-cell>
          <table:table-cell table:formula="of:=[.S106]&amp;&quot;, &quot;" office:value-type="string" office:string-value="145, " calcext:value-type="string">
            <text:p>145, </text:p>
          </table:table-cell>
          <table:table-cell table:formula="of:=[.T106]&amp;&quot;, &quot;" office:value-type="string" office:string-value="155, " calcext:value-type="string">
            <text:p>155, </text:p>
          </table:table-cell>
          <table:table-cell table:formula="of:=[.U106]&amp;&quot;, &quot;" office:value-type="string" office:string-value="165, " calcext:value-type="string">
            <text:p>165, </text:p>
          </table:table-cell>
          <table:table-cell table:formula="of:=[.V106]&amp;&quot;},&quot;" office:value-type="string" office:string-value="175}," calcext:value-type="string">
            <text:p>175},</text:p>
          </table:table-cell>
          <table:table-cell table:number-columns-repeated="981"/>
        </table:table-row>
        <table:table-row table:style-name="ro1">
          <table:table-cell office:value-type="float" office:value="106" calcext:value-type="float">
            <text:p>106</text:p>
          </table:table-cell>
          <table:table-cell office:value-type="float" office:value="1.05" calcext:value-type="float">
            <text:p>1.05</text:p>
          </table:table-cell>
          <table:table-cell table:style-name="ce2" table:formula="of:=MOD([.E107];360)&lt;1" office:value-type="boolean" office:boolean-value="false" calcext:value-type="boolean">
            <text:p>FALSE</text:p>
          </table:table-cell>
          <table:table-cell table:style-name="ce2" table:formula="of:=MOD([.F107];360)&lt;1" office:value-type="boolean" office:boolean-value="false" calcext:value-type="boolean">
            <text:p>FALSE</text:p>
          </table:table-cell>
          <table:table-cell table:formula="of:=[.E106]+0.8" office:value-type="float" office:value="384" calcext:value-type="float">
            <text:p>384</text:p>
          </table:table-cell>
          <table:table-cell table:formula="of:=0.8+[.F106]" office:value-type="float" office:value="83.9999999999998" calcext:value-type="float">
            <text:p>83.999999999999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07];[.AA107];[.AB107];[.AC107];[.AD107];[.AE107];[.AF107];[.AG107];[.AH107];[.AI107];[.AJ107];[.AK107];[.AL107];[.AM107];[.AN107];[.AO107];[.AP107];[.AQ107])" office:value-type="string" office:string-value="  {16782, 17777, 25, 35, 45, 55, 65, 75, 85, 95, 105, 115, 125, 135, 145, 155, 165, 175}," calcext:value-type="string">
            <text:p><text:s text:c="2"/>{16782, 17777, 25, 35, 45, 55, 65, 75, 85, 95, 105, 115, 125, 135, 145, 155, 165, 175},</text:p>
          </table:table-cell>
          <table:table-cell/>
          <table:table-cell table:formula="of:=&quot;  {&quot;&amp;INT(MOD([.E107];360)/360*5974)+IF([.C107];32768;0)+16384&amp;&quot;, &quot;" office:value-type="string" office:string-value="  {16782, " calcext:value-type="string">
            <text:p><text:s text:c="2"/>{16782, </text:p>
          </table:table-cell>
          <table:table-cell table:formula="of:=INT(MOD([.F107];360)/360*5974)+IF([.D107];32768;0)+16384&amp;&quot;, &quot;" office:value-type="string" office:string-value="17777, " calcext:value-type="string">
            <text:p>17777, </text:p>
          </table:table-cell>
          <table:table-cell table:formula="of:=[.G107]&amp;&quot;, &quot;" office:value-type="string" office:string-value="25, " calcext:value-type="string">
            <text:p>25, </text:p>
          </table:table-cell>
          <table:table-cell table:formula="of:=[.H107]&amp;&quot;, &quot;" office:value-type="string" office:string-value="35, " calcext:value-type="string">
            <text:p>35, </text:p>
          </table:table-cell>
          <table:table-cell table:formula="of:=[.I107]&amp;&quot;, &quot;" office:value-type="string" office:string-value="45, " calcext:value-type="string">
            <text:p>45, </text:p>
          </table:table-cell>
          <table:table-cell table:formula="of:=[.J107]&amp;&quot;, &quot;" office:value-type="string" office:string-value="55, " calcext:value-type="string">
            <text:p>55, </text:p>
          </table:table-cell>
          <table:table-cell table:formula="of:=[.K107]&amp;&quot;, &quot;" office:value-type="string" office:string-value="65, " calcext:value-type="string">
            <text:p>65, </text:p>
          </table:table-cell>
          <table:table-cell table:formula="of:=[.L107]&amp;&quot;, &quot;" office:value-type="string" office:string-value="75, " calcext:value-type="string">
            <text:p>75, </text:p>
          </table:table-cell>
          <table:table-cell table:formula="of:=[.M107]&amp;&quot;, &quot;" office:value-type="string" office:string-value="85, " calcext:value-type="string">
            <text:p>85, </text:p>
          </table:table-cell>
          <table:table-cell table:formula="of:=[.N107]&amp;&quot;, &quot;" office:value-type="string" office:string-value="95, " calcext:value-type="string">
            <text:p>95, </text:p>
          </table:table-cell>
          <table:table-cell table:formula="of:=[.O107]&amp;&quot;, &quot;" office:value-type="string" office:string-value="105, " calcext:value-type="string">
            <text:p>105, </text:p>
          </table:table-cell>
          <table:table-cell table:formula="of:=[.P107]&amp;&quot;, &quot;" office:value-type="string" office:string-value="115, " calcext:value-type="string">
            <text:p>115, </text:p>
          </table:table-cell>
          <table:table-cell table:formula="of:=[.Q107]&amp;&quot;, &quot;" office:value-type="string" office:string-value="125, " calcext:value-type="string">
            <text:p>125, </text:p>
          </table:table-cell>
          <table:table-cell table:formula="of:=[.R107]&amp;&quot;, &quot;" office:value-type="string" office:string-value="135, " calcext:value-type="string">
            <text:p>135, </text:p>
          </table:table-cell>
          <table:table-cell table:formula="of:=[.S107]&amp;&quot;, &quot;" office:value-type="string" office:string-value="145, " calcext:value-type="string">
            <text:p>145, </text:p>
          </table:table-cell>
          <table:table-cell table:formula="of:=[.T107]&amp;&quot;, &quot;" office:value-type="string" office:string-value="155, " calcext:value-type="string">
            <text:p>155, </text:p>
          </table:table-cell>
          <table:table-cell table:formula="of:=[.U107]&amp;&quot;, &quot;" office:value-type="string" office:string-value="165, " calcext:value-type="string">
            <text:p>165, </text:p>
          </table:table-cell>
          <table:table-cell table:formula="of:=[.V107]&amp;&quot;},&quot;" office:value-type="string" office:string-value="175}," calcext:value-type="string">
            <text:p>175},</text:p>
          </table:table-cell>
          <table:table-cell table:number-columns-repeated="981"/>
        </table:table-row>
        <table:table-row table:style-name="ro1">
          <table:table-cell office:value-type="float" office:value="107" calcext:value-type="float">
            <text:p>107</text:p>
          </table:table-cell>
          <table:table-cell office:value-type="float" office:value="1.06" calcext:value-type="float">
            <text:p>1.06</text:p>
          </table:table-cell>
          <table:table-cell table:style-name="ce2" table:formula="of:=MOD([.E108];360)&lt;1" office:value-type="boolean" office:boolean-value="false" calcext:value-type="boolean">
            <text:p>FALSE</text:p>
          </table:table-cell>
          <table:table-cell table:style-name="ce2" table:formula="of:=MOD([.F108];360)&lt;1" office:value-type="boolean" office:boolean-value="false" calcext:value-type="boolean">
            <text:p>FALSE</text:p>
          </table:table-cell>
          <table:table-cell table:formula="of:=[.E107]+0.8" office:value-type="float" office:value="384.8" calcext:value-type="float">
            <text:p>384.8</text:p>
          </table:table-cell>
          <table:table-cell table:formula="of:=0.8+[.F107]" office:value-type="float" office:value="84.7999999999998" calcext:value-type="float">
            <text:p>84.799999999999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08];[.AA108];[.AB108];[.AC108];[.AD108];[.AE108];[.AF108];[.AG108];[.AH108];[.AI108];[.AJ108];[.AK108];[.AL108];[.AM108];[.AN108];[.AO108];[.AP108];[.AQ108])" office:value-type="string" office:string-value="  {16795, 17791, 25, 35, 45, 55, 65, 75, 85, 95, 105, 115, 125, 135, 145, 155, 165, 175}," calcext:value-type="string">
            <text:p><text:s text:c="2"/>{16795, 17791, 25, 35, 45, 55, 65, 75, 85, 95, 105, 115, 125, 135, 145, 155, 165, 175},</text:p>
          </table:table-cell>
          <table:table-cell/>
          <table:table-cell table:formula="of:=&quot;  {&quot;&amp;INT(MOD([.E108];360)/360*5974)+IF([.C108];32768;0)+16384&amp;&quot;, &quot;" office:value-type="string" office:string-value="  {16795, " calcext:value-type="string">
            <text:p><text:s text:c="2"/>{16795, </text:p>
          </table:table-cell>
          <table:table-cell table:formula="of:=INT(MOD([.F108];360)/360*5974)+IF([.D108];32768;0)+16384&amp;&quot;, &quot;" office:value-type="string" office:string-value="17791, " calcext:value-type="string">
            <text:p>17791, </text:p>
          </table:table-cell>
          <table:table-cell table:formula="of:=[.G108]&amp;&quot;, &quot;" office:value-type="string" office:string-value="25, " calcext:value-type="string">
            <text:p>25, </text:p>
          </table:table-cell>
          <table:table-cell table:formula="of:=[.H108]&amp;&quot;, &quot;" office:value-type="string" office:string-value="35, " calcext:value-type="string">
            <text:p>35, </text:p>
          </table:table-cell>
          <table:table-cell table:formula="of:=[.I108]&amp;&quot;, &quot;" office:value-type="string" office:string-value="45, " calcext:value-type="string">
            <text:p>45, </text:p>
          </table:table-cell>
          <table:table-cell table:formula="of:=[.J108]&amp;&quot;, &quot;" office:value-type="string" office:string-value="55, " calcext:value-type="string">
            <text:p>55, </text:p>
          </table:table-cell>
          <table:table-cell table:formula="of:=[.K108]&amp;&quot;, &quot;" office:value-type="string" office:string-value="65, " calcext:value-type="string">
            <text:p>65, </text:p>
          </table:table-cell>
          <table:table-cell table:formula="of:=[.L108]&amp;&quot;, &quot;" office:value-type="string" office:string-value="75, " calcext:value-type="string">
            <text:p>75, </text:p>
          </table:table-cell>
          <table:table-cell table:formula="of:=[.M108]&amp;&quot;, &quot;" office:value-type="string" office:string-value="85, " calcext:value-type="string">
            <text:p>85, </text:p>
          </table:table-cell>
          <table:table-cell table:formula="of:=[.N108]&amp;&quot;, &quot;" office:value-type="string" office:string-value="95, " calcext:value-type="string">
            <text:p>95, </text:p>
          </table:table-cell>
          <table:table-cell table:formula="of:=[.O108]&amp;&quot;, &quot;" office:value-type="string" office:string-value="105, " calcext:value-type="string">
            <text:p>105, </text:p>
          </table:table-cell>
          <table:table-cell table:formula="of:=[.P108]&amp;&quot;, &quot;" office:value-type="string" office:string-value="115, " calcext:value-type="string">
            <text:p>115, </text:p>
          </table:table-cell>
          <table:table-cell table:formula="of:=[.Q108]&amp;&quot;, &quot;" office:value-type="string" office:string-value="125, " calcext:value-type="string">
            <text:p>125, </text:p>
          </table:table-cell>
          <table:table-cell table:formula="of:=[.R108]&amp;&quot;, &quot;" office:value-type="string" office:string-value="135, " calcext:value-type="string">
            <text:p>135, </text:p>
          </table:table-cell>
          <table:table-cell table:formula="of:=[.S108]&amp;&quot;, &quot;" office:value-type="string" office:string-value="145, " calcext:value-type="string">
            <text:p>145, </text:p>
          </table:table-cell>
          <table:table-cell table:formula="of:=[.T108]&amp;&quot;, &quot;" office:value-type="string" office:string-value="155, " calcext:value-type="string">
            <text:p>155, </text:p>
          </table:table-cell>
          <table:table-cell table:formula="of:=[.U108]&amp;&quot;, &quot;" office:value-type="string" office:string-value="165, " calcext:value-type="string">
            <text:p>165, </text:p>
          </table:table-cell>
          <table:table-cell table:formula="of:=[.V108]&amp;&quot;},&quot;" office:value-type="string" office:string-value="175}," calcext:value-type="string">
            <text:p>175},</text:p>
          </table:table-cell>
          <table:table-cell table:number-columns-repeated="981"/>
        </table:table-row>
        <table:table-row table:style-name="ro1">
          <table:table-cell office:value-type="float" office:value="108" calcext:value-type="float">
            <text:p>108</text:p>
          </table:table-cell>
          <table:table-cell office:value-type="float" office:value="1.07" calcext:value-type="float">
            <text:p>1.07</text:p>
          </table:table-cell>
          <table:table-cell table:style-name="ce2" table:formula="of:=MOD([.E109];360)&lt;1" office:value-type="boolean" office:boolean-value="false" calcext:value-type="boolean">
            <text:p>FALSE</text:p>
          </table:table-cell>
          <table:table-cell table:style-name="ce2" table:formula="of:=MOD([.F109];360)&lt;1" office:value-type="boolean" office:boolean-value="false" calcext:value-type="boolean">
            <text:p>FALSE</text:p>
          </table:table-cell>
          <table:table-cell table:formula="of:=[.E108]+0.8" office:value-type="float" office:value="385.6" calcext:value-type="float">
            <text:p>385.6</text:p>
          </table:table-cell>
          <table:table-cell table:formula="of:=0.8+[.F108]" office:value-type="float" office:value="85.5999999999998" calcext:value-type="float">
            <text:p>85.599999999999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09];[.AA109];[.AB109];[.AC109];[.AD109];[.AE109];[.AF109];[.AG109];[.AH109];[.AI109];[.AJ109];[.AK109];[.AL109];[.AM109];[.AN109];[.AO109];[.AP109];[.AQ109])" office:value-type="string" office:string-value="  {16808, 17804, 25, 35, 45, 55, 65, 75, 85, 95, 105, 115, 125, 135, 145, 155, 165, 175}," calcext:value-type="string">
            <text:p><text:s text:c="2"/>{16808, 17804, 25, 35, 45, 55, 65, 75, 85, 95, 105, 115, 125, 135, 145, 155, 165, 175},</text:p>
          </table:table-cell>
          <table:table-cell/>
          <table:table-cell table:formula="of:=&quot;  {&quot;&amp;INT(MOD([.E109];360)/360*5974)+IF([.C109];32768;0)+16384&amp;&quot;, &quot;" office:value-type="string" office:string-value="  {16808, " calcext:value-type="string">
            <text:p><text:s text:c="2"/>{16808, </text:p>
          </table:table-cell>
          <table:table-cell table:formula="of:=INT(MOD([.F109];360)/360*5974)+IF([.D109];32768;0)+16384&amp;&quot;, &quot;" office:value-type="string" office:string-value="17804, " calcext:value-type="string">
            <text:p>17804, </text:p>
          </table:table-cell>
          <table:table-cell table:formula="of:=[.G109]&amp;&quot;, &quot;" office:value-type="string" office:string-value="25, " calcext:value-type="string">
            <text:p>25, </text:p>
          </table:table-cell>
          <table:table-cell table:formula="of:=[.H109]&amp;&quot;, &quot;" office:value-type="string" office:string-value="35, " calcext:value-type="string">
            <text:p>35, </text:p>
          </table:table-cell>
          <table:table-cell table:formula="of:=[.I109]&amp;&quot;, &quot;" office:value-type="string" office:string-value="45, " calcext:value-type="string">
            <text:p>45, </text:p>
          </table:table-cell>
          <table:table-cell table:formula="of:=[.J109]&amp;&quot;, &quot;" office:value-type="string" office:string-value="55, " calcext:value-type="string">
            <text:p>55, </text:p>
          </table:table-cell>
          <table:table-cell table:formula="of:=[.K109]&amp;&quot;, &quot;" office:value-type="string" office:string-value="65, " calcext:value-type="string">
            <text:p>65, </text:p>
          </table:table-cell>
          <table:table-cell table:formula="of:=[.L109]&amp;&quot;, &quot;" office:value-type="string" office:string-value="75, " calcext:value-type="string">
            <text:p>75, </text:p>
          </table:table-cell>
          <table:table-cell table:formula="of:=[.M109]&amp;&quot;, &quot;" office:value-type="string" office:string-value="85, " calcext:value-type="string">
            <text:p>85, </text:p>
          </table:table-cell>
          <table:table-cell table:formula="of:=[.N109]&amp;&quot;, &quot;" office:value-type="string" office:string-value="95, " calcext:value-type="string">
            <text:p>95, </text:p>
          </table:table-cell>
          <table:table-cell table:formula="of:=[.O109]&amp;&quot;, &quot;" office:value-type="string" office:string-value="105, " calcext:value-type="string">
            <text:p>105, </text:p>
          </table:table-cell>
          <table:table-cell table:formula="of:=[.P109]&amp;&quot;, &quot;" office:value-type="string" office:string-value="115, " calcext:value-type="string">
            <text:p>115, </text:p>
          </table:table-cell>
          <table:table-cell table:formula="of:=[.Q109]&amp;&quot;, &quot;" office:value-type="string" office:string-value="125, " calcext:value-type="string">
            <text:p>125, </text:p>
          </table:table-cell>
          <table:table-cell table:formula="of:=[.R109]&amp;&quot;, &quot;" office:value-type="string" office:string-value="135, " calcext:value-type="string">
            <text:p>135, </text:p>
          </table:table-cell>
          <table:table-cell table:formula="of:=[.S109]&amp;&quot;, &quot;" office:value-type="string" office:string-value="145, " calcext:value-type="string">
            <text:p>145, </text:p>
          </table:table-cell>
          <table:table-cell table:formula="of:=[.T109]&amp;&quot;, &quot;" office:value-type="string" office:string-value="155, " calcext:value-type="string">
            <text:p>155, </text:p>
          </table:table-cell>
          <table:table-cell table:formula="of:=[.U109]&amp;&quot;, &quot;" office:value-type="string" office:string-value="165, " calcext:value-type="string">
            <text:p>165, </text:p>
          </table:table-cell>
          <table:table-cell table:formula="of:=[.V109]&amp;&quot;},&quot;" office:value-type="string" office:string-value="175}," calcext:value-type="string">
            <text:p>175},</text:p>
          </table:table-cell>
          <table:table-cell table:number-columns-repeated="981"/>
        </table:table-row>
        <table:table-row table:style-name="ro1">
          <table:table-cell office:value-type="float" office:value="109" calcext:value-type="float">
            <text:p>109</text:p>
          </table:table-cell>
          <table:table-cell office:value-type="float" office:value="1.08" calcext:value-type="float">
            <text:p>1.08</text:p>
          </table:table-cell>
          <table:table-cell table:style-name="ce2" table:formula="of:=MOD([.E110];360)&lt;1" office:value-type="boolean" office:boolean-value="false" calcext:value-type="boolean">
            <text:p>FALSE</text:p>
          </table:table-cell>
          <table:table-cell table:style-name="ce2" table:formula="of:=MOD([.F110];360)&lt;1" office:value-type="boolean" office:boolean-value="false" calcext:value-type="boolean">
            <text:p>FALSE</text:p>
          </table:table-cell>
          <table:table-cell table:formula="of:=[.E109]+0.8" office:value-type="float" office:value="386.4" calcext:value-type="float">
            <text:p>386.4</text:p>
          </table:table-cell>
          <table:table-cell table:formula="of:=0.8+[.F109]" office:value-type="float" office:value="86.3999999999998" calcext:value-type="float">
            <text:p>86.399999999999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10];[.AA110];[.AB110];[.AC110];[.AD110];[.AE110];[.AF110];[.AG110];[.AH110];[.AI110];[.AJ110];[.AK110];[.AL110];[.AM110];[.AN110];[.AO110];[.AP110];[.AQ110])" office:value-type="string" office:string-value="  {16822, 17817, 25, 35, 45, 55, 65, 75, 85, 95, 105, 115, 125, 135, 145, 155, 165, 175}," calcext:value-type="string">
            <text:p><text:s text:c="2"/>{16822, 17817, 25, 35, 45, 55, 65, 75, 85, 95, 105, 115, 125, 135, 145, 155, 165, 175},</text:p>
          </table:table-cell>
          <table:table-cell/>
          <table:table-cell table:formula="of:=&quot;  {&quot;&amp;INT(MOD([.E110];360)/360*5974)+IF([.C110];32768;0)+16384&amp;&quot;, &quot;" office:value-type="string" office:string-value="  {16822, " calcext:value-type="string">
            <text:p><text:s text:c="2"/>{16822, </text:p>
          </table:table-cell>
          <table:table-cell table:formula="of:=INT(MOD([.F110];360)/360*5974)+IF([.D110];32768;0)+16384&amp;&quot;, &quot;" office:value-type="string" office:string-value="17817, " calcext:value-type="string">
            <text:p>17817, </text:p>
          </table:table-cell>
          <table:table-cell table:formula="of:=[.G110]&amp;&quot;, &quot;" office:value-type="string" office:string-value="25, " calcext:value-type="string">
            <text:p>25, </text:p>
          </table:table-cell>
          <table:table-cell table:formula="of:=[.H110]&amp;&quot;, &quot;" office:value-type="string" office:string-value="35, " calcext:value-type="string">
            <text:p>35, </text:p>
          </table:table-cell>
          <table:table-cell table:formula="of:=[.I110]&amp;&quot;, &quot;" office:value-type="string" office:string-value="45, " calcext:value-type="string">
            <text:p>45, </text:p>
          </table:table-cell>
          <table:table-cell table:formula="of:=[.J110]&amp;&quot;, &quot;" office:value-type="string" office:string-value="55, " calcext:value-type="string">
            <text:p>55, </text:p>
          </table:table-cell>
          <table:table-cell table:formula="of:=[.K110]&amp;&quot;, &quot;" office:value-type="string" office:string-value="65, " calcext:value-type="string">
            <text:p>65, </text:p>
          </table:table-cell>
          <table:table-cell table:formula="of:=[.L110]&amp;&quot;, &quot;" office:value-type="string" office:string-value="75, " calcext:value-type="string">
            <text:p>75, </text:p>
          </table:table-cell>
          <table:table-cell table:formula="of:=[.M110]&amp;&quot;, &quot;" office:value-type="string" office:string-value="85, " calcext:value-type="string">
            <text:p>85, </text:p>
          </table:table-cell>
          <table:table-cell table:formula="of:=[.N110]&amp;&quot;, &quot;" office:value-type="string" office:string-value="95, " calcext:value-type="string">
            <text:p>95, </text:p>
          </table:table-cell>
          <table:table-cell table:formula="of:=[.O110]&amp;&quot;, &quot;" office:value-type="string" office:string-value="105, " calcext:value-type="string">
            <text:p>105, </text:p>
          </table:table-cell>
          <table:table-cell table:formula="of:=[.P110]&amp;&quot;, &quot;" office:value-type="string" office:string-value="115, " calcext:value-type="string">
            <text:p>115, </text:p>
          </table:table-cell>
          <table:table-cell table:formula="of:=[.Q110]&amp;&quot;, &quot;" office:value-type="string" office:string-value="125, " calcext:value-type="string">
            <text:p>125, </text:p>
          </table:table-cell>
          <table:table-cell table:formula="of:=[.R110]&amp;&quot;, &quot;" office:value-type="string" office:string-value="135, " calcext:value-type="string">
            <text:p>135, </text:p>
          </table:table-cell>
          <table:table-cell table:formula="of:=[.S110]&amp;&quot;, &quot;" office:value-type="string" office:string-value="145, " calcext:value-type="string">
            <text:p>145, </text:p>
          </table:table-cell>
          <table:table-cell table:formula="of:=[.T110]&amp;&quot;, &quot;" office:value-type="string" office:string-value="155, " calcext:value-type="string">
            <text:p>155, </text:p>
          </table:table-cell>
          <table:table-cell table:formula="of:=[.U110]&amp;&quot;, &quot;" office:value-type="string" office:string-value="165, " calcext:value-type="string">
            <text:p>165, </text:p>
          </table:table-cell>
          <table:table-cell table:formula="of:=[.V110]&amp;&quot;},&quot;" office:value-type="string" office:string-value="175}," calcext:value-type="string">
            <text:p>175},</text:p>
          </table:table-cell>
          <table:table-cell table:number-columns-repeated="981"/>
        </table:table-row>
        <table:table-row table:style-name="ro1">
          <table:table-cell office:value-type="float" office:value="110" calcext:value-type="float">
            <text:p>110</text:p>
          </table:table-cell>
          <table:table-cell office:value-type="float" office:value="1.09" calcext:value-type="float">
            <text:p>1.09</text:p>
          </table:table-cell>
          <table:table-cell table:style-name="ce2" table:formula="of:=MOD([.E111];360)&lt;1" office:value-type="boolean" office:boolean-value="false" calcext:value-type="boolean">
            <text:p>FALSE</text:p>
          </table:table-cell>
          <table:table-cell table:style-name="ce2" table:formula="of:=MOD([.F111];360)&lt;1" office:value-type="boolean" office:boolean-value="false" calcext:value-type="boolean">
            <text:p>FALSE</text:p>
          </table:table-cell>
          <table:table-cell table:formula="of:=[.E110]+0.8" office:value-type="float" office:value="387.2" calcext:value-type="float">
            <text:p>387.2</text:p>
          </table:table-cell>
          <table:table-cell table:formula="of:=0.8+[.F110]" office:value-type="float" office:value="87.1999999999998" calcext:value-type="float">
            <text:p>87.199999999999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11];[.AA111];[.AB111];[.AC111];[.AD111];[.AE111];[.AF111];[.AG111];[.AH111];[.AI111];[.AJ111];[.AK111];[.AL111];[.AM111];[.AN111];[.AO111];[.AP111];[.AQ111])" office:value-type="string" office:string-value="  {16835, 17831, 25, 35, 45, 55, 65, 75, 85, 95, 105, 115, 125, 135, 145, 155, 165, 175}," calcext:value-type="string">
            <text:p><text:s text:c="2"/>{16835, 17831, 25, 35, 45, 55, 65, 75, 85, 95, 105, 115, 125, 135, 145, 155, 165, 175},</text:p>
          </table:table-cell>
          <table:table-cell/>
          <table:table-cell table:formula="of:=&quot;  {&quot;&amp;INT(MOD([.E111];360)/360*5974)+IF([.C111];32768;0)+16384&amp;&quot;, &quot;" office:value-type="string" office:string-value="  {16835, " calcext:value-type="string">
            <text:p><text:s text:c="2"/>{16835, </text:p>
          </table:table-cell>
          <table:table-cell table:formula="of:=INT(MOD([.F111];360)/360*5974)+IF([.D111];32768;0)+16384&amp;&quot;, &quot;" office:value-type="string" office:string-value="17831, " calcext:value-type="string">
            <text:p>17831, </text:p>
          </table:table-cell>
          <table:table-cell table:formula="of:=[.G111]&amp;&quot;, &quot;" office:value-type="string" office:string-value="25, " calcext:value-type="string">
            <text:p>25, </text:p>
          </table:table-cell>
          <table:table-cell table:formula="of:=[.H111]&amp;&quot;, &quot;" office:value-type="string" office:string-value="35, " calcext:value-type="string">
            <text:p>35, </text:p>
          </table:table-cell>
          <table:table-cell table:formula="of:=[.I111]&amp;&quot;, &quot;" office:value-type="string" office:string-value="45, " calcext:value-type="string">
            <text:p>45, </text:p>
          </table:table-cell>
          <table:table-cell table:formula="of:=[.J111]&amp;&quot;, &quot;" office:value-type="string" office:string-value="55, " calcext:value-type="string">
            <text:p>55, </text:p>
          </table:table-cell>
          <table:table-cell table:formula="of:=[.K111]&amp;&quot;, &quot;" office:value-type="string" office:string-value="65, " calcext:value-type="string">
            <text:p>65, </text:p>
          </table:table-cell>
          <table:table-cell table:formula="of:=[.L111]&amp;&quot;, &quot;" office:value-type="string" office:string-value="75, " calcext:value-type="string">
            <text:p>75, </text:p>
          </table:table-cell>
          <table:table-cell table:formula="of:=[.M111]&amp;&quot;, &quot;" office:value-type="string" office:string-value="85, " calcext:value-type="string">
            <text:p>85, </text:p>
          </table:table-cell>
          <table:table-cell table:formula="of:=[.N111]&amp;&quot;, &quot;" office:value-type="string" office:string-value="95, " calcext:value-type="string">
            <text:p>95, </text:p>
          </table:table-cell>
          <table:table-cell table:formula="of:=[.O111]&amp;&quot;, &quot;" office:value-type="string" office:string-value="105, " calcext:value-type="string">
            <text:p>105, </text:p>
          </table:table-cell>
          <table:table-cell table:formula="of:=[.P111]&amp;&quot;, &quot;" office:value-type="string" office:string-value="115, " calcext:value-type="string">
            <text:p>115, </text:p>
          </table:table-cell>
          <table:table-cell table:formula="of:=[.Q111]&amp;&quot;, &quot;" office:value-type="string" office:string-value="125, " calcext:value-type="string">
            <text:p>125, </text:p>
          </table:table-cell>
          <table:table-cell table:formula="of:=[.R111]&amp;&quot;, &quot;" office:value-type="string" office:string-value="135, " calcext:value-type="string">
            <text:p>135, </text:p>
          </table:table-cell>
          <table:table-cell table:formula="of:=[.S111]&amp;&quot;, &quot;" office:value-type="string" office:string-value="145, " calcext:value-type="string">
            <text:p>145, </text:p>
          </table:table-cell>
          <table:table-cell table:formula="of:=[.T111]&amp;&quot;, &quot;" office:value-type="string" office:string-value="155, " calcext:value-type="string">
            <text:p>155, </text:p>
          </table:table-cell>
          <table:table-cell table:formula="of:=[.U111]&amp;&quot;, &quot;" office:value-type="string" office:string-value="165, " calcext:value-type="string">
            <text:p>165, </text:p>
          </table:table-cell>
          <table:table-cell table:formula="of:=[.V111]&amp;&quot;},&quot;" office:value-type="string" office:string-value="175}," calcext:value-type="string">
            <text:p>175},</text:p>
          </table:table-cell>
          <table:table-cell table:number-columns-repeated="981"/>
        </table:table-row>
        <table:table-row table:style-name="ro1">
          <table:table-cell office:value-type="float" office:value="111" calcext:value-type="float">
            <text:p>111</text:p>
          </table:table-cell>
          <table:table-cell office:value-type="float" office:value="1.1" calcext:value-type="float">
            <text:p>1.1</text:p>
          </table:table-cell>
          <table:table-cell table:style-name="ce2" table:formula="of:=MOD([.E112];360)&lt;1" office:value-type="boolean" office:boolean-value="false" calcext:value-type="boolean">
            <text:p>FALSE</text:p>
          </table:table-cell>
          <table:table-cell table:style-name="ce2" table:formula="of:=MOD([.F112];360)&lt;1" office:value-type="boolean" office:boolean-value="false" calcext:value-type="boolean">
            <text:p>FALSE</text:p>
          </table:table-cell>
          <table:table-cell table:formula="of:=[.E111]+0.8" office:value-type="float" office:value="388" calcext:value-type="float">
            <text:p>388</text:p>
          </table:table-cell>
          <table:table-cell table:formula="of:=0.8+[.F111]" office:value-type="float" office:value="87.9999999999998" calcext:value-type="float">
            <text:p>87.999999999999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12];[.AA112];[.AB112];[.AC112];[.AD112];[.AE112];[.AF112];[.AG112];[.AH112];[.AI112];[.AJ112];[.AK112];[.AL112];[.AM112];[.AN112];[.AO112];[.AP112];[.AQ112])" office:value-type="string" office:string-value="  {16848, 17844, 25, 35, 45, 55, 65, 75, 85, 95, 105, 115, 125, 135, 145, 155, 165, 175}," calcext:value-type="string">
            <text:p><text:s text:c="2"/>{16848, 17844, 25, 35, 45, 55, 65, 75, 85, 95, 105, 115, 125, 135, 145, 155, 165, 175},</text:p>
          </table:table-cell>
          <table:table-cell/>
          <table:table-cell table:formula="of:=&quot;  {&quot;&amp;INT(MOD([.E112];360)/360*5974)+IF([.C112];32768;0)+16384&amp;&quot;, &quot;" office:value-type="string" office:string-value="  {16848, " calcext:value-type="string">
            <text:p><text:s text:c="2"/>{16848, </text:p>
          </table:table-cell>
          <table:table-cell table:formula="of:=INT(MOD([.F112];360)/360*5974)+IF([.D112];32768;0)+16384&amp;&quot;, &quot;" office:value-type="string" office:string-value="17844, " calcext:value-type="string">
            <text:p>17844, </text:p>
          </table:table-cell>
          <table:table-cell table:formula="of:=[.G112]&amp;&quot;, &quot;" office:value-type="string" office:string-value="25, " calcext:value-type="string">
            <text:p>25, </text:p>
          </table:table-cell>
          <table:table-cell table:formula="of:=[.H112]&amp;&quot;, &quot;" office:value-type="string" office:string-value="35, " calcext:value-type="string">
            <text:p>35, </text:p>
          </table:table-cell>
          <table:table-cell table:formula="of:=[.I112]&amp;&quot;, &quot;" office:value-type="string" office:string-value="45, " calcext:value-type="string">
            <text:p>45, </text:p>
          </table:table-cell>
          <table:table-cell table:formula="of:=[.J112]&amp;&quot;, &quot;" office:value-type="string" office:string-value="55, " calcext:value-type="string">
            <text:p>55, </text:p>
          </table:table-cell>
          <table:table-cell table:formula="of:=[.K112]&amp;&quot;, &quot;" office:value-type="string" office:string-value="65, " calcext:value-type="string">
            <text:p>65, </text:p>
          </table:table-cell>
          <table:table-cell table:formula="of:=[.L112]&amp;&quot;, &quot;" office:value-type="string" office:string-value="75, " calcext:value-type="string">
            <text:p>75, </text:p>
          </table:table-cell>
          <table:table-cell table:formula="of:=[.M112]&amp;&quot;, &quot;" office:value-type="string" office:string-value="85, " calcext:value-type="string">
            <text:p>85, </text:p>
          </table:table-cell>
          <table:table-cell table:formula="of:=[.N112]&amp;&quot;, &quot;" office:value-type="string" office:string-value="95, " calcext:value-type="string">
            <text:p>95, </text:p>
          </table:table-cell>
          <table:table-cell table:formula="of:=[.O112]&amp;&quot;, &quot;" office:value-type="string" office:string-value="105, " calcext:value-type="string">
            <text:p>105, </text:p>
          </table:table-cell>
          <table:table-cell table:formula="of:=[.P112]&amp;&quot;, &quot;" office:value-type="string" office:string-value="115, " calcext:value-type="string">
            <text:p>115, </text:p>
          </table:table-cell>
          <table:table-cell table:formula="of:=[.Q112]&amp;&quot;, &quot;" office:value-type="string" office:string-value="125, " calcext:value-type="string">
            <text:p>125, </text:p>
          </table:table-cell>
          <table:table-cell table:formula="of:=[.R112]&amp;&quot;, &quot;" office:value-type="string" office:string-value="135, " calcext:value-type="string">
            <text:p>135, </text:p>
          </table:table-cell>
          <table:table-cell table:formula="of:=[.S112]&amp;&quot;, &quot;" office:value-type="string" office:string-value="145, " calcext:value-type="string">
            <text:p>145, </text:p>
          </table:table-cell>
          <table:table-cell table:formula="of:=[.T112]&amp;&quot;, &quot;" office:value-type="string" office:string-value="155, " calcext:value-type="string">
            <text:p>155, </text:p>
          </table:table-cell>
          <table:table-cell table:formula="of:=[.U112]&amp;&quot;, &quot;" office:value-type="string" office:string-value="165, " calcext:value-type="string">
            <text:p>165, </text:p>
          </table:table-cell>
          <table:table-cell table:formula="of:=[.V112]&amp;&quot;},&quot;" office:value-type="string" office:string-value="175}," calcext:value-type="string">
            <text:p>175},</text:p>
          </table:table-cell>
          <table:table-cell table:number-columns-repeated="981"/>
        </table:table-row>
        <table:table-row table:style-name="ro1">
          <table:table-cell office:value-type="float" office:value="112" calcext:value-type="float">
            <text:p>112</text:p>
          </table:table-cell>
          <table:table-cell office:value-type="float" office:value="1.11" calcext:value-type="float">
            <text:p>1.11</text:p>
          </table:table-cell>
          <table:table-cell table:style-name="ce2" table:formula="of:=MOD([.E113];360)&lt;1" office:value-type="boolean" office:boolean-value="false" calcext:value-type="boolean">
            <text:p>FALSE</text:p>
          </table:table-cell>
          <table:table-cell table:style-name="ce2" table:formula="of:=MOD([.F113];360)&lt;1" office:value-type="boolean" office:boolean-value="false" calcext:value-type="boolean">
            <text:p>FALSE</text:p>
          </table:table-cell>
          <table:table-cell table:formula="of:=[.E112]+0.8" office:value-type="float" office:value="388.8" calcext:value-type="float">
            <text:p>388.8</text:p>
          </table:table-cell>
          <table:table-cell table:formula="of:=0.8+[.F112]" office:value-type="float" office:value="88.7999999999998" calcext:value-type="float">
            <text:p>88.799999999999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13];[.AA113];[.AB113];[.AC113];[.AD113];[.AE113];[.AF113];[.AG113];[.AH113];[.AI113];[.AJ113];[.AK113];[.AL113];[.AM113];[.AN113];[.AO113];[.AP113];[.AQ113])" office:value-type="string" office:string-value="  {16861, 17857, 25, 35, 45, 55, 65, 75, 85, 95, 105, 115, 125, 135, 145, 155, 165, 175}," calcext:value-type="string">
            <text:p><text:s text:c="2"/>{16861, 17857, 25, 35, 45, 55, 65, 75, 85, 95, 105, 115, 125, 135, 145, 155, 165, 175},</text:p>
          </table:table-cell>
          <table:table-cell/>
          <table:table-cell table:formula="of:=&quot;  {&quot;&amp;INT(MOD([.E113];360)/360*5974)+IF([.C113];32768;0)+16384&amp;&quot;, &quot;" office:value-type="string" office:string-value="  {16861, " calcext:value-type="string">
            <text:p><text:s text:c="2"/>{16861, </text:p>
          </table:table-cell>
          <table:table-cell table:formula="of:=INT(MOD([.F113];360)/360*5974)+IF([.D113];32768;0)+16384&amp;&quot;, &quot;" office:value-type="string" office:string-value="17857, " calcext:value-type="string">
            <text:p>17857, </text:p>
          </table:table-cell>
          <table:table-cell table:formula="of:=[.G113]&amp;&quot;, &quot;" office:value-type="string" office:string-value="25, " calcext:value-type="string">
            <text:p>25, </text:p>
          </table:table-cell>
          <table:table-cell table:formula="of:=[.H113]&amp;&quot;, &quot;" office:value-type="string" office:string-value="35, " calcext:value-type="string">
            <text:p>35, </text:p>
          </table:table-cell>
          <table:table-cell table:formula="of:=[.I113]&amp;&quot;, &quot;" office:value-type="string" office:string-value="45, " calcext:value-type="string">
            <text:p>45, </text:p>
          </table:table-cell>
          <table:table-cell table:formula="of:=[.J113]&amp;&quot;, &quot;" office:value-type="string" office:string-value="55, " calcext:value-type="string">
            <text:p>55, </text:p>
          </table:table-cell>
          <table:table-cell table:formula="of:=[.K113]&amp;&quot;, &quot;" office:value-type="string" office:string-value="65, " calcext:value-type="string">
            <text:p>65, </text:p>
          </table:table-cell>
          <table:table-cell table:formula="of:=[.L113]&amp;&quot;, &quot;" office:value-type="string" office:string-value="75, " calcext:value-type="string">
            <text:p>75, </text:p>
          </table:table-cell>
          <table:table-cell table:formula="of:=[.M113]&amp;&quot;, &quot;" office:value-type="string" office:string-value="85, " calcext:value-type="string">
            <text:p>85, </text:p>
          </table:table-cell>
          <table:table-cell table:formula="of:=[.N113]&amp;&quot;, &quot;" office:value-type="string" office:string-value="95, " calcext:value-type="string">
            <text:p>95, </text:p>
          </table:table-cell>
          <table:table-cell table:formula="of:=[.O113]&amp;&quot;, &quot;" office:value-type="string" office:string-value="105, " calcext:value-type="string">
            <text:p>105, </text:p>
          </table:table-cell>
          <table:table-cell table:formula="of:=[.P113]&amp;&quot;, &quot;" office:value-type="string" office:string-value="115, " calcext:value-type="string">
            <text:p>115, </text:p>
          </table:table-cell>
          <table:table-cell table:formula="of:=[.Q113]&amp;&quot;, &quot;" office:value-type="string" office:string-value="125, " calcext:value-type="string">
            <text:p>125, </text:p>
          </table:table-cell>
          <table:table-cell table:formula="of:=[.R113]&amp;&quot;, &quot;" office:value-type="string" office:string-value="135, " calcext:value-type="string">
            <text:p>135, </text:p>
          </table:table-cell>
          <table:table-cell table:formula="of:=[.S113]&amp;&quot;, &quot;" office:value-type="string" office:string-value="145, " calcext:value-type="string">
            <text:p>145, </text:p>
          </table:table-cell>
          <table:table-cell table:formula="of:=[.T113]&amp;&quot;, &quot;" office:value-type="string" office:string-value="155, " calcext:value-type="string">
            <text:p>155, </text:p>
          </table:table-cell>
          <table:table-cell table:formula="of:=[.U113]&amp;&quot;, &quot;" office:value-type="string" office:string-value="165, " calcext:value-type="string">
            <text:p>165, </text:p>
          </table:table-cell>
          <table:table-cell table:formula="of:=[.V113]&amp;&quot;},&quot;" office:value-type="string" office:string-value="175}," calcext:value-type="string">
            <text:p>175},</text:p>
          </table:table-cell>
          <table:table-cell table:number-columns-repeated="981"/>
        </table:table-row>
        <table:table-row table:style-name="ro1">
          <table:table-cell office:value-type="float" office:value="113" calcext:value-type="float">
            <text:p>113</text:p>
          </table:table-cell>
          <table:table-cell office:value-type="float" office:value="1.12" calcext:value-type="float">
            <text:p>1.12</text:p>
          </table:table-cell>
          <table:table-cell table:style-name="ce2" table:formula="of:=MOD([.E114];360)&lt;1" office:value-type="boolean" office:boolean-value="false" calcext:value-type="boolean">
            <text:p>FALSE</text:p>
          </table:table-cell>
          <table:table-cell table:style-name="ce2" table:formula="of:=MOD([.F114];360)&lt;1" office:value-type="boolean" office:boolean-value="false" calcext:value-type="boolean">
            <text:p>FALSE</text:p>
          </table:table-cell>
          <table:table-cell table:formula="of:=[.E113]+0.8" office:value-type="float" office:value="389.6" calcext:value-type="float">
            <text:p>389.6</text:p>
          </table:table-cell>
          <table:table-cell table:formula="of:=0.8+[.F113]" office:value-type="float" office:value="89.5999999999998" calcext:value-type="float">
            <text:p>89.599999999999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14];[.AA114];[.AB114];[.AC114];[.AD114];[.AE114];[.AF114];[.AG114];[.AH114];[.AI114];[.AJ114];[.AK114];[.AL114];[.AM114];[.AN114];[.AO114];[.AP114];[.AQ114])" office:value-type="string" office:string-value="  {16875, 17870, 25, 35, 45, 55, 65, 75, 85, 95, 105, 115, 125, 135, 145, 155, 165, 175}," calcext:value-type="string">
            <text:p><text:s text:c="2"/>{16875, 17870, 25, 35, 45, 55, 65, 75, 85, 95, 105, 115, 125, 135, 145, 155, 165, 175},</text:p>
          </table:table-cell>
          <table:table-cell/>
          <table:table-cell table:formula="of:=&quot;  {&quot;&amp;INT(MOD([.E114];360)/360*5974)+IF([.C114];32768;0)+16384&amp;&quot;, &quot;" office:value-type="string" office:string-value="  {16875, " calcext:value-type="string">
            <text:p><text:s text:c="2"/>{16875, </text:p>
          </table:table-cell>
          <table:table-cell table:formula="of:=INT(MOD([.F114];360)/360*5974)+IF([.D114];32768;0)+16384&amp;&quot;, &quot;" office:value-type="string" office:string-value="17870, " calcext:value-type="string">
            <text:p>17870, </text:p>
          </table:table-cell>
          <table:table-cell table:formula="of:=[.G114]&amp;&quot;, &quot;" office:value-type="string" office:string-value="25, " calcext:value-type="string">
            <text:p>25, </text:p>
          </table:table-cell>
          <table:table-cell table:formula="of:=[.H114]&amp;&quot;, &quot;" office:value-type="string" office:string-value="35, " calcext:value-type="string">
            <text:p>35, </text:p>
          </table:table-cell>
          <table:table-cell table:formula="of:=[.I114]&amp;&quot;, &quot;" office:value-type="string" office:string-value="45, " calcext:value-type="string">
            <text:p>45, </text:p>
          </table:table-cell>
          <table:table-cell table:formula="of:=[.J114]&amp;&quot;, &quot;" office:value-type="string" office:string-value="55, " calcext:value-type="string">
            <text:p>55, </text:p>
          </table:table-cell>
          <table:table-cell table:formula="of:=[.K114]&amp;&quot;, &quot;" office:value-type="string" office:string-value="65, " calcext:value-type="string">
            <text:p>65, </text:p>
          </table:table-cell>
          <table:table-cell table:formula="of:=[.L114]&amp;&quot;, &quot;" office:value-type="string" office:string-value="75, " calcext:value-type="string">
            <text:p>75, </text:p>
          </table:table-cell>
          <table:table-cell table:formula="of:=[.M114]&amp;&quot;, &quot;" office:value-type="string" office:string-value="85, " calcext:value-type="string">
            <text:p>85, </text:p>
          </table:table-cell>
          <table:table-cell table:formula="of:=[.N114]&amp;&quot;, &quot;" office:value-type="string" office:string-value="95, " calcext:value-type="string">
            <text:p>95, </text:p>
          </table:table-cell>
          <table:table-cell table:formula="of:=[.O114]&amp;&quot;, &quot;" office:value-type="string" office:string-value="105, " calcext:value-type="string">
            <text:p>105, </text:p>
          </table:table-cell>
          <table:table-cell table:formula="of:=[.P114]&amp;&quot;, &quot;" office:value-type="string" office:string-value="115, " calcext:value-type="string">
            <text:p>115, </text:p>
          </table:table-cell>
          <table:table-cell table:formula="of:=[.Q114]&amp;&quot;, &quot;" office:value-type="string" office:string-value="125, " calcext:value-type="string">
            <text:p>125, </text:p>
          </table:table-cell>
          <table:table-cell table:formula="of:=[.R114]&amp;&quot;, &quot;" office:value-type="string" office:string-value="135, " calcext:value-type="string">
            <text:p>135, </text:p>
          </table:table-cell>
          <table:table-cell table:formula="of:=[.S114]&amp;&quot;, &quot;" office:value-type="string" office:string-value="145, " calcext:value-type="string">
            <text:p>145, </text:p>
          </table:table-cell>
          <table:table-cell table:formula="of:=[.T114]&amp;&quot;, &quot;" office:value-type="string" office:string-value="155, " calcext:value-type="string">
            <text:p>155, </text:p>
          </table:table-cell>
          <table:table-cell table:formula="of:=[.U114]&amp;&quot;, &quot;" office:value-type="string" office:string-value="165, " calcext:value-type="string">
            <text:p>165, </text:p>
          </table:table-cell>
          <table:table-cell table:formula="of:=[.V114]&amp;&quot;},&quot;" office:value-type="string" office:string-value="175}," calcext:value-type="string">
            <text:p>175},</text:p>
          </table:table-cell>
          <table:table-cell table:number-columns-repeated="981"/>
        </table:table-row>
        <table:table-row table:style-name="ro1">
          <table:table-cell office:value-type="float" office:value="114" calcext:value-type="float">
            <text:p>114</text:p>
          </table:table-cell>
          <table:table-cell office:value-type="float" office:value="1.13" calcext:value-type="float">
            <text:p>1.13</text:p>
          </table:table-cell>
          <table:table-cell table:style-name="ce2" table:formula="of:=MOD([.E115];360)&lt;1" office:value-type="boolean" office:boolean-value="false" calcext:value-type="boolean">
            <text:p>FALSE</text:p>
          </table:table-cell>
          <table:table-cell table:style-name="ce2" table:formula="of:=MOD([.F115];360)&lt;1" office:value-type="boolean" office:boolean-value="false" calcext:value-type="boolean">
            <text:p>FALSE</text:p>
          </table:table-cell>
          <table:table-cell table:formula="of:=[.E114]+0.8" office:value-type="float" office:value="390.4" calcext:value-type="float">
            <text:p>390.4</text:p>
          </table:table-cell>
          <table:table-cell table:formula="of:=0.8+[.F114]" office:value-type="float" office:value="90.3999999999998" calcext:value-type="float">
            <text:p>90.399999999999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15];[.AA115];[.AB115];[.AC115];[.AD115];[.AE115];[.AF115];[.AG115];[.AH115];[.AI115];[.AJ115];[.AK115];[.AL115];[.AM115];[.AN115];[.AO115];[.AP115];[.AQ115])" office:value-type="string" office:string-value="  {16888, 17884, 25, 35, 45, 55, 65, 75, 85, 95, 105, 115, 125, 135, 145, 155, 165, 175}," calcext:value-type="string">
            <text:p><text:s text:c="2"/>{16888, 17884, 25, 35, 45, 55, 65, 75, 85, 95, 105, 115, 125, 135, 145, 155, 165, 175},</text:p>
          </table:table-cell>
          <table:table-cell/>
          <table:table-cell table:formula="of:=&quot;  {&quot;&amp;INT(MOD([.E115];360)/360*5974)+IF([.C115];32768;0)+16384&amp;&quot;, &quot;" office:value-type="string" office:string-value="  {16888, " calcext:value-type="string">
            <text:p><text:s text:c="2"/>{16888, </text:p>
          </table:table-cell>
          <table:table-cell table:formula="of:=INT(MOD([.F115];360)/360*5974)+IF([.D115];32768;0)+16384&amp;&quot;, &quot;" office:value-type="string" office:string-value="17884, " calcext:value-type="string">
            <text:p>17884, </text:p>
          </table:table-cell>
          <table:table-cell table:formula="of:=[.G115]&amp;&quot;, &quot;" office:value-type="string" office:string-value="25, " calcext:value-type="string">
            <text:p>25, </text:p>
          </table:table-cell>
          <table:table-cell table:formula="of:=[.H115]&amp;&quot;, &quot;" office:value-type="string" office:string-value="35, " calcext:value-type="string">
            <text:p>35, </text:p>
          </table:table-cell>
          <table:table-cell table:formula="of:=[.I115]&amp;&quot;, &quot;" office:value-type="string" office:string-value="45, " calcext:value-type="string">
            <text:p>45, </text:p>
          </table:table-cell>
          <table:table-cell table:formula="of:=[.J115]&amp;&quot;, &quot;" office:value-type="string" office:string-value="55, " calcext:value-type="string">
            <text:p>55, </text:p>
          </table:table-cell>
          <table:table-cell table:formula="of:=[.K115]&amp;&quot;, &quot;" office:value-type="string" office:string-value="65, " calcext:value-type="string">
            <text:p>65, </text:p>
          </table:table-cell>
          <table:table-cell table:formula="of:=[.L115]&amp;&quot;, &quot;" office:value-type="string" office:string-value="75, " calcext:value-type="string">
            <text:p>75, </text:p>
          </table:table-cell>
          <table:table-cell table:formula="of:=[.M115]&amp;&quot;, &quot;" office:value-type="string" office:string-value="85, " calcext:value-type="string">
            <text:p>85, </text:p>
          </table:table-cell>
          <table:table-cell table:formula="of:=[.N115]&amp;&quot;, &quot;" office:value-type="string" office:string-value="95, " calcext:value-type="string">
            <text:p>95, </text:p>
          </table:table-cell>
          <table:table-cell table:formula="of:=[.O115]&amp;&quot;, &quot;" office:value-type="string" office:string-value="105, " calcext:value-type="string">
            <text:p>105, </text:p>
          </table:table-cell>
          <table:table-cell table:formula="of:=[.P115]&amp;&quot;, &quot;" office:value-type="string" office:string-value="115, " calcext:value-type="string">
            <text:p>115, </text:p>
          </table:table-cell>
          <table:table-cell table:formula="of:=[.Q115]&amp;&quot;, &quot;" office:value-type="string" office:string-value="125, " calcext:value-type="string">
            <text:p>125, </text:p>
          </table:table-cell>
          <table:table-cell table:formula="of:=[.R115]&amp;&quot;, &quot;" office:value-type="string" office:string-value="135, " calcext:value-type="string">
            <text:p>135, </text:p>
          </table:table-cell>
          <table:table-cell table:formula="of:=[.S115]&amp;&quot;, &quot;" office:value-type="string" office:string-value="145, " calcext:value-type="string">
            <text:p>145, </text:p>
          </table:table-cell>
          <table:table-cell table:formula="of:=[.T115]&amp;&quot;, &quot;" office:value-type="string" office:string-value="155, " calcext:value-type="string">
            <text:p>155, </text:p>
          </table:table-cell>
          <table:table-cell table:formula="of:=[.U115]&amp;&quot;, &quot;" office:value-type="string" office:string-value="165, " calcext:value-type="string">
            <text:p>165, </text:p>
          </table:table-cell>
          <table:table-cell table:formula="of:=[.V115]&amp;&quot;},&quot;" office:value-type="string" office:string-value="175}," calcext:value-type="string">
            <text:p>175},</text:p>
          </table:table-cell>
          <table:table-cell table:number-columns-repeated="981"/>
        </table:table-row>
        <table:table-row table:style-name="ro1">
          <table:table-cell office:value-type="float" office:value="115" calcext:value-type="float">
            <text:p>115</text:p>
          </table:table-cell>
          <table:table-cell office:value-type="float" office:value="1.14" calcext:value-type="float">
            <text:p>1.14</text:p>
          </table:table-cell>
          <table:table-cell table:style-name="ce2" table:formula="of:=MOD([.E116];360)&lt;1" office:value-type="boolean" office:boolean-value="false" calcext:value-type="boolean">
            <text:p>FALSE</text:p>
          </table:table-cell>
          <table:table-cell table:style-name="ce2" table:formula="of:=MOD([.F116];360)&lt;1" office:value-type="boolean" office:boolean-value="false" calcext:value-type="boolean">
            <text:p>FALSE</text:p>
          </table:table-cell>
          <table:table-cell table:formula="of:=[.E115]+0.8" office:value-type="float" office:value="391.2" calcext:value-type="float">
            <text:p>391.2</text:p>
          </table:table-cell>
          <table:table-cell table:formula="of:=0.8+[.F115]" office:value-type="float" office:value="91.1999999999998" calcext:value-type="float">
            <text:p>91.199999999999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16];[.AA116];[.AB116];[.AC116];[.AD116];[.AE116];[.AF116];[.AG116];[.AH116];[.AI116];[.AJ116];[.AK116];[.AL116];[.AM116];[.AN116];[.AO116];[.AP116];[.AQ116])" office:value-type="string" office:string-value="  {16901, 17897, 25, 35, 45, 55, 65, 75, 85, 95, 105, 115, 125, 135, 145, 155, 165, 175}," calcext:value-type="string">
            <text:p><text:s text:c="2"/>{16901, 17897, 25, 35, 45, 55, 65, 75, 85, 95, 105, 115, 125, 135, 145, 155, 165, 175},</text:p>
          </table:table-cell>
          <table:table-cell/>
          <table:table-cell table:formula="of:=&quot;  {&quot;&amp;INT(MOD([.E116];360)/360*5974)+IF([.C116];32768;0)+16384&amp;&quot;, &quot;" office:value-type="string" office:string-value="  {16901, " calcext:value-type="string">
            <text:p><text:s text:c="2"/>{16901, </text:p>
          </table:table-cell>
          <table:table-cell table:formula="of:=INT(MOD([.F116];360)/360*5974)+IF([.D116];32768;0)+16384&amp;&quot;, &quot;" office:value-type="string" office:string-value="17897, " calcext:value-type="string">
            <text:p>17897, </text:p>
          </table:table-cell>
          <table:table-cell table:formula="of:=[.G116]&amp;&quot;, &quot;" office:value-type="string" office:string-value="25, " calcext:value-type="string">
            <text:p>25, </text:p>
          </table:table-cell>
          <table:table-cell table:formula="of:=[.H116]&amp;&quot;, &quot;" office:value-type="string" office:string-value="35, " calcext:value-type="string">
            <text:p>35, </text:p>
          </table:table-cell>
          <table:table-cell table:formula="of:=[.I116]&amp;&quot;, &quot;" office:value-type="string" office:string-value="45, " calcext:value-type="string">
            <text:p>45, </text:p>
          </table:table-cell>
          <table:table-cell table:formula="of:=[.J116]&amp;&quot;, &quot;" office:value-type="string" office:string-value="55, " calcext:value-type="string">
            <text:p>55, </text:p>
          </table:table-cell>
          <table:table-cell table:formula="of:=[.K116]&amp;&quot;, &quot;" office:value-type="string" office:string-value="65, " calcext:value-type="string">
            <text:p>65, </text:p>
          </table:table-cell>
          <table:table-cell table:formula="of:=[.L116]&amp;&quot;, &quot;" office:value-type="string" office:string-value="75, " calcext:value-type="string">
            <text:p>75, </text:p>
          </table:table-cell>
          <table:table-cell table:formula="of:=[.M116]&amp;&quot;, &quot;" office:value-type="string" office:string-value="85, " calcext:value-type="string">
            <text:p>85, </text:p>
          </table:table-cell>
          <table:table-cell table:formula="of:=[.N116]&amp;&quot;, &quot;" office:value-type="string" office:string-value="95, " calcext:value-type="string">
            <text:p>95, </text:p>
          </table:table-cell>
          <table:table-cell table:formula="of:=[.O116]&amp;&quot;, &quot;" office:value-type="string" office:string-value="105, " calcext:value-type="string">
            <text:p>105, </text:p>
          </table:table-cell>
          <table:table-cell table:formula="of:=[.P116]&amp;&quot;, &quot;" office:value-type="string" office:string-value="115, " calcext:value-type="string">
            <text:p>115, </text:p>
          </table:table-cell>
          <table:table-cell table:formula="of:=[.Q116]&amp;&quot;, &quot;" office:value-type="string" office:string-value="125, " calcext:value-type="string">
            <text:p>125, </text:p>
          </table:table-cell>
          <table:table-cell table:formula="of:=[.R116]&amp;&quot;, &quot;" office:value-type="string" office:string-value="135, " calcext:value-type="string">
            <text:p>135, </text:p>
          </table:table-cell>
          <table:table-cell table:formula="of:=[.S116]&amp;&quot;, &quot;" office:value-type="string" office:string-value="145, " calcext:value-type="string">
            <text:p>145, </text:p>
          </table:table-cell>
          <table:table-cell table:formula="of:=[.T116]&amp;&quot;, &quot;" office:value-type="string" office:string-value="155, " calcext:value-type="string">
            <text:p>155, </text:p>
          </table:table-cell>
          <table:table-cell table:formula="of:=[.U116]&amp;&quot;, &quot;" office:value-type="string" office:string-value="165, " calcext:value-type="string">
            <text:p>165, </text:p>
          </table:table-cell>
          <table:table-cell table:formula="of:=[.V116]&amp;&quot;},&quot;" office:value-type="string" office:string-value="175}," calcext:value-type="string">
            <text:p>175},</text:p>
          </table:table-cell>
          <table:table-cell table:number-columns-repeated="981"/>
        </table:table-row>
        <table:table-row table:style-name="ro1">
          <table:table-cell office:value-type="float" office:value="116" calcext:value-type="float">
            <text:p>116</text:p>
          </table:table-cell>
          <table:table-cell office:value-type="float" office:value="1.15" calcext:value-type="float">
            <text:p>1.15</text:p>
          </table:table-cell>
          <table:table-cell table:style-name="ce2" table:formula="of:=MOD([.E117];360)&lt;1" office:value-type="boolean" office:boolean-value="false" calcext:value-type="boolean">
            <text:p>FALSE</text:p>
          </table:table-cell>
          <table:table-cell table:style-name="ce2" table:formula="of:=MOD([.F117];360)&lt;1" office:value-type="boolean" office:boolean-value="false" calcext:value-type="boolean">
            <text:p>FALSE</text:p>
          </table:table-cell>
          <table:table-cell table:formula="of:=[.E116]+0.8" office:value-type="float" office:value="392" calcext:value-type="float">
            <text:p>392</text:p>
          </table:table-cell>
          <table:table-cell table:formula="of:=0.8+[.F116]" office:value-type="float" office:value="91.9999999999998" calcext:value-type="float">
            <text:p>91.999999999999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17];[.AA117];[.AB117];[.AC117];[.AD117];[.AE117];[.AF117];[.AG117];[.AH117];[.AI117];[.AJ117];[.AK117];[.AL117];[.AM117];[.AN117];[.AO117];[.AP117];[.AQ117])" office:value-type="string" office:string-value="  {16915, 17910, 25, 35, 45, 55, 65, 75, 85, 95, 105, 115, 125, 135, 145, 155, 165, 175}," calcext:value-type="string">
            <text:p><text:s text:c="2"/>{16915, 17910, 25, 35, 45, 55, 65, 75, 85, 95, 105, 115, 125, 135, 145, 155, 165, 175},</text:p>
          </table:table-cell>
          <table:table-cell/>
          <table:table-cell table:formula="of:=&quot;  {&quot;&amp;INT(MOD([.E117];360)/360*5974)+IF([.C117];32768;0)+16384&amp;&quot;, &quot;" office:value-type="string" office:string-value="  {16915, " calcext:value-type="string">
            <text:p><text:s text:c="2"/>{16915, </text:p>
          </table:table-cell>
          <table:table-cell table:formula="of:=INT(MOD([.F117];360)/360*5974)+IF([.D117];32768;0)+16384&amp;&quot;, &quot;" office:value-type="string" office:string-value="17910, " calcext:value-type="string">
            <text:p>17910, </text:p>
          </table:table-cell>
          <table:table-cell table:formula="of:=[.G117]&amp;&quot;, &quot;" office:value-type="string" office:string-value="25, " calcext:value-type="string">
            <text:p>25, </text:p>
          </table:table-cell>
          <table:table-cell table:formula="of:=[.H117]&amp;&quot;, &quot;" office:value-type="string" office:string-value="35, " calcext:value-type="string">
            <text:p>35, </text:p>
          </table:table-cell>
          <table:table-cell table:formula="of:=[.I117]&amp;&quot;, &quot;" office:value-type="string" office:string-value="45, " calcext:value-type="string">
            <text:p>45, </text:p>
          </table:table-cell>
          <table:table-cell table:formula="of:=[.J117]&amp;&quot;, &quot;" office:value-type="string" office:string-value="55, " calcext:value-type="string">
            <text:p>55, </text:p>
          </table:table-cell>
          <table:table-cell table:formula="of:=[.K117]&amp;&quot;, &quot;" office:value-type="string" office:string-value="65, " calcext:value-type="string">
            <text:p>65, </text:p>
          </table:table-cell>
          <table:table-cell table:formula="of:=[.L117]&amp;&quot;, &quot;" office:value-type="string" office:string-value="75, " calcext:value-type="string">
            <text:p>75, </text:p>
          </table:table-cell>
          <table:table-cell table:formula="of:=[.M117]&amp;&quot;, &quot;" office:value-type="string" office:string-value="85, " calcext:value-type="string">
            <text:p>85, </text:p>
          </table:table-cell>
          <table:table-cell table:formula="of:=[.N117]&amp;&quot;, &quot;" office:value-type="string" office:string-value="95, " calcext:value-type="string">
            <text:p>95, </text:p>
          </table:table-cell>
          <table:table-cell table:formula="of:=[.O117]&amp;&quot;, &quot;" office:value-type="string" office:string-value="105, " calcext:value-type="string">
            <text:p>105, </text:p>
          </table:table-cell>
          <table:table-cell table:formula="of:=[.P117]&amp;&quot;, &quot;" office:value-type="string" office:string-value="115, " calcext:value-type="string">
            <text:p>115, </text:p>
          </table:table-cell>
          <table:table-cell table:formula="of:=[.Q117]&amp;&quot;, &quot;" office:value-type="string" office:string-value="125, " calcext:value-type="string">
            <text:p>125, </text:p>
          </table:table-cell>
          <table:table-cell table:formula="of:=[.R117]&amp;&quot;, &quot;" office:value-type="string" office:string-value="135, " calcext:value-type="string">
            <text:p>135, </text:p>
          </table:table-cell>
          <table:table-cell table:formula="of:=[.S117]&amp;&quot;, &quot;" office:value-type="string" office:string-value="145, " calcext:value-type="string">
            <text:p>145, </text:p>
          </table:table-cell>
          <table:table-cell table:formula="of:=[.T117]&amp;&quot;, &quot;" office:value-type="string" office:string-value="155, " calcext:value-type="string">
            <text:p>155, </text:p>
          </table:table-cell>
          <table:table-cell table:formula="of:=[.U117]&amp;&quot;, &quot;" office:value-type="string" office:string-value="165, " calcext:value-type="string">
            <text:p>165, </text:p>
          </table:table-cell>
          <table:table-cell table:formula="of:=[.V117]&amp;&quot;},&quot;" office:value-type="string" office:string-value="175}," calcext:value-type="string">
            <text:p>175},</text:p>
          </table:table-cell>
          <table:table-cell table:number-columns-repeated="981"/>
        </table:table-row>
        <table:table-row table:style-name="ro1">
          <table:table-cell office:value-type="float" office:value="117" calcext:value-type="float">
            <text:p>117</text:p>
          </table:table-cell>
          <table:table-cell office:value-type="float" office:value="1.16" calcext:value-type="float">
            <text:p>1.16</text:p>
          </table:table-cell>
          <table:table-cell table:style-name="ce2" table:formula="of:=MOD([.E118];360)&lt;1" office:value-type="boolean" office:boolean-value="false" calcext:value-type="boolean">
            <text:p>FALSE</text:p>
          </table:table-cell>
          <table:table-cell table:style-name="ce2" table:formula="of:=MOD([.F118];360)&lt;1" office:value-type="boolean" office:boolean-value="false" calcext:value-type="boolean">
            <text:p>FALSE</text:p>
          </table:table-cell>
          <table:table-cell table:formula="of:=[.E117]+0.8" office:value-type="float" office:value="392.8" calcext:value-type="float">
            <text:p>392.8</text:p>
          </table:table-cell>
          <table:table-cell table:formula="of:=0.8+[.F117]" office:value-type="float" office:value="92.7999999999998" calcext:value-type="float">
            <text:p>92.799999999999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18];[.AA118];[.AB118];[.AC118];[.AD118];[.AE118];[.AF118];[.AG118];[.AH118];[.AI118];[.AJ118];[.AK118];[.AL118];[.AM118];[.AN118];[.AO118];[.AP118];[.AQ118])" office:value-type="string" office:string-value="  {16928, 17923, 25, 35, 45, 55, 65, 75, 85, 95, 105, 115, 125, 135, 145, 155, 165, 175}," calcext:value-type="string">
            <text:p><text:s text:c="2"/>{16928, 17923, 25, 35, 45, 55, 65, 75, 85, 95, 105, 115, 125, 135, 145, 155, 165, 175},</text:p>
          </table:table-cell>
          <table:table-cell/>
          <table:table-cell table:formula="of:=&quot;  {&quot;&amp;INT(MOD([.E118];360)/360*5974)+IF([.C118];32768;0)+16384&amp;&quot;, &quot;" office:value-type="string" office:string-value="  {16928, " calcext:value-type="string">
            <text:p><text:s text:c="2"/>{16928, </text:p>
          </table:table-cell>
          <table:table-cell table:formula="of:=INT(MOD([.F118];360)/360*5974)+IF([.D118];32768;0)+16384&amp;&quot;, &quot;" office:value-type="string" office:string-value="17923, " calcext:value-type="string">
            <text:p>17923, </text:p>
          </table:table-cell>
          <table:table-cell table:formula="of:=[.G118]&amp;&quot;, &quot;" office:value-type="string" office:string-value="25, " calcext:value-type="string">
            <text:p>25, </text:p>
          </table:table-cell>
          <table:table-cell table:formula="of:=[.H118]&amp;&quot;, &quot;" office:value-type="string" office:string-value="35, " calcext:value-type="string">
            <text:p>35, </text:p>
          </table:table-cell>
          <table:table-cell table:formula="of:=[.I118]&amp;&quot;, &quot;" office:value-type="string" office:string-value="45, " calcext:value-type="string">
            <text:p>45, </text:p>
          </table:table-cell>
          <table:table-cell table:formula="of:=[.J118]&amp;&quot;, &quot;" office:value-type="string" office:string-value="55, " calcext:value-type="string">
            <text:p>55, </text:p>
          </table:table-cell>
          <table:table-cell table:formula="of:=[.K118]&amp;&quot;, &quot;" office:value-type="string" office:string-value="65, " calcext:value-type="string">
            <text:p>65, </text:p>
          </table:table-cell>
          <table:table-cell table:formula="of:=[.L118]&amp;&quot;, &quot;" office:value-type="string" office:string-value="75, " calcext:value-type="string">
            <text:p>75, </text:p>
          </table:table-cell>
          <table:table-cell table:formula="of:=[.M118]&amp;&quot;, &quot;" office:value-type="string" office:string-value="85, " calcext:value-type="string">
            <text:p>85, </text:p>
          </table:table-cell>
          <table:table-cell table:formula="of:=[.N118]&amp;&quot;, &quot;" office:value-type="string" office:string-value="95, " calcext:value-type="string">
            <text:p>95, </text:p>
          </table:table-cell>
          <table:table-cell table:formula="of:=[.O118]&amp;&quot;, &quot;" office:value-type="string" office:string-value="105, " calcext:value-type="string">
            <text:p>105, </text:p>
          </table:table-cell>
          <table:table-cell table:formula="of:=[.P118]&amp;&quot;, &quot;" office:value-type="string" office:string-value="115, " calcext:value-type="string">
            <text:p>115, </text:p>
          </table:table-cell>
          <table:table-cell table:formula="of:=[.Q118]&amp;&quot;, &quot;" office:value-type="string" office:string-value="125, " calcext:value-type="string">
            <text:p>125, </text:p>
          </table:table-cell>
          <table:table-cell table:formula="of:=[.R118]&amp;&quot;, &quot;" office:value-type="string" office:string-value="135, " calcext:value-type="string">
            <text:p>135, </text:p>
          </table:table-cell>
          <table:table-cell table:formula="of:=[.S118]&amp;&quot;, &quot;" office:value-type="string" office:string-value="145, " calcext:value-type="string">
            <text:p>145, </text:p>
          </table:table-cell>
          <table:table-cell table:formula="of:=[.T118]&amp;&quot;, &quot;" office:value-type="string" office:string-value="155, " calcext:value-type="string">
            <text:p>155, </text:p>
          </table:table-cell>
          <table:table-cell table:formula="of:=[.U118]&amp;&quot;, &quot;" office:value-type="string" office:string-value="165, " calcext:value-type="string">
            <text:p>165, </text:p>
          </table:table-cell>
          <table:table-cell table:formula="of:=[.V118]&amp;&quot;},&quot;" office:value-type="string" office:string-value="175}," calcext:value-type="string">
            <text:p>175},</text:p>
          </table:table-cell>
          <table:table-cell table:number-columns-repeated="981"/>
        </table:table-row>
        <table:table-row table:style-name="ro1">
          <table:table-cell office:value-type="float" office:value="118" calcext:value-type="float">
            <text:p>118</text:p>
          </table:table-cell>
          <table:table-cell office:value-type="float" office:value="1.17" calcext:value-type="float">
            <text:p>1.17</text:p>
          </table:table-cell>
          <table:table-cell table:style-name="ce2" table:formula="of:=MOD([.E119];360)&lt;1" office:value-type="boolean" office:boolean-value="false" calcext:value-type="boolean">
            <text:p>FALSE</text:p>
          </table:table-cell>
          <table:table-cell table:style-name="ce2" table:formula="of:=MOD([.F119];360)&lt;1" office:value-type="boolean" office:boolean-value="false" calcext:value-type="boolean">
            <text:p>FALSE</text:p>
          </table:table-cell>
          <table:table-cell table:formula="of:=[.E118]+0.8" office:value-type="float" office:value="393.6" calcext:value-type="float">
            <text:p>393.6</text:p>
          </table:table-cell>
          <table:table-cell table:formula="of:=0.8+[.F118]" office:value-type="float" office:value="93.5999999999998" calcext:value-type="float">
            <text:p>93.599999999999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19];[.AA119];[.AB119];[.AC119];[.AD119];[.AE119];[.AF119];[.AG119];[.AH119];[.AI119];[.AJ119];[.AK119];[.AL119];[.AM119];[.AN119];[.AO119];[.AP119];[.AQ119])" office:value-type="string" office:string-value="  {16941, 17937, 25, 35, 45, 55, 65, 75, 85, 95, 105, 115, 125, 135, 145, 155, 165, 175}," calcext:value-type="string">
            <text:p><text:s text:c="2"/>{16941, 17937, 25, 35, 45, 55, 65, 75, 85, 95, 105, 115, 125, 135, 145, 155, 165, 175},</text:p>
          </table:table-cell>
          <table:table-cell/>
          <table:table-cell table:formula="of:=&quot;  {&quot;&amp;INT(MOD([.E119];360)/360*5974)+IF([.C119];32768;0)+16384&amp;&quot;, &quot;" office:value-type="string" office:string-value="  {16941, " calcext:value-type="string">
            <text:p><text:s text:c="2"/>{16941, </text:p>
          </table:table-cell>
          <table:table-cell table:formula="of:=INT(MOD([.F119];360)/360*5974)+IF([.D119];32768;0)+16384&amp;&quot;, &quot;" office:value-type="string" office:string-value="17937, " calcext:value-type="string">
            <text:p>17937, </text:p>
          </table:table-cell>
          <table:table-cell table:formula="of:=[.G119]&amp;&quot;, &quot;" office:value-type="string" office:string-value="25, " calcext:value-type="string">
            <text:p>25, </text:p>
          </table:table-cell>
          <table:table-cell table:formula="of:=[.H119]&amp;&quot;, &quot;" office:value-type="string" office:string-value="35, " calcext:value-type="string">
            <text:p>35, </text:p>
          </table:table-cell>
          <table:table-cell table:formula="of:=[.I119]&amp;&quot;, &quot;" office:value-type="string" office:string-value="45, " calcext:value-type="string">
            <text:p>45, </text:p>
          </table:table-cell>
          <table:table-cell table:formula="of:=[.J119]&amp;&quot;, &quot;" office:value-type="string" office:string-value="55, " calcext:value-type="string">
            <text:p>55, </text:p>
          </table:table-cell>
          <table:table-cell table:formula="of:=[.K119]&amp;&quot;, &quot;" office:value-type="string" office:string-value="65, " calcext:value-type="string">
            <text:p>65, </text:p>
          </table:table-cell>
          <table:table-cell table:formula="of:=[.L119]&amp;&quot;, &quot;" office:value-type="string" office:string-value="75, " calcext:value-type="string">
            <text:p>75, </text:p>
          </table:table-cell>
          <table:table-cell table:formula="of:=[.M119]&amp;&quot;, &quot;" office:value-type="string" office:string-value="85, " calcext:value-type="string">
            <text:p>85, </text:p>
          </table:table-cell>
          <table:table-cell table:formula="of:=[.N119]&amp;&quot;, &quot;" office:value-type="string" office:string-value="95, " calcext:value-type="string">
            <text:p>95, </text:p>
          </table:table-cell>
          <table:table-cell table:formula="of:=[.O119]&amp;&quot;, &quot;" office:value-type="string" office:string-value="105, " calcext:value-type="string">
            <text:p>105, </text:p>
          </table:table-cell>
          <table:table-cell table:formula="of:=[.P119]&amp;&quot;, &quot;" office:value-type="string" office:string-value="115, " calcext:value-type="string">
            <text:p>115, </text:p>
          </table:table-cell>
          <table:table-cell table:formula="of:=[.Q119]&amp;&quot;, &quot;" office:value-type="string" office:string-value="125, " calcext:value-type="string">
            <text:p>125, </text:p>
          </table:table-cell>
          <table:table-cell table:formula="of:=[.R119]&amp;&quot;, &quot;" office:value-type="string" office:string-value="135, " calcext:value-type="string">
            <text:p>135, </text:p>
          </table:table-cell>
          <table:table-cell table:formula="of:=[.S119]&amp;&quot;, &quot;" office:value-type="string" office:string-value="145, " calcext:value-type="string">
            <text:p>145, </text:p>
          </table:table-cell>
          <table:table-cell table:formula="of:=[.T119]&amp;&quot;, &quot;" office:value-type="string" office:string-value="155, " calcext:value-type="string">
            <text:p>155, </text:p>
          </table:table-cell>
          <table:table-cell table:formula="of:=[.U119]&amp;&quot;, &quot;" office:value-type="string" office:string-value="165, " calcext:value-type="string">
            <text:p>165, </text:p>
          </table:table-cell>
          <table:table-cell table:formula="of:=[.V119]&amp;&quot;},&quot;" office:value-type="string" office:string-value="175}," calcext:value-type="string">
            <text:p>175},</text:p>
          </table:table-cell>
          <table:table-cell table:number-columns-repeated="981"/>
        </table:table-row>
        <table:table-row table:style-name="ro1">
          <table:table-cell office:value-type="float" office:value="119" calcext:value-type="float">
            <text:p>119</text:p>
          </table:table-cell>
          <table:table-cell office:value-type="float" office:value="1.18" calcext:value-type="float">
            <text:p>1.18</text:p>
          </table:table-cell>
          <table:table-cell table:style-name="ce2" table:formula="of:=MOD([.E120];360)&lt;1" office:value-type="boolean" office:boolean-value="false" calcext:value-type="boolean">
            <text:p>FALSE</text:p>
          </table:table-cell>
          <table:table-cell table:style-name="ce2" table:formula="of:=MOD([.F120];360)&lt;1" office:value-type="boolean" office:boolean-value="false" calcext:value-type="boolean">
            <text:p>FALSE</text:p>
          </table:table-cell>
          <table:table-cell table:formula="of:=[.E119]+0.8" office:value-type="float" office:value="394.4" calcext:value-type="float">
            <text:p>394.4</text:p>
          </table:table-cell>
          <table:table-cell table:formula="of:=0.8+[.F119]" office:value-type="float" office:value="94.3999999999998" calcext:value-type="float">
            <text:p>94.399999999999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20];[.AA120];[.AB120];[.AC120];[.AD120];[.AE120];[.AF120];[.AG120];[.AH120];[.AI120];[.AJ120];[.AK120];[.AL120];[.AM120];[.AN120];[.AO120];[.AP120];[.AQ120])" office:value-type="string" office:string-value="  {16954, 17950, 25, 35, 45, 55, 65, 75, 85, 95, 105, 115, 125, 135, 145, 155, 165, 175}," calcext:value-type="string">
            <text:p><text:s text:c="2"/>{16954, 17950, 25, 35, 45, 55, 65, 75, 85, 95, 105, 115, 125, 135, 145, 155, 165, 175},</text:p>
          </table:table-cell>
          <table:table-cell/>
          <table:table-cell table:formula="of:=&quot;  {&quot;&amp;INT(MOD([.E120];360)/360*5974)+IF([.C120];32768;0)+16384&amp;&quot;, &quot;" office:value-type="string" office:string-value="  {16954, " calcext:value-type="string">
            <text:p><text:s text:c="2"/>{16954, </text:p>
          </table:table-cell>
          <table:table-cell table:formula="of:=INT(MOD([.F120];360)/360*5974)+IF([.D120];32768;0)+16384&amp;&quot;, &quot;" office:value-type="string" office:string-value="17950, " calcext:value-type="string">
            <text:p>17950, </text:p>
          </table:table-cell>
          <table:table-cell table:formula="of:=[.G120]&amp;&quot;, &quot;" office:value-type="string" office:string-value="25, " calcext:value-type="string">
            <text:p>25, </text:p>
          </table:table-cell>
          <table:table-cell table:formula="of:=[.H120]&amp;&quot;, &quot;" office:value-type="string" office:string-value="35, " calcext:value-type="string">
            <text:p>35, </text:p>
          </table:table-cell>
          <table:table-cell table:formula="of:=[.I120]&amp;&quot;, &quot;" office:value-type="string" office:string-value="45, " calcext:value-type="string">
            <text:p>45, </text:p>
          </table:table-cell>
          <table:table-cell table:formula="of:=[.J120]&amp;&quot;, &quot;" office:value-type="string" office:string-value="55, " calcext:value-type="string">
            <text:p>55, </text:p>
          </table:table-cell>
          <table:table-cell table:formula="of:=[.K120]&amp;&quot;, &quot;" office:value-type="string" office:string-value="65, " calcext:value-type="string">
            <text:p>65, </text:p>
          </table:table-cell>
          <table:table-cell table:formula="of:=[.L120]&amp;&quot;, &quot;" office:value-type="string" office:string-value="75, " calcext:value-type="string">
            <text:p>75, </text:p>
          </table:table-cell>
          <table:table-cell table:formula="of:=[.M120]&amp;&quot;, &quot;" office:value-type="string" office:string-value="85, " calcext:value-type="string">
            <text:p>85, </text:p>
          </table:table-cell>
          <table:table-cell table:formula="of:=[.N120]&amp;&quot;, &quot;" office:value-type="string" office:string-value="95, " calcext:value-type="string">
            <text:p>95, </text:p>
          </table:table-cell>
          <table:table-cell table:formula="of:=[.O120]&amp;&quot;, &quot;" office:value-type="string" office:string-value="105, " calcext:value-type="string">
            <text:p>105, </text:p>
          </table:table-cell>
          <table:table-cell table:formula="of:=[.P120]&amp;&quot;, &quot;" office:value-type="string" office:string-value="115, " calcext:value-type="string">
            <text:p>115, </text:p>
          </table:table-cell>
          <table:table-cell table:formula="of:=[.Q120]&amp;&quot;, &quot;" office:value-type="string" office:string-value="125, " calcext:value-type="string">
            <text:p>125, </text:p>
          </table:table-cell>
          <table:table-cell table:formula="of:=[.R120]&amp;&quot;, &quot;" office:value-type="string" office:string-value="135, " calcext:value-type="string">
            <text:p>135, </text:p>
          </table:table-cell>
          <table:table-cell table:formula="of:=[.S120]&amp;&quot;, &quot;" office:value-type="string" office:string-value="145, " calcext:value-type="string">
            <text:p>145, </text:p>
          </table:table-cell>
          <table:table-cell table:formula="of:=[.T120]&amp;&quot;, &quot;" office:value-type="string" office:string-value="155, " calcext:value-type="string">
            <text:p>155, </text:p>
          </table:table-cell>
          <table:table-cell table:formula="of:=[.U120]&amp;&quot;, &quot;" office:value-type="string" office:string-value="165, " calcext:value-type="string">
            <text:p>165, </text:p>
          </table:table-cell>
          <table:table-cell table:formula="of:=[.V120]&amp;&quot;},&quot;" office:value-type="string" office:string-value="175}," calcext:value-type="string">
            <text:p>175},</text:p>
          </table:table-cell>
          <table:table-cell table:number-columns-repeated="981"/>
        </table:table-row>
        <table:table-row table:style-name="ro1">
          <table:table-cell office:value-type="float" office:value="120" calcext:value-type="float">
            <text:p>120</text:p>
          </table:table-cell>
          <table:table-cell office:value-type="float" office:value="1.19" calcext:value-type="float">
            <text:p>1.19</text:p>
          </table:table-cell>
          <table:table-cell table:style-name="ce2" table:formula="of:=MOD([.E121];360)&lt;1" office:value-type="boolean" office:boolean-value="false" calcext:value-type="boolean">
            <text:p>FALSE</text:p>
          </table:table-cell>
          <table:table-cell table:style-name="ce2" table:formula="of:=MOD([.F121];360)&lt;1" office:value-type="boolean" office:boolean-value="false" calcext:value-type="boolean">
            <text:p>FALSE</text:p>
          </table:table-cell>
          <table:table-cell table:formula="of:=[.E120]+0.8" office:value-type="float" office:value="395.2" calcext:value-type="float">
            <text:p>395.2</text:p>
          </table:table-cell>
          <table:table-cell table:formula="of:=0.8+[.F120]" office:value-type="float" office:value="95.1999999999998" calcext:value-type="float">
            <text:p>95.199999999999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21];[.AA121];[.AB121];[.AC121];[.AD121];[.AE121];[.AF121];[.AG121];[.AH121];[.AI121];[.AJ121];[.AK121];[.AL121];[.AM121];[.AN121];[.AO121];[.AP121];[.AQ121])" office:value-type="string" office:string-value="  {16968, 17963, 25, 35, 45, 55, 65, 75, 85, 95, 105, 115, 125, 135, 145, 155, 165, 175}," calcext:value-type="string">
            <text:p><text:s text:c="2"/>{16968, 17963, 25, 35, 45, 55, 65, 75, 85, 95, 105, 115, 125, 135, 145, 155, 165, 175},</text:p>
          </table:table-cell>
          <table:table-cell/>
          <table:table-cell table:formula="of:=&quot;  {&quot;&amp;INT(MOD([.E121];360)/360*5974)+IF([.C121];32768;0)+16384&amp;&quot;, &quot;" office:value-type="string" office:string-value="  {16968, " calcext:value-type="string">
            <text:p><text:s text:c="2"/>{16968, </text:p>
          </table:table-cell>
          <table:table-cell table:formula="of:=INT(MOD([.F121];360)/360*5974)+IF([.D121];32768;0)+16384&amp;&quot;, &quot;" office:value-type="string" office:string-value="17963, " calcext:value-type="string">
            <text:p>17963, </text:p>
          </table:table-cell>
          <table:table-cell table:formula="of:=[.G121]&amp;&quot;, &quot;" office:value-type="string" office:string-value="25, " calcext:value-type="string">
            <text:p>25, </text:p>
          </table:table-cell>
          <table:table-cell table:formula="of:=[.H121]&amp;&quot;, &quot;" office:value-type="string" office:string-value="35, " calcext:value-type="string">
            <text:p>35, </text:p>
          </table:table-cell>
          <table:table-cell table:formula="of:=[.I121]&amp;&quot;, &quot;" office:value-type="string" office:string-value="45, " calcext:value-type="string">
            <text:p>45, </text:p>
          </table:table-cell>
          <table:table-cell table:formula="of:=[.J121]&amp;&quot;, &quot;" office:value-type="string" office:string-value="55, " calcext:value-type="string">
            <text:p>55, </text:p>
          </table:table-cell>
          <table:table-cell table:formula="of:=[.K121]&amp;&quot;, &quot;" office:value-type="string" office:string-value="65, " calcext:value-type="string">
            <text:p>65, </text:p>
          </table:table-cell>
          <table:table-cell table:formula="of:=[.L121]&amp;&quot;, &quot;" office:value-type="string" office:string-value="75, " calcext:value-type="string">
            <text:p>75, </text:p>
          </table:table-cell>
          <table:table-cell table:formula="of:=[.M121]&amp;&quot;, &quot;" office:value-type="string" office:string-value="85, " calcext:value-type="string">
            <text:p>85, </text:p>
          </table:table-cell>
          <table:table-cell table:formula="of:=[.N121]&amp;&quot;, &quot;" office:value-type="string" office:string-value="95, " calcext:value-type="string">
            <text:p>95, </text:p>
          </table:table-cell>
          <table:table-cell table:formula="of:=[.O121]&amp;&quot;, &quot;" office:value-type="string" office:string-value="105, " calcext:value-type="string">
            <text:p>105, </text:p>
          </table:table-cell>
          <table:table-cell table:formula="of:=[.P121]&amp;&quot;, &quot;" office:value-type="string" office:string-value="115, " calcext:value-type="string">
            <text:p>115, </text:p>
          </table:table-cell>
          <table:table-cell table:formula="of:=[.Q121]&amp;&quot;, &quot;" office:value-type="string" office:string-value="125, " calcext:value-type="string">
            <text:p>125, </text:p>
          </table:table-cell>
          <table:table-cell table:formula="of:=[.R121]&amp;&quot;, &quot;" office:value-type="string" office:string-value="135, " calcext:value-type="string">
            <text:p>135, </text:p>
          </table:table-cell>
          <table:table-cell table:formula="of:=[.S121]&amp;&quot;, &quot;" office:value-type="string" office:string-value="145, " calcext:value-type="string">
            <text:p>145, </text:p>
          </table:table-cell>
          <table:table-cell table:formula="of:=[.T121]&amp;&quot;, &quot;" office:value-type="string" office:string-value="155, " calcext:value-type="string">
            <text:p>155, </text:p>
          </table:table-cell>
          <table:table-cell table:formula="of:=[.U121]&amp;&quot;, &quot;" office:value-type="string" office:string-value="165, " calcext:value-type="string">
            <text:p>165, </text:p>
          </table:table-cell>
          <table:table-cell table:formula="of:=[.V121]&amp;&quot;},&quot;" office:value-type="string" office:string-value="175}," calcext:value-type="string">
            <text:p>175},</text:p>
          </table:table-cell>
          <table:table-cell table:number-columns-repeated="981"/>
        </table:table-row>
        <table:table-row table:style-name="ro1">
          <table:table-cell office:value-type="float" office:value="121" calcext:value-type="float">
            <text:p>121</text:p>
          </table:table-cell>
          <table:table-cell office:value-type="float" office:value="1.2" calcext:value-type="float">
            <text:p>1.2</text:p>
          </table:table-cell>
          <table:table-cell table:style-name="ce2" table:formula="of:=MOD([.E122];360)&lt;1" office:value-type="boolean" office:boolean-value="false" calcext:value-type="boolean">
            <text:p>FALSE</text:p>
          </table:table-cell>
          <table:table-cell table:style-name="ce2" table:formula="of:=MOD([.F122];360)&lt;1" office:value-type="boolean" office:boolean-value="false" calcext:value-type="boolean">
            <text:p>FALSE</text:p>
          </table:table-cell>
          <table:table-cell table:formula="of:=[.E121]+0.8" office:value-type="float" office:value="396.000000000001" calcext:value-type="float">
            <text:p>396.000000000001</text:p>
          </table:table-cell>
          <table:table-cell table:formula="of:=0.8+[.F121]" office:value-type="float" office:value="95.9999999999998" calcext:value-type="float">
            <text:p>95.999999999999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22];[.AA122];[.AB122];[.AC122];[.AD122];[.AE122];[.AF122];[.AG122];[.AH122];[.AI122];[.AJ122];[.AK122];[.AL122];[.AM122];[.AN122];[.AO122];[.AP122];[.AQ122])" office:value-type="string" office:string-value="  {16981, 17977, 25, 35, 45, 55, 65, 75, 85, 95, 105, 115, 125, 135, 145, 155, 165, 175}," calcext:value-type="string">
            <text:p><text:s text:c="2"/>{16981, 17977, 25, 35, 45, 55, 65, 75, 85, 95, 105, 115, 125, 135, 145, 155, 165, 175},</text:p>
          </table:table-cell>
          <table:table-cell/>
          <table:table-cell table:formula="of:=&quot;  {&quot;&amp;INT(MOD([.E122];360)/360*5974)+IF([.C122];32768;0)+16384&amp;&quot;, &quot;" office:value-type="string" office:string-value="  {16981, " calcext:value-type="string">
            <text:p><text:s text:c="2"/>{16981, </text:p>
          </table:table-cell>
          <table:table-cell table:formula="of:=INT(MOD([.F122];360)/360*5974)+IF([.D122];32768;0)+16384&amp;&quot;, &quot;" office:value-type="string" office:string-value="17977, " calcext:value-type="string">
            <text:p>17977, </text:p>
          </table:table-cell>
          <table:table-cell table:formula="of:=[.G122]&amp;&quot;, &quot;" office:value-type="string" office:string-value="25, " calcext:value-type="string">
            <text:p>25, </text:p>
          </table:table-cell>
          <table:table-cell table:formula="of:=[.H122]&amp;&quot;, &quot;" office:value-type="string" office:string-value="35, " calcext:value-type="string">
            <text:p>35, </text:p>
          </table:table-cell>
          <table:table-cell table:formula="of:=[.I122]&amp;&quot;, &quot;" office:value-type="string" office:string-value="45, " calcext:value-type="string">
            <text:p>45, </text:p>
          </table:table-cell>
          <table:table-cell table:formula="of:=[.J122]&amp;&quot;, &quot;" office:value-type="string" office:string-value="55, " calcext:value-type="string">
            <text:p>55, </text:p>
          </table:table-cell>
          <table:table-cell table:formula="of:=[.K122]&amp;&quot;, &quot;" office:value-type="string" office:string-value="65, " calcext:value-type="string">
            <text:p>65, </text:p>
          </table:table-cell>
          <table:table-cell table:formula="of:=[.L122]&amp;&quot;, &quot;" office:value-type="string" office:string-value="75, " calcext:value-type="string">
            <text:p>75, </text:p>
          </table:table-cell>
          <table:table-cell table:formula="of:=[.M122]&amp;&quot;, &quot;" office:value-type="string" office:string-value="85, " calcext:value-type="string">
            <text:p>85, </text:p>
          </table:table-cell>
          <table:table-cell table:formula="of:=[.N122]&amp;&quot;, &quot;" office:value-type="string" office:string-value="95, " calcext:value-type="string">
            <text:p>95, </text:p>
          </table:table-cell>
          <table:table-cell table:formula="of:=[.O122]&amp;&quot;, &quot;" office:value-type="string" office:string-value="105, " calcext:value-type="string">
            <text:p>105, </text:p>
          </table:table-cell>
          <table:table-cell table:formula="of:=[.P122]&amp;&quot;, &quot;" office:value-type="string" office:string-value="115, " calcext:value-type="string">
            <text:p>115, </text:p>
          </table:table-cell>
          <table:table-cell table:formula="of:=[.Q122]&amp;&quot;, &quot;" office:value-type="string" office:string-value="125, " calcext:value-type="string">
            <text:p>125, </text:p>
          </table:table-cell>
          <table:table-cell table:formula="of:=[.R122]&amp;&quot;, &quot;" office:value-type="string" office:string-value="135, " calcext:value-type="string">
            <text:p>135, </text:p>
          </table:table-cell>
          <table:table-cell table:formula="of:=[.S122]&amp;&quot;, &quot;" office:value-type="string" office:string-value="145, " calcext:value-type="string">
            <text:p>145, </text:p>
          </table:table-cell>
          <table:table-cell table:formula="of:=[.T122]&amp;&quot;, &quot;" office:value-type="string" office:string-value="155, " calcext:value-type="string">
            <text:p>155, </text:p>
          </table:table-cell>
          <table:table-cell table:formula="of:=[.U122]&amp;&quot;, &quot;" office:value-type="string" office:string-value="165, " calcext:value-type="string">
            <text:p>165, </text:p>
          </table:table-cell>
          <table:table-cell table:formula="of:=[.V122]&amp;&quot;},&quot;" office:value-type="string" office:string-value="175}," calcext:value-type="string">
            <text:p>175},</text:p>
          </table:table-cell>
          <table:table-cell table:number-columns-repeated="981"/>
        </table:table-row>
        <table:table-row table:style-name="ro1">
          <table:table-cell office:value-type="float" office:value="122" calcext:value-type="float">
            <text:p>122</text:p>
          </table:table-cell>
          <table:table-cell office:value-type="float" office:value="1.21" calcext:value-type="float">
            <text:p>1.21</text:p>
          </table:table-cell>
          <table:table-cell table:style-name="ce2" table:formula="of:=MOD([.E123];360)&lt;1" office:value-type="boolean" office:boolean-value="false" calcext:value-type="boolean">
            <text:p>FALSE</text:p>
          </table:table-cell>
          <table:table-cell table:style-name="ce2" table:formula="of:=MOD([.F123];360)&lt;1" office:value-type="boolean" office:boolean-value="false" calcext:value-type="boolean">
            <text:p>FALSE</text:p>
          </table:table-cell>
          <table:table-cell table:formula="of:=[.E122]+0.8" office:value-type="float" office:value="396.800000000001" calcext:value-type="float">
            <text:p>396.800000000001</text:p>
          </table:table-cell>
          <table:table-cell table:formula="of:=0.8+[.F122]" office:value-type="float" office:value="96.7999999999998" calcext:value-type="float">
            <text:p>96.799999999999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23];[.AA123];[.AB123];[.AC123];[.AD123];[.AE123];[.AF123];[.AG123];[.AH123];[.AI123];[.AJ123];[.AK123];[.AL123];[.AM123];[.AN123];[.AO123];[.AP123];[.AQ123])" office:value-type="string" office:string-value="  {16994, 17990, 25, 35, 45, 55, 65, 75, 85, 95, 105, 115, 125, 135, 145, 155, 165, 175}," calcext:value-type="string">
            <text:p><text:s text:c="2"/>{16994, 17990, 25, 35, 45, 55, 65, 75, 85, 95, 105, 115, 125, 135, 145, 155, 165, 175},</text:p>
          </table:table-cell>
          <table:table-cell/>
          <table:table-cell table:formula="of:=&quot;  {&quot;&amp;INT(MOD([.E123];360)/360*5974)+IF([.C123];32768;0)+16384&amp;&quot;, &quot;" office:value-type="string" office:string-value="  {16994, " calcext:value-type="string">
            <text:p><text:s text:c="2"/>{16994, </text:p>
          </table:table-cell>
          <table:table-cell table:formula="of:=INT(MOD([.F123];360)/360*5974)+IF([.D123];32768;0)+16384&amp;&quot;, &quot;" office:value-type="string" office:string-value="17990, " calcext:value-type="string">
            <text:p>17990, </text:p>
          </table:table-cell>
          <table:table-cell table:formula="of:=[.G123]&amp;&quot;, &quot;" office:value-type="string" office:string-value="25, " calcext:value-type="string">
            <text:p>25, </text:p>
          </table:table-cell>
          <table:table-cell table:formula="of:=[.H123]&amp;&quot;, &quot;" office:value-type="string" office:string-value="35, " calcext:value-type="string">
            <text:p>35, </text:p>
          </table:table-cell>
          <table:table-cell table:formula="of:=[.I123]&amp;&quot;, &quot;" office:value-type="string" office:string-value="45, " calcext:value-type="string">
            <text:p>45, </text:p>
          </table:table-cell>
          <table:table-cell table:formula="of:=[.J123]&amp;&quot;, &quot;" office:value-type="string" office:string-value="55, " calcext:value-type="string">
            <text:p>55, </text:p>
          </table:table-cell>
          <table:table-cell table:formula="of:=[.K123]&amp;&quot;, &quot;" office:value-type="string" office:string-value="65, " calcext:value-type="string">
            <text:p>65, </text:p>
          </table:table-cell>
          <table:table-cell table:formula="of:=[.L123]&amp;&quot;, &quot;" office:value-type="string" office:string-value="75, " calcext:value-type="string">
            <text:p>75, </text:p>
          </table:table-cell>
          <table:table-cell table:formula="of:=[.M123]&amp;&quot;, &quot;" office:value-type="string" office:string-value="85, " calcext:value-type="string">
            <text:p>85, </text:p>
          </table:table-cell>
          <table:table-cell table:formula="of:=[.N123]&amp;&quot;, &quot;" office:value-type="string" office:string-value="95, " calcext:value-type="string">
            <text:p>95, </text:p>
          </table:table-cell>
          <table:table-cell table:formula="of:=[.O123]&amp;&quot;, &quot;" office:value-type="string" office:string-value="105, " calcext:value-type="string">
            <text:p>105, </text:p>
          </table:table-cell>
          <table:table-cell table:formula="of:=[.P123]&amp;&quot;, &quot;" office:value-type="string" office:string-value="115, " calcext:value-type="string">
            <text:p>115, </text:p>
          </table:table-cell>
          <table:table-cell table:formula="of:=[.Q123]&amp;&quot;, &quot;" office:value-type="string" office:string-value="125, " calcext:value-type="string">
            <text:p>125, </text:p>
          </table:table-cell>
          <table:table-cell table:formula="of:=[.R123]&amp;&quot;, &quot;" office:value-type="string" office:string-value="135, " calcext:value-type="string">
            <text:p>135, </text:p>
          </table:table-cell>
          <table:table-cell table:formula="of:=[.S123]&amp;&quot;, &quot;" office:value-type="string" office:string-value="145, " calcext:value-type="string">
            <text:p>145, </text:p>
          </table:table-cell>
          <table:table-cell table:formula="of:=[.T123]&amp;&quot;, &quot;" office:value-type="string" office:string-value="155, " calcext:value-type="string">
            <text:p>155, </text:p>
          </table:table-cell>
          <table:table-cell table:formula="of:=[.U123]&amp;&quot;, &quot;" office:value-type="string" office:string-value="165, " calcext:value-type="string">
            <text:p>165, </text:p>
          </table:table-cell>
          <table:table-cell table:formula="of:=[.V123]&amp;&quot;},&quot;" office:value-type="string" office:string-value="175}," calcext:value-type="string">
            <text:p>175},</text:p>
          </table:table-cell>
          <table:table-cell table:number-columns-repeated="981"/>
        </table:table-row>
        <table:table-row table:style-name="ro1">
          <table:table-cell office:value-type="float" office:value="123" calcext:value-type="float">
            <text:p>123</text:p>
          </table:table-cell>
          <table:table-cell office:value-type="float" office:value="1.22" calcext:value-type="float">
            <text:p>1.22</text:p>
          </table:table-cell>
          <table:table-cell table:style-name="ce2" table:formula="of:=MOD([.E124];360)&lt;1" office:value-type="boolean" office:boolean-value="false" calcext:value-type="boolean">
            <text:p>FALSE</text:p>
          </table:table-cell>
          <table:table-cell table:style-name="ce2" table:formula="of:=MOD([.F124];360)&lt;1" office:value-type="boolean" office:boolean-value="false" calcext:value-type="boolean">
            <text:p>FALSE</text:p>
          </table:table-cell>
          <table:table-cell table:formula="of:=[.E123]+0.8" office:value-type="float" office:value="397.600000000001" calcext:value-type="float">
            <text:p>397.600000000001</text:p>
          </table:table-cell>
          <table:table-cell table:formula="of:=0.8+[.F123]" office:value-type="float" office:value="97.5999999999998" calcext:value-type="float">
            <text:p>97.599999999999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24];[.AA124];[.AB124];[.AC124];[.AD124];[.AE124];[.AF124];[.AG124];[.AH124];[.AI124];[.AJ124];[.AK124];[.AL124];[.AM124];[.AN124];[.AO124];[.AP124];[.AQ124])" office:value-type="string" office:string-value="  {17007, 18003, 25, 35, 45, 55, 65, 75, 85, 95, 105, 115, 125, 135, 145, 155, 165, 175}," calcext:value-type="string">
            <text:p><text:s text:c="2"/>{17007, 18003, 25, 35, 45, 55, 65, 75, 85, 95, 105, 115, 125, 135, 145, 155, 165, 175},</text:p>
          </table:table-cell>
          <table:table-cell/>
          <table:table-cell table:formula="of:=&quot;  {&quot;&amp;INT(MOD([.E124];360)/360*5974)+IF([.C124];32768;0)+16384&amp;&quot;, &quot;" office:value-type="string" office:string-value="  {17007, " calcext:value-type="string">
            <text:p><text:s text:c="2"/>{17007, </text:p>
          </table:table-cell>
          <table:table-cell table:formula="of:=INT(MOD([.F124];360)/360*5974)+IF([.D124];32768;0)+16384&amp;&quot;, &quot;" office:value-type="string" office:string-value="18003, " calcext:value-type="string">
            <text:p>18003, </text:p>
          </table:table-cell>
          <table:table-cell table:formula="of:=[.G124]&amp;&quot;, &quot;" office:value-type="string" office:string-value="25, " calcext:value-type="string">
            <text:p>25, </text:p>
          </table:table-cell>
          <table:table-cell table:formula="of:=[.H124]&amp;&quot;, &quot;" office:value-type="string" office:string-value="35, " calcext:value-type="string">
            <text:p>35, </text:p>
          </table:table-cell>
          <table:table-cell table:formula="of:=[.I124]&amp;&quot;, &quot;" office:value-type="string" office:string-value="45, " calcext:value-type="string">
            <text:p>45, </text:p>
          </table:table-cell>
          <table:table-cell table:formula="of:=[.J124]&amp;&quot;, &quot;" office:value-type="string" office:string-value="55, " calcext:value-type="string">
            <text:p>55, </text:p>
          </table:table-cell>
          <table:table-cell table:formula="of:=[.K124]&amp;&quot;, &quot;" office:value-type="string" office:string-value="65, " calcext:value-type="string">
            <text:p>65, </text:p>
          </table:table-cell>
          <table:table-cell table:formula="of:=[.L124]&amp;&quot;, &quot;" office:value-type="string" office:string-value="75, " calcext:value-type="string">
            <text:p>75, </text:p>
          </table:table-cell>
          <table:table-cell table:formula="of:=[.M124]&amp;&quot;, &quot;" office:value-type="string" office:string-value="85, " calcext:value-type="string">
            <text:p>85, </text:p>
          </table:table-cell>
          <table:table-cell table:formula="of:=[.N124]&amp;&quot;, &quot;" office:value-type="string" office:string-value="95, " calcext:value-type="string">
            <text:p>95, </text:p>
          </table:table-cell>
          <table:table-cell table:formula="of:=[.O124]&amp;&quot;, &quot;" office:value-type="string" office:string-value="105, " calcext:value-type="string">
            <text:p>105, </text:p>
          </table:table-cell>
          <table:table-cell table:formula="of:=[.P124]&amp;&quot;, &quot;" office:value-type="string" office:string-value="115, " calcext:value-type="string">
            <text:p>115, </text:p>
          </table:table-cell>
          <table:table-cell table:formula="of:=[.Q124]&amp;&quot;, &quot;" office:value-type="string" office:string-value="125, " calcext:value-type="string">
            <text:p>125, </text:p>
          </table:table-cell>
          <table:table-cell table:formula="of:=[.R124]&amp;&quot;, &quot;" office:value-type="string" office:string-value="135, " calcext:value-type="string">
            <text:p>135, </text:p>
          </table:table-cell>
          <table:table-cell table:formula="of:=[.S124]&amp;&quot;, &quot;" office:value-type="string" office:string-value="145, " calcext:value-type="string">
            <text:p>145, </text:p>
          </table:table-cell>
          <table:table-cell table:formula="of:=[.T124]&amp;&quot;, &quot;" office:value-type="string" office:string-value="155, " calcext:value-type="string">
            <text:p>155, </text:p>
          </table:table-cell>
          <table:table-cell table:formula="of:=[.U124]&amp;&quot;, &quot;" office:value-type="string" office:string-value="165, " calcext:value-type="string">
            <text:p>165, </text:p>
          </table:table-cell>
          <table:table-cell table:formula="of:=[.V124]&amp;&quot;},&quot;" office:value-type="string" office:string-value="175}," calcext:value-type="string">
            <text:p>175},</text:p>
          </table:table-cell>
          <table:table-cell table:number-columns-repeated="981"/>
        </table:table-row>
        <table:table-row table:style-name="ro1">
          <table:table-cell office:value-type="float" office:value="124" calcext:value-type="float">
            <text:p>124</text:p>
          </table:table-cell>
          <table:table-cell office:value-type="float" office:value="1.23" calcext:value-type="float">
            <text:p>1.23</text:p>
          </table:table-cell>
          <table:table-cell table:style-name="ce2" table:formula="of:=MOD([.E125];360)&lt;1" office:value-type="boolean" office:boolean-value="false" calcext:value-type="boolean">
            <text:p>FALSE</text:p>
          </table:table-cell>
          <table:table-cell table:style-name="ce2" table:formula="of:=MOD([.F125];360)&lt;1" office:value-type="boolean" office:boolean-value="false" calcext:value-type="boolean">
            <text:p>FALSE</text:p>
          </table:table-cell>
          <table:table-cell table:formula="of:=[.E124]+0.8" office:value-type="float" office:value="398.400000000001" calcext:value-type="float">
            <text:p>398.400000000001</text:p>
          </table:table-cell>
          <table:table-cell table:formula="of:=0.8+[.F124]" office:value-type="float" office:value="98.3999999999998" calcext:value-type="float">
            <text:p>98.399999999999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25];[.AA125];[.AB125];[.AC125];[.AD125];[.AE125];[.AF125];[.AG125];[.AH125];[.AI125];[.AJ125];[.AK125];[.AL125];[.AM125];[.AN125];[.AO125];[.AP125];[.AQ125])" office:value-type="string" office:string-value="  {17021, 18016, 25, 35, 45, 55, 65, 75, 85, 95, 105, 115, 125, 135, 145, 155, 165, 175}," calcext:value-type="string">
            <text:p><text:s text:c="2"/>{17021, 18016, 25, 35, 45, 55, 65, 75, 85, 95, 105, 115, 125, 135, 145, 155, 165, 175},</text:p>
          </table:table-cell>
          <table:table-cell/>
          <table:table-cell table:formula="of:=&quot;  {&quot;&amp;INT(MOD([.E125];360)/360*5974)+IF([.C125];32768;0)+16384&amp;&quot;, &quot;" office:value-type="string" office:string-value="  {17021, " calcext:value-type="string">
            <text:p><text:s text:c="2"/>{17021, </text:p>
          </table:table-cell>
          <table:table-cell table:formula="of:=INT(MOD([.F125];360)/360*5974)+IF([.D125];32768;0)+16384&amp;&quot;, &quot;" office:value-type="string" office:string-value="18016, " calcext:value-type="string">
            <text:p>18016, </text:p>
          </table:table-cell>
          <table:table-cell table:formula="of:=[.G125]&amp;&quot;, &quot;" office:value-type="string" office:string-value="25, " calcext:value-type="string">
            <text:p>25, </text:p>
          </table:table-cell>
          <table:table-cell table:formula="of:=[.H125]&amp;&quot;, &quot;" office:value-type="string" office:string-value="35, " calcext:value-type="string">
            <text:p>35, </text:p>
          </table:table-cell>
          <table:table-cell table:formula="of:=[.I125]&amp;&quot;, &quot;" office:value-type="string" office:string-value="45, " calcext:value-type="string">
            <text:p>45, </text:p>
          </table:table-cell>
          <table:table-cell table:formula="of:=[.J125]&amp;&quot;, &quot;" office:value-type="string" office:string-value="55, " calcext:value-type="string">
            <text:p>55, </text:p>
          </table:table-cell>
          <table:table-cell table:formula="of:=[.K125]&amp;&quot;, &quot;" office:value-type="string" office:string-value="65, " calcext:value-type="string">
            <text:p>65, </text:p>
          </table:table-cell>
          <table:table-cell table:formula="of:=[.L125]&amp;&quot;, &quot;" office:value-type="string" office:string-value="75, " calcext:value-type="string">
            <text:p>75, </text:p>
          </table:table-cell>
          <table:table-cell table:formula="of:=[.M125]&amp;&quot;, &quot;" office:value-type="string" office:string-value="85, " calcext:value-type="string">
            <text:p>85, </text:p>
          </table:table-cell>
          <table:table-cell table:formula="of:=[.N125]&amp;&quot;, &quot;" office:value-type="string" office:string-value="95, " calcext:value-type="string">
            <text:p>95, </text:p>
          </table:table-cell>
          <table:table-cell table:formula="of:=[.O125]&amp;&quot;, &quot;" office:value-type="string" office:string-value="105, " calcext:value-type="string">
            <text:p>105, </text:p>
          </table:table-cell>
          <table:table-cell table:formula="of:=[.P125]&amp;&quot;, &quot;" office:value-type="string" office:string-value="115, " calcext:value-type="string">
            <text:p>115, </text:p>
          </table:table-cell>
          <table:table-cell table:formula="of:=[.Q125]&amp;&quot;, &quot;" office:value-type="string" office:string-value="125, " calcext:value-type="string">
            <text:p>125, </text:p>
          </table:table-cell>
          <table:table-cell table:formula="of:=[.R125]&amp;&quot;, &quot;" office:value-type="string" office:string-value="135, " calcext:value-type="string">
            <text:p>135, </text:p>
          </table:table-cell>
          <table:table-cell table:formula="of:=[.S125]&amp;&quot;, &quot;" office:value-type="string" office:string-value="145, " calcext:value-type="string">
            <text:p>145, </text:p>
          </table:table-cell>
          <table:table-cell table:formula="of:=[.T125]&amp;&quot;, &quot;" office:value-type="string" office:string-value="155, " calcext:value-type="string">
            <text:p>155, </text:p>
          </table:table-cell>
          <table:table-cell table:formula="of:=[.U125]&amp;&quot;, &quot;" office:value-type="string" office:string-value="165, " calcext:value-type="string">
            <text:p>165, </text:p>
          </table:table-cell>
          <table:table-cell table:formula="of:=[.V125]&amp;&quot;},&quot;" office:value-type="string" office:string-value="175}," calcext:value-type="string">
            <text:p>175},</text:p>
          </table:table-cell>
          <table:table-cell table:number-columns-repeated="981"/>
        </table:table-row>
        <table:table-row table:style-name="ro1">
          <table:table-cell office:value-type="float" office:value="125" calcext:value-type="float">
            <text:p>125</text:p>
          </table:table-cell>
          <table:table-cell office:value-type="float" office:value="1.24" calcext:value-type="float">
            <text:p>1.24</text:p>
          </table:table-cell>
          <table:table-cell table:style-name="ce2" table:formula="of:=MOD([.E126];360)&lt;1" office:value-type="boolean" office:boolean-value="false" calcext:value-type="boolean">
            <text:p>FALSE</text:p>
          </table:table-cell>
          <table:table-cell table:style-name="ce2" table:formula="of:=MOD([.F126];360)&lt;1" office:value-type="boolean" office:boolean-value="false" calcext:value-type="boolean">
            <text:p>FALSE</text:p>
          </table:table-cell>
          <table:table-cell table:formula="of:=[.E125]+0.8" office:value-type="float" office:value="399.200000000001" calcext:value-type="float">
            <text:p>399.200000000001</text:p>
          </table:table-cell>
          <table:table-cell table:formula="of:=4.8+[.F125]" office:value-type="float" office:value="103.2" calcext:value-type="float">
            <text:p>103.2</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26];[.AA126];[.AB126];[.AC126];[.AD126];[.AE126];[.AF126];[.AG126];[.AH126];[.AI126];[.AJ126];[.AK126];[.AL126];[.AM126];[.AN126];[.AO126];[.AP126];[.AQ126])" office:value-type="string" office:string-value="  {17034, 18096, 25, 35, 45, 55, 65, 75, 85, 95, 105, 115, 125, 135, 145, 155, 165, 175}," calcext:value-type="string">
            <text:p><text:s text:c="2"/>{17034, 18096, 25, 35, 45, 55, 65, 75, 85, 95, 105, 115, 125, 135, 145, 155, 165, 175},</text:p>
          </table:table-cell>
          <table:table-cell/>
          <table:table-cell table:formula="of:=&quot;  {&quot;&amp;INT(MOD([.E126];360)/360*5974)+IF([.C126];32768;0)+16384&amp;&quot;, &quot;" office:value-type="string" office:string-value="  {17034, " calcext:value-type="string">
            <text:p><text:s text:c="2"/>{17034, </text:p>
          </table:table-cell>
          <table:table-cell table:formula="of:=INT(MOD([.F126];360)/360*5974)+IF([.D126];32768;0)+16384&amp;&quot;, &quot;" office:value-type="string" office:string-value="18096, " calcext:value-type="string">
            <text:p>18096, </text:p>
          </table:table-cell>
          <table:table-cell table:formula="of:=[.G126]&amp;&quot;, &quot;" office:value-type="string" office:string-value="25, " calcext:value-type="string">
            <text:p>25, </text:p>
          </table:table-cell>
          <table:table-cell table:formula="of:=[.H126]&amp;&quot;, &quot;" office:value-type="string" office:string-value="35, " calcext:value-type="string">
            <text:p>35, </text:p>
          </table:table-cell>
          <table:table-cell table:formula="of:=[.I126]&amp;&quot;, &quot;" office:value-type="string" office:string-value="45, " calcext:value-type="string">
            <text:p>45, </text:p>
          </table:table-cell>
          <table:table-cell table:formula="of:=[.J126]&amp;&quot;, &quot;" office:value-type="string" office:string-value="55, " calcext:value-type="string">
            <text:p>55, </text:p>
          </table:table-cell>
          <table:table-cell table:formula="of:=[.K126]&amp;&quot;, &quot;" office:value-type="string" office:string-value="65, " calcext:value-type="string">
            <text:p>65, </text:p>
          </table:table-cell>
          <table:table-cell table:formula="of:=[.L126]&amp;&quot;, &quot;" office:value-type="string" office:string-value="75, " calcext:value-type="string">
            <text:p>75, </text:p>
          </table:table-cell>
          <table:table-cell table:formula="of:=[.M126]&amp;&quot;, &quot;" office:value-type="string" office:string-value="85, " calcext:value-type="string">
            <text:p>85, </text:p>
          </table:table-cell>
          <table:table-cell table:formula="of:=[.N126]&amp;&quot;, &quot;" office:value-type="string" office:string-value="95, " calcext:value-type="string">
            <text:p>95, </text:p>
          </table:table-cell>
          <table:table-cell table:formula="of:=[.O126]&amp;&quot;, &quot;" office:value-type="string" office:string-value="105, " calcext:value-type="string">
            <text:p>105, </text:p>
          </table:table-cell>
          <table:table-cell table:formula="of:=[.P126]&amp;&quot;, &quot;" office:value-type="string" office:string-value="115, " calcext:value-type="string">
            <text:p>115, </text:p>
          </table:table-cell>
          <table:table-cell table:formula="of:=[.Q126]&amp;&quot;, &quot;" office:value-type="string" office:string-value="125, " calcext:value-type="string">
            <text:p>125, </text:p>
          </table:table-cell>
          <table:table-cell table:formula="of:=[.R126]&amp;&quot;, &quot;" office:value-type="string" office:string-value="135, " calcext:value-type="string">
            <text:p>135, </text:p>
          </table:table-cell>
          <table:table-cell table:formula="of:=[.S126]&amp;&quot;, &quot;" office:value-type="string" office:string-value="145, " calcext:value-type="string">
            <text:p>145, </text:p>
          </table:table-cell>
          <table:table-cell table:formula="of:=[.T126]&amp;&quot;, &quot;" office:value-type="string" office:string-value="155, " calcext:value-type="string">
            <text:p>155, </text:p>
          </table:table-cell>
          <table:table-cell table:formula="of:=[.U126]&amp;&quot;, &quot;" office:value-type="string" office:string-value="165, " calcext:value-type="string">
            <text:p>165, </text:p>
          </table:table-cell>
          <table:table-cell table:formula="of:=[.V126]&amp;&quot;},&quot;" office:value-type="string" office:string-value="175}," calcext:value-type="string">
            <text:p>175},</text:p>
          </table:table-cell>
          <table:table-cell table:number-columns-repeated="981"/>
        </table:table-row>
        <table:table-row table:style-name="ro1">
          <table:table-cell office:value-type="float" office:value="126" calcext:value-type="float">
            <text:p>126</text:p>
          </table:table-cell>
          <table:table-cell office:value-type="float" office:value="1.25" calcext:value-type="float">
            <text:p>1.25</text:p>
          </table:table-cell>
          <table:table-cell table:style-name="ce2" table:formula="of:=MOD([.E127];360)&lt;1" office:value-type="boolean" office:boolean-value="false" calcext:value-type="boolean">
            <text:p>FALSE</text:p>
          </table:table-cell>
          <table:table-cell table:style-name="ce2" table:formula="of:=MOD([.F127];360)&lt;1" office:value-type="boolean" office:boolean-value="false" calcext:value-type="boolean">
            <text:p>FALSE</text:p>
          </table:table-cell>
          <table:table-cell table:formula="of:=[.E126]+0.8" office:value-type="float" office:value="400.000000000001" calcext:value-type="float">
            <text:p>400.000000000001</text:p>
          </table:table-cell>
          <table:table-cell table:formula="of:=4.8+[.F126]" office:value-type="float" office:value="108" calcext:value-type="float">
            <text:p>10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27];[.AA127];[.AB127];[.AC127];[.AD127];[.AE127];[.AF127];[.AG127];[.AH127];[.AI127];[.AJ127];[.AK127];[.AL127];[.AM127];[.AN127];[.AO127];[.AP127];[.AQ127])" office:value-type="string" office:string-value="  {17047, 18176, 25, 35, 45, 55, 65, 75, 85, 95, 105, 115, 125, 135, 145, 155, 165, 175}," calcext:value-type="string">
            <text:p><text:s text:c="2"/>{17047, 18176, 25, 35, 45, 55, 65, 75, 85, 95, 105, 115, 125, 135, 145, 155, 165, 175},</text:p>
          </table:table-cell>
          <table:table-cell/>
          <table:table-cell table:formula="of:=&quot;  {&quot;&amp;INT(MOD([.E127];360)/360*5974)+IF([.C127];32768;0)+16384&amp;&quot;, &quot;" office:value-type="string" office:string-value="  {17047, " calcext:value-type="string">
            <text:p><text:s text:c="2"/>{17047, </text:p>
          </table:table-cell>
          <table:table-cell table:formula="of:=INT(MOD([.F127];360)/360*5974)+IF([.D127];32768;0)+16384&amp;&quot;, &quot;" office:value-type="string" office:string-value="18176, " calcext:value-type="string">
            <text:p>18176, </text:p>
          </table:table-cell>
          <table:table-cell table:formula="of:=[.G127]&amp;&quot;, &quot;" office:value-type="string" office:string-value="25, " calcext:value-type="string">
            <text:p>25, </text:p>
          </table:table-cell>
          <table:table-cell table:formula="of:=[.H127]&amp;&quot;, &quot;" office:value-type="string" office:string-value="35, " calcext:value-type="string">
            <text:p>35, </text:p>
          </table:table-cell>
          <table:table-cell table:formula="of:=[.I127]&amp;&quot;, &quot;" office:value-type="string" office:string-value="45, " calcext:value-type="string">
            <text:p>45, </text:p>
          </table:table-cell>
          <table:table-cell table:formula="of:=[.J127]&amp;&quot;, &quot;" office:value-type="string" office:string-value="55, " calcext:value-type="string">
            <text:p>55, </text:p>
          </table:table-cell>
          <table:table-cell table:formula="of:=[.K127]&amp;&quot;, &quot;" office:value-type="string" office:string-value="65, " calcext:value-type="string">
            <text:p>65, </text:p>
          </table:table-cell>
          <table:table-cell table:formula="of:=[.L127]&amp;&quot;, &quot;" office:value-type="string" office:string-value="75, " calcext:value-type="string">
            <text:p>75, </text:p>
          </table:table-cell>
          <table:table-cell table:formula="of:=[.M127]&amp;&quot;, &quot;" office:value-type="string" office:string-value="85, " calcext:value-type="string">
            <text:p>85, </text:p>
          </table:table-cell>
          <table:table-cell table:formula="of:=[.N127]&amp;&quot;, &quot;" office:value-type="string" office:string-value="95, " calcext:value-type="string">
            <text:p>95, </text:p>
          </table:table-cell>
          <table:table-cell table:formula="of:=[.O127]&amp;&quot;, &quot;" office:value-type="string" office:string-value="105, " calcext:value-type="string">
            <text:p>105, </text:p>
          </table:table-cell>
          <table:table-cell table:formula="of:=[.P127]&amp;&quot;, &quot;" office:value-type="string" office:string-value="115, " calcext:value-type="string">
            <text:p>115, </text:p>
          </table:table-cell>
          <table:table-cell table:formula="of:=[.Q127]&amp;&quot;, &quot;" office:value-type="string" office:string-value="125, " calcext:value-type="string">
            <text:p>125, </text:p>
          </table:table-cell>
          <table:table-cell table:formula="of:=[.R127]&amp;&quot;, &quot;" office:value-type="string" office:string-value="135, " calcext:value-type="string">
            <text:p>135, </text:p>
          </table:table-cell>
          <table:table-cell table:formula="of:=[.S127]&amp;&quot;, &quot;" office:value-type="string" office:string-value="145, " calcext:value-type="string">
            <text:p>145, </text:p>
          </table:table-cell>
          <table:table-cell table:formula="of:=[.T127]&amp;&quot;, &quot;" office:value-type="string" office:string-value="155, " calcext:value-type="string">
            <text:p>155, </text:p>
          </table:table-cell>
          <table:table-cell table:formula="of:=[.U127]&amp;&quot;, &quot;" office:value-type="string" office:string-value="165, " calcext:value-type="string">
            <text:p>165, </text:p>
          </table:table-cell>
          <table:table-cell table:formula="of:=[.V127]&amp;&quot;},&quot;" office:value-type="string" office:string-value="175}," calcext:value-type="string">
            <text:p>175},</text:p>
          </table:table-cell>
          <table:table-cell table:number-columns-repeated="981"/>
        </table:table-row>
        <table:table-row table:style-name="ro1">
          <table:table-cell office:value-type="float" office:value="127" calcext:value-type="float">
            <text:p>127</text:p>
          </table:table-cell>
          <table:table-cell office:value-type="float" office:value="1.26" calcext:value-type="float">
            <text:p>1.26</text:p>
          </table:table-cell>
          <table:table-cell table:style-name="ce2" table:formula="of:=MOD([.E128];360)&lt;1" office:value-type="boolean" office:boolean-value="false" calcext:value-type="boolean">
            <text:p>FALSE</text:p>
          </table:table-cell>
          <table:table-cell table:style-name="ce2" table:formula="of:=MOD([.F128];360)&lt;1" office:value-type="boolean" office:boolean-value="false" calcext:value-type="boolean">
            <text:p>FALSE</text:p>
          </table:table-cell>
          <table:table-cell table:formula="of:=[.E127]+0.8" office:value-type="float" office:value="400.800000000001" calcext:value-type="float">
            <text:p>400.800000000001</text:p>
          </table:table-cell>
          <table:table-cell table:formula="of:=4.8+[.F127]" office:value-type="float" office:value="112.8" calcext:value-type="float">
            <text:p>112.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28];[.AA128];[.AB128];[.AC128];[.AD128];[.AE128];[.AF128];[.AG128];[.AH128];[.AI128];[.AJ128];[.AK128];[.AL128];[.AM128];[.AN128];[.AO128];[.AP128];[.AQ128])" office:value-type="string" office:string-value="  {17061, 18255, 25, 35, 45, 55, 65, 75, 85, 95, 105, 115, 125, 135, 145, 155, 165, 175}," calcext:value-type="string">
            <text:p><text:s text:c="2"/>{17061, 18255, 25, 35, 45, 55, 65, 75, 85, 95, 105, 115, 125, 135, 145, 155, 165, 175},</text:p>
          </table:table-cell>
          <table:table-cell/>
          <table:table-cell table:formula="of:=&quot;  {&quot;&amp;INT(MOD([.E128];360)/360*5974)+IF([.C128];32768;0)+16384&amp;&quot;, &quot;" office:value-type="string" office:string-value="  {17061, " calcext:value-type="string">
            <text:p><text:s text:c="2"/>{17061, </text:p>
          </table:table-cell>
          <table:table-cell table:formula="of:=INT(MOD([.F128];360)/360*5974)+IF([.D128];32768;0)+16384&amp;&quot;, &quot;" office:value-type="string" office:string-value="18255, " calcext:value-type="string">
            <text:p>18255, </text:p>
          </table:table-cell>
          <table:table-cell table:formula="of:=[.G128]&amp;&quot;, &quot;" office:value-type="string" office:string-value="25, " calcext:value-type="string">
            <text:p>25, </text:p>
          </table:table-cell>
          <table:table-cell table:formula="of:=[.H128]&amp;&quot;, &quot;" office:value-type="string" office:string-value="35, " calcext:value-type="string">
            <text:p>35, </text:p>
          </table:table-cell>
          <table:table-cell table:formula="of:=[.I128]&amp;&quot;, &quot;" office:value-type="string" office:string-value="45, " calcext:value-type="string">
            <text:p>45, </text:p>
          </table:table-cell>
          <table:table-cell table:formula="of:=[.J128]&amp;&quot;, &quot;" office:value-type="string" office:string-value="55, " calcext:value-type="string">
            <text:p>55, </text:p>
          </table:table-cell>
          <table:table-cell table:formula="of:=[.K128]&amp;&quot;, &quot;" office:value-type="string" office:string-value="65, " calcext:value-type="string">
            <text:p>65, </text:p>
          </table:table-cell>
          <table:table-cell table:formula="of:=[.L128]&amp;&quot;, &quot;" office:value-type="string" office:string-value="75, " calcext:value-type="string">
            <text:p>75, </text:p>
          </table:table-cell>
          <table:table-cell table:formula="of:=[.M128]&amp;&quot;, &quot;" office:value-type="string" office:string-value="85, " calcext:value-type="string">
            <text:p>85, </text:p>
          </table:table-cell>
          <table:table-cell table:formula="of:=[.N128]&amp;&quot;, &quot;" office:value-type="string" office:string-value="95, " calcext:value-type="string">
            <text:p>95, </text:p>
          </table:table-cell>
          <table:table-cell table:formula="of:=[.O128]&amp;&quot;, &quot;" office:value-type="string" office:string-value="105, " calcext:value-type="string">
            <text:p>105, </text:p>
          </table:table-cell>
          <table:table-cell table:formula="of:=[.P128]&amp;&quot;, &quot;" office:value-type="string" office:string-value="115, " calcext:value-type="string">
            <text:p>115, </text:p>
          </table:table-cell>
          <table:table-cell table:formula="of:=[.Q128]&amp;&quot;, &quot;" office:value-type="string" office:string-value="125, " calcext:value-type="string">
            <text:p>125, </text:p>
          </table:table-cell>
          <table:table-cell table:formula="of:=[.R128]&amp;&quot;, &quot;" office:value-type="string" office:string-value="135, " calcext:value-type="string">
            <text:p>135, </text:p>
          </table:table-cell>
          <table:table-cell table:formula="of:=[.S128]&amp;&quot;, &quot;" office:value-type="string" office:string-value="145, " calcext:value-type="string">
            <text:p>145, </text:p>
          </table:table-cell>
          <table:table-cell table:formula="of:=[.T128]&amp;&quot;, &quot;" office:value-type="string" office:string-value="155, " calcext:value-type="string">
            <text:p>155, </text:p>
          </table:table-cell>
          <table:table-cell table:formula="of:=[.U128]&amp;&quot;, &quot;" office:value-type="string" office:string-value="165, " calcext:value-type="string">
            <text:p>165, </text:p>
          </table:table-cell>
          <table:table-cell table:formula="of:=[.V128]&amp;&quot;},&quot;" office:value-type="string" office:string-value="175}," calcext:value-type="string">
            <text:p>175},</text:p>
          </table:table-cell>
          <table:table-cell table:number-columns-repeated="981"/>
        </table:table-row>
        <table:table-row table:style-name="ro1">
          <table:table-cell office:value-type="float" office:value="128" calcext:value-type="float">
            <text:p>128</text:p>
          </table:table-cell>
          <table:table-cell office:value-type="float" office:value="1.27" calcext:value-type="float">
            <text:p>1.27</text:p>
          </table:table-cell>
          <table:table-cell table:style-name="ce2" table:formula="of:=MOD([.E129];360)&lt;1" office:value-type="boolean" office:boolean-value="false" calcext:value-type="boolean">
            <text:p>FALSE</text:p>
          </table:table-cell>
          <table:table-cell table:style-name="ce2" table:formula="of:=MOD([.F129];360)&lt;1" office:value-type="boolean" office:boolean-value="false" calcext:value-type="boolean">
            <text:p>FALSE</text:p>
          </table:table-cell>
          <table:table-cell table:formula="of:=[.E128]+0.8" office:value-type="float" office:value="401.600000000001" calcext:value-type="float">
            <text:p>401.600000000001</text:p>
          </table:table-cell>
          <table:table-cell table:formula="of:=4.8+[.F128]" office:value-type="float" office:value="117.6" calcext:value-type="float">
            <text:p>117.6</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29];[.AA129];[.AB129];[.AC129];[.AD129];[.AE129];[.AF129];[.AG129];[.AH129];[.AI129];[.AJ129];[.AK129];[.AL129];[.AM129];[.AN129];[.AO129];[.AP129];[.AQ129])" office:value-type="string" office:string-value="  {17074, 18335, 25, 35, 45, 55, 65, 75, 85, 95, 105, 115, 125, 135, 145, 155, 165, 175}," calcext:value-type="string">
            <text:p><text:s text:c="2"/>{17074, 18335, 25, 35, 45, 55, 65, 75, 85, 95, 105, 115, 125, 135, 145, 155, 165, 175},</text:p>
          </table:table-cell>
          <table:table-cell/>
          <table:table-cell table:formula="of:=&quot;  {&quot;&amp;INT(MOD([.E129];360)/360*5974)+IF([.C129];32768;0)+16384&amp;&quot;, &quot;" office:value-type="string" office:string-value="  {17074, " calcext:value-type="string">
            <text:p><text:s text:c="2"/>{17074, </text:p>
          </table:table-cell>
          <table:table-cell table:formula="of:=INT(MOD([.F129];360)/360*5974)+IF([.D129];32768;0)+16384&amp;&quot;, &quot;" office:value-type="string" office:string-value="18335, " calcext:value-type="string">
            <text:p>18335, </text:p>
          </table:table-cell>
          <table:table-cell table:formula="of:=[.G129]&amp;&quot;, &quot;" office:value-type="string" office:string-value="25, " calcext:value-type="string">
            <text:p>25, </text:p>
          </table:table-cell>
          <table:table-cell table:formula="of:=[.H129]&amp;&quot;, &quot;" office:value-type="string" office:string-value="35, " calcext:value-type="string">
            <text:p>35, </text:p>
          </table:table-cell>
          <table:table-cell table:formula="of:=[.I129]&amp;&quot;, &quot;" office:value-type="string" office:string-value="45, " calcext:value-type="string">
            <text:p>45, </text:p>
          </table:table-cell>
          <table:table-cell table:formula="of:=[.J129]&amp;&quot;, &quot;" office:value-type="string" office:string-value="55, " calcext:value-type="string">
            <text:p>55, </text:p>
          </table:table-cell>
          <table:table-cell table:formula="of:=[.K129]&amp;&quot;, &quot;" office:value-type="string" office:string-value="65, " calcext:value-type="string">
            <text:p>65, </text:p>
          </table:table-cell>
          <table:table-cell table:formula="of:=[.L129]&amp;&quot;, &quot;" office:value-type="string" office:string-value="75, " calcext:value-type="string">
            <text:p>75, </text:p>
          </table:table-cell>
          <table:table-cell table:formula="of:=[.M129]&amp;&quot;, &quot;" office:value-type="string" office:string-value="85, " calcext:value-type="string">
            <text:p>85, </text:p>
          </table:table-cell>
          <table:table-cell table:formula="of:=[.N129]&amp;&quot;, &quot;" office:value-type="string" office:string-value="95, " calcext:value-type="string">
            <text:p>95, </text:p>
          </table:table-cell>
          <table:table-cell table:formula="of:=[.O129]&amp;&quot;, &quot;" office:value-type="string" office:string-value="105, " calcext:value-type="string">
            <text:p>105, </text:p>
          </table:table-cell>
          <table:table-cell table:formula="of:=[.P129]&amp;&quot;, &quot;" office:value-type="string" office:string-value="115, " calcext:value-type="string">
            <text:p>115, </text:p>
          </table:table-cell>
          <table:table-cell table:formula="of:=[.Q129]&amp;&quot;, &quot;" office:value-type="string" office:string-value="125, " calcext:value-type="string">
            <text:p>125, </text:p>
          </table:table-cell>
          <table:table-cell table:formula="of:=[.R129]&amp;&quot;, &quot;" office:value-type="string" office:string-value="135, " calcext:value-type="string">
            <text:p>135, </text:p>
          </table:table-cell>
          <table:table-cell table:formula="of:=[.S129]&amp;&quot;, &quot;" office:value-type="string" office:string-value="145, " calcext:value-type="string">
            <text:p>145, </text:p>
          </table:table-cell>
          <table:table-cell table:formula="of:=[.T129]&amp;&quot;, &quot;" office:value-type="string" office:string-value="155, " calcext:value-type="string">
            <text:p>155, </text:p>
          </table:table-cell>
          <table:table-cell table:formula="of:=[.U129]&amp;&quot;, &quot;" office:value-type="string" office:string-value="165, " calcext:value-type="string">
            <text:p>165, </text:p>
          </table:table-cell>
          <table:table-cell table:formula="of:=[.V129]&amp;&quot;},&quot;" office:value-type="string" office:string-value="175}," calcext:value-type="string">
            <text:p>175},</text:p>
          </table:table-cell>
          <table:table-cell table:number-columns-repeated="981"/>
        </table:table-row>
        <table:table-row table:style-name="ro1">
          <table:table-cell office:value-type="float" office:value="129" calcext:value-type="float">
            <text:p>129</text:p>
          </table:table-cell>
          <table:table-cell office:value-type="float" office:value="1.28" calcext:value-type="float">
            <text:p>1.28</text:p>
          </table:table-cell>
          <table:table-cell table:style-name="ce2" table:formula="of:=MOD([.E130];360)&lt;1" office:value-type="boolean" office:boolean-value="false" calcext:value-type="boolean">
            <text:p>FALSE</text:p>
          </table:table-cell>
          <table:table-cell table:style-name="ce2" table:formula="of:=MOD([.F130];360)&lt;1" office:value-type="boolean" office:boolean-value="false" calcext:value-type="boolean">
            <text:p>FALSE</text:p>
          </table:table-cell>
          <table:table-cell table:formula="of:=[.E129]+0.8" office:value-type="float" office:value="402.400000000001" calcext:value-type="float">
            <text:p>402.400000000001</text:p>
          </table:table-cell>
          <table:table-cell table:formula="of:=4.8+[.F129]" office:value-type="float" office:value="122.4" calcext:value-type="float">
            <text:p>122.4</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30];[.AA130];[.AB130];[.AC130];[.AD130];[.AE130];[.AF130];[.AG130];[.AH130];[.AI130];[.AJ130];[.AK130];[.AL130];[.AM130];[.AN130];[.AO130];[.AP130];[.AQ130])" office:value-type="string" office:string-value="  {17087, 18415, 25, 35, 45, 55, 65, 75, 85, 95, 105, 115, 125, 135, 145, 155, 165, 175}," calcext:value-type="string">
            <text:p><text:s text:c="2"/>{17087, 18415, 25, 35, 45, 55, 65, 75, 85, 95, 105, 115, 125, 135, 145, 155, 165, 175},</text:p>
          </table:table-cell>
          <table:table-cell/>
          <table:table-cell table:formula="of:=&quot;  {&quot;&amp;INT(MOD([.E130];360)/360*5974)+IF([.C130];32768;0)+16384&amp;&quot;, &quot;" office:value-type="string" office:string-value="  {17087, " calcext:value-type="string">
            <text:p><text:s text:c="2"/>{17087, </text:p>
          </table:table-cell>
          <table:table-cell table:formula="of:=INT(MOD([.F130];360)/360*5974)+IF([.D130];32768;0)+16384&amp;&quot;, &quot;" office:value-type="string" office:string-value="18415, " calcext:value-type="string">
            <text:p>18415, </text:p>
          </table:table-cell>
          <table:table-cell table:formula="of:=[.G130]&amp;&quot;, &quot;" office:value-type="string" office:string-value="25, " calcext:value-type="string">
            <text:p>25, </text:p>
          </table:table-cell>
          <table:table-cell table:formula="of:=[.H130]&amp;&quot;, &quot;" office:value-type="string" office:string-value="35, " calcext:value-type="string">
            <text:p>35, </text:p>
          </table:table-cell>
          <table:table-cell table:formula="of:=[.I130]&amp;&quot;, &quot;" office:value-type="string" office:string-value="45, " calcext:value-type="string">
            <text:p>45, </text:p>
          </table:table-cell>
          <table:table-cell table:formula="of:=[.J130]&amp;&quot;, &quot;" office:value-type="string" office:string-value="55, " calcext:value-type="string">
            <text:p>55, </text:p>
          </table:table-cell>
          <table:table-cell table:formula="of:=[.K130]&amp;&quot;, &quot;" office:value-type="string" office:string-value="65, " calcext:value-type="string">
            <text:p>65, </text:p>
          </table:table-cell>
          <table:table-cell table:formula="of:=[.L130]&amp;&quot;, &quot;" office:value-type="string" office:string-value="75, " calcext:value-type="string">
            <text:p>75, </text:p>
          </table:table-cell>
          <table:table-cell table:formula="of:=[.M130]&amp;&quot;, &quot;" office:value-type="string" office:string-value="85, " calcext:value-type="string">
            <text:p>85, </text:p>
          </table:table-cell>
          <table:table-cell table:formula="of:=[.N130]&amp;&quot;, &quot;" office:value-type="string" office:string-value="95, " calcext:value-type="string">
            <text:p>95, </text:p>
          </table:table-cell>
          <table:table-cell table:formula="of:=[.O130]&amp;&quot;, &quot;" office:value-type="string" office:string-value="105, " calcext:value-type="string">
            <text:p>105, </text:p>
          </table:table-cell>
          <table:table-cell table:formula="of:=[.P130]&amp;&quot;, &quot;" office:value-type="string" office:string-value="115, " calcext:value-type="string">
            <text:p>115, </text:p>
          </table:table-cell>
          <table:table-cell table:formula="of:=[.Q130]&amp;&quot;, &quot;" office:value-type="string" office:string-value="125, " calcext:value-type="string">
            <text:p>125, </text:p>
          </table:table-cell>
          <table:table-cell table:formula="of:=[.R130]&amp;&quot;, &quot;" office:value-type="string" office:string-value="135, " calcext:value-type="string">
            <text:p>135, </text:p>
          </table:table-cell>
          <table:table-cell table:formula="of:=[.S130]&amp;&quot;, &quot;" office:value-type="string" office:string-value="145, " calcext:value-type="string">
            <text:p>145, </text:p>
          </table:table-cell>
          <table:table-cell table:formula="of:=[.T130]&amp;&quot;, &quot;" office:value-type="string" office:string-value="155, " calcext:value-type="string">
            <text:p>155, </text:p>
          </table:table-cell>
          <table:table-cell table:formula="of:=[.U130]&amp;&quot;, &quot;" office:value-type="string" office:string-value="165, " calcext:value-type="string">
            <text:p>165, </text:p>
          </table:table-cell>
          <table:table-cell table:formula="of:=[.V130]&amp;&quot;},&quot;" office:value-type="string" office:string-value="175}," calcext:value-type="string">
            <text:p>175},</text:p>
          </table:table-cell>
          <table:table-cell table:number-columns-repeated="981"/>
        </table:table-row>
        <table:table-row table:style-name="ro1">
          <table:table-cell office:value-type="float" office:value="130" calcext:value-type="float">
            <text:p>130</text:p>
          </table:table-cell>
          <table:table-cell office:value-type="float" office:value="1.29" calcext:value-type="float">
            <text:p>1.29</text:p>
          </table:table-cell>
          <table:table-cell table:style-name="ce2" table:formula="of:=MOD([.E131];360)&lt;1" office:value-type="boolean" office:boolean-value="false" calcext:value-type="boolean">
            <text:p>FALSE</text:p>
          </table:table-cell>
          <table:table-cell table:style-name="ce2" table:formula="of:=MOD([.F131];360)&lt;1" office:value-type="boolean" office:boolean-value="false" calcext:value-type="boolean">
            <text:p>FALSE</text:p>
          </table:table-cell>
          <table:table-cell table:formula="of:=[.E130]+0.8" office:value-type="float" office:value="403.200000000001" calcext:value-type="float">
            <text:p>403.200000000001</text:p>
          </table:table-cell>
          <table:table-cell table:formula="of:=4.8+[.F130]" office:value-type="float" office:value="127.2" calcext:value-type="float">
            <text:p>127.2</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31];[.AA131];[.AB131];[.AC131];[.AD131];[.AE131];[.AF131];[.AG131];[.AH131];[.AI131];[.AJ131];[.AK131];[.AL131];[.AM131];[.AN131];[.AO131];[.AP131];[.AQ131])" office:value-type="string" office:string-value="  {17100, 18494, 25, 35, 45, 55, 65, 75, 85, 95, 105, 115, 125, 135, 145, 155, 165, 175}," calcext:value-type="string">
            <text:p><text:s text:c="2"/>{17100, 18494, 25, 35, 45, 55, 65, 75, 85, 95, 105, 115, 125, 135, 145, 155, 165, 175},</text:p>
          </table:table-cell>
          <table:table-cell/>
          <table:table-cell table:formula="of:=&quot;  {&quot;&amp;INT(MOD([.E131];360)/360*5974)+IF([.C131];32768;0)+16384&amp;&quot;, &quot;" office:value-type="string" office:string-value="  {17100, " calcext:value-type="string">
            <text:p><text:s text:c="2"/>{17100, </text:p>
          </table:table-cell>
          <table:table-cell table:formula="of:=INT(MOD([.F131];360)/360*5974)+IF([.D131];32768;0)+16384&amp;&quot;, &quot;" office:value-type="string" office:string-value="18494, " calcext:value-type="string">
            <text:p>18494, </text:p>
          </table:table-cell>
          <table:table-cell table:formula="of:=[.G131]&amp;&quot;, &quot;" office:value-type="string" office:string-value="25, " calcext:value-type="string">
            <text:p>25, </text:p>
          </table:table-cell>
          <table:table-cell table:formula="of:=[.H131]&amp;&quot;, &quot;" office:value-type="string" office:string-value="35, " calcext:value-type="string">
            <text:p>35, </text:p>
          </table:table-cell>
          <table:table-cell table:formula="of:=[.I131]&amp;&quot;, &quot;" office:value-type="string" office:string-value="45, " calcext:value-type="string">
            <text:p>45, </text:p>
          </table:table-cell>
          <table:table-cell table:formula="of:=[.J131]&amp;&quot;, &quot;" office:value-type="string" office:string-value="55, " calcext:value-type="string">
            <text:p>55, </text:p>
          </table:table-cell>
          <table:table-cell table:formula="of:=[.K131]&amp;&quot;, &quot;" office:value-type="string" office:string-value="65, " calcext:value-type="string">
            <text:p>65, </text:p>
          </table:table-cell>
          <table:table-cell table:formula="of:=[.L131]&amp;&quot;, &quot;" office:value-type="string" office:string-value="75, " calcext:value-type="string">
            <text:p>75, </text:p>
          </table:table-cell>
          <table:table-cell table:formula="of:=[.M131]&amp;&quot;, &quot;" office:value-type="string" office:string-value="85, " calcext:value-type="string">
            <text:p>85, </text:p>
          </table:table-cell>
          <table:table-cell table:formula="of:=[.N131]&amp;&quot;, &quot;" office:value-type="string" office:string-value="95, " calcext:value-type="string">
            <text:p>95, </text:p>
          </table:table-cell>
          <table:table-cell table:formula="of:=[.O131]&amp;&quot;, &quot;" office:value-type="string" office:string-value="105, " calcext:value-type="string">
            <text:p>105, </text:p>
          </table:table-cell>
          <table:table-cell table:formula="of:=[.P131]&amp;&quot;, &quot;" office:value-type="string" office:string-value="115, " calcext:value-type="string">
            <text:p>115, </text:p>
          </table:table-cell>
          <table:table-cell table:formula="of:=[.Q131]&amp;&quot;, &quot;" office:value-type="string" office:string-value="125, " calcext:value-type="string">
            <text:p>125, </text:p>
          </table:table-cell>
          <table:table-cell table:formula="of:=[.R131]&amp;&quot;, &quot;" office:value-type="string" office:string-value="135, " calcext:value-type="string">
            <text:p>135, </text:p>
          </table:table-cell>
          <table:table-cell table:formula="of:=[.S131]&amp;&quot;, &quot;" office:value-type="string" office:string-value="145, " calcext:value-type="string">
            <text:p>145, </text:p>
          </table:table-cell>
          <table:table-cell table:formula="of:=[.T131]&amp;&quot;, &quot;" office:value-type="string" office:string-value="155, " calcext:value-type="string">
            <text:p>155, </text:p>
          </table:table-cell>
          <table:table-cell table:formula="of:=[.U131]&amp;&quot;, &quot;" office:value-type="string" office:string-value="165, " calcext:value-type="string">
            <text:p>165, </text:p>
          </table:table-cell>
          <table:table-cell table:formula="of:=[.V131]&amp;&quot;},&quot;" office:value-type="string" office:string-value="175}," calcext:value-type="string">
            <text:p>175},</text:p>
          </table:table-cell>
          <table:table-cell table:number-columns-repeated="981"/>
        </table:table-row>
        <table:table-row table:style-name="ro1">
          <table:table-cell office:value-type="float" office:value="131" calcext:value-type="float">
            <text:p>131</text:p>
          </table:table-cell>
          <table:table-cell office:value-type="float" office:value="1.3" calcext:value-type="float">
            <text:p>1.3</text:p>
          </table:table-cell>
          <table:table-cell table:style-name="ce2" table:formula="of:=MOD([.E132];360)&lt;1" office:value-type="boolean" office:boolean-value="false" calcext:value-type="boolean">
            <text:p>FALSE</text:p>
          </table:table-cell>
          <table:table-cell table:style-name="ce2" table:formula="of:=MOD([.F132];360)&lt;1" office:value-type="boolean" office:boolean-value="false" calcext:value-type="boolean">
            <text:p>FALSE</text:p>
          </table:table-cell>
          <table:table-cell table:formula="of:=[.E131]+0.8" office:value-type="float" office:value="404.000000000001" calcext:value-type="float">
            <text:p>404.000000000001</text:p>
          </table:table-cell>
          <table:table-cell table:formula="of:=4.8+[.F131]" office:value-type="float" office:value="132" calcext:value-type="float">
            <text:p>132</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32];[.AA132];[.AB132];[.AC132];[.AD132];[.AE132];[.AF132];[.AG132];[.AH132];[.AI132];[.AJ132];[.AK132];[.AL132];[.AM132];[.AN132];[.AO132];[.AP132];[.AQ132])" office:value-type="string" office:string-value="  {17114, 18574, 25, 35, 45, 55, 65, 75, 85, 95, 105, 115, 125, 135, 145, 155, 165, 175}," calcext:value-type="string">
            <text:p><text:s text:c="2"/>{17114, 18574, 25, 35, 45, 55, 65, 75, 85, 95, 105, 115, 125, 135, 145, 155, 165, 175},</text:p>
          </table:table-cell>
          <table:table-cell/>
          <table:table-cell table:formula="of:=&quot;  {&quot;&amp;INT(MOD([.E132];360)/360*5974)+IF([.C132];32768;0)+16384&amp;&quot;, &quot;" office:value-type="string" office:string-value="  {17114, " calcext:value-type="string">
            <text:p><text:s text:c="2"/>{17114, </text:p>
          </table:table-cell>
          <table:table-cell table:formula="of:=INT(MOD([.F132];360)/360*5974)+IF([.D132];32768;0)+16384&amp;&quot;, &quot;" office:value-type="string" office:string-value="18574, " calcext:value-type="string">
            <text:p>18574, </text:p>
          </table:table-cell>
          <table:table-cell table:formula="of:=[.G132]&amp;&quot;, &quot;" office:value-type="string" office:string-value="25, " calcext:value-type="string">
            <text:p>25, </text:p>
          </table:table-cell>
          <table:table-cell table:formula="of:=[.H132]&amp;&quot;, &quot;" office:value-type="string" office:string-value="35, " calcext:value-type="string">
            <text:p>35, </text:p>
          </table:table-cell>
          <table:table-cell table:formula="of:=[.I132]&amp;&quot;, &quot;" office:value-type="string" office:string-value="45, " calcext:value-type="string">
            <text:p>45, </text:p>
          </table:table-cell>
          <table:table-cell table:formula="of:=[.J132]&amp;&quot;, &quot;" office:value-type="string" office:string-value="55, " calcext:value-type="string">
            <text:p>55, </text:p>
          </table:table-cell>
          <table:table-cell table:formula="of:=[.K132]&amp;&quot;, &quot;" office:value-type="string" office:string-value="65, " calcext:value-type="string">
            <text:p>65, </text:p>
          </table:table-cell>
          <table:table-cell table:formula="of:=[.L132]&amp;&quot;, &quot;" office:value-type="string" office:string-value="75, " calcext:value-type="string">
            <text:p>75, </text:p>
          </table:table-cell>
          <table:table-cell table:formula="of:=[.M132]&amp;&quot;, &quot;" office:value-type="string" office:string-value="85, " calcext:value-type="string">
            <text:p>85, </text:p>
          </table:table-cell>
          <table:table-cell table:formula="of:=[.N132]&amp;&quot;, &quot;" office:value-type="string" office:string-value="95, " calcext:value-type="string">
            <text:p>95, </text:p>
          </table:table-cell>
          <table:table-cell table:formula="of:=[.O132]&amp;&quot;, &quot;" office:value-type="string" office:string-value="105, " calcext:value-type="string">
            <text:p>105, </text:p>
          </table:table-cell>
          <table:table-cell table:formula="of:=[.P132]&amp;&quot;, &quot;" office:value-type="string" office:string-value="115, " calcext:value-type="string">
            <text:p>115, </text:p>
          </table:table-cell>
          <table:table-cell table:formula="of:=[.Q132]&amp;&quot;, &quot;" office:value-type="string" office:string-value="125, " calcext:value-type="string">
            <text:p>125, </text:p>
          </table:table-cell>
          <table:table-cell table:formula="of:=[.R132]&amp;&quot;, &quot;" office:value-type="string" office:string-value="135, " calcext:value-type="string">
            <text:p>135, </text:p>
          </table:table-cell>
          <table:table-cell table:formula="of:=[.S132]&amp;&quot;, &quot;" office:value-type="string" office:string-value="145, " calcext:value-type="string">
            <text:p>145, </text:p>
          </table:table-cell>
          <table:table-cell table:formula="of:=[.T132]&amp;&quot;, &quot;" office:value-type="string" office:string-value="155, " calcext:value-type="string">
            <text:p>155, </text:p>
          </table:table-cell>
          <table:table-cell table:formula="of:=[.U132]&amp;&quot;, &quot;" office:value-type="string" office:string-value="165, " calcext:value-type="string">
            <text:p>165, </text:p>
          </table:table-cell>
          <table:table-cell table:formula="of:=[.V132]&amp;&quot;},&quot;" office:value-type="string" office:string-value="175}," calcext:value-type="string">
            <text:p>175},</text:p>
          </table:table-cell>
          <table:table-cell table:number-columns-repeated="981"/>
        </table:table-row>
        <table:table-row table:style-name="ro1">
          <table:table-cell office:value-type="float" office:value="132" calcext:value-type="float">
            <text:p>132</text:p>
          </table:table-cell>
          <table:table-cell office:value-type="float" office:value="1.31" calcext:value-type="float">
            <text:p>1.31</text:p>
          </table:table-cell>
          <table:table-cell table:style-name="ce2" table:formula="of:=MOD([.E133];360)&lt;1" office:value-type="boolean" office:boolean-value="false" calcext:value-type="boolean">
            <text:p>FALSE</text:p>
          </table:table-cell>
          <table:table-cell table:style-name="ce2" table:formula="of:=MOD([.F133];360)&lt;1" office:value-type="boolean" office:boolean-value="false" calcext:value-type="boolean">
            <text:p>FALSE</text:p>
          </table:table-cell>
          <table:table-cell table:formula="of:=[.E132]+0.8" office:value-type="float" office:value="404.800000000001" calcext:value-type="float">
            <text:p>404.800000000001</text:p>
          </table:table-cell>
          <table:table-cell table:formula="of:=4.8+[.F132]" office:value-type="float" office:value="136.8" calcext:value-type="float">
            <text:p>136.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33];[.AA133];[.AB133];[.AC133];[.AD133];[.AE133];[.AF133];[.AG133];[.AH133];[.AI133];[.AJ133];[.AK133];[.AL133];[.AM133];[.AN133];[.AO133];[.AP133];[.AQ133])" office:value-type="string" office:string-value="  {17127, 18654, 25, 35, 45, 55, 65, 75, 85, 95, 105, 115, 125, 135, 145, 155, 165, 175}," calcext:value-type="string">
            <text:p><text:s text:c="2"/>{17127, 18654, 25, 35, 45, 55, 65, 75, 85, 95, 105, 115, 125, 135, 145, 155, 165, 175},</text:p>
          </table:table-cell>
          <table:table-cell/>
          <table:table-cell table:formula="of:=&quot;  {&quot;&amp;INT(MOD([.E133];360)/360*5974)+IF([.C133];32768;0)+16384&amp;&quot;, &quot;" office:value-type="string" office:string-value="  {17127, " calcext:value-type="string">
            <text:p><text:s text:c="2"/>{17127, </text:p>
          </table:table-cell>
          <table:table-cell table:formula="of:=INT(MOD([.F133];360)/360*5974)+IF([.D133];32768;0)+16384&amp;&quot;, &quot;" office:value-type="string" office:string-value="18654, " calcext:value-type="string">
            <text:p>18654, </text:p>
          </table:table-cell>
          <table:table-cell table:formula="of:=[.G133]&amp;&quot;, &quot;" office:value-type="string" office:string-value="25, " calcext:value-type="string">
            <text:p>25, </text:p>
          </table:table-cell>
          <table:table-cell table:formula="of:=[.H133]&amp;&quot;, &quot;" office:value-type="string" office:string-value="35, " calcext:value-type="string">
            <text:p>35, </text:p>
          </table:table-cell>
          <table:table-cell table:formula="of:=[.I133]&amp;&quot;, &quot;" office:value-type="string" office:string-value="45, " calcext:value-type="string">
            <text:p>45, </text:p>
          </table:table-cell>
          <table:table-cell table:formula="of:=[.J133]&amp;&quot;, &quot;" office:value-type="string" office:string-value="55, " calcext:value-type="string">
            <text:p>55, </text:p>
          </table:table-cell>
          <table:table-cell table:formula="of:=[.K133]&amp;&quot;, &quot;" office:value-type="string" office:string-value="65, " calcext:value-type="string">
            <text:p>65, </text:p>
          </table:table-cell>
          <table:table-cell table:formula="of:=[.L133]&amp;&quot;, &quot;" office:value-type="string" office:string-value="75, " calcext:value-type="string">
            <text:p>75, </text:p>
          </table:table-cell>
          <table:table-cell table:formula="of:=[.M133]&amp;&quot;, &quot;" office:value-type="string" office:string-value="85, " calcext:value-type="string">
            <text:p>85, </text:p>
          </table:table-cell>
          <table:table-cell table:formula="of:=[.N133]&amp;&quot;, &quot;" office:value-type="string" office:string-value="95, " calcext:value-type="string">
            <text:p>95, </text:p>
          </table:table-cell>
          <table:table-cell table:formula="of:=[.O133]&amp;&quot;, &quot;" office:value-type="string" office:string-value="105, " calcext:value-type="string">
            <text:p>105, </text:p>
          </table:table-cell>
          <table:table-cell table:formula="of:=[.P133]&amp;&quot;, &quot;" office:value-type="string" office:string-value="115, " calcext:value-type="string">
            <text:p>115, </text:p>
          </table:table-cell>
          <table:table-cell table:formula="of:=[.Q133]&amp;&quot;, &quot;" office:value-type="string" office:string-value="125, " calcext:value-type="string">
            <text:p>125, </text:p>
          </table:table-cell>
          <table:table-cell table:formula="of:=[.R133]&amp;&quot;, &quot;" office:value-type="string" office:string-value="135, " calcext:value-type="string">
            <text:p>135, </text:p>
          </table:table-cell>
          <table:table-cell table:formula="of:=[.S133]&amp;&quot;, &quot;" office:value-type="string" office:string-value="145, " calcext:value-type="string">
            <text:p>145, </text:p>
          </table:table-cell>
          <table:table-cell table:formula="of:=[.T133]&amp;&quot;, &quot;" office:value-type="string" office:string-value="155, " calcext:value-type="string">
            <text:p>155, </text:p>
          </table:table-cell>
          <table:table-cell table:formula="of:=[.U133]&amp;&quot;, &quot;" office:value-type="string" office:string-value="165, " calcext:value-type="string">
            <text:p>165, </text:p>
          </table:table-cell>
          <table:table-cell table:formula="of:=[.V133]&amp;&quot;},&quot;" office:value-type="string" office:string-value="175}," calcext:value-type="string">
            <text:p>175},</text:p>
          </table:table-cell>
          <table:table-cell table:number-columns-repeated="981"/>
        </table:table-row>
        <table:table-row table:style-name="ro1">
          <table:table-cell office:value-type="float" office:value="133" calcext:value-type="float">
            <text:p>133</text:p>
          </table:table-cell>
          <table:table-cell office:value-type="float" office:value="1.32" calcext:value-type="float">
            <text:p>1.32</text:p>
          </table:table-cell>
          <table:table-cell table:style-name="ce2" table:formula="of:=MOD([.E134];360)&lt;1" office:value-type="boolean" office:boolean-value="false" calcext:value-type="boolean">
            <text:p>FALSE</text:p>
          </table:table-cell>
          <table:table-cell table:style-name="ce2" table:formula="of:=MOD([.F134];360)&lt;1" office:value-type="boolean" office:boolean-value="false" calcext:value-type="boolean">
            <text:p>FALSE</text:p>
          </table:table-cell>
          <table:table-cell table:formula="of:=[.E133]+0.8" office:value-type="float" office:value="405.600000000001" calcext:value-type="float">
            <text:p>405.600000000001</text:p>
          </table:table-cell>
          <table:table-cell table:formula="of:=4.8+[.F133]" office:value-type="float" office:value="141.6" calcext:value-type="float">
            <text:p>141.6</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34];[.AA134];[.AB134];[.AC134];[.AD134];[.AE134];[.AF134];[.AG134];[.AH134];[.AI134];[.AJ134];[.AK134];[.AL134];[.AM134];[.AN134];[.AO134];[.AP134];[.AQ134])" office:value-type="string" office:string-value="  {17140, 18733, 25, 35, 45, 55, 65, 75, 85, 95, 105, 115, 125, 135, 145, 155, 165, 175}," calcext:value-type="string">
            <text:p><text:s text:c="2"/>{17140, 18733, 25, 35, 45, 55, 65, 75, 85, 95, 105, 115, 125, 135, 145, 155, 165, 175},</text:p>
          </table:table-cell>
          <table:table-cell/>
          <table:table-cell table:formula="of:=&quot;  {&quot;&amp;INT(MOD([.E134];360)/360*5974)+IF([.C134];32768;0)+16384&amp;&quot;, &quot;" office:value-type="string" office:string-value="  {17140, " calcext:value-type="string">
            <text:p><text:s text:c="2"/>{17140, </text:p>
          </table:table-cell>
          <table:table-cell table:formula="of:=INT(MOD([.F134];360)/360*5974)+IF([.D134];32768;0)+16384&amp;&quot;, &quot;" office:value-type="string" office:string-value="18733, " calcext:value-type="string">
            <text:p>18733, </text:p>
          </table:table-cell>
          <table:table-cell table:formula="of:=[.G134]&amp;&quot;, &quot;" office:value-type="string" office:string-value="25, " calcext:value-type="string">
            <text:p>25, </text:p>
          </table:table-cell>
          <table:table-cell table:formula="of:=[.H134]&amp;&quot;, &quot;" office:value-type="string" office:string-value="35, " calcext:value-type="string">
            <text:p>35, </text:p>
          </table:table-cell>
          <table:table-cell table:formula="of:=[.I134]&amp;&quot;, &quot;" office:value-type="string" office:string-value="45, " calcext:value-type="string">
            <text:p>45, </text:p>
          </table:table-cell>
          <table:table-cell table:formula="of:=[.J134]&amp;&quot;, &quot;" office:value-type="string" office:string-value="55, " calcext:value-type="string">
            <text:p>55, </text:p>
          </table:table-cell>
          <table:table-cell table:formula="of:=[.K134]&amp;&quot;, &quot;" office:value-type="string" office:string-value="65, " calcext:value-type="string">
            <text:p>65, </text:p>
          </table:table-cell>
          <table:table-cell table:formula="of:=[.L134]&amp;&quot;, &quot;" office:value-type="string" office:string-value="75, " calcext:value-type="string">
            <text:p>75, </text:p>
          </table:table-cell>
          <table:table-cell table:formula="of:=[.M134]&amp;&quot;, &quot;" office:value-type="string" office:string-value="85, " calcext:value-type="string">
            <text:p>85, </text:p>
          </table:table-cell>
          <table:table-cell table:formula="of:=[.N134]&amp;&quot;, &quot;" office:value-type="string" office:string-value="95, " calcext:value-type="string">
            <text:p>95, </text:p>
          </table:table-cell>
          <table:table-cell table:formula="of:=[.O134]&amp;&quot;, &quot;" office:value-type="string" office:string-value="105, " calcext:value-type="string">
            <text:p>105, </text:p>
          </table:table-cell>
          <table:table-cell table:formula="of:=[.P134]&amp;&quot;, &quot;" office:value-type="string" office:string-value="115, " calcext:value-type="string">
            <text:p>115, </text:p>
          </table:table-cell>
          <table:table-cell table:formula="of:=[.Q134]&amp;&quot;, &quot;" office:value-type="string" office:string-value="125, " calcext:value-type="string">
            <text:p>125, </text:p>
          </table:table-cell>
          <table:table-cell table:formula="of:=[.R134]&amp;&quot;, &quot;" office:value-type="string" office:string-value="135, " calcext:value-type="string">
            <text:p>135, </text:p>
          </table:table-cell>
          <table:table-cell table:formula="of:=[.S134]&amp;&quot;, &quot;" office:value-type="string" office:string-value="145, " calcext:value-type="string">
            <text:p>145, </text:p>
          </table:table-cell>
          <table:table-cell table:formula="of:=[.T134]&amp;&quot;, &quot;" office:value-type="string" office:string-value="155, " calcext:value-type="string">
            <text:p>155, </text:p>
          </table:table-cell>
          <table:table-cell table:formula="of:=[.U134]&amp;&quot;, &quot;" office:value-type="string" office:string-value="165, " calcext:value-type="string">
            <text:p>165, </text:p>
          </table:table-cell>
          <table:table-cell table:formula="of:=[.V134]&amp;&quot;},&quot;" office:value-type="string" office:string-value="175}," calcext:value-type="string">
            <text:p>175},</text:p>
          </table:table-cell>
          <table:table-cell table:number-columns-repeated="981"/>
        </table:table-row>
        <table:table-row table:style-name="ro1">
          <table:table-cell office:value-type="float" office:value="134" calcext:value-type="float">
            <text:p>134</text:p>
          </table:table-cell>
          <table:table-cell office:value-type="float" office:value="1.33" calcext:value-type="float">
            <text:p>1.33</text:p>
          </table:table-cell>
          <table:table-cell table:style-name="ce2" table:formula="of:=MOD([.E135];360)&lt;1" office:value-type="boolean" office:boolean-value="false" calcext:value-type="boolean">
            <text:p>FALSE</text:p>
          </table:table-cell>
          <table:table-cell table:style-name="ce2" table:formula="of:=MOD([.F135];360)&lt;1" office:value-type="boolean" office:boolean-value="false" calcext:value-type="boolean">
            <text:p>FALSE</text:p>
          </table:table-cell>
          <table:table-cell table:formula="of:=[.E134]+0.8" office:value-type="float" office:value="406.400000000001" calcext:value-type="float">
            <text:p>406.400000000001</text:p>
          </table:table-cell>
          <table:table-cell table:formula="of:=4.8+[.F134]" office:value-type="float" office:value="146.4" calcext:value-type="float">
            <text:p>146.4</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35];[.AA135];[.AB135];[.AC135];[.AD135];[.AE135];[.AF135];[.AG135];[.AH135];[.AI135];[.AJ135];[.AK135];[.AL135];[.AM135];[.AN135];[.AO135];[.AP135];[.AQ135])" office:value-type="string" office:string-value="  {17153, 18813, 25, 35, 45, 55, 65, 75, 85, 95, 105, 115, 125, 135, 145, 155, 165, 175}," calcext:value-type="string">
            <text:p><text:s text:c="2"/>{17153, 18813, 25, 35, 45, 55, 65, 75, 85, 95, 105, 115, 125, 135, 145, 155, 165, 175},</text:p>
          </table:table-cell>
          <table:table-cell/>
          <table:table-cell table:formula="of:=&quot;  {&quot;&amp;INT(MOD([.E135];360)/360*5974)+IF([.C135];32768;0)+16384&amp;&quot;, &quot;" office:value-type="string" office:string-value="  {17153, " calcext:value-type="string">
            <text:p><text:s text:c="2"/>{17153, </text:p>
          </table:table-cell>
          <table:table-cell table:formula="of:=INT(MOD([.F135];360)/360*5974)+IF([.D135];32768;0)+16384&amp;&quot;, &quot;" office:value-type="string" office:string-value="18813, " calcext:value-type="string">
            <text:p>18813, </text:p>
          </table:table-cell>
          <table:table-cell table:formula="of:=[.G135]&amp;&quot;, &quot;" office:value-type="string" office:string-value="25, " calcext:value-type="string">
            <text:p>25, </text:p>
          </table:table-cell>
          <table:table-cell table:formula="of:=[.H135]&amp;&quot;, &quot;" office:value-type="string" office:string-value="35, " calcext:value-type="string">
            <text:p>35, </text:p>
          </table:table-cell>
          <table:table-cell table:formula="of:=[.I135]&amp;&quot;, &quot;" office:value-type="string" office:string-value="45, " calcext:value-type="string">
            <text:p>45, </text:p>
          </table:table-cell>
          <table:table-cell table:formula="of:=[.J135]&amp;&quot;, &quot;" office:value-type="string" office:string-value="55, " calcext:value-type="string">
            <text:p>55, </text:p>
          </table:table-cell>
          <table:table-cell table:formula="of:=[.K135]&amp;&quot;, &quot;" office:value-type="string" office:string-value="65, " calcext:value-type="string">
            <text:p>65, </text:p>
          </table:table-cell>
          <table:table-cell table:formula="of:=[.L135]&amp;&quot;, &quot;" office:value-type="string" office:string-value="75, " calcext:value-type="string">
            <text:p>75, </text:p>
          </table:table-cell>
          <table:table-cell table:formula="of:=[.M135]&amp;&quot;, &quot;" office:value-type="string" office:string-value="85, " calcext:value-type="string">
            <text:p>85, </text:p>
          </table:table-cell>
          <table:table-cell table:formula="of:=[.N135]&amp;&quot;, &quot;" office:value-type="string" office:string-value="95, " calcext:value-type="string">
            <text:p>95, </text:p>
          </table:table-cell>
          <table:table-cell table:formula="of:=[.O135]&amp;&quot;, &quot;" office:value-type="string" office:string-value="105, " calcext:value-type="string">
            <text:p>105, </text:p>
          </table:table-cell>
          <table:table-cell table:formula="of:=[.P135]&amp;&quot;, &quot;" office:value-type="string" office:string-value="115, " calcext:value-type="string">
            <text:p>115, </text:p>
          </table:table-cell>
          <table:table-cell table:formula="of:=[.Q135]&amp;&quot;, &quot;" office:value-type="string" office:string-value="125, " calcext:value-type="string">
            <text:p>125, </text:p>
          </table:table-cell>
          <table:table-cell table:formula="of:=[.R135]&amp;&quot;, &quot;" office:value-type="string" office:string-value="135, " calcext:value-type="string">
            <text:p>135, </text:p>
          </table:table-cell>
          <table:table-cell table:formula="of:=[.S135]&amp;&quot;, &quot;" office:value-type="string" office:string-value="145, " calcext:value-type="string">
            <text:p>145, </text:p>
          </table:table-cell>
          <table:table-cell table:formula="of:=[.T135]&amp;&quot;, &quot;" office:value-type="string" office:string-value="155, " calcext:value-type="string">
            <text:p>155, </text:p>
          </table:table-cell>
          <table:table-cell table:formula="of:=[.U135]&amp;&quot;, &quot;" office:value-type="string" office:string-value="165, " calcext:value-type="string">
            <text:p>165, </text:p>
          </table:table-cell>
          <table:table-cell table:formula="of:=[.V135]&amp;&quot;},&quot;" office:value-type="string" office:string-value="175}," calcext:value-type="string">
            <text:p>175},</text:p>
          </table:table-cell>
          <table:table-cell table:number-columns-repeated="981"/>
        </table:table-row>
        <table:table-row table:style-name="ro1">
          <table:table-cell office:value-type="float" office:value="135" calcext:value-type="float">
            <text:p>135</text:p>
          </table:table-cell>
          <table:table-cell office:value-type="float" office:value="1.34" calcext:value-type="float">
            <text:p>1.34</text:p>
          </table:table-cell>
          <table:table-cell table:style-name="ce2" table:formula="of:=MOD([.E136];360)&lt;1" office:value-type="boolean" office:boolean-value="false" calcext:value-type="boolean">
            <text:p>FALSE</text:p>
          </table:table-cell>
          <table:table-cell table:style-name="ce2" table:formula="of:=MOD([.F136];360)&lt;1" office:value-type="boolean" office:boolean-value="false" calcext:value-type="boolean">
            <text:p>FALSE</text:p>
          </table:table-cell>
          <table:table-cell table:formula="of:=[.E135]+0.8" office:value-type="float" office:value="407.200000000001" calcext:value-type="float">
            <text:p>407.200000000001</text:p>
          </table:table-cell>
          <table:table-cell table:formula="of:=4.8+[.F135]" office:value-type="float" office:value="151.2" calcext:value-type="float">
            <text:p>151.2</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36];[.AA136];[.AB136];[.AC136];[.AD136];[.AE136];[.AF136];[.AG136];[.AH136];[.AI136];[.AJ136];[.AK136];[.AL136];[.AM136];[.AN136];[.AO136];[.AP136];[.AQ136])" office:value-type="string" office:string-value="  {17167, 18893, 25, 35, 45, 55, 65, 75, 85, 95, 105, 115, 125, 135, 145, 155, 165, 175}," calcext:value-type="string">
            <text:p><text:s text:c="2"/>{17167, 18893, 25, 35, 45, 55, 65, 75, 85, 95, 105, 115, 125, 135, 145, 155, 165, 175},</text:p>
          </table:table-cell>
          <table:table-cell/>
          <table:table-cell table:formula="of:=&quot;  {&quot;&amp;INT(MOD([.E136];360)/360*5974)+IF([.C136];32768;0)+16384&amp;&quot;, &quot;" office:value-type="string" office:string-value="  {17167, " calcext:value-type="string">
            <text:p><text:s text:c="2"/>{17167, </text:p>
          </table:table-cell>
          <table:table-cell table:formula="of:=INT(MOD([.F136];360)/360*5974)+IF([.D136];32768;0)+16384&amp;&quot;, &quot;" office:value-type="string" office:string-value="18893, " calcext:value-type="string">
            <text:p>18893, </text:p>
          </table:table-cell>
          <table:table-cell table:formula="of:=[.G136]&amp;&quot;, &quot;" office:value-type="string" office:string-value="25, " calcext:value-type="string">
            <text:p>25, </text:p>
          </table:table-cell>
          <table:table-cell table:formula="of:=[.H136]&amp;&quot;, &quot;" office:value-type="string" office:string-value="35, " calcext:value-type="string">
            <text:p>35, </text:p>
          </table:table-cell>
          <table:table-cell table:formula="of:=[.I136]&amp;&quot;, &quot;" office:value-type="string" office:string-value="45, " calcext:value-type="string">
            <text:p>45, </text:p>
          </table:table-cell>
          <table:table-cell table:formula="of:=[.J136]&amp;&quot;, &quot;" office:value-type="string" office:string-value="55, " calcext:value-type="string">
            <text:p>55, </text:p>
          </table:table-cell>
          <table:table-cell table:formula="of:=[.K136]&amp;&quot;, &quot;" office:value-type="string" office:string-value="65, " calcext:value-type="string">
            <text:p>65, </text:p>
          </table:table-cell>
          <table:table-cell table:formula="of:=[.L136]&amp;&quot;, &quot;" office:value-type="string" office:string-value="75, " calcext:value-type="string">
            <text:p>75, </text:p>
          </table:table-cell>
          <table:table-cell table:formula="of:=[.M136]&amp;&quot;, &quot;" office:value-type="string" office:string-value="85, " calcext:value-type="string">
            <text:p>85, </text:p>
          </table:table-cell>
          <table:table-cell table:formula="of:=[.N136]&amp;&quot;, &quot;" office:value-type="string" office:string-value="95, " calcext:value-type="string">
            <text:p>95, </text:p>
          </table:table-cell>
          <table:table-cell table:formula="of:=[.O136]&amp;&quot;, &quot;" office:value-type="string" office:string-value="105, " calcext:value-type="string">
            <text:p>105, </text:p>
          </table:table-cell>
          <table:table-cell table:formula="of:=[.P136]&amp;&quot;, &quot;" office:value-type="string" office:string-value="115, " calcext:value-type="string">
            <text:p>115, </text:p>
          </table:table-cell>
          <table:table-cell table:formula="of:=[.Q136]&amp;&quot;, &quot;" office:value-type="string" office:string-value="125, " calcext:value-type="string">
            <text:p>125, </text:p>
          </table:table-cell>
          <table:table-cell table:formula="of:=[.R136]&amp;&quot;, &quot;" office:value-type="string" office:string-value="135, " calcext:value-type="string">
            <text:p>135, </text:p>
          </table:table-cell>
          <table:table-cell table:formula="of:=[.S136]&amp;&quot;, &quot;" office:value-type="string" office:string-value="145, " calcext:value-type="string">
            <text:p>145, </text:p>
          </table:table-cell>
          <table:table-cell table:formula="of:=[.T136]&amp;&quot;, &quot;" office:value-type="string" office:string-value="155, " calcext:value-type="string">
            <text:p>155, </text:p>
          </table:table-cell>
          <table:table-cell table:formula="of:=[.U136]&amp;&quot;, &quot;" office:value-type="string" office:string-value="165, " calcext:value-type="string">
            <text:p>165, </text:p>
          </table:table-cell>
          <table:table-cell table:formula="of:=[.V136]&amp;&quot;},&quot;" office:value-type="string" office:string-value="175}," calcext:value-type="string">
            <text:p>175},</text:p>
          </table:table-cell>
          <table:table-cell table:number-columns-repeated="981"/>
        </table:table-row>
        <table:table-row table:style-name="ro1">
          <table:table-cell office:value-type="float" office:value="136" calcext:value-type="float">
            <text:p>136</text:p>
          </table:table-cell>
          <table:table-cell office:value-type="float" office:value="1.35" calcext:value-type="float">
            <text:p>1.35</text:p>
          </table:table-cell>
          <table:table-cell table:style-name="ce2" table:formula="of:=MOD([.E137];360)&lt;1" office:value-type="boolean" office:boolean-value="false" calcext:value-type="boolean">
            <text:p>FALSE</text:p>
          </table:table-cell>
          <table:table-cell table:style-name="ce2" table:formula="of:=MOD([.F137];360)&lt;1" office:value-type="boolean" office:boolean-value="false" calcext:value-type="boolean">
            <text:p>FALSE</text:p>
          </table:table-cell>
          <table:table-cell table:formula="of:=[.E136]+0.8" office:value-type="float" office:value="408.000000000001" calcext:value-type="float">
            <text:p>408.000000000001</text:p>
          </table:table-cell>
          <table:table-cell table:formula="of:=4.8+[.F136]" office:value-type="float" office:value="156" calcext:value-type="float">
            <text:p>156</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37];[.AA137];[.AB137];[.AC137];[.AD137];[.AE137];[.AF137];[.AG137];[.AH137];[.AI137];[.AJ137];[.AK137];[.AL137];[.AM137];[.AN137];[.AO137];[.AP137];[.AQ137])" office:value-type="string" office:string-value="  {17180, 18972, 25, 35, 45, 55, 65, 75, 85, 95, 105, 115, 125, 135, 145, 155, 165, 175}," calcext:value-type="string">
            <text:p><text:s text:c="2"/>{17180, 18972, 25, 35, 45, 55, 65, 75, 85, 95, 105, 115, 125, 135, 145, 155, 165, 175},</text:p>
          </table:table-cell>
          <table:table-cell/>
          <table:table-cell table:formula="of:=&quot;  {&quot;&amp;INT(MOD([.E137];360)/360*5974)+IF([.C137];32768;0)+16384&amp;&quot;, &quot;" office:value-type="string" office:string-value="  {17180, " calcext:value-type="string">
            <text:p><text:s text:c="2"/>{17180, </text:p>
          </table:table-cell>
          <table:table-cell table:formula="of:=INT(MOD([.F137];360)/360*5974)+IF([.D137];32768;0)+16384&amp;&quot;, &quot;" office:value-type="string" office:string-value="18972, " calcext:value-type="string">
            <text:p>18972, </text:p>
          </table:table-cell>
          <table:table-cell table:formula="of:=[.G137]&amp;&quot;, &quot;" office:value-type="string" office:string-value="25, " calcext:value-type="string">
            <text:p>25, </text:p>
          </table:table-cell>
          <table:table-cell table:formula="of:=[.H137]&amp;&quot;, &quot;" office:value-type="string" office:string-value="35, " calcext:value-type="string">
            <text:p>35, </text:p>
          </table:table-cell>
          <table:table-cell table:formula="of:=[.I137]&amp;&quot;, &quot;" office:value-type="string" office:string-value="45, " calcext:value-type="string">
            <text:p>45, </text:p>
          </table:table-cell>
          <table:table-cell table:formula="of:=[.J137]&amp;&quot;, &quot;" office:value-type="string" office:string-value="55, " calcext:value-type="string">
            <text:p>55, </text:p>
          </table:table-cell>
          <table:table-cell table:formula="of:=[.K137]&amp;&quot;, &quot;" office:value-type="string" office:string-value="65, " calcext:value-type="string">
            <text:p>65, </text:p>
          </table:table-cell>
          <table:table-cell table:formula="of:=[.L137]&amp;&quot;, &quot;" office:value-type="string" office:string-value="75, " calcext:value-type="string">
            <text:p>75, </text:p>
          </table:table-cell>
          <table:table-cell table:formula="of:=[.M137]&amp;&quot;, &quot;" office:value-type="string" office:string-value="85, " calcext:value-type="string">
            <text:p>85, </text:p>
          </table:table-cell>
          <table:table-cell table:formula="of:=[.N137]&amp;&quot;, &quot;" office:value-type="string" office:string-value="95, " calcext:value-type="string">
            <text:p>95, </text:p>
          </table:table-cell>
          <table:table-cell table:formula="of:=[.O137]&amp;&quot;, &quot;" office:value-type="string" office:string-value="105, " calcext:value-type="string">
            <text:p>105, </text:p>
          </table:table-cell>
          <table:table-cell table:formula="of:=[.P137]&amp;&quot;, &quot;" office:value-type="string" office:string-value="115, " calcext:value-type="string">
            <text:p>115, </text:p>
          </table:table-cell>
          <table:table-cell table:formula="of:=[.Q137]&amp;&quot;, &quot;" office:value-type="string" office:string-value="125, " calcext:value-type="string">
            <text:p>125, </text:p>
          </table:table-cell>
          <table:table-cell table:formula="of:=[.R137]&amp;&quot;, &quot;" office:value-type="string" office:string-value="135, " calcext:value-type="string">
            <text:p>135, </text:p>
          </table:table-cell>
          <table:table-cell table:formula="of:=[.S137]&amp;&quot;, &quot;" office:value-type="string" office:string-value="145, " calcext:value-type="string">
            <text:p>145, </text:p>
          </table:table-cell>
          <table:table-cell table:formula="of:=[.T137]&amp;&quot;, &quot;" office:value-type="string" office:string-value="155, " calcext:value-type="string">
            <text:p>155, </text:p>
          </table:table-cell>
          <table:table-cell table:formula="of:=[.U137]&amp;&quot;, &quot;" office:value-type="string" office:string-value="165, " calcext:value-type="string">
            <text:p>165, </text:p>
          </table:table-cell>
          <table:table-cell table:formula="of:=[.V137]&amp;&quot;},&quot;" office:value-type="string" office:string-value="175}," calcext:value-type="string">
            <text:p>175},</text:p>
          </table:table-cell>
          <table:table-cell table:number-columns-repeated="981"/>
        </table:table-row>
        <table:table-row table:style-name="ro1">
          <table:table-cell office:value-type="float" office:value="137" calcext:value-type="float">
            <text:p>137</text:p>
          </table:table-cell>
          <table:table-cell office:value-type="float" office:value="1.36" calcext:value-type="float">
            <text:p>1.36</text:p>
          </table:table-cell>
          <table:table-cell table:style-name="ce2" table:formula="of:=MOD([.E138];360)&lt;1" office:value-type="boolean" office:boolean-value="false" calcext:value-type="boolean">
            <text:p>FALSE</text:p>
          </table:table-cell>
          <table:table-cell table:style-name="ce2" table:formula="of:=MOD([.F138];360)&lt;1" office:value-type="boolean" office:boolean-value="false" calcext:value-type="boolean">
            <text:p>FALSE</text:p>
          </table:table-cell>
          <table:table-cell table:formula="of:=[.E137]+0.8" office:value-type="float" office:value="408.800000000001" calcext:value-type="float">
            <text:p>408.800000000001</text:p>
          </table:table-cell>
          <table:table-cell table:formula="of:=4.8+[.F137]" office:value-type="float" office:value="160.8" calcext:value-type="float">
            <text:p>160.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38];[.AA138];[.AB138];[.AC138];[.AD138];[.AE138];[.AF138];[.AG138];[.AH138];[.AI138];[.AJ138];[.AK138];[.AL138];[.AM138];[.AN138];[.AO138];[.AP138];[.AQ138])" office:value-type="string" office:string-value="  {17193, 19052, 25, 35, 45, 55, 65, 75, 85, 95, 105, 115, 125, 135, 145, 155, 165, 175}," calcext:value-type="string">
            <text:p><text:s text:c="2"/>{17193, 19052, 25, 35, 45, 55, 65, 75, 85, 95, 105, 115, 125, 135, 145, 155, 165, 175},</text:p>
          </table:table-cell>
          <table:table-cell/>
          <table:table-cell table:formula="of:=&quot;  {&quot;&amp;INT(MOD([.E138];360)/360*5974)+IF([.C138];32768;0)+16384&amp;&quot;, &quot;" office:value-type="string" office:string-value="  {17193, " calcext:value-type="string">
            <text:p><text:s text:c="2"/>{17193, </text:p>
          </table:table-cell>
          <table:table-cell table:formula="of:=INT(MOD([.F138];360)/360*5974)+IF([.D138];32768;0)+16384&amp;&quot;, &quot;" office:value-type="string" office:string-value="19052, " calcext:value-type="string">
            <text:p>19052, </text:p>
          </table:table-cell>
          <table:table-cell table:formula="of:=[.G138]&amp;&quot;, &quot;" office:value-type="string" office:string-value="25, " calcext:value-type="string">
            <text:p>25, </text:p>
          </table:table-cell>
          <table:table-cell table:formula="of:=[.H138]&amp;&quot;, &quot;" office:value-type="string" office:string-value="35, " calcext:value-type="string">
            <text:p>35, </text:p>
          </table:table-cell>
          <table:table-cell table:formula="of:=[.I138]&amp;&quot;, &quot;" office:value-type="string" office:string-value="45, " calcext:value-type="string">
            <text:p>45, </text:p>
          </table:table-cell>
          <table:table-cell table:formula="of:=[.J138]&amp;&quot;, &quot;" office:value-type="string" office:string-value="55, " calcext:value-type="string">
            <text:p>55, </text:p>
          </table:table-cell>
          <table:table-cell table:formula="of:=[.K138]&amp;&quot;, &quot;" office:value-type="string" office:string-value="65, " calcext:value-type="string">
            <text:p>65, </text:p>
          </table:table-cell>
          <table:table-cell table:formula="of:=[.L138]&amp;&quot;, &quot;" office:value-type="string" office:string-value="75, " calcext:value-type="string">
            <text:p>75, </text:p>
          </table:table-cell>
          <table:table-cell table:formula="of:=[.M138]&amp;&quot;, &quot;" office:value-type="string" office:string-value="85, " calcext:value-type="string">
            <text:p>85, </text:p>
          </table:table-cell>
          <table:table-cell table:formula="of:=[.N138]&amp;&quot;, &quot;" office:value-type="string" office:string-value="95, " calcext:value-type="string">
            <text:p>95, </text:p>
          </table:table-cell>
          <table:table-cell table:formula="of:=[.O138]&amp;&quot;, &quot;" office:value-type="string" office:string-value="105, " calcext:value-type="string">
            <text:p>105, </text:p>
          </table:table-cell>
          <table:table-cell table:formula="of:=[.P138]&amp;&quot;, &quot;" office:value-type="string" office:string-value="115, " calcext:value-type="string">
            <text:p>115, </text:p>
          </table:table-cell>
          <table:table-cell table:formula="of:=[.Q138]&amp;&quot;, &quot;" office:value-type="string" office:string-value="125, " calcext:value-type="string">
            <text:p>125, </text:p>
          </table:table-cell>
          <table:table-cell table:formula="of:=[.R138]&amp;&quot;, &quot;" office:value-type="string" office:string-value="135, " calcext:value-type="string">
            <text:p>135, </text:p>
          </table:table-cell>
          <table:table-cell table:formula="of:=[.S138]&amp;&quot;, &quot;" office:value-type="string" office:string-value="145, " calcext:value-type="string">
            <text:p>145, </text:p>
          </table:table-cell>
          <table:table-cell table:formula="of:=[.T138]&amp;&quot;, &quot;" office:value-type="string" office:string-value="155, " calcext:value-type="string">
            <text:p>155, </text:p>
          </table:table-cell>
          <table:table-cell table:formula="of:=[.U138]&amp;&quot;, &quot;" office:value-type="string" office:string-value="165, " calcext:value-type="string">
            <text:p>165, </text:p>
          </table:table-cell>
          <table:table-cell table:formula="of:=[.V138]&amp;&quot;},&quot;" office:value-type="string" office:string-value="175}," calcext:value-type="string">
            <text:p>175},</text:p>
          </table:table-cell>
          <table:table-cell table:number-columns-repeated="981"/>
        </table:table-row>
        <table:table-row table:style-name="ro1">
          <table:table-cell office:value-type="float" office:value="138" calcext:value-type="float">
            <text:p>138</text:p>
          </table:table-cell>
          <table:table-cell office:value-type="float" office:value="1.37" calcext:value-type="float">
            <text:p>1.37</text:p>
          </table:table-cell>
          <table:table-cell table:style-name="ce2" table:formula="of:=MOD([.E139];360)&lt;1" office:value-type="boolean" office:boolean-value="false" calcext:value-type="boolean">
            <text:p>FALSE</text:p>
          </table:table-cell>
          <table:table-cell table:style-name="ce2" table:formula="of:=MOD([.F139];360)&lt;1" office:value-type="boolean" office:boolean-value="false" calcext:value-type="boolean">
            <text:p>FALSE</text:p>
          </table:table-cell>
          <table:table-cell table:formula="of:=[.E138]+0.8" office:value-type="float" office:value="409.600000000001" calcext:value-type="float">
            <text:p>409.600000000001</text:p>
          </table:table-cell>
          <table:table-cell table:formula="of:=4.8+[.F138]" office:value-type="float" office:value="165.6" calcext:value-type="float">
            <text:p>165.6</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39];[.AA139];[.AB139];[.AC139];[.AD139];[.AE139];[.AF139];[.AG139];[.AH139];[.AI139];[.AJ139];[.AK139];[.AL139];[.AM139];[.AN139];[.AO139];[.AP139];[.AQ139])" office:value-type="string" office:string-value="  {17207, 19132, 25, 35, 45, 55, 65, 75, 85, 95, 105, 115, 125, 135, 145, 155, 165, 175}," calcext:value-type="string">
            <text:p><text:s text:c="2"/>{17207, 19132, 25, 35, 45, 55, 65, 75, 85, 95, 105, 115, 125, 135, 145, 155, 165, 175},</text:p>
          </table:table-cell>
          <table:table-cell/>
          <table:table-cell table:formula="of:=&quot;  {&quot;&amp;INT(MOD([.E139];360)/360*5974)+IF([.C139];32768;0)+16384&amp;&quot;, &quot;" office:value-type="string" office:string-value="  {17207, " calcext:value-type="string">
            <text:p><text:s text:c="2"/>{17207, </text:p>
          </table:table-cell>
          <table:table-cell table:formula="of:=INT(MOD([.F139];360)/360*5974)+IF([.D139];32768;0)+16384&amp;&quot;, &quot;" office:value-type="string" office:string-value="19132, " calcext:value-type="string">
            <text:p>19132, </text:p>
          </table:table-cell>
          <table:table-cell table:formula="of:=[.G139]&amp;&quot;, &quot;" office:value-type="string" office:string-value="25, " calcext:value-type="string">
            <text:p>25, </text:p>
          </table:table-cell>
          <table:table-cell table:formula="of:=[.H139]&amp;&quot;, &quot;" office:value-type="string" office:string-value="35, " calcext:value-type="string">
            <text:p>35, </text:p>
          </table:table-cell>
          <table:table-cell table:formula="of:=[.I139]&amp;&quot;, &quot;" office:value-type="string" office:string-value="45, " calcext:value-type="string">
            <text:p>45, </text:p>
          </table:table-cell>
          <table:table-cell table:formula="of:=[.J139]&amp;&quot;, &quot;" office:value-type="string" office:string-value="55, " calcext:value-type="string">
            <text:p>55, </text:p>
          </table:table-cell>
          <table:table-cell table:formula="of:=[.K139]&amp;&quot;, &quot;" office:value-type="string" office:string-value="65, " calcext:value-type="string">
            <text:p>65, </text:p>
          </table:table-cell>
          <table:table-cell table:formula="of:=[.L139]&amp;&quot;, &quot;" office:value-type="string" office:string-value="75, " calcext:value-type="string">
            <text:p>75, </text:p>
          </table:table-cell>
          <table:table-cell table:formula="of:=[.M139]&amp;&quot;, &quot;" office:value-type="string" office:string-value="85, " calcext:value-type="string">
            <text:p>85, </text:p>
          </table:table-cell>
          <table:table-cell table:formula="of:=[.N139]&amp;&quot;, &quot;" office:value-type="string" office:string-value="95, " calcext:value-type="string">
            <text:p>95, </text:p>
          </table:table-cell>
          <table:table-cell table:formula="of:=[.O139]&amp;&quot;, &quot;" office:value-type="string" office:string-value="105, " calcext:value-type="string">
            <text:p>105, </text:p>
          </table:table-cell>
          <table:table-cell table:formula="of:=[.P139]&amp;&quot;, &quot;" office:value-type="string" office:string-value="115, " calcext:value-type="string">
            <text:p>115, </text:p>
          </table:table-cell>
          <table:table-cell table:formula="of:=[.Q139]&amp;&quot;, &quot;" office:value-type="string" office:string-value="125, " calcext:value-type="string">
            <text:p>125, </text:p>
          </table:table-cell>
          <table:table-cell table:formula="of:=[.R139]&amp;&quot;, &quot;" office:value-type="string" office:string-value="135, " calcext:value-type="string">
            <text:p>135, </text:p>
          </table:table-cell>
          <table:table-cell table:formula="of:=[.S139]&amp;&quot;, &quot;" office:value-type="string" office:string-value="145, " calcext:value-type="string">
            <text:p>145, </text:p>
          </table:table-cell>
          <table:table-cell table:formula="of:=[.T139]&amp;&quot;, &quot;" office:value-type="string" office:string-value="155, " calcext:value-type="string">
            <text:p>155, </text:p>
          </table:table-cell>
          <table:table-cell table:formula="of:=[.U139]&amp;&quot;, &quot;" office:value-type="string" office:string-value="165, " calcext:value-type="string">
            <text:p>165, </text:p>
          </table:table-cell>
          <table:table-cell table:formula="of:=[.V139]&amp;&quot;},&quot;" office:value-type="string" office:string-value="175}," calcext:value-type="string">
            <text:p>175},</text:p>
          </table:table-cell>
          <table:table-cell table:number-columns-repeated="981"/>
        </table:table-row>
        <table:table-row table:style-name="ro1">
          <table:table-cell office:value-type="float" office:value="139" calcext:value-type="float">
            <text:p>139</text:p>
          </table:table-cell>
          <table:table-cell office:value-type="float" office:value="1.38" calcext:value-type="float">
            <text:p>1.38</text:p>
          </table:table-cell>
          <table:table-cell table:style-name="ce2" table:formula="of:=MOD([.E140];360)&lt;1" office:value-type="boolean" office:boolean-value="false" calcext:value-type="boolean">
            <text:p>FALSE</text:p>
          </table:table-cell>
          <table:table-cell table:style-name="ce2" table:formula="of:=MOD([.F140];360)&lt;1" office:value-type="boolean" office:boolean-value="false" calcext:value-type="boolean">
            <text:p>FALSE</text:p>
          </table:table-cell>
          <table:table-cell table:formula="of:=[.E139]+0.8" office:value-type="float" office:value="410.400000000001" calcext:value-type="float">
            <text:p>410.400000000001</text:p>
          </table:table-cell>
          <table:table-cell table:formula="of:=4.8+[.F139]" office:value-type="float" office:value="170.4" calcext:value-type="float">
            <text:p>170.4</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40];[.AA140];[.AB140];[.AC140];[.AD140];[.AE140];[.AF140];[.AG140];[.AH140];[.AI140];[.AJ140];[.AK140];[.AL140];[.AM140];[.AN140];[.AO140];[.AP140];[.AQ140])" office:value-type="string" office:string-value="  {17220, 19211, 25, 35, 45, 55, 65, 75, 85, 95, 105, 115, 125, 135, 145, 155, 165, 175}," calcext:value-type="string">
            <text:p><text:s text:c="2"/>{17220, 19211, 25, 35, 45, 55, 65, 75, 85, 95, 105, 115, 125, 135, 145, 155, 165, 175},</text:p>
          </table:table-cell>
          <table:table-cell/>
          <table:table-cell table:formula="of:=&quot;  {&quot;&amp;INT(MOD([.E140];360)/360*5974)+IF([.C140];32768;0)+16384&amp;&quot;, &quot;" office:value-type="string" office:string-value="  {17220, " calcext:value-type="string">
            <text:p><text:s text:c="2"/>{17220, </text:p>
          </table:table-cell>
          <table:table-cell table:formula="of:=INT(MOD([.F140];360)/360*5974)+IF([.D140];32768;0)+16384&amp;&quot;, &quot;" office:value-type="string" office:string-value="19211, " calcext:value-type="string">
            <text:p>19211, </text:p>
          </table:table-cell>
          <table:table-cell table:formula="of:=[.G140]&amp;&quot;, &quot;" office:value-type="string" office:string-value="25, " calcext:value-type="string">
            <text:p>25, </text:p>
          </table:table-cell>
          <table:table-cell table:formula="of:=[.H140]&amp;&quot;, &quot;" office:value-type="string" office:string-value="35, " calcext:value-type="string">
            <text:p>35, </text:p>
          </table:table-cell>
          <table:table-cell table:formula="of:=[.I140]&amp;&quot;, &quot;" office:value-type="string" office:string-value="45, " calcext:value-type="string">
            <text:p>45, </text:p>
          </table:table-cell>
          <table:table-cell table:formula="of:=[.J140]&amp;&quot;, &quot;" office:value-type="string" office:string-value="55, " calcext:value-type="string">
            <text:p>55, </text:p>
          </table:table-cell>
          <table:table-cell table:formula="of:=[.K140]&amp;&quot;, &quot;" office:value-type="string" office:string-value="65, " calcext:value-type="string">
            <text:p>65, </text:p>
          </table:table-cell>
          <table:table-cell table:formula="of:=[.L140]&amp;&quot;, &quot;" office:value-type="string" office:string-value="75, " calcext:value-type="string">
            <text:p>75, </text:p>
          </table:table-cell>
          <table:table-cell table:formula="of:=[.M140]&amp;&quot;, &quot;" office:value-type="string" office:string-value="85, " calcext:value-type="string">
            <text:p>85, </text:p>
          </table:table-cell>
          <table:table-cell table:formula="of:=[.N140]&amp;&quot;, &quot;" office:value-type="string" office:string-value="95, " calcext:value-type="string">
            <text:p>95, </text:p>
          </table:table-cell>
          <table:table-cell table:formula="of:=[.O140]&amp;&quot;, &quot;" office:value-type="string" office:string-value="105, " calcext:value-type="string">
            <text:p>105, </text:p>
          </table:table-cell>
          <table:table-cell table:formula="of:=[.P140]&amp;&quot;, &quot;" office:value-type="string" office:string-value="115, " calcext:value-type="string">
            <text:p>115, </text:p>
          </table:table-cell>
          <table:table-cell table:formula="of:=[.Q140]&amp;&quot;, &quot;" office:value-type="string" office:string-value="125, " calcext:value-type="string">
            <text:p>125, </text:p>
          </table:table-cell>
          <table:table-cell table:formula="of:=[.R140]&amp;&quot;, &quot;" office:value-type="string" office:string-value="135, " calcext:value-type="string">
            <text:p>135, </text:p>
          </table:table-cell>
          <table:table-cell table:formula="of:=[.S140]&amp;&quot;, &quot;" office:value-type="string" office:string-value="145, " calcext:value-type="string">
            <text:p>145, </text:p>
          </table:table-cell>
          <table:table-cell table:formula="of:=[.T140]&amp;&quot;, &quot;" office:value-type="string" office:string-value="155, " calcext:value-type="string">
            <text:p>155, </text:p>
          </table:table-cell>
          <table:table-cell table:formula="of:=[.U140]&amp;&quot;, &quot;" office:value-type="string" office:string-value="165, " calcext:value-type="string">
            <text:p>165, </text:p>
          </table:table-cell>
          <table:table-cell table:formula="of:=[.V140]&amp;&quot;},&quot;" office:value-type="string" office:string-value="175}," calcext:value-type="string">
            <text:p>175},</text:p>
          </table:table-cell>
          <table:table-cell table:number-columns-repeated="981"/>
        </table:table-row>
        <table:table-row table:style-name="ro1">
          <table:table-cell office:value-type="float" office:value="140" calcext:value-type="float">
            <text:p>140</text:p>
          </table:table-cell>
          <table:table-cell office:value-type="float" office:value="1.39" calcext:value-type="float">
            <text:p>1.39</text:p>
          </table:table-cell>
          <table:table-cell table:style-name="ce2" table:formula="of:=MOD([.E141];360)&lt;1" office:value-type="boolean" office:boolean-value="false" calcext:value-type="boolean">
            <text:p>FALSE</text:p>
          </table:table-cell>
          <table:table-cell table:style-name="ce2" table:formula="of:=MOD([.F141];360)&lt;1" office:value-type="boolean" office:boolean-value="false" calcext:value-type="boolean">
            <text:p>FALSE</text:p>
          </table:table-cell>
          <table:table-cell table:formula="of:=[.E140]+0.8" office:value-type="float" office:value="411.200000000001" calcext:value-type="float">
            <text:p>411.200000000001</text:p>
          </table:table-cell>
          <table:table-cell table:formula="of:=4.8+[.F140]" office:value-type="float" office:value="175.2" calcext:value-type="float">
            <text:p>175.2</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41];[.AA141];[.AB141];[.AC141];[.AD141];[.AE141];[.AF141];[.AG141];[.AH141];[.AI141];[.AJ141];[.AK141];[.AL141];[.AM141];[.AN141];[.AO141];[.AP141];[.AQ141])" office:value-type="string" office:string-value="  {17233, 19291, 25, 35, 45, 55, 65, 75, 85, 95, 105, 115, 125, 135, 145, 155, 165, 175}," calcext:value-type="string">
            <text:p><text:s text:c="2"/>{17233, 19291, 25, 35, 45, 55, 65, 75, 85, 95, 105, 115, 125, 135, 145, 155, 165, 175},</text:p>
          </table:table-cell>
          <table:table-cell/>
          <table:table-cell table:formula="of:=&quot;  {&quot;&amp;INT(MOD([.E141];360)/360*5974)+IF([.C141];32768;0)+16384&amp;&quot;, &quot;" office:value-type="string" office:string-value="  {17233, " calcext:value-type="string">
            <text:p><text:s text:c="2"/>{17233, </text:p>
          </table:table-cell>
          <table:table-cell table:formula="of:=INT(MOD([.F141];360)/360*5974)+IF([.D141];32768;0)+16384&amp;&quot;, &quot;" office:value-type="string" office:string-value="19291, " calcext:value-type="string">
            <text:p>19291, </text:p>
          </table:table-cell>
          <table:table-cell table:formula="of:=[.G141]&amp;&quot;, &quot;" office:value-type="string" office:string-value="25, " calcext:value-type="string">
            <text:p>25, </text:p>
          </table:table-cell>
          <table:table-cell table:formula="of:=[.H141]&amp;&quot;, &quot;" office:value-type="string" office:string-value="35, " calcext:value-type="string">
            <text:p>35, </text:p>
          </table:table-cell>
          <table:table-cell table:formula="of:=[.I141]&amp;&quot;, &quot;" office:value-type="string" office:string-value="45, " calcext:value-type="string">
            <text:p>45, </text:p>
          </table:table-cell>
          <table:table-cell table:formula="of:=[.J141]&amp;&quot;, &quot;" office:value-type="string" office:string-value="55, " calcext:value-type="string">
            <text:p>55, </text:p>
          </table:table-cell>
          <table:table-cell table:formula="of:=[.K141]&amp;&quot;, &quot;" office:value-type="string" office:string-value="65, " calcext:value-type="string">
            <text:p>65, </text:p>
          </table:table-cell>
          <table:table-cell table:formula="of:=[.L141]&amp;&quot;, &quot;" office:value-type="string" office:string-value="75, " calcext:value-type="string">
            <text:p>75, </text:p>
          </table:table-cell>
          <table:table-cell table:formula="of:=[.M141]&amp;&quot;, &quot;" office:value-type="string" office:string-value="85, " calcext:value-type="string">
            <text:p>85, </text:p>
          </table:table-cell>
          <table:table-cell table:formula="of:=[.N141]&amp;&quot;, &quot;" office:value-type="string" office:string-value="95, " calcext:value-type="string">
            <text:p>95, </text:p>
          </table:table-cell>
          <table:table-cell table:formula="of:=[.O141]&amp;&quot;, &quot;" office:value-type="string" office:string-value="105, " calcext:value-type="string">
            <text:p>105, </text:p>
          </table:table-cell>
          <table:table-cell table:formula="of:=[.P141]&amp;&quot;, &quot;" office:value-type="string" office:string-value="115, " calcext:value-type="string">
            <text:p>115, </text:p>
          </table:table-cell>
          <table:table-cell table:formula="of:=[.Q141]&amp;&quot;, &quot;" office:value-type="string" office:string-value="125, " calcext:value-type="string">
            <text:p>125, </text:p>
          </table:table-cell>
          <table:table-cell table:formula="of:=[.R141]&amp;&quot;, &quot;" office:value-type="string" office:string-value="135, " calcext:value-type="string">
            <text:p>135, </text:p>
          </table:table-cell>
          <table:table-cell table:formula="of:=[.S141]&amp;&quot;, &quot;" office:value-type="string" office:string-value="145, " calcext:value-type="string">
            <text:p>145, </text:p>
          </table:table-cell>
          <table:table-cell table:formula="of:=[.T141]&amp;&quot;, &quot;" office:value-type="string" office:string-value="155, " calcext:value-type="string">
            <text:p>155, </text:p>
          </table:table-cell>
          <table:table-cell table:formula="of:=[.U141]&amp;&quot;, &quot;" office:value-type="string" office:string-value="165, " calcext:value-type="string">
            <text:p>165, </text:p>
          </table:table-cell>
          <table:table-cell table:formula="of:=[.V141]&amp;&quot;},&quot;" office:value-type="string" office:string-value="175}," calcext:value-type="string">
            <text:p>175},</text:p>
          </table:table-cell>
          <table:table-cell table:number-columns-repeated="981"/>
        </table:table-row>
        <table:table-row table:style-name="ro1">
          <table:table-cell office:value-type="float" office:value="141" calcext:value-type="float">
            <text:p>141</text:p>
          </table:table-cell>
          <table:table-cell office:value-type="float" office:value="1.4" calcext:value-type="float">
            <text:p>1.4</text:p>
          </table:table-cell>
          <table:table-cell table:style-name="ce2" table:formula="of:=MOD([.E142];360)&lt;1" office:value-type="boolean" office:boolean-value="false" calcext:value-type="boolean">
            <text:p>FALSE</text:p>
          </table:table-cell>
          <table:table-cell table:style-name="ce2" table:formula="of:=MOD([.F142];360)&lt;1" office:value-type="boolean" office:boolean-value="false" calcext:value-type="boolean">
            <text:p>FALSE</text:p>
          </table:table-cell>
          <table:table-cell table:formula="of:=[.E141]+0.8" office:value-type="float" office:value="412.000000000001" calcext:value-type="float">
            <text:p>412.000000000001</text:p>
          </table:table-cell>
          <table:table-cell table:formula="of:=4.8+[.F141]" office:value-type="float" office:value="180" calcext:value-type="float">
            <text:p>180</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42];[.AA142];[.AB142];[.AC142];[.AD142];[.AE142];[.AF142];[.AG142];[.AH142];[.AI142];[.AJ142];[.AK142];[.AL142];[.AM142];[.AN142];[.AO142];[.AP142];[.AQ142])" office:value-type="string" office:string-value="  {17246, 19371, 25, 35, 45, 55, 65, 75, 85, 95, 105, 115, 125, 135, 145, 155, 165, 175}," calcext:value-type="string">
            <text:p><text:s text:c="2"/>{17246, 19371, 25, 35, 45, 55, 65, 75, 85, 95, 105, 115, 125, 135, 145, 155, 165, 175},</text:p>
          </table:table-cell>
          <table:table-cell/>
          <table:table-cell table:formula="of:=&quot;  {&quot;&amp;INT(MOD([.E142];360)/360*5974)+IF([.C142];32768;0)+16384&amp;&quot;, &quot;" office:value-type="string" office:string-value="  {17246, " calcext:value-type="string">
            <text:p><text:s text:c="2"/>{17246, </text:p>
          </table:table-cell>
          <table:table-cell table:formula="of:=INT(MOD([.F142];360)/360*5974)+IF([.D142];32768;0)+16384&amp;&quot;, &quot;" office:value-type="string" office:string-value="19371, " calcext:value-type="string">
            <text:p>19371, </text:p>
          </table:table-cell>
          <table:table-cell table:formula="of:=[.G142]&amp;&quot;, &quot;" office:value-type="string" office:string-value="25, " calcext:value-type="string">
            <text:p>25, </text:p>
          </table:table-cell>
          <table:table-cell table:formula="of:=[.H142]&amp;&quot;, &quot;" office:value-type="string" office:string-value="35, " calcext:value-type="string">
            <text:p>35, </text:p>
          </table:table-cell>
          <table:table-cell table:formula="of:=[.I142]&amp;&quot;, &quot;" office:value-type="string" office:string-value="45, " calcext:value-type="string">
            <text:p>45, </text:p>
          </table:table-cell>
          <table:table-cell table:formula="of:=[.J142]&amp;&quot;, &quot;" office:value-type="string" office:string-value="55, " calcext:value-type="string">
            <text:p>55, </text:p>
          </table:table-cell>
          <table:table-cell table:formula="of:=[.K142]&amp;&quot;, &quot;" office:value-type="string" office:string-value="65, " calcext:value-type="string">
            <text:p>65, </text:p>
          </table:table-cell>
          <table:table-cell table:formula="of:=[.L142]&amp;&quot;, &quot;" office:value-type="string" office:string-value="75, " calcext:value-type="string">
            <text:p>75, </text:p>
          </table:table-cell>
          <table:table-cell table:formula="of:=[.M142]&amp;&quot;, &quot;" office:value-type="string" office:string-value="85, " calcext:value-type="string">
            <text:p>85, </text:p>
          </table:table-cell>
          <table:table-cell table:formula="of:=[.N142]&amp;&quot;, &quot;" office:value-type="string" office:string-value="95, " calcext:value-type="string">
            <text:p>95, </text:p>
          </table:table-cell>
          <table:table-cell table:formula="of:=[.O142]&amp;&quot;, &quot;" office:value-type="string" office:string-value="105, " calcext:value-type="string">
            <text:p>105, </text:p>
          </table:table-cell>
          <table:table-cell table:formula="of:=[.P142]&amp;&quot;, &quot;" office:value-type="string" office:string-value="115, " calcext:value-type="string">
            <text:p>115, </text:p>
          </table:table-cell>
          <table:table-cell table:formula="of:=[.Q142]&amp;&quot;, &quot;" office:value-type="string" office:string-value="125, " calcext:value-type="string">
            <text:p>125, </text:p>
          </table:table-cell>
          <table:table-cell table:formula="of:=[.R142]&amp;&quot;, &quot;" office:value-type="string" office:string-value="135, " calcext:value-type="string">
            <text:p>135, </text:p>
          </table:table-cell>
          <table:table-cell table:formula="of:=[.S142]&amp;&quot;, &quot;" office:value-type="string" office:string-value="145, " calcext:value-type="string">
            <text:p>145, </text:p>
          </table:table-cell>
          <table:table-cell table:formula="of:=[.T142]&amp;&quot;, &quot;" office:value-type="string" office:string-value="155, " calcext:value-type="string">
            <text:p>155, </text:p>
          </table:table-cell>
          <table:table-cell table:formula="of:=[.U142]&amp;&quot;, &quot;" office:value-type="string" office:string-value="165, " calcext:value-type="string">
            <text:p>165, </text:p>
          </table:table-cell>
          <table:table-cell table:formula="of:=[.V142]&amp;&quot;},&quot;" office:value-type="string" office:string-value="175}," calcext:value-type="string">
            <text:p>175},</text:p>
          </table:table-cell>
          <table:table-cell table:number-columns-repeated="981"/>
        </table:table-row>
        <table:table-row table:style-name="ro1">
          <table:table-cell office:value-type="float" office:value="142" calcext:value-type="float">
            <text:p>142</text:p>
          </table:table-cell>
          <table:table-cell office:value-type="float" office:value="1.41" calcext:value-type="float">
            <text:p>1.41</text:p>
          </table:table-cell>
          <table:table-cell table:style-name="ce2" table:formula="of:=MOD([.E143];360)&lt;1" office:value-type="boolean" office:boolean-value="false" calcext:value-type="boolean">
            <text:p>FALSE</text:p>
          </table:table-cell>
          <table:table-cell table:style-name="ce2" table:formula="of:=MOD([.F143];360)&lt;1" office:value-type="boolean" office:boolean-value="false" calcext:value-type="boolean">
            <text:p>FALSE</text:p>
          </table:table-cell>
          <table:table-cell table:formula="of:=[.E142]+0.8" office:value-type="float" office:value="412.800000000001" calcext:value-type="float">
            <text:p>412.800000000001</text:p>
          </table:table-cell>
          <table:table-cell table:formula="of:=4.8+[.F142]" office:value-type="float" office:value="184.8" calcext:value-type="float">
            <text:p>184.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43];[.AA143];[.AB143];[.AC143];[.AD143];[.AE143];[.AF143];[.AG143];[.AH143];[.AI143];[.AJ143];[.AK143];[.AL143];[.AM143];[.AN143];[.AO143];[.AP143];[.AQ143])" office:value-type="string" office:string-value="  {17260, 19450, 25, 35, 45, 55, 65, 75, 85, 95, 105, 115, 125, 135, 145, 155, 165, 175}," calcext:value-type="string">
            <text:p><text:s text:c="2"/>{17260, 19450, 25, 35, 45, 55, 65, 75, 85, 95, 105, 115, 125, 135, 145, 155, 165, 175},</text:p>
          </table:table-cell>
          <table:table-cell/>
          <table:table-cell table:formula="of:=&quot;  {&quot;&amp;INT(MOD([.E143];360)/360*5974)+IF([.C143];32768;0)+16384&amp;&quot;, &quot;" office:value-type="string" office:string-value="  {17260, " calcext:value-type="string">
            <text:p><text:s text:c="2"/>{17260, </text:p>
          </table:table-cell>
          <table:table-cell table:formula="of:=INT(MOD([.F143];360)/360*5974)+IF([.D143];32768;0)+16384&amp;&quot;, &quot;" office:value-type="string" office:string-value="19450, " calcext:value-type="string">
            <text:p>19450, </text:p>
          </table:table-cell>
          <table:table-cell table:formula="of:=[.G143]&amp;&quot;, &quot;" office:value-type="string" office:string-value="25, " calcext:value-type="string">
            <text:p>25, </text:p>
          </table:table-cell>
          <table:table-cell table:formula="of:=[.H143]&amp;&quot;, &quot;" office:value-type="string" office:string-value="35, " calcext:value-type="string">
            <text:p>35, </text:p>
          </table:table-cell>
          <table:table-cell table:formula="of:=[.I143]&amp;&quot;, &quot;" office:value-type="string" office:string-value="45, " calcext:value-type="string">
            <text:p>45, </text:p>
          </table:table-cell>
          <table:table-cell table:formula="of:=[.J143]&amp;&quot;, &quot;" office:value-type="string" office:string-value="55, " calcext:value-type="string">
            <text:p>55, </text:p>
          </table:table-cell>
          <table:table-cell table:formula="of:=[.K143]&amp;&quot;, &quot;" office:value-type="string" office:string-value="65, " calcext:value-type="string">
            <text:p>65, </text:p>
          </table:table-cell>
          <table:table-cell table:formula="of:=[.L143]&amp;&quot;, &quot;" office:value-type="string" office:string-value="75, " calcext:value-type="string">
            <text:p>75, </text:p>
          </table:table-cell>
          <table:table-cell table:formula="of:=[.M143]&amp;&quot;, &quot;" office:value-type="string" office:string-value="85, " calcext:value-type="string">
            <text:p>85, </text:p>
          </table:table-cell>
          <table:table-cell table:formula="of:=[.N143]&amp;&quot;, &quot;" office:value-type="string" office:string-value="95, " calcext:value-type="string">
            <text:p>95, </text:p>
          </table:table-cell>
          <table:table-cell table:formula="of:=[.O143]&amp;&quot;, &quot;" office:value-type="string" office:string-value="105, " calcext:value-type="string">
            <text:p>105, </text:p>
          </table:table-cell>
          <table:table-cell table:formula="of:=[.P143]&amp;&quot;, &quot;" office:value-type="string" office:string-value="115, " calcext:value-type="string">
            <text:p>115, </text:p>
          </table:table-cell>
          <table:table-cell table:formula="of:=[.Q143]&amp;&quot;, &quot;" office:value-type="string" office:string-value="125, " calcext:value-type="string">
            <text:p>125, </text:p>
          </table:table-cell>
          <table:table-cell table:formula="of:=[.R143]&amp;&quot;, &quot;" office:value-type="string" office:string-value="135, " calcext:value-type="string">
            <text:p>135, </text:p>
          </table:table-cell>
          <table:table-cell table:formula="of:=[.S143]&amp;&quot;, &quot;" office:value-type="string" office:string-value="145, " calcext:value-type="string">
            <text:p>145, </text:p>
          </table:table-cell>
          <table:table-cell table:formula="of:=[.T143]&amp;&quot;, &quot;" office:value-type="string" office:string-value="155, " calcext:value-type="string">
            <text:p>155, </text:p>
          </table:table-cell>
          <table:table-cell table:formula="of:=[.U143]&amp;&quot;, &quot;" office:value-type="string" office:string-value="165, " calcext:value-type="string">
            <text:p>165, </text:p>
          </table:table-cell>
          <table:table-cell table:formula="of:=[.V143]&amp;&quot;},&quot;" office:value-type="string" office:string-value="175}," calcext:value-type="string">
            <text:p>175},</text:p>
          </table:table-cell>
          <table:table-cell table:number-columns-repeated="981"/>
        </table:table-row>
        <table:table-row table:style-name="ro1">
          <table:table-cell office:value-type="float" office:value="143" calcext:value-type="float">
            <text:p>143</text:p>
          </table:table-cell>
          <table:table-cell office:value-type="float" office:value="1.42" calcext:value-type="float">
            <text:p>1.42</text:p>
          </table:table-cell>
          <table:table-cell table:style-name="ce2" table:formula="of:=MOD([.E144];360)&lt;1" office:value-type="boolean" office:boolean-value="false" calcext:value-type="boolean">
            <text:p>FALSE</text:p>
          </table:table-cell>
          <table:table-cell table:style-name="ce2" table:formula="of:=MOD([.F144];360)&lt;1" office:value-type="boolean" office:boolean-value="false" calcext:value-type="boolean">
            <text:p>FALSE</text:p>
          </table:table-cell>
          <table:table-cell table:formula="of:=[.E143]+0.8" office:value-type="float" office:value="413.600000000001" calcext:value-type="float">
            <text:p>413.600000000001</text:p>
          </table:table-cell>
          <table:table-cell table:formula="of:=4.8+[.F143]" office:value-type="float" office:value="189.6" calcext:value-type="float">
            <text:p>189.6</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44];[.AA144];[.AB144];[.AC144];[.AD144];[.AE144];[.AF144];[.AG144];[.AH144];[.AI144];[.AJ144];[.AK144];[.AL144];[.AM144];[.AN144];[.AO144];[.AP144];[.AQ144])" office:value-type="string" office:string-value="  {17273, 19530, 25, 35, 45, 55, 65, 75, 85, 95, 105, 115, 125, 135, 145, 155, 165, 175}," calcext:value-type="string">
            <text:p><text:s text:c="2"/>{17273, 19530, 25, 35, 45, 55, 65, 75, 85, 95, 105, 115, 125, 135, 145, 155, 165, 175},</text:p>
          </table:table-cell>
          <table:table-cell/>
          <table:table-cell table:formula="of:=&quot;  {&quot;&amp;INT(MOD([.E144];360)/360*5974)+IF([.C144];32768;0)+16384&amp;&quot;, &quot;" office:value-type="string" office:string-value="  {17273, " calcext:value-type="string">
            <text:p><text:s text:c="2"/>{17273, </text:p>
          </table:table-cell>
          <table:table-cell table:formula="of:=INT(MOD([.F144];360)/360*5974)+IF([.D144];32768;0)+16384&amp;&quot;, &quot;" office:value-type="string" office:string-value="19530, " calcext:value-type="string">
            <text:p>19530, </text:p>
          </table:table-cell>
          <table:table-cell table:formula="of:=[.G144]&amp;&quot;, &quot;" office:value-type="string" office:string-value="25, " calcext:value-type="string">
            <text:p>25, </text:p>
          </table:table-cell>
          <table:table-cell table:formula="of:=[.H144]&amp;&quot;, &quot;" office:value-type="string" office:string-value="35, " calcext:value-type="string">
            <text:p>35, </text:p>
          </table:table-cell>
          <table:table-cell table:formula="of:=[.I144]&amp;&quot;, &quot;" office:value-type="string" office:string-value="45, " calcext:value-type="string">
            <text:p>45, </text:p>
          </table:table-cell>
          <table:table-cell table:formula="of:=[.J144]&amp;&quot;, &quot;" office:value-type="string" office:string-value="55, " calcext:value-type="string">
            <text:p>55, </text:p>
          </table:table-cell>
          <table:table-cell table:formula="of:=[.K144]&amp;&quot;, &quot;" office:value-type="string" office:string-value="65, " calcext:value-type="string">
            <text:p>65, </text:p>
          </table:table-cell>
          <table:table-cell table:formula="of:=[.L144]&amp;&quot;, &quot;" office:value-type="string" office:string-value="75, " calcext:value-type="string">
            <text:p>75, </text:p>
          </table:table-cell>
          <table:table-cell table:formula="of:=[.M144]&amp;&quot;, &quot;" office:value-type="string" office:string-value="85, " calcext:value-type="string">
            <text:p>85, </text:p>
          </table:table-cell>
          <table:table-cell table:formula="of:=[.N144]&amp;&quot;, &quot;" office:value-type="string" office:string-value="95, " calcext:value-type="string">
            <text:p>95, </text:p>
          </table:table-cell>
          <table:table-cell table:formula="of:=[.O144]&amp;&quot;, &quot;" office:value-type="string" office:string-value="105, " calcext:value-type="string">
            <text:p>105, </text:p>
          </table:table-cell>
          <table:table-cell table:formula="of:=[.P144]&amp;&quot;, &quot;" office:value-type="string" office:string-value="115, " calcext:value-type="string">
            <text:p>115, </text:p>
          </table:table-cell>
          <table:table-cell table:formula="of:=[.Q144]&amp;&quot;, &quot;" office:value-type="string" office:string-value="125, " calcext:value-type="string">
            <text:p>125, </text:p>
          </table:table-cell>
          <table:table-cell table:formula="of:=[.R144]&amp;&quot;, &quot;" office:value-type="string" office:string-value="135, " calcext:value-type="string">
            <text:p>135, </text:p>
          </table:table-cell>
          <table:table-cell table:formula="of:=[.S144]&amp;&quot;, &quot;" office:value-type="string" office:string-value="145, " calcext:value-type="string">
            <text:p>145, </text:p>
          </table:table-cell>
          <table:table-cell table:formula="of:=[.T144]&amp;&quot;, &quot;" office:value-type="string" office:string-value="155, " calcext:value-type="string">
            <text:p>155, </text:p>
          </table:table-cell>
          <table:table-cell table:formula="of:=[.U144]&amp;&quot;, &quot;" office:value-type="string" office:string-value="165, " calcext:value-type="string">
            <text:p>165, </text:p>
          </table:table-cell>
          <table:table-cell table:formula="of:=[.V144]&amp;&quot;},&quot;" office:value-type="string" office:string-value="175}," calcext:value-type="string">
            <text:p>175},</text:p>
          </table:table-cell>
          <table:table-cell table:number-columns-repeated="981"/>
        </table:table-row>
        <table:table-row table:style-name="ro1">
          <table:table-cell office:value-type="float" office:value="144" calcext:value-type="float">
            <text:p>144</text:p>
          </table:table-cell>
          <table:table-cell office:value-type="float" office:value="1.43" calcext:value-type="float">
            <text:p>1.43</text:p>
          </table:table-cell>
          <table:table-cell table:style-name="ce2" table:formula="of:=MOD([.E145];360)&lt;1" office:value-type="boolean" office:boolean-value="false" calcext:value-type="boolean">
            <text:p>FALSE</text:p>
          </table:table-cell>
          <table:table-cell table:style-name="ce2" table:formula="of:=MOD([.F145];360)&lt;1" office:value-type="boolean" office:boolean-value="false" calcext:value-type="boolean">
            <text:p>FALSE</text:p>
          </table:table-cell>
          <table:table-cell table:formula="of:=[.E144]+0.8" office:value-type="float" office:value="414.400000000001" calcext:value-type="float">
            <text:p>414.400000000001</text:p>
          </table:table-cell>
          <table:table-cell table:formula="of:=4.8+[.F144]" office:value-type="float" office:value="194.4" calcext:value-type="float">
            <text:p>194.4</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45];[.AA145];[.AB145];[.AC145];[.AD145];[.AE145];[.AF145];[.AG145];[.AH145];[.AI145];[.AJ145];[.AK145];[.AL145];[.AM145];[.AN145];[.AO145];[.AP145];[.AQ145])" office:value-type="string" office:string-value="  {17286, 19609, 25, 35, 45, 55, 65, 75, 85, 95, 105, 115, 125, 135, 145, 155, 165, 175}," calcext:value-type="string">
            <text:p><text:s text:c="2"/>{17286, 19609, 25, 35, 45, 55, 65, 75, 85, 95, 105, 115, 125, 135, 145, 155, 165, 175},</text:p>
          </table:table-cell>
          <table:table-cell/>
          <table:table-cell table:formula="of:=&quot;  {&quot;&amp;INT(MOD([.E145];360)/360*5974)+IF([.C145];32768;0)+16384&amp;&quot;, &quot;" office:value-type="string" office:string-value="  {17286, " calcext:value-type="string">
            <text:p><text:s text:c="2"/>{17286, </text:p>
          </table:table-cell>
          <table:table-cell table:formula="of:=INT(MOD([.F145];360)/360*5974)+IF([.D145];32768;0)+16384&amp;&quot;, &quot;" office:value-type="string" office:string-value="19609, " calcext:value-type="string">
            <text:p>19609, </text:p>
          </table:table-cell>
          <table:table-cell table:formula="of:=[.G145]&amp;&quot;, &quot;" office:value-type="string" office:string-value="25, " calcext:value-type="string">
            <text:p>25, </text:p>
          </table:table-cell>
          <table:table-cell table:formula="of:=[.H145]&amp;&quot;, &quot;" office:value-type="string" office:string-value="35, " calcext:value-type="string">
            <text:p>35, </text:p>
          </table:table-cell>
          <table:table-cell table:formula="of:=[.I145]&amp;&quot;, &quot;" office:value-type="string" office:string-value="45, " calcext:value-type="string">
            <text:p>45, </text:p>
          </table:table-cell>
          <table:table-cell table:formula="of:=[.J145]&amp;&quot;, &quot;" office:value-type="string" office:string-value="55, " calcext:value-type="string">
            <text:p>55, </text:p>
          </table:table-cell>
          <table:table-cell table:formula="of:=[.K145]&amp;&quot;, &quot;" office:value-type="string" office:string-value="65, " calcext:value-type="string">
            <text:p>65, </text:p>
          </table:table-cell>
          <table:table-cell table:formula="of:=[.L145]&amp;&quot;, &quot;" office:value-type="string" office:string-value="75, " calcext:value-type="string">
            <text:p>75, </text:p>
          </table:table-cell>
          <table:table-cell table:formula="of:=[.M145]&amp;&quot;, &quot;" office:value-type="string" office:string-value="85, " calcext:value-type="string">
            <text:p>85, </text:p>
          </table:table-cell>
          <table:table-cell table:formula="of:=[.N145]&amp;&quot;, &quot;" office:value-type="string" office:string-value="95, " calcext:value-type="string">
            <text:p>95, </text:p>
          </table:table-cell>
          <table:table-cell table:formula="of:=[.O145]&amp;&quot;, &quot;" office:value-type="string" office:string-value="105, " calcext:value-type="string">
            <text:p>105, </text:p>
          </table:table-cell>
          <table:table-cell table:formula="of:=[.P145]&amp;&quot;, &quot;" office:value-type="string" office:string-value="115, " calcext:value-type="string">
            <text:p>115, </text:p>
          </table:table-cell>
          <table:table-cell table:formula="of:=[.Q145]&amp;&quot;, &quot;" office:value-type="string" office:string-value="125, " calcext:value-type="string">
            <text:p>125, </text:p>
          </table:table-cell>
          <table:table-cell table:formula="of:=[.R145]&amp;&quot;, &quot;" office:value-type="string" office:string-value="135, " calcext:value-type="string">
            <text:p>135, </text:p>
          </table:table-cell>
          <table:table-cell table:formula="of:=[.S145]&amp;&quot;, &quot;" office:value-type="string" office:string-value="145, " calcext:value-type="string">
            <text:p>145, </text:p>
          </table:table-cell>
          <table:table-cell table:formula="of:=[.T145]&amp;&quot;, &quot;" office:value-type="string" office:string-value="155, " calcext:value-type="string">
            <text:p>155, </text:p>
          </table:table-cell>
          <table:table-cell table:formula="of:=[.U145]&amp;&quot;, &quot;" office:value-type="string" office:string-value="165, " calcext:value-type="string">
            <text:p>165, </text:p>
          </table:table-cell>
          <table:table-cell table:formula="of:=[.V145]&amp;&quot;},&quot;" office:value-type="string" office:string-value="175}," calcext:value-type="string">
            <text:p>175},</text:p>
          </table:table-cell>
          <table:table-cell table:number-columns-repeated="981"/>
        </table:table-row>
        <table:table-row table:style-name="ro1">
          <table:table-cell office:value-type="float" office:value="145" calcext:value-type="float">
            <text:p>145</text:p>
          </table:table-cell>
          <table:table-cell office:value-type="float" office:value="1.44" calcext:value-type="float">
            <text:p>1.44</text:p>
          </table:table-cell>
          <table:table-cell table:style-name="ce2" table:formula="of:=MOD([.E146];360)&lt;1" office:value-type="boolean" office:boolean-value="false" calcext:value-type="boolean">
            <text:p>FALSE</text:p>
          </table:table-cell>
          <table:table-cell table:style-name="ce2" table:formula="of:=MOD([.F146];360)&lt;1" office:value-type="boolean" office:boolean-value="false" calcext:value-type="boolean">
            <text:p>FALSE</text:p>
          </table:table-cell>
          <table:table-cell table:formula="of:=[.E145]+0.8" office:value-type="float" office:value="415.200000000001" calcext:value-type="float">
            <text:p>415.200000000001</text:p>
          </table:table-cell>
          <table:table-cell table:formula="of:=4.8+[.F145]" office:value-type="float" office:value="199.2" calcext:value-type="float">
            <text:p>199.2</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46];[.AA146];[.AB146];[.AC146];[.AD146];[.AE146];[.AF146];[.AG146];[.AH146];[.AI146];[.AJ146];[.AK146];[.AL146];[.AM146];[.AN146];[.AO146];[.AP146];[.AQ146])" office:value-type="string" office:string-value="  {17300, 19689, 25, 35, 45, 55, 65, 75, 85, 95, 105, 115, 125, 135, 145, 155, 165, 175}," calcext:value-type="string">
            <text:p><text:s text:c="2"/>{17300, 19689, 25, 35, 45, 55, 65, 75, 85, 95, 105, 115, 125, 135, 145, 155, 165, 175},</text:p>
          </table:table-cell>
          <table:table-cell/>
          <table:table-cell table:formula="of:=&quot;  {&quot;&amp;INT(MOD([.E146];360)/360*5974)+IF([.C146];32768;0)+16384&amp;&quot;, &quot;" office:value-type="string" office:string-value="  {17300, " calcext:value-type="string">
            <text:p><text:s text:c="2"/>{17300, </text:p>
          </table:table-cell>
          <table:table-cell table:formula="of:=INT(MOD([.F146];360)/360*5974)+IF([.D146];32768;0)+16384&amp;&quot;, &quot;" office:value-type="string" office:string-value="19689, " calcext:value-type="string">
            <text:p>19689, </text:p>
          </table:table-cell>
          <table:table-cell table:formula="of:=[.G146]&amp;&quot;, &quot;" office:value-type="string" office:string-value="25, " calcext:value-type="string">
            <text:p>25, </text:p>
          </table:table-cell>
          <table:table-cell table:formula="of:=[.H146]&amp;&quot;, &quot;" office:value-type="string" office:string-value="35, " calcext:value-type="string">
            <text:p>35, </text:p>
          </table:table-cell>
          <table:table-cell table:formula="of:=[.I146]&amp;&quot;, &quot;" office:value-type="string" office:string-value="45, " calcext:value-type="string">
            <text:p>45, </text:p>
          </table:table-cell>
          <table:table-cell table:formula="of:=[.J146]&amp;&quot;, &quot;" office:value-type="string" office:string-value="55, " calcext:value-type="string">
            <text:p>55, </text:p>
          </table:table-cell>
          <table:table-cell table:formula="of:=[.K146]&amp;&quot;, &quot;" office:value-type="string" office:string-value="65, " calcext:value-type="string">
            <text:p>65, </text:p>
          </table:table-cell>
          <table:table-cell table:formula="of:=[.L146]&amp;&quot;, &quot;" office:value-type="string" office:string-value="75, " calcext:value-type="string">
            <text:p>75, </text:p>
          </table:table-cell>
          <table:table-cell table:formula="of:=[.M146]&amp;&quot;, &quot;" office:value-type="string" office:string-value="85, " calcext:value-type="string">
            <text:p>85, </text:p>
          </table:table-cell>
          <table:table-cell table:formula="of:=[.N146]&amp;&quot;, &quot;" office:value-type="string" office:string-value="95, " calcext:value-type="string">
            <text:p>95, </text:p>
          </table:table-cell>
          <table:table-cell table:formula="of:=[.O146]&amp;&quot;, &quot;" office:value-type="string" office:string-value="105, " calcext:value-type="string">
            <text:p>105, </text:p>
          </table:table-cell>
          <table:table-cell table:formula="of:=[.P146]&amp;&quot;, &quot;" office:value-type="string" office:string-value="115, " calcext:value-type="string">
            <text:p>115, </text:p>
          </table:table-cell>
          <table:table-cell table:formula="of:=[.Q146]&amp;&quot;, &quot;" office:value-type="string" office:string-value="125, " calcext:value-type="string">
            <text:p>125, </text:p>
          </table:table-cell>
          <table:table-cell table:formula="of:=[.R146]&amp;&quot;, &quot;" office:value-type="string" office:string-value="135, " calcext:value-type="string">
            <text:p>135, </text:p>
          </table:table-cell>
          <table:table-cell table:formula="of:=[.S146]&amp;&quot;, &quot;" office:value-type="string" office:string-value="145, " calcext:value-type="string">
            <text:p>145, </text:p>
          </table:table-cell>
          <table:table-cell table:formula="of:=[.T146]&amp;&quot;, &quot;" office:value-type="string" office:string-value="155, " calcext:value-type="string">
            <text:p>155, </text:p>
          </table:table-cell>
          <table:table-cell table:formula="of:=[.U146]&amp;&quot;, &quot;" office:value-type="string" office:string-value="165, " calcext:value-type="string">
            <text:p>165, </text:p>
          </table:table-cell>
          <table:table-cell table:formula="of:=[.V146]&amp;&quot;},&quot;" office:value-type="string" office:string-value="175}," calcext:value-type="string">
            <text:p>175},</text:p>
          </table:table-cell>
          <table:table-cell table:number-columns-repeated="981"/>
        </table:table-row>
        <table:table-row table:style-name="ro1">
          <table:table-cell office:value-type="float" office:value="146" calcext:value-type="float">
            <text:p>146</text:p>
          </table:table-cell>
          <table:table-cell office:value-type="float" office:value="1.45" calcext:value-type="float">
            <text:p>1.45</text:p>
          </table:table-cell>
          <table:table-cell table:style-name="ce2" table:formula="of:=MOD([.E147];360)&lt;1" office:value-type="boolean" office:boolean-value="false" calcext:value-type="boolean">
            <text:p>FALSE</text:p>
          </table:table-cell>
          <table:table-cell table:style-name="ce2" table:formula="of:=MOD([.F147];360)&lt;1" office:value-type="boolean" office:boolean-value="false" calcext:value-type="boolean">
            <text:p>FALSE</text:p>
          </table:table-cell>
          <table:table-cell table:formula="of:=[.E146]+0.8" office:value-type="float" office:value="416.000000000001" calcext:value-type="float">
            <text:p>416.000000000001</text:p>
          </table:table-cell>
          <table:table-cell table:formula="of:=4.8+[.F146]" office:value-type="float" office:value="204" calcext:value-type="float">
            <text:p>204</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47];[.AA147];[.AB147];[.AC147];[.AD147];[.AE147];[.AF147];[.AG147];[.AH147];[.AI147];[.AJ147];[.AK147];[.AL147];[.AM147];[.AN147];[.AO147];[.AP147];[.AQ147])" office:value-type="string" office:string-value="  {17313, 19769, 25, 35, 45, 55, 65, 75, 85, 95, 105, 115, 125, 135, 145, 155, 165, 175}," calcext:value-type="string">
            <text:p><text:s text:c="2"/>{17313, 19769, 25, 35, 45, 55, 65, 75, 85, 95, 105, 115, 125, 135, 145, 155, 165, 175},</text:p>
          </table:table-cell>
          <table:table-cell/>
          <table:table-cell table:formula="of:=&quot;  {&quot;&amp;INT(MOD([.E147];360)/360*5974)+IF([.C147];32768;0)+16384&amp;&quot;, &quot;" office:value-type="string" office:string-value="  {17313, " calcext:value-type="string">
            <text:p><text:s text:c="2"/>{17313, </text:p>
          </table:table-cell>
          <table:table-cell table:formula="of:=INT(MOD([.F147];360)/360*5974)+IF([.D147];32768;0)+16384&amp;&quot;, &quot;" office:value-type="string" office:string-value="19769, " calcext:value-type="string">
            <text:p>19769, </text:p>
          </table:table-cell>
          <table:table-cell table:formula="of:=[.G147]&amp;&quot;, &quot;" office:value-type="string" office:string-value="25, " calcext:value-type="string">
            <text:p>25, </text:p>
          </table:table-cell>
          <table:table-cell table:formula="of:=[.H147]&amp;&quot;, &quot;" office:value-type="string" office:string-value="35, " calcext:value-type="string">
            <text:p>35, </text:p>
          </table:table-cell>
          <table:table-cell table:formula="of:=[.I147]&amp;&quot;, &quot;" office:value-type="string" office:string-value="45, " calcext:value-type="string">
            <text:p>45, </text:p>
          </table:table-cell>
          <table:table-cell table:formula="of:=[.J147]&amp;&quot;, &quot;" office:value-type="string" office:string-value="55, " calcext:value-type="string">
            <text:p>55, </text:p>
          </table:table-cell>
          <table:table-cell table:formula="of:=[.K147]&amp;&quot;, &quot;" office:value-type="string" office:string-value="65, " calcext:value-type="string">
            <text:p>65, </text:p>
          </table:table-cell>
          <table:table-cell table:formula="of:=[.L147]&amp;&quot;, &quot;" office:value-type="string" office:string-value="75, " calcext:value-type="string">
            <text:p>75, </text:p>
          </table:table-cell>
          <table:table-cell table:formula="of:=[.M147]&amp;&quot;, &quot;" office:value-type="string" office:string-value="85, " calcext:value-type="string">
            <text:p>85, </text:p>
          </table:table-cell>
          <table:table-cell table:formula="of:=[.N147]&amp;&quot;, &quot;" office:value-type="string" office:string-value="95, " calcext:value-type="string">
            <text:p>95, </text:p>
          </table:table-cell>
          <table:table-cell table:formula="of:=[.O147]&amp;&quot;, &quot;" office:value-type="string" office:string-value="105, " calcext:value-type="string">
            <text:p>105, </text:p>
          </table:table-cell>
          <table:table-cell table:formula="of:=[.P147]&amp;&quot;, &quot;" office:value-type="string" office:string-value="115, " calcext:value-type="string">
            <text:p>115, </text:p>
          </table:table-cell>
          <table:table-cell table:formula="of:=[.Q147]&amp;&quot;, &quot;" office:value-type="string" office:string-value="125, " calcext:value-type="string">
            <text:p>125, </text:p>
          </table:table-cell>
          <table:table-cell table:formula="of:=[.R147]&amp;&quot;, &quot;" office:value-type="string" office:string-value="135, " calcext:value-type="string">
            <text:p>135, </text:p>
          </table:table-cell>
          <table:table-cell table:formula="of:=[.S147]&amp;&quot;, &quot;" office:value-type="string" office:string-value="145, " calcext:value-type="string">
            <text:p>145, </text:p>
          </table:table-cell>
          <table:table-cell table:formula="of:=[.T147]&amp;&quot;, &quot;" office:value-type="string" office:string-value="155, " calcext:value-type="string">
            <text:p>155, </text:p>
          </table:table-cell>
          <table:table-cell table:formula="of:=[.U147]&amp;&quot;, &quot;" office:value-type="string" office:string-value="165, " calcext:value-type="string">
            <text:p>165, </text:p>
          </table:table-cell>
          <table:table-cell table:formula="of:=[.V147]&amp;&quot;},&quot;" office:value-type="string" office:string-value="175}," calcext:value-type="string">
            <text:p>175},</text:p>
          </table:table-cell>
          <table:table-cell table:number-columns-repeated="981"/>
        </table:table-row>
        <table:table-row table:style-name="ro1">
          <table:table-cell office:value-type="float" office:value="147" calcext:value-type="float">
            <text:p>147</text:p>
          </table:table-cell>
          <table:table-cell office:value-type="float" office:value="1.46" calcext:value-type="float">
            <text:p>1.46</text:p>
          </table:table-cell>
          <table:table-cell table:style-name="ce2" table:formula="of:=MOD([.E148];360)&lt;1" office:value-type="boolean" office:boolean-value="false" calcext:value-type="boolean">
            <text:p>FALSE</text:p>
          </table:table-cell>
          <table:table-cell table:style-name="ce2" table:formula="of:=MOD([.F148];360)&lt;1" office:value-type="boolean" office:boolean-value="false" calcext:value-type="boolean">
            <text:p>FALSE</text:p>
          </table:table-cell>
          <table:table-cell table:formula="of:=[.E147]+0.8" office:value-type="float" office:value="416.800000000001" calcext:value-type="float">
            <text:p>416.800000000001</text:p>
          </table:table-cell>
          <table:table-cell table:formula="of:=4.8+[.F147]" office:value-type="float" office:value="208.8" calcext:value-type="float">
            <text:p>208.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48];[.AA148];[.AB148];[.AC148];[.AD148];[.AE148];[.AF148];[.AG148];[.AH148];[.AI148];[.AJ148];[.AK148];[.AL148];[.AM148];[.AN148];[.AO148];[.AP148];[.AQ148])" office:value-type="string" office:string-value="  {17326, 19848, 25, 35, 45, 55, 65, 75, 85, 95, 105, 115, 125, 135, 145, 155, 165, 175}," calcext:value-type="string">
            <text:p><text:s text:c="2"/>{17326, 19848, 25, 35, 45, 55, 65, 75, 85, 95, 105, 115, 125, 135, 145, 155, 165, 175},</text:p>
          </table:table-cell>
          <table:table-cell/>
          <table:table-cell table:formula="of:=&quot;  {&quot;&amp;INT(MOD([.E148];360)/360*5974)+IF([.C148];32768;0)+16384&amp;&quot;, &quot;" office:value-type="string" office:string-value="  {17326, " calcext:value-type="string">
            <text:p><text:s text:c="2"/>{17326, </text:p>
          </table:table-cell>
          <table:table-cell table:formula="of:=INT(MOD([.F148];360)/360*5974)+IF([.D148];32768;0)+16384&amp;&quot;, &quot;" office:value-type="string" office:string-value="19848, " calcext:value-type="string">
            <text:p>19848, </text:p>
          </table:table-cell>
          <table:table-cell table:formula="of:=[.G148]&amp;&quot;, &quot;" office:value-type="string" office:string-value="25, " calcext:value-type="string">
            <text:p>25, </text:p>
          </table:table-cell>
          <table:table-cell table:formula="of:=[.H148]&amp;&quot;, &quot;" office:value-type="string" office:string-value="35, " calcext:value-type="string">
            <text:p>35, </text:p>
          </table:table-cell>
          <table:table-cell table:formula="of:=[.I148]&amp;&quot;, &quot;" office:value-type="string" office:string-value="45, " calcext:value-type="string">
            <text:p>45, </text:p>
          </table:table-cell>
          <table:table-cell table:formula="of:=[.J148]&amp;&quot;, &quot;" office:value-type="string" office:string-value="55, " calcext:value-type="string">
            <text:p>55, </text:p>
          </table:table-cell>
          <table:table-cell table:formula="of:=[.K148]&amp;&quot;, &quot;" office:value-type="string" office:string-value="65, " calcext:value-type="string">
            <text:p>65, </text:p>
          </table:table-cell>
          <table:table-cell table:formula="of:=[.L148]&amp;&quot;, &quot;" office:value-type="string" office:string-value="75, " calcext:value-type="string">
            <text:p>75, </text:p>
          </table:table-cell>
          <table:table-cell table:formula="of:=[.M148]&amp;&quot;, &quot;" office:value-type="string" office:string-value="85, " calcext:value-type="string">
            <text:p>85, </text:p>
          </table:table-cell>
          <table:table-cell table:formula="of:=[.N148]&amp;&quot;, &quot;" office:value-type="string" office:string-value="95, " calcext:value-type="string">
            <text:p>95, </text:p>
          </table:table-cell>
          <table:table-cell table:formula="of:=[.O148]&amp;&quot;, &quot;" office:value-type="string" office:string-value="105, " calcext:value-type="string">
            <text:p>105, </text:p>
          </table:table-cell>
          <table:table-cell table:formula="of:=[.P148]&amp;&quot;, &quot;" office:value-type="string" office:string-value="115, " calcext:value-type="string">
            <text:p>115, </text:p>
          </table:table-cell>
          <table:table-cell table:formula="of:=[.Q148]&amp;&quot;, &quot;" office:value-type="string" office:string-value="125, " calcext:value-type="string">
            <text:p>125, </text:p>
          </table:table-cell>
          <table:table-cell table:formula="of:=[.R148]&amp;&quot;, &quot;" office:value-type="string" office:string-value="135, " calcext:value-type="string">
            <text:p>135, </text:p>
          </table:table-cell>
          <table:table-cell table:formula="of:=[.S148]&amp;&quot;, &quot;" office:value-type="string" office:string-value="145, " calcext:value-type="string">
            <text:p>145, </text:p>
          </table:table-cell>
          <table:table-cell table:formula="of:=[.T148]&amp;&quot;, &quot;" office:value-type="string" office:string-value="155, " calcext:value-type="string">
            <text:p>155, </text:p>
          </table:table-cell>
          <table:table-cell table:formula="of:=[.U148]&amp;&quot;, &quot;" office:value-type="string" office:string-value="165, " calcext:value-type="string">
            <text:p>165, </text:p>
          </table:table-cell>
          <table:table-cell table:formula="of:=[.V148]&amp;&quot;},&quot;" office:value-type="string" office:string-value="175}," calcext:value-type="string">
            <text:p>175},</text:p>
          </table:table-cell>
          <table:table-cell table:number-columns-repeated="981"/>
        </table:table-row>
        <table:table-row table:style-name="ro1">
          <table:table-cell office:value-type="float" office:value="148" calcext:value-type="float">
            <text:p>148</text:p>
          </table:table-cell>
          <table:table-cell office:value-type="float" office:value="1.47" calcext:value-type="float">
            <text:p>1.47</text:p>
          </table:table-cell>
          <table:table-cell table:style-name="ce2" table:formula="of:=MOD([.E149];360)&lt;1" office:value-type="boolean" office:boolean-value="false" calcext:value-type="boolean">
            <text:p>FALSE</text:p>
          </table:table-cell>
          <table:table-cell table:style-name="ce2" table:formula="of:=MOD([.F149];360)&lt;1" office:value-type="boolean" office:boolean-value="false" calcext:value-type="boolean">
            <text:p>FALSE</text:p>
          </table:table-cell>
          <table:table-cell table:formula="of:=[.E148]+0.8" office:value-type="float" office:value="417.600000000001" calcext:value-type="float">
            <text:p>417.600000000001</text:p>
          </table:table-cell>
          <table:table-cell table:formula="of:=4.8+[.F148]" office:value-type="float" office:value="213.6" calcext:value-type="float">
            <text:p>213.6</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49];[.AA149];[.AB149];[.AC149];[.AD149];[.AE149];[.AF149];[.AG149];[.AH149];[.AI149];[.AJ149];[.AK149];[.AL149];[.AM149];[.AN149];[.AO149];[.AP149];[.AQ149])" office:value-type="string" office:string-value="  {17339, 19928, 25, 35, 45, 55, 65, 75, 85, 95, 105, 115, 125, 135, 145, 155, 165, 175}," calcext:value-type="string">
            <text:p><text:s text:c="2"/>{17339, 19928, 25, 35, 45, 55, 65, 75, 85, 95, 105, 115, 125, 135, 145, 155, 165, 175},</text:p>
          </table:table-cell>
          <table:table-cell/>
          <table:table-cell table:formula="of:=&quot;  {&quot;&amp;INT(MOD([.E149];360)/360*5974)+IF([.C149];32768;0)+16384&amp;&quot;, &quot;" office:value-type="string" office:string-value="  {17339, " calcext:value-type="string">
            <text:p><text:s text:c="2"/>{17339, </text:p>
          </table:table-cell>
          <table:table-cell table:formula="of:=INT(MOD([.F149];360)/360*5974)+IF([.D149];32768;0)+16384&amp;&quot;, &quot;" office:value-type="string" office:string-value="19928, " calcext:value-type="string">
            <text:p>19928, </text:p>
          </table:table-cell>
          <table:table-cell table:formula="of:=[.G149]&amp;&quot;, &quot;" office:value-type="string" office:string-value="25, " calcext:value-type="string">
            <text:p>25, </text:p>
          </table:table-cell>
          <table:table-cell table:formula="of:=[.H149]&amp;&quot;, &quot;" office:value-type="string" office:string-value="35, " calcext:value-type="string">
            <text:p>35, </text:p>
          </table:table-cell>
          <table:table-cell table:formula="of:=[.I149]&amp;&quot;, &quot;" office:value-type="string" office:string-value="45, " calcext:value-type="string">
            <text:p>45, </text:p>
          </table:table-cell>
          <table:table-cell table:formula="of:=[.J149]&amp;&quot;, &quot;" office:value-type="string" office:string-value="55, " calcext:value-type="string">
            <text:p>55, </text:p>
          </table:table-cell>
          <table:table-cell table:formula="of:=[.K149]&amp;&quot;, &quot;" office:value-type="string" office:string-value="65, " calcext:value-type="string">
            <text:p>65, </text:p>
          </table:table-cell>
          <table:table-cell table:formula="of:=[.L149]&amp;&quot;, &quot;" office:value-type="string" office:string-value="75, " calcext:value-type="string">
            <text:p>75, </text:p>
          </table:table-cell>
          <table:table-cell table:formula="of:=[.M149]&amp;&quot;, &quot;" office:value-type="string" office:string-value="85, " calcext:value-type="string">
            <text:p>85, </text:p>
          </table:table-cell>
          <table:table-cell table:formula="of:=[.N149]&amp;&quot;, &quot;" office:value-type="string" office:string-value="95, " calcext:value-type="string">
            <text:p>95, </text:p>
          </table:table-cell>
          <table:table-cell table:formula="of:=[.O149]&amp;&quot;, &quot;" office:value-type="string" office:string-value="105, " calcext:value-type="string">
            <text:p>105, </text:p>
          </table:table-cell>
          <table:table-cell table:formula="of:=[.P149]&amp;&quot;, &quot;" office:value-type="string" office:string-value="115, " calcext:value-type="string">
            <text:p>115, </text:p>
          </table:table-cell>
          <table:table-cell table:formula="of:=[.Q149]&amp;&quot;, &quot;" office:value-type="string" office:string-value="125, " calcext:value-type="string">
            <text:p>125, </text:p>
          </table:table-cell>
          <table:table-cell table:formula="of:=[.R149]&amp;&quot;, &quot;" office:value-type="string" office:string-value="135, " calcext:value-type="string">
            <text:p>135, </text:p>
          </table:table-cell>
          <table:table-cell table:formula="of:=[.S149]&amp;&quot;, &quot;" office:value-type="string" office:string-value="145, " calcext:value-type="string">
            <text:p>145, </text:p>
          </table:table-cell>
          <table:table-cell table:formula="of:=[.T149]&amp;&quot;, &quot;" office:value-type="string" office:string-value="155, " calcext:value-type="string">
            <text:p>155, </text:p>
          </table:table-cell>
          <table:table-cell table:formula="of:=[.U149]&amp;&quot;, &quot;" office:value-type="string" office:string-value="165, " calcext:value-type="string">
            <text:p>165, </text:p>
          </table:table-cell>
          <table:table-cell table:formula="of:=[.V149]&amp;&quot;},&quot;" office:value-type="string" office:string-value="175}," calcext:value-type="string">
            <text:p>175},</text:p>
          </table:table-cell>
          <table:table-cell table:number-columns-repeated="981"/>
        </table:table-row>
        <table:table-row table:style-name="ro1">
          <table:table-cell office:value-type="float" office:value="149" calcext:value-type="float">
            <text:p>149</text:p>
          </table:table-cell>
          <table:table-cell office:value-type="float" office:value="1.48" calcext:value-type="float">
            <text:p>1.48</text:p>
          </table:table-cell>
          <table:table-cell table:style-name="ce2" table:formula="of:=MOD([.E150];360)&lt;1" office:value-type="boolean" office:boolean-value="false" calcext:value-type="boolean">
            <text:p>FALSE</text:p>
          </table:table-cell>
          <table:table-cell table:style-name="ce2" table:formula="of:=MOD([.F150];360)&lt;1" office:value-type="boolean" office:boolean-value="false" calcext:value-type="boolean">
            <text:p>FALSE</text:p>
          </table:table-cell>
          <table:table-cell table:formula="of:=[.E149]+0.8" office:value-type="float" office:value="418.400000000001" calcext:value-type="float">
            <text:p>418.400000000001</text:p>
          </table:table-cell>
          <table:table-cell table:formula="of:=4.8+[.F149]" office:value-type="float" office:value="218.4" calcext:value-type="float">
            <text:p>218.4</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50];[.AA150];[.AB150];[.AC150];[.AD150];[.AE150];[.AF150];[.AG150];[.AH150];[.AI150];[.AJ150];[.AK150];[.AL150];[.AM150];[.AN150];[.AO150];[.AP150];[.AQ150])" office:value-type="string" office:string-value="  {17353, 20008, 25, 35, 45, 55, 65, 75, 85, 95, 105, 115, 125, 135, 145, 155, 165, 175}," calcext:value-type="string">
            <text:p><text:s text:c="2"/>{17353, 20008, 25, 35, 45, 55, 65, 75, 85, 95, 105, 115, 125, 135, 145, 155, 165, 175},</text:p>
          </table:table-cell>
          <table:table-cell/>
          <table:table-cell table:formula="of:=&quot;  {&quot;&amp;INT(MOD([.E150];360)/360*5974)+IF([.C150];32768;0)+16384&amp;&quot;, &quot;" office:value-type="string" office:string-value="  {17353, " calcext:value-type="string">
            <text:p><text:s text:c="2"/>{17353, </text:p>
          </table:table-cell>
          <table:table-cell table:formula="of:=INT(MOD([.F150];360)/360*5974)+IF([.D150];32768;0)+16384&amp;&quot;, &quot;" office:value-type="string" office:string-value="20008, " calcext:value-type="string">
            <text:p>20008, </text:p>
          </table:table-cell>
          <table:table-cell table:formula="of:=[.G150]&amp;&quot;, &quot;" office:value-type="string" office:string-value="25, " calcext:value-type="string">
            <text:p>25, </text:p>
          </table:table-cell>
          <table:table-cell table:formula="of:=[.H150]&amp;&quot;, &quot;" office:value-type="string" office:string-value="35, " calcext:value-type="string">
            <text:p>35, </text:p>
          </table:table-cell>
          <table:table-cell table:formula="of:=[.I150]&amp;&quot;, &quot;" office:value-type="string" office:string-value="45, " calcext:value-type="string">
            <text:p>45, </text:p>
          </table:table-cell>
          <table:table-cell table:formula="of:=[.J150]&amp;&quot;, &quot;" office:value-type="string" office:string-value="55, " calcext:value-type="string">
            <text:p>55, </text:p>
          </table:table-cell>
          <table:table-cell table:formula="of:=[.K150]&amp;&quot;, &quot;" office:value-type="string" office:string-value="65, " calcext:value-type="string">
            <text:p>65, </text:p>
          </table:table-cell>
          <table:table-cell table:formula="of:=[.L150]&amp;&quot;, &quot;" office:value-type="string" office:string-value="75, " calcext:value-type="string">
            <text:p>75, </text:p>
          </table:table-cell>
          <table:table-cell table:formula="of:=[.M150]&amp;&quot;, &quot;" office:value-type="string" office:string-value="85, " calcext:value-type="string">
            <text:p>85, </text:p>
          </table:table-cell>
          <table:table-cell table:formula="of:=[.N150]&amp;&quot;, &quot;" office:value-type="string" office:string-value="95, " calcext:value-type="string">
            <text:p>95, </text:p>
          </table:table-cell>
          <table:table-cell table:formula="of:=[.O150]&amp;&quot;, &quot;" office:value-type="string" office:string-value="105, " calcext:value-type="string">
            <text:p>105, </text:p>
          </table:table-cell>
          <table:table-cell table:formula="of:=[.P150]&amp;&quot;, &quot;" office:value-type="string" office:string-value="115, " calcext:value-type="string">
            <text:p>115, </text:p>
          </table:table-cell>
          <table:table-cell table:formula="of:=[.Q150]&amp;&quot;, &quot;" office:value-type="string" office:string-value="125, " calcext:value-type="string">
            <text:p>125, </text:p>
          </table:table-cell>
          <table:table-cell table:formula="of:=[.R150]&amp;&quot;, &quot;" office:value-type="string" office:string-value="135, " calcext:value-type="string">
            <text:p>135, </text:p>
          </table:table-cell>
          <table:table-cell table:formula="of:=[.S150]&amp;&quot;, &quot;" office:value-type="string" office:string-value="145, " calcext:value-type="string">
            <text:p>145, </text:p>
          </table:table-cell>
          <table:table-cell table:formula="of:=[.T150]&amp;&quot;, &quot;" office:value-type="string" office:string-value="155, " calcext:value-type="string">
            <text:p>155, </text:p>
          </table:table-cell>
          <table:table-cell table:formula="of:=[.U150]&amp;&quot;, &quot;" office:value-type="string" office:string-value="165, " calcext:value-type="string">
            <text:p>165, </text:p>
          </table:table-cell>
          <table:table-cell table:formula="of:=[.V150]&amp;&quot;},&quot;" office:value-type="string" office:string-value="175}," calcext:value-type="string">
            <text:p>175},</text:p>
          </table:table-cell>
          <table:table-cell table:number-columns-repeated="981"/>
        </table:table-row>
        <table:table-row table:style-name="ro1">
          <table:table-cell office:value-type="float" office:value="150" calcext:value-type="float">
            <text:p>150</text:p>
          </table:table-cell>
          <table:table-cell office:value-type="float" office:value="1.49" calcext:value-type="float">
            <text:p>1.49</text:p>
          </table:table-cell>
          <table:table-cell table:style-name="ce2" table:formula="of:=MOD([.E151];360)&lt;1" office:value-type="boolean" office:boolean-value="false" calcext:value-type="boolean">
            <text:p>FALSE</text:p>
          </table:table-cell>
          <table:table-cell table:style-name="ce2" table:formula="of:=MOD([.F151];360)&lt;1" office:value-type="boolean" office:boolean-value="false" calcext:value-type="boolean">
            <text:p>FALSE</text:p>
          </table:table-cell>
          <table:table-cell table:formula="of:=[.E150]+0.8" office:value-type="float" office:value="419.200000000001" calcext:value-type="float">
            <text:p>419.200000000001</text:p>
          </table:table-cell>
          <table:table-cell table:formula="of:=4.8+[.F150]" office:value-type="float" office:value="223.2" calcext:value-type="float">
            <text:p>223.2</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51];[.AA151];[.AB151];[.AC151];[.AD151];[.AE151];[.AF151];[.AG151];[.AH151];[.AI151];[.AJ151];[.AK151];[.AL151];[.AM151];[.AN151];[.AO151];[.AP151];[.AQ151])" office:value-type="string" office:string-value="  {17366, 20087, 25, 35, 45, 55, 65, 75, 85, 95, 105, 115, 125, 135, 145, 155, 165, 175}," calcext:value-type="string">
            <text:p><text:s text:c="2"/>{17366, 20087, 25, 35, 45, 55, 65, 75, 85, 95, 105, 115, 125, 135, 145, 155, 165, 175},</text:p>
          </table:table-cell>
          <table:table-cell/>
          <table:table-cell table:formula="of:=&quot;  {&quot;&amp;INT(MOD([.E151];360)/360*5974)+IF([.C151];32768;0)+16384&amp;&quot;, &quot;" office:value-type="string" office:string-value="  {17366, " calcext:value-type="string">
            <text:p><text:s text:c="2"/>{17366, </text:p>
          </table:table-cell>
          <table:table-cell table:formula="of:=INT(MOD([.F151];360)/360*5974)+IF([.D151];32768;0)+16384&amp;&quot;, &quot;" office:value-type="string" office:string-value="20087, " calcext:value-type="string">
            <text:p>20087, </text:p>
          </table:table-cell>
          <table:table-cell table:formula="of:=[.G151]&amp;&quot;, &quot;" office:value-type="string" office:string-value="25, " calcext:value-type="string">
            <text:p>25, </text:p>
          </table:table-cell>
          <table:table-cell table:formula="of:=[.H151]&amp;&quot;, &quot;" office:value-type="string" office:string-value="35, " calcext:value-type="string">
            <text:p>35, </text:p>
          </table:table-cell>
          <table:table-cell table:formula="of:=[.I151]&amp;&quot;, &quot;" office:value-type="string" office:string-value="45, " calcext:value-type="string">
            <text:p>45, </text:p>
          </table:table-cell>
          <table:table-cell table:formula="of:=[.J151]&amp;&quot;, &quot;" office:value-type="string" office:string-value="55, " calcext:value-type="string">
            <text:p>55, </text:p>
          </table:table-cell>
          <table:table-cell table:formula="of:=[.K151]&amp;&quot;, &quot;" office:value-type="string" office:string-value="65, " calcext:value-type="string">
            <text:p>65, </text:p>
          </table:table-cell>
          <table:table-cell table:formula="of:=[.L151]&amp;&quot;, &quot;" office:value-type="string" office:string-value="75, " calcext:value-type="string">
            <text:p>75, </text:p>
          </table:table-cell>
          <table:table-cell table:formula="of:=[.M151]&amp;&quot;, &quot;" office:value-type="string" office:string-value="85, " calcext:value-type="string">
            <text:p>85, </text:p>
          </table:table-cell>
          <table:table-cell table:formula="of:=[.N151]&amp;&quot;, &quot;" office:value-type="string" office:string-value="95, " calcext:value-type="string">
            <text:p>95, </text:p>
          </table:table-cell>
          <table:table-cell table:formula="of:=[.O151]&amp;&quot;, &quot;" office:value-type="string" office:string-value="105, " calcext:value-type="string">
            <text:p>105, </text:p>
          </table:table-cell>
          <table:table-cell table:formula="of:=[.P151]&amp;&quot;, &quot;" office:value-type="string" office:string-value="115, " calcext:value-type="string">
            <text:p>115, </text:p>
          </table:table-cell>
          <table:table-cell table:formula="of:=[.Q151]&amp;&quot;, &quot;" office:value-type="string" office:string-value="125, " calcext:value-type="string">
            <text:p>125, </text:p>
          </table:table-cell>
          <table:table-cell table:formula="of:=[.R151]&amp;&quot;, &quot;" office:value-type="string" office:string-value="135, " calcext:value-type="string">
            <text:p>135, </text:p>
          </table:table-cell>
          <table:table-cell table:formula="of:=[.S151]&amp;&quot;, &quot;" office:value-type="string" office:string-value="145, " calcext:value-type="string">
            <text:p>145, </text:p>
          </table:table-cell>
          <table:table-cell table:formula="of:=[.T151]&amp;&quot;, &quot;" office:value-type="string" office:string-value="155, " calcext:value-type="string">
            <text:p>155, </text:p>
          </table:table-cell>
          <table:table-cell table:formula="of:=[.U151]&amp;&quot;, &quot;" office:value-type="string" office:string-value="165, " calcext:value-type="string">
            <text:p>165, </text:p>
          </table:table-cell>
          <table:table-cell table:formula="of:=[.V151]&amp;&quot;},&quot;" office:value-type="string" office:string-value="175}," calcext:value-type="string">
            <text:p>175},</text:p>
          </table:table-cell>
          <table:table-cell table:number-columns-repeated="981"/>
        </table:table-row>
        <table:table-row table:style-name="ro1">
          <table:table-cell office:value-type="float" office:value="151" calcext:value-type="float">
            <text:p>151</text:p>
          </table:table-cell>
          <table:table-cell office:value-type="float" office:value="1.5" calcext:value-type="float">
            <text:p>1.5</text:p>
          </table:table-cell>
          <table:table-cell table:style-name="ce2" table:formula="of:=MOD([.E152];360)&lt;1" office:value-type="boolean" office:boolean-value="false" calcext:value-type="boolean">
            <text:p>FALSE</text:p>
          </table:table-cell>
          <table:table-cell table:style-name="ce2" table:formula="of:=MOD([.F152];360)&lt;1" office:value-type="boolean" office:boolean-value="false" calcext:value-type="boolean">
            <text:p>FALSE</text:p>
          </table:table-cell>
          <table:table-cell table:formula="of:=4.8+[.E151]" office:value-type="float" office:value="424.000000000001" calcext:value-type="float">
            <text:p>424.000000000001</text:p>
          </table:table-cell>
          <table:table-cell table:formula="of:=4.8+[.F151]" office:value-type="float" office:value="228" calcext:value-type="float">
            <text:p>22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52];[.AA152];[.AB152];[.AC152];[.AD152];[.AE152];[.AF152];[.AG152];[.AH152];[.AI152];[.AJ152];[.AK152];[.AL152];[.AM152];[.AN152];[.AO152];[.AP152];[.AQ152])" office:value-type="string" office:string-value="  {17446, 20167, 25, 35, 45, 55, 65, 75, 85, 95, 105, 115, 125, 135, 145, 155, 165, 175}," calcext:value-type="string">
            <text:p><text:s text:c="2"/>{17446, 20167, 25, 35, 45, 55, 65, 75, 85, 95, 105, 115, 125, 135, 145, 155, 165, 175},</text:p>
          </table:table-cell>
          <table:table-cell/>
          <table:table-cell table:formula="of:=&quot;  {&quot;&amp;INT(MOD([.E152];360)/360*5974)+IF([.C152];32768;0)+16384&amp;&quot;, &quot;" office:value-type="string" office:string-value="  {17446, " calcext:value-type="string">
            <text:p><text:s text:c="2"/>{17446, </text:p>
          </table:table-cell>
          <table:table-cell table:formula="of:=INT(MOD([.F152];360)/360*5974)+IF([.D152];32768;0)+16384&amp;&quot;, &quot;" office:value-type="string" office:string-value="20167, " calcext:value-type="string">
            <text:p>20167, </text:p>
          </table:table-cell>
          <table:table-cell table:formula="of:=[.G152]&amp;&quot;, &quot;" office:value-type="string" office:string-value="25, " calcext:value-type="string">
            <text:p>25, </text:p>
          </table:table-cell>
          <table:table-cell table:formula="of:=[.H152]&amp;&quot;, &quot;" office:value-type="string" office:string-value="35, " calcext:value-type="string">
            <text:p>35, </text:p>
          </table:table-cell>
          <table:table-cell table:formula="of:=[.I152]&amp;&quot;, &quot;" office:value-type="string" office:string-value="45, " calcext:value-type="string">
            <text:p>45, </text:p>
          </table:table-cell>
          <table:table-cell table:formula="of:=[.J152]&amp;&quot;, &quot;" office:value-type="string" office:string-value="55, " calcext:value-type="string">
            <text:p>55, </text:p>
          </table:table-cell>
          <table:table-cell table:formula="of:=[.K152]&amp;&quot;, &quot;" office:value-type="string" office:string-value="65, " calcext:value-type="string">
            <text:p>65, </text:p>
          </table:table-cell>
          <table:table-cell table:formula="of:=[.L152]&amp;&quot;, &quot;" office:value-type="string" office:string-value="75, " calcext:value-type="string">
            <text:p>75, </text:p>
          </table:table-cell>
          <table:table-cell table:formula="of:=[.M152]&amp;&quot;, &quot;" office:value-type="string" office:string-value="85, " calcext:value-type="string">
            <text:p>85, </text:p>
          </table:table-cell>
          <table:table-cell table:formula="of:=[.N152]&amp;&quot;, &quot;" office:value-type="string" office:string-value="95, " calcext:value-type="string">
            <text:p>95, </text:p>
          </table:table-cell>
          <table:table-cell table:formula="of:=[.O152]&amp;&quot;, &quot;" office:value-type="string" office:string-value="105, " calcext:value-type="string">
            <text:p>105, </text:p>
          </table:table-cell>
          <table:table-cell table:formula="of:=[.P152]&amp;&quot;, &quot;" office:value-type="string" office:string-value="115, " calcext:value-type="string">
            <text:p>115, </text:p>
          </table:table-cell>
          <table:table-cell table:formula="of:=[.Q152]&amp;&quot;, &quot;" office:value-type="string" office:string-value="125, " calcext:value-type="string">
            <text:p>125, </text:p>
          </table:table-cell>
          <table:table-cell table:formula="of:=[.R152]&amp;&quot;, &quot;" office:value-type="string" office:string-value="135, " calcext:value-type="string">
            <text:p>135, </text:p>
          </table:table-cell>
          <table:table-cell table:formula="of:=[.S152]&amp;&quot;, &quot;" office:value-type="string" office:string-value="145, " calcext:value-type="string">
            <text:p>145, </text:p>
          </table:table-cell>
          <table:table-cell table:formula="of:=[.T152]&amp;&quot;, &quot;" office:value-type="string" office:string-value="155, " calcext:value-type="string">
            <text:p>155, </text:p>
          </table:table-cell>
          <table:table-cell table:formula="of:=[.U152]&amp;&quot;, &quot;" office:value-type="string" office:string-value="165, " calcext:value-type="string">
            <text:p>165, </text:p>
          </table:table-cell>
          <table:table-cell table:formula="of:=[.V152]&amp;&quot;},&quot;" office:value-type="string" office:string-value="175}," calcext:value-type="string">
            <text:p>175},</text:p>
          </table:table-cell>
          <table:table-cell table:number-columns-repeated="981"/>
        </table:table-row>
        <table:table-row table:style-name="ro1">
          <table:table-cell office:value-type="float" office:value="152" calcext:value-type="float">
            <text:p>152</text:p>
          </table:table-cell>
          <table:table-cell office:value-type="float" office:value="1.51" calcext:value-type="float">
            <text:p>1.51</text:p>
          </table:table-cell>
          <table:table-cell table:style-name="ce2" table:formula="of:=MOD([.E153];360)&lt;1" office:value-type="boolean" office:boolean-value="false" calcext:value-type="boolean">
            <text:p>FALSE</text:p>
          </table:table-cell>
          <table:table-cell table:style-name="ce2" table:formula="of:=MOD([.F153];360)&lt;1" office:value-type="boolean" office:boolean-value="false" calcext:value-type="boolean">
            <text:p>FALSE</text:p>
          </table:table-cell>
          <table:table-cell table:formula="of:=4.8+[.E152]" office:value-type="float" office:value="428.800000000001" calcext:value-type="float">
            <text:p>428.800000000001</text:p>
          </table:table-cell>
          <table:table-cell table:formula="of:=4.8+[.F152]" office:value-type="float" office:value="232.8" calcext:value-type="float">
            <text:p>232.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53];[.AA153];[.AB153];[.AC153];[.AD153];[.AE153];[.AF153];[.AG153];[.AH153];[.AI153];[.AJ153];[.AK153];[.AL153];[.AM153];[.AN153];[.AO153];[.AP153];[.AQ153])" office:value-type="string" office:string-value="  {17525, 20247, 25, 35, 45, 55, 65, 75, 85, 95, 105, 115, 125, 135, 145, 155, 165, 175}," calcext:value-type="string">
            <text:p><text:s text:c="2"/>{17525, 20247, 25, 35, 45, 55, 65, 75, 85, 95, 105, 115, 125, 135, 145, 155, 165, 175},</text:p>
          </table:table-cell>
          <table:table-cell/>
          <table:table-cell table:formula="of:=&quot;  {&quot;&amp;INT(MOD([.E153];360)/360*5974)+IF([.C153];32768;0)+16384&amp;&quot;, &quot;" office:value-type="string" office:string-value="  {17525, " calcext:value-type="string">
            <text:p><text:s text:c="2"/>{17525, </text:p>
          </table:table-cell>
          <table:table-cell table:formula="of:=INT(MOD([.F153];360)/360*5974)+IF([.D153];32768;0)+16384&amp;&quot;, &quot;" office:value-type="string" office:string-value="20247, " calcext:value-type="string">
            <text:p>20247, </text:p>
          </table:table-cell>
          <table:table-cell table:formula="of:=[.G153]&amp;&quot;, &quot;" office:value-type="string" office:string-value="25, " calcext:value-type="string">
            <text:p>25, </text:p>
          </table:table-cell>
          <table:table-cell table:formula="of:=[.H153]&amp;&quot;, &quot;" office:value-type="string" office:string-value="35, " calcext:value-type="string">
            <text:p>35, </text:p>
          </table:table-cell>
          <table:table-cell table:formula="of:=[.I153]&amp;&quot;, &quot;" office:value-type="string" office:string-value="45, " calcext:value-type="string">
            <text:p>45, </text:p>
          </table:table-cell>
          <table:table-cell table:formula="of:=[.J153]&amp;&quot;, &quot;" office:value-type="string" office:string-value="55, " calcext:value-type="string">
            <text:p>55, </text:p>
          </table:table-cell>
          <table:table-cell table:formula="of:=[.K153]&amp;&quot;, &quot;" office:value-type="string" office:string-value="65, " calcext:value-type="string">
            <text:p>65, </text:p>
          </table:table-cell>
          <table:table-cell table:formula="of:=[.L153]&amp;&quot;, &quot;" office:value-type="string" office:string-value="75, " calcext:value-type="string">
            <text:p>75, </text:p>
          </table:table-cell>
          <table:table-cell table:formula="of:=[.M153]&amp;&quot;, &quot;" office:value-type="string" office:string-value="85, " calcext:value-type="string">
            <text:p>85, </text:p>
          </table:table-cell>
          <table:table-cell table:formula="of:=[.N153]&amp;&quot;, &quot;" office:value-type="string" office:string-value="95, " calcext:value-type="string">
            <text:p>95, </text:p>
          </table:table-cell>
          <table:table-cell table:formula="of:=[.O153]&amp;&quot;, &quot;" office:value-type="string" office:string-value="105, " calcext:value-type="string">
            <text:p>105, </text:p>
          </table:table-cell>
          <table:table-cell table:formula="of:=[.P153]&amp;&quot;, &quot;" office:value-type="string" office:string-value="115, " calcext:value-type="string">
            <text:p>115, </text:p>
          </table:table-cell>
          <table:table-cell table:formula="of:=[.Q153]&amp;&quot;, &quot;" office:value-type="string" office:string-value="125, " calcext:value-type="string">
            <text:p>125, </text:p>
          </table:table-cell>
          <table:table-cell table:formula="of:=[.R153]&amp;&quot;, &quot;" office:value-type="string" office:string-value="135, " calcext:value-type="string">
            <text:p>135, </text:p>
          </table:table-cell>
          <table:table-cell table:formula="of:=[.S153]&amp;&quot;, &quot;" office:value-type="string" office:string-value="145, " calcext:value-type="string">
            <text:p>145, </text:p>
          </table:table-cell>
          <table:table-cell table:formula="of:=[.T153]&amp;&quot;, &quot;" office:value-type="string" office:string-value="155, " calcext:value-type="string">
            <text:p>155, </text:p>
          </table:table-cell>
          <table:table-cell table:formula="of:=[.U153]&amp;&quot;, &quot;" office:value-type="string" office:string-value="165, " calcext:value-type="string">
            <text:p>165, </text:p>
          </table:table-cell>
          <table:table-cell table:formula="of:=[.V153]&amp;&quot;},&quot;" office:value-type="string" office:string-value="175}," calcext:value-type="string">
            <text:p>175},</text:p>
          </table:table-cell>
          <table:table-cell table:number-columns-repeated="981"/>
        </table:table-row>
        <table:table-row table:style-name="ro1">
          <table:table-cell office:value-type="float" office:value="153" calcext:value-type="float">
            <text:p>153</text:p>
          </table:table-cell>
          <table:table-cell office:value-type="float" office:value="1.52" calcext:value-type="float">
            <text:p>1.52</text:p>
          </table:table-cell>
          <table:table-cell table:style-name="ce2" table:formula="of:=MOD([.E154];360)&lt;1" office:value-type="boolean" office:boolean-value="false" calcext:value-type="boolean">
            <text:p>FALSE</text:p>
          </table:table-cell>
          <table:table-cell table:style-name="ce2" table:formula="of:=MOD([.F154];360)&lt;1" office:value-type="boolean" office:boolean-value="false" calcext:value-type="boolean">
            <text:p>FALSE</text:p>
          </table:table-cell>
          <table:table-cell table:formula="of:=4.8+[.E153]" office:value-type="float" office:value="433.600000000001" calcext:value-type="float">
            <text:p>433.600000000001</text:p>
          </table:table-cell>
          <table:table-cell table:formula="of:=4.8+[.F153]" office:value-type="float" office:value="237.6" calcext:value-type="float">
            <text:p>237.6</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54];[.AA154];[.AB154];[.AC154];[.AD154];[.AE154];[.AF154];[.AG154];[.AH154];[.AI154];[.AJ154];[.AK154];[.AL154];[.AM154];[.AN154];[.AO154];[.AP154];[.AQ154])" office:value-type="string" office:string-value="  {17605, 20326, 25, 35, 45, 55, 65, 75, 85, 95, 105, 115, 125, 135, 145, 155, 165, 175}," calcext:value-type="string">
            <text:p><text:s text:c="2"/>{17605, 20326, 25, 35, 45, 55, 65, 75, 85, 95, 105, 115, 125, 135, 145, 155, 165, 175},</text:p>
          </table:table-cell>
          <table:table-cell/>
          <table:table-cell table:formula="of:=&quot;  {&quot;&amp;INT(MOD([.E154];360)/360*5974)+IF([.C154];32768;0)+16384&amp;&quot;, &quot;" office:value-type="string" office:string-value="  {17605, " calcext:value-type="string">
            <text:p><text:s text:c="2"/>{17605, </text:p>
          </table:table-cell>
          <table:table-cell table:formula="of:=INT(MOD([.F154];360)/360*5974)+IF([.D154];32768;0)+16384&amp;&quot;, &quot;" office:value-type="string" office:string-value="20326, " calcext:value-type="string">
            <text:p>20326, </text:p>
          </table:table-cell>
          <table:table-cell table:formula="of:=[.G154]&amp;&quot;, &quot;" office:value-type="string" office:string-value="25, " calcext:value-type="string">
            <text:p>25, </text:p>
          </table:table-cell>
          <table:table-cell table:formula="of:=[.H154]&amp;&quot;, &quot;" office:value-type="string" office:string-value="35, " calcext:value-type="string">
            <text:p>35, </text:p>
          </table:table-cell>
          <table:table-cell table:formula="of:=[.I154]&amp;&quot;, &quot;" office:value-type="string" office:string-value="45, " calcext:value-type="string">
            <text:p>45, </text:p>
          </table:table-cell>
          <table:table-cell table:formula="of:=[.J154]&amp;&quot;, &quot;" office:value-type="string" office:string-value="55, " calcext:value-type="string">
            <text:p>55, </text:p>
          </table:table-cell>
          <table:table-cell table:formula="of:=[.K154]&amp;&quot;, &quot;" office:value-type="string" office:string-value="65, " calcext:value-type="string">
            <text:p>65, </text:p>
          </table:table-cell>
          <table:table-cell table:formula="of:=[.L154]&amp;&quot;, &quot;" office:value-type="string" office:string-value="75, " calcext:value-type="string">
            <text:p>75, </text:p>
          </table:table-cell>
          <table:table-cell table:formula="of:=[.M154]&amp;&quot;, &quot;" office:value-type="string" office:string-value="85, " calcext:value-type="string">
            <text:p>85, </text:p>
          </table:table-cell>
          <table:table-cell table:formula="of:=[.N154]&amp;&quot;, &quot;" office:value-type="string" office:string-value="95, " calcext:value-type="string">
            <text:p>95, </text:p>
          </table:table-cell>
          <table:table-cell table:formula="of:=[.O154]&amp;&quot;, &quot;" office:value-type="string" office:string-value="105, " calcext:value-type="string">
            <text:p>105, </text:p>
          </table:table-cell>
          <table:table-cell table:formula="of:=[.P154]&amp;&quot;, &quot;" office:value-type="string" office:string-value="115, " calcext:value-type="string">
            <text:p>115, </text:p>
          </table:table-cell>
          <table:table-cell table:formula="of:=[.Q154]&amp;&quot;, &quot;" office:value-type="string" office:string-value="125, " calcext:value-type="string">
            <text:p>125, </text:p>
          </table:table-cell>
          <table:table-cell table:formula="of:=[.R154]&amp;&quot;, &quot;" office:value-type="string" office:string-value="135, " calcext:value-type="string">
            <text:p>135, </text:p>
          </table:table-cell>
          <table:table-cell table:formula="of:=[.S154]&amp;&quot;, &quot;" office:value-type="string" office:string-value="145, " calcext:value-type="string">
            <text:p>145, </text:p>
          </table:table-cell>
          <table:table-cell table:formula="of:=[.T154]&amp;&quot;, &quot;" office:value-type="string" office:string-value="155, " calcext:value-type="string">
            <text:p>155, </text:p>
          </table:table-cell>
          <table:table-cell table:formula="of:=[.U154]&amp;&quot;, &quot;" office:value-type="string" office:string-value="165, " calcext:value-type="string">
            <text:p>165, </text:p>
          </table:table-cell>
          <table:table-cell table:formula="of:=[.V154]&amp;&quot;},&quot;" office:value-type="string" office:string-value="175}," calcext:value-type="string">
            <text:p>175},</text:p>
          </table:table-cell>
          <table:table-cell table:number-columns-repeated="981"/>
        </table:table-row>
        <table:table-row table:style-name="ro1">
          <table:table-cell office:value-type="float" office:value="154" calcext:value-type="float">
            <text:p>154</text:p>
          </table:table-cell>
          <table:table-cell office:value-type="float" office:value="1.53" calcext:value-type="float">
            <text:p>1.53</text:p>
          </table:table-cell>
          <table:table-cell table:style-name="ce2" table:formula="of:=MOD([.E155];360)&lt;1" office:value-type="boolean" office:boolean-value="false" calcext:value-type="boolean">
            <text:p>FALSE</text:p>
          </table:table-cell>
          <table:table-cell table:style-name="ce2" table:formula="of:=MOD([.F155];360)&lt;1" office:value-type="boolean" office:boolean-value="false" calcext:value-type="boolean">
            <text:p>FALSE</text:p>
          </table:table-cell>
          <table:table-cell table:formula="of:=4.8+[.E154]" office:value-type="float" office:value="438.400000000001" calcext:value-type="float">
            <text:p>438.400000000001</text:p>
          </table:table-cell>
          <table:table-cell table:formula="of:=4.8+[.F154]" office:value-type="float" office:value="242.4" calcext:value-type="float">
            <text:p>242.4</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55];[.AA155];[.AB155];[.AC155];[.AD155];[.AE155];[.AF155];[.AG155];[.AH155];[.AI155];[.AJ155];[.AK155];[.AL155];[.AM155];[.AN155];[.AO155];[.AP155];[.AQ155])" office:value-type="string" office:string-value="  {17685, 20406, 25, 35, 45, 55, 65, 75, 85, 95, 105, 115, 125, 135, 145, 155, 165, 175}," calcext:value-type="string">
            <text:p><text:s text:c="2"/>{17685, 20406, 25, 35, 45, 55, 65, 75, 85, 95, 105, 115, 125, 135, 145, 155, 165, 175},</text:p>
          </table:table-cell>
          <table:table-cell/>
          <table:table-cell table:formula="of:=&quot;  {&quot;&amp;INT(MOD([.E155];360)/360*5974)+IF([.C155];32768;0)+16384&amp;&quot;, &quot;" office:value-type="string" office:string-value="  {17685, " calcext:value-type="string">
            <text:p><text:s text:c="2"/>{17685, </text:p>
          </table:table-cell>
          <table:table-cell table:formula="of:=INT(MOD([.F155];360)/360*5974)+IF([.D155];32768;0)+16384&amp;&quot;, &quot;" office:value-type="string" office:string-value="20406, " calcext:value-type="string">
            <text:p>20406, </text:p>
          </table:table-cell>
          <table:table-cell table:formula="of:=[.G155]&amp;&quot;, &quot;" office:value-type="string" office:string-value="25, " calcext:value-type="string">
            <text:p>25, </text:p>
          </table:table-cell>
          <table:table-cell table:formula="of:=[.H155]&amp;&quot;, &quot;" office:value-type="string" office:string-value="35, " calcext:value-type="string">
            <text:p>35, </text:p>
          </table:table-cell>
          <table:table-cell table:formula="of:=[.I155]&amp;&quot;, &quot;" office:value-type="string" office:string-value="45, " calcext:value-type="string">
            <text:p>45, </text:p>
          </table:table-cell>
          <table:table-cell table:formula="of:=[.J155]&amp;&quot;, &quot;" office:value-type="string" office:string-value="55, " calcext:value-type="string">
            <text:p>55, </text:p>
          </table:table-cell>
          <table:table-cell table:formula="of:=[.K155]&amp;&quot;, &quot;" office:value-type="string" office:string-value="65, " calcext:value-type="string">
            <text:p>65, </text:p>
          </table:table-cell>
          <table:table-cell table:formula="of:=[.L155]&amp;&quot;, &quot;" office:value-type="string" office:string-value="75, " calcext:value-type="string">
            <text:p>75, </text:p>
          </table:table-cell>
          <table:table-cell table:formula="of:=[.M155]&amp;&quot;, &quot;" office:value-type="string" office:string-value="85, " calcext:value-type="string">
            <text:p>85, </text:p>
          </table:table-cell>
          <table:table-cell table:formula="of:=[.N155]&amp;&quot;, &quot;" office:value-type="string" office:string-value="95, " calcext:value-type="string">
            <text:p>95, </text:p>
          </table:table-cell>
          <table:table-cell table:formula="of:=[.O155]&amp;&quot;, &quot;" office:value-type="string" office:string-value="105, " calcext:value-type="string">
            <text:p>105, </text:p>
          </table:table-cell>
          <table:table-cell table:formula="of:=[.P155]&amp;&quot;, &quot;" office:value-type="string" office:string-value="115, " calcext:value-type="string">
            <text:p>115, </text:p>
          </table:table-cell>
          <table:table-cell table:formula="of:=[.Q155]&amp;&quot;, &quot;" office:value-type="string" office:string-value="125, " calcext:value-type="string">
            <text:p>125, </text:p>
          </table:table-cell>
          <table:table-cell table:formula="of:=[.R155]&amp;&quot;, &quot;" office:value-type="string" office:string-value="135, " calcext:value-type="string">
            <text:p>135, </text:p>
          </table:table-cell>
          <table:table-cell table:formula="of:=[.S155]&amp;&quot;, &quot;" office:value-type="string" office:string-value="145, " calcext:value-type="string">
            <text:p>145, </text:p>
          </table:table-cell>
          <table:table-cell table:formula="of:=[.T155]&amp;&quot;, &quot;" office:value-type="string" office:string-value="155, " calcext:value-type="string">
            <text:p>155, </text:p>
          </table:table-cell>
          <table:table-cell table:formula="of:=[.U155]&amp;&quot;, &quot;" office:value-type="string" office:string-value="165, " calcext:value-type="string">
            <text:p>165, </text:p>
          </table:table-cell>
          <table:table-cell table:formula="of:=[.V155]&amp;&quot;},&quot;" office:value-type="string" office:string-value="175}," calcext:value-type="string">
            <text:p>175},</text:p>
          </table:table-cell>
          <table:table-cell table:number-columns-repeated="981"/>
        </table:table-row>
        <table:table-row table:style-name="ro1">
          <table:table-cell office:value-type="float" office:value="155" calcext:value-type="float">
            <text:p>155</text:p>
          </table:table-cell>
          <table:table-cell office:value-type="float" office:value="1.54" calcext:value-type="float">
            <text:p>1.54</text:p>
          </table:table-cell>
          <table:table-cell table:style-name="ce2" table:formula="of:=MOD([.E156];360)&lt;1" office:value-type="boolean" office:boolean-value="false" calcext:value-type="boolean">
            <text:p>FALSE</text:p>
          </table:table-cell>
          <table:table-cell table:style-name="ce2" table:formula="of:=MOD([.F156];360)&lt;1" office:value-type="boolean" office:boolean-value="false" calcext:value-type="boolean">
            <text:p>FALSE</text:p>
          </table:table-cell>
          <table:table-cell table:formula="of:=4.8+[.E155]" office:value-type="float" office:value="443.200000000001" calcext:value-type="float">
            <text:p>443.200000000001</text:p>
          </table:table-cell>
          <table:table-cell table:formula="of:=4.8+[.F155]" office:value-type="float" office:value="247.2" calcext:value-type="float">
            <text:p>247.2</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56];[.AA156];[.AB156];[.AC156];[.AD156];[.AE156];[.AF156];[.AG156];[.AH156];[.AI156];[.AJ156];[.AK156];[.AL156];[.AM156];[.AN156];[.AO156];[.AP156];[.AQ156])" office:value-type="string" office:string-value="  {17764, 20486, 25, 35, 45, 55, 65, 75, 85, 95, 105, 115, 125, 135, 145, 155, 165, 175}," calcext:value-type="string">
            <text:p><text:s text:c="2"/>{17764, 20486, 25, 35, 45, 55, 65, 75, 85, 95, 105, 115, 125, 135, 145, 155, 165, 175},</text:p>
          </table:table-cell>
          <table:table-cell/>
          <table:table-cell table:formula="of:=&quot;  {&quot;&amp;INT(MOD([.E156];360)/360*5974)+IF([.C156];32768;0)+16384&amp;&quot;, &quot;" office:value-type="string" office:string-value="  {17764, " calcext:value-type="string">
            <text:p><text:s text:c="2"/>{17764, </text:p>
          </table:table-cell>
          <table:table-cell table:formula="of:=INT(MOD([.F156];360)/360*5974)+IF([.D156];32768;0)+16384&amp;&quot;, &quot;" office:value-type="string" office:string-value="20486, " calcext:value-type="string">
            <text:p>20486, </text:p>
          </table:table-cell>
          <table:table-cell table:formula="of:=[.G156]&amp;&quot;, &quot;" office:value-type="string" office:string-value="25, " calcext:value-type="string">
            <text:p>25, </text:p>
          </table:table-cell>
          <table:table-cell table:formula="of:=[.H156]&amp;&quot;, &quot;" office:value-type="string" office:string-value="35, " calcext:value-type="string">
            <text:p>35, </text:p>
          </table:table-cell>
          <table:table-cell table:formula="of:=[.I156]&amp;&quot;, &quot;" office:value-type="string" office:string-value="45, " calcext:value-type="string">
            <text:p>45, </text:p>
          </table:table-cell>
          <table:table-cell table:formula="of:=[.J156]&amp;&quot;, &quot;" office:value-type="string" office:string-value="55, " calcext:value-type="string">
            <text:p>55, </text:p>
          </table:table-cell>
          <table:table-cell table:formula="of:=[.K156]&amp;&quot;, &quot;" office:value-type="string" office:string-value="65, " calcext:value-type="string">
            <text:p>65, </text:p>
          </table:table-cell>
          <table:table-cell table:formula="of:=[.L156]&amp;&quot;, &quot;" office:value-type="string" office:string-value="75, " calcext:value-type="string">
            <text:p>75, </text:p>
          </table:table-cell>
          <table:table-cell table:formula="of:=[.M156]&amp;&quot;, &quot;" office:value-type="string" office:string-value="85, " calcext:value-type="string">
            <text:p>85, </text:p>
          </table:table-cell>
          <table:table-cell table:formula="of:=[.N156]&amp;&quot;, &quot;" office:value-type="string" office:string-value="95, " calcext:value-type="string">
            <text:p>95, </text:p>
          </table:table-cell>
          <table:table-cell table:formula="of:=[.O156]&amp;&quot;, &quot;" office:value-type="string" office:string-value="105, " calcext:value-type="string">
            <text:p>105, </text:p>
          </table:table-cell>
          <table:table-cell table:formula="of:=[.P156]&amp;&quot;, &quot;" office:value-type="string" office:string-value="115, " calcext:value-type="string">
            <text:p>115, </text:p>
          </table:table-cell>
          <table:table-cell table:formula="of:=[.Q156]&amp;&quot;, &quot;" office:value-type="string" office:string-value="125, " calcext:value-type="string">
            <text:p>125, </text:p>
          </table:table-cell>
          <table:table-cell table:formula="of:=[.R156]&amp;&quot;, &quot;" office:value-type="string" office:string-value="135, " calcext:value-type="string">
            <text:p>135, </text:p>
          </table:table-cell>
          <table:table-cell table:formula="of:=[.S156]&amp;&quot;, &quot;" office:value-type="string" office:string-value="145, " calcext:value-type="string">
            <text:p>145, </text:p>
          </table:table-cell>
          <table:table-cell table:formula="of:=[.T156]&amp;&quot;, &quot;" office:value-type="string" office:string-value="155, " calcext:value-type="string">
            <text:p>155, </text:p>
          </table:table-cell>
          <table:table-cell table:formula="of:=[.U156]&amp;&quot;, &quot;" office:value-type="string" office:string-value="165, " calcext:value-type="string">
            <text:p>165, </text:p>
          </table:table-cell>
          <table:table-cell table:formula="of:=[.V156]&amp;&quot;},&quot;" office:value-type="string" office:string-value="175}," calcext:value-type="string">
            <text:p>175},</text:p>
          </table:table-cell>
          <table:table-cell table:number-columns-repeated="981"/>
        </table:table-row>
        <table:table-row table:style-name="ro1">
          <table:table-cell office:value-type="float" office:value="156" calcext:value-type="float">
            <text:p>156</text:p>
          </table:table-cell>
          <table:table-cell office:value-type="float" office:value="1.55" calcext:value-type="float">
            <text:p>1.55</text:p>
          </table:table-cell>
          <table:table-cell table:style-name="ce2" table:formula="of:=MOD([.E157];360)&lt;1" office:value-type="boolean" office:boolean-value="false" calcext:value-type="boolean">
            <text:p>FALSE</text:p>
          </table:table-cell>
          <table:table-cell table:style-name="ce2" table:formula="of:=MOD([.F157];360)&lt;1" office:value-type="boolean" office:boolean-value="false" calcext:value-type="boolean">
            <text:p>FALSE</text:p>
          </table:table-cell>
          <table:table-cell table:formula="of:=4.8+[.E156]" office:value-type="float" office:value="448.000000000001" calcext:value-type="float">
            <text:p>448.000000000001</text:p>
          </table:table-cell>
          <table:table-cell table:formula="of:=4.8+[.F156]" office:value-type="float" office:value="252" calcext:value-type="float">
            <text:p>252</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57];[.AA157];[.AB157];[.AC157];[.AD157];[.AE157];[.AF157];[.AG157];[.AH157];[.AI157];[.AJ157];[.AK157];[.AL157];[.AM157];[.AN157];[.AO157];[.AP157];[.AQ157])" office:value-type="string" office:string-value="  {17844, 20565, 25, 35, 45, 55, 65, 75, 85, 95, 105, 115, 125, 135, 145, 155, 165, 175}," calcext:value-type="string">
            <text:p><text:s text:c="2"/>{17844, 20565, 25, 35, 45, 55, 65, 75, 85, 95, 105, 115, 125, 135, 145, 155, 165, 175},</text:p>
          </table:table-cell>
          <table:table-cell/>
          <table:table-cell table:formula="of:=&quot;  {&quot;&amp;INT(MOD([.E157];360)/360*5974)+IF([.C157];32768;0)+16384&amp;&quot;, &quot;" office:value-type="string" office:string-value="  {17844, " calcext:value-type="string">
            <text:p><text:s text:c="2"/>{17844, </text:p>
          </table:table-cell>
          <table:table-cell table:formula="of:=INT(MOD([.F157];360)/360*5974)+IF([.D157];32768;0)+16384&amp;&quot;, &quot;" office:value-type="string" office:string-value="20565, " calcext:value-type="string">
            <text:p>20565, </text:p>
          </table:table-cell>
          <table:table-cell table:formula="of:=[.G157]&amp;&quot;, &quot;" office:value-type="string" office:string-value="25, " calcext:value-type="string">
            <text:p>25, </text:p>
          </table:table-cell>
          <table:table-cell table:formula="of:=[.H157]&amp;&quot;, &quot;" office:value-type="string" office:string-value="35, " calcext:value-type="string">
            <text:p>35, </text:p>
          </table:table-cell>
          <table:table-cell table:formula="of:=[.I157]&amp;&quot;, &quot;" office:value-type="string" office:string-value="45, " calcext:value-type="string">
            <text:p>45, </text:p>
          </table:table-cell>
          <table:table-cell table:formula="of:=[.J157]&amp;&quot;, &quot;" office:value-type="string" office:string-value="55, " calcext:value-type="string">
            <text:p>55, </text:p>
          </table:table-cell>
          <table:table-cell table:formula="of:=[.K157]&amp;&quot;, &quot;" office:value-type="string" office:string-value="65, " calcext:value-type="string">
            <text:p>65, </text:p>
          </table:table-cell>
          <table:table-cell table:formula="of:=[.L157]&amp;&quot;, &quot;" office:value-type="string" office:string-value="75, " calcext:value-type="string">
            <text:p>75, </text:p>
          </table:table-cell>
          <table:table-cell table:formula="of:=[.M157]&amp;&quot;, &quot;" office:value-type="string" office:string-value="85, " calcext:value-type="string">
            <text:p>85, </text:p>
          </table:table-cell>
          <table:table-cell table:formula="of:=[.N157]&amp;&quot;, &quot;" office:value-type="string" office:string-value="95, " calcext:value-type="string">
            <text:p>95, </text:p>
          </table:table-cell>
          <table:table-cell table:formula="of:=[.O157]&amp;&quot;, &quot;" office:value-type="string" office:string-value="105, " calcext:value-type="string">
            <text:p>105, </text:p>
          </table:table-cell>
          <table:table-cell table:formula="of:=[.P157]&amp;&quot;, &quot;" office:value-type="string" office:string-value="115, " calcext:value-type="string">
            <text:p>115, </text:p>
          </table:table-cell>
          <table:table-cell table:formula="of:=[.Q157]&amp;&quot;, &quot;" office:value-type="string" office:string-value="125, " calcext:value-type="string">
            <text:p>125, </text:p>
          </table:table-cell>
          <table:table-cell table:formula="of:=[.R157]&amp;&quot;, &quot;" office:value-type="string" office:string-value="135, " calcext:value-type="string">
            <text:p>135, </text:p>
          </table:table-cell>
          <table:table-cell table:formula="of:=[.S157]&amp;&quot;, &quot;" office:value-type="string" office:string-value="145, " calcext:value-type="string">
            <text:p>145, </text:p>
          </table:table-cell>
          <table:table-cell table:formula="of:=[.T157]&amp;&quot;, &quot;" office:value-type="string" office:string-value="155, " calcext:value-type="string">
            <text:p>155, </text:p>
          </table:table-cell>
          <table:table-cell table:formula="of:=[.U157]&amp;&quot;, &quot;" office:value-type="string" office:string-value="165, " calcext:value-type="string">
            <text:p>165, </text:p>
          </table:table-cell>
          <table:table-cell table:formula="of:=[.V157]&amp;&quot;},&quot;" office:value-type="string" office:string-value="175}," calcext:value-type="string">
            <text:p>175},</text:p>
          </table:table-cell>
          <table:table-cell table:number-columns-repeated="981"/>
        </table:table-row>
        <table:table-row table:style-name="ro1">
          <table:table-cell office:value-type="float" office:value="157" calcext:value-type="float">
            <text:p>157</text:p>
          </table:table-cell>
          <table:table-cell office:value-type="float" office:value="1.56" calcext:value-type="float">
            <text:p>1.56</text:p>
          </table:table-cell>
          <table:table-cell table:style-name="ce2" table:formula="of:=MOD([.E158];360)&lt;1" office:value-type="boolean" office:boolean-value="false" calcext:value-type="boolean">
            <text:p>FALSE</text:p>
          </table:table-cell>
          <table:table-cell table:style-name="ce2" table:formula="of:=MOD([.F158];360)&lt;1" office:value-type="boolean" office:boolean-value="false" calcext:value-type="boolean">
            <text:p>FALSE</text:p>
          </table:table-cell>
          <table:table-cell table:formula="of:=4.8+[.E157]" office:value-type="float" office:value="452.800000000001" calcext:value-type="float">
            <text:p>452.800000000001</text:p>
          </table:table-cell>
          <table:table-cell table:formula="of:=4.8+[.F157]" office:value-type="float" office:value="256.8" calcext:value-type="float">
            <text:p>256.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58];[.AA158];[.AB158];[.AC158];[.AD158];[.AE158];[.AF158];[.AG158];[.AH158];[.AI158];[.AJ158];[.AK158];[.AL158];[.AM158];[.AN158];[.AO158];[.AP158];[.AQ158])" office:value-type="string" office:string-value="  {17923, 20645, 25, 35, 45, 55, 65, 75, 85, 95, 105, 115, 125, 135, 145, 155, 165, 175}," calcext:value-type="string">
            <text:p><text:s text:c="2"/>{17923, 20645, 25, 35, 45, 55, 65, 75, 85, 95, 105, 115, 125, 135, 145, 155, 165, 175},</text:p>
          </table:table-cell>
          <table:table-cell/>
          <table:table-cell table:formula="of:=&quot;  {&quot;&amp;INT(MOD([.E158];360)/360*5974)+IF([.C158];32768;0)+16384&amp;&quot;, &quot;" office:value-type="string" office:string-value="  {17923, " calcext:value-type="string">
            <text:p><text:s text:c="2"/>{17923, </text:p>
          </table:table-cell>
          <table:table-cell table:formula="of:=INT(MOD([.F158];360)/360*5974)+IF([.D158];32768;0)+16384&amp;&quot;, &quot;" office:value-type="string" office:string-value="20645, " calcext:value-type="string">
            <text:p>20645, </text:p>
          </table:table-cell>
          <table:table-cell table:formula="of:=[.G158]&amp;&quot;, &quot;" office:value-type="string" office:string-value="25, " calcext:value-type="string">
            <text:p>25, </text:p>
          </table:table-cell>
          <table:table-cell table:formula="of:=[.H158]&amp;&quot;, &quot;" office:value-type="string" office:string-value="35, " calcext:value-type="string">
            <text:p>35, </text:p>
          </table:table-cell>
          <table:table-cell table:formula="of:=[.I158]&amp;&quot;, &quot;" office:value-type="string" office:string-value="45, " calcext:value-type="string">
            <text:p>45, </text:p>
          </table:table-cell>
          <table:table-cell table:formula="of:=[.J158]&amp;&quot;, &quot;" office:value-type="string" office:string-value="55, " calcext:value-type="string">
            <text:p>55, </text:p>
          </table:table-cell>
          <table:table-cell table:formula="of:=[.K158]&amp;&quot;, &quot;" office:value-type="string" office:string-value="65, " calcext:value-type="string">
            <text:p>65, </text:p>
          </table:table-cell>
          <table:table-cell table:formula="of:=[.L158]&amp;&quot;, &quot;" office:value-type="string" office:string-value="75, " calcext:value-type="string">
            <text:p>75, </text:p>
          </table:table-cell>
          <table:table-cell table:formula="of:=[.M158]&amp;&quot;, &quot;" office:value-type="string" office:string-value="85, " calcext:value-type="string">
            <text:p>85, </text:p>
          </table:table-cell>
          <table:table-cell table:formula="of:=[.N158]&amp;&quot;, &quot;" office:value-type="string" office:string-value="95, " calcext:value-type="string">
            <text:p>95, </text:p>
          </table:table-cell>
          <table:table-cell table:formula="of:=[.O158]&amp;&quot;, &quot;" office:value-type="string" office:string-value="105, " calcext:value-type="string">
            <text:p>105, </text:p>
          </table:table-cell>
          <table:table-cell table:formula="of:=[.P158]&amp;&quot;, &quot;" office:value-type="string" office:string-value="115, " calcext:value-type="string">
            <text:p>115, </text:p>
          </table:table-cell>
          <table:table-cell table:formula="of:=[.Q158]&amp;&quot;, &quot;" office:value-type="string" office:string-value="125, " calcext:value-type="string">
            <text:p>125, </text:p>
          </table:table-cell>
          <table:table-cell table:formula="of:=[.R158]&amp;&quot;, &quot;" office:value-type="string" office:string-value="135, " calcext:value-type="string">
            <text:p>135, </text:p>
          </table:table-cell>
          <table:table-cell table:formula="of:=[.S158]&amp;&quot;, &quot;" office:value-type="string" office:string-value="145, " calcext:value-type="string">
            <text:p>145, </text:p>
          </table:table-cell>
          <table:table-cell table:formula="of:=[.T158]&amp;&quot;, &quot;" office:value-type="string" office:string-value="155, " calcext:value-type="string">
            <text:p>155, </text:p>
          </table:table-cell>
          <table:table-cell table:formula="of:=[.U158]&amp;&quot;, &quot;" office:value-type="string" office:string-value="165, " calcext:value-type="string">
            <text:p>165, </text:p>
          </table:table-cell>
          <table:table-cell table:formula="of:=[.V158]&amp;&quot;},&quot;" office:value-type="string" office:string-value="175}," calcext:value-type="string">
            <text:p>175},</text:p>
          </table:table-cell>
          <table:table-cell table:number-columns-repeated="981"/>
        </table:table-row>
        <table:table-row table:style-name="ro1">
          <table:table-cell office:value-type="float" office:value="158" calcext:value-type="float">
            <text:p>158</text:p>
          </table:table-cell>
          <table:table-cell office:value-type="float" office:value="1.57" calcext:value-type="float">
            <text:p>1.57</text:p>
          </table:table-cell>
          <table:table-cell table:style-name="ce2" table:formula="of:=MOD([.E159];360)&lt;1" office:value-type="boolean" office:boolean-value="false" calcext:value-type="boolean">
            <text:p>FALSE</text:p>
          </table:table-cell>
          <table:table-cell table:style-name="ce2" table:formula="of:=MOD([.F159];360)&lt;1" office:value-type="boolean" office:boolean-value="false" calcext:value-type="boolean">
            <text:p>FALSE</text:p>
          </table:table-cell>
          <table:table-cell table:formula="of:=4.8+[.E158]" office:value-type="float" office:value="457.600000000001" calcext:value-type="float">
            <text:p>457.600000000001</text:p>
          </table:table-cell>
          <table:table-cell table:formula="of:=4.8+[.F158]" office:value-type="float" office:value="261.6" calcext:value-type="float">
            <text:p>261.6</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59];[.AA159];[.AB159];[.AC159];[.AD159];[.AE159];[.AF159];[.AG159];[.AH159];[.AI159];[.AJ159];[.AK159];[.AL159];[.AM159];[.AN159];[.AO159];[.AP159];[.AQ159])" office:value-type="string" office:string-value="  {18003, 20725, 25, 35, 45, 55, 65, 75, 85, 95, 105, 115, 125, 135, 145, 155, 165, 175}," calcext:value-type="string">
            <text:p><text:s text:c="2"/>{18003, 20725, 25, 35, 45, 55, 65, 75, 85, 95, 105, 115, 125, 135, 145, 155, 165, 175},</text:p>
          </table:table-cell>
          <table:table-cell/>
          <table:table-cell table:formula="of:=&quot;  {&quot;&amp;INT(MOD([.E159];360)/360*5974)+IF([.C159];32768;0)+16384&amp;&quot;, &quot;" office:value-type="string" office:string-value="  {18003, " calcext:value-type="string">
            <text:p><text:s text:c="2"/>{18003, </text:p>
          </table:table-cell>
          <table:table-cell table:formula="of:=INT(MOD([.F159];360)/360*5974)+IF([.D159];32768;0)+16384&amp;&quot;, &quot;" office:value-type="string" office:string-value="20725, " calcext:value-type="string">
            <text:p>20725, </text:p>
          </table:table-cell>
          <table:table-cell table:formula="of:=[.G159]&amp;&quot;, &quot;" office:value-type="string" office:string-value="25, " calcext:value-type="string">
            <text:p>25, </text:p>
          </table:table-cell>
          <table:table-cell table:formula="of:=[.H159]&amp;&quot;, &quot;" office:value-type="string" office:string-value="35, " calcext:value-type="string">
            <text:p>35, </text:p>
          </table:table-cell>
          <table:table-cell table:formula="of:=[.I159]&amp;&quot;, &quot;" office:value-type="string" office:string-value="45, " calcext:value-type="string">
            <text:p>45, </text:p>
          </table:table-cell>
          <table:table-cell table:formula="of:=[.J159]&amp;&quot;, &quot;" office:value-type="string" office:string-value="55, " calcext:value-type="string">
            <text:p>55, </text:p>
          </table:table-cell>
          <table:table-cell table:formula="of:=[.K159]&amp;&quot;, &quot;" office:value-type="string" office:string-value="65, " calcext:value-type="string">
            <text:p>65, </text:p>
          </table:table-cell>
          <table:table-cell table:formula="of:=[.L159]&amp;&quot;, &quot;" office:value-type="string" office:string-value="75, " calcext:value-type="string">
            <text:p>75, </text:p>
          </table:table-cell>
          <table:table-cell table:formula="of:=[.M159]&amp;&quot;, &quot;" office:value-type="string" office:string-value="85, " calcext:value-type="string">
            <text:p>85, </text:p>
          </table:table-cell>
          <table:table-cell table:formula="of:=[.N159]&amp;&quot;, &quot;" office:value-type="string" office:string-value="95, " calcext:value-type="string">
            <text:p>95, </text:p>
          </table:table-cell>
          <table:table-cell table:formula="of:=[.O159]&amp;&quot;, &quot;" office:value-type="string" office:string-value="105, " calcext:value-type="string">
            <text:p>105, </text:p>
          </table:table-cell>
          <table:table-cell table:formula="of:=[.P159]&amp;&quot;, &quot;" office:value-type="string" office:string-value="115, " calcext:value-type="string">
            <text:p>115, </text:p>
          </table:table-cell>
          <table:table-cell table:formula="of:=[.Q159]&amp;&quot;, &quot;" office:value-type="string" office:string-value="125, " calcext:value-type="string">
            <text:p>125, </text:p>
          </table:table-cell>
          <table:table-cell table:formula="of:=[.R159]&amp;&quot;, &quot;" office:value-type="string" office:string-value="135, " calcext:value-type="string">
            <text:p>135, </text:p>
          </table:table-cell>
          <table:table-cell table:formula="of:=[.S159]&amp;&quot;, &quot;" office:value-type="string" office:string-value="145, " calcext:value-type="string">
            <text:p>145, </text:p>
          </table:table-cell>
          <table:table-cell table:formula="of:=[.T159]&amp;&quot;, &quot;" office:value-type="string" office:string-value="155, " calcext:value-type="string">
            <text:p>155, </text:p>
          </table:table-cell>
          <table:table-cell table:formula="of:=[.U159]&amp;&quot;, &quot;" office:value-type="string" office:string-value="165, " calcext:value-type="string">
            <text:p>165, </text:p>
          </table:table-cell>
          <table:table-cell table:formula="of:=[.V159]&amp;&quot;},&quot;" office:value-type="string" office:string-value="175}," calcext:value-type="string">
            <text:p>175},</text:p>
          </table:table-cell>
          <table:table-cell table:number-columns-repeated="981"/>
        </table:table-row>
        <table:table-row table:style-name="ro1">
          <table:table-cell office:value-type="float" office:value="159" calcext:value-type="float">
            <text:p>159</text:p>
          </table:table-cell>
          <table:table-cell office:value-type="float" office:value="1.58" calcext:value-type="float">
            <text:p>1.58</text:p>
          </table:table-cell>
          <table:table-cell table:style-name="ce2" table:formula="of:=MOD([.E160];360)&lt;1" office:value-type="boolean" office:boolean-value="false" calcext:value-type="boolean">
            <text:p>FALSE</text:p>
          </table:table-cell>
          <table:table-cell table:style-name="ce2" table:formula="of:=MOD([.F160];360)&lt;1" office:value-type="boolean" office:boolean-value="false" calcext:value-type="boolean">
            <text:p>FALSE</text:p>
          </table:table-cell>
          <table:table-cell table:formula="of:=4.8+[.E159]" office:value-type="float" office:value="462.400000000001" calcext:value-type="float">
            <text:p>462.400000000001</text:p>
          </table:table-cell>
          <table:table-cell table:formula="of:=4.8+[.F159]" office:value-type="float" office:value="266.4" calcext:value-type="float">
            <text:p>266.4</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60];[.AA160];[.AB160];[.AC160];[.AD160];[.AE160];[.AF160];[.AG160];[.AH160];[.AI160];[.AJ160];[.AK160];[.AL160];[.AM160];[.AN160];[.AO160];[.AP160];[.AQ160])" office:value-type="string" office:string-value="  {18083, 20804, 25, 35, 45, 55, 65, 75, 85, 95, 105, 115, 125, 135, 145, 155, 165, 175}," calcext:value-type="string">
            <text:p><text:s text:c="2"/>{18083, 20804, 25, 35, 45, 55, 65, 75, 85, 95, 105, 115, 125, 135, 145, 155, 165, 175},</text:p>
          </table:table-cell>
          <table:table-cell/>
          <table:table-cell table:formula="of:=&quot;  {&quot;&amp;INT(MOD([.E160];360)/360*5974)+IF([.C160];32768;0)+16384&amp;&quot;, &quot;" office:value-type="string" office:string-value="  {18083, " calcext:value-type="string">
            <text:p><text:s text:c="2"/>{18083, </text:p>
          </table:table-cell>
          <table:table-cell table:formula="of:=INT(MOD([.F160];360)/360*5974)+IF([.D160];32768;0)+16384&amp;&quot;, &quot;" office:value-type="string" office:string-value="20804, " calcext:value-type="string">
            <text:p>20804, </text:p>
          </table:table-cell>
          <table:table-cell table:formula="of:=[.G160]&amp;&quot;, &quot;" office:value-type="string" office:string-value="25, " calcext:value-type="string">
            <text:p>25, </text:p>
          </table:table-cell>
          <table:table-cell table:formula="of:=[.H160]&amp;&quot;, &quot;" office:value-type="string" office:string-value="35, " calcext:value-type="string">
            <text:p>35, </text:p>
          </table:table-cell>
          <table:table-cell table:formula="of:=[.I160]&amp;&quot;, &quot;" office:value-type="string" office:string-value="45, " calcext:value-type="string">
            <text:p>45, </text:p>
          </table:table-cell>
          <table:table-cell table:formula="of:=[.J160]&amp;&quot;, &quot;" office:value-type="string" office:string-value="55, " calcext:value-type="string">
            <text:p>55, </text:p>
          </table:table-cell>
          <table:table-cell table:formula="of:=[.K160]&amp;&quot;, &quot;" office:value-type="string" office:string-value="65, " calcext:value-type="string">
            <text:p>65, </text:p>
          </table:table-cell>
          <table:table-cell table:formula="of:=[.L160]&amp;&quot;, &quot;" office:value-type="string" office:string-value="75, " calcext:value-type="string">
            <text:p>75, </text:p>
          </table:table-cell>
          <table:table-cell table:formula="of:=[.M160]&amp;&quot;, &quot;" office:value-type="string" office:string-value="85, " calcext:value-type="string">
            <text:p>85, </text:p>
          </table:table-cell>
          <table:table-cell table:formula="of:=[.N160]&amp;&quot;, &quot;" office:value-type="string" office:string-value="95, " calcext:value-type="string">
            <text:p>95, </text:p>
          </table:table-cell>
          <table:table-cell table:formula="of:=[.O160]&amp;&quot;, &quot;" office:value-type="string" office:string-value="105, " calcext:value-type="string">
            <text:p>105, </text:p>
          </table:table-cell>
          <table:table-cell table:formula="of:=[.P160]&amp;&quot;, &quot;" office:value-type="string" office:string-value="115, " calcext:value-type="string">
            <text:p>115, </text:p>
          </table:table-cell>
          <table:table-cell table:formula="of:=[.Q160]&amp;&quot;, &quot;" office:value-type="string" office:string-value="125, " calcext:value-type="string">
            <text:p>125, </text:p>
          </table:table-cell>
          <table:table-cell table:formula="of:=[.R160]&amp;&quot;, &quot;" office:value-type="string" office:string-value="135, " calcext:value-type="string">
            <text:p>135, </text:p>
          </table:table-cell>
          <table:table-cell table:formula="of:=[.S160]&amp;&quot;, &quot;" office:value-type="string" office:string-value="145, " calcext:value-type="string">
            <text:p>145, </text:p>
          </table:table-cell>
          <table:table-cell table:formula="of:=[.T160]&amp;&quot;, &quot;" office:value-type="string" office:string-value="155, " calcext:value-type="string">
            <text:p>155, </text:p>
          </table:table-cell>
          <table:table-cell table:formula="of:=[.U160]&amp;&quot;, &quot;" office:value-type="string" office:string-value="165, " calcext:value-type="string">
            <text:p>165, </text:p>
          </table:table-cell>
          <table:table-cell table:formula="of:=[.V160]&amp;&quot;},&quot;" office:value-type="string" office:string-value="175}," calcext:value-type="string">
            <text:p>175},</text:p>
          </table:table-cell>
          <table:table-cell table:number-columns-repeated="981"/>
        </table:table-row>
        <table:table-row table:style-name="ro1">
          <table:table-cell office:value-type="float" office:value="160" calcext:value-type="float">
            <text:p>160</text:p>
          </table:table-cell>
          <table:table-cell office:value-type="float" office:value="1.59" calcext:value-type="float">
            <text:p>1.59</text:p>
          </table:table-cell>
          <table:table-cell table:style-name="ce2" table:formula="of:=MOD([.E161];360)&lt;1" office:value-type="boolean" office:boolean-value="false" calcext:value-type="boolean">
            <text:p>FALSE</text:p>
          </table:table-cell>
          <table:table-cell table:style-name="ce2" table:formula="of:=MOD([.F161];360)&lt;1" office:value-type="boolean" office:boolean-value="false" calcext:value-type="boolean">
            <text:p>FALSE</text:p>
          </table:table-cell>
          <table:table-cell table:formula="of:=4.8+[.E160]" office:value-type="float" office:value="467.200000000001" calcext:value-type="float">
            <text:p>467.200000000001</text:p>
          </table:table-cell>
          <table:table-cell table:formula="of:=4.8+[.F160]" office:value-type="float" office:value="271.2" calcext:value-type="float">
            <text:p>271.2</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61];[.AA161];[.AB161];[.AC161];[.AD161];[.AE161];[.AF161];[.AG161];[.AH161];[.AI161];[.AJ161];[.AK161];[.AL161];[.AM161];[.AN161];[.AO161];[.AP161];[.AQ161])" office:value-type="string" office:string-value="  {18162, 20884, 25, 35, 45, 55, 65, 75, 85, 95, 105, 115, 125, 135, 145, 155, 165, 175}," calcext:value-type="string">
            <text:p><text:s text:c="2"/>{18162, 20884, 25, 35, 45, 55, 65, 75, 85, 95, 105, 115, 125, 135, 145, 155, 165, 175},</text:p>
          </table:table-cell>
          <table:table-cell/>
          <table:table-cell table:formula="of:=&quot;  {&quot;&amp;INT(MOD([.E161];360)/360*5974)+IF([.C161];32768;0)+16384&amp;&quot;, &quot;" office:value-type="string" office:string-value="  {18162, " calcext:value-type="string">
            <text:p><text:s text:c="2"/>{18162, </text:p>
          </table:table-cell>
          <table:table-cell table:formula="of:=INT(MOD([.F161];360)/360*5974)+IF([.D161];32768;0)+16384&amp;&quot;, &quot;" office:value-type="string" office:string-value="20884, " calcext:value-type="string">
            <text:p>20884, </text:p>
          </table:table-cell>
          <table:table-cell table:formula="of:=[.G161]&amp;&quot;, &quot;" office:value-type="string" office:string-value="25, " calcext:value-type="string">
            <text:p>25, </text:p>
          </table:table-cell>
          <table:table-cell table:formula="of:=[.H161]&amp;&quot;, &quot;" office:value-type="string" office:string-value="35, " calcext:value-type="string">
            <text:p>35, </text:p>
          </table:table-cell>
          <table:table-cell table:formula="of:=[.I161]&amp;&quot;, &quot;" office:value-type="string" office:string-value="45, " calcext:value-type="string">
            <text:p>45, </text:p>
          </table:table-cell>
          <table:table-cell table:formula="of:=[.J161]&amp;&quot;, &quot;" office:value-type="string" office:string-value="55, " calcext:value-type="string">
            <text:p>55, </text:p>
          </table:table-cell>
          <table:table-cell table:formula="of:=[.K161]&amp;&quot;, &quot;" office:value-type="string" office:string-value="65, " calcext:value-type="string">
            <text:p>65, </text:p>
          </table:table-cell>
          <table:table-cell table:formula="of:=[.L161]&amp;&quot;, &quot;" office:value-type="string" office:string-value="75, " calcext:value-type="string">
            <text:p>75, </text:p>
          </table:table-cell>
          <table:table-cell table:formula="of:=[.M161]&amp;&quot;, &quot;" office:value-type="string" office:string-value="85, " calcext:value-type="string">
            <text:p>85, </text:p>
          </table:table-cell>
          <table:table-cell table:formula="of:=[.N161]&amp;&quot;, &quot;" office:value-type="string" office:string-value="95, " calcext:value-type="string">
            <text:p>95, </text:p>
          </table:table-cell>
          <table:table-cell table:formula="of:=[.O161]&amp;&quot;, &quot;" office:value-type="string" office:string-value="105, " calcext:value-type="string">
            <text:p>105, </text:p>
          </table:table-cell>
          <table:table-cell table:formula="of:=[.P161]&amp;&quot;, &quot;" office:value-type="string" office:string-value="115, " calcext:value-type="string">
            <text:p>115, </text:p>
          </table:table-cell>
          <table:table-cell table:formula="of:=[.Q161]&amp;&quot;, &quot;" office:value-type="string" office:string-value="125, " calcext:value-type="string">
            <text:p>125, </text:p>
          </table:table-cell>
          <table:table-cell table:formula="of:=[.R161]&amp;&quot;, &quot;" office:value-type="string" office:string-value="135, " calcext:value-type="string">
            <text:p>135, </text:p>
          </table:table-cell>
          <table:table-cell table:formula="of:=[.S161]&amp;&quot;, &quot;" office:value-type="string" office:string-value="145, " calcext:value-type="string">
            <text:p>145, </text:p>
          </table:table-cell>
          <table:table-cell table:formula="of:=[.T161]&amp;&quot;, &quot;" office:value-type="string" office:string-value="155, " calcext:value-type="string">
            <text:p>155, </text:p>
          </table:table-cell>
          <table:table-cell table:formula="of:=[.U161]&amp;&quot;, &quot;" office:value-type="string" office:string-value="165, " calcext:value-type="string">
            <text:p>165, </text:p>
          </table:table-cell>
          <table:table-cell table:formula="of:=[.V161]&amp;&quot;},&quot;" office:value-type="string" office:string-value="175}," calcext:value-type="string">
            <text:p>175},</text:p>
          </table:table-cell>
          <table:table-cell table:number-columns-repeated="981"/>
        </table:table-row>
        <table:table-row table:style-name="ro1">
          <table:table-cell office:value-type="float" office:value="161" calcext:value-type="float">
            <text:p>161</text:p>
          </table:table-cell>
          <table:table-cell office:value-type="float" office:value="1.6" calcext:value-type="float">
            <text:p>1.6</text:p>
          </table:table-cell>
          <table:table-cell table:style-name="ce2" table:formula="of:=MOD([.E162];360)&lt;1" office:value-type="boolean" office:boolean-value="false" calcext:value-type="boolean">
            <text:p>FALSE</text:p>
          </table:table-cell>
          <table:table-cell table:style-name="ce2" table:formula="of:=MOD([.F162];360)&lt;1" office:value-type="boolean" office:boolean-value="false" calcext:value-type="boolean">
            <text:p>FALSE</text:p>
          </table:table-cell>
          <table:table-cell table:formula="of:=4.8+[.E161]" office:value-type="float" office:value="472.000000000001" calcext:value-type="float">
            <text:p>472.000000000001</text:p>
          </table:table-cell>
          <table:table-cell table:formula="of:=4.8+[.F161]" office:value-type="float" office:value="276" calcext:value-type="float">
            <text:p>276</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62];[.AA162];[.AB162];[.AC162];[.AD162];[.AE162];[.AF162];[.AG162];[.AH162];[.AI162];[.AJ162];[.AK162];[.AL162];[.AM162];[.AN162];[.AO162];[.AP162];[.AQ162])" office:value-type="string" office:string-value="  {18242, 20964, 25, 35, 45, 55, 65, 75, 85, 95, 105, 115, 125, 135, 145, 155, 165, 175}," calcext:value-type="string">
            <text:p><text:s text:c="2"/>{18242, 20964, 25, 35, 45, 55, 65, 75, 85, 95, 105, 115, 125, 135, 145, 155, 165, 175},</text:p>
          </table:table-cell>
          <table:table-cell/>
          <table:table-cell table:formula="of:=&quot;  {&quot;&amp;INT(MOD([.E162];360)/360*5974)+IF([.C162];32768;0)+16384&amp;&quot;, &quot;" office:value-type="string" office:string-value="  {18242, " calcext:value-type="string">
            <text:p><text:s text:c="2"/>{18242, </text:p>
          </table:table-cell>
          <table:table-cell table:formula="of:=INT(MOD([.F162];360)/360*5974)+IF([.D162];32768;0)+16384&amp;&quot;, &quot;" office:value-type="string" office:string-value="20964, " calcext:value-type="string">
            <text:p>20964, </text:p>
          </table:table-cell>
          <table:table-cell table:formula="of:=[.G162]&amp;&quot;, &quot;" office:value-type="string" office:string-value="25, " calcext:value-type="string">
            <text:p>25, </text:p>
          </table:table-cell>
          <table:table-cell table:formula="of:=[.H162]&amp;&quot;, &quot;" office:value-type="string" office:string-value="35, " calcext:value-type="string">
            <text:p>35, </text:p>
          </table:table-cell>
          <table:table-cell table:formula="of:=[.I162]&amp;&quot;, &quot;" office:value-type="string" office:string-value="45, " calcext:value-type="string">
            <text:p>45, </text:p>
          </table:table-cell>
          <table:table-cell table:formula="of:=[.J162]&amp;&quot;, &quot;" office:value-type="string" office:string-value="55, " calcext:value-type="string">
            <text:p>55, </text:p>
          </table:table-cell>
          <table:table-cell table:formula="of:=[.K162]&amp;&quot;, &quot;" office:value-type="string" office:string-value="65, " calcext:value-type="string">
            <text:p>65, </text:p>
          </table:table-cell>
          <table:table-cell table:formula="of:=[.L162]&amp;&quot;, &quot;" office:value-type="string" office:string-value="75, " calcext:value-type="string">
            <text:p>75, </text:p>
          </table:table-cell>
          <table:table-cell table:formula="of:=[.M162]&amp;&quot;, &quot;" office:value-type="string" office:string-value="85, " calcext:value-type="string">
            <text:p>85, </text:p>
          </table:table-cell>
          <table:table-cell table:formula="of:=[.N162]&amp;&quot;, &quot;" office:value-type="string" office:string-value="95, " calcext:value-type="string">
            <text:p>95, </text:p>
          </table:table-cell>
          <table:table-cell table:formula="of:=[.O162]&amp;&quot;, &quot;" office:value-type="string" office:string-value="105, " calcext:value-type="string">
            <text:p>105, </text:p>
          </table:table-cell>
          <table:table-cell table:formula="of:=[.P162]&amp;&quot;, &quot;" office:value-type="string" office:string-value="115, " calcext:value-type="string">
            <text:p>115, </text:p>
          </table:table-cell>
          <table:table-cell table:formula="of:=[.Q162]&amp;&quot;, &quot;" office:value-type="string" office:string-value="125, " calcext:value-type="string">
            <text:p>125, </text:p>
          </table:table-cell>
          <table:table-cell table:formula="of:=[.R162]&amp;&quot;, &quot;" office:value-type="string" office:string-value="135, " calcext:value-type="string">
            <text:p>135, </text:p>
          </table:table-cell>
          <table:table-cell table:formula="of:=[.S162]&amp;&quot;, &quot;" office:value-type="string" office:string-value="145, " calcext:value-type="string">
            <text:p>145, </text:p>
          </table:table-cell>
          <table:table-cell table:formula="of:=[.T162]&amp;&quot;, &quot;" office:value-type="string" office:string-value="155, " calcext:value-type="string">
            <text:p>155, </text:p>
          </table:table-cell>
          <table:table-cell table:formula="of:=[.U162]&amp;&quot;, &quot;" office:value-type="string" office:string-value="165, " calcext:value-type="string">
            <text:p>165, </text:p>
          </table:table-cell>
          <table:table-cell table:formula="of:=[.V162]&amp;&quot;},&quot;" office:value-type="string" office:string-value="175}," calcext:value-type="string">
            <text:p>175},</text:p>
          </table:table-cell>
          <table:table-cell table:number-columns-repeated="981"/>
        </table:table-row>
        <table:table-row table:style-name="ro1">
          <table:table-cell office:value-type="float" office:value="162" calcext:value-type="float">
            <text:p>162</text:p>
          </table:table-cell>
          <table:table-cell office:value-type="float" office:value="1.61" calcext:value-type="float">
            <text:p>1.61</text:p>
          </table:table-cell>
          <table:table-cell table:style-name="ce2" table:formula="of:=MOD([.E163];360)&lt;1" office:value-type="boolean" office:boolean-value="false" calcext:value-type="boolean">
            <text:p>FALSE</text:p>
          </table:table-cell>
          <table:table-cell table:style-name="ce2" table:formula="of:=MOD([.F163];360)&lt;1" office:value-type="boolean" office:boolean-value="false" calcext:value-type="boolean">
            <text:p>FALSE</text:p>
          </table:table-cell>
          <table:table-cell table:formula="of:=4.8+[.E162]" office:value-type="float" office:value="476.800000000001" calcext:value-type="float">
            <text:p>476.800000000001</text:p>
          </table:table-cell>
          <table:table-cell table:formula="of:=4.8+[.F162]" office:value-type="float" office:value="280.8" calcext:value-type="float">
            <text:p>280.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63];[.AA163];[.AB163];[.AC163];[.AD163];[.AE163];[.AF163];[.AG163];[.AH163];[.AI163];[.AJ163];[.AK163];[.AL163];[.AM163];[.AN163];[.AO163];[.AP163];[.AQ163])" office:value-type="string" office:string-value="  {18322, 21043, 25, 35, 45, 55, 65, 75, 85, 95, 105, 115, 125, 135, 145, 155, 165, 175}," calcext:value-type="string">
            <text:p><text:s text:c="2"/>{18322, 21043, 25, 35, 45, 55, 65, 75, 85, 95, 105, 115, 125, 135, 145, 155, 165, 175},</text:p>
          </table:table-cell>
          <table:table-cell/>
          <table:table-cell table:formula="of:=&quot;  {&quot;&amp;INT(MOD([.E163];360)/360*5974)+IF([.C163];32768;0)+16384&amp;&quot;, &quot;" office:value-type="string" office:string-value="  {18322, " calcext:value-type="string">
            <text:p><text:s text:c="2"/>{18322, </text:p>
          </table:table-cell>
          <table:table-cell table:formula="of:=INT(MOD([.F163];360)/360*5974)+IF([.D163];32768;0)+16384&amp;&quot;, &quot;" office:value-type="string" office:string-value="21043, " calcext:value-type="string">
            <text:p>21043, </text:p>
          </table:table-cell>
          <table:table-cell table:formula="of:=[.G163]&amp;&quot;, &quot;" office:value-type="string" office:string-value="25, " calcext:value-type="string">
            <text:p>25, </text:p>
          </table:table-cell>
          <table:table-cell table:formula="of:=[.H163]&amp;&quot;, &quot;" office:value-type="string" office:string-value="35, " calcext:value-type="string">
            <text:p>35, </text:p>
          </table:table-cell>
          <table:table-cell table:formula="of:=[.I163]&amp;&quot;, &quot;" office:value-type="string" office:string-value="45, " calcext:value-type="string">
            <text:p>45, </text:p>
          </table:table-cell>
          <table:table-cell table:formula="of:=[.J163]&amp;&quot;, &quot;" office:value-type="string" office:string-value="55, " calcext:value-type="string">
            <text:p>55, </text:p>
          </table:table-cell>
          <table:table-cell table:formula="of:=[.K163]&amp;&quot;, &quot;" office:value-type="string" office:string-value="65, " calcext:value-type="string">
            <text:p>65, </text:p>
          </table:table-cell>
          <table:table-cell table:formula="of:=[.L163]&amp;&quot;, &quot;" office:value-type="string" office:string-value="75, " calcext:value-type="string">
            <text:p>75, </text:p>
          </table:table-cell>
          <table:table-cell table:formula="of:=[.M163]&amp;&quot;, &quot;" office:value-type="string" office:string-value="85, " calcext:value-type="string">
            <text:p>85, </text:p>
          </table:table-cell>
          <table:table-cell table:formula="of:=[.N163]&amp;&quot;, &quot;" office:value-type="string" office:string-value="95, " calcext:value-type="string">
            <text:p>95, </text:p>
          </table:table-cell>
          <table:table-cell table:formula="of:=[.O163]&amp;&quot;, &quot;" office:value-type="string" office:string-value="105, " calcext:value-type="string">
            <text:p>105, </text:p>
          </table:table-cell>
          <table:table-cell table:formula="of:=[.P163]&amp;&quot;, &quot;" office:value-type="string" office:string-value="115, " calcext:value-type="string">
            <text:p>115, </text:p>
          </table:table-cell>
          <table:table-cell table:formula="of:=[.Q163]&amp;&quot;, &quot;" office:value-type="string" office:string-value="125, " calcext:value-type="string">
            <text:p>125, </text:p>
          </table:table-cell>
          <table:table-cell table:formula="of:=[.R163]&amp;&quot;, &quot;" office:value-type="string" office:string-value="135, " calcext:value-type="string">
            <text:p>135, </text:p>
          </table:table-cell>
          <table:table-cell table:formula="of:=[.S163]&amp;&quot;, &quot;" office:value-type="string" office:string-value="145, " calcext:value-type="string">
            <text:p>145, </text:p>
          </table:table-cell>
          <table:table-cell table:formula="of:=[.T163]&amp;&quot;, &quot;" office:value-type="string" office:string-value="155, " calcext:value-type="string">
            <text:p>155, </text:p>
          </table:table-cell>
          <table:table-cell table:formula="of:=[.U163]&amp;&quot;, &quot;" office:value-type="string" office:string-value="165, " calcext:value-type="string">
            <text:p>165, </text:p>
          </table:table-cell>
          <table:table-cell table:formula="of:=[.V163]&amp;&quot;},&quot;" office:value-type="string" office:string-value="175}," calcext:value-type="string">
            <text:p>175},</text:p>
          </table:table-cell>
          <table:table-cell table:number-columns-repeated="981"/>
        </table:table-row>
        <table:table-row table:style-name="ro1">
          <table:table-cell office:value-type="float" office:value="163" calcext:value-type="float">
            <text:p>163</text:p>
          </table:table-cell>
          <table:table-cell office:value-type="float" office:value="1.62" calcext:value-type="float">
            <text:p>1.62</text:p>
          </table:table-cell>
          <table:table-cell table:style-name="ce2" table:formula="of:=MOD([.E164];360)&lt;1" office:value-type="boolean" office:boolean-value="false" calcext:value-type="boolean">
            <text:p>FALSE</text:p>
          </table:table-cell>
          <table:table-cell table:style-name="ce2" table:formula="of:=MOD([.F164];360)&lt;1" office:value-type="boolean" office:boolean-value="false" calcext:value-type="boolean">
            <text:p>FALSE</text:p>
          </table:table-cell>
          <table:table-cell table:formula="of:=4.8+[.E163]" office:value-type="float" office:value="481.600000000001" calcext:value-type="float">
            <text:p>481.600000000001</text:p>
          </table:table-cell>
          <table:table-cell table:formula="of:=4.8+[.F163]" office:value-type="float" office:value="285.6" calcext:value-type="float">
            <text:p>285.6</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64];[.AA164];[.AB164];[.AC164];[.AD164];[.AE164];[.AF164];[.AG164];[.AH164];[.AI164];[.AJ164];[.AK164];[.AL164];[.AM164];[.AN164];[.AO164];[.AP164];[.AQ164])" office:value-type="string" office:string-value="  {18401, 21123, 25, 35, 45, 55, 65, 75, 85, 95, 105, 115, 125, 135, 145, 155, 165, 175}," calcext:value-type="string">
            <text:p><text:s text:c="2"/>{18401, 21123, 25, 35, 45, 55, 65, 75, 85, 95, 105, 115, 125, 135, 145, 155, 165, 175},</text:p>
          </table:table-cell>
          <table:table-cell/>
          <table:table-cell table:formula="of:=&quot;  {&quot;&amp;INT(MOD([.E164];360)/360*5974)+IF([.C164];32768;0)+16384&amp;&quot;, &quot;" office:value-type="string" office:string-value="  {18401, " calcext:value-type="string">
            <text:p><text:s text:c="2"/>{18401, </text:p>
          </table:table-cell>
          <table:table-cell table:formula="of:=INT(MOD([.F164];360)/360*5974)+IF([.D164];32768;0)+16384&amp;&quot;, &quot;" office:value-type="string" office:string-value="21123, " calcext:value-type="string">
            <text:p>21123, </text:p>
          </table:table-cell>
          <table:table-cell table:formula="of:=[.G164]&amp;&quot;, &quot;" office:value-type="string" office:string-value="25, " calcext:value-type="string">
            <text:p>25, </text:p>
          </table:table-cell>
          <table:table-cell table:formula="of:=[.H164]&amp;&quot;, &quot;" office:value-type="string" office:string-value="35, " calcext:value-type="string">
            <text:p>35, </text:p>
          </table:table-cell>
          <table:table-cell table:formula="of:=[.I164]&amp;&quot;, &quot;" office:value-type="string" office:string-value="45, " calcext:value-type="string">
            <text:p>45, </text:p>
          </table:table-cell>
          <table:table-cell table:formula="of:=[.J164]&amp;&quot;, &quot;" office:value-type="string" office:string-value="55, " calcext:value-type="string">
            <text:p>55, </text:p>
          </table:table-cell>
          <table:table-cell table:formula="of:=[.K164]&amp;&quot;, &quot;" office:value-type="string" office:string-value="65, " calcext:value-type="string">
            <text:p>65, </text:p>
          </table:table-cell>
          <table:table-cell table:formula="of:=[.L164]&amp;&quot;, &quot;" office:value-type="string" office:string-value="75, " calcext:value-type="string">
            <text:p>75, </text:p>
          </table:table-cell>
          <table:table-cell table:formula="of:=[.M164]&amp;&quot;, &quot;" office:value-type="string" office:string-value="85, " calcext:value-type="string">
            <text:p>85, </text:p>
          </table:table-cell>
          <table:table-cell table:formula="of:=[.N164]&amp;&quot;, &quot;" office:value-type="string" office:string-value="95, " calcext:value-type="string">
            <text:p>95, </text:p>
          </table:table-cell>
          <table:table-cell table:formula="of:=[.O164]&amp;&quot;, &quot;" office:value-type="string" office:string-value="105, " calcext:value-type="string">
            <text:p>105, </text:p>
          </table:table-cell>
          <table:table-cell table:formula="of:=[.P164]&amp;&quot;, &quot;" office:value-type="string" office:string-value="115, " calcext:value-type="string">
            <text:p>115, </text:p>
          </table:table-cell>
          <table:table-cell table:formula="of:=[.Q164]&amp;&quot;, &quot;" office:value-type="string" office:string-value="125, " calcext:value-type="string">
            <text:p>125, </text:p>
          </table:table-cell>
          <table:table-cell table:formula="of:=[.R164]&amp;&quot;, &quot;" office:value-type="string" office:string-value="135, " calcext:value-type="string">
            <text:p>135, </text:p>
          </table:table-cell>
          <table:table-cell table:formula="of:=[.S164]&amp;&quot;, &quot;" office:value-type="string" office:string-value="145, " calcext:value-type="string">
            <text:p>145, </text:p>
          </table:table-cell>
          <table:table-cell table:formula="of:=[.T164]&amp;&quot;, &quot;" office:value-type="string" office:string-value="155, " calcext:value-type="string">
            <text:p>155, </text:p>
          </table:table-cell>
          <table:table-cell table:formula="of:=[.U164]&amp;&quot;, &quot;" office:value-type="string" office:string-value="165, " calcext:value-type="string">
            <text:p>165, </text:p>
          </table:table-cell>
          <table:table-cell table:formula="of:=[.V164]&amp;&quot;},&quot;" office:value-type="string" office:string-value="175}," calcext:value-type="string">
            <text:p>175},</text:p>
          </table:table-cell>
          <table:table-cell table:number-columns-repeated="981"/>
        </table:table-row>
        <table:table-row table:style-name="ro1">
          <table:table-cell office:value-type="float" office:value="164" calcext:value-type="float">
            <text:p>164</text:p>
          </table:table-cell>
          <table:table-cell office:value-type="float" office:value="1.63" calcext:value-type="float">
            <text:p>1.63</text:p>
          </table:table-cell>
          <table:table-cell table:style-name="ce2" table:formula="of:=MOD([.E165];360)&lt;1" office:value-type="boolean" office:boolean-value="false" calcext:value-type="boolean">
            <text:p>FALSE</text:p>
          </table:table-cell>
          <table:table-cell table:style-name="ce2" table:formula="of:=MOD([.F165];360)&lt;1" office:value-type="boolean" office:boolean-value="false" calcext:value-type="boolean">
            <text:p>FALSE</text:p>
          </table:table-cell>
          <table:table-cell table:formula="of:=4.8+[.E164]" office:value-type="float" office:value="486.400000000001" calcext:value-type="float">
            <text:p>486.400000000001</text:p>
          </table:table-cell>
          <table:table-cell table:formula="of:=4.8+[.F164]" office:value-type="float" office:value="290.4" calcext:value-type="float">
            <text:p>290.4</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65];[.AA165];[.AB165];[.AC165];[.AD165];[.AE165];[.AF165];[.AG165];[.AH165];[.AI165];[.AJ165];[.AK165];[.AL165];[.AM165];[.AN165];[.AO165];[.AP165];[.AQ165])" office:value-type="string" office:string-value="  {18481, 21203, 25, 35, 45, 55, 65, 75, 85, 95, 105, 115, 125, 135, 145, 155, 165, 175}," calcext:value-type="string">
            <text:p><text:s text:c="2"/>{18481, 21203, 25, 35, 45, 55, 65, 75, 85, 95, 105, 115, 125, 135, 145, 155, 165, 175},</text:p>
          </table:table-cell>
          <table:table-cell/>
          <table:table-cell table:formula="of:=&quot;  {&quot;&amp;INT(MOD([.E165];360)/360*5974)+IF([.C165];32768;0)+16384&amp;&quot;, &quot;" office:value-type="string" office:string-value="  {18481, " calcext:value-type="string">
            <text:p><text:s text:c="2"/>{18481, </text:p>
          </table:table-cell>
          <table:table-cell table:formula="of:=INT(MOD([.F165];360)/360*5974)+IF([.D165];32768;0)+16384&amp;&quot;, &quot;" office:value-type="string" office:string-value="21203, " calcext:value-type="string">
            <text:p>21203, </text:p>
          </table:table-cell>
          <table:table-cell table:formula="of:=[.G165]&amp;&quot;, &quot;" office:value-type="string" office:string-value="25, " calcext:value-type="string">
            <text:p>25, </text:p>
          </table:table-cell>
          <table:table-cell table:formula="of:=[.H165]&amp;&quot;, &quot;" office:value-type="string" office:string-value="35, " calcext:value-type="string">
            <text:p>35, </text:p>
          </table:table-cell>
          <table:table-cell table:formula="of:=[.I165]&amp;&quot;, &quot;" office:value-type="string" office:string-value="45, " calcext:value-type="string">
            <text:p>45, </text:p>
          </table:table-cell>
          <table:table-cell table:formula="of:=[.J165]&amp;&quot;, &quot;" office:value-type="string" office:string-value="55, " calcext:value-type="string">
            <text:p>55, </text:p>
          </table:table-cell>
          <table:table-cell table:formula="of:=[.K165]&amp;&quot;, &quot;" office:value-type="string" office:string-value="65, " calcext:value-type="string">
            <text:p>65, </text:p>
          </table:table-cell>
          <table:table-cell table:formula="of:=[.L165]&amp;&quot;, &quot;" office:value-type="string" office:string-value="75, " calcext:value-type="string">
            <text:p>75, </text:p>
          </table:table-cell>
          <table:table-cell table:formula="of:=[.M165]&amp;&quot;, &quot;" office:value-type="string" office:string-value="85, " calcext:value-type="string">
            <text:p>85, </text:p>
          </table:table-cell>
          <table:table-cell table:formula="of:=[.N165]&amp;&quot;, &quot;" office:value-type="string" office:string-value="95, " calcext:value-type="string">
            <text:p>95, </text:p>
          </table:table-cell>
          <table:table-cell table:formula="of:=[.O165]&amp;&quot;, &quot;" office:value-type="string" office:string-value="105, " calcext:value-type="string">
            <text:p>105, </text:p>
          </table:table-cell>
          <table:table-cell table:formula="of:=[.P165]&amp;&quot;, &quot;" office:value-type="string" office:string-value="115, " calcext:value-type="string">
            <text:p>115, </text:p>
          </table:table-cell>
          <table:table-cell table:formula="of:=[.Q165]&amp;&quot;, &quot;" office:value-type="string" office:string-value="125, " calcext:value-type="string">
            <text:p>125, </text:p>
          </table:table-cell>
          <table:table-cell table:formula="of:=[.R165]&amp;&quot;, &quot;" office:value-type="string" office:string-value="135, " calcext:value-type="string">
            <text:p>135, </text:p>
          </table:table-cell>
          <table:table-cell table:formula="of:=[.S165]&amp;&quot;, &quot;" office:value-type="string" office:string-value="145, " calcext:value-type="string">
            <text:p>145, </text:p>
          </table:table-cell>
          <table:table-cell table:formula="of:=[.T165]&amp;&quot;, &quot;" office:value-type="string" office:string-value="155, " calcext:value-type="string">
            <text:p>155, </text:p>
          </table:table-cell>
          <table:table-cell table:formula="of:=[.U165]&amp;&quot;, &quot;" office:value-type="string" office:string-value="165, " calcext:value-type="string">
            <text:p>165, </text:p>
          </table:table-cell>
          <table:table-cell table:formula="of:=[.V165]&amp;&quot;},&quot;" office:value-type="string" office:string-value="175}," calcext:value-type="string">
            <text:p>175},</text:p>
          </table:table-cell>
          <table:table-cell table:number-columns-repeated="981"/>
        </table:table-row>
        <table:table-row table:style-name="ro1">
          <table:table-cell office:value-type="float" office:value="165" calcext:value-type="float">
            <text:p>165</text:p>
          </table:table-cell>
          <table:table-cell office:value-type="float" office:value="1.64" calcext:value-type="float">
            <text:p>1.64</text:p>
          </table:table-cell>
          <table:table-cell table:style-name="ce2" table:formula="of:=MOD([.E166];360)&lt;1" office:value-type="boolean" office:boolean-value="false" calcext:value-type="boolean">
            <text:p>FALSE</text:p>
          </table:table-cell>
          <table:table-cell table:style-name="ce2" table:formula="of:=MOD([.F166];360)&lt;1" office:value-type="boolean" office:boolean-value="false" calcext:value-type="boolean">
            <text:p>FALSE</text:p>
          </table:table-cell>
          <table:table-cell table:formula="of:=4.8+[.E165]" office:value-type="float" office:value="491.200000000001" calcext:value-type="float">
            <text:p>491.200000000001</text:p>
          </table:table-cell>
          <table:table-cell table:formula="of:=4.8+[.F165]" office:value-type="float" office:value="295.2" calcext:value-type="float">
            <text:p>295.2</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66];[.AA166];[.AB166];[.AC166];[.AD166];[.AE166];[.AF166];[.AG166];[.AH166];[.AI166];[.AJ166];[.AK166];[.AL166];[.AM166];[.AN166];[.AO166];[.AP166];[.AQ166])" office:value-type="string" office:string-value="  {18561, 21282, 25, 35, 45, 55, 65, 75, 85, 95, 105, 115, 125, 135, 145, 155, 165, 175}," calcext:value-type="string">
            <text:p><text:s text:c="2"/>{18561, 21282, 25, 35, 45, 55, 65, 75, 85, 95, 105, 115, 125, 135, 145, 155, 165, 175},</text:p>
          </table:table-cell>
          <table:table-cell/>
          <table:table-cell table:formula="of:=&quot;  {&quot;&amp;INT(MOD([.E166];360)/360*5974)+IF([.C166];32768;0)+16384&amp;&quot;, &quot;" office:value-type="string" office:string-value="  {18561, " calcext:value-type="string">
            <text:p><text:s text:c="2"/>{18561, </text:p>
          </table:table-cell>
          <table:table-cell table:formula="of:=INT(MOD([.F166];360)/360*5974)+IF([.D166];32768;0)+16384&amp;&quot;, &quot;" office:value-type="string" office:string-value="21282, " calcext:value-type="string">
            <text:p>21282, </text:p>
          </table:table-cell>
          <table:table-cell table:formula="of:=[.G166]&amp;&quot;, &quot;" office:value-type="string" office:string-value="25, " calcext:value-type="string">
            <text:p>25, </text:p>
          </table:table-cell>
          <table:table-cell table:formula="of:=[.H166]&amp;&quot;, &quot;" office:value-type="string" office:string-value="35, " calcext:value-type="string">
            <text:p>35, </text:p>
          </table:table-cell>
          <table:table-cell table:formula="of:=[.I166]&amp;&quot;, &quot;" office:value-type="string" office:string-value="45, " calcext:value-type="string">
            <text:p>45, </text:p>
          </table:table-cell>
          <table:table-cell table:formula="of:=[.J166]&amp;&quot;, &quot;" office:value-type="string" office:string-value="55, " calcext:value-type="string">
            <text:p>55, </text:p>
          </table:table-cell>
          <table:table-cell table:formula="of:=[.K166]&amp;&quot;, &quot;" office:value-type="string" office:string-value="65, " calcext:value-type="string">
            <text:p>65, </text:p>
          </table:table-cell>
          <table:table-cell table:formula="of:=[.L166]&amp;&quot;, &quot;" office:value-type="string" office:string-value="75, " calcext:value-type="string">
            <text:p>75, </text:p>
          </table:table-cell>
          <table:table-cell table:formula="of:=[.M166]&amp;&quot;, &quot;" office:value-type="string" office:string-value="85, " calcext:value-type="string">
            <text:p>85, </text:p>
          </table:table-cell>
          <table:table-cell table:formula="of:=[.N166]&amp;&quot;, &quot;" office:value-type="string" office:string-value="95, " calcext:value-type="string">
            <text:p>95, </text:p>
          </table:table-cell>
          <table:table-cell table:formula="of:=[.O166]&amp;&quot;, &quot;" office:value-type="string" office:string-value="105, " calcext:value-type="string">
            <text:p>105, </text:p>
          </table:table-cell>
          <table:table-cell table:formula="of:=[.P166]&amp;&quot;, &quot;" office:value-type="string" office:string-value="115, " calcext:value-type="string">
            <text:p>115, </text:p>
          </table:table-cell>
          <table:table-cell table:formula="of:=[.Q166]&amp;&quot;, &quot;" office:value-type="string" office:string-value="125, " calcext:value-type="string">
            <text:p>125, </text:p>
          </table:table-cell>
          <table:table-cell table:formula="of:=[.R166]&amp;&quot;, &quot;" office:value-type="string" office:string-value="135, " calcext:value-type="string">
            <text:p>135, </text:p>
          </table:table-cell>
          <table:table-cell table:formula="of:=[.S166]&amp;&quot;, &quot;" office:value-type="string" office:string-value="145, " calcext:value-type="string">
            <text:p>145, </text:p>
          </table:table-cell>
          <table:table-cell table:formula="of:=[.T166]&amp;&quot;, &quot;" office:value-type="string" office:string-value="155, " calcext:value-type="string">
            <text:p>155, </text:p>
          </table:table-cell>
          <table:table-cell table:formula="of:=[.U166]&amp;&quot;, &quot;" office:value-type="string" office:string-value="165, " calcext:value-type="string">
            <text:p>165, </text:p>
          </table:table-cell>
          <table:table-cell table:formula="of:=[.V166]&amp;&quot;},&quot;" office:value-type="string" office:string-value="175}," calcext:value-type="string">
            <text:p>175},</text:p>
          </table:table-cell>
          <table:table-cell table:number-columns-repeated="981"/>
        </table:table-row>
        <table:table-row table:style-name="ro1">
          <table:table-cell office:value-type="float" office:value="166" calcext:value-type="float">
            <text:p>166</text:p>
          </table:table-cell>
          <table:table-cell office:value-type="float" office:value="1.65" calcext:value-type="float">
            <text:p>1.65</text:p>
          </table:table-cell>
          <table:table-cell table:style-name="ce2" table:formula="of:=MOD([.E167];360)&lt;1" office:value-type="boolean" office:boolean-value="false" calcext:value-type="boolean">
            <text:p>FALSE</text:p>
          </table:table-cell>
          <table:table-cell table:style-name="ce2" table:formula="of:=MOD([.F167];360)&lt;1" office:value-type="boolean" office:boolean-value="false" calcext:value-type="boolean">
            <text:p>FALSE</text:p>
          </table:table-cell>
          <table:table-cell table:formula="of:=4.8+[.E166]" office:value-type="float" office:value="496.000000000001" calcext:value-type="float">
            <text:p>496.000000000001</text:p>
          </table:table-cell>
          <table:table-cell table:formula="of:=4.8+[.F166]" office:value-type="float" office:value="300" calcext:value-type="float">
            <text:p>300</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67];[.AA167];[.AB167];[.AC167];[.AD167];[.AE167];[.AF167];[.AG167];[.AH167];[.AI167];[.AJ167];[.AK167];[.AL167];[.AM167];[.AN167];[.AO167];[.AP167];[.AQ167])" office:value-type="string" office:string-value="  {18640, 21362, 25, 35, 45, 55, 65, 75, 85, 95, 105, 115, 125, 135, 145, 155, 165, 175}," calcext:value-type="string">
            <text:p><text:s text:c="2"/>{18640, 21362, 25, 35, 45, 55, 65, 75, 85, 95, 105, 115, 125, 135, 145, 155, 165, 175},</text:p>
          </table:table-cell>
          <table:table-cell/>
          <table:table-cell table:formula="of:=&quot;  {&quot;&amp;INT(MOD([.E167];360)/360*5974)+IF([.C167];32768;0)+16384&amp;&quot;, &quot;" office:value-type="string" office:string-value="  {18640, " calcext:value-type="string">
            <text:p><text:s text:c="2"/>{18640, </text:p>
          </table:table-cell>
          <table:table-cell table:formula="of:=INT(MOD([.F167];360)/360*5974)+IF([.D167];32768;0)+16384&amp;&quot;, &quot;" office:value-type="string" office:string-value="21362, " calcext:value-type="string">
            <text:p>21362, </text:p>
          </table:table-cell>
          <table:table-cell table:formula="of:=[.G167]&amp;&quot;, &quot;" office:value-type="string" office:string-value="25, " calcext:value-type="string">
            <text:p>25, </text:p>
          </table:table-cell>
          <table:table-cell table:formula="of:=[.H167]&amp;&quot;, &quot;" office:value-type="string" office:string-value="35, " calcext:value-type="string">
            <text:p>35, </text:p>
          </table:table-cell>
          <table:table-cell table:formula="of:=[.I167]&amp;&quot;, &quot;" office:value-type="string" office:string-value="45, " calcext:value-type="string">
            <text:p>45, </text:p>
          </table:table-cell>
          <table:table-cell table:formula="of:=[.J167]&amp;&quot;, &quot;" office:value-type="string" office:string-value="55, " calcext:value-type="string">
            <text:p>55, </text:p>
          </table:table-cell>
          <table:table-cell table:formula="of:=[.K167]&amp;&quot;, &quot;" office:value-type="string" office:string-value="65, " calcext:value-type="string">
            <text:p>65, </text:p>
          </table:table-cell>
          <table:table-cell table:formula="of:=[.L167]&amp;&quot;, &quot;" office:value-type="string" office:string-value="75, " calcext:value-type="string">
            <text:p>75, </text:p>
          </table:table-cell>
          <table:table-cell table:formula="of:=[.M167]&amp;&quot;, &quot;" office:value-type="string" office:string-value="85, " calcext:value-type="string">
            <text:p>85, </text:p>
          </table:table-cell>
          <table:table-cell table:formula="of:=[.N167]&amp;&quot;, &quot;" office:value-type="string" office:string-value="95, " calcext:value-type="string">
            <text:p>95, </text:p>
          </table:table-cell>
          <table:table-cell table:formula="of:=[.O167]&amp;&quot;, &quot;" office:value-type="string" office:string-value="105, " calcext:value-type="string">
            <text:p>105, </text:p>
          </table:table-cell>
          <table:table-cell table:formula="of:=[.P167]&amp;&quot;, &quot;" office:value-type="string" office:string-value="115, " calcext:value-type="string">
            <text:p>115, </text:p>
          </table:table-cell>
          <table:table-cell table:formula="of:=[.Q167]&amp;&quot;, &quot;" office:value-type="string" office:string-value="125, " calcext:value-type="string">
            <text:p>125, </text:p>
          </table:table-cell>
          <table:table-cell table:formula="of:=[.R167]&amp;&quot;, &quot;" office:value-type="string" office:string-value="135, " calcext:value-type="string">
            <text:p>135, </text:p>
          </table:table-cell>
          <table:table-cell table:formula="of:=[.S167]&amp;&quot;, &quot;" office:value-type="string" office:string-value="145, " calcext:value-type="string">
            <text:p>145, </text:p>
          </table:table-cell>
          <table:table-cell table:formula="of:=[.T167]&amp;&quot;, &quot;" office:value-type="string" office:string-value="155, " calcext:value-type="string">
            <text:p>155, </text:p>
          </table:table-cell>
          <table:table-cell table:formula="of:=[.U167]&amp;&quot;, &quot;" office:value-type="string" office:string-value="165, " calcext:value-type="string">
            <text:p>165, </text:p>
          </table:table-cell>
          <table:table-cell table:formula="of:=[.V167]&amp;&quot;},&quot;" office:value-type="string" office:string-value="175}," calcext:value-type="string">
            <text:p>175},</text:p>
          </table:table-cell>
          <table:table-cell table:number-columns-repeated="981"/>
        </table:table-row>
        <table:table-row table:style-name="ro1">
          <table:table-cell office:value-type="float" office:value="167" calcext:value-type="float">
            <text:p>167</text:p>
          </table:table-cell>
          <table:table-cell office:value-type="float" office:value="1.66" calcext:value-type="float">
            <text:p>1.66</text:p>
          </table:table-cell>
          <table:table-cell table:style-name="ce2" table:formula="of:=MOD([.E168];360)&lt;1" office:value-type="boolean" office:boolean-value="false" calcext:value-type="boolean">
            <text:p>FALSE</text:p>
          </table:table-cell>
          <table:table-cell table:style-name="ce2" table:formula="of:=MOD([.F168];360)&lt;1" office:value-type="boolean" office:boolean-value="false" calcext:value-type="boolean">
            <text:p>FALSE</text:p>
          </table:table-cell>
          <table:table-cell table:formula="of:=4.8+[.E167]" office:value-type="float" office:value="500.800000000001" calcext:value-type="float">
            <text:p>500.800000000001</text:p>
          </table:table-cell>
          <table:table-cell table:formula="of:=4.8+[.F167]" office:value-type="float" office:value="304.8" calcext:value-type="float">
            <text:p>304.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68];[.AA168];[.AB168];[.AC168];[.AD168];[.AE168];[.AF168];[.AG168];[.AH168];[.AI168];[.AJ168];[.AK168];[.AL168];[.AM168];[.AN168];[.AO168];[.AP168];[.AQ168])" office:value-type="string" office:string-value="  {18720, 21441, 25, 35, 45, 55, 65, 75, 85, 95, 105, 115, 125, 135, 145, 155, 165, 175}," calcext:value-type="string">
            <text:p><text:s text:c="2"/>{18720, 21441, 25, 35, 45, 55, 65, 75, 85, 95, 105, 115, 125, 135, 145, 155, 165, 175},</text:p>
          </table:table-cell>
          <table:table-cell/>
          <table:table-cell table:formula="of:=&quot;  {&quot;&amp;INT(MOD([.E168];360)/360*5974)+IF([.C168];32768;0)+16384&amp;&quot;, &quot;" office:value-type="string" office:string-value="  {18720, " calcext:value-type="string">
            <text:p><text:s text:c="2"/>{18720, </text:p>
          </table:table-cell>
          <table:table-cell table:formula="of:=INT(MOD([.F168];360)/360*5974)+IF([.D168];32768;0)+16384&amp;&quot;, &quot;" office:value-type="string" office:string-value="21441, " calcext:value-type="string">
            <text:p>21441, </text:p>
          </table:table-cell>
          <table:table-cell table:formula="of:=[.G168]&amp;&quot;, &quot;" office:value-type="string" office:string-value="25, " calcext:value-type="string">
            <text:p>25, </text:p>
          </table:table-cell>
          <table:table-cell table:formula="of:=[.H168]&amp;&quot;, &quot;" office:value-type="string" office:string-value="35, " calcext:value-type="string">
            <text:p>35, </text:p>
          </table:table-cell>
          <table:table-cell table:formula="of:=[.I168]&amp;&quot;, &quot;" office:value-type="string" office:string-value="45, " calcext:value-type="string">
            <text:p>45, </text:p>
          </table:table-cell>
          <table:table-cell table:formula="of:=[.J168]&amp;&quot;, &quot;" office:value-type="string" office:string-value="55, " calcext:value-type="string">
            <text:p>55, </text:p>
          </table:table-cell>
          <table:table-cell table:formula="of:=[.K168]&amp;&quot;, &quot;" office:value-type="string" office:string-value="65, " calcext:value-type="string">
            <text:p>65, </text:p>
          </table:table-cell>
          <table:table-cell table:formula="of:=[.L168]&amp;&quot;, &quot;" office:value-type="string" office:string-value="75, " calcext:value-type="string">
            <text:p>75, </text:p>
          </table:table-cell>
          <table:table-cell table:formula="of:=[.M168]&amp;&quot;, &quot;" office:value-type="string" office:string-value="85, " calcext:value-type="string">
            <text:p>85, </text:p>
          </table:table-cell>
          <table:table-cell table:formula="of:=[.N168]&amp;&quot;, &quot;" office:value-type="string" office:string-value="95, " calcext:value-type="string">
            <text:p>95, </text:p>
          </table:table-cell>
          <table:table-cell table:formula="of:=[.O168]&amp;&quot;, &quot;" office:value-type="string" office:string-value="105, " calcext:value-type="string">
            <text:p>105, </text:p>
          </table:table-cell>
          <table:table-cell table:formula="of:=[.P168]&amp;&quot;, &quot;" office:value-type="string" office:string-value="115, " calcext:value-type="string">
            <text:p>115, </text:p>
          </table:table-cell>
          <table:table-cell table:formula="of:=[.Q168]&amp;&quot;, &quot;" office:value-type="string" office:string-value="125, " calcext:value-type="string">
            <text:p>125, </text:p>
          </table:table-cell>
          <table:table-cell table:formula="of:=[.R168]&amp;&quot;, &quot;" office:value-type="string" office:string-value="135, " calcext:value-type="string">
            <text:p>135, </text:p>
          </table:table-cell>
          <table:table-cell table:formula="of:=[.S168]&amp;&quot;, &quot;" office:value-type="string" office:string-value="145, " calcext:value-type="string">
            <text:p>145, </text:p>
          </table:table-cell>
          <table:table-cell table:formula="of:=[.T168]&amp;&quot;, &quot;" office:value-type="string" office:string-value="155, " calcext:value-type="string">
            <text:p>155, </text:p>
          </table:table-cell>
          <table:table-cell table:formula="of:=[.U168]&amp;&quot;, &quot;" office:value-type="string" office:string-value="165, " calcext:value-type="string">
            <text:p>165, </text:p>
          </table:table-cell>
          <table:table-cell table:formula="of:=[.V168]&amp;&quot;},&quot;" office:value-type="string" office:string-value="175}," calcext:value-type="string">
            <text:p>175},</text:p>
          </table:table-cell>
          <table:table-cell table:number-columns-repeated="981"/>
        </table:table-row>
        <table:table-row table:style-name="ro1">
          <table:table-cell office:value-type="float" office:value="168" calcext:value-type="float">
            <text:p>168</text:p>
          </table:table-cell>
          <table:table-cell office:value-type="float" office:value="1.67" calcext:value-type="float">
            <text:p>1.67</text:p>
          </table:table-cell>
          <table:table-cell table:style-name="ce2" table:formula="of:=MOD([.E169];360)&lt;1" office:value-type="boolean" office:boolean-value="false" calcext:value-type="boolean">
            <text:p>FALSE</text:p>
          </table:table-cell>
          <table:table-cell table:style-name="ce2" table:formula="of:=MOD([.F169];360)&lt;1" office:value-type="boolean" office:boolean-value="false" calcext:value-type="boolean">
            <text:p>FALSE</text:p>
          </table:table-cell>
          <table:table-cell table:formula="of:=4.8+[.E168]" office:value-type="float" office:value="505.600000000001" calcext:value-type="float">
            <text:p>505.600000000001</text:p>
          </table:table-cell>
          <table:table-cell table:formula="of:=4.8+[.F168]" office:value-type="float" office:value="309.6" calcext:value-type="float">
            <text:p>309.6</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69];[.AA169];[.AB169];[.AC169];[.AD169];[.AE169];[.AF169];[.AG169];[.AH169];[.AI169];[.AJ169];[.AK169];[.AL169];[.AM169];[.AN169];[.AO169];[.AP169];[.AQ169])" office:value-type="string" office:string-value="  {18800, 21521, 25, 35, 45, 55, 65, 75, 85, 95, 105, 115, 125, 135, 145, 155, 165, 175}," calcext:value-type="string">
            <text:p><text:s text:c="2"/>{18800, 21521, 25, 35, 45, 55, 65, 75, 85, 95, 105, 115, 125, 135, 145, 155, 165, 175},</text:p>
          </table:table-cell>
          <table:table-cell/>
          <table:table-cell table:formula="of:=&quot;  {&quot;&amp;INT(MOD([.E169];360)/360*5974)+IF([.C169];32768;0)+16384&amp;&quot;, &quot;" office:value-type="string" office:string-value="  {18800, " calcext:value-type="string">
            <text:p><text:s text:c="2"/>{18800, </text:p>
          </table:table-cell>
          <table:table-cell table:formula="of:=INT(MOD([.F169];360)/360*5974)+IF([.D169];32768;0)+16384&amp;&quot;, &quot;" office:value-type="string" office:string-value="21521, " calcext:value-type="string">
            <text:p>21521, </text:p>
          </table:table-cell>
          <table:table-cell table:formula="of:=[.G169]&amp;&quot;, &quot;" office:value-type="string" office:string-value="25, " calcext:value-type="string">
            <text:p>25, </text:p>
          </table:table-cell>
          <table:table-cell table:formula="of:=[.H169]&amp;&quot;, &quot;" office:value-type="string" office:string-value="35, " calcext:value-type="string">
            <text:p>35, </text:p>
          </table:table-cell>
          <table:table-cell table:formula="of:=[.I169]&amp;&quot;, &quot;" office:value-type="string" office:string-value="45, " calcext:value-type="string">
            <text:p>45, </text:p>
          </table:table-cell>
          <table:table-cell table:formula="of:=[.J169]&amp;&quot;, &quot;" office:value-type="string" office:string-value="55, " calcext:value-type="string">
            <text:p>55, </text:p>
          </table:table-cell>
          <table:table-cell table:formula="of:=[.K169]&amp;&quot;, &quot;" office:value-type="string" office:string-value="65, " calcext:value-type="string">
            <text:p>65, </text:p>
          </table:table-cell>
          <table:table-cell table:formula="of:=[.L169]&amp;&quot;, &quot;" office:value-type="string" office:string-value="75, " calcext:value-type="string">
            <text:p>75, </text:p>
          </table:table-cell>
          <table:table-cell table:formula="of:=[.M169]&amp;&quot;, &quot;" office:value-type="string" office:string-value="85, " calcext:value-type="string">
            <text:p>85, </text:p>
          </table:table-cell>
          <table:table-cell table:formula="of:=[.N169]&amp;&quot;, &quot;" office:value-type="string" office:string-value="95, " calcext:value-type="string">
            <text:p>95, </text:p>
          </table:table-cell>
          <table:table-cell table:formula="of:=[.O169]&amp;&quot;, &quot;" office:value-type="string" office:string-value="105, " calcext:value-type="string">
            <text:p>105, </text:p>
          </table:table-cell>
          <table:table-cell table:formula="of:=[.P169]&amp;&quot;, &quot;" office:value-type="string" office:string-value="115, " calcext:value-type="string">
            <text:p>115, </text:p>
          </table:table-cell>
          <table:table-cell table:formula="of:=[.Q169]&amp;&quot;, &quot;" office:value-type="string" office:string-value="125, " calcext:value-type="string">
            <text:p>125, </text:p>
          </table:table-cell>
          <table:table-cell table:formula="of:=[.R169]&amp;&quot;, &quot;" office:value-type="string" office:string-value="135, " calcext:value-type="string">
            <text:p>135, </text:p>
          </table:table-cell>
          <table:table-cell table:formula="of:=[.S169]&amp;&quot;, &quot;" office:value-type="string" office:string-value="145, " calcext:value-type="string">
            <text:p>145, </text:p>
          </table:table-cell>
          <table:table-cell table:formula="of:=[.T169]&amp;&quot;, &quot;" office:value-type="string" office:string-value="155, " calcext:value-type="string">
            <text:p>155, </text:p>
          </table:table-cell>
          <table:table-cell table:formula="of:=[.U169]&amp;&quot;, &quot;" office:value-type="string" office:string-value="165, " calcext:value-type="string">
            <text:p>165, </text:p>
          </table:table-cell>
          <table:table-cell table:formula="of:=[.V169]&amp;&quot;},&quot;" office:value-type="string" office:string-value="175}," calcext:value-type="string">
            <text:p>175},</text:p>
          </table:table-cell>
          <table:table-cell table:number-columns-repeated="981"/>
        </table:table-row>
        <table:table-row table:style-name="ro1">
          <table:table-cell office:value-type="float" office:value="169" calcext:value-type="float">
            <text:p>169</text:p>
          </table:table-cell>
          <table:table-cell office:value-type="float" office:value="1.68" calcext:value-type="float">
            <text:p>1.68</text:p>
          </table:table-cell>
          <table:table-cell table:style-name="ce2" table:formula="of:=MOD([.E170];360)&lt;1" office:value-type="boolean" office:boolean-value="false" calcext:value-type="boolean">
            <text:p>FALSE</text:p>
          </table:table-cell>
          <table:table-cell table:style-name="ce2" table:formula="of:=MOD([.F170];360)&lt;1" office:value-type="boolean" office:boolean-value="false" calcext:value-type="boolean">
            <text:p>FALSE</text:p>
          </table:table-cell>
          <table:table-cell table:formula="of:=4.8+[.E169]" office:value-type="float" office:value="510.400000000001" calcext:value-type="float">
            <text:p>510.400000000001</text:p>
          </table:table-cell>
          <table:table-cell table:formula="of:=4.8+[.F169]" office:value-type="float" office:value="314.4" calcext:value-type="float">
            <text:p>314.4</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70];[.AA170];[.AB170];[.AC170];[.AD170];[.AE170];[.AF170];[.AG170];[.AH170];[.AI170];[.AJ170];[.AK170];[.AL170];[.AM170];[.AN170];[.AO170];[.AP170];[.AQ170])" office:value-type="string" office:string-value="  {18879, 21601, 25, 35, 45, 55, 65, 75, 85, 95, 105, 115, 125, 135, 145, 155, 165, 175}," calcext:value-type="string">
            <text:p><text:s text:c="2"/>{18879, 21601, 25, 35, 45, 55, 65, 75, 85, 95, 105, 115, 125, 135, 145, 155, 165, 175},</text:p>
          </table:table-cell>
          <table:table-cell/>
          <table:table-cell table:formula="of:=&quot;  {&quot;&amp;INT(MOD([.E170];360)/360*5974)+IF([.C170];32768;0)+16384&amp;&quot;, &quot;" office:value-type="string" office:string-value="  {18879, " calcext:value-type="string">
            <text:p><text:s text:c="2"/>{18879, </text:p>
          </table:table-cell>
          <table:table-cell table:formula="of:=INT(MOD([.F170];360)/360*5974)+IF([.D170];32768;0)+16384&amp;&quot;, &quot;" office:value-type="string" office:string-value="21601, " calcext:value-type="string">
            <text:p>21601, </text:p>
          </table:table-cell>
          <table:table-cell table:formula="of:=[.G170]&amp;&quot;, &quot;" office:value-type="string" office:string-value="25, " calcext:value-type="string">
            <text:p>25, </text:p>
          </table:table-cell>
          <table:table-cell table:formula="of:=[.H170]&amp;&quot;, &quot;" office:value-type="string" office:string-value="35, " calcext:value-type="string">
            <text:p>35, </text:p>
          </table:table-cell>
          <table:table-cell table:formula="of:=[.I170]&amp;&quot;, &quot;" office:value-type="string" office:string-value="45, " calcext:value-type="string">
            <text:p>45, </text:p>
          </table:table-cell>
          <table:table-cell table:formula="of:=[.J170]&amp;&quot;, &quot;" office:value-type="string" office:string-value="55, " calcext:value-type="string">
            <text:p>55, </text:p>
          </table:table-cell>
          <table:table-cell table:formula="of:=[.K170]&amp;&quot;, &quot;" office:value-type="string" office:string-value="65, " calcext:value-type="string">
            <text:p>65, </text:p>
          </table:table-cell>
          <table:table-cell table:formula="of:=[.L170]&amp;&quot;, &quot;" office:value-type="string" office:string-value="75, " calcext:value-type="string">
            <text:p>75, </text:p>
          </table:table-cell>
          <table:table-cell table:formula="of:=[.M170]&amp;&quot;, &quot;" office:value-type="string" office:string-value="85, " calcext:value-type="string">
            <text:p>85, </text:p>
          </table:table-cell>
          <table:table-cell table:formula="of:=[.N170]&amp;&quot;, &quot;" office:value-type="string" office:string-value="95, " calcext:value-type="string">
            <text:p>95, </text:p>
          </table:table-cell>
          <table:table-cell table:formula="of:=[.O170]&amp;&quot;, &quot;" office:value-type="string" office:string-value="105, " calcext:value-type="string">
            <text:p>105, </text:p>
          </table:table-cell>
          <table:table-cell table:formula="of:=[.P170]&amp;&quot;, &quot;" office:value-type="string" office:string-value="115, " calcext:value-type="string">
            <text:p>115, </text:p>
          </table:table-cell>
          <table:table-cell table:formula="of:=[.Q170]&amp;&quot;, &quot;" office:value-type="string" office:string-value="125, " calcext:value-type="string">
            <text:p>125, </text:p>
          </table:table-cell>
          <table:table-cell table:formula="of:=[.R170]&amp;&quot;, &quot;" office:value-type="string" office:string-value="135, " calcext:value-type="string">
            <text:p>135, </text:p>
          </table:table-cell>
          <table:table-cell table:formula="of:=[.S170]&amp;&quot;, &quot;" office:value-type="string" office:string-value="145, " calcext:value-type="string">
            <text:p>145, </text:p>
          </table:table-cell>
          <table:table-cell table:formula="of:=[.T170]&amp;&quot;, &quot;" office:value-type="string" office:string-value="155, " calcext:value-type="string">
            <text:p>155, </text:p>
          </table:table-cell>
          <table:table-cell table:formula="of:=[.U170]&amp;&quot;, &quot;" office:value-type="string" office:string-value="165, " calcext:value-type="string">
            <text:p>165, </text:p>
          </table:table-cell>
          <table:table-cell table:formula="of:=[.V170]&amp;&quot;},&quot;" office:value-type="string" office:string-value="175}," calcext:value-type="string">
            <text:p>175},</text:p>
          </table:table-cell>
          <table:table-cell table:number-columns-repeated="981"/>
        </table:table-row>
        <table:table-row table:style-name="ro1">
          <table:table-cell office:value-type="float" office:value="170" calcext:value-type="float">
            <text:p>170</text:p>
          </table:table-cell>
          <table:table-cell office:value-type="float" office:value="1.69" calcext:value-type="float">
            <text:p>1.69</text:p>
          </table:table-cell>
          <table:table-cell table:style-name="ce2" table:formula="of:=MOD([.E171];360)&lt;1" office:value-type="boolean" office:boolean-value="false" calcext:value-type="boolean">
            <text:p>FALSE</text:p>
          </table:table-cell>
          <table:table-cell table:style-name="ce2" table:formula="of:=MOD([.F171];360)&lt;1" office:value-type="boolean" office:boolean-value="false" calcext:value-type="boolean">
            <text:p>FALSE</text:p>
          </table:table-cell>
          <table:table-cell table:formula="of:=4.8+[.E170]" office:value-type="float" office:value="515.200000000001" calcext:value-type="float">
            <text:p>515.200000000001</text:p>
          </table:table-cell>
          <table:table-cell table:formula="of:=4.8+[.F170]" office:value-type="float" office:value="319.2" calcext:value-type="float">
            <text:p>319.2</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71];[.AA171];[.AB171];[.AC171];[.AD171];[.AE171];[.AF171];[.AG171];[.AH171];[.AI171];[.AJ171];[.AK171];[.AL171];[.AM171];[.AN171];[.AO171];[.AP171];[.AQ171])" office:value-type="string" office:string-value="  {18959, 21680, 25, 35, 45, 55, 65, 75, 85, 95, 105, 115, 125, 135, 145, 155, 165, 175}," calcext:value-type="string">
            <text:p><text:s text:c="2"/>{18959, 21680, 25, 35, 45, 55, 65, 75, 85, 95, 105, 115, 125, 135, 145, 155, 165, 175},</text:p>
          </table:table-cell>
          <table:table-cell/>
          <table:table-cell table:formula="of:=&quot;  {&quot;&amp;INT(MOD([.E171];360)/360*5974)+IF([.C171];32768;0)+16384&amp;&quot;, &quot;" office:value-type="string" office:string-value="  {18959, " calcext:value-type="string">
            <text:p><text:s text:c="2"/>{18959, </text:p>
          </table:table-cell>
          <table:table-cell table:formula="of:=INT(MOD([.F171];360)/360*5974)+IF([.D171];32768;0)+16384&amp;&quot;, &quot;" office:value-type="string" office:string-value="21680, " calcext:value-type="string">
            <text:p>21680, </text:p>
          </table:table-cell>
          <table:table-cell table:formula="of:=[.G171]&amp;&quot;, &quot;" office:value-type="string" office:string-value="25, " calcext:value-type="string">
            <text:p>25, </text:p>
          </table:table-cell>
          <table:table-cell table:formula="of:=[.H171]&amp;&quot;, &quot;" office:value-type="string" office:string-value="35, " calcext:value-type="string">
            <text:p>35, </text:p>
          </table:table-cell>
          <table:table-cell table:formula="of:=[.I171]&amp;&quot;, &quot;" office:value-type="string" office:string-value="45, " calcext:value-type="string">
            <text:p>45, </text:p>
          </table:table-cell>
          <table:table-cell table:formula="of:=[.J171]&amp;&quot;, &quot;" office:value-type="string" office:string-value="55, " calcext:value-type="string">
            <text:p>55, </text:p>
          </table:table-cell>
          <table:table-cell table:formula="of:=[.K171]&amp;&quot;, &quot;" office:value-type="string" office:string-value="65, " calcext:value-type="string">
            <text:p>65, </text:p>
          </table:table-cell>
          <table:table-cell table:formula="of:=[.L171]&amp;&quot;, &quot;" office:value-type="string" office:string-value="75, " calcext:value-type="string">
            <text:p>75, </text:p>
          </table:table-cell>
          <table:table-cell table:formula="of:=[.M171]&amp;&quot;, &quot;" office:value-type="string" office:string-value="85, " calcext:value-type="string">
            <text:p>85, </text:p>
          </table:table-cell>
          <table:table-cell table:formula="of:=[.N171]&amp;&quot;, &quot;" office:value-type="string" office:string-value="95, " calcext:value-type="string">
            <text:p>95, </text:p>
          </table:table-cell>
          <table:table-cell table:formula="of:=[.O171]&amp;&quot;, &quot;" office:value-type="string" office:string-value="105, " calcext:value-type="string">
            <text:p>105, </text:p>
          </table:table-cell>
          <table:table-cell table:formula="of:=[.P171]&amp;&quot;, &quot;" office:value-type="string" office:string-value="115, " calcext:value-type="string">
            <text:p>115, </text:p>
          </table:table-cell>
          <table:table-cell table:formula="of:=[.Q171]&amp;&quot;, &quot;" office:value-type="string" office:string-value="125, " calcext:value-type="string">
            <text:p>125, </text:p>
          </table:table-cell>
          <table:table-cell table:formula="of:=[.R171]&amp;&quot;, &quot;" office:value-type="string" office:string-value="135, " calcext:value-type="string">
            <text:p>135, </text:p>
          </table:table-cell>
          <table:table-cell table:formula="of:=[.S171]&amp;&quot;, &quot;" office:value-type="string" office:string-value="145, " calcext:value-type="string">
            <text:p>145, </text:p>
          </table:table-cell>
          <table:table-cell table:formula="of:=[.T171]&amp;&quot;, &quot;" office:value-type="string" office:string-value="155, " calcext:value-type="string">
            <text:p>155, </text:p>
          </table:table-cell>
          <table:table-cell table:formula="of:=[.U171]&amp;&quot;, &quot;" office:value-type="string" office:string-value="165, " calcext:value-type="string">
            <text:p>165, </text:p>
          </table:table-cell>
          <table:table-cell table:formula="of:=[.V171]&amp;&quot;},&quot;" office:value-type="string" office:string-value="175}," calcext:value-type="string">
            <text:p>175},</text:p>
          </table:table-cell>
          <table:table-cell table:number-columns-repeated="981"/>
        </table:table-row>
        <table:table-row table:style-name="ro1">
          <table:table-cell office:value-type="float" office:value="171" calcext:value-type="float">
            <text:p>171</text:p>
          </table:table-cell>
          <table:table-cell office:value-type="float" office:value="1.7" calcext:value-type="float">
            <text:p>1.7</text:p>
          </table:table-cell>
          <table:table-cell table:style-name="ce2" table:formula="of:=MOD([.E172];360)&lt;1" office:value-type="boolean" office:boolean-value="false" calcext:value-type="boolean">
            <text:p>FALSE</text:p>
          </table:table-cell>
          <table:table-cell table:style-name="ce2" table:formula="of:=MOD([.F172];360)&lt;1" office:value-type="boolean" office:boolean-value="false" calcext:value-type="boolean">
            <text:p>FALSE</text:p>
          </table:table-cell>
          <table:table-cell table:formula="of:=4.8+[.E171]" office:value-type="float" office:value="520.000000000001" calcext:value-type="float">
            <text:p>520.000000000001</text:p>
          </table:table-cell>
          <table:table-cell table:formula="of:=4.8+[.F171]" office:value-type="float" office:value="324" calcext:value-type="float">
            <text:p>324</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72];[.AA172];[.AB172];[.AC172];[.AD172];[.AE172];[.AF172];[.AG172];[.AH172];[.AI172];[.AJ172];[.AK172];[.AL172];[.AM172];[.AN172];[.AO172];[.AP172];[.AQ172])" office:value-type="string" office:string-value="  {19039, 21760, 25, 35, 45, 55, 65, 75, 85, 95, 105, 115, 125, 135, 145, 155, 165, 175}," calcext:value-type="string">
            <text:p><text:s text:c="2"/>{19039, 21760, 25, 35, 45, 55, 65, 75, 85, 95, 105, 115, 125, 135, 145, 155, 165, 175},</text:p>
          </table:table-cell>
          <table:table-cell/>
          <table:table-cell table:formula="of:=&quot;  {&quot;&amp;INT(MOD([.E172];360)/360*5974)+IF([.C172];32768;0)+16384&amp;&quot;, &quot;" office:value-type="string" office:string-value="  {19039, " calcext:value-type="string">
            <text:p><text:s text:c="2"/>{19039, </text:p>
          </table:table-cell>
          <table:table-cell table:formula="of:=INT(MOD([.F172];360)/360*5974)+IF([.D172];32768;0)+16384&amp;&quot;, &quot;" office:value-type="string" office:string-value="21760, " calcext:value-type="string">
            <text:p>21760, </text:p>
          </table:table-cell>
          <table:table-cell table:formula="of:=[.G172]&amp;&quot;, &quot;" office:value-type="string" office:string-value="25, " calcext:value-type="string">
            <text:p>25, </text:p>
          </table:table-cell>
          <table:table-cell table:formula="of:=[.H172]&amp;&quot;, &quot;" office:value-type="string" office:string-value="35, " calcext:value-type="string">
            <text:p>35, </text:p>
          </table:table-cell>
          <table:table-cell table:formula="of:=[.I172]&amp;&quot;, &quot;" office:value-type="string" office:string-value="45, " calcext:value-type="string">
            <text:p>45, </text:p>
          </table:table-cell>
          <table:table-cell table:formula="of:=[.J172]&amp;&quot;, &quot;" office:value-type="string" office:string-value="55, " calcext:value-type="string">
            <text:p>55, </text:p>
          </table:table-cell>
          <table:table-cell table:formula="of:=[.K172]&amp;&quot;, &quot;" office:value-type="string" office:string-value="65, " calcext:value-type="string">
            <text:p>65, </text:p>
          </table:table-cell>
          <table:table-cell table:formula="of:=[.L172]&amp;&quot;, &quot;" office:value-type="string" office:string-value="75, " calcext:value-type="string">
            <text:p>75, </text:p>
          </table:table-cell>
          <table:table-cell table:formula="of:=[.M172]&amp;&quot;, &quot;" office:value-type="string" office:string-value="85, " calcext:value-type="string">
            <text:p>85, </text:p>
          </table:table-cell>
          <table:table-cell table:formula="of:=[.N172]&amp;&quot;, &quot;" office:value-type="string" office:string-value="95, " calcext:value-type="string">
            <text:p>95, </text:p>
          </table:table-cell>
          <table:table-cell table:formula="of:=[.O172]&amp;&quot;, &quot;" office:value-type="string" office:string-value="105, " calcext:value-type="string">
            <text:p>105, </text:p>
          </table:table-cell>
          <table:table-cell table:formula="of:=[.P172]&amp;&quot;, &quot;" office:value-type="string" office:string-value="115, " calcext:value-type="string">
            <text:p>115, </text:p>
          </table:table-cell>
          <table:table-cell table:formula="of:=[.Q172]&amp;&quot;, &quot;" office:value-type="string" office:string-value="125, " calcext:value-type="string">
            <text:p>125, </text:p>
          </table:table-cell>
          <table:table-cell table:formula="of:=[.R172]&amp;&quot;, &quot;" office:value-type="string" office:string-value="135, " calcext:value-type="string">
            <text:p>135, </text:p>
          </table:table-cell>
          <table:table-cell table:formula="of:=[.S172]&amp;&quot;, &quot;" office:value-type="string" office:string-value="145, " calcext:value-type="string">
            <text:p>145, </text:p>
          </table:table-cell>
          <table:table-cell table:formula="of:=[.T172]&amp;&quot;, &quot;" office:value-type="string" office:string-value="155, " calcext:value-type="string">
            <text:p>155, </text:p>
          </table:table-cell>
          <table:table-cell table:formula="of:=[.U172]&amp;&quot;, &quot;" office:value-type="string" office:string-value="165, " calcext:value-type="string">
            <text:p>165, </text:p>
          </table:table-cell>
          <table:table-cell table:formula="of:=[.V172]&amp;&quot;},&quot;" office:value-type="string" office:string-value="175}," calcext:value-type="string">
            <text:p>175},</text:p>
          </table:table-cell>
          <table:table-cell table:number-columns-repeated="981"/>
        </table:table-row>
        <table:table-row table:style-name="ro1">
          <table:table-cell office:value-type="float" office:value="172" calcext:value-type="float">
            <text:p>172</text:p>
          </table:table-cell>
          <table:table-cell office:value-type="float" office:value="1.71" calcext:value-type="float">
            <text:p>1.71</text:p>
          </table:table-cell>
          <table:table-cell table:style-name="ce2" table:formula="of:=MOD([.E173];360)&lt;1" office:value-type="boolean" office:boolean-value="false" calcext:value-type="boolean">
            <text:p>FALSE</text:p>
          </table:table-cell>
          <table:table-cell table:style-name="ce2" table:formula="of:=MOD([.F173];360)&lt;1" office:value-type="boolean" office:boolean-value="false" calcext:value-type="boolean">
            <text:p>FALSE</text:p>
          </table:table-cell>
          <table:table-cell table:formula="of:=4.8+[.E172]" office:value-type="float" office:value="524.800000000001" calcext:value-type="float">
            <text:p>524.800000000001</text:p>
          </table:table-cell>
          <table:table-cell table:formula="of:=4.8+[.F172]" office:value-type="float" office:value="328.8" calcext:value-type="float">
            <text:p>328.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73];[.AA173];[.AB173];[.AC173];[.AD173];[.AE173];[.AF173];[.AG173];[.AH173];[.AI173];[.AJ173];[.AK173];[.AL173];[.AM173];[.AN173];[.AO173];[.AP173];[.AQ173])" office:value-type="string" office:string-value="  {19118, 21840, 25, 35, 45, 55, 65, 75, 85, 95, 105, 115, 125, 135, 145, 155, 165, 175}," calcext:value-type="string">
            <text:p><text:s text:c="2"/>{19118, 21840, 25, 35, 45, 55, 65, 75, 85, 95, 105, 115, 125, 135, 145, 155, 165, 175},</text:p>
          </table:table-cell>
          <table:table-cell/>
          <table:table-cell table:formula="of:=&quot;  {&quot;&amp;INT(MOD([.E173];360)/360*5974)+IF([.C173];32768;0)+16384&amp;&quot;, &quot;" office:value-type="string" office:string-value="  {19118, " calcext:value-type="string">
            <text:p><text:s text:c="2"/>{19118, </text:p>
          </table:table-cell>
          <table:table-cell table:formula="of:=INT(MOD([.F173];360)/360*5974)+IF([.D173];32768;0)+16384&amp;&quot;, &quot;" office:value-type="string" office:string-value="21840, " calcext:value-type="string">
            <text:p>21840, </text:p>
          </table:table-cell>
          <table:table-cell table:formula="of:=[.G173]&amp;&quot;, &quot;" office:value-type="string" office:string-value="25, " calcext:value-type="string">
            <text:p>25, </text:p>
          </table:table-cell>
          <table:table-cell table:formula="of:=[.H173]&amp;&quot;, &quot;" office:value-type="string" office:string-value="35, " calcext:value-type="string">
            <text:p>35, </text:p>
          </table:table-cell>
          <table:table-cell table:formula="of:=[.I173]&amp;&quot;, &quot;" office:value-type="string" office:string-value="45, " calcext:value-type="string">
            <text:p>45, </text:p>
          </table:table-cell>
          <table:table-cell table:formula="of:=[.J173]&amp;&quot;, &quot;" office:value-type="string" office:string-value="55, " calcext:value-type="string">
            <text:p>55, </text:p>
          </table:table-cell>
          <table:table-cell table:formula="of:=[.K173]&amp;&quot;, &quot;" office:value-type="string" office:string-value="65, " calcext:value-type="string">
            <text:p>65, </text:p>
          </table:table-cell>
          <table:table-cell table:formula="of:=[.L173]&amp;&quot;, &quot;" office:value-type="string" office:string-value="75, " calcext:value-type="string">
            <text:p>75, </text:p>
          </table:table-cell>
          <table:table-cell table:formula="of:=[.M173]&amp;&quot;, &quot;" office:value-type="string" office:string-value="85, " calcext:value-type="string">
            <text:p>85, </text:p>
          </table:table-cell>
          <table:table-cell table:formula="of:=[.N173]&amp;&quot;, &quot;" office:value-type="string" office:string-value="95, " calcext:value-type="string">
            <text:p>95, </text:p>
          </table:table-cell>
          <table:table-cell table:formula="of:=[.O173]&amp;&quot;, &quot;" office:value-type="string" office:string-value="105, " calcext:value-type="string">
            <text:p>105, </text:p>
          </table:table-cell>
          <table:table-cell table:formula="of:=[.P173]&amp;&quot;, &quot;" office:value-type="string" office:string-value="115, " calcext:value-type="string">
            <text:p>115, </text:p>
          </table:table-cell>
          <table:table-cell table:formula="of:=[.Q173]&amp;&quot;, &quot;" office:value-type="string" office:string-value="125, " calcext:value-type="string">
            <text:p>125, </text:p>
          </table:table-cell>
          <table:table-cell table:formula="of:=[.R173]&amp;&quot;, &quot;" office:value-type="string" office:string-value="135, " calcext:value-type="string">
            <text:p>135, </text:p>
          </table:table-cell>
          <table:table-cell table:formula="of:=[.S173]&amp;&quot;, &quot;" office:value-type="string" office:string-value="145, " calcext:value-type="string">
            <text:p>145, </text:p>
          </table:table-cell>
          <table:table-cell table:formula="of:=[.T173]&amp;&quot;, &quot;" office:value-type="string" office:string-value="155, " calcext:value-type="string">
            <text:p>155, </text:p>
          </table:table-cell>
          <table:table-cell table:formula="of:=[.U173]&amp;&quot;, &quot;" office:value-type="string" office:string-value="165, " calcext:value-type="string">
            <text:p>165, </text:p>
          </table:table-cell>
          <table:table-cell table:formula="of:=[.V173]&amp;&quot;},&quot;" office:value-type="string" office:string-value="175}," calcext:value-type="string">
            <text:p>175},</text:p>
          </table:table-cell>
          <table:table-cell table:number-columns-repeated="981"/>
        </table:table-row>
        <table:table-row table:style-name="ro1">
          <table:table-cell office:value-type="float" office:value="173" calcext:value-type="float">
            <text:p>173</text:p>
          </table:table-cell>
          <table:table-cell office:value-type="float" office:value="1.72" calcext:value-type="float">
            <text:p>1.72</text:p>
          </table:table-cell>
          <table:table-cell table:style-name="ce2" table:formula="of:=MOD([.E174];360)&lt;1" office:value-type="boolean" office:boolean-value="false" calcext:value-type="boolean">
            <text:p>FALSE</text:p>
          </table:table-cell>
          <table:table-cell table:style-name="ce2" table:formula="of:=MOD([.F174];360)&lt;1" office:value-type="boolean" office:boolean-value="false" calcext:value-type="boolean">
            <text:p>FALSE</text:p>
          </table:table-cell>
          <table:table-cell table:formula="of:=4.8+[.E173]" office:value-type="float" office:value="529.600000000001" calcext:value-type="float">
            <text:p>529.600000000001</text:p>
          </table:table-cell>
          <table:table-cell table:formula="of:=4.8+[.F173]" office:value-type="float" office:value="333.6" calcext:value-type="float">
            <text:p>333.6</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74];[.AA174];[.AB174];[.AC174];[.AD174];[.AE174];[.AF174];[.AG174];[.AH174];[.AI174];[.AJ174];[.AK174];[.AL174];[.AM174];[.AN174];[.AO174];[.AP174];[.AQ174])" office:value-type="string" office:string-value="  {19198, 21919, 25, 35, 45, 55, 65, 75, 85, 95, 105, 115, 125, 135, 145, 155, 165, 175}," calcext:value-type="string">
            <text:p><text:s text:c="2"/>{19198, 21919, 25, 35, 45, 55, 65, 75, 85, 95, 105, 115, 125, 135, 145, 155, 165, 175},</text:p>
          </table:table-cell>
          <table:table-cell/>
          <table:table-cell table:formula="of:=&quot;  {&quot;&amp;INT(MOD([.E174];360)/360*5974)+IF([.C174];32768;0)+16384&amp;&quot;, &quot;" office:value-type="string" office:string-value="  {19198, " calcext:value-type="string">
            <text:p><text:s text:c="2"/>{19198, </text:p>
          </table:table-cell>
          <table:table-cell table:formula="of:=INT(MOD([.F174];360)/360*5974)+IF([.D174];32768;0)+16384&amp;&quot;, &quot;" office:value-type="string" office:string-value="21919, " calcext:value-type="string">
            <text:p>21919, </text:p>
          </table:table-cell>
          <table:table-cell table:formula="of:=[.G174]&amp;&quot;, &quot;" office:value-type="string" office:string-value="25, " calcext:value-type="string">
            <text:p>25, </text:p>
          </table:table-cell>
          <table:table-cell table:formula="of:=[.H174]&amp;&quot;, &quot;" office:value-type="string" office:string-value="35, " calcext:value-type="string">
            <text:p>35, </text:p>
          </table:table-cell>
          <table:table-cell table:formula="of:=[.I174]&amp;&quot;, &quot;" office:value-type="string" office:string-value="45, " calcext:value-type="string">
            <text:p>45, </text:p>
          </table:table-cell>
          <table:table-cell table:formula="of:=[.J174]&amp;&quot;, &quot;" office:value-type="string" office:string-value="55, " calcext:value-type="string">
            <text:p>55, </text:p>
          </table:table-cell>
          <table:table-cell table:formula="of:=[.K174]&amp;&quot;, &quot;" office:value-type="string" office:string-value="65, " calcext:value-type="string">
            <text:p>65, </text:p>
          </table:table-cell>
          <table:table-cell table:formula="of:=[.L174]&amp;&quot;, &quot;" office:value-type="string" office:string-value="75, " calcext:value-type="string">
            <text:p>75, </text:p>
          </table:table-cell>
          <table:table-cell table:formula="of:=[.M174]&amp;&quot;, &quot;" office:value-type="string" office:string-value="85, " calcext:value-type="string">
            <text:p>85, </text:p>
          </table:table-cell>
          <table:table-cell table:formula="of:=[.N174]&amp;&quot;, &quot;" office:value-type="string" office:string-value="95, " calcext:value-type="string">
            <text:p>95, </text:p>
          </table:table-cell>
          <table:table-cell table:formula="of:=[.O174]&amp;&quot;, &quot;" office:value-type="string" office:string-value="105, " calcext:value-type="string">
            <text:p>105, </text:p>
          </table:table-cell>
          <table:table-cell table:formula="of:=[.P174]&amp;&quot;, &quot;" office:value-type="string" office:string-value="115, " calcext:value-type="string">
            <text:p>115, </text:p>
          </table:table-cell>
          <table:table-cell table:formula="of:=[.Q174]&amp;&quot;, &quot;" office:value-type="string" office:string-value="125, " calcext:value-type="string">
            <text:p>125, </text:p>
          </table:table-cell>
          <table:table-cell table:formula="of:=[.R174]&amp;&quot;, &quot;" office:value-type="string" office:string-value="135, " calcext:value-type="string">
            <text:p>135, </text:p>
          </table:table-cell>
          <table:table-cell table:formula="of:=[.S174]&amp;&quot;, &quot;" office:value-type="string" office:string-value="145, " calcext:value-type="string">
            <text:p>145, </text:p>
          </table:table-cell>
          <table:table-cell table:formula="of:=[.T174]&amp;&quot;, &quot;" office:value-type="string" office:string-value="155, " calcext:value-type="string">
            <text:p>155, </text:p>
          </table:table-cell>
          <table:table-cell table:formula="of:=[.U174]&amp;&quot;, &quot;" office:value-type="string" office:string-value="165, " calcext:value-type="string">
            <text:p>165, </text:p>
          </table:table-cell>
          <table:table-cell table:formula="of:=[.V174]&amp;&quot;},&quot;" office:value-type="string" office:string-value="175}," calcext:value-type="string">
            <text:p>175},</text:p>
          </table:table-cell>
          <table:table-cell table:number-columns-repeated="981"/>
        </table:table-row>
        <table:table-row table:style-name="ro1">
          <table:table-cell office:value-type="float" office:value="174" calcext:value-type="float">
            <text:p>174</text:p>
          </table:table-cell>
          <table:table-cell office:value-type="float" office:value="1.73" calcext:value-type="float">
            <text:p>1.73</text:p>
          </table:table-cell>
          <table:table-cell table:style-name="ce2" table:formula="of:=MOD([.E175];360)&lt;1" office:value-type="boolean" office:boolean-value="false" calcext:value-type="boolean">
            <text:p>FALSE</text:p>
          </table:table-cell>
          <table:table-cell table:style-name="ce2" table:formula="of:=MOD([.F175];360)&lt;1" office:value-type="boolean" office:boolean-value="false" calcext:value-type="boolean">
            <text:p>FALSE</text:p>
          </table:table-cell>
          <table:table-cell table:formula="of:=4.8+[.E174]" office:value-type="float" office:value="534.400000000001" calcext:value-type="float">
            <text:p>534.400000000001</text:p>
          </table:table-cell>
          <table:table-cell table:formula="of:=4.8+[.F174]" office:value-type="float" office:value="338.4" calcext:value-type="float">
            <text:p>338.4</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75];[.AA175];[.AB175];[.AC175];[.AD175];[.AE175];[.AF175];[.AG175];[.AH175];[.AI175];[.AJ175];[.AK175];[.AL175];[.AM175];[.AN175];[.AO175];[.AP175];[.AQ175])" office:value-type="string" office:string-value="  {19278, 21999, 25, 35, 45, 55, 65, 75, 85, 95, 105, 115, 125, 135, 145, 155, 165, 175}," calcext:value-type="string">
            <text:p><text:s text:c="2"/>{19278, 21999, 25, 35, 45, 55, 65, 75, 85, 95, 105, 115, 125, 135, 145, 155, 165, 175},</text:p>
          </table:table-cell>
          <table:table-cell/>
          <table:table-cell table:formula="of:=&quot;  {&quot;&amp;INT(MOD([.E175];360)/360*5974)+IF([.C175];32768;0)+16384&amp;&quot;, &quot;" office:value-type="string" office:string-value="  {19278, " calcext:value-type="string">
            <text:p><text:s text:c="2"/>{19278, </text:p>
          </table:table-cell>
          <table:table-cell table:formula="of:=INT(MOD([.F175];360)/360*5974)+IF([.D175];32768;0)+16384&amp;&quot;, &quot;" office:value-type="string" office:string-value="21999, " calcext:value-type="string">
            <text:p>21999, </text:p>
          </table:table-cell>
          <table:table-cell table:formula="of:=[.G175]&amp;&quot;, &quot;" office:value-type="string" office:string-value="25, " calcext:value-type="string">
            <text:p>25, </text:p>
          </table:table-cell>
          <table:table-cell table:formula="of:=[.H175]&amp;&quot;, &quot;" office:value-type="string" office:string-value="35, " calcext:value-type="string">
            <text:p>35, </text:p>
          </table:table-cell>
          <table:table-cell table:formula="of:=[.I175]&amp;&quot;, &quot;" office:value-type="string" office:string-value="45, " calcext:value-type="string">
            <text:p>45, </text:p>
          </table:table-cell>
          <table:table-cell table:formula="of:=[.J175]&amp;&quot;, &quot;" office:value-type="string" office:string-value="55, " calcext:value-type="string">
            <text:p>55, </text:p>
          </table:table-cell>
          <table:table-cell table:formula="of:=[.K175]&amp;&quot;, &quot;" office:value-type="string" office:string-value="65, " calcext:value-type="string">
            <text:p>65, </text:p>
          </table:table-cell>
          <table:table-cell table:formula="of:=[.L175]&amp;&quot;, &quot;" office:value-type="string" office:string-value="75, " calcext:value-type="string">
            <text:p>75, </text:p>
          </table:table-cell>
          <table:table-cell table:formula="of:=[.M175]&amp;&quot;, &quot;" office:value-type="string" office:string-value="85, " calcext:value-type="string">
            <text:p>85, </text:p>
          </table:table-cell>
          <table:table-cell table:formula="of:=[.N175]&amp;&quot;, &quot;" office:value-type="string" office:string-value="95, " calcext:value-type="string">
            <text:p>95, </text:p>
          </table:table-cell>
          <table:table-cell table:formula="of:=[.O175]&amp;&quot;, &quot;" office:value-type="string" office:string-value="105, " calcext:value-type="string">
            <text:p>105, </text:p>
          </table:table-cell>
          <table:table-cell table:formula="of:=[.P175]&amp;&quot;, &quot;" office:value-type="string" office:string-value="115, " calcext:value-type="string">
            <text:p>115, </text:p>
          </table:table-cell>
          <table:table-cell table:formula="of:=[.Q175]&amp;&quot;, &quot;" office:value-type="string" office:string-value="125, " calcext:value-type="string">
            <text:p>125, </text:p>
          </table:table-cell>
          <table:table-cell table:formula="of:=[.R175]&amp;&quot;, &quot;" office:value-type="string" office:string-value="135, " calcext:value-type="string">
            <text:p>135, </text:p>
          </table:table-cell>
          <table:table-cell table:formula="of:=[.S175]&amp;&quot;, &quot;" office:value-type="string" office:string-value="145, " calcext:value-type="string">
            <text:p>145, </text:p>
          </table:table-cell>
          <table:table-cell table:formula="of:=[.T175]&amp;&quot;, &quot;" office:value-type="string" office:string-value="155, " calcext:value-type="string">
            <text:p>155, </text:p>
          </table:table-cell>
          <table:table-cell table:formula="of:=[.U175]&amp;&quot;, &quot;" office:value-type="string" office:string-value="165, " calcext:value-type="string">
            <text:p>165, </text:p>
          </table:table-cell>
          <table:table-cell table:formula="of:=[.V175]&amp;&quot;},&quot;" office:value-type="string" office:string-value="175}," calcext:value-type="string">
            <text:p>175},</text:p>
          </table:table-cell>
          <table:table-cell table:number-columns-repeated="981"/>
        </table:table-row>
        <table:table-row table:style-name="ro1">
          <table:table-cell office:value-type="float" office:value="175" calcext:value-type="float">
            <text:p>175</text:p>
          </table:table-cell>
          <table:table-cell office:value-type="float" office:value="1.74" calcext:value-type="float">
            <text:p>1.74</text:p>
          </table:table-cell>
          <table:table-cell table:style-name="ce2" table:formula="of:=MOD([.E176];360)&lt;1" office:value-type="boolean" office:boolean-value="false" calcext:value-type="boolean">
            <text:p>FALSE</text:p>
          </table:table-cell>
          <table:table-cell table:style-name="ce2" table:formula="of:=MOD([.F176];360)&lt;1" office:value-type="boolean" office:boolean-value="false" calcext:value-type="boolean">
            <text:p>FALSE</text:p>
          </table:table-cell>
          <table:table-cell table:formula="of:=4.8+[.E175]" office:value-type="float" office:value="539.200000000001" calcext:value-type="float">
            <text:p>539.200000000001</text:p>
          </table:table-cell>
          <table:table-cell table:formula="of:=0.8+[.F175]" office:value-type="float" office:value="339.2" calcext:value-type="float">
            <text:p>339.2</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76];[.AA176];[.AB176];[.AC176];[.AD176];[.AE176];[.AF176];[.AG176];[.AH176];[.AI176];[.AJ176];[.AK176];[.AL176];[.AM176];[.AN176];[.AO176];[.AP176];[.AQ176])" office:value-type="string" office:string-value="  {19357, 22012, 25, 35, 45, 55, 65, 75, 85, 95, 105, 115, 125, 135, 145, 155, 165, 175}," calcext:value-type="string">
            <text:p><text:s text:c="2"/>{19357, 22012, 25, 35, 45, 55, 65, 75, 85, 95, 105, 115, 125, 135, 145, 155, 165, 175},</text:p>
          </table:table-cell>
          <table:table-cell/>
          <table:table-cell table:formula="of:=&quot;  {&quot;&amp;INT(MOD([.E176];360)/360*5974)+IF([.C176];32768;0)+16384&amp;&quot;, &quot;" office:value-type="string" office:string-value="  {19357, " calcext:value-type="string">
            <text:p><text:s text:c="2"/>{19357, </text:p>
          </table:table-cell>
          <table:table-cell table:formula="of:=INT(MOD([.F176];360)/360*5974)+IF([.D176];32768;0)+16384&amp;&quot;, &quot;" office:value-type="string" office:string-value="22012, " calcext:value-type="string">
            <text:p>22012, </text:p>
          </table:table-cell>
          <table:table-cell table:formula="of:=[.G176]&amp;&quot;, &quot;" office:value-type="string" office:string-value="25, " calcext:value-type="string">
            <text:p>25, </text:p>
          </table:table-cell>
          <table:table-cell table:formula="of:=[.H176]&amp;&quot;, &quot;" office:value-type="string" office:string-value="35, " calcext:value-type="string">
            <text:p>35, </text:p>
          </table:table-cell>
          <table:table-cell table:formula="of:=[.I176]&amp;&quot;, &quot;" office:value-type="string" office:string-value="45, " calcext:value-type="string">
            <text:p>45, </text:p>
          </table:table-cell>
          <table:table-cell table:formula="of:=[.J176]&amp;&quot;, &quot;" office:value-type="string" office:string-value="55, " calcext:value-type="string">
            <text:p>55, </text:p>
          </table:table-cell>
          <table:table-cell table:formula="of:=[.K176]&amp;&quot;, &quot;" office:value-type="string" office:string-value="65, " calcext:value-type="string">
            <text:p>65, </text:p>
          </table:table-cell>
          <table:table-cell table:formula="of:=[.L176]&amp;&quot;, &quot;" office:value-type="string" office:string-value="75, " calcext:value-type="string">
            <text:p>75, </text:p>
          </table:table-cell>
          <table:table-cell table:formula="of:=[.M176]&amp;&quot;, &quot;" office:value-type="string" office:string-value="85, " calcext:value-type="string">
            <text:p>85, </text:p>
          </table:table-cell>
          <table:table-cell table:formula="of:=[.N176]&amp;&quot;, &quot;" office:value-type="string" office:string-value="95, " calcext:value-type="string">
            <text:p>95, </text:p>
          </table:table-cell>
          <table:table-cell table:formula="of:=[.O176]&amp;&quot;, &quot;" office:value-type="string" office:string-value="105, " calcext:value-type="string">
            <text:p>105, </text:p>
          </table:table-cell>
          <table:table-cell table:formula="of:=[.P176]&amp;&quot;, &quot;" office:value-type="string" office:string-value="115, " calcext:value-type="string">
            <text:p>115, </text:p>
          </table:table-cell>
          <table:table-cell table:formula="of:=[.Q176]&amp;&quot;, &quot;" office:value-type="string" office:string-value="125, " calcext:value-type="string">
            <text:p>125, </text:p>
          </table:table-cell>
          <table:table-cell table:formula="of:=[.R176]&amp;&quot;, &quot;" office:value-type="string" office:string-value="135, " calcext:value-type="string">
            <text:p>135, </text:p>
          </table:table-cell>
          <table:table-cell table:formula="of:=[.S176]&amp;&quot;, &quot;" office:value-type="string" office:string-value="145, " calcext:value-type="string">
            <text:p>145, </text:p>
          </table:table-cell>
          <table:table-cell table:formula="of:=[.T176]&amp;&quot;, &quot;" office:value-type="string" office:string-value="155, " calcext:value-type="string">
            <text:p>155, </text:p>
          </table:table-cell>
          <table:table-cell table:formula="of:=[.U176]&amp;&quot;, &quot;" office:value-type="string" office:string-value="165, " calcext:value-type="string">
            <text:p>165, </text:p>
          </table:table-cell>
          <table:table-cell table:formula="of:=[.V176]&amp;&quot;},&quot;" office:value-type="string" office:string-value="175}," calcext:value-type="string">
            <text:p>175},</text:p>
          </table:table-cell>
          <table:table-cell table:number-columns-repeated="981"/>
        </table:table-row>
        <table:table-row table:style-name="ro1">
          <table:table-cell office:value-type="float" office:value="176" calcext:value-type="float">
            <text:p>176</text:p>
          </table:table-cell>
          <table:table-cell office:value-type="float" office:value="1.75" calcext:value-type="float">
            <text:p>1.75</text:p>
          </table:table-cell>
          <table:table-cell table:style-name="ce2" table:formula="of:=MOD([.E177];360)&lt;1" office:value-type="boolean" office:boolean-value="false" calcext:value-type="boolean">
            <text:p>FALSE</text:p>
          </table:table-cell>
          <table:table-cell table:style-name="ce2" table:formula="of:=MOD([.F177];360)&lt;1" office:value-type="boolean" office:boolean-value="false" calcext:value-type="boolean">
            <text:p>FALSE</text:p>
          </table:table-cell>
          <table:table-cell table:formula="of:=4.8+[.E176]" office:value-type="float" office:value="544.000000000001" calcext:value-type="float">
            <text:p>544.000000000001</text:p>
          </table:table-cell>
          <table:table-cell table:formula="of:=0.8+[.F176]" office:value-type="float" office:value="340" calcext:value-type="float">
            <text:p>340</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77];[.AA177];[.AB177];[.AC177];[.AD177];[.AE177];[.AF177];[.AG177];[.AH177];[.AI177];[.AJ177];[.AK177];[.AL177];[.AM177];[.AN177];[.AO177];[.AP177];[.AQ177])" office:value-type="string" office:string-value="  {19437, 22026, 25, 35, 45, 55, 65, 75, 85, 95, 105, 115, 125, 135, 145, 155, 165, 175}," calcext:value-type="string">
            <text:p><text:s text:c="2"/>{19437, 22026, 25, 35, 45, 55, 65, 75, 85, 95, 105, 115, 125, 135, 145, 155, 165, 175},</text:p>
          </table:table-cell>
          <table:table-cell/>
          <table:table-cell table:formula="of:=&quot;  {&quot;&amp;INT(MOD([.E177];360)/360*5974)+IF([.C177];32768;0)+16384&amp;&quot;, &quot;" office:value-type="string" office:string-value="  {19437, " calcext:value-type="string">
            <text:p><text:s text:c="2"/>{19437, </text:p>
          </table:table-cell>
          <table:table-cell table:formula="of:=INT(MOD([.F177];360)/360*5974)+IF([.D177];32768;0)+16384&amp;&quot;, &quot;" office:value-type="string" office:string-value="22026, " calcext:value-type="string">
            <text:p>22026, </text:p>
          </table:table-cell>
          <table:table-cell table:formula="of:=[.G177]&amp;&quot;, &quot;" office:value-type="string" office:string-value="25, " calcext:value-type="string">
            <text:p>25, </text:p>
          </table:table-cell>
          <table:table-cell table:formula="of:=[.H177]&amp;&quot;, &quot;" office:value-type="string" office:string-value="35, " calcext:value-type="string">
            <text:p>35, </text:p>
          </table:table-cell>
          <table:table-cell table:formula="of:=[.I177]&amp;&quot;, &quot;" office:value-type="string" office:string-value="45, " calcext:value-type="string">
            <text:p>45, </text:p>
          </table:table-cell>
          <table:table-cell table:formula="of:=[.J177]&amp;&quot;, &quot;" office:value-type="string" office:string-value="55, " calcext:value-type="string">
            <text:p>55, </text:p>
          </table:table-cell>
          <table:table-cell table:formula="of:=[.K177]&amp;&quot;, &quot;" office:value-type="string" office:string-value="65, " calcext:value-type="string">
            <text:p>65, </text:p>
          </table:table-cell>
          <table:table-cell table:formula="of:=[.L177]&amp;&quot;, &quot;" office:value-type="string" office:string-value="75, " calcext:value-type="string">
            <text:p>75, </text:p>
          </table:table-cell>
          <table:table-cell table:formula="of:=[.M177]&amp;&quot;, &quot;" office:value-type="string" office:string-value="85, " calcext:value-type="string">
            <text:p>85, </text:p>
          </table:table-cell>
          <table:table-cell table:formula="of:=[.N177]&amp;&quot;, &quot;" office:value-type="string" office:string-value="95, " calcext:value-type="string">
            <text:p>95, </text:p>
          </table:table-cell>
          <table:table-cell table:formula="of:=[.O177]&amp;&quot;, &quot;" office:value-type="string" office:string-value="105, " calcext:value-type="string">
            <text:p>105, </text:p>
          </table:table-cell>
          <table:table-cell table:formula="of:=[.P177]&amp;&quot;, &quot;" office:value-type="string" office:string-value="115, " calcext:value-type="string">
            <text:p>115, </text:p>
          </table:table-cell>
          <table:table-cell table:formula="of:=[.Q177]&amp;&quot;, &quot;" office:value-type="string" office:string-value="125, " calcext:value-type="string">
            <text:p>125, </text:p>
          </table:table-cell>
          <table:table-cell table:formula="of:=[.R177]&amp;&quot;, &quot;" office:value-type="string" office:string-value="135, " calcext:value-type="string">
            <text:p>135, </text:p>
          </table:table-cell>
          <table:table-cell table:formula="of:=[.S177]&amp;&quot;, &quot;" office:value-type="string" office:string-value="145, " calcext:value-type="string">
            <text:p>145, </text:p>
          </table:table-cell>
          <table:table-cell table:formula="of:=[.T177]&amp;&quot;, &quot;" office:value-type="string" office:string-value="155, " calcext:value-type="string">
            <text:p>155, </text:p>
          </table:table-cell>
          <table:table-cell table:formula="of:=[.U177]&amp;&quot;, &quot;" office:value-type="string" office:string-value="165, " calcext:value-type="string">
            <text:p>165, </text:p>
          </table:table-cell>
          <table:table-cell table:formula="of:=[.V177]&amp;&quot;},&quot;" office:value-type="string" office:string-value="175}," calcext:value-type="string">
            <text:p>175},</text:p>
          </table:table-cell>
          <table:table-cell table:number-columns-repeated="981"/>
        </table:table-row>
        <table:table-row table:style-name="ro1">
          <table:table-cell office:value-type="float" office:value="177" calcext:value-type="float">
            <text:p>177</text:p>
          </table:table-cell>
          <table:table-cell office:value-type="float" office:value="1.76" calcext:value-type="float">
            <text:p>1.76</text:p>
          </table:table-cell>
          <table:table-cell table:style-name="ce2" table:formula="of:=MOD([.E178];360)&lt;1" office:value-type="boolean" office:boolean-value="false" calcext:value-type="boolean">
            <text:p>FALSE</text:p>
          </table:table-cell>
          <table:table-cell table:style-name="ce2" table:formula="of:=MOD([.F178];360)&lt;1" office:value-type="boolean" office:boolean-value="false" calcext:value-type="boolean">
            <text:p>FALSE</text:p>
          </table:table-cell>
          <table:table-cell table:formula="of:=4.8+[.E177]" office:value-type="float" office:value="548.800000000001" calcext:value-type="float">
            <text:p>548.800000000001</text:p>
          </table:table-cell>
          <table:table-cell table:formula="of:=0.8+[.F177]" office:value-type="float" office:value="340.8" calcext:value-type="float">
            <text:p>340.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78];[.AA178];[.AB178];[.AC178];[.AD178];[.AE178];[.AF178];[.AG178];[.AH178];[.AI178];[.AJ178];[.AK178];[.AL178];[.AM178];[.AN178];[.AO178];[.AP178];[.AQ178])" office:value-type="string" office:string-value="  {19517, 22039, 25, 35, 45, 55, 65, 75, 85, 95, 105, 115, 125, 135, 145, 155, 165, 175}," calcext:value-type="string">
            <text:p><text:s text:c="2"/>{19517, 22039, 25, 35, 45, 55, 65, 75, 85, 95, 105, 115, 125, 135, 145, 155, 165, 175},</text:p>
          </table:table-cell>
          <table:table-cell/>
          <table:table-cell table:formula="of:=&quot;  {&quot;&amp;INT(MOD([.E178];360)/360*5974)+IF([.C178];32768;0)+16384&amp;&quot;, &quot;" office:value-type="string" office:string-value="  {19517, " calcext:value-type="string">
            <text:p><text:s text:c="2"/>{19517, </text:p>
          </table:table-cell>
          <table:table-cell table:formula="of:=INT(MOD([.F178];360)/360*5974)+IF([.D178];32768;0)+16384&amp;&quot;, &quot;" office:value-type="string" office:string-value="22039, " calcext:value-type="string">
            <text:p>22039, </text:p>
          </table:table-cell>
          <table:table-cell table:formula="of:=[.G178]&amp;&quot;, &quot;" office:value-type="string" office:string-value="25, " calcext:value-type="string">
            <text:p>25, </text:p>
          </table:table-cell>
          <table:table-cell table:formula="of:=[.H178]&amp;&quot;, &quot;" office:value-type="string" office:string-value="35, " calcext:value-type="string">
            <text:p>35, </text:p>
          </table:table-cell>
          <table:table-cell table:formula="of:=[.I178]&amp;&quot;, &quot;" office:value-type="string" office:string-value="45, " calcext:value-type="string">
            <text:p>45, </text:p>
          </table:table-cell>
          <table:table-cell table:formula="of:=[.J178]&amp;&quot;, &quot;" office:value-type="string" office:string-value="55, " calcext:value-type="string">
            <text:p>55, </text:p>
          </table:table-cell>
          <table:table-cell table:formula="of:=[.K178]&amp;&quot;, &quot;" office:value-type="string" office:string-value="65, " calcext:value-type="string">
            <text:p>65, </text:p>
          </table:table-cell>
          <table:table-cell table:formula="of:=[.L178]&amp;&quot;, &quot;" office:value-type="string" office:string-value="75, " calcext:value-type="string">
            <text:p>75, </text:p>
          </table:table-cell>
          <table:table-cell table:formula="of:=[.M178]&amp;&quot;, &quot;" office:value-type="string" office:string-value="85, " calcext:value-type="string">
            <text:p>85, </text:p>
          </table:table-cell>
          <table:table-cell table:formula="of:=[.N178]&amp;&quot;, &quot;" office:value-type="string" office:string-value="95, " calcext:value-type="string">
            <text:p>95, </text:p>
          </table:table-cell>
          <table:table-cell table:formula="of:=[.O178]&amp;&quot;, &quot;" office:value-type="string" office:string-value="105, " calcext:value-type="string">
            <text:p>105, </text:p>
          </table:table-cell>
          <table:table-cell table:formula="of:=[.P178]&amp;&quot;, &quot;" office:value-type="string" office:string-value="115, " calcext:value-type="string">
            <text:p>115, </text:p>
          </table:table-cell>
          <table:table-cell table:formula="of:=[.Q178]&amp;&quot;, &quot;" office:value-type="string" office:string-value="125, " calcext:value-type="string">
            <text:p>125, </text:p>
          </table:table-cell>
          <table:table-cell table:formula="of:=[.R178]&amp;&quot;, &quot;" office:value-type="string" office:string-value="135, " calcext:value-type="string">
            <text:p>135, </text:p>
          </table:table-cell>
          <table:table-cell table:formula="of:=[.S178]&amp;&quot;, &quot;" office:value-type="string" office:string-value="145, " calcext:value-type="string">
            <text:p>145, </text:p>
          </table:table-cell>
          <table:table-cell table:formula="of:=[.T178]&amp;&quot;, &quot;" office:value-type="string" office:string-value="155, " calcext:value-type="string">
            <text:p>155, </text:p>
          </table:table-cell>
          <table:table-cell table:formula="of:=[.U178]&amp;&quot;, &quot;" office:value-type="string" office:string-value="165, " calcext:value-type="string">
            <text:p>165, </text:p>
          </table:table-cell>
          <table:table-cell table:formula="of:=[.V178]&amp;&quot;},&quot;" office:value-type="string" office:string-value="175}," calcext:value-type="string">
            <text:p>175},</text:p>
          </table:table-cell>
          <table:table-cell table:number-columns-repeated="981"/>
        </table:table-row>
        <table:table-row table:style-name="ro1">
          <table:table-cell office:value-type="float" office:value="178" calcext:value-type="float">
            <text:p>178</text:p>
          </table:table-cell>
          <table:table-cell office:value-type="float" office:value="1.77" calcext:value-type="float">
            <text:p>1.77</text:p>
          </table:table-cell>
          <table:table-cell table:style-name="ce2" table:formula="of:=MOD([.E179];360)&lt;1" office:value-type="boolean" office:boolean-value="false" calcext:value-type="boolean">
            <text:p>FALSE</text:p>
          </table:table-cell>
          <table:table-cell table:style-name="ce2" table:formula="of:=MOD([.F179];360)&lt;1" office:value-type="boolean" office:boolean-value="false" calcext:value-type="boolean">
            <text:p>FALSE</text:p>
          </table:table-cell>
          <table:table-cell table:formula="of:=4.8+[.E178]" office:value-type="float" office:value="553.600000000001" calcext:value-type="float">
            <text:p>553.600000000001</text:p>
          </table:table-cell>
          <table:table-cell table:formula="of:=0.8+[.F178]" office:value-type="float" office:value="341.6" calcext:value-type="float">
            <text:p>341.6</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79];[.AA179];[.AB179];[.AC179];[.AD179];[.AE179];[.AF179];[.AG179];[.AH179];[.AI179];[.AJ179];[.AK179];[.AL179];[.AM179];[.AN179];[.AO179];[.AP179];[.AQ179])" office:value-type="string" office:string-value="  {19596, 22052, 25, 35, 45, 55, 65, 75, 85, 95, 105, 115, 125, 135, 145, 155, 165, 175}," calcext:value-type="string">
            <text:p><text:s text:c="2"/>{19596, 22052, 25, 35, 45, 55, 65, 75, 85, 95, 105, 115, 125, 135, 145, 155, 165, 175},</text:p>
          </table:table-cell>
          <table:table-cell/>
          <table:table-cell table:formula="of:=&quot;  {&quot;&amp;INT(MOD([.E179];360)/360*5974)+IF([.C179];32768;0)+16384&amp;&quot;, &quot;" office:value-type="string" office:string-value="  {19596, " calcext:value-type="string">
            <text:p><text:s text:c="2"/>{19596, </text:p>
          </table:table-cell>
          <table:table-cell table:formula="of:=INT(MOD([.F179];360)/360*5974)+IF([.D179];32768;0)+16384&amp;&quot;, &quot;" office:value-type="string" office:string-value="22052, " calcext:value-type="string">
            <text:p>22052, </text:p>
          </table:table-cell>
          <table:table-cell table:formula="of:=[.G179]&amp;&quot;, &quot;" office:value-type="string" office:string-value="25, " calcext:value-type="string">
            <text:p>25, </text:p>
          </table:table-cell>
          <table:table-cell table:formula="of:=[.H179]&amp;&quot;, &quot;" office:value-type="string" office:string-value="35, " calcext:value-type="string">
            <text:p>35, </text:p>
          </table:table-cell>
          <table:table-cell table:formula="of:=[.I179]&amp;&quot;, &quot;" office:value-type="string" office:string-value="45, " calcext:value-type="string">
            <text:p>45, </text:p>
          </table:table-cell>
          <table:table-cell table:formula="of:=[.J179]&amp;&quot;, &quot;" office:value-type="string" office:string-value="55, " calcext:value-type="string">
            <text:p>55, </text:p>
          </table:table-cell>
          <table:table-cell table:formula="of:=[.K179]&amp;&quot;, &quot;" office:value-type="string" office:string-value="65, " calcext:value-type="string">
            <text:p>65, </text:p>
          </table:table-cell>
          <table:table-cell table:formula="of:=[.L179]&amp;&quot;, &quot;" office:value-type="string" office:string-value="75, " calcext:value-type="string">
            <text:p>75, </text:p>
          </table:table-cell>
          <table:table-cell table:formula="of:=[.M179]&amp;&quot;, &quot;" office:value-type="string" office:string-value="85, " calcext:value-type="string">
            <text:p>85, </text:p>
          </table:table-cell>
          <table:table-cell table:formula="of:=[.N179]&amp;&quot;, &quot;" office:value-type="string" office:string-value="95, " calcext:value-type="string">
            <text:p>95, </text:p>
          </table:table-cell>
          <table:table-cell table:formula="of:=[.O179]&amp;&quot;, &quot;" office:value-type="string" office:string-value="105, " calcext:value-type="string">
            <text:p>105, </text:p>
          </table:table-cell>
          <table:table-cell table:formula="of:=[.P179]&amp;&quot;, &quot;" office:value-type="string" office:string-value="115, " calcext:value-type="string">
            <text:p>115, </text:p>
          </table:table-cell>
          <table:table-cell table:formula="of:=[.Q179]&amp;&quot;, &quot;" office:value-type="string" office:string-value="125, " calcext:value-type="string">
            <text:p>125, </text:p>
          </table:table-cell>
          <table:table-cell table:formula="of:=[.R179]&amp;&quot;, &quot;" office:value-type="string" office:string-value="135, " calcext:value-type="string">
            <text:p>135, </text:p>
          </table:table-cell>
          <table:table-cell table:formula="of:=[.S179]&amp;&quot;, &quot;" office:value-type="string" office:string-value="145, " calcext:value-type="string">
            <text:p>145, </text:p>
          </table:table-cell>
          <table:table-cell table:formula="of:=[.T179]&amp;&quot;, &quot;" office:value-type="string" office:string-value="155, " calcext:value-type="string">
            <text:p>155, </text:p>
          </table:table-cell>
          <table:table-cell table:formula="of:=[.U179]&amp;&quot;, &quot;" office:value-type="string" office:string-value="165, " calcext:value-type="string">
            <text:p>165, </text:p>
          </table:table-cell>
          <table:table-cell table:formula="of:=[.V179]&amp;&quot;},&quot;" office:value-type="string" office:string-value="175}," calcext:value-type="string">
            <text:p>175},</text:p>
          </table:table-cell>
          <table:table-cell table:number-columns-repeated="981"/>
        </table:table-row>
        <table:table-row table:style-name="ro1">
          <table:table-cell office:value-type="float" office:value="179" calcext:value-type="float">
            <text:p>179</text:p>
          </table:table-cell>
          <table:table-cell office:value-type="float" office:value="1.78" calcext:value-type="float">
            <text:p>1.78</text:p>
          </table:table-cell>
          <table:table-cell table:style-name="ce2" table:formula="of:=MOD([.E180];360)&lt;1" office:value-type="boolean" office:boolean-value="false" calcext:value-type="boolean">
            <text:p>FALSE</text:p>
          </table:table-cell>
          <table:table-cell table:style-name="ce2" table:formula="of:=MOD([.F180];360)&lt;1" office:value-type="boolean" office:boolean-value="false" calcext:value-type="boolean">
            <text:p>FALSE</text:p>
          </table:table-cell>
          <table:table-cell table:formula="of:=4.8+[.E179]" office:value-type="float" office:value="558.400000000001" calcext:value-type="float">
            <text:p>558.400000000001</text:p>
          </table:table-cell>
          <table:table-cell table:formula="of:=0.8+[.F179]" office:value-type="float" office:value="342.4" calcext:value-type="float">
            <text:p>342.4</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80];[.AA180];[.AB180];[.AC180];[.AD180];[.AE180];[.AF180];[.AG180];[.AH180];[.AI180];[.AJ180];[.AK180];[.AL180];[.AM180];[.AN180];[.AO180];[.AP180];[.AQ180])" office:value-type="string" office:string-value="  {19676, 22065, 25, 35, 45, 55, 65, 75, 85, 95, 105, 115, 125, 135, 145, 155, 165, 175}," calcext:value-type="string">
            <text:p><text:s text:c="2"/>{19676, 22065, 25, 35, 45, 55, 65, 75, 85, 95, 105, 115, 125, 135, 145, 155, 165, 175},</text:p>
          </table:table-cell>
          <table:table-cell/>
          <table:table-cell table:formula="of:=&quot;  {&quot;&amp;INT(MOD([.E180];360)/360*5974)+IF([.C180];32768;0)+16384&amp;&quot;, &quot;" office:value-type="string" office:string-value="  {19676, " calcext:value-type="string">
            <text:p><text:s text:c="2"/>{19676, </text:p>
          </table:table-cell>
          <table:table-cell table:formula="of:=INT(MOD([.F180];360)/360*5974)+IF([.D180];32768;0)+16384&amp;&quot;, &quot;" office:value-type="string" office:string-value="22065, " calcext:value-type="string">
            <text:p>22065, </text:p>
          </table:table-cell>
          <table:table-cell table:formula="of:=[.G180]&amp;&quot;, &quot;" office:value-type="string" office:string-value="25, " calcext:value-type="string">
            <text:p>25, </text:p>
          </table:table-cell>
          <table:table-cell table:formula="of:=[.H180]&amp;&quot;, &quot;" office:value-type="string" office:string-value="35, " calcext:value-type="string">
            <text:p>35, </text:p>
          </table:table-cell>
          <table:table-cell table:formula="of:=[.I180]&amp;&quot;, &quot;" office:value-type="string" office:string-value="45, " calcext:value-type="string">
            <text:p>45, </text:p>
          </table:table-cell>
          <table:table-cell table:formula="of:=[.J180]&amp;&quot;, &quot;" office:value-type="string" office:string-value="55, " calcext:value-type="string">
            <text:p>55, </text:p>
          </table:table-cell>
          <table:table-cell table:formula="of:=[.K180]&amp;&quot;, &quot;" office:value-type="string" office:string-value="65, " calcext:value-type="string">
            <text:p>65, </text:p>
          </table:table-cell>
          <table:table-cell table:formula="of:=[.L180]&amp;&quot;, &quot;" office:value-type="string" office:string-value="75, " calcext:value-type="string">
            <text:p>75, </text:p>
          </table:table-cell>
          <table:table-cell table:formula="of:=[.M180]&amp;&quot;, &quot;" office:value-type="string" office:string-value="85, " calcext:value-type="string">
            <text:p>85, </text:p>
          </table:table-cell>
          <table:table-cell table:formula="of:=[.N180]&amp;&quot;, &quot;" office:value-type="string" office:string-value="95, " calcext:value-type="string">
            <text:p>95, </text:p>
          </table:table-cell>
          <table:table-cell table:formula="of:=[.O180]&amp;&quot;, &quot;" office:value-type="string" office:string-value="105, " calcext:value-type="string">
            <text:p>105, </text:p>
          </table:table-cell>
          <table:table-cell table:formula="of:=[.P180]&amp;&quot;, &quot;" office:value-type="string" office:string-value="115, " calcext:value-type="string">
            <text:p>115, </text:p>
          </table:table-cell>
          <table:table-cell table:formula="of:=[.Q180]&amp;&quot;, &quot;" office:value-type="string" office:string-value="125, " calcext:value-type="string">
            <text:p>125, </text:p>
          </table:table-cell>
          <table:table-cell table:formula="of:=[.R180]&amp;&quot;, &quot;" office:value-type="string" office:string-value="135, " calcext:value-type="string">
            <text:p>135, </text:p>
          </table:table-cell>
          <table:table-cell table:formula="of:=[.S180]&amp;&quot;, &quot;" office:value-type="string" office:string-value="145, " calcext:value-type="string">
            <text:p>145, </text:p>
          </table:table-cell>
          <table:table-cell table:formula="of:=[.T180]&amp;&quot;, &quot;" office:value-type="string" office:string-value="155, " calcext:value-type="string">
            <text:p>155, </text:p>
          </table:table-cell>
          <table:table-cell table:formula="of:=[.U180]&amp;&quot;, &quot;" office:value-type="string" office:string-value="165, " calcext:value-type="string">
            <text:p>165, </text:p>
          </table:table-cell>
          <table:table-cell table:formula="of:=[.V180]&amp;&quot;},&quot;" office:value-type="string" office:string-value="175}," calcext:value-type="string">
            <text:p>175},</text:p>
          </table:table-cell>
          <table:table-cell table:number-columns-repeated="981"/>
        </table:table-row>
        <table:table-row table:style-name="ro1">
          <table:table-cell office:value-type="float" office:value="180" calcext:value-type="float">
            <text:p>180</text:p>
          </table:table-cell>
          <table:table-cell office:value-type="float" office:value="1.79" calcext:value-type="float">
            <text:p>1.79</text:p>
          </table:table-cell>
          <table:table-cell table:style-name="ce2" table:formula="of:=MOD([.E181];360)&lt;1" office:value-type="boolean" office:boolean-value="false" calcext:value-type="boolean">
            <text:p>FALSE</text:p>
          </table:table-cell>
          <table:table-cell table:style-name="ce2" table:formula="of:=MOD([.F181];360)&lt;1" office:value-type="boolean" office:boolean-value="false" calcext:value-type="boolean">
            <text:p>FALSE</text:p>
          </table:table-cell>
          <table:table-cell table:formula="of:=4.8+[.E180]" office:value-type="float" office:value="563.200000000001" calcext:value-type="float">
            <text:p>563.200000000001</text:p>
          </table:table-cell>
          <table:table-cell table:formula="of:=0.8+[.F180]" office:value-type="float" office:value="343.2" calcext:value-type="float">
            <text:p>343.2</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81];[.AA181];[.AB181];[.AC181];[.AD181];[.AE181];[.AF181];[.AG181];[.AH181];[.AI181];[.AJ181];[.AK181];[.AL181];[.AM181];[.AN181];[.AO181];[.AP181];[.AQ181])" office:value-type="string" office:string-value="  {19755, 22079, 25, 35, 45, 55, 65, 75, 85, 95, 105, 115, 125, 135, 145, 155, 165, 175}," calcext:value-type="string">
            <text:p><text:s text:c="2"/>{19755, 22079, 25, 35, 45, 55, 65, 75, 85, 95, 105, 115, 125, 135, 145, 155, 165, 175},</text:p>
          </table:table-cell>
          <table:table-cell/>
          <table:table-cell table:formula="of:=&quot;  {&quot;&amp;INT(MOD([.E181];360)/360*5974)+IF([.C181];32768;0)+16384&amp;&quot;, &quot;" office:value-type="string" office:string-value="  {19755, " calcext:value-type="string">
            <text:p><text:s text:c="2"/>{19755, </text:p>
          </table:table-cell>
          <table:table-cell table:formula="of:=INT(MOD([.F181];360)/360*5974)+IF([.D181];32768;0)+16384&amp;&quot;, &quot;" office:value-type="string" office:string-value="22079, " calcext:value-type="string">
            <text:p>22079, </text:p>
          </table:table-cell>
          <table:table-cell table:formula="of:=[.G181]&amp;&quot;, &quot;" office:value-type="string" office:string-value="25, " calcext:value-type="string">
            <text:p>25, </text:p>
          </table:table-cell>
          <table:table-cell table:formula="of:=[.H181]&amp;&quot;, &quot;" office:value-type="string" office:string-value="35, " calcext:value-type="string">
            <text:p>35, </text:p>
          </table:table-cell>
          <table:table-cell table:formula="of:=[.I181]&amp;&quot;, &quot;" office:value-type="string" office:string-value="45, " calcext:value-type="string">
            <text:p>45, </text:p>
          </table:table-cell>
          <table:table-cell table:formula="of:=[.J181]&amp;&quot;, &quot;" office:value-type="string" office:string-value="55, " calcext:value-type="string">
            <text:p>55, </text:p>
          </table:table-cell>
          <table:table-cell table:formula="of:=[.K181]&amp;&quot;, &quot;" office:value-type="string" office:string-value="65, " calcext:value-type="string">
            <text:p>65, </text:p>
          </table:table-cell>
          <table:table-cell table:formula="of:=[.L181]&amp;&quot;, &quot;" office:value-type="string" office:string-value="75, " calcext:value-type="string">
            <text:p>75, </text:p>
          </table:table-cell>
          <table:table-cell table:formula="of:=[.M181]&amp;&quot;, &quot;" office:value-type="string" office:string-value="85, " calcext:value-type="string">
            <text:p>85, </text:p>
          </table:table-cell>
          <table:table-cell table:formula="of:=[.N181]&amp;&quot;, &quot;" office:value-type="string" office:string-value="95, " calcext:value-type="string">
            <text:p>95, </text:p>
          </table:table-cell>
          <table:table-cell table:formula="of:=[.O181]&amp;&quot;, &quot;" office:value-type="string" office:string-value="105, " calcext:value-type="string">
            <text:p>105, </text:p>
          </table:table-cell>
          <table:table-cell table:formula="of:=[.P181]&amp;&quot;, &quot;" office:value-type="string" office:string-value="115, " calcext:value-type="string">
            <text:p>115, </text:p>
          </table:table-cell>
          <table:table-cell table:formula="of:=[.Q181]&amp;&quot;, &quot;" office:value-type="string" office:string-value="125, " calcext:value-type="string">
            <text:p>125, </text:p>
          </table:table-cell>
          <table:table-cell table:formula="of:=[.R181]&amp;&quot;, &quot;" office:value-type="string" office:string-value="135, " calcext:value-type="string">
            <text:p>135, </text:p>
          </table:table-cell>
          <table:table-cell table:formula="of:=[.S181]&amp;&quot;, &quot;" office:value-type="string" office:string-value="145, " calcext:value-type="string">
            <text:p>145, </text:p>
          </table:table-cell>
          <table:table-cell table:formula="of:=[.T181]&amp;&quot;, &quot;" office:value-type="string" office:string-value="155, " calcext:value-type="string">
            <text:p>155, </text:p>
          </table:table-cell>
          <table:table-cell table:formula="of:=[.U181]&amp;&quot;, &quot;" office:value-type="string" office:string-value="165, " calcext:value-type="string">
            <text:p>165, </text:p>
          </table:table-cell>
          <table:table-cell table:formula="of:=[.V181]&amp;&quot;},&quot;" office:value-type="string" office:string-value="175}," calcext:value-type="string">
            <text:p>175},</text:p>
          </table:table-cell>
          <table:table-cell table:number-columns-repeated="981"/>
        </table:table-row>
        <table:table-row table:style-name="ro1">
          <table:table-cell office:value-type="float" office:value="181" calcext:value-type="float">
            <text:p>181</text:p>
          </table:table-cell>
          <table:table-cell office:value-type="float" office:value="1.8" calcext:value-type="float">
            <text:p>1.8</text:p>
          </table:table-cell>
          <table:table-cell table:style-name="ce2" table:formula="of:=MOD([.E182];360)&lt;1" office:value-type="boolean" office:boolean-value="false" calcext:value-type="boolean">
            <text:p>FALSE</text:p>
          </table:table-cell>
          <table:table-cell table:style-name="ce2" table:formula="of:=MOD([.F182];360)&lt;1" office:value-type="boolean" office:boolean-value="false" calcext:value-type="boolean">
            <text:p>FALSE</text:p>
          </table:table-cell>
          <table:table-cell table:formula="of:=4.8+[.E181]" office:value-type="float" office:value="568.000000000001" calcext:value-type="float">
            <text:p>568.000000000001</text:p>
          </table:table-cell>
          <table:table-cell table:formula="of:=0.8+[.F181]" office:value-type="float" office:value="344" calcext:value-type="float">
            <text:p>344</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82];[.AA182];[.AB182];[.AC182];[.AD182];[.AE182];[.AF182];[.AG182];[.AH182];[.AI182];[.AJ182];[.AK182];[.AL182];[.AM182];[.AN182];[.AO182];[.AP182];[.AQ182])" office:value-type="string" office:string-value="  {19835, 22092, 25, 35, 45, 55, 65, 75, 85, 95, 105, 115, 125, 135, 145, 155, 165, 175}," calcext:value-type="string">
            <text:p><text:s text:c="2"/>{19835, 22092, 25, 35, 45, 55, 65, 75, 85, 95, 105, 115, 125, 135, 145, 155, 165, 175},</text:p>
          </table:table-cell>
          <table:table-cell/>
          <table:table-cell table:formula="of:=&quot;  {&quot;&amp;INT(MOD([.E182];360)/360*5974)+IF([.C182];32768;0)+16384&amp;&quot;, &quot;" office:value-type="string" office:string-value="  {19835, " calcext:value-type="string">
            <text:p><text:s text:c="2"/>{19835, </text:p>
          </table:table-cell>
          <table:table-cell table:formula="of:=INT(MOD([.F182];360)/360*5974)+IF([.D182];32768;0)+16384&amp;&quot;, &quot;" office:value-type="string" office:string-value="22092, " calcext:value-type="string">
            <text:p>22092, </text:p>
          </table:table-cell>
          <table:table-cell table:formula="of:=[.G182]&amp;&quot;, &quot;" office:value-type="string" office:string-value="25, " calcext:value-type="string">
            <text:p>25, </text:p>
          </table:table-cell>
          <table:table-cell table:formula="of:=[.H182]&amp;&quot;, &quot;" office:value-type="string" office:string-value="35, " calcext:value-type="string">
            <text:p>35, </text:p>
          </table:table-cell>
          <table:table-cell table:formula="of:=[.I182]&amp;&quot;, &quot;" office:value-type="string" office:string-value="45, " calcext:value-type="string">
            <text:p>45, </text:p>
          </table:table-cell>
          <table:table-cell table:formula="of:=[.J182]&amp;&quot;, &quot;" office:value-type="string" office:string-value="55, " calcext:value-type="string">
            <text:p>55, </text:p>
          </table:table-cell>
          <table:table-cell table:formula="of:=[.K182]&amp;&quot;, &quot;" office:value-type="string" office:string-value="65, " calcext:value-type="string">
            <text:p>65, </text:p>
          </table:table-cell>
          <table:table-cell table:formula="of:=[.L182]&amp;&quot;, &quot;" office:value-type="string" office:string-value="75, " calcext:value-type="string">
            <text:p>75, </text:p>
          </table:table-cell>
          <table:table-cell table:formula="of:=[.M182]&amp;&quot;, &quot;" office:value-type="string" office:string-value="85, " calcext:value-type="string">
            <text:p>85, </text:p>
          </table:table-cell>
          <table:table-cell table:formula="of:=[.N182]&amp;&quot;, &quot;" office:value-type="string" office:string-value="95, " calcext:value-type="string">
            <text:p>95, </text:p>
          </table:table-cell>
          <table:table-cell table:formula="of:=[.O182]&amp;&quot;, &quot;" office:value-type="string" office:string-value="105, " calcext:value-type="string">
            <text:p>105, </text:p>
          </table:table-cell>
          <table:table-cell table:formula="of:=[.P182]&amp;&quot;, &quot;" office:value-type="string" office:string-value="115, " calcext:value-type="string">
            <text:p>115, </text:p>
          </table:table-cell>
          <table:table-cell table:formula="of:=[.Q182]&amp;&quot;, &quot;" office:value-type="string" office:string-value="125, " calcext:value-type="string">
            <text:p>125, </text:p>
          </table:table-cell>
          <table:table-cell table:formula="of:=[.R182]&amp;&quot;, &quot;" office:value-type="string" office:string-value="135, " calcext:value-type="string">
            <text:p>135, </text:p>
          </table:table-cell>
          <table:table-cell table:formula="of:=[.S182]&amp;&quot;, &quot;" office:value-type="string" office:string-value="145, " calcext:value-type="string">
            <text:p>145, </text:p>
          </table:table-cell>
          <table:table-cell table:formula="of:=[.T182]&amp;&quot;, &quot;" office:value-type="string" office:string-value="155, " calcext:value-type="string">
            <text:p>155, </text:p>
          </table:table-cell>
          <table:table-cell table:formula="of:=[.U182]&amp;&quot;, &quot;" office:value-type="string" office:string-value="165, " calcext:value-type="string">
            <text:p>165, </text:p>
          </table:table-cell>
          <table:table-cell table:formula="of:=[.V182]&amp;&quot;},&quot;" office:value-type="string" office:string-value="175}," calcext:value-type="string">
            <text:p>175},</text:p>
          </table:table-cell>
          <table:table-cell table:number-columns-repeated="981"/>
        </table:table-row>
        <table:table-row table:style-name="ro1">
          <table:table-cell office:value-type="float" office:value="182" calcext:value-type="float">
            <text:p>182</text:p>
          </table:table-cell>
          <table:table-cell office:value-type="float" office:value="1.81" calcext:value-type="float">
            <text:p>1.81</text:p>
          </table:table-cell>
          <table:table-cell table:style-name="ce2" table:formula="of:=MOD([.E183];360)&lt;1" office:value-type="boolean" office:boolean-value="false" calcext:value-type="boolean">
            <text:p>FALSE</text:p>
          </table:table-cell>
          <table:table-cell table:style-name="ce2" table:formula="of:=MOD([.F183];360)&lt;1" office:value-type="boolean" office:boolean-value="false" calcext:value-type="boolean">
            <text:p>FALSE</text:p>
          </table:table-cell>
          <table:table-cell table:formula="of:=4.8+[.E182]" office:value-type="float" office:value="572.800000000001" calcext:value-type="float">
            <text:p>572.800000000001</text:p>
          </table:table-cell>
          <table:table-cell table:formula="of:=0.8+[.F182]" office:value-type="float" office:value="344.8" calcext:value-type="float">
            <text:p>344.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83];[.AA183];[.AB183];[.AC183];[.AD183];[.AE183];[.AF183];[.AG183];[.AH183];[.AI183];[.AJ183];[.AK183];[.AL183];[.AM183];[.AN183];[.AO183];[.AP183];[.AQ183])" office:value-type="string" office:string-value="  {19915, 22105, 25, 35, 45, 55, 65, 75, 85, 95, 105, 115, 125, 135, 145, 155, 165, 175}," calcext:value-type="string">
            <text:p><text:s text:c="2"/>{19915, 22105, 25, 35, 45, 55, 65, 75, 85, 95, 105, 115, 125, 135, 145, 155, 165, 175},</text:p>
          </table:table-cell>
          <table:table-cell/>
          <table:table-cell table:formula="of:=&quot;  {&quot;&amp;INT(MOD([.E183];360)/360*5974)+IF([.C183];32768;0)+16384&amp;&quot;, &quot;" office:value-type="string" office:string-value="  {19915, " calcext:value-type="string">
            <text:p><text:s text:c="2"/>{19915, </text:p>
          </table:table-cell>
          <table:table-cell table:formula="of:=INT(MOD([.F183];360)/360*5974)+IF([.D183];32768;0)+16384&amp;&quot;, &quot;" office:value-type="string" office:string-value="22105, " calcext:value-type="string">
            <text:p>22105, </text:p>
          </table:table-cell>
          <table:table-cell table:formula="of:=[.G183]&amp;&quot;, &quot;" office:value-type="string" office:string-value="25, " calcext:value-type="string">
            <text:p>25, </text:p>
          </table:table-cell>
          <table:table-cell table:formula="of:=[.H183]&amp;&quot;, &quot;" office:value-type="string" office:string-value="35, " calcext:value-type="string">
            <text:p>35, </text:p>
          </table:table-cell>
          <table:table-cell table:formula="of:=[.I183]&amp;&quot;, &quot;" office:value-type="string" office:string-value="45, " calcext:value-type="string">
            <text:p>45, </text:p>
          </table:table-cell>
          <table:table-cell table:formula="of:=[.J183]&amp;&quot;, &quot;" office:value-type="string" office:string-value="55, " calcext:value-type="string">
            <text:p>55, </text:p>
          </table:table-cell>
          <table:table-cell table:formula="of:=[.K183]&amp;&quot;, &quot;" office:value-type="string" office:string-value="65, " calcext:value-type="string">
            <text:p>65, </text:p>
          </table:table-cell>
          <table:table-cell table:formula="of:=[.L183]&amp;&quot;, &quot;" office:value-type="string" office:string-value="75, " calcext:value-type="string">
            <text:p>75, </text:p>
          </table:table-cell>
          <table:table-cell table:formula="of:=[.M183]&amp;&quot;, &quot;" office:value-type="string" office:string-value="85, " calcext:value-type="string">
            <text:p>85, </text:p>
          </table:table-cell>
          <table:table-cell table:formula="of:=[.N183]&amp;&quot;, &quot;" office:value-type="string" office:string-value="95, " calcext:value-type="string">
            <text:p>95, </text:p>
          </table:table-cell>
          <table:table-cell table:formula="of:=[.O183]&amp;&quot;, &quot;" office:value-type="string" office:string-value="105, " calcext:value-type="string">
            <text:p>105, </text:p>
          </table:table-cell>
          <table:table-cell table:formula="of:=[.P183]&amp;&quot;, &quot;" office:value-type="string" office:string-value="115, " calcext:value-type="string">
            <text:p>115, </text:p>
          </table:table-cell>
          <table:table-cell table:formula="of:=[.Q183]&amp;&quot;, &quot;" office:value-type="string" office:string-value="125, " calcext:value-type="string">
            <text:p>125, </text:p>
          </table:table-cell>
          <table:table-cell table:formula="of:=[.R183]&amp;&quot;, &quot;" office:value-type="string" office:string-value="135, " calcext:value-type="string">
            <text:p>135, </text:p>
          </table:table-cell>
          <table:table-cell table:formula="of:=[.S183]&amp;&quot;, &quot;" office:value-type="string" office:string-value="145, " calcext:value-type="string">
            <text:p>145, </text:p>
          </table:table-cell>
          <table:table-cell table:formula="of:=[.T183]&amp;&quot;, &quot;" office:value-type="string" office:string-value="155, " calcext:value-type="string">
            <text:p>155, </text:p>
          </table:table-cell>
          <table:table-cell table:formula="of:=[.U183]&amp;&quot;, &quot;" office:value-type="string" office:string-value="165, " calcext:value-type="string">
            <text:p>165, </text:p>
          </table:table-cell>
          <table:table-cell table:formula="of:=[.V183]&amp;&quot;},&quot;" office:value-type="string" office:string-value="175}," calcext:value-type="string">
            <text:p>175},</text:p>
          </table:table-cell>
          <table:table-cell table:number-columns-repeated="981"/>
        </table:table-row>
        <table:table-row table:style-name="ro1">
          <table:table-cell office:value-type="float" office:value="183" calcext:value-type="float">
            <text:p>183</text:p>
          </table:table-cell>
          <table:table-cell office:value-type="float" office:value="1.82" calcext:value-type="float">
            <text:p>1.82</text:p>
          </table:table-cell>
          <table:table-cell table:style-name="ce2" table:formula="of:=MOD([.E184];360)&lt;1" office:value-type="boolean" office:boolean-value="false" calcext:value-type="boolean">
            <text:p>FALSE</text:p>
          </table:table-cell>
          <table:table-cell table:style-name="ce2" table:formula="of:=MOD([.F184];360)&lt;1" office:value-type="boolean" office:boolean-value="false" calcext:value-type="boolean">
            <text:p>FALSE</text:p>
          </table:table-cell>
          <table:table-cell table:formula="of:=4.8+[.E183]" office:value-type="float" office:value="577.600000000001" calcext:value-type="float">
            <text:p>577.600000000001</text:p>
          </table:table-cell>
          <table:table-cell table:formula="of:=0.8+[.F183]" office:value-type="float" office:value="345.6" calcext:value-type="float">
            <text:p>345.6</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84];[.AA184];[.AB184];[.AC184];[.AD184];[.AE184];[.AF184];[.AG184];[.AH184];[.AI184];[.AJ184];[.AK184];[.AL184];[.AM184];[.AN184];[.AO184];[.AP184];[.AQ184])" office:value-type="string" office:string-value="  {19994, 22119, 25, 35, 45, 55, 65, 75, 85, 95, 105, 115, 125, 135, 145, 155, 165, 175}," calcext:value-type="string">
            <text:p><text:s text:c="2"/>{19994, 22119, 25, 35, 45, 55, 65, 75, 85, 95, 105, 115, 125, 135, 145, 155, 165, 175},</text:p>
          </table:table-cell>
          <table:table-cell/>
          <table:table-cell table:formula="of:=&quot;  {&quot;&amp;INT(MOD([.E184];360)/360*5974)+IF([.C184];32768;0)+16384&amp;&quot;, &quot;" office:value-type="string" office:string-value="  {19994, " calcext:value-type="string">
            <text:p><text:s text:c="2"/>{19994, </text:p>
          </table:table-cell>
          <table:table-cell table:formula="of:=INT(MOD([.F184];360)/360*5974)+IF([.D184];32768;0)+16384&amp;&quot;, &quot;" office:value-type="string" office:string-value="22119, " calcext:value-type="string">
            <text:p>22119, </text:p>
          </table:table-cell>
          <table:table-cell table:formula="of:=[.G184]&amp;&quot;, &quot;" office:value-type="string" office:string-value="25, " calcext:value-type="string">
            <text:p>25, </text:p>
          </table:table-cell>
          <table:table-cell table:formula="of:=[.H184]&amp;&quot;, &quot;" office:value-type="string" office:string-value="35, " calcext:value-type="string">
            <text:p>35, </text:p>
          </table:table-cell>
          <table:table-cell table:formula="of:=[.I184]&amp;&quot;, &quot;" office:value-type="string" office:string-value="45, " calcext:value-type="string">
            <text:p>45, </text:p>
          </table:table-cell>
          <table:table-cell table:formula="of:=[.J184]&amp;&quot;, &quot;" office:value-type="string" office:string-value="55, " calcext:value-type="string">
            <text:p>55, </text:p>
          </table:table-cell>
          <table:table-cell table:formula="of:=[.K184]&amp;&quot;, &quot;" office:value-type="string" office:string-value="65, " calcext:value-type="string">
            <text:p>65, </text:p>
          </table:table-cell>
          <table:table-cell table:formula="of:=[.L184]&amp;&quot;, &quot;" office:value-type="string" office:string-value="75, " calcext:value-type="string">
            <text:p>75, </text:p>
          </table:table-cell>
          <table:table-cell table:formula="of:=[.M184]&amp;&quot;, &quot;" office:value-type="string" office:string-value="85, " calcext:value-type="string">
            <text:p>85, </text:p>
          </table:table-cell>
          <table:table-cell table:formula="of:=[.N184]&amp;&quot;, &quot;" office:value-type="string" office:string-value="95, " calcext:value-type="string">
            <text:p>95, </text:p>
          </table:table-cell>
          <table:table-cell table:formula="of:=[.O184]&amp;&quot;, &quot;" office:value-type="string" office:string-value="105, " calcext:value-type="string">
            <text:p>105, </text:p>
          </table:table-cell>
          <table:table-cell table:formula="of:=[.P184]&amp;&quot;, &quot;" office:value-type="string" office:string-value="115, " calcext:value-type="string">
            <text:p>115, </text:p>
          </table:table-cell>
          <table:table-cell table:formula="of:=[.Q184]&amp;&quot;, &quot;" office:value-type="string" office:string-value="125, " calcext:value-type="string">
            <text:p>125, </text:p>
          </table:table-cell>
          <table:table-cell table:formula="of:=[.R184]&amp;&quot;, &quot;" office:value-type="string" office:string-value="135, " calcext:value-type="string">
            <text:p>135, </text:p>
          </table:table-cell>
          <table:table-cell table:formula="of:=[.S184]&amp;&quot;, &quot;" office:value-type="string" office:string-value="145, " calcext:value-type="string">
            <text:p>145, </text:p>
          </table:table-cell>
          <table:table-cell table:formula="of:=[.T184]&amp;&quot;, &quot;" office:value-type="string" office:string-value="155, " calcext:value-type="string">
            <text:p>155, </text:p>
          </table:table-cell>
          <table:table-cell table:formula="of:=[.U184]&amp;&quot;, &quot;" office:value-type="string" office:string-value="165, " calcext:value-type="string">
            <text:p>165, </text:p>
          </table:table-cell>
          <table:table-cell table:formula="of:=[.V184]&amp;&quot;},&quot;" office:value-type="string" office:string-value="175}," calcext:value-type="string">
            <text:p>175},</text:p>
          </table:table-cell>
          <table:table-cell table:number-columns-repeated="981"/>
        </table:table-row>
        <table:table-row table:style-name="ro1">
          <table:table-cell office:value-type="float" office:value="184" calcext:value-type="float">
            <text:p>184</text:p>
          </table:table-cell>
          <table:table-cell office:value-type="float" office:value="1.83" calcext:value-type="float">
            <text:p>1.83</text:p>
          </table:table-cell>
          <table:table-cell table:style-name="ce2" table:formula="of:=MOD([.E185];360)&lt;1" office:value-type="boolean" office:boolean-value="false" calcext:value-type="boolean">
            <text:p>FALSE</text:p>
          </table:table-cell>
          <table:table-cell table:style-name="ce2" table:formula="of:=MOD([.F185];360)&lt;1" office:value-type="boolean" office:boolean-value="false" calcext:value-type="boolean">
            <text:p>FALSE</text:p>
          </table:table-cell>
          <table:table-cell table:formula="of:=4.8+[.E184]" office:value-type="float" office:value="582.4" calcext:value-type="float">
            <text:p>582.4</text:p>
          </table:table-cell>
          <table:table-cell table:formula="of:=0.8+[.F184]" office:value-type="float" office:value="346.4" calcext:value-type="float">
            <text:p>346.4</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85];[.AA185];[.AB185];[.AC185];[.AD185];[.AE185];[.AF185];[.AG185];[.AH185];[.AI185];[.AJ185];[.AK185];[.AL185];[.AM185];[.AN185];[.AO185];[.AP185];[.AQ185])" office:value-type="string" office:string-value="  {20074, 22132, 25, 35, 45, 55, 65, 75, 85, 95, 105, 115, 125, 135, 145, 155, 165, 175}," calcext:value-type="string">
            <text:p><text:s text:c="2"/>{20074, 22132, 25, 35, 45, 55, 65, 75, 85, 95, 105, 115, 125, 135, 145, 155, 165, 175},</text:p>
          </table:table-cell>
          <table:table-cell/>
          <table:table-cell table:formula="of:=&quot;  {&quot;&amp;INT(MOD([.E185];360)/360*5974)+IF([.C185];32768;0)+16384&amp;&quot;, &quot;" office:value-type="string" office:string-value="  {20074, " calcext:value-type="string">
            <text:p><text:s text:c="2"/>{20074, </text:p>
          </table:table-cell>
          <table:table-cell table:formula="of:=INT(MOD([.F185];360)/360*5974)+IF([.D185];32768;0)+16384&amp;&quot;, &quot;" office:value-type="string" office:string-value="22132, " calcext:value-type="string">
            <text:p>22132, </text:p>
          </table:table-cell>
          <table:table-cell table:formula="of:=[.G185]&amp;&quot;, &quot;" office:value-type="string" office:string-value="25, " calcext:value-type="string">
            <text:p>25, </text:p>
          </table:table-cell>
          <table:table-cell table:formula="of:=[.H185]&amp;&quot;, &quot;" office:value-type="string" office:string-value="35, " calcext:value-type="string">
            <text:p>35, </text:p>
          </table:table-cell>
          <table:table-cell table:formula="of:=[.I185]&amp;&quot;, &quot;" office:value-type="string" office:string-value="45, " calcext:value-type="string">
            <text:p>45, </text:p>
          </table:table-cell>
          <table:table-cell table:formula="of:=[.J185]&amp;&quot;, &quot;" office:value-type="string" office:string-value="55, " calcext:value-type="string">
            <text:p>55, </text:p>
          </table:table-cell>
          <table:table-cell table:formula="of:=[.K185]&amp;&quot;, &quot;" office:value-type="string" office:string-value="65, " calcext:value-type="string">
            <text:p>65, </text:p>
          </table:table-cell>
          <table:table-cell table:formula="of:=[.L185]&amp;&quot;, &quot;" office:value-type="string" office:string-value="75, " calcext:value-type="string">
            <text:p>75, </text:p>
          </table:table-cell>
          <table:table-cell table:formula="of:=[.M185]&amp;&quot;, &quot;" office:value-type="string" office:string-value="85, " calcext:value-type="string">
            <text:p>85, </text:p>
          </table:table-cell>
          <table:table-cell table:formula="of:=[.N185]&amp;&quot;, &quot;" office:value-type="string" office:string-value="95, " calcext:value-type="string">
            <text:p>95, </text:p>
          </table:table-cell>
          <table:table-cell table:formula="of:=[.O185]&amp;&quot;, &quot;" office:value-type="string" office:string-value="105, " calcext:value-type="string">
            <text:p>105, </text:p>
          </table:table-cell>
          <table:table-cell table:formula="of:=[.P185]&amp;&quot;, &quot;" office:value-type="string" office:string-value="115, " calcext:value-type="string">
            <text:p>115, </text:p>
          </table:table-cell>
          <table:table-cell table:formula="of:=[.Q185]&amp;&quot;, &quot;" office:value-type="string" office:string-value="125, " calcext:value-type="string">
            <text:p>125, </text:p>
          </table:table-cell>
          <table:table-cell table:formula="of:=[.R185]&amp;&quot;, &quot;" office:value-type="string" office:string-value="135, " calcext:value-type="string">
            <text:p>135, </text:p>
          </table:table-cell>
          <table:table-cell table:formula="of:=[.S185]&amp;&quot;, &quot;" office:value-type="string" office:string-value="145, " calcext:value-type="string">
            <text:p>145, </text:p>
          </table:table-cell>
          <table:table-cell table:formula="of:=[.T185]&amp;&quot;, &quot;" office:value-type="string" office:string-value="155, " calcext:value-type="string">
            <text:p>155, </text:p>
          </table:table-cell>
          <table:table-cell table:formula="of:=[.U185]&amp;&quot;, &quot;" office:value-type="string" office:string-value="165, " calcext:value-type="string">
            <text:p>165, </text:p>
          </table:table-cell>
          <table:table-cell table:formula="of:=[.V185]&amp;&quot;},&quot;" office:value-type="string" office:string-value="175}," calcext:value-type="string">
            <text:p>175},</text:p>
          </table:table-cell>
          <table:table-cell table:number-columns-repeated="981"/>
        </table:table-row>
        <table:table-row table:style-name="ro1">
          <table:table-cell office:value-type="float" office:value="185" calcext:value-type="float">
            <text:p>185</text:p>
          </table:table-cell>
          <table:table-cell office:value-type="float" office:value="1.84" calcext:value-type="float">
            <text:p>1.84</text:p>
          </table:table-cell>
          <table:table-cell table:style-name="ce2" table:formula="of:=MOD([.E186];360)&lt;1" office:value-type="boolean" office:boolean-value="false" calcext:value-type="boolean">
            <text:p>FALSE</text:p>
          </table:table-cell>
          <table:table-cell table:style-name="ce2" table:formula="of:=MOD([.F186];360)&lt;1" office:value-type="boolean" office:boolean-value="false" calcext:value-type="boolean">
            <text:p>FALSE</text:p>
          </table:table-cell>
          <table:table-cell table:formula="of:=4.8+[.E185]" office:value-type="float" office:value="587.2" calcext:value-type="float">
            <text:p>587.2</text:p>
          </table:table-cell>
          <table:table-cell table:formula="of:=0.8+[.F185]" office:value-type="float" office:value="347.2" calcext:value-type="float">
            <text:p>347.2</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86];[.AA186];[.AB186];[.AC186];[.AD186];[.AE186];[.AF186];[.AG186];[.AH186];[.AI186];[.AJ186];[.AK186];[.AL186];[.AM186];[.AN186];[.AO186];[.AP186];[.AQ186])" office:value-type="string" office:string-value="  {20154, 22145, 25, 35, 45, 55, 65, 75, 85, 95, 105, 115, 125, 135, 145, 155, 165, 175}," calcext:value-type="string">
            <text:p><text:s text:c="2"/>{20154, 22145, 25, 35, 45, 55, 65, 75, 85, 95, 105, 115, 125, 135, 145, 155, 165, 175},</text:p>
          </table:table-cell>
          <table:table-cell/>
          <table:table-cell table:formula="of:=&quot;  {&quot;&amp;INT(MOD([.E186];360)/360*5974)+IF([.C186];32768;0)+16384&amp;&quot;, &quot;" office:value-type="string" office:string-value="  {20154, " calcext:value-type="string">
            <text:p><text:s text:c="2"/>{20154, </text:p>
          </table:table-cell>
          <table:table-cell table:formula="of:=INT(MOD([.F186];360)/360*5974)+IF([.D186];32768;0)+16384&amp;&quot;, &quot;" office:value-type="string" office:string-value="22145, " calcext:value-type="string">
            <text:p>22145, </text:p>
          </table:table-cell>
          <table:table-cell table:formula="of:=[.G186]&amp;&quot;, &quot;" office:value-type="string" office:string-value="25, " calcext:value-type="string">
            <text:p>25, </text:p>
          </table:table-cell>
          <table:table-cell table:formula="of:=[.H186]&amp;&quot;, &quot;" office:value-type="string" office:string-value="35, " calcext:value-type="string">
            <text:p>35, </text:p>
          </table:table-cell>
          <table:table-cell table:formula="of:=[.I186]&amp;&quot;, &quot;" office:value-type="string" office:string-value="45, " calcext:value-type="string">
            <text:p>45, </text:p>
          </table:table-cell>
          <table:table-cell table:formula="of:=[.J186]&amp;&quot;, &quot;" office:value-type="string" office:string-value="55, " calcext:value-type="string">
            <text:p>55, </text:p>
          </table:table-cell>
          <table:table-cell table:formula="of:=[.K186]&amp;&quot;, &quot;" office:value-type="string" office:string-value="65, " calcext:value-type="string">
            <text:p>65, </text:p>
          </table:table-cell>
          <table:table-cell table:formula="of:=[.L186]&amp;&quot;, &quot;" office:value-type="string" office:string-value="75, " calcext:value-type="string">
            <text:p>75, </text:p>
          </table:table-cell>
          <table:table-cell table:formula="of:=[.M186]&amp;&quot;, &quot;" office:value-type="string" office:string-value="85, " calcext:value-type="string">
            <text:p>85, </text:p>
          </table:table-cell>
          <table:table-cell table:formula="of:=[.N186]&amp;&quot;, &quot;" office:value-type="string" office:string-value="95, " calcext:value-type="string">
            <text:p>95, </text:p>
          </table:table-cell>
          <table:table-cell table:formula="of:=[.O186]&amp;&quot;, &quot;" office:value-type="string" office:string-value="105, " calcext:value-type="string">
            <text:p>105, </text:p>
          </table:table-cell>
          <table:table-cell table:formula="of:=[.P186]&amp;&quot;, &quot;" office:value-type="string" office:string-value="115, " calcext:value-type="string">
            <text:p>115, </text:p>
          </table:table-cell>
          <table:table-cell table:formula="of:=[.Q186]&amp;&quot;, &quot;" office:value-type="string" office:string-value="125, " calcext:value-type="string">
            <text:p>125, </text:p>
          </table:table-cell>
          <table:table-cell table:formula="of:=[.R186]&amp;&quot;, &quot;" office:value-type="string" office:string-value="135, " calcext:value-type="string">
            <text:p>135, </text:p>
          </table:table-cell>
          <table:table-cell table:formula="of:=[.S186]&amp;&quot;, &quot;" office:value-type="string" office:string-value="145, " calcext:value-type="string">
            <text:p>145, </text:p>
          </table:table-cell>
          <table:table-cell table:formula="of:=[.T186]&amp;&quot;, &quot;" office:value-type="string" office:string-value="155, " calcext:value-type="string">
            <text:p>155, </text:p>
          </table:table-cell>
          <table:table-cell table:formula="of:=[.U186]&amp;&quot;, &quot;" office:value-type="string" office:string-value="165, " calcext:value-type="string">
            <text:p>165, </text:p>
          </table:table-cell>
          <table:table-cell table:formula="of:=[.V186]&amp;&quot;},&quot;" office:value-type="string" office:string-value="175}," calcext:value-type="string">
            <text:p>175},</text:p>
          </table:table-cell>
          <table:table-cell table:number-columns-repeated="981"/>
        </table:table-row>
        <table:table-row table:style-name="ro1">
          <table:table-cell office:value-type="float" office:value="186" calcext:value-type="float">
            <text:p>186</text:p>
          </table:table-cell>
          <table:table-cell office:value-type="float" office:value="1.85" calcext:value-type="float">
            <text:p>1.85</text:p>
          </table:table-cell>
          <table:table-cell table:style-name="ce2" table:formula="of:=MOD([.E187];360)&lt;1" office:value-type="boolean" office:boolean-value="false" calcext:value-type="boolean">
            <text:p>FALSE</text:p>
          </table:table-cell>
          <table:table-cell table:style-name="ce2" table:formula="of:=MOD([.F187];360)&lt;1" office:value-type="boolean" office:boolean-value="false" calcext:value-type="boolean">
            <text:p>FALSE</text:p>
          </table:table-cell>
          <table:table-cell table:formula="of:=4.8+[.E186]" office:value-type="float" office:value="592" calcext:value-type="float">
            <text:p>592</text:p>
          </table:table-cell>
          <table:table-cell table:formula="of:=0.8+[.F186]" office:value-type="float" office:value="348" calcext:value-type="float">
            <text:p>34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87];[.AA187];[.AB187];[.AC187];[.AD187];[.AE187];[.AF187];[.AG187];[.AH187];[.AI187];[.AJ187];[.AK187];[.AL187];[.AM187];[.AN187];[.AO187];[.AP187];[.AQ187])" office:value-type="string" office:string-value="  {20233, 22158, 25, 35, 45, 55, 65, 75, 85, 95, 105, 115, 125, 135, 145, 155, 165, 175}," calcext:value-type="string">
            <text:p><text:s text:c="2"/>{20233, 22158, 25, 35, 45, 55, 65, 75, 85, 95, 105, 115, 125, 135, 145, 155, 165, 175},</text:p>
          </table:table-cell>
          <table:table-cell/>
          <table:table-cell table:formula="of:=&quot;  {&quot;&amp;INT(MOD([.E187];360)/360*5974)+IF([.C187];32768;0)+16384&amp;&quot;, &quot;" office:value-type="string" office:string-value="  {20233, " calcext:value-type="string">
            <text:p><text:s text:c="2"/>{20233, </text:p>
          </table:table-cell>
          <table:table-cell table:formula="of:=INT(MOD([.F187];360)/360*5974)+IF([.D187];32768;0)+16384&amp;&quot;, &quot;" office:value-type="string" office:string-value="22158, " calcext:value-type="string">
            <text:p>22158, </text:p>
          </table:table-cell>
          <table:table-cell table:formula="of:=[.G187]&amp;&quot;, &quot;" office:value-type="string" office:string-value="25, " calcext:value-type="string">
            <text:p>25, </text:p>
          </table:table-cell>
          <table:table-cell table:formula="of:=[.H187]&amp;&quot;, &quot;" office:value-type="string" office:string-value="35, " calcext:value-type="string">
            <text:p>35, </text:p>
          </table:table-cell>
          <table:table-cell table:formula="of:=[.I187]&amp;&quot;, &quot;" office:value-type="string" office:string-value="45, " calcext:value-type="string">
            <text:p>45, </text:p>
          </table:table-cell>
          <table:table-cell table:formula="of:=[.J187]&amp;&quot;, &quot;" office:value-type="string" office:string-value="55, " calcext:value-type="string">
            <text:p>55, </text:p>
          </table:table-cell>
          <table:table-cell table:formula="of:=[.K187]&amp;&quot;, &quot;" office:value-type="string" office:string-value="65, " calcext:value-type="string">
            <text:p>65, </text:p>
          </table:table-cell>
          <table:table-cell table:formula="of:=[.L187]&amp;&quot;, &quot;" office:value-type="string" office:string-value="75, " calcext:value-type="string">
            <text:p>75, </text:p>
          </table:table-cell>
          <table:table-cell table:formula="of:=[.M187]&amp;&quot;, &quot;" office:value-type="string" office:string-value="85, " calcext:value-type="string">
            <text:p>85, </text:p>
          </table:table-cell>
          <table:table-cell table:formula="of:=[.N187]&amp;&quot;, &quot;" office:value-type="string" office:string-value="95, " calcext:value-type="string">
            <text:p>95, </text:p>
          </table:table-cell>
          <table:table-cell table:formula="of:=[.O187]&amp;&quot;, &quot;" office:value-type="string" office:string-value="105, " calcext:value-type="string">
            <text:p>105, </text:p>
          </table:table-cell>
          <table:table-cell table:formula="of:=[.P187]&amp;&quot;, &quot;" office:value-type="string" office:string-value="115, " calcext:value-type="string">
            <text:p>115, </text:p>
          </table:table-cell>
          <table:table-cell table:formula="of:=[.Q187]&amp;&quot;, &quot;" office:value-type="string" office:string-value="125, " calcext:value-type="string">
            <text:p>125, </text:p>
          </table:table-cell>
          <table:table-cell table:formula="of:=[.R187]&amp;&quot;, &quot;" office:value-type="string" office:string-value="135, " calcext:value-type="string">
            <text:p>135, </text:p>
          </table:table-cell>
          <table:table-cell table:formula="of:=[.S187]&amp;&quot;, &quot;" office:value-type="string" office:string-value="145, " calcext:value-type="string">
            <text:p>145, </text:p>
          </table:table-cell>
          <table:table-cell table:formula="of:=[.T187]&amp;&quot;, &quot;" office:value-type="string" office:string-value="155, " calcext:value-type="string">
            <text:p>155, </text:p>
          </table:table-cell>
          <table:table-cell table:formula="of:=[.U187]&amp;&quot;, &quot;" office:value-type="string" office:string-value="165, " calcext:value-type="string">
            <text:p>165, </text:p>
          </table:table-cell>
          <table:table-cell table:formula="of:=[.V187]&amp;&quot;},&quot;" office:value-type="string" office:string-value="175}," calcext:value-type="string">
            <text:p>175},</text:p>
          </table:table-cell>
          <table:table-cell table:number-columns-repeated="981"/>
        </table:table-row>
        <table:table-row table:style-name="ro1">
          <table:table-cell office:value-type="float" office:value="187" calcext:value-type="float">
            <text:p>187</text:p>
          </table:table-cell>
          <table:table-cell office:value-type="float" office:value="1.86" calcext:value-type="float">
            <text:p>1.86</text:p>
          </table:table-cell>
          <table:table-cell table:style-name="ce2" table:formula="of:=MOD([.E188];360)&lt;1" office:value-type="boolean" office:boolean-value="false" calcext:value-type="boolean">
            <text:p>FALSE</text:p>
          </table:table-cell>
          <table:table-cell table:style-name="ce2" table:formula="of:=MOD([.F188];360)&lt;1" office:value-type="boolean" office:boolean-value="false" calcext:value-type="boolean">
            <text:p>FALSE</text:p>
          </table:table-cell>
          <table:table-cell table:formula="of:=4.8+[.E187]" office:value-type="float" office:value="596.8" calcext:value-type="float">
            <text:p>596.8</text:p>
          </table:table-cell>
          <table:table-cell table:formula="of:=0.8+[.F187]" office:value-type="float" office:value="348.8" calcext:value-type="float">
            <text:p>348.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88];[.AA188];[.AB188];[.AC188];[.AD188];[.AE188];[.AF188];[.AG188];[.AH188];[.AI188];[.AJ188];[.AK188];[.AL188];[.AM188];[.AN188];[.AO188];[.AP188];[.AQ188])" office:value-type="string" office:string-value="  {20313, 22172, 25, 35, 45, 55, 65, 75, 85, 95, 105, 115, 125, 135, 145, 155, 165, 175}," calcext:value-type="string">
            <text:p><text:s text:c="2"/>{20313, 22172, 25, 35, 45, 55, 65, 75, 85, 95, 105, 115, 125, 135, 145, 155, 165, 175},</text:p>
          </table:table-cell>
          <table:table-cell/>
          <table:table-cell table:formula="of:=&quot;  {&quot;&amp;INT(MOD([.E188];360)/360*5974)+IF([.C188];32768;0)+16384&amp;&quot;, &quot;" office:value-type="string" office:string-value="  {20313, " calcext:value-type="string">
            <text:p><text:s text:c="2"/>{20313, </text:p>
          </table:table-cell>
          <table:table-cell table:formula="of:=INT(MOD([.F188];360)/360*5974)+IF([.D188];32768;0)+16384&amp;&quot;, &quot;" office:value-type="string" office:string-value="22172, " calcext:value-type="string">
            <text:p>22172, </text:p>
          </table:table-cell>
          <table:table-cell table:formula="of:=[.G188]&amp;&quot;, &quot;" office:value-type="string" office:string-value="25, " calcext:value-type="string">
            <text:p>25, </text:p>
          </table:table-cell>
          <table:table-cell table:formula="of:=[.H188]&amp;&quot;, &quot;" office:value-type="string" office:string-value="35, " calcext:value-type="string">
            <text:p>35, </text:p>
          </table:table-cell>
          <table:table-cell table:formula="of:=[.I188]&amp;&quot;, &quot;" office:value-type="string" office:string-value="45, " calcext:value-type="string">
            <text:p>45, </text:p>
          </table:table-cell>
          <table:table-cell table:formula="of:=[.J188]&amp;&quot;, &quot;" office:value-type="string" office:string-value="55, " calcext:value-type="string">
            <text:p>55, </text:p>
          </table:table-cell>
          <table:table-cell table:formula="of:=[.K188]&amp;&quot;, &quot;" office:value-type="string" office:string-value="65, " calcext:value-type="string">
            <text:p>65, </text:p>
          </table:table-cell>
          <table:table-cell table:formula="of:=[.L188]&amp;&quot;, &quot;" office:value-type="string" office:string-value="75, " calcext:value-type="string">
            <text:p>75, </text:p>
          </table:table-cell>
          <table:table-cell table:formula="of:=[.M188]&amp;&quot;, &quot;" office:value-type="string" office:string-value="85, " calcext:value-type="string">
            <text:p>85, </text:p>
          </table:table-cell>
          <table:table-cell table:formula="of:=[.N188]&amp;&quot;, &quot;" office:value-type="string" office:string-value="95, " calcext:value-type="string">
            <text:p>95, </text:p>
          </table:table-cell>
          <table:table-cell table:formula="of:=[.O188]&amp;&quot;, &quot;" office:value-type="string" office:string-value="105, " calcext:value-type="string">
            <text:p>105, </text:p>
          </table:table-cell>
          <table:table-cell table:formula="of:=[.P188]&amp;&quot;, &quot;" office:value-type="string" office:string-value="115, " calcext:value-type="string">
            <text:p>115, </text:p>
          </table:table-cell>
          <table:table-cell table:formula="of:=[.Q188]&amp;&quot;, &quot;" office:value-type="string" office:string-value="125, " calcext:value-type="string">
            <text:p>125, </text:p>
          </table:table-cell>
          <table:table-cell table:formula="of:=[.R188]&amp;&quot;, &quot;" office:value-type="string" office:string-value="135, " calcext:value-type="string">
            <text:p>135, </text:p>
          </table:table-cell>
          <table:table-cell table:formula="of:=[.S188]&amp;&quot;, &quot;" office:value-type="string" office:string-value="145, " calcext:value-type="string">
            <text:p>145, </text:p>
          </table:table-cell>
          <table:table-cell table:formula="of:=[.T188]&amp;&quot;, &quot;" office:value-type="string" office:string-value="155, " calcext:value-type="string">
            <text:p>155, </text:p>
          </table:table-cell>
          <table:table-cell table:formula="of:=[.U188]&amp;&quot;, &quot;" office:value-type="string" office:string-value="165, " calcext:value-type="string">
            <text:p>165, </text:p>
          </table:table-cell>
          <table:table-cell table:formula="of:=[.V188]&amp;&quot;},&quot;" office:value-type="string" office:string-value="175}," calcext:value-type="string">
            <text:p>175},</text:p>
          </table:table-cell>
          <table:table-cell table:number-columns-repeated="981"/>
        </table:table-row>
        <table:table-row table:style-name="ro1">
          <table:table-cell office:value-type="float" office:value="188" calcext:value-type="float">
            <text:p>188</text:p>
          </table:table-cell>
          <table:table-cell office:value-type="float" office:value="1.87" calcext:value-type="float">
            <text:p>1.87</text:p>
          </table:table-cell>
          <table:table-cell table:style-name="ce2" table:formula="of:=MOD([.E189];360)&lt;1" office:value-type="boolean" office:boolean-value="false" calcext:value-type="boolean">
            <text:p>FALSE</text:p>
          </table:table-cell>
          <table:table-cell table:style-name="ce2" table:formula="of:=MOD([.F189];360)&lt;1" office:value-type="boolean" office:boolean-value="false" calcext:value-type="boolean">
            <text:p>FALSE</text:p>
          </table:table-cell>
          <table:table-cell table:formula="of:=4.8+[.E188]" office:value-type="float" office:value="601.6" calcext:value-type="float">
            <text:p>601.6</text:p>
          </table:table-cell>
          <table:table-cell table:formula="of:=0.8+[.F188]" office:value-type="float" office:value="349.6" calcext:value-type="float">
            <text:p>349.6</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89];[.AA189];[.AB189];[.AC189];[.AD189];[.AE189];[.AF189];[.AG189];[.AH189];[.AI189];[.AJ189];[.AK189];[.AL189];[.AM189];[.AN189];[.AO189];[.AP189];[.AQ189])" office:value-type="string" office:string-value="  {20393, 22185, 25, 35, 45, 55, 65, 75, 85, 95, 105, 115, 125, 135, 145, 155, 165, 175}," calcext:value-type="string">
            <text:p><text:s text:c="2"/>{20393, 22185, 25, 35, 45, 55, 65, 75, 85, 95, 105, 115, 125, 135, 145, 155, 165, 175},</text:p>
          </table:table-cell>
          <table:table-cell/>
          <table:table-cell table:formula="of:=&quot;  {&quot;&amp;INT(MOD([.E189];360)/360*5974)+IF([.C189];32768;0)+16384&amp;&quot;, &quot;" office:value-type="string" office:string-value="  {20393, " calcext:value-type="string">
            <text:p><text:s text:c="2"/>{20393, </text:p>
          </table:table-cell>
          <table:table-cell table:formula="of:=INT(MOD([.F189];360)/360*5974)+IF([.D189];32768;0)+16384&amp;&quot;, &quot;" office:value-type="string" office:string-value="22185, " calcext:value-type="string">
            <text:p>22185, </text:p>
          </table:table-cell>
          <table:table-cell table:formula="of:=[.G189]&amp;&quot;, &quot;" office:value-type="string" office:string-value="25, " calcext:value-type="string">
            <text:p>25, </text:p>
          </table:table-cell>
          <table:table-cell table:formula="of:=[.H189]&amp;&quot;, &quot;" office:value-type="string" office:string-value="35, " calcext:value-type="string">
            <text:p>35, </text:p>
          </table:table-cell>
          <table:table-cell table:formula="of:=[.I189]&amp;&quot;, &quot;" office:value-type="string" office:string-value="45, " calcext:value-type="string">
            <text:p>45, </text:p>
          </table:table-cell>
          <table:table-cell table:formula="of:=[.J189]&amp;&quot;, &quot;" office:value-type="string" office:string-value="55, " calcext:value-type="string">
            <text:p>55, </text:p>
          </table:table-cell>
          <table:table-cell table:formula="of:=[.K189]&amp;&quot;, &quot;" office:value-type="string" office:string-value="65, " calcext:value-type="string">
            <text:p>65, </text:p>
          </table:table-cell>
          <table:table-cell table:formula="of:=[.L189]&amp;&quot;, &quot;" office:value-type="string" office:string-value="75, " calcext:value-type="string">
            <text:p>75, </text:p>
          </table:table-cell>
          <table:table-cell table:formula="of:=[.M189]&amp;&quot;, &quot;" office:value-type="string" office:string-value="85, " calcext:value-type="string">
            <text:p>85, </text:p>
          </table:table-cell>
          <table:table-cell table:formula="of:=[.N189]&amp;&quot;, &quot;" office:value-type="string" office:string-value="95, " calcext:value-type="string">
            <text:p>95, </text:p>
          </table:table-cell>
          <table:table-cell table:formula="of:=[.O189]&amp;&quot;, &quot;" office:value-type="string" office:string-value="105, " calcext:value-type="string">
            <text:p>105, </text:p>
          </table:table-cell>
          <table:table-cell table:formula="of:=[.P189]&amp;&quot;, &quot;" office:value-type="string" office:string-value="115, " calcext:value-type="string">
            <text:p>115, </text:p>
          </table:table-cell>
          <table:table-cell table:formula="of:=[.Q189]&amp;&quot;, &quot;" office:value-type="string" office:string-value="125, " calcext:value-type="string">
            <text:p>125, </text:p>
          </table:table-cell>
          <table:table-cell table:formula="of:=[.R189]&amp;&quot;, &quot;" office:value-type="string" office:string-value="135, " calcext:value-type="string">
            <text:p>135, </text:p>
          </table:table-cell>
          <table:table-cell table:formula="of:=[.S189]&amp;&quot;, &quot;" office:value-type="string" office:string-value="145, " calcext:value-type="string">
            <text:p>145, </text:p>
          </table:table-cell>
          <table:table-cell table:formula="of:=[.T189]&amp;&quot;, &quot;" office:value-type="string" office:string-value="155, " calcext:value-type="string">
            <text:p>155, </text:p>
          </table:table-cell>
          <table:table-cell table:formula="of:=[.U189]&amp;&quot;, &quot;" office:value-type="string" office:string-value="165, " calcext:value-type="string">
            <text:p>165, </text:p>
          </table:table-cell>
          <table:table-cell table:formula="of:=[.V189]&amp;&quot;},&quot;" office:value-type="string" office:string-value="175}," calcext:value-type="string">
            <text:p>175},</text:p>
          </table:table-cell>
          <table:table-cell table:number-columns-repeated="981"/>
        </table:table-row>
        <table:table-row table:style-name="ro1">
          <table:table-cell office:value-type="float" office:value="189" calcext:value-type="float">
            <text:p>189</text:p>
          </table:table-cell>
          <table:table-cell office:value-type="float" office:value="1.88" calcext:value-type="float">
            <text:p>1.88</text:p>
          </table:table-cell>
          <table:table-cell table:style-name="ce2" table:formula="of:=MOD([.E190];360)&lt;1" office:value-type="boolean" office:boolean-value="false" calcext:value-type="boolean">
            <text:p>FALSE</text:p>
          </table:table-cell>
          <table:table-cell table:style-name="ce2" table:formula="of:=MOD([.F190];360)&lt;1" office:value-type="boolean" office:boolean-value="false" calcext:value-type="boolean">
            <text:p>FALSE</text:p>
          </table:table-cell>
          <table:table-cell table:formula="of:=4.8+[.E189]" office:value-type="float" office:value="606.4" calcext:value-type="float">
            <text:p>606.4</text:p>
          </table:table-cell>
          <table:table-cell table:formula="of:=0.8+[.F189]" office:value-type="float" office:value="350.4" calcext:value-type="float">
            <text:p>350.4</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90];[.AA190];[.AB190];[.AC190];[.AD190];[.AE190];[.AF190];[.AG190];[.AH190];[.AI190];[.AJ190];[.AK190];[.AL190];[.AM190];[.AN190];[.AO190];[.AP190];[.AQ190])" office:value-type="string" office:string-value="  {20472, 22198, 25, 35, 45, 55, 65, 75, 85, 95, 105, 115, 125, 135, 145, 155, 165, 175}," calcext:value-type="string">
            <text:p><text:s text:c="2"/>{20472, 22198, 25, 35, 45, 55, 65, 75, 85, 95, 105, 115, 125, 135, 145, 155, 165, 175},</text:p>
          </table:table-cell>
          <table:table-cell/>
          <table:table-cell table:formula="of:=&quot;  {&quot;&amp;INT(MOD([.E190];360)/360*5974)+IF([.C190];32768;0)+16384&amp;&quot;, &quot;" office:value-type="string" office:string-value="  {20472, " calcext:value-type="string">
            <text:p><text:s text:c="2"/>{20472, </text:p>
          </table:table-cell>
          <table:table-cell table:formula="of:=INT(MOD([.F190];360)/360*5974)+IF([.D190];32768;0)+16384&amp;&quot;, &quot;" office:value-type="string" office:string-value="22198, " calcext:value-type="string">
            <text:p>22198, </text:p>
          </table:table-cell>
          <table:table-cell table:formula="of:=[.G190]&amp;&quot;, &quot;" office:value-type="string" office:string-value="25, " calcext:value-type="string">
            <text:p>25, </text:p>
          </table:table-cell>
          <table:table-cell table:formula="of:=[.H190]&amp;&quot;, &quot;" office:value-type="string" office:string-value="35, " calcext:value-type="string">
            <text:p>35, </text:p>
          </table:table-cell>
          <table:table-cell table:formula="of:=[.I190]&amp;&quot;, &quot;" office:value-type="string" office:string-value="45, " calcext:value-type="string">
            <text:p>45, </text:p>
          </table:table-cell>
          <table:table-cell table:formula="of:=[.J190]&amp;&quot;, &quot;" office:value-type="string" office:string-value="55, " calcext:value-type="string">
            <text:p>55, </text:p>
          </table:table-cell>
          <table:table-cell table:formula="of:=[.K190]&amp;&quot;, &quot;" office:value-type="string" office:string-value="65, " calcext:value-type="string">
            <text:p>65, </text:p>
          </table:table-cell>
          <table:table-cell table:formula="of:=[.L190]&amp;&quot;, &quot;" office:value-type="string" office:string-value="75, " calcext:value-type="string">
            <text:p>75, </text:p>
          </table:table-cell>
          <table:table-cell table:formula="of:=[.M190]&amp;&quot;, &quot;" office:value-type="string" office:string-value="85, " calcext:value-type="string">
            <text:p>85, </text:p>
          </table:table-cell>
          <table:table-cell table:formula="of:=[.N190]&amp;&quot;, &quot;" office:value-type="string" office:string-value="95, " calcext:value-type="string">
            <text:p>95, </text:p>
          </table:table-cell>
          <table:table-cell table:formula="of:=[.O190]&amp;&quot;, &quot;" office:value-type="string" office:string-value="105, " calcext:value-type="string">
            <text:p>105, </text:p>
          </table:table-cell>
          <table:table-cell table:formula="of:=[.P190]&amp;&quot;, &quot;" office:value-type="string" office:string-value="115, " calcext:value-type="string">
            <text:p>115, </text:p>
          </table:table-cell>
          <table:table-cell table:formula="of:=[.Q190]&amp;&quot;, &quot;" office:value-type="string" office:string-value="125, " calcext:value-type="string">
            <text:p>125, </text:p>
          </table:table-cell>
          <table:table-cell table:formula="of:=[.R190]&amp;&quot;, &quot;" office:value-type="string" office:string-value="135, " calcext:value-type="string">
            <text:p>135, </text:p>
          </table:table-cell>
          <table:table-cell table:formula="of:=[.S190]&amp;&quot;, &quot;" office:value-type="string" office:string-value="145, " calcext:value-type="string">
            <text:p>145, </text:p>
          </table:table-cell>
          <table:table-cell table:formula="of:=[.T190]&amp;&quot;, &quot;" office:value-type="string" office:string-value="155, " calcext:value-type="string">
            <text:p>155, </text:p>
          </table:table-cell>
          <table:table-cell table:formula="of:=[.U190]&amp;&quot;, &quot;" office:value-type="string" office:string-value="165, " calcext:value-type="string">
            <text:p>165, </text:p>
          </table:table-cell>
          <table:table-cell table:formula="of:=[.V190]&amp;&quot;},&quot;" office:value-type="string" office:string-value="175}," calcext:value-type="string">
            <text:p>175},</text:p>
          </table:table-cell>
          <table:table-cell table:number-columns-repeated="981"/>
        </table:table-row>
        <table:table-row table:style-name="ro1">
          <table:table-cell office:value-type="float" office:value="190" calcext:value-type="float">
            <text:p>190</text:p>
          </table:table-cell>
          <table:table-cell office:value-type="float" office:value="1.89" calcext:value-type="float">
            <text:p>1.89</text:p>
          </table:table-cell>
          <table:table-cell table:style-name="ce2" table:formula="of:=MOD([.E191];360)&lt;1" office:value-type="boolean" office:boolean-value="false" calcext:value-type="boolean">
            <text:p>FALSE</text:p>
          </table:table-cell>
          <table:table-cell table:style-name="ce2" table:formula="of:=MOD([.F191];360)&lt;1" office:value-type="boolean" office:boolean-value="false" calcext:value-type="boolean">
            <text:p>FALSE</text:p>
          </table:table-cell>
          <table:table-cell table:formula="of:=4.8+[.E190]" office:value-type="float" office:value="611.2" calcext:value-type="float">
            <text:p>611.2</text:p>
          </table:table-cell>
          <table:table-cell table:formula="of:=0.8+[.F190]" office:value-type="float" office:value="351.2" calcext:value-type="float">
            <text:p>351.2</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91];[.AA191];[.AB191];[.AC191];[.AD191];[.AE191];[.AF191];[.AG191];[.AH191];[.AI191];[.AJ191];[.AK191];[.AL191];[.AM191];[.AN191];[.AO191];[.AP191];[.AQ191])" office:value-type="string" office:string-value="  {20552, 22211, 25, 35, 45, 55, 65, 75, 85, 95, 105, 115, 125, 135, 145, 155, 165, 175}," calcext:value-type="string">
            <text:p><text:s text:c="2"/>{20552, 22211, 25, 35, 45, 55, 65, 75, 85, 95, 105, 115, 125, 135, 145, 155, 165, 175},</text:p>
          </table:table-cell>
          <table:table-cell/>
          <table:table-cell table:formula="of:=&quot;  {&quot;&amp;INT(MOD([.E191];360)/360*5974)+IF([.C191];32768;0)+16384&amp;&quot;, &quot;" office:value-type="string" office:string-value="  {20552, " calcext:value-type="string">
            <text:p><text:s text:c="2"/>{20552, </text:p>
          </table:table-cell>
          <table:table-cell table:formula="of:=INT(MOD([.F191];360)/360*5974)+IF([.D191];32768;0)+16384&amp;&quot;, &quot;" office:value-type="string" office:string-value="22211, " calcext:value-type="string">
            <text:p>22211, </text:p>
          </table:table-cell>
          <table:table-cell table:formula="of:=[.G191]&amp;&quot;, &quot;" office:value-type="string" office:string-value="25, " calcext:value-type="string">
            <text:p>25, </text:p>
          </table:table-cell>
          <table:table-cell table:formula="of:=[.H191]&amp;&quot;, &quot;" office:value-type="string" office:string-value="35, " calcext:value-type="string">
            <text:p>35, </text:p>
          </table:table-cell>
          <table:table-cell table:formula="of:=[.I191]&amp;&quot;, &quot;" office:value-type="string" office:string-value="45, " calcext:value-type="string">
            <text:p>45, </text:p>
          </table:table-cell>
          <table:table-cell table:formula="of:=[.J191]&amp;&quot;, &quot;" office:value-type="string" office:string-value="55, " calcext:value-type="string">
            <text:p>55, </text:p>
          </table:table-cell>
          <table:table-cell table:formula="of:=[.K191]&amp;&quot;, &quot;" office:value-type="string" office:string-value="65, " calcext:value-type="string">
            <text:p>65, </text:p>
          </table:table-cell>
          <table:table-cell table:formula="of:=[.L191]&amp;&quot;, &quot;" office:value-type="string" office:string-value="75, " calcext:value-type="string">
            <text:p>75, </text:p>
          </table:table-cell>
          <table:table-cell table:formula="of:=[.M191]&amp;&quot;, &quot;" office:value-type="string" office:string-value="85, " calcext:value-type="string">
            <text:p>85, </text:p>
          </table:table-cell>
          <table:table-cell table:formula="of:=[.N191]&amp;&quot;, &quot;" office:value-type="string" office:string-value="95, " calcext:value-type="string">
            <text:p>95, </text:p>
          </table:table-cell>
          <table:table-cell table:formula="of:=[.O191]&amp;&quot;, &quot;" office:value-type="string" office:string-value="105, " calcext:value-type="string">
            <text:p>105, </text:p>
          </table:table-cell>
          <table:table-cell table:formula="of:=[.P191]&amp;&quot;, &quot;" office:value-type="string" office:string-value="115, " calcext:value-type="string">
            <text:p>115, </text:p>
          </table:table-cell>
          <table:table-cell table:formula="of:=[.Q191]&amp;&quot;, &quot;" office:value-type="string" office:string-value="125, " calcext:value-type="string">
            <text:p>125, </text:p>
          </table:table-cell>
          <table:table-cell table:formula="of:=[.R191]&amp;&quot;, &quot;" office:value-type="string" office:string-value="135, " calcext:value-type="string">
            <text:p>135, </text:p>
          </table:table-cell>
          <table:table-cell table:formula="of:=[.S191]&amp;&quot;, &quot;" office:value-type="string" office:string-value="145, " calcext:value-type="string">
            <text:p>145, </text:p>
          </table:table-cell>
          <table:table-cell table:formula="of:=[.T191]&amp;&quot;, &quot;" office:value-type="string" office:string-value="155, " calcext:value-type="string">
            <text:p>155, </text:p>
          </table:table-cell>
          <table:table-cell table:formula="of:=[.U191]&amp;&quot;, &quot;" office:value-type="string" office:string-value="165, " calcext:value-type="string">
            <text:p>165, </text:p>
          </table:table-cell>
          <table:table-cell table:formula="of:=[.V191]&amp;&quot;},&quot;" office:value-type="string" office:string-value="175}," calcext:value-type="string">
            <text:p>175},</text:p>
          </table:table-cell>
          <table:table-cell table:number-columns-repeated="981"/>
        </table:table-row>
        <table:table-row table:style-name="ro1">
          <table:table-cell office:value-type="float" office:value="191" calcext:value-type="float">
            <text:p>191</text:p>
          </table:table-cell>
          <table:table-cell office:value-type="float" office:value="1.9" calcext:value-type="float">
            <text:p>1.9</text:p>
          </table:table-cell>
          <table:table-cell table:style-name="ce2" table:formula="of:=MOD([.E192];360)&lt;1" office:value-type="boolean" office:boolean-value="false" calcext:value-type="boolean">
            <text:p>FALSE</text:p>
          </table:table-cell>
          <table:table-cell table:style-name="ce2" table:formula="of:=MOD([.F192];360)&lt;1" office:value-type="boolean" office:boolean-value="false" calcext:value-type="boolean">
            <text:p>FALSE</text:p>
          </table:table-cell>
          <table:table-cell table:formula="of:=4.8+[.E191]" office:value-type="float" office:value="616" calcext:value-type="float">
            <text:p>616</text:p>
          </table:table-cell>
          <table:table-cell table:formula="of:=0.8+[.F191]" office:value-type="float" office:value="352" calcext:value-type="float">
            <text:p>352</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92];[.AA192];[.AB192];[.AC192];[.AD192];[.AE192];[.AF192];[.AG192];[.AH192];[.AI192];[.AJ192];[.AK192];[.AL192];[.AM192];[.AN192];[.AO192];[.AP192];[.AQ192])" office:value-type="string" office:string-value="  {20632, 22225, 25, 35, 45, 55, 65, 75, 85, 95, 105, 115, 125, 135, 145, 155, 165, 175}," calcext:value-type="string">
            <text:p><text:s text:c="2"/>{20632, 22225, 25, 35, 45, 55, 65, 75, 85, 95, 105, 115, 125, 135, 145, 155, 165, 175},</text:p>
          </table:table-cell>
          <table:table-cell/>
          <table:table-cell table:formula="of:=&quot;  {&quot;&amp;INT(MOD([.E192];360)/360*5974)+IF([.C192];32768;0)+16384&amp;&quot;, &quot;" office:value-type="string" office:string-value="  {20632, " calcext:value-type="string">
            <text:p><text:s text:c="2"/>{20632, </text:p>
          </table:table-cell>
          <table:table-cell table:formula="of:=INT(MOD([.F192];360)/360*5974)+IF([.D192];32768;0)+16384&amp;&quot;, &quot;" office:value-type="string" office:string-value="22225, " calcext:value-type="string">
            <text:p>22225, </text:p>
          </table:table-cell>
          <table:table-cell table:formula="of:=[.G192]&amp;&quot;, &quot;" office:value-type="string" office:string-value="25, " calcext:value-type="string">
            <text:p>25, </text:p>
          </table:table-cell>
          <table:table-cell table:formula="of:=[.H192]&amp;&quot;, &quot;" office:value-type="string" office:string-value="35, " calcext:value-type="string">
            <text:p>35, </text:p>
          </table:table-cell>
          <table:table-cell table:formula="of:=[.I192]&amp;&quot;, &quot;" office:value-type="string" office:string-value="45, " calcext:value-type="string">
            <text:p>45, </text:p>
          </table:table-cell>
          <table:table-cell table:formula="of:=[.J192]&amp;&quot;, &quot;" office:value-type="string" office:string-value="55, " calcext:value-type="string">
            <text:p>55, </text:p>
          </table:table-cell>
          <table:table-cell table:formula="of:=[.K192]&amp;&quot;, &quot;" office:value-type="string" office:string-value="65, " calcext:value-type="string">
            <text:p>65, </text:p>
          </table:table-cell>
          <table:table-cell table:formula="of:=[.L192]&amp;&quot;, &quot;" office:value-type="string" office:string-value="75, " calcext:value-type="string">
            <text:p>75, </text:p>
          </table:table-cell>
          <table:table-cell table:formula="of:=[.M192]&amp;&quot;, &quot;" office:value-type="string" office:string-value="85, " calcext:value-type="string">
            <text:p>85, </text:p>
          </table:table-cell>
          <table:table-cell table:formula="of:=[.N192]&amp;&quot;, &quot;" office:value-type="string" office:string-value="95, " calcext:value-type="string">
            <text:p>95, </text:p>
          </table:table-cell>
          <table:table-cell table:formula="of:=[.O192]&amp;&quot;, &quot;" office:value-type="string" office:string-value="105, " calcext:value-type="string">
            <text:p>105, </text:p>
          </table:table-cell>
          <table:table-cell table:formula="of:=[.P192]&amp;&quot;, &quot;" office:value-type="string" office:string-value="115, " calcext:value-type="string">
            <text:p>115, </text:p>
          </table:table-cell>
          <table:table-cell table:formula="of:=[.Q192]&amp;&quot;, &quot;" office:value-type="string" office:string-value="125, " calcext:value-type="string">
            <text:p>125, </text:p>
          </table:table-cell>
          <table:table-cell table:formula="of:=[.R192]&amp;&quot;, &quot;" office:value-type="string" office:string-value="135, " calcext:value-type="string">
            <text:p>135, </text:p>
          </table:table-cell>
          <table:table-cell table:formula="of:=[.S192]&amp;&quot;, &quot;" office:value-type="string" office:string-value="145, " calcext:value-type="string">
            <text:p>145, </text:p>
          </table:table-cell>
          <table:table-cell table:formula="of:=[.T192]&amp;&quot;, &quot;" office:value-type="string" office:string-value="155, " calcext:value-type="string">
            <text:p>155, </text:p>
          </table:table-cell>
          <table:table-cell table:formula="of:=[.U192]&amp;&quot;, &quot;" office:value-type="string" office:string-value="165, " calcext:value-type="string">
            <text:p>165, </text:p>
          </table:table-cell>
          <table:table-cell table:formula="of:=[.V192]&amp;&quot;},&quot;" office:value-type="string" office:string-value="175}," calcext:value-type="string">
            <text:p>175},</text:p>
          </table:table-cell>
          <table:table-cell table:number-columns-repeated="981"/>
        </table:table-row>
        <table:table-row table:style-name="ro1">
          <table:table-cell office:value-type="float" office:value="192" calcext:value-type="float">
            <text:p>192</text:p>
          </table:table-cell>
          <table:table-cell office:value-type="float" office:value="1.91" calcext:value-type="float">
            <text:p>1.91</text:p>
          </table:table-cell>
          <table:table-cell table:style-name="ce2" table:formula="of:=MOD([.E193];360)&lt;1" office:value-type="boolean" office:boolean-value="false" calcext:value-type="boolean">
            <text:p>FALSE</text:p>
          </table:table-cell>
          <table:table-cell table:style-name="ce2" table:formula="of:=MOD([.F193];360)&lt;1" office:value-type="boolean" office:boolean-value="false" calcext:value-type="boolean">
            <text:p>FALSE</text:p>
          </table:table-cell>
          <table:table-cell table:formula="of:=4.8+[.E192]" office:value-type="float" office:value="620.8" calcext:value-type="float">
            <text:p>620.8</text:p>
          </table:table-cell>
          <table:table-cell table:formula="of:=0.8+[.F192]" office:value-type="float" office:value="352.8" calcext:value-type="float">
            <text:p>352.8</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93];[.AA193];[.AB193];[.AC193];[.AD193];[.AE193];[.AF193];[.AG193];[.AH193];[.AI193];[.AJ193];[.AK193];[.AL193];[.AM193];[.AN193];[.AO193];[.AP193];[.AQ193])" office:value-type="string" office:string-value="  {20711, 22238, 25, 35, 45, 55, 65, 75, 85, 95, 105, 115, 125, 135, 145, 155, 165, 175}," calcext:value-type="string">
            <text:p><text:s text:c="2"/>{20711, 22238, 25, 35, 45, 55, 65, 75, 85, 95, 105, 115, 125, 135, 145, 155, 165, 175},</text:p>
          </table:table-cell>
          <table:table-cell/>
          <table:table-cell table:formula="of:=&quot;  {&quot;&amp;INT(MOD([.E193];360)/360*5974)+IF([.C193];32768;0)+16384&amp;&quot;, &quot;" office:value-type="string" office:string-value="  {20711, " calcext:value-type="string">
            <text:p><text:s text:c="2"/>{20711, </text:p>
          </table:table-cell>
          <table:table-cell table:formula="of:=INT(MOD([.F193];360)/360*5974)+IF([.D193];32768;0)+16384&amp;&quot;, &quot;" office:value-type="string" office:string-value="22238, " calcext:value-type="string">
            <text:p>22238, </text:p>
          </table:table-cell>
          <table:table-cell table:formula="of:=[.G193]&amp;&quot;, &quot;" office:value-type="string" office:string-value="25, " calcext:value-type="string">
            <text:p>25, </text:p>
          </table:table-cell>
          <table:table-cell table:formula="of:=[.H193]&amp;&quot;, &quot;" office:value-type="string" office:string-value="35, " calcext:value-type="string">
            <text:p>35, </text:p>
          </table:table-cell>
          <table:table-cell table:formula="of:=[.I193]&amp;&quot;, &quot;" office:value-type="string" office:string-value="45, " calcext:value-type="string">
            <text:p>45, </text:p>
          </table:table-cell>
          <table:table-cell table:formula="of:=[.J193]&amp;&quot;, &quot;" office:value-type="string" office:string-value="55, " calcext:value-type="string">
            <text:p>55, </text:p>
          </table:table-cell>
          <table:table-cell table:formula="of:=[.K193]&amp;&quot;, &quot;" office:value-type="string" office:string-value="65, " calcext:value-type="string">
            <text:p>65, </text:p>
          </table:table-cell>
          <table:table-cell table:formula="of:=[.L193]&amp;&quot;, &quot;" office:value-type="string" office:string-value="75, " calcext:value-type="string">
            <text:p>75, </text:p>
          </table:table-cell>
          <table:table-cell table:formula="of:=[.M193]&amp;&quot;, &quot;" office:value-type="string" office:string-value="85, " calcext:value-type="string">
            <text:p>85, </text:p>
          </table:table-cell>
          <table:table-cell table:formula="of:=[.N193]&amp;&quot;, &quot;" office:value-type="string" office:string-value="95, " calcext:value-type="string">
            <text:p>95, </text:p>
          </table:table-cell>
          <table:table-cell table:formula="of:=[.O193]&amp;&quot;, &quot;" office:value-type="string" office:string-value="105, " calcext:value-type="string">
            <text:p>105, </text:p>
          </table:table-cell>
          <table:table-cell table:formula="of:=[.P193]&amp;&quot;, &quot;" office:value-type="string" office:string-value="115, " calcext:value-type="string">
            <text:p>115, </text:p>
          </table:table-cell>
          <table:table-cell table:formula="of:=[.Q193]&amp;&quot;, &quot;" office:value-type="string" office:string-value="125, " calcext:value-type="string">
            <text:p>125, </text:p>
          </table:table-cell>
          <table:table-cell table:formula="of:=[.R193]&amp;&quot;, &quot;" office:value-type="string" office:string-value="135, " calcext:value-type="string">
            <text:p>135, </text:p>
          </table:table-cell>
          <table:table-cell table:formula="of:=[.S193]&amp;&quot;, &quot;" office:value-type="string" office:string-value="145, " calcext:value-type="string">
            <text:p>145, </text:p>
          </table:table-cell>
          <table:table-cell table:formula="of:=[.T193]&amp;&quot;, &quot;" office:value-type="string" office:string-value="155, " calcext:value-type="string">
            <text:p>155, </text:p>
          </table:table-cell>
          <table:table-cell table:formula="of:=[.U193]&amp;&quot;, &quot;" office:value-type="string" office:string-value="165, " calcext:value-type="string">
            <text:p>165, </text:p>
          </table:table-cell>
          <table:table-cell table:formula="of:=[.V193]&amp;&quot;},&quot;" office:value-type="string" office:string-value="175}," calcext:value-type="string">
            <text:p>175},</text:p>
          </table:table-cell>
          <table:table-cell table:number-columns-repeated="981"/>
        </table:table-row>
        <table:table-row table:style-name="ro1">
          <table:table-cell office:value-type="float" office:value="193" calcext:value-type="float">
            <text:p>193</text:p>
          </table:table-cell>
          <table:table-cell office:value-type="float" office:value="1.92" calcext:value-type="float">
            <text:p>1.92</text:p>
          </table:table-cell>
          <table:table-cell table:style-name="ce2" table:formula="of:=MOD([.E194];360)&lt;1" office:value-type="boolean" office:boolean-value="false" calcext:value-type="boolean">
            <text:p>FALSE</text:p>
          </table:table-cell>
          <table:table-cell table:style-name="ce2" table:formula="of:=MOD([.F194];360)&lt;1" office:value-type="boolean" office:boolean-value="false" calcext:value-type="boolean">
            <text:p>FALSE</text:p>
          </table:table-cell>
          <table:table-cell table:formula="of:=4.8+[.E193]" office:value-type="float" office:value="625.6" calcext:value-type="float">
            <text:p>625.6</text:p>
          </table:table-cell>
          <table:table-cell table:formula="of:=0.8+[.F193]" office:value-type="float" office:value="353.6" calcext:value-type="float">
            <text:p>353.6</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94];[.AA194];[.AB194];[.AC194];[.AD194];[.AE194];[.AF194];[.AG194];[.AH194];[.AI194];[.AJ194];[.AK194];[.AL194];[.AM194];[.AN194];[.AO194];[.AP194];[.AQ194])" office:value-type="string" office:string-value="  {20791, 22251, 25, 35, 45, 55, 65, 75, 85, 95, 105, 115, 125, 135, 145, 155, 165, 175}," calcext:value-type="string">
            <text:p><text:s text:c="2"/>{20791, 22251, 25, 35, 45, 55, 65, 75, 85, 95, 105, 115, 125, 135, 145, 155, 165, 175},</text:p>
          </table:table-cell>
          <table:table-cell/>
          <table:table-cell table:formula="of:=&quot;  {&quot;&amp;INT(MOD([.E194];360)/360*5974)+IF([.C194];32768;0)+16384&amp;&quot;, &quot;" office:value-type="string" office:string-value="  {20791, " calcext:value-type="string">
            <text:p><text:s text:c="2"/>{20791, </text:p>
          </table:table-cell>
          <table:table-cell table:formula="of:=INT(MOD([.F194];360)/360*5974)+IF([.D194];32768;0)+16384&amp;&quot;, &quot;" office:value-type="string" office:string-value="22251, " calcext:value-type="string">
            <text:p>22251, </text:p>
          </table:table-cell>
          <table:table-cell table:formula="of:=[.G194]&amp;&quot;, &quot;" office:value-type="string" office:string-value="25, " calcext:value-type="string">
            <text:p>25, </text:p>
          </table:table-cell>
          <table:table-cell table:formula="of:=[.H194]&amp;&quot;, &quot;" office:value-type="string" office:string-value="35, " calcext:value-type="string">
            <text:p>35, </text:p>
          </table:table-cell>
          <table:table-cell table:formula="of:=[.I194]&amp;&quot;, &quot;" office:value-type="string" office:string-value="45, " calcext:value-type="string">
            <text:p>45, </text:p>
          </table:table-cell>
          <table:table-cell table:formula="of:=[.J194]&amp;&quot;, &quot;" office:value-type="string" office:string-value="55, " calcext:value-type="string">
            <text:p>55, </text:p>
          </table:table-cell>
          <table:table-cell table:formula="of:=[.K194]&amp;&quot;, &quot;" office:value-type="string" office:string-value="65, " calcext:value-type="string">
            <text:p>65, </text:p>
          </table:table-cell>
          <table:table-cell table:formula="of:=[.L194]&amp;&quot;, &quot;" office:value-type="string" office:string-value="75, " calcext:value-type="string">
            <text:p>75, </text:p>
          </table:table-cell>
          <table:table-cell table:formula="of:=[.M194]&amp;&quot;, &quot;" office:value-type="string" office:string-value="85, " calcext:value-type="string">
            <text:p>85, </text:p>
          </table:table-cell>
          <table:table-cell table:formula="of:=[.N194]&amp;&quot;, &quot;" office:value-type="string" office:string-value="95, " calcext:value-type="string">
            <text:p>95, </text:p>
          </table:table-cell>
          <table:table-cell table:formula="of:=[.O194]&amp;&quot;, &quot;" office:value-type="string" office:string-value="105, " calcext:value-type="string">
            <text:p>105, </text:p>
          </table:table-cell>
          <table:table-cell table:formula="of:=[.P194]&amp;&quot;, &quot;" office:value-type="string" office:string-value="115, " calcext:value-type="string">
            <text:p>115, </text:p>
          </table:table-cell>
          <table:table-cell table:formula="of:=[.Q194]&amp;&quot;, &quot;" office:value-type="string" office:string-value="125, " calcext:value-type="string">
            <text:p>125, </text:p>
          </table:table-cell>
          <table:table-cell table:formula="of:=[.R194]&amp;&quot;, &quot;" office:value-type="string" office:string-value="135, " calcext:value-type="string">
            <text:p>135, </text:p>
          </table:table-cell>
          <table:table-cell table:formula="of:=[.S194]&amp;&quot;, &quot;" office:value-type="string" office:string-value="145, " calcext:value-type="string">
            <text:p>145, </text:p>
          </table:table-cell>
          <table:table-cell table:formula="of:=[.T194]&amp;&quot;, &quot;" office:value-type="string" office:string-value="155, " calcext:value-type="string">
            <text:p>155, </text:p>
          </table:table-cell>
          <table:table-cell table:formula="of:=[.U194]&amp;&quot;, &quot;" office:value-type="string" office:string-value="165, " calcext:value-type="string">
            <text:p>165, </text:p>
          </table:table-cell>
          <table:table-cell table:formula="of:=[.V194]&amp;&quot;},&quot;" office:value-type="string" office:string-value="175}," calcext:value-type="string">
            <text:p>175},</text:p>
          </table:table-cell>
          <table:table-cell table:number-columns-repeated="981"/>
        </table:table-row>
        <table:table-row table:style-name="ro1">
          <table:table-cell office:value-type="float" office:value="194" calcext:value-type="float">
            <text:p>194</text:p>
          </table:table-cell>
          <table:table-cell office:value-type="float" office:value="1.93" calcext:value-type="float">
            <text:p>1.93</text:p>
          </table:table-cell>
          <table:table-cell table:style-name="ce2" table:formula="of:=MOD([.E195];360)&lt;1" office:value-type="boolean" office:boolean-value="false" calcext:value-type="boolean">
            <text:p>FALSE</text:p>
          </table:table-cell>
          <table:table-cell table:style-name="ce2" table:formula="of:=MOD([.F195];360)&lt;1" office:value-type="boolean" office:boolean-value="false" calcext:value-type="boolean">
            <text:p>FALSE</text:p>
          </table:table-cell>
          <table:table-cell table:formula="of:=4.8+[.E194]" office:value-type="float" office:value="630.4" calcext:value-type="float">
            <text:p>630.4</text:p>
          </table:table-cell>
          <table:table-cell table:formula="of:=0.8+[.F194]" office:value-type="float" office:value="354.4" calcext:value-type="float">
            <text:p>354.4</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95];[.AA195];[.AB195];[.AC195];[.AD195];[.AE195];[.AF195];[.AG195];[.AH195];[.AI195];[.AJ195];[.AK195];[.AL195];[.AM195];[.AN195];[.AO195];[.AP195];[.AQ195])" office:value-type="string" office:string-value="  {20871, 22265, 25, 35, 45, 55, 65, 75, 85, 95, 105, 115, 125, 135, 145, 155, 165, 175}," calcext:value-type="string">
            <text:p><text:s text:c="2"/>{20871, 22265, 25, 35, 45, 55, 65, 75, 85, 95, 105, 115, 125, 135, 145, 155, 165, 175},</text:p>
          </table:table-cell>
          <table:table-cell/>
          <table:table-cell table:formula="of:=&quot;  {&quot;&amp;INT(MOD([.E195];360)/360*5974)+IF([.C195];32768;0)+16384&amp;&quot;, &quot;" office:value-type="string" office:string-value="  {20871, " calcext:value-type="string">
            <text:p><text:s text:c="2"/>{20871, </text:p>
          </table:table-cell>
          <table:table-cell table:formula="of:=INT(MOD([.F195];360)/360*5974)+IF([.D195];32768;0)+16384&amp;&quot;, &quot;" office:value-type="string" office:string-value="22265, " calcext:value-type="string">
            <text:p>22265, </text:p>
          </table:table-cell>
          <table:table-cell table:formula="of:=[.G195]&amp;&quot;, &quot;" office:value-type="string" office:string-value="25, " calcext:value-type="string">
            <text:p>25, </text:p>
          </table:table-cell>
          <table:table-cell table:formula="of:=[.H195]&amp;&quot;, &quot;" office:value-type="string" office:string-value="35, " calcext:value-type="string">
            <text:p>35, </text:p>
          </table:table-cell>
          <table:table-cell table:formula="of:=[.I195]&amp;&quot;, &quot;" office:value-type="string" office:string-value="45, " calcext:value-type="string">
            <text:p>45, </text:p>
          </table:table-cell>
          <table:table-cell table:formula="of:=[.J195]&amp;&quot;, &quot;" office:value-type="string" office:string-value="55, " calcext:value-type="string">
            <text:p>55, </text:p>
          </table:table-cell>
          <table:table-cell table:formula="of:=[.K195]&amp;&quot;, &quot;" office:value-type="string" office:string-value="65, " calcext:value-type="string">
            <text:p>65, </text:p>
          </table:table-cell>
          <table:table-cell table:formula="of:=[.L195]&amp;&quot;, &quot;" office:value-type="string" office:string-value="75, " calcext:value-type="string">
            <text:p>75, </text:p>
          </table:table-cell>
          <table:table-cell table:formula="of:=[.M195]&amp;&quot;, &quot;" office:value-type="string" office:string-value="85, " calcext:value-type="string">
            <text:p>85, </text:p>
          </table:table-cell>
          <table:table-cell table:formula="of:=[.N195]&amp;&quot;, &quot;" office:value-type="string" office:string-value="95, " calcext:value-type="string">
            <text:p>95, </text:p>
          </table:table-cell>
          <table:table-cell table:formula="of:=[.O195]&amp;&quot;, &quot;" office:value-type="string" office:string-value="105, " calcext:value-type="string">
            <text:p>105, </text:p>
          </table:table-cell>
          <table:table-cell table:formula="of:=[.P195]&amp;&quot;, &quot;" office:value-type="string" office:string-value="115, " calcext:value-type="string">
            <text:p>115, </text:p>
          </table:table-cell>
          <table:table-cell table:formula="of:=[.Q195]&amp;&quot;, &quot;" office:value-type="string" office:string-value="125, " calcext:value-type="string">
            <text:p>125, </text:p>
          </table:table-cell>
          <table:table-cell table:formula="of:=[.R195]&amp;&quot;, &quot;" office:value-type="string" office:string-value="135, " calcext:value-type="string">
            <text:p>135, </text:p>
          </table:table-cell>
          <table:table-cell table:formula="of:=[.S195]&amp;&quot;, &quot;" office:value-type="string" office:string-value="145, " calcext:value-type="string">
            <text:p>145, </text:p>
          </table:table-cell>
          <table:table-cell table:formula="of:=[.T195]&amp;&quot;, &quot;" office:value-type="string" office:string-value="155, " calcext:value-type="string">
            <text:p>155, </text:p>
          </table:table-cell>
          <table:table-cell table:formula="of:=[.U195]&amp;&quot;, &quot;" office:value-type="string" office:string-value="165, " calcext:value-type="string">
            <text:p>165, </text:p>
          </table:table-cell>
          <table:table-cell table:formula="of:=[.V195]&amp;&quot;},&quot;" office:value-type="string" office:string-value="175}," calcext:value-type="string">
            <text:p>175},</text:p>
          </table:table-cell>
          <table:table-cell table:number-columns-repeated="981"/>
        </table:table-row>
        <table:table-row table:style-name="ro1">
          <table:table-cell office:value-type="float" office:value="195" calcext:value-type="float">
            <text:p>195</text:p>
          </table:table-cell>
          <table:table-cell office:value-type="float" office:value="1.94" calcext:value-type="float">
            <text:p>1.94</text:p>
          </table:table-cell>
          <table:table-cell table:style-name="ce2" table:formula="of:=MOD([.E196];360)&lt;1" office:value-type="boolean" office:boolean-value="false" calcext:value-type="boolean">
            <text:p>FALSE</text:p>
          </table:table-cell>
          <table:table-cell table:style-name="ce2" table:formula="of:=MOD([.F196];360)&lt;1" office:value-type="boolean" office:boolean-value="false" calcext:value-type="boolean">
            <text:p>FALSE</text:p>
          </table:table-cell>
          <table:table-cell table:formula="of:=4.8+[.E195]" office:value-type="float" office:value="635.2" calcext:value-type="float">
            <text:p>635.2</text:p>
          </table:table-cell>
          <table:table-cell table:formula="of:=0.8+[.F195]" office:value-type="float" office:value="355.2" calcext:value-type="float">
            <text:p>355.2</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96];[.AA196];[.AB196];[.AC196];[.AD196];[.AE196];[.AF196];[.AG196];[.AH196];[.AI196];[.AJ196];[.AK196];[.AL196];[.AM196];[.AN196];[.AO196];[.AP196];[.AQ196])" office:value-type="string" office:string-value="  {20950, 22278, 25, 35, 45, 55, 65, 75, 85, 95, 105, 115, 125, 135, 145, 155, 165, 175}," calcext:value-type="string">
            <text:p><text:s text:c="2"/>{20950, 22278, 25, 35, 45, 55, 65, 75, 85, 95, 105, 115, 125, 135, 145, 155, 165, 175},</text:p>
          </table:table-cell>
          <table:table-cell/>
          <table:table-cell table:formula="of:=&quot;  {&quot;&amp;INT(MOD([.E196];360)/360*5974)+IF([.C196];32768;0)+16384&amp;&quot;, &quot;" office:value-type="string" office:string-value="  {20950, " calcext:value-type="string">
            <text:p><text:s text:c="2"/>{20950, </text:p>
          </table:table-cell>
          <table:table-cell table:formula="of:=INT(MOD([.F196];360)/360*5974)+IF([.D196];32768;0)+16384&amp;&quot;, &quot;" office:value-type="string" office:string-value="22278, " calcext:value-type="string">
            <text:p>22278, </text:p>
          </table:table-cell>
          <table:table-cell table:formula="of:=[.G196]&amp;&quot;, &quot;" office:value-type="string" office:string-value="25, " calcext:value-type="string">
            <text:p>25, </text:p>
          </table:table-cell>
          <table:table-cell table:formula="of:=[.H196]&amp;&quot;, &quot;" office:value-type="string" office:string-value="35, " calcext:value-type="string">
            <text:p>35, </text:p>
          </table:table-cell>
          <table:table-cell table:formula="of:=[.I196]&amp;&quot;, &quot;" office:value-type="string" office:string-value="45, " calcext:value-type="string">
            <text:p>45, </text:p>
          </table:table-cell>
          <table:table-cell table:formula="of:=[.J196]&amp;&quot;, &quot;" office:value-type="string" office:string-value="55, " calcext:value-type="string">
            <text:p>55, </text:p>
          </table:table-cell>
          <table:table-cell table:formula="of:=[.K196]&amp;&quot;, &quot;" office:value-type="string" office:string-value="65, " calcext:value-type="string">
            <text:p>65, </text:p>
          </table:table-cell>
          <table:table-cell table:formula="of:=[.L196]&amp;&quot;, &quot;" office:value-type="string" office:string-value="75, " calcext:value-type="string">
            <text:p>75, </text:p>
          </table:table-cell>
          <table:table-cell table:formula="of:=[.M196]&amp;&quot;, &quot;" office:value-type="string" office:string-value="85, " calcext:value-type="string">
            <text:p>85, </text:p>
          </table:table-cell>
          <table:table-cell table:formula="of:=[.N196]&amp;&quot;, &quot;" office:value-type="string" office:string-value="95, " calcext:value-type="string">
            <text:p>95, </text:p>
          </table:table-cell>
          <table:table-cell table:formula="of:=[.O196]&amp;&quot;, &quot;" office:value-type="string" office:string-value="105, " calcext:value-type="string">
            <text:p>105, </text:p>
          </table:table-cell>
          <table:table-cell table:formula="of:=[.P196]&amp;&quot;, &quot;" office:value-type="string" office:string-value="115, " calcext:value-type="string">
            <text:p>115, </text:p>
          </table:table-cell>
          <table:table-cell table:formula="of:=[.Q196]&amp;&quot;, &quot;" office:value-type="string" office:string-value="125, " calcext:value-type="string">
            <text:p>125, </text:p>
          </table:table-cell>
          <table:table-cell table:formula="of:=[.R196]&amp;&quot;, &quot;" office:value-type="string" office:string-value="135, " calcext:value-type="string">
            <text:p>135, </text:p>
          </table:table-cell>
          <table:table-cell table:formula="of:=[.S196]&amp;&quot;, &quot;" office:value-type="string" office:string-value="145, " calcext:value-type="string">
            <text:p>145, </text:p>
          </table:table-cell>
          <table:table-cell table:formula="of:=[.T196]&amp;&quot;, &quot;" office:value-type="string" office:string-value="155, " calcext:value-type="string">
            <text:p>155, </text:p>
          </table:table-cell>
          <table:table-cell table:formula="of:=[.U196]&amp;&quot;, &quot;" office:value-type="string" office:string-value="165, " calcext:value-type="string">
            <text:p>165, </text:p>
          </table:table-cell>
          <table:table-cell table:formula="of:=[.V196]&amp;&quot;},&quot;" office:value-type="string" office:string-value="175}," calcext:value-type="string">
            <text:p>175},</text:p>
          </table:table-cell>
          <table:table-cell table:number-columns-repeated="981"/>
        </table:table-row>
        <table:table-row table:style-name="ro1">
          <table:table-cell office:value-type="float" office:value="196" calcext:value-type="float">
            <text:p>196</text:p>
          </table:table-cell>
          <table:table-cell office:value-type="float" office:value="1.95" calcext:value-type="float">
            <text:p>1.95</text:p>
          </table:table-cell>
          <table:table-cell table:style-name="ce2" table:formula="of:=MOD([.E197];360)&lt;1" office:value-type="boolean" office:boolean-value="false" calcext:value-type="boolean">
            <text:p>FALSE</text:p>
          </table:table-cell>
          <table:table-cell table:style-name="ce2" table:formula="of:=MOD([.F197];360)&lt;1" office:value-type="boolean" office:boolean-value="false" calcext:value-type="boolean">
            <text:p>FALSE</text:p>
          </table:table-cell>
          <table:table-cell table:formula="of:=4.8+[.E196]" office:value-type="float" office:value="640" calcext:value-type="float">
            <text:p>640</text:p>
          </table:table-cell>
          <table:table-cell table:formula="of:=0.8+[.F196]" office:value-type="float" office:value="356" calcext:value-type="float">
            <text:p>356</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97];[.AA197];[.AB197];[.AC197];[.AD197];[.AE197];[.AF197];[.AG197];[.AH197];[.AI197];[.AJ197];[.AK197];[.AL197];[.AM197];[.AN197];[.AO197];[.AP197];[.AQ197])" office:value-type="string" office:string-value="  {21030, 22291, 25, 35, 45, 55, 65, 75, 85, 95, 105, 115, 125, 135, 145, 155, 165, 175}," calcext:value-type="string">
            <text:p><text:s text:c="2"/>{21030, 22291, 25, 35, 45, 55, 65, 75, 85, 95, 105, 115, 125, 135, 145, 155, 165, 175},</text:p>
          </table:table-cell>
          <table:table-cell/>
          <table:table-cell table:formula="of:=&quot;  {&quot;&amp;INT(MOD([.E197];360)/360*5974)+IF([.C197];32768;0)+16384&amp;&quot;, &quot;" office:value-type="string" office:string-value="  {21030, " calcext:value-type="string">
            <text:p><text:s text:c="2"/>{21030, </text:p>
          </table:table-cell>
          <table:table-cell table:formula="of:=INT(MOD([.F197];360)/360*5974)+IF([.D197];32768;0)+16384&amp;&quot;, &quot;" office:value-type="string" office:string-value="22291, " calcext:value-type="string">
            <text:p>22291, </text:p>
          </table:table-cell>
          <table:table-cell table:formula="of:=[.G197]&amp;&quot;, &quot;" office:value-type="string" office:string-value="25, " calcext:value-type="string">
            <text:p>25, </text:p>
          </table:table-cell>
          <table:table-cell table:formula="of:=[.H197]&amp;&quot;, &quot;" office:value-type="string" office:string-value="35, " calcext:value-type="string">
            <text:p>35, </text:p>
          </table:table-cell>
          <table:table-cell table:formula="of:=[.I197]&amp;&quot;, &quot;" office:value-type="string" office:string-value="45, " calcext:value-type="string">
            <text:p>45, </text:p>
          </table:table-cell>
          <table:table-cell table:formula="of:=[.J197]&amp;&quot;, &quot;" office:value-type="string" office:string-value="55, " calcext:value-type="string">
            <text:p>55, </text:p>
          </table:table-cell>
          <table:table-cell table:formula="of:=[.K197]&amp;&quot;, &quot;" office:value-type="string" office:string-value="65, " calcext:value-type="string">
            <text:p>65, </text:p>
          </table:table-cell>
          <table:table-cell table:formula="of:=[.L197]&amp;&quot;, &quot;" office:value-type="string" office:string-value="75, " calcext:value-type="string">
            <text:p>75, </text:p>
          </table:table-cell>
          <table:table-cell table:formula="of:=[.M197]&amp;&quot;, &quot;" office:value-type="string" office:string-value="85, " calcext:value-type="string">
            <text:p>85, </text:p>
          </table:table-cell>
          <table:table-cell table:formula="of:=[.N197]&amp;&quot;, &quot;" office:value-type="string" office:string-value="95, " calcext:value-type="string">
            <text:p>95, </text:p>
          </table:table-cell>
          <table:table-cell table:formula="of:=[.O197]&amp;&quot;, &quot;" office:value-type="string" office:string-value="105, " calcext:value-type="string">
            <text:p>105, </text:p>
          </table:table-cell>
          <table:table-cell table:formula="of:=[.P197]&amp;&quot;, &quot;" office:value-type="string" office:string-value="115, " calcext:value-type="string">
            <text:p>115, </text:p>
          </table:table-cell>
          <table:table-cell table:formula="of:=[.Q197]&amp;&quot;, &quot;" office:value-type="string" office:string-value="125, " calcext:value-type="string">
            <text:p>125, </text:p>
          </table:table-cell>
          <table:table-cell table:formula="of:=[.R197]&amp;&quot;, &quot;" office:value-type="string" office:string-value="135, " calcext:value-type="string">
            <text:p>135, </text:p>
          </table:table-cell>
          <table:table-cell table:formula="of:=[.S197]&amp;&quot;, &quot;" office:value-type="string" office:string-value="145, " calcext:value-type="string">
            <text:p>145, </text:p>
          </table:table-cell>
          <table:table-cell table:formula="of:=[.T197]&amp;&quot;, &quot;" office:value-type="string" office:string-value="155, " calcext:value-type="string">
            <text:p>155, </text:p>
          </table:table-cell>
          <table:table-cell table:formula="of:=[.U197]&amp;&quot;, &quot;" office:value-type="string" office:string-value="165, " calcext:value-type="string">
            <text:p>165, </text:p>
          </table:table-cell>
          <table:table-cell table:formula="of:=[.V197]&amp;&quot;},&quot;" office:value-type="string" office:string-value="175}," calcext:value-type="string">
            <text:p>175},</text:p>
          </table:table-cell>
          <table:table-cell table:number-columns-repeated="981"/>
        </table:table-row>
        <table:table-row table:style-name="ro1">
          <table:table-cell office:value-type="float" office:value="197" calcext:value-type="float">
            <text:p>197</text:p>
          </table:table-cell>
          <table:table-cell office:value-type="float" office:value="1.96" calcext:value-type="float">
            <text:p>1.96</text:p>
          </table:table-cell>
          <table:table-cell table:style-name="ce2" table:formula="of:=MOD([.E198];360)&lt;1" office:value-type="boolean" office:boolean-value="false" calcext:value-type="boolean">
            <text:p>FALSE</text:p>
          </table:table-cell>
          <table:table-cell table:style-name="ce2" table:formula="of:=MOD([.F198];360)&lt;1" office:value-type="boolean" office:boolean-value="false" calcext:value-type="boolean">
            <text:p>FALSE</text:p>
          </table:table-cell>
          <table:table-cell table:formula="of:=4.8+[.E197]" office:value-type="float" office:value="644.8" calcext:value-type="float">
            <text:p>644.8</text:p>
          </table:table-cell>
          <table:table-cell table:formula="of:=0.8+[.F197]" office:value-type="float" office:value="356.800000000001" calcext:value-type="float">
            <text:p>356.800000000001</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98];[.AA198];[.AB198];[.AC198];[.AD198];[.AE198];[.AF198];[.AG198];[.AH198];[.AI198];[.AJ198];[.AK198];[.AL198];[.AM198];[.AN198];[.AO198];[.AP198];[.AQ198])" office:value-type="string" office:string-value="  {21110, 22304, 25, 35, 45, 55, 65, 75, 85, 95, 105, 115, 125, 135, 145, 155, 165, 175}," calcext:value-type="string">
            <text:p><text:s text:c="2"/>{21110, 22304, 25, 35, 45, 55, 65, 75, 85, 95, 105, 115, 125, 135, 145, 155, 165, 175},</text:p>
          </table:table-cell>
          <table:table-cell/>
          <table:table-cell table:formula="of:=&quot;  {&quot;&amp;INT(MOD([.E198];360)/360*5974)+IF([.C198];32768;0)+16384&amp;&quot;, &quot;" office:value-type="string" office:string-value="  {21110, " calcext:value-type="string">
            <text:p><text:s text:c="2"/>{21110, </text:p>
          </table:table-cell>
          <table:table-cell table:formula="of:=INT(MOD([.F198];360)/360*5974)+IF([.D198];32768;0)+16384&amp;&quot;, &quot;" office:value-type="string" office:string-value="22304, " calcext:value-type="string">
            <text:p>22304, </text:p>
          </table:table-cell>
          <table:table-cell table:formula="of:=[.G198]&amp;&quot;, &quot;" office:value-type="string" office:string-value="25, " calcext:value-type="string">
            <text:p>25, </text:p>
          </table:table-cell>
          <table:table-cell table:formula="of:=[.H198]&amp;&quot;, &quot;" office:value-type="string" office:string-value="35, " calcext:value-type="string">
            <text:p>35, </text:p>
          </table:table-cell>
          <table:table-cell table:formula="of:=[.I198]&amp;&quot;, &quot;" office:value-type="string" office:string-value="45, " calcext:value-type="string">
            <text:p>45, </text:p>
          </table:table-cell>
          <table:table-cell table:formula="of:=[.J198]&amp;&quot;, &quot;" office:value-type="string" office:string-value="55, " calcext:value-type="string">
            <text:p>55, </text:p>
          </table:table-cell>
          <table:table-cell table:formula="of:=[.K198]&amp;&quot;, &quot;" office:value-type="string" office:string-value="65, " calcext:value-type="string">
            <text:p>65, </text:p>
          </table:table-cell>
          <table:table-cell table:formula="of:=[.L198]&amp;&quot;, &quot;" office:value-type="string" office:string-value="75, " calcext:value-type="string">
            <text:p>75, </text:p>
          </table:table-cell>
          <table:table-cell table:formula="of:=[.M198]&amp;&quot;, &quot;" office:value-type="string" office:string-value="85, " calcext:value-type="string">
            <text:p>85, </text:p>
          </table:table-cell>
          <table:table-cell table:formula="of:=[.N198]&amp;&quot;, &quot;" office:value-type="string" office:string-value="95, " calcext:value-type="string">
            <text:p>95, </text:p>
          </table:table-cell>
          <table:table-cell table:formula="of:=[.O198]&amp;&quot;, &quot;" office:value-type="string" office:string-value="105, " calcext:value-type="string">
            <text:p>105, </text:p>
          </table:table-cell>
          <table:table-cell table:formula="of:=[.P198]&amp;&quot;, &quot;" office:value-type="string" office:string-value="115, " calcext:value-type="string">
            <text:p>115, </text:p>
          </table:table-cell>
          <table:table-cell table:formula="of:=[.Q198]&amp;&quot;, &quot;" office:value-type="string" office:string-value="125, " calcext:value-type="string">
            <text:p>125, </text:p>
          </table:table-cell>
          <table:table-cell table:formula="of:=[.R198]&amp;&quot;, &quot;" office:value-type="string" office:string-value="135, " calcext:value-type="string">
            <text:p>135, </text:p>
          </table:table-cell>
          <table:table-cell table:formula="of:=[.S198]&amp;&quot;, &quot;" office:value-type="string" office:string-value="145, " calcext:value-type="string">
            <text:p>145, </text:p>
          </table:table-cell>
          <table:table-cell table:formula="of:=[.T198]&amp;&quot;, &quot;" office:value-type="string" office:string-value="155, " calcext:value-type="string">
            <text:p>155, </text:p>
          </table:table-cell>
          <table:table-cell table:formula="of:=[.U198]&amp;&quot;, &quot;" office:value-type="string" office:string-value="165, " calcext:value-type="string">
            <text:p>165, </text:p>
          </table:table-cell>
          <table:table-cell table:formula="of:=[.V198]&amp;&quot;},&quot;" office:value-type="string" office:string-value="175}," calcext:value-type="string">
            <text:p>175},</text:p>
          </table:table-cell>
          <table:table-cell table:number-columns-repeated="981"/>
        </table:table-row>
        <table:table-row table:style-name="ro1">
          <table:table-cell office:value-type="float" office:value="198" calcext:value-type="float">
            <text:p>198</text:p>
          </table:table-cell>
          <table:table-cell office:value-type="float" office:value="1.97" calcext:value-type="float">
            <text:p>1.97</text:p>
          </table:table-cell>
          <table:table-cell table:style-name="ce2" table:formula="of:=MOD([.E199];360)&lt;1" office:value-type="boolean" office:boolean-value="false" calcext:value-type="boolean">
            <text:p>FALSE</text:p>
          </table:table-cell>
          <table:table-cell table:style-name="ce2" table:formula="of:=MOD([.F199];360)&lt;1" office:value-type="boolean" office:boolean-value="false" calcext:value-type="boolean">
            <text:p>FALSE</text:p>
          </table:table-cell>
          <table:table-cell table:formula="of:=4.8+[.E198]" office:value-type="float" office:value="649.6" calcext:value-type="float">
            <text:p>649.6</text:p>
          </table:table-cell>
          <table:table-cell table:formula="of:=0.8+[.F198]" office:value-type="float" office:value="357.600000000001" calcext:value-type="float">
            <text:p>357.600000000001</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199];[.AA199];[.AB199];[.AC199];[.AD199];[.AE199];[.AF199];[.AG199];[.AH199];[.AI199];[.AJ199];[.AK199];[.AL199];[.AM199];[.AN199];[.AO199];[.AP199];[.AQ199])" office:value-type="string" office:string-value="  {21189, 22318, 25, 35, 45, 55, 65, 75, 85, 95, 105, 115, 125, 135, 145, 155, 165, 175}," calcext:value-type="string">
            <text:p><text:s text:c="2"/>{21189, 22318, 25, 35, 45, 55, 65, 75, 85, 95, 105, 115, 125, 135, 145, 155, 165, 175},</text:p>
          </table:table-cell>
          <table:table-cell/>
          <table:table-cell table:formula="of:=&quot;  {&quot;&amp;INT(MOD([.E199];360)/360*5974)+IF([.C199];32768;0)+16384&amp;&quot;, &quot;" office:value-type="string" office:string-value="  {21189, " calcext:value-type="string">
            <text:p><text:s text:c="2"/>{21189, </text:p>
          </table:table-cell>
          <table:table-cell table:formula="of:=INT(MOD([.F199];360)/360*5974)+IF([.D199];32768;0)+16384&amp;&quot;, &quot;" office:value-type="string" office:string-value="22318, " calcext:value-type="string">
            <text:p>22318, </text:p>
          </table:table-cell>
          <table:table-cell table:formula="of:=[.G199]&amp;&quot;, &quot;" office:value-type="string" office:string-value="25, " calcext:value-type="string">
            <text:p>25, </text:p>
          </table:table-cell>
          <table:table-cell table:formula="of:=[.H199]&amp;&quot;, &quot;" office:value-type="string" office:string-value="35, " calcext:value-type="string">
            <text:p>35, </text:p>
          </table:table-cell>
          <table:table-cell table:formula="of:=[.I199]&amp;&quot;, &quot;" office:value-type="string" office:string-value="45, " calcext:value-type="string">
            <text:p>45, </text:p>
          </table:table-cell>
          <table:table-cell table:formula="of:=[.J199]&amp;&quot;, &quot;" office:value-type="string" office:string-value="55, " calcext:value-type="string">
            <text:p>55, </text:p>
          </table:table-cell>
          <table:table-cell table:formula="of:=[.K199]&amp;&quot;, &quot;" office:value-type="string" office:string-value="65, " calcext:value-type="string">
            <text:p>65, </text:p>
          </table:table-cell>
          <table:table-cell table:formula="of:=[.L199]&amp;&quot;, &quot;" office:value-type="string" office:string-value="75, " calcext:value-type="string">
            <text:p>75, </text:p>
          </table:table-cell>
          <table:table-cell table:formula="of:=[.M199]&amp;&quot;, &quot;" office:value-type="string" office:string-value="85, " calcext:value-type="string">
            <text:p>85, </text:p>
          </table:table-cell>
          <table:table-cell table:formula="of:=[.N199]&amp;&quot;, &quot;" office:value-type="string" office:string-value="95, " calcext:value-type="string">
            <text:p>95, </text:p>
          </table:table-cell>
          <table:table-cell table:formula="of:=[.O199]&amp;&quot;, &quot;" office:value-type="string" office:string-value="105, " calcext:value-type="string">
            <text:p>105, </text:p>
          </table:table-cell>
          <table:table-cell table:formula="of:=[.P199]&amp;&quot;, &quot;" office:value-type="string" office:string-value="115, " calcext:value-type="string">
            <text:p>115, </text:p>
          </table:table-cell>
          <table:table-cell table:formula="of:=[.Q199]&amp;&quot;, &quot;" office:value-type="string" office:string-value="125, " calcext:value-type="string">
            <text:p>125, </text:p>
          </table:table-cell>
          <table:table-cell table:formula="of:=[.R199]&amp;&quot;, &quot;" office:value-type="string" office:string-value="135, " calcext:value-type="string">
            <text:p>135, </text:p>
          </table:table-cell>
          <table:table-cell table:formula="of:=[.S199]&amp;&quot;, &quot;" office:value-type="string" office:string-value="145, " calcext:value-type="string">
            <text:p>145, </text:p>
          </table:table-cell>
          <table:table-cell table:formula="of:=[.T199]&amp;&quot;, &quot;" office:value-type="string" office:string-value="155, " calcext:value-type="string">
            <text:p>155, </text:p>
          </table:table-cell>
          <table:table-cell table:formula="of:=[.U199]&amp;&quot;, &quot;" office:value-type="string" office:string-value="165, " calcext:value-type="string">
            <text:p>165, </text:p>
          </table:table-cell>
          <table:table-cell table:formula="of:=[.V199]&amp;&quot;},&quot;" office:value-type="string" office:string-value="175}," calcext:value-type="string">
            <text:p>175},</text:p>
          </table:table-cell>
          <table:table-cell table:number-columns-repeated="981"/>
        </table:table-row>
        <table:table-row table:style-name="ro1">
          <table:table-cell office:value-type="float" office:value="199" calcext:value-type="float">
            <text:p>199</text:p>
          </table:table-cell>
          <table:table-cell office:value-type="float" office:value="1.98" calcext:value-type="float">
            <text:p>1.98</text:p>
          </table:table-cell>
          <table:table-cell table:style-name="ce2" table:formula="of:=MOD([.E200];360)&lt;1" office:value-type="boolean" office:boolean-value="false" calcext:value-type="boolean">
            <text:p>FALSE</text:p>
          </table:table-cell>
          <table:table-cell table:style-name="ce2" table:formula="of:=MOD([.F200];360)&lt;1" office:value-type="boolean" office:boolean-value="false" calcext:value-type="boolean">
            <text:p>FALSE</text:p>
          </table:table-cell>
          <table:table-cell table:formula="of:=4.8+[.E199]" office:value-type="float" office:value="654.4" calcext:value-type="float">
            <text:p>654.4</text:p>
          </table:table-cell>
          <table:table-cell table:formula="of:=0.8+[.F199]" office:value-type="float" office:value="358.400000000001" calcext:value-type="float">
            <text:p>358.400000000001</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200];[.AA200];[.AB200];[.AC200];[.AD200];[.AE200];[.AF200];[.AG200];[.AH200];[.AI200];[.AJ200];[.AK200];[.AL200];[.AM200];[.AN200];[.AO200];[.AP200];[.AQ200])" office:value-type="string" office:string-value="  {21269, 22331, 25, 35, 45, 55, 65, 75, 85, 95, 105, 115, 125, 135, 145, 155, 165, 175}," calcext:value-type="string">
            <text:p><text:s text:c="2"/>{21269, 22331, 25, 35, 45, 55, 65, 75, 85, 95, 105, 115, 125, 135, 145, 155, 165, 175},</text:p>
          </table:table-cell>
          <table:table-cell/>
          <table:table-cell table:formula="of:=&quot;  {&quot;&amp;INT(MOD([.E200];360)/360*5974)+IF([.C200];32768;0)+16384&amp;&quot;, &quot;" office:value-type="string" office:string-value="  {21269, " calcext:value-type="string">
            <text:p><text:s text:c="2"/>{21269, </text:p>
          </table:table-cell>
          <table:table-cell table:formula="of:=INT(MOD([.F200];360)/360*5974)+IF([.D200];32768;0)+16384&amp;&quot;, &quot;" office:value-type="string" office:string-value="22331, " calcext:value-type="string">
            <text:p>22331, </text:p>
          </table:table-cell>
          <table:table-cell table:formula="of:=[.G200]&amp;&quot;, &quot;" office:value-type="string" office:string-value="25, " calcext:value-type="string">
            <text:p>25, </text:p>
          </table:table-cell>
          <table:table-cell table:formula="of:=[.H200]&amp;&quot;, &quot;" office:value-type="string" office:string-value="35, " calcext:value-type="string">
            <text:p>35, </text:p>
          </table:table-cell>
          <table:table-cell table:formula="of:=[.I200]&amp;&quot;, &quot;" office:value-type="string" office:string-value="45, " calcext:value-type="string">
            <text:p>45, </text:p>
          </table:table-cell>
          <table:table-cell table:formula="of:=[.J200]&amp;&quot;, &quot;" office:value-type="string" office:string-value="55, " calcext:value-type="string">
            <text:p>55, </text:p>
          </table:table-cell>
          <table:table-cell table:formula="of:=[.K200]&amp;&quot;, &quot;" office:value-type="string" office:string-value="65, " calcext:value-type="string">
            <text:p>65, </text:p>
          </table:table-cell>
          <table:table-cell table:formula="of:=[.L200]&amp;&quot;, &quot;" office:value-type="string" office:string-value="75, " calcext:value-type="string">
            <text:p>75, </text:p>
          </table:table-cell>
          <table:table-cell table:formula="of:=[.M200]&amp;&quot;, &quot;" office:value-type="string" office:string-value="85, " calcext:value-type="string">
            <text:p>85, </text:p>
          </table:table-cell>
          <table:table-cell table:formula="of:=[.N200]&amp;&quot;, &quot;" office:value-type="string" office:string-value="95, " calcext:value-type="string">
            <text:p>95, </text:p>
          </table:table-cell>
          <table:table-cell table:formula="of:=[.O200]&amp;&quot;, &quot;" office:value-type="string" office:string-value="105, " calcext:value-type="string">
            <text:p>105, </text:p>
          </table:table-cell>
          <table:table-cell table:formula="of:=[.P200]&amp;&quot;, &quot;" office:value-type="string" office:string-value="115, " calcext:value-type="string">
            <text:p>115, </text:p>
          </table:table-cell>
          <table:table-cell table:formula="of:=[.Q200]&amp;&quot;, &quot;" office:value-type="string" office:string-value="125, " calcext:value-type="string">
            <text:p>125, </text:p>
          </table:table-cell>
          <table:table-cell table:formula="of:=[.R200]&amp;&quot;, &quot;" office:value-type="string" office:string-value="135, " calcext:value-type="string">
            <text:p>135, </text:p>
          </table:table-cell>
          <table:table-cell table:formula="of:=[.S200]&amp;&quot;, &quot;" office:value-type="string" office:string-value="145, " calcext:value-type="string">
            <text:p>145, </text:p>
          </table:table-cell>
          <table:table-cell table:formula="of:=[.T200]&amp;&quot;, &quot;" office:value-type="string" office:string-value="155, " calcext:value-type="string">
            <text:p>155, </text:p>
          </table:table-cell>
          <table:table-cell table:formula="of:=[.U200]&amp;&quot;, &quot;" office:value-type="string" office:string-value="165, " calcext:value-type="string">
            <text:p>165, </text:p>
          </table:table-cell>
          <table:table-cell table:formula="of:=[.V200]&amp;&quot;},&quot;" office:value-type="string" office:string-value="175}," calcext:value-type="string">
            <text:p>175},</text:p>
          </table:table-cell>
          <table:table-cell table:number-columns-repeated="981"/>
        </table:table-row>
        <table:table-row table:style-name="ro1">
          <table:table-cell office:value-type="float" office:value="200" calcext:value-type="float">
            <text:p>200</text:p>
          </table:table-cell>
          <table:table-cell office:value-type="float" office:value="1.99" calcext:value-type="float">
            <text:p>1.99</text:p>
          </table:table-cell>
          <table:table-cell table:style-name="ce2" table:formula="of:=MOD([.E201];360)&lt;1" office:value-type="boolean" office:boolean-value="false" calcext:value-type="boolean">
            <text:p>FALSE</text:p>
          </table:table-cell>
          <table:table-cell table:style-name="ce2" table:formula="of:=MOD([.F201];360)&lt;1" office:value-type="boolean" office:boolean-value="false" calcext:value-type="boolean">
            <text:p>FALSE</text:p>
          </table:table-cell>
          <table:table-cell table:formula="of:=4.8+[.E200]" office:value-type="float" office:value="659.2" calcext:value-type="float">
            <text:p>659.2</text:p>
          </table:table-cell>
          <table:table-cell table:formula="of:=0.8+[.F200]" office:value-type="float" office:value="359.200000000001" calcext:value-type="float">
            <text:p>359.200000000001</text:p>
          </table:table-cell>
          <table:table-cell office:value-type="float" office:value="25" calcext:value-type="float">
            <text:p>25</text:p>
          </table:table-cell>
          <table:table-cell office:value-type="float" office:value="35" calcext:value-type="float">
            <text:p>35</text:p>
          </table:table-cell>
          <table:table-cell office:value-type="float" office:value="45" calcext:value-type="float">
            <text:p>45</text:p>
          </table:table-cell>
          <table:table-cell office:value-type="float" office:value="55" calcext:value-type="float">
            <text:p>55</text:p>
          </table:table-cell>
          <table:table-cell office:value-type="float" office:value="65" calcext:value-type="float">
            <text:p>65</text:p>
          </table:table-cell>
          <table:table-cell office:value-type="float" office:value="75" calcext:value-type="float">
            <text:p>75</text:p>
          </table:table-cell>
          <table:table-cell office:value-type="float" office:value="85" calcext:value-type="float">
            <text:p>85</text:p>
          </table:table-cell>
          <table:table-cell office:value-type="float" office:value="95" calcext:value-type="float">
            <text:p>95</text:p>
          </table:table-cell>
          <table:table-cell office:value-type="float" office:value="105" calcext:value-type="float">
            <text:p>105</text:p>
          </table:table-cell>
          <table:table-cell office:value-type="float" office:value="115" calcext:value-type="float">
            <text:p>115</text:p>
          </table:table-cell>
          <table:table-cell office:value-type="float" office:value="125" calcext:value-type="float">
            <text:p>125</text:p>
          </table:table-cell>
          <table:table-cell office:value-type="float" office:value="135" calcext:value-type="float">
            <text:p>135</text:p>
          </table:table-cell>
          <table:table-cell office:value-type="float" office:value="145" calcext:value-type="float">
            <text:p>145</text:p>
          </table:table-cell>
          <table:table-cell office:value-type="float" office:value="155" calcext:value-type="float">
            <text:p>155</text:p>
          </table:table-cell>
          <table:table-cell office:value-type="float" office:value="165" calcext:value-type="float">
            <text:p>165</text:p>
          </table:table-cell>
          <table:table-cell office:value-type="float" office:value="175" calcext:value-type="float">
            <text:p>175</text:p>
          </table:table-cell>
          <table:table-cell/>
          <table:table-cell table:formula="of:=CONCATENATE([.Z201];[.AA201];[.AB201];[.AC201];[.AD201];[.AE201];[.AF201];[.AG201];[.AH201];[.AI201];[.AJ201];[.AK201];[.AL201];[.AM201];[.AN201];[.AO201];[.AP201];[.AQ201])" office:value-type="string" office:string-value="  {21349, 22344, 25, 35, 45, 55, 65, 75, 85, 95, 105, 115, 125, 135, 145, 155, 165, 175}," calcext:value-type="string">
            <text:p><text:s text:c="2"/>{21349, 22344, 25, 35, 45, 55, 65, 75, 85, 95, 105, 115, 125, 135, 145, 155, 165, 175},</text:p>
          </table:table-cell>
          <table:table-cell/>
          <table:table-cell table:formula="of:=&quot;  {&quot;&amp;INT(MOD([.E201];360)/360*5974)+IF([.C201];32768;0)+16384&amp;&quot;, &quot;" office:value-type="string" office:string-value="  {21349, " calcext:value-type="string">
            <text:p><text:s text:c="2"/>{21349, </text:p>
          </table:table-cell>
          <table:table-cell table:formula="of:=INT(MOD([.F201];360)/360*5974)+IF([.D201];32768;0)+16384&amp;&quot;, &quot;" office:value-type="string" office:string-value="22344, " calcext:value-type="string">
            <text:p>22344, </text:p>
          </table:table-cell>
          <table:table-cell table:formula="of:=[.G201]&amp;&quot;, &quot;" office:value-type="string" office:string-value="25, " calcext:value-type="string">
            <text:p>25, </text:p>
          </table:table-cell>
          <table:table-cell table:formula="of:=[.H201]&amp;&quot;, &quot;" office:value-type="string" office:string-value="35, " calcext:value-type="string">
            <text:p>35, </text:p>
          </table:table-cell>
          <table:table-cell table:formula="of:=[.I201]&amp;&quot;, &quot;" office:value-type="string" office:string-value="45, " calcext:value-type="string">
            <text:p>45, </text:p>
          </table:table-cell>
          <table:table-cell table:formula="of:=[.J201]&amp;&quot;, &quot;" office:value-type="string" office:string-value="55, " calcext:value-type="string">
            <text:p>55, </text:p>
          </table:table-cell>
          <table:table-cell table:formula="of:=[.K201]&amp;&quot;, &quot;" office:value-type="string" office:string-value="65, " calcext:value-type="string">
            <text:p>65, </text:p>
          </table:table-cell>
          <table:table-cell table:formula="of:=[.L201]&amp;&quot;, &quot;" office:value-type="string" office:string-value="75, " calcext:value-type="string">
            <text:p>75, </text:p>
          </table:table-cell>
          <table:table-cell table:formula="of:=[.M201]&amp;&quot;, &quot;" office:value-type="string" office:string-value="85, " calcext:value-type="string">
            <text:p>85, </text:p>
          </table:table-cell>
          <table:table-cell table:formula="of:=[.N201]&amp;&quot;, &quot;" office:value-type="string" office:string-value="95, " calcext:value-type="string">
            <text:p>95, </text:p>
          </table:table-cell>
          <table:table-cell table:formula="of:=[.O201]&amp;&quot;, &quot;" office:value-type="string" office:string-value="105, " calcext:value-type="string">
            <text:p>105, </text:p>
          </table:table-cell>
          <table:table-cell table:formula="of:=[.P201]&amp;&quot;, &quot;" office:value-type="string" office:string-value="115, " calcext:value-type="string">
            <text:p>115, </text:p>
          </table:table-cell>
          <table:table-cell table:formula="of:=[.Q201]&amp;&quot;, &quot;" office:value-type="string" office:string-value="125, " calcext:value-type="string">
            <text:p>125, </text:p>
          </table:table-cell>
          <table:table-cell table:formula="of:=[.R201]&amp;&quot;, &quot;" office:value-type="string" office:string-value="135, " calcext:value-type="string">
            <text:p>135, </text:p>
          </table:table-cell>
          <table:table-cell table:formula="of:=[.S201]&amp;&quot;, &quot;" office:value-type="string" office:string-value="145, " calcext:value-type="string">
            <text:p>145, </text:p>
          </table:table-cell>
          <table:table-cell table:formula="of:=[.T201]&amp;&quot;, &quot;" office:value-type="string" office:string-value="155, " calcext:value-type="string">
            <text:p>155, </text:p>
          </table:table-cell>
          <table:table-cell table:formula="of:=[.U201]&amp;&quot;, &quot;" office:value-type="string" office:string-value="165, " calcext:value-type="string">
            <text:p>165, </text:p>
          </table:table-cell>
          <table:table-cell table:formula="of:=[.V201]&amp;&quot;},&quot;" office:value-type="string" office:string-value="175}," calcext:value-type="string">
            <text:p>175},</text:p>
          </table:table-cell>
          <table:table-cell table:number-columns-repeated="981"/>
        </table:table-row>
        <table:table-row table:style-name="ro1">
          <table:table-cell table:number-columns-repeated="23"/>
          <table:table-cell office:value-type="string" calcext:value-type="string">
            <text:p>};</text:p>
          </table:table-cell>
          <table:table-cell table:number-columns-repeated="1000"/>
        </table:table-row>
        <table:table-row table:style-name="ro1" table:number-rows-repeated="1048373">
          <table:table-cell table:number-columns-repeated="1024"/>
        </table:table-row>
        <table:table-row table:style-name="ro1">
          <table:table-cell table:number-columns-repeated="1024"/>
        </table:table-row>
      </table:table>
      <table:named-expressions>
        <table:named-range table:name="COMPort" table:base-cell-address="$Configuration.$B$1" table:cell-range-address="$Configuration.$B$2"/>
        <table:named-range table:name="DirPath" table:base-cell-address="$Configuration.$B$1" table:cell-range-address="$Configuration.$B$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7">00/00/0000</text:date>, <text:time style:data-style-name="N2" text:time-value="12:44:33.755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Trial_20_Profile_20_1" style:display-name="PageStyle_Trial Profil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3T04:43:34</meta:creation-date>
    <meta:initial-creator>Greg Fundyler</meta:initial-creator>
    <dc:language>en-US</dc:language>
    <dc:date>2019-03-17T13:30:41.139000000</dc:date>
    <meta:editing-cycles>16</meta:editing-cycles>
    <meta:editing-duration>PT1H34M55S</meta:editing-duration>
    <meta:generator>LibreOffice/6.2.1.2$Windows_X86_64 LibreOffice_project/7bcb35dc3024a62dea0caee87020152d1ee96e71</meta:generator>
    <meta:document-statistic meta:table-count="2" meta:cell-count="8228" meta:object-count="1"/>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Sub Main
'
'End Sub

Dim sheet As Object

' Based on http://mdfs.net/Info/Comp/Comms/CRC16.htm
Private Function crc(message() As Byte, size As Integer) As Long
  Dim i As Integer, bit As Integer
  crc = 0
  FOR i = 1 to size
    crc = crc XOR 256 * message(i)                   ' XOR with current byte
    FOR bit = 1 TO 8                                 ' Loop through 8 bits
      crc = crc + crc                                ' Move crc up one bit
      IF crc AND &amp;H10000 Then crc = crc XOR &amp;H11021  ' XOR with XMODEM polynomic
    NEXT bit                                         ' Ensuring CRC remains a 16-bit value
  NEXT i
  ' crc = outgoing CRC
End Function

'Public Sub try
'  Dim foo(10) As Byte
'  foo(1) = &amp;H12
'  foo(2) = &amp;H34
'  foo(3) = &amp;H56
'  foo(4) = &amp;H78
'  MsgBox crc(foo, 4)
'End Sub

Private Function DirPath()
  DirPath = ThisComponent.NamedRanges.getByName("DirPath").ReferredCells.String
End Function

Private Function COMPort()
  COMPort = ThisComponent.NamedRanges.getByName("COMPort").ReferredCells.Value
End Function

Private Function SheetName()
  SheetName = ThisComponent.GetCurrentController.ActiveSheet.Name
End Function

Const StrobeL  As Integer = 2
Const StrobeR  As Integer = 3
Const DegreesL As Integer = 4
Const DegreesR As Integer = 5
Const DAC1     As Integer = 6
Const DAC16    As Integer = 21

Private Function GenerateProfile() As Variant
  Dim oSheet As Object
  Dim x As Integer, y As Integer
  Dim profile(100000) As Byte, i As Long, word As Long
  'oSheet = ThisComponent.Sheet(0)
  oSheet = ThisComponent.GetCurrentController.ActiveSheet 'Sheets.getByName("Trial Profile 1")
  i = 0  ' index into profile
  y = 1  ' row of spreadsheet
  Do While oSheet.GetCellByPosition(DegreesL, y).String &lt;&gt; ""
    word = 16384 + (oSheet.GetCellByPosition(DegreesL, y).Value Mod 360) * 5974 / 360
    If oSheet.GetCellByPosition(StrobeL, y).Value Then word = word + 32768
    profile(i)     =  word And &amp;H00FF
    profile(i + 1) = (word And &amp;HFF00) / 256
    i = i + 2

    word = 16384 + (oSheet.GetCellByPosition(DegreesR, y).Value Mod 360) * 5974 / 360
    If oSheet.GetCellByPosition(StrobeR, y).Value Then word = word + 32768
    profile(i)     =  word And &amp;H00FF
    profile(i + 1) = (word And &amp;HFF00) / 256
    i = i + 2
    
    For x = DAC1 to DAC16
      profile(i) = oSheet.GetCellByPosition(x, y).Value And &amp;HFF
      i = i + 1
    Next x

    y = y + 1
  Loop
  If i &gt; 0 Then 
    ReDim Preserve profile(i - 1)
  Else
    ReDim profile(0)
  End If
  GenerateProfile = profile
End Function

Public Sub WriteToFile()
  Dim profile() As Byte, filename As String
  profile = GenerateProfile()
  If UBound(profile) = 0 Then
    MsgBox "Error: Profile is empty"
    Exit Sub
  End If
  filename = DirPath() &amp; "\leslie" &amp; SheetName() &amp; ".bin"
  If FileExists(filename) Then Kill(filename)
  Open filename For Binary As #1
  Put #1, , profile
  Close #1
End Sub

Global RT As Object  'public doesn't seem to be persistent in openoffice

Public Sub Realterm_Open
   Set RT = CreateObject("Realterm.RealtermIntf")
   RT.HalfDuplex = True  'so you can see what we send out through the port...
   RT.Caption = "Realterm Controlled from OpenOffice Calc"
   RT.Port = "11"
   RT.portopen = True  'port is always closed when starting by automation
   RT.SelectTabSheet ("I2C")
   RT.PutString "123" + chr(13) + chr(10)
   RT.Close  
 End Sub


Dim oDialog As Object

Sub Main()

	Dim oLibContainer As Object, oLib As Object
	Dim oInputStreamProvider As Object
	Dim oProgressBar As Object
			
	Const sLibName = "ToolkitControls"
	Const sDialogName = "ProgressBarDlg"

	REM load/get library and input stream provider
	oLibContainer = DialogLibraries	
	oLibContainer.loadLibrary( sLibName )
	oLib = oLibContainer.getByName( sLibName )	
	oInputStreamProvider = oLib.getByName( sDialogName )

	REM create dialog control
	oDialog = CreateUnoDialog( oInputStreamProvider )

	REM hide progress bar
	oProgressBar = oDialog.getControl("ProgressBar1")	
	oProgressBar.setVisible( False )
											
	REM show the dialog
	oDialog.execute()
			
End Sub

Sub ProgressBarDemo()

	Dim oProgressBar As Object, oProgressBarModel As Object
	Dim oCancelButtonModel As Object 
	Dim oStartButtonModel As Object
	Dim ProgressValue As Long
	
	REM progress bar settings
	Const ProgressValueMin = 0
	Const ProgressValueMax = 50
	Const ProgressStep = 1

	REM set minimum and maximum progress value
	oProgressBarModel = oDialog.Model.ProgressBar1
	oProgressBarModel.ProgressValueMin = ProgressValueMin
	oProgressBarModel.ProgressValueMax = ProgressValueMax

	REM disable cancel and start button
	oCancelButtonModel = oDialog.Model.CommandButton1
	oCancelButtonModel.Enabled = False
	oStartButtonModel = oDialog.Model.CommandButton2
	oStartButtonModel.Enabled = False

	REM show progress bar
	oProgressBar = oDialog.getControl("ProgressBar1")	
	oProgressBar.setVisible( True )

	REM increase progress value every second
	For ProgressValue = ProgressValueMin To ProgressValueMax Step ProgressStep
   	    oProgressBarModel.ProgressValue = ProgressValue
		Wait 40
	Next ProgressValue

	REM hide progress bar
	oProgressBar.setVisible( False )

	REM enable cancel and start button
	oCancelButtonModel.Enabled = True
	oStartButtonModel.Enabled = Tru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